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6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40.89mm"/>
    </style:style>
    <style:style style:name="co6" style:family="table-column">
      <style:table-column-properties fo:break-before="auto" style:column-width="36.39mm"/>
    </style:style>
    <style:style style:name="co7" style:family="table-column">
      <style:table-column-properties fo:break-before="auto" style:column-width="40.09mm"/>
    </style:style>
    <style:style style:name="co8" style:family="table-column">
      <style:table-column-properties fo:break-before="auto" style:column-width="26.6mm"/>
    </style:style>
    <style:style style:name="co9" style:family="table-column">
      <style:table-column-properties fo:break-before="auto" style:column-width="26.07mm"/>
    </style:style>
    <style:style style:name="co10" style:family="table-column">
      <style:table-column-properties fo:break-before="auto" style:column-width="66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s" table:style-name="ta1">
        <table:shapes>
          <draw:frame draw:z-index="0" draw:style-name="gr1" draw:text-style-name="P1" svg:width="340.51mm" svg:height="191.53mm" svg:x="153.32mm" svg:y="0mm">
            <draw:object draw:notify-on-update-of-ranges="Temps.A10:Temps.A182 Temps.B10:Temps.B182 Temps.C10:Temps.C182 Temps.D1:Temps.D1 Temps.D10:Temps.D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  <table:table-cell table:number-columns-repeated="2"/>
        </table:table-row>
        <table:table-row table:style-name="ro1">
          <table:table-cell office:value-type="float" office:value="0.518044471740723" calcext:value-type="float">
            <text:p>0,518044471740723</text:p>
          </table:table-cell>
          <table:table-cell office:value-type="float" office:value="0.513533353805542" calcext:value-type="float">
            <text:p>0,513533353805542</text:p>
          </table:table-cell>
          <table:table-cell office:value-type="float" office:value="0.542101383209229" calcext:value-type="float">
            <text:p>0,542101383209229</text:p>
          </table:table-cell>
          <table:table-cell office:value-type="float" office:value="0.335843801498413" calcext:value-type="float">
            <text:p>0,335843801498413</text:p>
          </table:table-cell>
          <table:table-cell table:number-columns-repeated="2"/>
        </table:table-row>
        <table:table-row table:style-name="ro1">
          <table:table-cell office:value-type="float" office:value="0.353496789932251" calcext:value-type="float">
            <text:p>0,353496789932251</text:p>
          </table:table-cell>
          <table:table-cell office:value-type="float" office:value="0.349485397338867" calcext:value-type="float">
            <text:p>0,349485397338867</text:p>
          </table:table-cell>
          <table:table-cell office:value-type="float" office:value="0.379147529602051" calcext:value-type="float">
            <text:p>0,379147529602051</text:p>
          </table:table-cell>
          <table:table-cell office:value-type="float" office:value="0.168098926544189" calcext:value-type="float">
            <text:p>0,168098926544189</text:p>
          </table:table-cell>
          <table:table-cell table:number-columns-repeated="2"/>
        </table:table-row>
        <table:table-row table:style-name="ro1">
          <table:table-cell office:value-type="float" office:value="0.332028388977051" calcext:value-type="float">
            <text:p>0,332028388977051</text:p>
          </table:table-cell>
          <table:table-cell office:value-type="float" office:value="0.327717542648315" calcext:value-type="float">
            <text:p>0,327717542648315</text:p>
          </table:table-cell>
          <table:table-cell office:value-type="float" office:value="0.364780426025391" calcext:value-type="float">
            <text:p>0,364780426025391</text:p>
          </table:table-cell>
          <table:table-cell office:value-type="float" office:value="0.144099950790405" calcext:value-type="float">
            <text:p>0,144099950790405</text:p>
          </table:table-cell>
          <table:table-cell table:number-columns-repeated="2"/>
        </table:table-row>
        <table:table-row table:style-name="ro1">
          <table:table-cell office:value-type="float" office:value="0.329275846481323" calcext:value-type="float">
            <text:p>0,329275846481323</text:p>
          </table:table-cell>
          <table:table-cell office:value-type="float" office:value="0.327551126480103" calcext:value-type="float">
            <text:p>0,327551126480103</text:p>
          </table:table-cell>
          <table:table-cell office:value-type="float" office:value="0.372091054916382" calcext:value-type="float">
            <text:p>0,372091054916382</text:p>
          </table:table-cell>
          <table:table-cell office:value-type="float" office:value="0.14043140411377" calcext:value-type="float">
            <text:p>0,14043140411377</text:p>
          </table:table-cell>
          <table:table-cell table:number-columns-repeated="2"/>
        </table:table-row>
        <table:table-row table:style-name="ro1">
          <table:table-cell office:value-type="float" office:value="0.326671838760376" calcext:value-type="float">
            <text:p>0,326671838760376</text:p>
          </table:table-cell>
          <table:table-cell office:value-type="float" office:value="0.328241586685181" calcext:value-type="float">
            <text:p>0,328241586685181</text:p>
          </table:table-cell>
          <table:table-cell office:value-type="float" office:value="0.362589597702026" calcext:value-type="float">
            <text:p>0,362589597702026</text:p>
          </table:table-cell>
          <table:table-cell office:value-type="float" office:value="0.14359188079834" calcext:value-type="float">
            <text:p>0,14359188079834</text:p>
          </table:table-cell>
          <table:table-cell table:number-columns-repeated="2"/>
        </table:table-row>
        <table:table-row table:style-name="ro1">
          <table:table-cell office:value-type="float" office:value="0.327123641967773" calcext:value-type="float">
            <text:p>0,327123641967773</text:p>
          </table:table-cell>
          <table:table-cell office:value-type="float" office:value="0.336580276489258" calcext:value-type="float">
            <text:p>0,336580276489258</text:p>
          </table:table-cell>
          <table:table-cell office:value-type="float" office:value="2.88897728919983" calcext:value-type="float">
            <text:p>2,88897728919983</text:p>
          </table:table-cell>
          <table:table-cell office:value-type="float" office:value="0.145474195480347" calcext:value-type="float">
            <text:p>0,145474195480347</text:p>
          </table:table-cell>
          <table:table-cell table:number-columns-repeated="2"/>
        </table:table-row>
        <table:table-row table:style-name="ro1">
          <table:table-cell office:value-type="float" office:value="0.334226608276367" calcext:value-type="float">
            <text:p>0,334226608276367</text:p>
          </table:table-cell>
          <table:table-cell office:value-type="float" office:value="2.65809178352356" calcext:value-type="float">
            <text:p>2,65809178352356</text:p>
          </table:table-cell>
          <table:table-cell office:value-type="float" office:value="0.465117692947388" calcext:value-type="float">
            <text:p>0,465117692947388</text:p>
          </table:table-cell>
          <table:table-cell office:value-type="float" office:value="0.147012710571289" calcext:value-type="float">
            <text:p>0,147012710571289</text:p>
          </table:table-cell>
          <table:table-cell table:number-columns-repeated="2"/>
        </table:table-row>
        <table:table-row table:style-name="ro1">
          <table:table-cell office:value-type="float" office:value="2.59265923500061" calcext:value-type="float">
            <text:p>2,59265923500061</text:p>
          </table:table-cell>
          <table:table-cell office:value-type="float" office:value="0.402827501296997" calcext:value-type="float">
            <text:p>0,402827501296997</text:p>
          </table:table-cell>
          <table:table-cell office:value-type="float" office:value="0.449181318283081" calcext:value-type="float">
            <text:p>0,449181318283081</text:p>
          </table:table-cell>
          <table:table-cell office:value-type="float" office:value="2.32385063171387" calcext:value-type="float">
            <text:p>2,32385063171387</text:p>
          </table:table-cell>
          <table:table-cell table:number-columns-repeated="2"/>
        </table:table-row>
        <table:table-row table:style-name="ro1">
          <table:table-cell office:value-type="float" office:value="0.418111801147461" calcext:value-type="float">
            <text:p>0,418111801147461</text:p>
          </table:table-cell>
          <table:table-cell office:value-type="float" office:value="0.385590076446533" calcext:value-type="float">
            <text:p>0,385590076446533</text:p>
          </table:table-cell>
          <table:table-cell office:value-type="float" office:value="0.45805549621582" calcext:value-type="float">
            <text:p>0,45805549621582</text:p>
          </table:table-cell>
          <table:table-cell office:value-type="float" office:value="0.227594137191772" calcext:value-type="float">
            <text:p>0,227594137191772</text:p>
          </table:table-cell>
          <table:table-cell table:number-columns-repeated="2"/>
        </table:table-row>
        <table:table-row table:style-name="ro1">
          <table:table-cell office:value-type="float" office:value="0.379975080490112" calcext:value-type="float">
            <text:p>0,379975080490112</text:p>
          </table:table-cell>
          <table:table-cell office:value-type="float" office:value="0.367724657058716" calcext:value-type="float">
            <text:p>0,367724657058716</text:p>
          </table:table-cell>
          <table:table-cell office:value-type="float" office:value="0.46293830871582" calcext:value-type="float">
            <text:p>0,46293830871582</text:p>
          </table:table-cell>
          <table:table-cell office:value-type="float" office:value="0.215794801712036" calcext:value-type="float">
            <text:p>0,215794801712036</text:p>
          </table:table-cell>
          <table:table-cell table:number-columns-repeated="2"/>
        </table:table-row>
        <table:table-row table:style-name="ro1">
          <table:table-cell office:value-type="float" office:value="0.403326749801636" calcext:value-type="float">
            <text:p>0,403326749801636</text:p>
          </table:table-cell>
          <table:table-cell office:value-type="float" office:value="0.392728090286255" calcext:value-type="float">
            <text:p>0,392728090286255</text:p>
          </table:table-cell>
          <table:table-cell office:value-type="float" office:value="0.457279682159424" calcext:value-type="float">
            <text:p>0,457279682159424</text:p>
          </table:table-cell>
          <table:table-cell office:value-type="float" office:value="0.200784683227539" calcext:value-type="float">
            <text:p>0,200784683227539</text:p>
          </table:table-cell>
          <table:table-cell table:number-columns-repeated="2"/>
        </table:table-row>
        <table:table-row table:style-name="ro1">
          <table:table-cell office:value-type="float" office:value="0.402930736541748" calcext:value-type="float">
            <text:p>0,402930736541748</text:p>
          </table:table-cell>
          <table:table-cell office:value-type="float" office:value="0.391833305358887" calcext:value-type="float">
            <text:p>0,391833305358887</text:p>
          </table:table-cell>
          <table:table-cell office:value-type="float" office:value="0.447877168655396" calcext:value-type="float">
            <text:p>0,447877168655396</text:p>
          </table:table-cell>
          <table:table-cell office:value-type="float" office:value="0.218275785446167" calcext:value-type="float">
            <text:p>0,218275785446167</text:p>
          </table:table-cell>
          <table:table-cell table:number-columns-repeated="2"/>
        </table:table-row>
        <table:table-row table:style-name="ro1">
          <table:table-cell office:value-type="float" office:value="0.397950887680054" calcext:value-type="float">
            <text:p>0,397950887680054</text:p>
          </table:table-cell>
          <table:table-cell office:value-type="float" office:value="0.396736145019531" calcext:value-type="float">
            <text:p>0,396736145019531</text:p>
          </table:table-cell>
          <table:table-cell office:value-type="float" office:value="0.400898218154907" calcext:value-type="float">
            <text:p>0,400898218154907</text:p>
          </table:table-cell>
          <table:table-cell office:value-type="float" office:value="0.212052583694458" calcext:value-type="float">
            <text:p>0,212052583694458</text:p>
          </table:table-cell>
          <table:table-cell table:number-columns-repeated="2"/>
        </table:table-row>
        <table:table-row table:style-name="ro1">
          <table:table-cell office:value-type="float" office:value="0.39171290397644" calcext:value-type="float">
            <text:p>0,39171290397644</text:p>
          </table:table-cell>
          <table:table-cell office:value-type="float" office:value="0.394482612609863" calcext:value-type="float">
            <text:p>0,394482612609863</text:p>
          </table:table-cell>
          <table:table-cell office:value-type="float" office:value="0.448058605194092" calcext:value-type="float">
            <text:p>0,448058605194092</text:p>
          </table:table-cell>
          <table:table-cell office:value-type="float" office:value="0.210839748382568" calcext:value-type="float">
            <text:p>0,210839748382568</text:p>
          </table:table-cell>
          <table:table-cell table:number-columns-repeated="2"/>
        </table:table-row>
        <table:table-row table:style-name="ro1">
          <table:table-cell office:value-type="float" office:value="0.402046918869019" calcext:value-type="float">
            <text:p>0,402046918869019</text:p>
          </table:table-cell>
          <table:table-cell office:value-type="float" office:value="0.391501426696777" calcext:value-type="float">
            <text:p>0,391501426696777</text:p>
          </table:table-cell>
          <table:table-cell office:value-type="float" office:value="0.423859119415283" calcext:value-type="float">
            <text:p>0,423859119415283</text:p>
          </table:table-cell>
          <table:table-cell office:value-type="float" office:value="0.223543405532837" calcext:value-type="float">
            <text:p>0,223543405532837</text:p>
          </table:table-cell>
          <table:table-cell table:number-columns-repeated="2"/>
        </table:table-row>
        <table:table-row table:style-name="ro1">
          <table:table-cell office:value-type="float" office:value="0.393924713134766" calcext:value-type="float">
            <text:p>0,393924713134766</text:p>
          </table:table-cell>
          <table:table-cell office:value-type="float" office:value="0.373948097229004" calcext:value-type="float">
            <text:p>0,373948097229004</text:p>
          </table:table-cell>
          <table:table-cell office:value-type="float" office:value="0.405326128005982" calcext:value-type="float">
            <text:p>0,405326128005982</text:p>
          </table:table-cell>
          <table:table-cell office:value-type="float" office:value="0.164544582366943" calcext:value-type="float">
            <text:p>0,164544582366943</text:p>
          </table:table-cell>
          <table:table-cell table:number-columns-repeated="2"/>
        </table:table-row>
        <table:table-row table:style-name="ro1">
          <table:table-cell office:value-type="float" office:value="0.385363817214966" calcext:value-type="float">
            <text:p>0,385363817214966</text:p>
          </table:table-cell>
          <table:table-cell office:value-type="float" office:value="0.376864433288574" calcext:value-type="float">
            <text:p>0,376864433288574</text:p>
          </table:table-cell>
          <table:table-cell office:value-type="float" office:value="0.450677633285522" calcext:value-type="float">
            <text:p>0,450677633285522</text:p>
          </table:table-cell>
          <table:table-cell office:value-type="float" office:value="0.216600656509399" calcext:value-type="float">
            <text:p>0,216600656509399</text:p>
          </table:table-cell>
          <table:table-cell table:number-columns-repeated="2"/>
        </table:table-row>
        <table:table-row table:style-name="ro1">
          <table:table-cell office:value-type="float" office:value="0.391469717025757" calcext:value-type="float">
            <text:p>0,391469717025757</text:p>
          </table:table-cell>
          <table:table-cell office:value-type="float" office:value="0.384640216827393" calcext:value-type="float">
            <text:p>0,384640216827393</text:p>
          </table:table-cell>
          <table:table-cell office:value-type="float" office:value="0.456179618835449" calcext:value-type="float">
            <text:p>0,456179618835449</text:p>
          </table:table-cell>
          <table:table-cell office:value-type="float" office:value="0.207379102706909" calcext:value-type="float">
            <text:p>0,207379102706909</text:p>
          </table:table-cell>
          <table:table-cell table:number-columns-repeated="2"/>
        </table:table-row>
        <table:table-row table:style-name="ro1">
          <table:table-cell office:value-type="float" office:value="0.424104928970337" calcext:value-type="float">
            <text:p>0,424104928970337</text:p>
          </table:table-cell>
          <table:table-cell office:value-type="float" office:value="0.410984516143799" calcext:value-type="float">
            <text:p>0,410984516143799</text:p>
          </table:table-cell>
          <table:table-cell office:value-type="float" office:value="0.483736276626587" calcext:value-type="float">
            <text:p>0,483736276626587</text:p>
          </table:table-cell>
          <table:table-cell office:value-type="float" office:value="0.224182844161987" calcext:value-type="float">
            <text:p>0,224182844161987</text:p>
          </table:table-cell>
          <table:table-cell table:number-columns-repeated="2"/>
        </table:table-row>
        <table:table-row table:style-name="ro1">
          <table:table-cell office:value-type="float" office:value="0.350519895553589" calcext:value-type="float">
            <text:p>0,350519895553589</text:p>
          </table:table-cell>
          <table:table-cell office:value-type="float" office:value="0.347038269042969" calcext:value-type="float">
            <text:p>0,347038269042969</text:p>
          </table:table-cell>
          <table:table-cell office:value-type="float" office:value="0.411093235015869" calcext:value-type="float">
            <text:p>0,411093235015869</text:p>
          </table:table-cell>
          <table:table-cell office:value-type="float" office:value="0.166867733001709" calcext:value-type="float">
            <text:p>0,166867733001709</text:p>
          </table:table-cell>
          <table:table-cell table:number-columns-repeated="2"/>
        </table:table-row>
        <table:table-row table:style-name="ro1">
          <table:table-cell office:value-type="float" office:value="0.394460678100586" calcext:value-type="float">
            <text:p>0,394460678100586</text:p>
          </table:table-cell>
          <table:table-cell office:value-type="float" office:value="0.391631126403809" calcext:value-type="float">
            <text:p>0,391631126403809</text:p>
          </table:table-cell>
          <table:table-cell office:value-type="float" office:value="0.445366144180298" calcext:value-type="float">
            <text:p>0,445366144180298</text:p>
          </table:table-cell>
          <table:table-cell office:value-type="float" office:value="0.224190950393677" calcext:value-type="float">
            <text:p>0,224190950393677</text:p>
          </table:table-cell>
          <table:table-cell table:number-columns-repeated="2"/>
        </table:table-row>
        <table:table-row table:style-name="ro1">
          <table:table-cell office:value-type="float" office:value="0.357640504837036" calcext:value-type="float">
            <text:p>0,357640504837036</text:p>
          </table:table-cell>
          <table:table-cell office:value-type="float" office:value="0.384867191314697" calcext:value-type="float">
            <text:p>0,384867191314697</text:p>
          </table:table-cell>
          <table:table-cell office:value-type="float" office:value="0.445983409881592" calcext:value-type="float">
            <text:p>0,445983409881592</text:p>
          </table:table-cell>
          <table:table-cell office:value-type="float" office:value="0.215557336807251" calcext:value-type="float">
            <text:p>0,215557336807251</text:p>
          </table:table-cell>
          <table:table-cell table:number-columns-repeated="2"/>
        </table:table-row>
        <table:table-row table:style-name="ro1">
          <table:table-cell office:value-type="float" office:value="0.351756572723389" calcext:value-type="float">
            <text:p>0,351756572723389</text:p>
          </table:table-cell>
          <table:table-cell office:value-type="float" office:value="0.357105255126953" calcext:value-type="float">
            <text:p>0,357105255126953</text:p>
          </table:table-cell>
          <table:table-cell office:value-type="float" office:value="0.464152812957764" calcext:value-type="float">
            <text:p>0,464152812957764</text:p>
          </table:table-cell>
          <table:table-cell office:value-type="float" office:value="0.22612738609314" calcext:value-type="float">
            <text:p>0,22612738609314</text:p>
          </table:table-cell>
          <table:table-cell table:number-columns-repeated="2"/>
        </table:table-row>
        <table:table-row table:style-name="ro1">
          <table:table-cell office:value-type="float" office:value="0.35041356086731" calcext:value-type="float">
            <text:p>0,35041356086731</text:p>
          </table:table-cell>
          <table:table-cell office:value-type="float" office:value="0.373883247375488" calcext:value-type="float">
            <text:p>0,373883247375488</text:p>
          </table:table-cell>
          <table:table-cell office:value-type="float" office:value="0.455148220062256" calcext:value-type="float">
            <text:p>0,455148220062256</text:p>
          </table:table-cell>
          <table:table-cell office:value-type="float" office:value="0.201172828674316" calcext:value-type="float">
            <text:p>0,201172828674316</text:p>
          </table:table-cell>
          <table:table-cell table:number-columns-repeated="2"/>
        </table:table-row>
        <table:table-row table:style-name="ro1">
          <table:table-cell office:value-type="float" office:value="0.396351337432861" calcext:value-type="float">
            <text:p>0,396351337432861</text:p>
          </table:table-cell>
          <table:table-cell office:value-type="float" office:value="0.38935923576355" calcext:value-type="float">
            <text:p>0,38935923576355</text:p>
          </table:table-cell>
          <table:table-cell office:value-type="float" office:value="0.410878419876099" calcext:value-type="float">
            <text:p>0,410878419876099</text:p>
          </table:table-cell>
          <table:table-cell office:value-type="float" office:value="0.202646255493164" calcext:value-type="float">
            <text:p>0,202646255493164</text:p>
          </table:table-cell>
          <table:table-cell table:number-columns-repeated="2"/>
        </table:table-row>
        <table:table-row table:style-name="ro1">
          <table:table-cell office:value-type="float" office:value="0.403457880020142" calcext:value-type="float">
            <text:p>0,403457880020142</text:p>
          </table:table-cell>
          <table:table-cell office:value-type="float" office:value="0.37903094291687" calcext:value-type="float">
            <text:p>0,37903094291687</text:p>
          </table:table-cell>
          <table:table-cell office:value-type="float" office:value="0.448368072509766" calcext:value-type="float">
            <text:p>0,448368072509766</text:p>
          </table:table-cell>
          <table:table-cell office:value-type="float" office:value="0.20734715461731" calcext:value-type="float">
            <text:p>0,20734715461731</text:p>
          </table:table-cell>
          <table:table-cell table:number-columns-repeated="2"/>
        </table:table-row>
        <table:table-row table:style-name="ro1">
          <table:table-cell office:value-type="float" office:value="0.39445424079895" calcext:value-type="float">
            <text:p>0,39445424079895</text:p>
          </table:table-cell>
          <table:table-cell office:value-type="float" office:value="0.37467098236084" calcext:value-type="float">
            <text:p>0,37467098236084</text:p>
          </table:table-cell>
          <table:table-cell office:value-type="float" office:value="0.442983388900757" calcext:value-type="float">
            <text:p>0,442983388900757</text:p>
          </table:table-cell>
          <table:table-cell office:value-type="float" office:value="0.207603693008423" calcext:value-type="float">
            <text:p>0,207603693008423</text:p>
          </table:table-cell>
          <table:table-cell table:number-columns-repeated="2"/>
        </table:table-row>
        <table:table-row table:style-name="ro1">
          <table:table-cell office:value-type="float" office:value="0.362654447555542" calcext:value-type="float">
            <text:p>0,362654447555542</text:p>
          </table:table-cell>
          <table:table-cell office:value-type="float" office:value="0.374646425247192" calcext:value-type="float">
            <text:p>0,374646425247192</text:p>
          </table:table-cell>
          <table:table-cell office:value-type="float" office:value="0.42545747756958" calcext:value-type="float">
            <text:p>0,42545747756958</text:p>
          </table:table-cell>
          <table:table-cell office:value-type="float" office:value="0.219224214553833" calcext:value-type="float">
            <text:p>0,219224214553833</text:p>
          </table:table-cell>
          <table:table-cell table:number-columns-repeated="2"/>
        </table:table-row>
        <table:table-row table:style-name="ro1">
          <table:table-cell office:value-type="float" office:value="0.382189273834229" calcext:value-type="float">
            <text:p>0,382189273834229</text:p>
          </table:table-cell>
          <table:table-cell office:value-type="float" office:value="0.388181924819946" calcext:value-type="float">
            <text:p>0,388181924819946</text:p>
          </table:table-cell>
          <table:table-cell office:value-type="float" office:value="0.446491956710815" calcext:value-type="float">
            <text:p>0,446491956710815</text:p>
          </table:table-cell>
          <table:table-cell office:value-type="float" office:value="0.211853981018066" calcext:value-type="float">
            <text:p>0,211853981018066</text:p>
          </table:table-cell>
          <table:table-cell table:number-columns-repeated="2"/>
        </table:table-row>
        <table:table-row table:style-name="ro1">
          <table:table-cell office:value-type="float" office:value="0.401523590087891" calcext:value-type="float">
            <text:p>0,401523590087891</text:p>
          </table:table-cell>
          <table:table-cell office:value-type="float" office:value="0.389739513397217" calcext:value-type="float">
            <text:p>0,389739513397217</text:p>
          </table:table-cell>
          <table:table-cell office:value-type="float" office:value="0.450504779815674" calcext:value-type="float">
            <text:p>0,450504779815674</text:p>
          </table:table-cell>
          <table:table-cell office:value-type="float" office:value="0.210055351257324" calcext:value-type="float">
            <text:p>0,210055351257324</text:p>
          </table:table-cell>
          <table:table-cell table:number-columns-repeated="2"/>
        </table:table-row>
        <table:table-row table:style-name="ro1">
          <table:table-cell office:value-type="float" office:value="0.389626026153564" calcext:value-type="float">
            <text:p>0,389626026153564</text:p>
          </table:table-cell>
          <table:table-cell office:value-type="float" office:value="0.378247261047363" calcext:value-type="float">
            <text:p>0,378247261047363</text:p>
          </table:table-cell>
          <table:table-cell office:value-type="float" office:value="0.453108310699463" calcext:value-type="float">
            <text:p>0,453108310699463</text:p>
          </table:table-cell>
          <table:table-cell office:value-type="float" office:value="0.211380958557129" calcext:value-type="float">
            <text:p>0,211380958557129</text:p>
          </table:table-cell>
          <table:table-cell table:number-columns-repeated="2"/>
        </table:table-row>
        <table:table-row table:style-name="ro1">
          <table:table-cell office:value-type="float" office:value="0.403953313827515" calcext:value-type="float">
            <text:p>0,403953313827515</text:p>
          </table:table-cell>
          <table:table-cell office:value-type="float" office:value="0.380059957504272" calcext:value-type="float">
            <text:p>0,380059957504272</text:p>
          </table:table-cell>
          <table:table-cell office:value-type="float" office:value="0.402745962142944" calcext:value-type="float">
            <text:p>0,402745962142944</text:p>
          </table:table-cell>
          <table:table-cell office:value-type="float" office:value="0.20750093460083" calcext:value-type="float">
            <text:p>0,20750093460083</text:p>
          </table:table-cell>
          <table:table-cell table:number-columns-repeated="2"/>
        </table:table-row>
        <table:table-row table:style-name="ro1">
          <table:table-cell office:value-type="float" office:value="0.406916856765747" calcext:value-type="float">
            <text:p>0,406916856765747</text:p>
          </table:table-cell>
          <table:table-cell office:value-type="float" office:value="0.383592128753662" calcext:value-type="float">
            <text:p>0,383592128753662</text:p>
          </table:table-cell>
          <table:table-cell office:value-type="float" office:value="0.404406785964966" calcext:value-type="float">
            <text:p>0,404406785964966</text:p>
          </table:table-cell>
          <table:table-cell office:value-type="float" office:value="0.163609504699707" calcext:value-type="float">
            <text:p>0,163609504699707</text:p>
          </table:table-cell>
          <table:table-cell table:number-columns-repeated="2"/>
        </table:table-row>
        <table:table-row table:style-name="ro1">
          <table:table-cell office:value-type="float" office:value="0.356013298034668" calcext:value-type="float">
            <text:p>0,356013298034668</text:p>
          </table:table-cell>
          <table:table-cell office:value-type="float" office:value="0.335179090499878" calcext:value-type="float">
            <text:p>0,335179090499878</text:p>
          </table:table-cell>
          <table:table-cell office:value-type="float" office:value="0.451844692230225" calcext:value-type="float">
            <text:p>0,451844692230225</text:p>
          </table:table-cell>
          <table:table-cell office:value-type="float" office:value="0.156769037246704" calcext:value-type="float">
            <text:p>0,156769037246704</text:p>
          </table:table-cell>
          <table:table-cell table:number-columns-repeated="2"/>
        </table:table-row>
        <table:table-row table:style-name="ro1">
          <table:table-cell office:value-type="float" office:value="0.40048360824585" calcext:value-type="float">
            <text:p>0,40048360824585</text:p>
          </table:table-cell>
          <table:table-cell office:value-type="float" office:value="0.381517171859741" calcext:value-type="float">
            <text:p>0,381517171859741</text:p>
          </table:table-cell>
          <table:table-cell office:value-type="float" office:value="0.460752248764038" calcext:value-type="float">
            <text:p>0,460752248764038</text:p>
          </table:table-cell>
          <table:table-cell office:value-type="float" office:value="0.213521957397461" calcext:value-type="float">
            <text:p>0,213521957397461</text:p>
          </table:table-cell>
          <table:table-cell table:number-columns-repeated="2"/>
        </table:table-row>
        <table:table-row table:style-name="ro1">
          <table:table-cell office:value-type="float" office:value="0.384765625" calcext:value-type="float">
            <text:p>0,384765625</text:p>
          </table:table-cell>
          <table:table-cell office:value-type="float" office:value="0.340798139572144" calcext:value-type="float">
            <text:p>0,340798139572144</text:p>
          </table:table-cell>
          <table:table-cell office:value-type="float" office:value="0.459171295166016" calcext:value-type="float">
            <text:p>0,459171295166016</text:p>
          </table:table-cell>
          <table:table-cell office:value-type="float" office:value="0.216187477111816" calcext:value-type="float">
            <text:p>0,216187477111816</text:p>
          </table:table-cell>
          <table:table-cell table:number-columns-repeated="2"/>
        </table:table-row>
        <table:table-row table:style-name="ro1">
          <table:table-cell office:value-type="float" office:value="0.382287979125977" calcext:value-type="float">
            <text:p>0,382287979125977</text:p>
          </table:table-cell>
          <table:table-cell office:value-type="float" office:value="0.330721855163574" calcext:value-type="float">
            <text:p>0,330721855163574</text:p>
          </table:table-cell>
          <table:table-cell office:value-type="float" office:value="0.457928657531738" calcext:value-type="float">
            <text:p>0,457928657531738</text:p>
          </table:table-cell>
          <table:table-cell office:value-type="float" office:value="0.216830492019653" calcext:value-type="float">
            <text:p>0,216830492019653</text:p>
          </table:table-cell>
          <table:table-cell table:number-columns-repeated="2"/>
        </table:table-row>
        <table:table-row table:style-name="ro1">
          <table:table-cell office:value-type="float" office:value="0.343575716018677" calcext:value-type="float">
            <text:p>0,343575716018677</text:p>
          </table:table-cell>
          <table:table-cell office:value-type="float" office:value="0.332825422286987" calcext:value-type="float">
            <text:p>0,332825422286987</text:p>
          </table:table-cell>
          <table:table-cell office:value-type="float" office:value="0.455119371414185" calcext:value-type="float">
            <text:p>0,455119371414185</text:p>
          </table:table-cell>
          <table:table-cell office:value-type="float" office:value="0.168041944503784" calcext:value-type="float">
            <text:p>0,168041944503784</text:p>
          </table:table-cell>
          <table:table-cell table:number-columns-repeated="2"/>
        </table:table-row>
        <table:table-row table:style-name="ro1">
          <table:table-cell office:value-type="float" office:value="0.390624046325684" calcext:value-type="float">
            <text:p>0,390624046325684</text:p>
          </table:table-cell>
          <table:table-cell office:value-type="float" office:value="0.33930516242981" calcext:value-type="float">
            <text:p>0,33930516242981</text:p>
          </table:table-cell>
          <table:table-cell office:value-type="float" office:value="0.457589387893677" calcext:value-type="float">
            <text:p>0,457589387893677</text:p>
          </table:table-cell>
          <table:table-cell office:value-type="float" office:value="0.209179401397705" calcext:value-type="float">
            <text:p>0,209179401397705</text:p>
          </table:table-cell>
          <table:table-cell table:number-columns-repeated="2"/>
        </table:table-row>
        <table:table-row table:style-name="ro1">
          <table:table-cell office:value-type="float" office:value="0.373010873794556" calcext:value-type="float">
            <text:p>0,373010873794556</text:p>
          </table:table-cell>
          <table:table-cell office:value-type="float" office:value="0.3738853931427" calcext:value-type="float">
            <text:p>0,3738853931427</text:p>
          </table:table-cell>
          <table:table-cell office:value-type="float" office:value="0.406658411026001" calcext:value-type="float">
            <text:p>0,406658411026001</text:p>
          </table:table-cell>
          <table:table-cell office:value-type="float" office:value="0.222487926483154" calcext:value-type="float">
            <text:p>0,222487926483154</text:p>
          </table:table-cell>
          <table:table-cell table:number-columns-repeated="2"/>
        </table:table-row>
        <table:table-row table:style-name="ro1">
          <table:table-cell office:value-type="float" office:value="0.382286310195923" calcext:value-type="float">
            <text:p>0,382286310195923</text:p>
          </table:table-cell>
          <table:table-cell office:value-type="float" office:value="0.363025665283203" calcext:value-type="float">
            <text:p>0,363025665283203</text:p>
          </table:table-cell>
          <table:table-cell office:value-type="float" office:value="0.449607372283936" calcext:value-type="float">
            <text:p>0,449607372283936</text:p>
          </table:table-cell>
          <table:table-cell office:value-type="float" office:value="0.210076808929443" calcext:value-type="float">
            <text:p>0,210076808929443</text:p>
          </table:table-cell>
          <table:table-cell table:number-columns-repeated="2"/>
        </table:table-row>
        <table:table-row table:style-name="ro1">
          <table:table-cell office:value-type="float" office:value="0.373769760131836" calcext:value-type="float">
            <text:p>0,373769760131836</text:p>
          </table:table-cell>
          <table:table-cell office:value-type="float" office:value="0.368772268295288" calcext:value-type="float">
            <text:p>0,368772268295288</text:p>
          </table:table-cell>
          <table:table-cell office:value-type="float" office:value="0.455376386642456" calcext:value-type="float">
            <text:p>0,455376386642456</text:p>
          </table:table-cell>
          <table:table-cell office:value-type="float" office:value="0.208449602127075" calcext:value-type="float">
            <text:p>0,208449602127075</text:p>
          </table:table-cell>
          <table:table-cell table:number-columns-repeated="2"/>
        </table:table-row>
        <table:table-row table:style-name="ro1">
          <table:table-cell office:value-type="float" office:value="0.375622510910034" calcext:value-type="float">
            <text:p>0,375622510910034</text:p>
          </table:table-cell>
          <table:table-cell office:value-type="float" office:value="0.370321750640869" calcext:value-type="float">
            <text:p>0,370321750640869</text:p>
          </table:table-cell>
          <table:table-cell office:value-type="float" office:value="0.459304332733154" calcext:value-type="float">
            <text:p>0,459304332733154</text:p>
          </table:table-cell>
          <table:table-cell office:value-type="float" office:value="0.206249475479126" calcext:value-type="float">
            <text:p>0,206249475479126</text:p>
          </table:table-cell>
          <table:table-cell table:number-columns-repeated="2"/>
        </table:table-row>
        <table:table-row table:style-name="ro1">
          <table:table-cell office:value-type="float" office:value="0.372422456741333" calcext:value-type="float">
            <text:p>0,372422456741333</text:p>
          </table:table-cell>
          <table:table-cell office:value-type="float" office:value="0.369402647018433" calcext:value-type="float">
            <text:p>0,369402647018433</text:p>
          </table:table-cell>
          <table:table-cell office:value-type="float" office:value="0.459758043289185" calcext:value-type="float">
            <text:p>0,459758043289185</text:p>
          </table:table-cell>
          <table:table-cell office:value-type="float" office:value="0.150975704193115" calcext:value-type="float">
            <text:p>0,150975704193115</text:p>
          </table:table-cell>
          <table:table-cell table:number-columns-repeated="2"/>
        </table:table-row>
        <table:table-row table:style-name="ro1">
          <table:table-cell office:value-type="float" office:value="0.331078767776489" calcext:value-type="float">
            <text:p>0,331078767776489</text:p>
          </table:table-cell>
          <table:table-cell office:value-type="float" office:value="0.366083145141602" calcext:value-type="float">
            <text:p>0,366083145141602</text:p>
          </table:table-cell>
          <table:table-cell office:value-type="float" office:value="0.450391054153442" calcext:value-type="float">
            <text:p>0,450391054153442</text:p>
          </table:table-cell>
          <table:table-cell office:value-type="float" office:value="0.20261549949646" calcext:value-type="float">
            <text:p>0,20261549949646</text:p>
          </table:table-cell>
          <table:table-cell table:number-columns-repeated="2"/>
        </table:table-row>
        <table:table-row table:style-name="ro1">
          <table:table-cell office:value-type="float" office:value="0.385035037994385" calcext:value-type="float">
            <text:p>0,385035037994385</text:p>
          </table:table-cell>
          <table:table-cell office:value-type="float" office:value="0.366471290588379" calcext:value-type="float">
            <text:p>0,366471290588379</text:p>
          </table:table-cell>
          <table:table-cell office:value-type="float" office:value="0.447474956512451" calcext:value-type="float">
            <text:p>0,447474956512451</text:p>
          </table:table-cell>
          <table:table-cell office:value-type="float" office:value="0.208483695983887" calcext:value-type="float">
            <text:p>0,208483695983887</text:p>
          </table:table-cell>
          <table:table-cell table:number-columns-repeated="2"/>
        </table:table-row>
        <table:table-row table:style-name="ro1">
          <table:table-cell office:value-type="float" office:value="0.371822118759155" calcext:value-type="float">
            <text:p>0,371822118759155</text:p>
          </table:table-cell>
          <table:table-cell office:value-type="float" office:value="0.319379568099976" calcext:value-type="float">
            <text:p>0,319379568099976</text:p>
          </table:table-cell>
          <table:table-cell office:value-type="float" office:value="0.446314573287964" calcext:value-type="float">
            <text:p>0,446314573287964</text:p>
          </table:table-cell>
          <table:table-cell office:value-type="float" office:value="0.146079778671265" calcext:value-type="float">
            <text:p>0,146079778671265</text:p>
          </table:table-cell>
          <table:table-cell table:number-columns-repeated="2"/>
        </table:table-row>
        <table:table-row table:style-name="ro1">
          <table:table-cell office:value-type="float" office:value="0.332146167755127" calcext:value-type="float">
            <text:p>0,332146167755127</text:p>
          </table:table-cell>
          <table:table-cell office:value-type="float" office:value="0.322201490402222" calcext:value-type="float">
            <text:p>0,322201490402222</text:p>
          </table:table-cell>
          <table:table-cell office:value-type="float" office:value="0.469977617263794" calcext:value-type="float">
            <text:p>0,469977617263794</text:p>
          </table:table-cell>
          <table:table-cell office:value-type="float" office:value="0.193299293518066" calcext:value-type="float">
            <text:p>0,193299293518066</text:p>
          </table:table-cell>
          <table:table-cell table:number-columns-repeated="2"/>
        </table:table-row>
        <table:table-row table:style-name="ro1">
          <table:table-cell office:value-type="float" office:value="0.379031658172607" calcext:value-type="float">
            <text:p>0,379031658172607</text:p>
          </table:table-cell>
          <table:table-cell office:value-type="float" office:value="0.323915481567383" calcext:value-type="float">
            <text:p>0,323915481567383</text:p>
          </table:table-cell>
          <table:table-cell office:value-type="float" office:value="0.416040897369385" calcext:value-type="float">
            <text:p>0,416040897369385</text:p>
          </table:table-cell>
          <table:table-cell office:value-type="float" office:value="0.145767211914063" calcext:value-type="float">
            <text:p>0,145767211914063</text:p>
          </table:table-cell>
          <table:table-cell table:number-columns-repeated="2"/>
        </table:table-row>
        <table:table-row table:style-name="ro1">
          <table:table-cell office:value-type="float" office:value="0.336520433425903" calcext:value-type="float">
            <text:p>0,336520433425903</text:p>
          </table:table-cell>
          <table:table-cell office:value-type="float" office:value="0.326095342636108" calcext:value-type="float">
            <text:p>0,326095342636108</text:p>
          </table:table-cell>
          <table:table-cell office:value-type="float" office:value="0.396029949188232" calcext:value-type="float">
            <text:p>0,396029949188232</text:p>
          </table:table-cell>
          <table:table-cell office:value-type="float" office:value="0.205802440643311" calcext:value-type="float">
            <text:p>0,205802440643311</text:p>
          </table:table-cell>
          <table:table-cell table:number-columns-repeated="2"/>
        </table:table-row>
        <table:table-row table:style-name="ro1">
          <table:table-cell office:value-type="float" office:value="0.371184349060059" calcext:value-type="float">
            <text:p>0,371184349060059</text:p>
          </table:table-cell>
          <table:table-cell office:value-type="float" office:value="0.368059873580933" calcext:value-type="float">
            <text:p>0,368059873580933</text:p>
          </table:table-cell>
          <table:table-cell office:value-type="float" office:value="0.445444822311401" calcext:value-type="float">
            <text:p>0,445444822311401</text:p>
          </table:table-cell>
          <table:table-cell office:value-type="float" office:value="0.148293733596802" calcext:value-type="float">
            <text:p>0,148293733596802</text:p>
          </table:table-cell>
          <table:table-cell table:number-columns-repeated="2"/>
        </table:table-row>
        <table:table-row table:style-name="ro1">
          <table:table-cell office:value-type="float" office:value="0.385517835617065" calcext:value-type="float">
            <text:p>0,385517835617065</text:p>
          </table:table-cell>
          <table:table-cell office:value-type="float" office:value="0.338525772094727" calcext:value-type="float">
            <text:p>0,338525772094727</text:p>
          </table:table-cell>
          <table:table-cell office:value-type="float" office:value="0.424352884292603" calcext:value-type="float">
            <text:p>0,424352884292603</text:p>
          </table:table-cell>
          <table:table-cell office:value-type="float" office:value="0.208092927932739" calcext:value-type="float">
            <text:p>0,208092927932739</text:p>
          </table:table-cell>
          <table:table-cell table:number-columns-repeated="2"/>
        </table:table-row>
        <table:table-row table:style-name="ro1">
          <table:table-cell office:value-type="float" office:value="0.376004219055176" calcext:value-type="float">
            <text:p>0,376004219055176</text:p>
          </table:table-cell>
          <table:table-cell office:value-type="float" office:value="0.36043906211853" calcext:value-type="float">
            <text:p>0,36043906211853</text:p>
          </table:table-cell>
          <table:table-cell office:value-type="float" office:value="0.434735298156738" calcext:value-type="float">
            <text:p>0,434735298156738</text:p>
          </table:table-cell>
          <table:table-cell office:value-type="float" office:value="0.150405406951904" calcext:value-type="float">
            <text:p>0,150405406951904</text:p>
          </table:table-cell>
          <table:table-cell table:number-columns-repeated="2"/>
        </table:table-row>
        <table:table-row table:style-name="ro1">
          <table:table-cell office:value-type="float" office:value="0.338766574859619" calcext:value-type="float">
            <text:p>0,338766574859619</text:p>
          </table:table-cell>
          <table:table-cell office:value-type="float" office:value="0.319836616516113" calcext:value-type="float">
            <text:p>0,319836616516113</text:p>
          </table:table-cell>
          <table:table-cell office:value-type="float" office:value="0.390404224395752" calcext:value-type="float">
            <text:p>0,390404224395752</text:p>
          </table:table-cell>
          <table:table-cell office:value-type="float" office:value="0.155044078826904" calcext:value-type="float">
            <text:p>0,155044078826904</text:p>
          </table:table-cell>
          <table:table-cell table:number-columns-repeated="2"/>
        </table:table-row>
        <table:table-row table:style-name="ro1">
          <table:table-cell office:value-type="float" office:value="0.369779109954834" calcext:value-type="float">
            <text:p>0,369779109954834</text:p>
          </table:table-cell>
          <table:table-cell office:value-type="float" office:value="0.320517539978027" calcext:value-type="float">
            <text:p>0,320517539978027</text:p>
          </table:table-cell>
          <table:table-cell office:value-type="float" office:value="0.398955345153809" calcext:value-type="float">
            <text:p>0,398955345153809</text:p>
          </table:table-cell>
          <table:table-cell office:value-type="float" office:value="0.154531240463257" calcext:value-type="float">
            <text:p>0,154531240463257</text:p>
          </table:table-cell>
          <table:table-cell table:number-columns-repeated="2"/>
        </table:table-row>
        <table:table-row table:style-name="ro1">
          <table:table-cell office:value-type="float" office:value="0.321954250335693" calcext:value-type="float">
            <text:p>0,321954250335693</text:p>
          </table:table-cell>
          <table:table-cell office:value-type="float" office:value="0.319580554962158" calcext:value-type="float">
            <text:p>0,319580554962158</text:p>
          </table:table-cell>
          <table:table-cell office:value-type="float" office:value="0.390308141708374" calcext:value-type="float">
            <text:p>0,390308141708374</text:p>
          </table:table-cell>
          <table:table-cell office:value-type="float" office:value="0.156312704086304" calcext:value-type="float">
            <text:p>0,156312704086304</text:p>
          </table:table-cell>
          <table:table-cell table:number-columns-repeated="2"/>
        </table:table-row>
        <table:table-row table:style-name="ro1">
          <table:table-cell office:value-type="float" office:value="0.323461294174194" calcext:value-type="float">
            <text:p>0,323461294174194</text:p>
          </table:table-cell>
          <table:table-cell office:value-type="float" office:value="0.319604635238647" calcext:value-type="float">
            <text:p>0,319604635238647</text:p>
          </table:table-cell>
          <table:table-cell office:value-type="float" office:value="0.436875820159912" calcext:value-type="float">
            <text:p>0,436875820159912</text:p>
          </table:table-cell>
          <table:table-cell office:value-type="float" office:value="0.144048452377319" calcext:value-type="float">
            <text:p>0,144048452377319</text:p>
          </table:table-cell>
          <table:table-cell table:number-columns-repeated="2"/>
        </table:table-row>
        <table:table-row table:style-name="ro1">
          <table:table-cell office:value-type="float" office:value="0.325229406356811" calcext:value-type="float">
            <text:p>0,325229406356811</text:p>
          </table:table-cell>
          <table:table-cell office:value-type="float" office:value="0.319705247879028" calcext:value-type="float">
            <text:p>0,319705247879028</text:p>
          </table:table-cell>
          <table:table-cell office:value-type="float" office:value="0.396677494049072" calcext:value-type="float">
            <text:p>0,396677494049072</text:p>
          </table:table-cell>
          <table:table-cell office:value-type="float" office:value="0.146639347076416" calcext:value-type="float">
            <text:p>0,146639347076416</text:p>
          </table:table-cell>
          <table:table-cell table:number-columns-repeated="2"/>
        </table:table-row>
        <table:table-row table:style-name="ro1">
          <table:table-cell office:value-type="float" office:value="0.347479820251465" calcext:value-type="float">
            <text:p>0,347479820251465</text:p>
          </table:table-cell>
          <table:table-cell office:value-type="float" office:value="0.32046627998352" calcext:value-type="float">
            <text:p>0,32046627998352</text:p>
          </table:table-cell>
          <table:table-cell office:value-type="float" office:value="0.398257493972778" calcext:value-type="float">
            <text:p>0,398257493972778</text:p>
          </table:table-cell>
          <table:table-cell office:value-type="float" office:value="0.150526762008667" calcext:value-type="float">
            <text:p>0,150526762008667</text:p>
          </table:table-cell>
          <table:table-cell table:number-columns-repeated="2"/>
        </table:table-row>
        <table:table-row table:style-name="ro1">
          <table:table-cell office:value-type="float" office:value="0.326502084732056" calcext:value-type="float">
            <text:p>0,326502084732056</text:p>
          </table:table-cell>
          <table:table-cell office:value-type="float" office:value="0.319077014923096" calcext:value-type="float">
            <text:p>0,319077014923096</text:p>
          </table:table-cell>
          <table:table-cell office:value-type="float" office:value="0.393406629562378" calcext:value-type="float">
            <text:p>0,393406629562378</text:p>
          </table:table-cell>
          <table:table-cell office:value-type="float" office:value="0.148284196853638" calcext:value-type="float">
            <text:p>0,148284196853638</text:p>
          </table:table-cell>
          <table:table-cell table:number-columns-repeated="2"/>
        </table:table-row>
        <table:table-row table:style-name="ro1">
          <table:table-cell office:value-type="float" office:value="0.318281650543213" calcext:value-type="float">
            <text:p>0,318281650543213</text:p>
          </table:table-cell>
          <table:table-cell office:value-type="float" office:value="0.318795919418335" calcext:value-type="float">
            <text:p>0,318795919418335</text:p>
          </table:table-cell>
          <table:table-cell office:value-type="float" office:value="0.380644083023071" calcext:value-type="float">
            <text:p>0,380644083023071</text:p>
          </table:table-cell>
          <table:table-cell office:value-type="float" office:value="0.150865316390991" calcext:value-type="float">
            <text:p>0,150865316390991</text:p>
          </table:table-cell>
          <table:table-cell table:number-columns-repeated="2"/>
        </table:table-row>
        <table:table-row table:style-name="ro1">
          <table:table-cell office:value-type="float" office:value="0.319714546203613" calcext:value-type="float">
            <text:p>0,319714546203613</text:p>
          </table:table-cell>
          <table:table-cell office:value-type="float" office:value="0.319362163543701" calcext:value-type="float">
            <text:p>0,319362163543701</text:p>
          </table:table-cell>
          <table:table-cell office:value-type="float" office:value="0.386305332183838" calcext:value-type="float">
            <text:p>0,386305332183838</text:p>
          </table:table-cell>
          <table:table-cell office:value-type="float" office:value="0.151850461959839" calcext:value-type="float">
            <text:p>0,151850461959839</text:p>
          </table:table-cell>
          <table:table-cell table:number-columns-repeated="2"/>
        </table:table-row>
        <table:table-row table:style-name="ro1">
          <table:table-cell office:value-type="float" office:value="0.319480895996094" calcext:value-type="float">
            <text:p>0,319480895996094</text:p>
          </table:table-cell>
          <table:table-cell office:value-type="float" office:value="0.31902289390564" calcext:value-type="float">
            <text:p>0,31902289390564</text:p>
          </table:table-cell>
          <table:table-cell office:value-type="float" office:value="0.385211229324341" calcext:value-type="float">
            <text:p>0,385211229324341</text:p>
          </table:table-cell>
          <table:table-cell office:value-type="float" office:value="0.146604061126709" calcext:value-type="float">
            <text:p>0,146604061126709</text:p>
          </table:table-cell>
          <table:table-cell table:number-columns-repeated="2"/>
        </table:table-row>
        <table:table-row table:style-name="ro1">
          <table:table-cell office:value-type="float" office:value="0.319992542266846" calcext:value-type="float">
            <text:p>0,319992542266846</text:p>
          </table:table-cell>
          <table:table-cell office:value-type="float" office:value="0.325394153594971" calcext:value-type="float">
            <text:p>0,325394153594971</text:p>
          </table:table-cell>
          <table:table-cell office:value-type="float" office:value="0.383209705352783" calcext:value-type="float">
            <text:p>0,383209705352783</text:p>
          </table:table-cell>
          <table:table-cell office:value-type="float" office:value="0.148918628692627" calcext:value-type="float">
            <text:p>0,148918628692627</text:p>
          </table:table-cell>
          <table:table-cell table:number-columns-repeated="2"/>
        </table:table-row>
        <table:table-row table:style-name="ro1">
          <table:table-cell office:value-type="float" office:value="0.320789813995361" calcext:value-type="float">
            <text:p>0,320789813995361</text:p>
          </table:table-cell>
          <table:table-cell office:value-type="float" office:value="0.317666292190552" calcext:value-type="float">
            <text:p>0,317666292190552</text:p>
          </table:table-cell>
          <table:table-cell office:value-type="float" office:value="0.380124092102051" calcext:value-type="float">
            <text:p>0,380124092102051</text:p>
          </table:table-cell>
          <table:table-cell office:value-type="float" office:value="0.148740291595459" calcext:value-type="float">
            <text:p>0,148740291595459</text:p>
          </table:table-cell>
          <table:table-cell table:number-columns-repeated="2"/>
        </table:table-row>
        <table:table-row table:style-name="ro1">
          <table:table-cell office:value-type="float" office:value="0.319951772689819" calcext:value-type="float">
            <text:p>0,319951772689819</text:p>
          </table:table-cell>
          <table:table-cell office:value-type="float" office:value="0.319303750991821" calcext:value-type="float">
            <text:p>0,319303750991821</text:p>
          </table:table-cell>
          <table:table-cell office:value-type="float" office:value="0.37933087348938" calcext:value-type="float">
            <text:p>0,37933087348938</text:p>
          </table:table-cell>
          <table:table-cell office:value-type="float" office:value="0.149074077606201" calcext:value-type="float">
            <text:p>0,149074077606201</text:p>
          </table:table-cell>
          <table:table-cell table:number-columns-repeated="2"/>
        </table:table-row>
        <table:table-row table:style-name="ro1">
          <table:table-cell office:value-type="float" office:value="0.323264122009277" calcext:value-type="float">
            <text:p>0,323264122009277</text:p>
          </table:table-cell>
          <table:table-cell office:value-type="float" office:value="0.319167852401733" calcext:value-type="float">
            <text:p>0,319167852401733</text:p>
          </table:table-cell>
          <table:table-cell office:value-type="float" office:value="0.386565208435059" calcext:value-type="float">
            <text:p>0,386565208435059</text:p>
          </table:table-cell>
          <table:table-cell office:value-type="float" office:value="0.149428844451904" calcext:value-type="float">
            <text:p>0,149428844451904</text:p>
          </table:table-cell>
          <table:table-cell table:number-columns-repeated="2"/>
        </table:table-row>
        <table:table-row table:style-name="ro1">
          <table:table-cell office:value-type="float" office:value="0.350139141082764" calcext:value-type="float">
            <text:p>0,350139141082764</text:p>
          </table:table-cell>
          <table:table-cell office:value-type="float" office:value="0.322176456451416" calcext:value-type="float">
            <text:p>0,322176456451416</text:p>
          </table:table-cell>
          <table:table-cell office:value-type="float" office:value="0.385176420211792" calcext:value-type="float">
            <text:p>0,385176420211792</text:p>
          </table:table-cell>
          <table:table-cell office:value-type="float" office:value="0.149544477462769" calcext:value-type="float">
            <text:p>0,149544477462769</text:p>
          </table:table-cell>
          <table:table-cell table:number-columns-repeated="2"/>
        </table:table-row>
        <table:table-row table:style-name="ro1">
          <table:table-cell office:value-type="float" office:value="0.323279619216919" calcext:value-type="float">
            <text:p>0,323279619216919</text:p>
          </table:table-cell>
          <table:table-cell office:value-type="float" office:value="0.352957248687744" calcext:value-type="float">
            <text:p>0,352957248687744</text:p>
          </table:table-cell>
          <table:table-cell office:value-type="float" office:value="0.444771766662598" calcext:value-type="float">
            <text:p>0,444771766662598</text:p>
          </table:table-cell>
          <table:table-cell office:value-type="float" office:value="0.153090715408325" calcext:value-type="float">
            <text:p>0,153090715408325</text:p>
          </table:table-cell>
          <table:table-cell table:number-columns-repeated="2"/>
        </table:table-row>
        <table:table-row table:style-name="ro1">
          <table:table-cell office:value-type="float" office:value="0.333540201187134" calcext:value-type="float">
            <text:p>0,333540201187134</text:p>
          </table:table-cell>
          <table:table-cell office:value-type="float" office:value="0.334875822067261" calcext:value-type="float">
            <text:p>0,334875822067261</text:p>
          </table:table-cell>
          <table:table-cell office:value-type="float" office:value="0.455093383789063" calcext:value-type="float">
            <text:p>0,455093383789063</text:p>
          </table:table-cell>
          <table:table-cell office:value-type="float" office:value="0.208575963973999" calcext:value-type="float">
            <text:p>0,208575963973999</text:p>
          </table:table-cell>
          <table:table-cell table:number-columns-repeated="2"/>
        </table:table-row>
        <table:table-row table:style-name="ro1">
          <table:table-cell office:value-type="float" office:value="0.324535608291626" calcext:value-type="float">
            <text:p>0,324535608291626</text:p>
          </table:table-cell>
          <table:table-cell office:value-type="float" office:value="0.357926845550537" calcext:value-type="float">
            <text:p>0,357926845550537</text:p>
          </table:table-cell>
          <table:table-cell office:value-type="float" office:value="0.397615671157837" calcext:value-type="float">
            <text:p>0,397615671157837</text:p>
          </table:table-cell>
          <table:table-cell office:value-type="float" office:value="0.179479360580444" calcext:value-type="float">
            <text:p>0,179479360580444</text:p>
          </table:table-cell>
          <table:table-cell table:number-columns-repeated="2"/>
        </table:table-row>
        <table:table-row table:style-name="ro1">
          <table:table-cell office:value-type="float" office:value="0.316658735275269" calcext:value-type="float">
            <text:p>0,316658735275269</text:p>
          </table:table-cell>
          <table:table-cell office:value-type="float" office:value="0.317403316497803" calcext:value-type="float">
            <text:p>0,317403316497803</text:p>
          </table:table-cell>
          <table:table-cell office:value-type="float" office:value="0.433121681213379" calcext:value-type="float">
            <text:p>0,433121681213379</text:p>
          </table:table-cell>
          <table:table-cell office:value-type="float" office:value="0.170112133026123" calcext:value-type="float">
            <text:p>0,170112133026123</text:p>
          </table:table-cell>
          <table:table-cell table:number-columns-repeated="2"/>
        </table:table-row>
        <table:table-row table:style-name="ro1">
          <table:table-cell office:value-type="float" office:value="0.361766815185547" calcext:value-type="float">
            <text:p>0,361766815185547</text:p>
          </table:table-cell>
          <table:table-cell office:value-type="float" office:value="0.354240417480469" calcext:value-type="float">
            <text:p>0,354240417480469</text:p>
          </table:table-cell>
          <table:table-cell office:value-type="float" office:value="0.389621734619141" calcext:value-type="float">
            <text:p>0,389621734619141</text:p>
          </table:table-cell>
          <table:table-cell office:value-type="float" office:value="0.145793199539185" calcext:value-type="float">
            <text:p>0,145793199539185</text:p>
          </table:table-cell>
          <table:table-cell table:number-columns-repeated="2"/>
        </table:table-row>
        <table:table-row table:style-name="ro1">
          <table:table-cell office:value-type="float" office:value="0.358198165893555" calcext:value-type="float">
            <text:p>0,358198165893555</text:p>
          </table:table-cell>
          <table:table-cell office:value-type="float" office:value="0.317292928695679" calcext:value-type="float">
            <text:p>0,317292928695679</text:p>
          </table:table-cell>
          <table:table-cell office:value-type="float" office:value="0.428252220153809" calcext:value-type="float">
            <text:p>0,428252220153809</text:p>
          </table:table-cell>
          <table:table-cell office:value-type="float" office:value="0.174018621444702" calcext:value-type="float">
            <text:p>0,174018621444702</text:p>
          </table:table-cell>
          <table:table-cell table:number-columns-repeated="2"/>
        </table:table-row>
        <table:table-row table:style-name="ro1">
          <table:table-cell office:value-type="float" office:value="0.344380617141724" calcext:value-type="float">
            <text:p>0,344380617141724</text:p>
          </table:table-cell>
          <table:table-cell office:value-type="float" office:value="0.339129686355591" calcext:value-type="float">
            <text:p>0,339129686355591</text:p>
          </table:table-cell>
          <table:table-cell office:value-type="float" office:value="0.428572177886963" calcext:value-type="float">
            <text:p>0,428572177886963</text:p>
          </table:table-cell>
          <table:table-cell office:value-type="float" office:value="0.191977262496948" calcext:value-type="float">
            <text:p>0,191977262496948</text:p>
          </table:table-cell>
          <table:table-cell table:number-columns-repeated="2"/>
        </table:table-row>
        <table:table-row table:style-name="ro1">
          <table:table-cell office:value-type="float" office:value="0.371045589447021" calcext:value-type="float">
            <text:p>0,371045589447021</text:p>
          </table:table-cell>
          <table:table-cell office:value-type="float" office:value="0.355244398117065" calcext:value-type="float">
            <text:p>0,355244398117065</text:p>
          </table:table-cell>
          <table:table-cell office:value-type="float" office:value="0.457553625106811" calcext:value-type="float">
            <text:p>0,457553625106811</text:p>
          </table:table-cell>
          <table:table-cell office:value-type="float" office:value="0.176122665405273" calcext:value-type="float">
            <text:p>0,176122665405273</text:p>
          </table:table-cell>
          <table:table-cell table:number-columns-repeated="2"/>
        </table:table-row>
        <table:table-row table:style-name="ro1">
          <table:table-cell office:value-type="float" office:value="0.338359832763672" calcext:value-type="float">
            <text:p>0,338359832763672</text:p>
          </table:table-cell>
          <table:table-cell office:value-type="float" office:value="0.345209836959839" calcext:value-type="float">
            <text:p>0,345209836959839</text:p>
          </table:table-cell>
          <table:table-cell office:value-type="float" office:value="0.44521427154541" calcext:value-type="float">
            <text:p>0,44521427154541</text:p>
          </table:table-cell>
          <table:table-cell office:value-type="float" office:value="0.144802331924438" calcext:value-type="float">
            <text:p>0,144802331924438</text:p>
          </table:table-cell>
          <table:table-cell table:number-columns-repeated="2"/>
        </table:table-row>
        <table:table-row table:style-name="ro1">
          <table:table-cell office:value-type="float" office:value="0.361675977706909" calcext:value-type="float">
            <text:p>0,361675977706909</text:p>
          </table:table-cell>
          <table:table-cell office:value-type="float" office:value="0.353098869323731" calcext:value-type="float">
            <text:p>0,353098869323731</text:p>
          </table:table-cell>
          <table:table-cell office:value-type="float" office:value="0.448835372924805" calcext:value-type="float">
            <text:p>0,448835372924805</text:p>
          </table:table-cell>
          <table:table-cell office:value-type="float" office:value="0.173933982849121" calcext:value-type="float">
            <text:p>0,173933982849121</text:p>
          </table:table-cell>
          <table:table-cell table:number-columns-repeated="2"/>
        </table:table-row>
        <table:table-row table:style-name="ro1">
          <table:table-cell office:value-type="float" office:value="0.339893341064453" calcext:value-type="float">
            <text:p>0,339893341064453</text:p>
          </table:table-cell>
          <table:table-cell office:value-type="float" office:value="0.344691753387451" calcext:value-type="float">
            <text:p>0,344691753387451</text:p>
          </table:table-cell>
          <table:table-cell office:value-type="float" office:value="0.446225166320801" calcext:value-type="float">
            <text:p>0,446225166320801</text:p>
          </table:table-cell>
          <table:table-cell office:value-type="float" office:value="0.201468944549561" calcext:value-type="float">
            <text:p>0,201468944549561</text:p>
          </table:table-cell>
          <table:table-cell table:number-columns-repeated="2"/>
        </table:table-row>
        <table:table-row table:style-name="ro1">
          <table:table-cell office:value-type="float" office:value="0.357895612716675" calcext:value-type="float">
            <text:p>0,357895612716675</text:p>
          </table:table-cell>
          <table:table-cell office:value-type="float" office:value="0.343851566314697" calcext:value-type="float">
            <text:p>0,343851566314697</text:p>
          </table:table-cell>
          <table:table-cell office:value-type="float" office:value="0.447189331054688" calcext:value-type="float">
            <text:p>0,447189331054688</text:p>
          </table:table-cell>
          <table:table-cell office:value-type="float" office:value="0.200902938842773" calcext:value-type="float">
            <text:p>0,200902938842773</text:p>
          </table:table-cell>
          <table:table-cell table:number-columns-repeated="2"/>
        </table:table-row>
        <table:table-row table:style-name="ro1">
          <table:table-cell office:value-type="float" office:value="0.350493431091309" calcext:value-type="float">
            <text:p>0,350493431091309</text:p>
          </table:table-cell>
          <table:table-cell office:value-type="float" office:value="0.336440324783325" calcext:value-type="float">
            <text:p>0,336440324783325</text:p>
          </table:table-cell>
          <table:table-cell office:value-type="float" office:value="0.429019927978516" calcext:value-type="float">
            <text:p>0,429019927978516</text:p>
          </table:table-cell>
          <table:table-cell office:value-type="float" office:value="0.176928997039795" calcext:value-type="float">
            <text:p>0,176928997039795</text:p>
          </table:table-cell>
          <table:table-cell table:number-columns-repeated="2"/>
        </table:table-row>
        <table:table-row table:style-name="ro1">
          <table:table-cell office:value-type="float" office:value="0.343324899673462" calcext:value-type="float">
            <text:p>0,343324899673462</text:p>
          </table:table-cell>
          <table:table-cell office:value-type="float" office:value="0.338692903518677" calcext:value-type="float">
            <text:p>0,338692903518677</text:p>
          </table:table-cell>
          <table:table-cell office:value-type="float" office:value="0.399710416793823" calcext:value-type="float">
            <text:p>0,399710416793823</text:p>
          </table:table-cell>
          <table:table-cell office:value-type="float" office:value="0.197267532348633" calcext:value-type="float">
            <text:p>0,197267532348633</text:p>
          </table:table-cell>
          <table:table-cell table:number-columns-repeated="2"/>
        </table:table-row>
        <table:table-row table:style-name="ro1">
          <table:table-cell office:value-type="float" office:value="0.337576389312744" calcext:value-type="float">
            <text:p>0,337576389312744</text:p>
          </table:table-cell>
          <table:table-cell office:value-type="float" office:value="0.344416856765747" calcext:value-type="float">
            <text:p>0,344416856765747</text:p>
          </table:table-cell>
          <table:table-cell office:value-type="float" office:value="0.440386295318604" calcext:value-type="float">
            <text:p>0,440386295318604</text:p>
          </table:table-cell>
          <table:table-cell office:value-type="float" office:value="0.175167560577393" calcext:value-type="float">
            <text:p>0,175167560577393</text:p>
          </table:table-cell>
          <table:table-cell table:number-columns-repeated="2"/>
        </table:table-row>
        <table:table-row table:style-name="ro1">
          <table:table-cell office:value-type="float" office:value="0.348982572555542" calcext:value-type="float">
            <text:p>0,348982572555542</text:p>
          </table:table-cell>
          <table:table-cell office:value-type="float" office:value="0.33877968788147" calcext:value-type="float">
            <text:p>0,33877968788147</text:p>
          </table:table-cell>
          <table:table-cell office:value-type="float" office:value="0.378342151641846" calcext:value-type="float">
            <text:p>0,378342151641846</text:p>
          </table:table-cell>
          <table:table-cell office:value-type="float" office:value="0.145182132720947" calcext:value-type="float">
            <text:p>0,145182132720947</text:p>
          </table:table-cell>
          <table:table-cell table:number-columns-repeated="2"/>
        </table:table-row>
        <table:table-row table:style-name="ro1">
          <table:table-cell office:value-type="float" office:value="0.356977224349976" calcext:value-type="float">
            <text:p>0,356977224349976</text:p>
          </table:table-cell>
          <table:table-cell office:value-type="float" office:value="0.359268188476562" calcext:value-type="float">
            <text:p>0,359268188476562</text:p>
          </table:table-cell>
          <table:table-cell office:value-type="float" office:value="0.45534348487854" calcext:value-type="float">
            <text:p>0,45534348487854</text:p>
          </table:table-cell>
          <table:table-cell office:value-type="float" office:value="0.150574922561646" calcext:value-type="float">
            <text:p>0,150574922561646</text:p>
          </table:table-cell>
          <table:table-cell table:number-columns-repeated="2"/>
        </table:table-row>
        <table:table-row table:style-name="ro1">
          <table:table-cell office:value-type="float" office:value="0.35567831993103" calcext:value-type="float">
            <text:p>0,35567831993103</text:p>
          </table:table-cell>
          <table:table-cell office:value-type="float" office:value="0.342486381530762" calcext:value-type="float">
            <text:p>0,342486381530762</text:p>
          </table:table-cell>
          <table:table-cell office:value-type="float" office:value="0.402053833007813" calcext:value-type="float">
            <text:p>0,402053833007813</text:p>
          </table:table-cell>
          <table:table-cell office:value-type="float" office:value="0.196753740310669" calcext:value-type="float">
            <text:p>0,196753740310669</text:p>
          </table:table-cell>
          <table:table-cell table:number-columns-repeated="2"/>
        </table:table-row>
        <table:table-row table:style-name="ro1">
          <table:table-cell office:value-type="float" office:value="0.356343746185303" calcext:value-type="float">
            <text:p>0,356343746185303</text:p>
          </table:table-cell>
          <table:table-cell office:value-type="float" office:value="0.322568416595459" calcext:value-type="float">
            <text:p>0,322568416595459</text:p>
          </table:table-cell>
          <table:table-cell office:value-type="float" office:value="0.437804937362671" calcext:value-type="float">
            <text:p>0,437804937362671</text:p>
          </table:table-cell>
          <table:table-cell office:value-type="float" office:value="0.147451162338257" calcext:value-type="float">
            <text:p>0,147451162338257</text:p>
          </table:table-cell>
          <table:table-cell table:number-columns-repeated="2"/>
        </table:table-row>
        <table:table-row table:style-name="ro1">
          <table:table-cell office:value-type="float" office:value="0.322293043136597" calcext:value-type="float">
            <text:p>0,322293043136597</text:p>
          </table:table-cell>
          <table:table-cell office:value-type="float" office:value="0.346096515655518" calcext:value-type="float">
            <text:p>0,346096515655518</text:p>
          </table:table-cell>
          <table:table-cell office:value-type="float" office:value="0.395495891571045" calcext:value-type="float">
            <text:p>0,395495891571045</text:p>
          </table:table-cell>
          <table:table-cell office:value-type="float" office:value="0.147822856903076" calcext:value-type="float">
            <text:p>0,147822856903076</text:p>
          </table:table-cell>
          <table:table-cell table:number-columns-repeated="2"/>
        </table:table-row>
        <table:table-row table:style-name="ro1">
          <table:table-cell office:value-type="float" office:value="0.343427896499634" calcext:value-type="float">
            <text:p>0,343427896499634</text:p>
          </table:table-cell>
          <table:table-cell office:value-type="float" office:value="0.320606231689453" calcext:value-type="float">
            <text:p>0,320606231689453</text:p>
          </table:table-cell>
          <table:table-cell office:value-type="float" office:value="0.432444572448731" calcext:value-type="float">
            <text:p>0,432444572448731</text:p>
          </table:table-cell>
          <table:table-cell office:value-type="float" office:value="0.175391912460327" calcext:value-type="float">
            <text:p>0,175391912460327</text:p>
          </table:table-cell>
          <table:table-cell table:number-columns-repeated="2"/>
        </table:table-row>
        <table:table-row table:style-name="ro1">
          <table:table-cell office:value-type="float" office:value="0.345069885253906" calcext:value-type="float">
            <text:p>0,345069885253906</text:p>
          </table:table-cell>
          <table:table-cell office:value-type="float" office:value="0.322104692459106" calcext:value-type="float">
            <text:p>0,322104692459106</text:p>
          </table:table-cell>
          <table:table-cell office:value-type="float" office:value="0.389500856399536" calcext:value-type="float">
            <text:p>0,389500856399536</text:p>
          </table:table-cell>
          <table:table-cell office:value-type="float" office:value="0.184565305709839" calcext:value-type="float">
            <text:p>0,184565305709839</text:p>
          </table:table-cell>
          <table:table-cell table:number-columns-repeated="2"/>
        </table:table-row>
        <table:table-row table:style-name="ro1">
          <table:table-cell office:value-type="float" office:value="0.343098878860474" calcext:value-type="float">
            <text:p>0,343098878860474</text:p>
          </table:table-cell>
          <table:table-cell office:value-type="float" office:value="0.31960916519165" calcext:value-type="float">
            <text:p>0,31960916519165</text:p>
          </table:table-cell>
          <table:table-cell office:value-type="float" office:value="0.397560596466064" calcext:value-type="float">
            <text:p>0,397560596466064</text:p>
          </table:table-cell>
          <table:table-cell office:value-type="float" office:value="0.147925853729248" calcext:value-type="float">
            <text:p>0,147925853729248</text:p>
          </table:table-cell>
          <table:table-cell table:number-columns-repeated="2"/>
        </table:table-row>
        <table:table-row table:style-name="ro1">
          <table:table-cell office:value-type="float" office:value="0.32058310508728" calcext:value-type="float">
            <text:p>0,32058310508728</text:p>
          </table:table-cell>
          <table:table-cell office:value-type="float" office:value="0.319626808166504" calcext:value-type="float">
            <text:p>0,319626808166504</text:p>
          </table:table-cell>
          <table:table-cell office:value-type="float" office:value="0.392453193664551" calcext:value-type="float">
            <text:p>0,392453193664551</text:p>
          </table:table-cell>
          <table:table-cell office:value-type="float" office:value="0.195603370666504" calcext:value-type="float">
            <text:p>0,195603370666504</text:p>
          </table:table-cell>
          <table:table-cell table:number-columns-repeated="2"/>
        </table:table-row>
        <table:table-row table:style-name="ro1">
          <table:table-cell office:value-type="float" office:value="0.32140326499939" calcext:value-type="float">
            <text:p>0,32140326499939</text:p>
          </table:table-cell>
          <table:table-cell office:value-type="float" office:value="0.319772243499756" calcext:value-type="float">
            <text:p>0,319772243499756</text:p>
          </table:table-cell>
          <table:table-cell office:value-type="float" office:value="0.424421072006226" calcext:value-type="float">
            <text:p>0,424421072006226</text:p>
          </table:table-cell>
          <table:table-cell office:value-type="float" office:value="0.18242335319519" calcext:value-type="float">
            <text:p>0,18242335319519</text:p>
          </table:table-cell>
          <table:table-cell table:number-columns-repeated="2"/>
        </table:table-row>
        <table:table-row table:style-name="ro1">
          <table:table-cell office:value-type="float" office:value="0.321566104888916" calcext:value-type="float">
            <text:p>0,321566104888916</text:p>
          </table:table-cell>
          <table:table-cell office:value-type="float" office:value="0.338437557220459" calcext:value-type="float">
            <text:p>0,338437557220459</text:p>
          </table:table-cell>
          <table:table-cell office:value-type="float" office:value="0.435049057006836" calcext:value-type="float">
            <text:p>0,435049057006836</text:p>
          </table:table-cell>
          <table:table-cell office:value-type="float" office:value="0.178099155426025" calcext:value-type="float">
            <text:p>0,178099155426025</text:p>
          </table:table-cell>
          <table:table-cell table:number-columns-repeated="2"/>
        </table:table-row>
        <table:table-row table:style-name="ro1">
          <table:table-cell office:value-type="float" office:value="0.319836378097534" calcext:value-type="float">
            <text:p>0,319836378097534</text:p>
          </table:table-cell>
          <table:table-cell office:value-type="float" office:value="0.317886829376221" calcext:value-type="float">
            <text:p>0,317886829376221</text:p>
          </table:table-cell>
          <table:table-cell office:value-type="float" office:value="0.425673961639404" calcext:value-type="float">
            <text:p>0,425673961639404</text:p>
          </table:table-cell>
          <table:table-cell office:value-type="float" office:value="0.172494888305664" calcext:value-type="float">
            <text:p>0,172494888305664</text:p>
          </table:table-cell>
          <table:table-cell table:number-columns-repeated="2"/>
        </table:table-row>
        <table:table-row table:style-name="ro1">
          <table:table-cell office:value-type="float" office:value="0.327569007873535" calcext:value-type="float">
            <text:p>0,327569007873535</text:p>
          </table:table-cell>
          <table:table-cell office:value-type="float" office:value="0.316777944564819" calcext:value-type="float">
            <text:p>0,316777944564819</text:p>
          </table:table-cell>
          <table:table-cell office:value-type="float" office:value="0.402213096618652" calcext:value-type="float">
            <text:p>0,402213096618652</text:p>
          </table:table-cell>
          <table:table-cell office:value-type="float" office:value="0.169925928115845" calcext:value-type="float">
            <text:p>0,169925928115845</text:p>
          </table:table-cell>
          <table:table-cell table:number-columns-repeated="2"/>
        </table:table-row>
        <table:table-row table:style-name="ro1">
          <table:table-cell office:value-type="float" office:value="0.318140268325806" calcext:value-type="float">
            <text:p>0,318140268325806</text:p>
          </table:table-cell>
          <table:table-cell office:value-type="float" office:value="0.331039905548096" calcext:value-type="float">
            <text:p>0,331039905548096</text:p>
          </table:table-cell>
          <table:table-cell office:value-type="float" office:value="0.374825239181519" calcext:value-type="float">
            <text:p>0,374825239181519</text:p>
          </table:table-cell>
          <table:table-cell office:value-type="float" office:value="0.145197153091431" calcext:value-type="float">
            <text:p>0,145197153091431</text:p>
          </table:table-cell>
          <table:table-cell table:number-columns-repeated="2"/>
        </table:table-row>
        <table:table-row table:style-name="ro1">
          <table:table-cell office:value-type="float" office:value="0.348814725875854" calcext:value-type="float">
            <text:p>0,348814725875854</text:p>
          </table:table-cell>
          <table:table-cell office:value-type="float" office:value="0.342741727828979" calcext:value-type="float">
            <text:p>0,342741727828979</text:p>
          </table:table-cell>
          <table:table-cell office:value-type="float" office:value="0.404298305511475" calcext:value-type="float">
            <text:p>0,404298305511475</text:p>
          </table:table-cell>
          <table:table-cell office:value-type="float" office:value="0.167038679122925" calcext:value-type="float">
            <text:p>0,167038679122925</text:p>
          </table:table-cell>
          <table:table-cell table:number-columns-repeated="2"/>
        </table:table-row>
        <table:table-row table:style-name="ro1">
          <table:table-cell office:value-type="float" office:value="0.320361137390137" calcext:value-type="float">
            <text:p>0,320361137390137</text:p>
          </table:table-cell>
          <table:table-cell office:value-type="float" office:value="0.320276975631714" calcext:value-type="float">
            <text:p>0,320276975631714</text:p>
          </table:table-cell>
          <table:table-cell office:value-type="float" office:value="0.384731292724609" calcext:value-type="float">
            <text:p>0,384731292724609</text:p>
          </table:table-cell>
          <table:table-cell office:value-type="float" office:value="0.191852807998657" calcext:value-type="float">
            <text:p>0,191852807998657</text:p>
          </table:table-cell>
          <table:table-cell table:number-columns-repeated="2"/>
        </table:table-row>
        <table:table-row table:style-name="ro1">
          <table:table-cell office:value-type="float" office:value="0.318455457687378" calcext:value-type="float">
            <text:p>0,318455457687378</text:p>
          </table:table-cell>
          <table:table-cell office:value-type="float" office:value="0.323110103607178" calcext:value-type="float">
            <text:p>0,323110103607178</text:p>
          </table:table-cell>
          <table:table-cell office:value-type="float" office:value="0.386286497116089" calcext:value-type="float">
            <text:p>0,386286497116089</text:p>
          </table:table-cell>
          <table:table-cell office:value-type="float" office:value="0.161161661148071" calcext:value-type="float">
            <text:p>0,161161661148071</text:p>
          </table:table-cell>
          <table:table-cell table:number-columns-repeated="2"/>
        </table:table-row>
        <table:table-row table:style-name="ro1">
          <table:table-cell office:value-type="float" office:value="0.318810939788818" calcext:value-type="float">
            <text:p>0,318810939788818</text:p>
          </table:table-cell>
          <table:table-cell office:value-type="float" office:value="0.318402290344238" calcext:value-type="float">
            <text:p>0,318402290344238</text:p>
          </table:table-cell>
          <table:table-cell office:value-type="float" office:value="0.376954793930054" calcext:value-type="float">
            <text:p>0,376954793930054</text:p>
          </table:table-cell>
          <table:table-cell office:value-type="float" office:value="0.146180152893066" calcext:value-type="float">
            <text:p>0,146180152893066</text:p>
          </table:table-cell>
          <table:table-cell table:number-columns-repeated="2"/>
        </table:table-row>
        <table:table-row table:style-name="ro1">
          <table:table-cell office:value-type="float" office:value="0.319280385971069" calcext:value-type="float">
            <text:p>0,319280385971069</text:p>
          </table:table-cell>
          <table:table-cell office:value-type="float" office:value="0.317587375640869" calcext:value-type="float">
            <text:p>0,317587375640869</text:p>
          </table:table-cell>
          <table:table-cell office:value-type="float" office:value="0.376315832138061" calcext:value-type="float">
            <text:p>0,376315832138061</text:p>
          </table:table-cell>
          <table:table-cell office:value-type="float" office:value="0.147286415100098" calcext:value-type="float">
            <text:p>0,147286415100098</text:p>
          </table:table-cell>
          <table:table-cell table:number-columns-repeated="2"/>
        </table:table-row>
        <table:table-row table:style-name="ro1">
          <table:table-cell office:value-type="float" office:value="0.315975427627563" calcext:value-type="float">
            <text:p>0,315975427627563</text:p>
          </table:table-cell>
          <table:table-cell office:value-type="float" office:value="0.315850734710693" calcext:value-type="float">
            <text:p>0,315850734710693</text:p>
          </table:table-cell>
          <table:table-cell office:value-type="float" office:value="0.381204128265381" calcext:value-type="float">
            <text:p>0,381204128265381</text:p>
          </table:table-cell>
          <table:table-cell office:value-type="float" office:value="0.14937162399292" calcext:value-type="float">
            <text:p>0,14937162399292</text:p>
          </table:table-cell>
          <table:table-cell table:number-columns-repeated="2"/>
        </table:table-row>
        <table:table-row table:style-name="ro1">
          <table:table-cell office:value-type="float" office:value="0.321210145950317" calcext:value-type="float">
            <text:p>0,321210145950317</text:p>
          </table:table-cell>
          <table:table-cell office:value-type="float" office:value="0.31878924369812" calcext:value-type="float">
            <text:p>0,31878924369812</text:p>
          </table:table-cell>
          <table:table-cell office:value-type="float" office:value="0.387519836425781" calcext:value-type="float">
            <text:p>0,387519836425781</text:p>
          </table:table-cell>
          <table:table-cell office:value-type="float" office:value="0.147951364517212" calcext:value-type="float">
            <text:p>0,147951364517212</text:p>
          </table:table-cell>
          <table:table-cell table:number-columns-repeated="2"/>
        </table:table-row>
        <table:table-row table:style-name="ro1">
          <table:table-cell office:value-type="float" office:value="0.322351455688477" calcext:value-type="float">
            <text:p>0,322351455688477</text:p>
          </table:table-cell>
          <table:table-cell office:value-type="float" office:value="0.32106351852417" calcext:value-type="float">
            <text:p>0,32106351852417</text:p>
          </table:table-cell>
          <table:table-cell office:value-type="float" office:value="0.382982492446899" calcext:value-type="float">
            <text:p>0,382982492446899</text:p>
          </table:table-cell>
          <table:table-cell office:value-type="float" office:value="0.150135278701782" calcext:value-type="float">
            <text:p>0,150135278701782</text:p>
          </table:table-cell>
          <table:table-cell table:number-columns-repeated="2"/>
        </table:table-row>
        <table:table-row table:style-name="ro1">
          <table:table-cell office:value-type="float" office:value="0.318426370620728" calcext:value-type="float">
            <text:p>0,318426370620728</text:p>
          </table:table-cell>
          <table:table-cell office:value-type="float" office:value="0.317583799362183" calcext:value-type="float">
            <text:p>0,317583799362183</text:p>
          </table:table-cell>
          <table:table-cell office:value-type="float" office:value="0.374199151992798" calcext:value-type="float">
            <text:p>0,374199151992798</text:p>
          </table:table-cell>
          <table:table-cell office:value-type="float" office:value="0.14713716506958" calcext:value-type="float">
            <text:p>0,14713716506958</text:p>
          </table:table-cell>
          <table:table-cell table:number-columns-repeated="2"/>
        </table:table-row>
        <table:table-row table:style-name="ro1">
          <table:table-cell office:value-type="float" office:value="0.318707704544067" calcext:value-type="float">
            <text:p>0,318707704544067</text:p>
          </table:table-cell>
          <table:table-cell office:value-type="float" office:value="0.322797298431396" calcext:value-type="float">
            <text:p>0,322797298431396</text:p>
          </table:table-cell>
          <table:table-cell office:value-type="float" office:value="0.374279022216797" calcext:value-type="float">
            <text:p>0,374279022216797</text:p>
          </table:table-cell>
          <table:table-cell office:value-type="float" office:value="0.14800238609314" calcext:value-type="float">
            <text:p>0,14800238609314</text:p>
          </table:table-cell>
          <table:table-cell table:number-columns-repeated="2"/>
        </table:table-row>
        <table:table-row table:style-name="ro1">
          <table:table-cell office:value-type="float" office:value="0.315813541412354" calcext:value-type="float">
            <text:p>0,315813541412354</text:p>
          </table:table-cell>
          <table:table-cell office:value-type="float" office:value="0.318023920059204" calcext:value-type="float">
            <text:p>0,318023920059204</text:p>
          </table:table-cell>
          <table:table-cell office:value-type="float" office:value="0.380181789398193" calcext:value-type="float">
            <text:p>0,380181789398193</text:p>
          </table:table-cell>
          <table:table-cell office:value-type="float" office:value="0.147185802459717" calcext:value-type="float">
            <text:p>0,147185802459717</text:p>
          </table:table-cell>
          <table:table-cell table:number-columns-repeated="2"/>
        </table:table-row>
        <table:table-row table:style-name="ro1">
          <table:table-cell office:value-type="float" office:value="0.315792322158813" calcext:value-type="float">
            <text:p>0,315792322158813</text:p>
          </table:table-cell>
          <table:table-cell office:value-type="float" office:value="0.317227840423584" calcext:value-type="float">
            <text:p>0,317227840423584</text:p>
          </table:table-cell>
          <table:table-cell office:value-type="float" office:value="0.379664182662964" calcext:value-type="float">
            <text:p>0,379664182662964</text:p>
          </table:table-cell>
          <table:table-cell office:value-type="float" office:value="0.148788213729858" calcext:value-type="float">
            <text:p>0,148788213729858</text:p>
          </table:table-cell>
          <table:table-cell table:number-columns-repeated="2"/>
        </table:table-row>
        <table:table-row table:style-name="ro1">
          <table:table-cell office:value-type="float" office:value="0.323309898376465" calcext:value-type="float">
            <text:p>0,323309898376465</text:p>
          </table:table-cell>
          <table:table-cell office:value-type="float" office:value="0.315634489059448" calcext:value-type="float">
            <text:p>0,315634489059448</text:p>
          </table:table-cell>
          <table:table-cell office:value-type="float" office:value="0.375619411468506" calcext:value-type="float">
            <text:p>0,375619411468506</text:p>
          </table:table-cell>
          <table:table-cell office:value-type="float" office:value="0.150346279144287" calcext:value-type="float">
            <text:p>0,150346279144287</text:p>
          </table:table-cell>
          <table:table-cell table:number-columns-repeated="2"/>
        </table:table-row>
        <table:table-row table:style-name="ro1">
          <table:table-cell office:value-type="float" office:value="0.317176580429077" calcext:value-type="float">
            <text:p>0,317176580429077</text:p>
          </table:table-cell>
          <table:table-cell office:value-type="float" office:value="0.314791440963745" calcext:value-type="float">
            <text:p>0,314791440963745</text:p>
          </table:table-cell>
          <table:table-cell office:value-type="float" office:value="0.376180171966553" calcext:value-type="float">
            <text:p>0,376180171966553</text:p>
          </table:table-cell>
          <table:table-cell office:value-type="float" office:value="0.148481130599976" calcext:value-type="float">
            <text:p>0,148481130599976</text:p>
          </table:table-cell>
          <table:table-cell table:number-columns-repeated="2"/>
        </table:table-row>
        <table:table-row table:style-name="ro1">
          <table:table-cell office:value-type="float" office:value="0.317155122756958" calcext:value-type="float">
            <text:p>0,317155122756958</text:p>
          </table:table-cell>
          <table:table-cell office:value-type="float" office:value="0.314092397689819" calcext:value-type="float">
            <text:p>0,314092397689819</text:p>
          </table:table-cell>
          <table:table-cell office:value-type="float" office:value="0.371685981750488" calcext:value-type="float">
            <text:p>0,371685981750488</text:p>
          </table:table-cell>
          <table:table-cell office:value-type="float" office:value="0.15027928352356" calcext:value-type="float">
            <text:p>0,15027928352356</text:p>
          </table:table-cell>
          <table:table-cell table:number-columns-repeated="2"/>
        </table:table-row>
        <table:table-row table:style-name="ro1">
          <table:table-cell office:value-type="float" office:value="0.316518783569336" calcext:value-type="float">
            <text:p>0,316518783569336</text:p>
          </table:table-cell>
          <table:table-cell office:value-type="float" office:value="0.314216613769531" calcext:value-type="float">
            <text:p>0,314216613769531</text:p>
          </table:table-cell>
          <table:table-cell office:value-type="float" office:value="0.377907276153564" calcext:value-type="float">
            <text:p>0,377907276153564</text:p>
          </table:table-cell>
          <table:table-cell office:value-type="float" office:value="0.146373510360718" calcext:value-type="float">
            <text:p>0,146373510360718</text:p>
          </table:table-cell>
          <table:table-cell table:number-columns-repeated="2"/>
        </table:table-row>
        <table:table-row table:style-name="ro1">
          <table:table-cell office:value-type="float" office:value="0.316379547119141" calcext:value-type="float">
            <text:p>0,316379547119141</text:p>
          </table:table-cell>
          <table:table-cell office:value-type="float" office:value="0.314560890197754" calcext:value-type="float">
            <text:p>0,314560890197754</text:p>
          </table:table-cell>
          <table:table-cell office:value-type="float" office:value="0.372635364532471" calcext:value-type="float">
            <text:p>0,372635364532471</text:p>
          </table:table-cell>
          <table:table-cell office:value-type="float" office:value="0.146955728530884" calcext:value-type="float">
            <text:p>0,146955728530884</text:p>
          </table:table-cell>
          <table:table-cell table:number-columns-repeated="2"/>
        </table:table-row>
        <table:table-row table:style-name="ro1">
          <table:table-cell office:value-type="float" office:value="0.342361211776733" calcext:value-type="float">
            <text:p>0,342361211776733</text:p>
          </table:table-cell>
          <table:table-cell office:value-type="float" office:value="0.334669828414917" calcext:value-type="float">
            <text:p>0,334669828414917</text:p>
          </table:table-cell>
          <table:table-cell office:value-type="float" office:value="0.393411874771118" calcext:value-type="float">
            <text:p>0,393411874771118</text:p>
          </table:table-cell>
          <table:table-cell office:value-type="float" office:value="0.159548282623291" calcext:value-type="float">
            <text:p>0,159548282623291</text:p>
          </table:table-cell>
          <table:table-cell table:number-columns-repeated="2"/>
        </table:table-row>
        <table:table-row table:style-name="ro1">
          <table:table-cell office:value-type="float" office:value="0.320490598678589" calcext:value-type="float">
            <text:p>0,320490598678589</text:p>
          </table:table-cell>
          <table:table-cell office:value-type="float" office:value="0.319089889526367" calcext:value-type="float">
            <text:p>0,319089889526367</text:p>
          </table:table-cell>
          <table:table-cell office:value-type="float" office:value="0.378520250320435" calcext:value-type="float">
            <text:p>0,378520250320435</text:p>
          </table:table-cell>
          <table:table-cell office:value-type="float" office:value="0.14619255065918" calcext:value-type="float">
            <text:p>0,14619255065918</text:p>
          </table:table-cell>
          <table:table-cell table:number-columns-repeated="2"/>
        </table:table-row>
        <table:table-row table:style-name="ro1">
          <table:table-cell office:value-type="float" office:value="0.318884134292603" calcext:value-type="float">
            <text:p>0,318884134292603</text:p>
          </table:table-cell>
          <table:table-cell office:value-type="float" office:value="0.315011024475098" calcext:value-type="float">
            <text:p>0,315011024475098</text:p>
          </table:table-cell>
          <table:table-cell office:value-type="float" office:value="0.373448133468628" calcext:value-type="float">
            <text:p>0,373448133468628</text:p>
          </table:table-cell>
          <table:table-cell office:value-type="float" office:value="0.148636341094971" calcext:value-type="float">
            <text:p>0,148636341094971</text:p>
          </table:table-cell>
          <table:table-cell table:number-columns-repeated="2"/>
        </table:table-row>
        <table:table-row table:style-name="ro1">
          <table:table-cell office:value-type="float" office:value="0.317089796066284" calcext:value-type="float">
            <text:p>0,317089796066284</text:p>
          </table:table-cell>
          <table:table-cell office:value-type="float" office:value="0.317225933074951" calcext:value-type="float">
            <text:p>0,317225933074951</text:p>
          </table:table-cell>
          <table:table-cell office:value-type="float" office:value="0.371928453445435" calcext:value-type="float">
            <text:p>0,371928453445435</text:p>
          </table:table-cell>
          <table:table-cell office:value-type="float" office:value="0.147957801818848" calcext:value-type="float">
            <text:p>0,147957801818848</text:p>
          </table:table-cell>
          <table:table-cell table:number-columns-repeated="2"/>
        </table:table-row>
        <table:table-row table:style-name="ro1">
          <table:table-cell office:value-type="float" office:value="0.315623283386231" calcext:value-type="float">
            <text:p>0,315623283386231</text:p>
          </table:table-cell>
          <table:table-cell office:value-type="float" office:value="0.318426609039307" calcext:value-type="float">
            <text:p>0,318426609039307</text:p>
          </table:table-cell>
          <table:table-cell office:value-type="float" office:value="0.381982564926147" calcext:value-type="float">
            <text:p>0,381982564926147</text:p>
          </table:table-cell>
          <table:table-cell office:value-type="float" office:value="0.148317813873291" calcext:value-type="float">
            <text:p>0,148317813873291</text:p>
          </table:table-cell>
          <table:table-cell table:number-columns-repeated="2"/>
        </table:table-row>
        <table:table-row table:style-name="ro1">
          <table:table-cell office:value-type="float" office:value="0.316368341445923" calcext:value-type="float">
            <text:p>0,316368341445923</text:p>
          </table:table-cell>
          <table:table-cell office:value-type="float" office:value="0.316373586654663" calcext:value-type="float">
            <text:p>0,316373586654663</text:p>
          </table:table-cell>
          <table:table-cell office:value-type="float" office:value="0.376144170761108" calcext:value-type="float">
            <text:p>0,376144170761108</text:p>
          </table:table-cell>
          <table:table-cell office:value-type="float" office:value="0.174816131591797" calcext:value-type="float">
            <text:p>0,174816131591797</text:p>
          </table:table-cell>
          <table:table-cell table:number-columns-repeated="2"/>
        </table:table-row>
        <table:table-row table:style-name="ro1">
          <table:table-cell office:value-type="float" office:value="0.335605382919311" calcext:value-type="float">
            <text:p>0,335605382919311</text:p>
          </table:table-cell>
          <table:table-cell office:value-type="float" office:value="0.319009304046631" calcext:value-type="float">
            <text:p>0,319009304046631</text:p>
          </table:table-cell>
          <table:table-cell office:value-type="float" office:value="0.382459163665771" calcext:value-type="float">
            <text:p>0,382459163665771</text:p>
          </table:table-cell>
          <table:table-cell office:value-type="float" office:value="0.144965648651123" calcext:value-type="float">
            <text:p>0,144965648651123</text:p>
          </table:table-cell>
          <table:table-cell table:number-columns-repeated="2"/>
        </table:table-row>
        <table:table-row table:style-name="ro1">
          <table:table-cell office:value-type="float" office:value="0.330214500427246" calcext:value-type="float">
            <text:p>0,330214500427246</text:p>
          </table:table-cell>
          <table:table-cell office:value-type="float" office:value="0.325347900390625" calcext:value-type="float">
            <text:p>0,325347900390625</text:p>
          </table:table-cell>
          <table:table-cell office:value-type="float" office:value="0.380861759185791" calcext:value-type="float">
            <text:p>0,380861759185791</text:p>
          </table:table-cell>
          <table:table-cell office:value-type="float" office:value="0.145553827285767" calcext:value-type="float">
            <text:p>0,145553827285767</text:p>
          </table:table-cell>
          <table:table-cell table:number-columns-repeated="2"/>
        </table:table-row>
        <table:table-row table:style-name="ro1">
          <table:table-cell office:value-type="float" office:value="0.330203771591186" calcext:value-type="float">
            <text:p>0,330203771591186</text:p>
          </table:table-cell>
          <table:table-cell office:value-type="float" office:value="0.326058149337769" calcext:value-type="float">
            <text:p>0,326058149337769</text:p>
          </table:table-cell>
          <table:table-cell office:value-type="float" office:value="0.394623756408691" calcext:value-type="float">
            <text:p>0,394623756408691</text:p>
          </table:table-cell>
          <table:table-cell office:value-type="float" office:value="0.157699346542358" calcext:value-type="float">
            <text:p>0,157699346542358</text:p>
          </table:table-cell>
          <table:table-cell table:number-columns-repeated="2"/>
        </table:table-row>
        <table:table-row table:style-name="ro1">
          <table:table-cell office:value-type="float" office:value="0.315623998641968" calcext:value-type="float">
            <text:p>0,315623998641968</text:p>
          </table:table-cell>
          <table:table-cell office:value-type="float" office:value="0.313523054122925" calcext:value-type="float">
            <text:p>0,313523054122925</text:p>
          </table:table-cell>
          <table:table-cell office:value-type="float" office:value="0.377969980239868" calcext:value-type="float">
            <text:p>0,377969980239868</text:p>
          </table:table-cell>
          <table:table-cell office:value-type="float" office:value="0.144859552383423" calcext:value-type="float">
            <text:p>0,144859552383423</text:p>
          </table:table-cell>
          <table:table-cell table:number-columns-repeated="2"/>
        </table:table-row>
        <table:table-row table:style-name="ro1">
          <table:table-cell office:value-type="float" office:value="0.314490795135498" calcext:value-type="float">
            <text:p>0,314490795135498</text:p>
          </table:table-cell>
          <table:table-cell office:value-type="float" office:value="0.314341306686401" calcext:value-type="float">
            <text:p>0,314341306686401</text:p>
          </table:table-cell>
          <table:table-cell office:value-type="float" office:value="0.401285171508789" calcext:value-type="float">
            <text:p>0,401285171508789</text:p>
          </table:table-cell>
          <table:table-cell office:value-type="float" office:value="0.146501541137695" calcext:value-type="float">
            <text:p>0,146501541137695</text:p>
          </table:table-cell>
          <table:table-cell table:number-columns-repeated="2"/>
        </table:table-row>
        <table:table-row table:style-name="ro1">
          <table:table-cell office:value-type="float" office:value="0.315377712249756" calcext:value-type="float">
            <text:p>0,315377712249756</text:p>
          </table:table-cell>
          <table:table-cell office:value-type="float" office:value="0.315433979034424" calcext:value-type="float">
            <text:p>0,315433979034424</text:p>
          </table:table-cell>
          <table:table-cell office:value-type="float" office:value="0.372270107269287" calcext:value-type="float">
            <text:p>0,372270107269287</text:p>
          </table:table-cell>
          <table:table-cell office:value-type="float" office:value="0.148641586303711" calcext:value-type="float">
            <text:p>0,148641586303711</text:p>
          </table:table-cell>
          <table:table-cell table:number-columns-repeated="2"/>
        </table:table-row>
        <table:table-row table:style-name="ro1">
          <table:table-cell office:value-type="float" office:value="0.319529533386231" calcext:value-type="float">
            <text:p>0,319529533386231</text:p>
          </table:table-cell>
          <table:table-cell office:value-type="float" office:value="0.318400144577026" calcext:value-type="float">
            <text:p>0,318400144577026</text:p>
          </table:table-cell>
          <table:table-cell office:value-type="float" office:value="0.372910737991333" calcext:value-type="float">
            <text:p>0,372910737991333</text:p>
          </table:table-cell>
          <table:table-cell office:value-type="float" office:value="0.145497560501099" calcext:value-type="float">
            <text:p>0,145497560501099</text:p>
          </table:table-cell>
          <table:table-cell table:number-columns-repeated="2"/>
        </table:table-row>
        <table:table-row table:style-name="ro1">
          <table:table-cell office:value-type="float" office:value="0.317909717559814" calcext:value-type="float">
            <text:p>0,317909717559814</text:p>
          </table:table-cell>
          <table:table-cell office:value-type="float" office:value="0.314937829971313" calcext:value-type="float">
            <text:p>0,314937829971313</text:p>
          </table:table-cell>
          <table:table-cell office:value-type="float" office:value="0.374587774276733" calcext:value-type="float">
            <text:p>0,374587774276733</text:p>
          </table:table-cell>
          <table:table-cell office:value-type="float" office:value="0.146244764328003" calcext:value-type="float">
            <text:p>0,146244764328003</text:p>
          </table:table-cell>
          <table:table-cell table:number-columns-repeated="2"/>
        </table:table-row>
        <table:table-row table:style-name="ro1">
          <table:table-cell office:value-type="float" office:value="0.324229955673218" calcext:value-type="float">
            <text:p>0,324229955673218</text:p>
          </table:table-cell>
          <table:table-cell office:value-type="float" office:value="0.313591241836548" calcext:value-type="float">
            <text:p>0,313591241836548</text:p>
          </table:table-cell>
          <table:table-cell office:value-type="float" office:value="0.397258758544922" calcext:value-type="float">
            <text:p>0,397258758544922</text:p>
          </table:table-cell>
          <table:table-cell office:value-type="float" office:value="0.146108150482178" calcext:value-type="float">
            <text:p>0,146108150482178</text:p>
          </table:table-cell>
          <table:table-cell table:number-columns-repeated="2"/>
        </table:table-row>
        <table:table-row table:style-name="ro1">
          <table:table-cell office:value-type="float" office:value="0.315362930297852" calcext:value-type="float">
            <text:p>0,315362930297852</text:p>
          </table:table-cell>
          <table:table-cell office:value-type="float" office:value="0.315301179885864" calcext:value-type="float">
            <text:p>0,315301179885864</text:p>
          </table:table-cell>
          <table:table-cell office:value-type="float" office:value="0.388696432113647" calcext:value-type="float">
            <text:p>0,388696432113647</text:p>
          </table:table-cell>
          <table:table-cell office:value-type="float" office:value="0.146899461746216" calcext:value-type="float">
            <text:p>0,146899461746216</text:p>
          </table:table-cell>
          <table:table-cell table:number-columns-repeated="2"/>
        </table:table-row>
        <table:table-row table:style-name="ro1">
          <table:table-cell office:value-type="float" office:value="0.315635919570923" calcext:value-type="float">
            <text:p>0,315635919570923</text:p>
          </table:table-cell>
          <table:table-cell office:value-type="float" office:value="0.318551301956177" calcext:value-type="float">
            <text:p>0,318551301956177</text:p>
          </table:table-cell>
          <table:table-cell office:value-type="float" office:value="0.375216960906982" calcext:value-type="float">
            <text:p>0,375216960906982</text:p>
          </table:table-cell>
          <table:table-cell office:value-type="float" office:value="0.147705793380737" calcext:value-type="float">
            <text:p>0,147705793380737</text:p>
          </table:table-cell>
          <table:table-cell table:number-columns-repeated="2"/>
        </table:table-row>
        <table:table-row table:style-name="ro1">
          <table:table-cell office:value-type="float" office:value="0.314434051513672" calcext:value-type="float">
            <text:p>0,314434051513672</text:p>
          </table:table-cell>
          <table:table-cell office:value-type="float" office:value="0.319081544876099" calcext:value-type="float">
            <text:p>0,319081544876099</text:p>
          </table:table-cell>
          <table:table-cell office:value-type="float" office:value="0.374894857406616" calcext:value-type="float">
            <text:p>0,374894857406616</text:p>
          </table:table-cell>
          <table:table-cell office:value-type="float" office:value="0.147599458694458" calcext:value-type="float">
            <text:p>0,147599458694458</text:p>
          </table:table-cell>
          <table:table-cell table:number-columns-repeated="2"/>
        </table:table-row>
        <table:table-row table:style-name="ro1">
          <table:table-cell office:value-type="float" office:value="0.316284656524658" calcext:value-type="float">
            <text:p>0,316284656524658</text:p>
          </table:table-cell>
          <table:table-cell office:value-type="float" office:value="0.314581632614136" calcext:value-type="float">
            <text:p>0,314581632614136</text:p>
          </table:table-cell>
          <table:table-cell office:value-type="float" office:value="0.374124765396118" calcext:value-type="float">
            <text:p>0,374124765396118</text:p>
          </table:table-cell>
          <table:table-cell office:value-type="float" office:value="0.148826122283936" calcext:value-type="float">
            <text:p>0,148826122283936</text:p>
          </table:table-cell>
          <table:table-cell table:number-columns-repeated="2"/>
        </table:table-row>
        <table:table-row table:style-name="ro1">
          <table:table-cell office:value-type="float" office:value="0.314793586730957" calcext:value-type="float">
            <text:p>0,314793586730957</text:p>
          </table:table-cell>
          <table:table-cell office:value-type="float" office:value="0.314113616943359" calcext:value-type="float">
            <text:p>0,314113616943359</text:p>
          </table:table-cell>
          <table:table-cell office:value-type="float" office:value="0.375201463699341" calcext:value-type="float">
            <text:p>0,375201463699341</text:p>
          </table:table-cell>
          <table:table-cell office:value-type="float" office:value="0.147994041442871" calcext:value-type="float">
            <text:p>0,147994041442871</text:p>
          </table:table-cell>
          <table:table-cell table:number-columns-repeated="2"/>
        </table:table-row>
        <table:table-row table:style-name="ro1">
          <table:table-cell office:value-type="float" office:value="0.31837797164917" calcext:value-type="float">
            <text:p>0,31837797164917</text:p>
          </table:table-cell>
          <table:table-cell office:value-type="float" office:value="0.315427303314209" calcext:value-type="float">
            <text:p>0,315427303314209</text:p>
          </table:table-cell>
          <table:table-cell office:value-type="float" office:value="0.372013807296753" calcext:value-type="float">
            <text:p>0,372013807296753</text:p>
          </table:table-cell>
          <table:table-cell office:value-type="float" office:value="0.14838719367981" calcext:value-type="float">
            <text:p>0,14838719367981</text:p>
          </table:table-cell>
          <table:table-cell table:number-columns-repeated="2"/>
        </table:table-row>
        <table:table-row table:style-name="ro1">
          <table:table-cell office:value-type="float" office:value="0.317251205444336" calcext:value-type="float">
            <text:p>0,317251205444336</text:p>
          </table:table-cell>
          <table:table-cell office:value-type="float" office:value="0.314595937728882" calcext:value-type="float">
            <text:p>0,314595937728882</text:p>
          </table:table-cell>
          <table:table-cell office:value-type="float" office:value="0.37433385848999" calcext:value-type="float">
            <text:p>0,37433385848999</text:p>
          </table:table-cell>
          <table:table-cell office:value-type="float" office:value="0.147037506103516" calcext:value-type="float">
            <text:p>0,147037506103516</text:p>
          </table:table-cell>
          <table:table-cell table:number-columns-repeated="2"/>
        </table:table-row>
        <table:table-row table:style-name="ro1">
          <table:table-cell office:value-type="float" office:value="0.320231914520264" calcext:value-type="float">
            <text:p>0,320231914520264</text:p>
          </table:table-cell>
          <table:table-cell office:value-type="float" office:value="0.318065166473389" calcext:value-type="float">
            <text:p>0,318065166473389</text:p>
          </table:table-cell>
          <table:table-cell office:value-type="float" office:value="0.375496864318848" calcext:value-type="float">
            <text:p>0,375496864318848</text:p>
          </table:table-cell>
          <table:table-cell office:value-type="float" office:value="0.145235538482666" calcext:value-type="float">
            <text:p>0,145235538482666</text:p>
          </table:table-cell>
          <table:table-cell table:number-columns-repeated="2"/>
        </table:table-row>
        <table:table-row table:style-name="ro1">
          <table:table-cell office:value-type="float" office:value="0.31632924079895" calcext:value-type="float">
            <text:p>0,31632924079895</text:p>
          </table:table-cell>
          <table:table-cell office:value-type="float" office:value="0.317936658859253" calcext:value-type="float">
            <text:p>0,317936658859253</text:p>
          </table:table-cell>
          <table:table-cell office:value-type="float" office:value="0.379652261734009" calcext:value-type="float">
            <text:p>0,379652261734009</text:p>
          </table:table-cell>
          <table:table-cell office:value-type="float" office:value="0.14739727973938" calcext:value-type="float">
            <text:p>0,14739727973938</text:p>
          </table:table-cell>
          <table:table-cell table:number-columns-repeated="2"/>
        </table:table-row>
        <table:table-row table:style-name="ro1">
          <table:table-cell office:value-type="float" office:value="0.316561222076416" calcext:value-type="float">
            <text:p>0,316561222076416</text:p>
          </table:table-cell>
          <table:table-cell office:value-type="float" office:value="0.314847946166992" calcext:value-type="float">
            <text:p>0,314847946166992</text:p>
          </table:table-cell>
          <table:table-cell office:value-type="float" office:value="0.37536358833313" calcext:value-type="float">
            <text:p>0,37536358833313</text:p>
          </table:table-cell>
          <table:table-cell office:value-type="float" office:value="0.1471266746521" calcext:value-type="float">
            <text:p>0,1471266746521</text:p>
          </table:table-cell>
          <table:table-cell table:number-columns-repeated="2"/>
        </table:table-row>
        <table:table-row table:style-name="ro1">
          <table:table-cell office:value-type="float" office:value="0.316406488418579" calcext:value-type="float">
            <text:p>0,316406488418579</text:p>
          </table:table-cell>
          <table:table-cell office:value-type="float" office:value="0.321748733520508" calcext:value-type="float">
            <text:p>0,321748733520508</text:p>
          </table:table-cell>
          <table:table-cell office:value-type="float" office:value="0.377043485641479" calcext:value-type="float">
            <text:p>0,377043485641479</text:p>
          </table:table-cell>
          <table:table-cell office:value-type="float" office:value="0.147971868515015" calcext:value-type="float">
            <text:p>0,147971868515015</text:p>
          </table:table-cell>
          <table:table-cell table:number-columns-repeated="2"/>
        </table:table-row>
        <table:table-row table:style-name="ro1">
          <table:table-cell office:value-type="float" office:value="0.315717697143555" calcext:value-type="float">
            <text:p>0,315717697143555</text:p>
          </table:table-cell>
          <table:table-cell office:value-type="float" office:value="0.321885585784912" calcext:value-type="float">
            <text:p>0,321885585784912</text:p>
          </table:table-cell>
          <table:table-cell office:value-type="float" office:value="0.375246524810791" calcext:value-type="float">
            <text:p>0,375246524810791</text:p>
          </table:table-cell>
          <table:table-cell office:value-type="float" office:value="0.149486780166626" calcext:value-type="float">
            <text:p>0,149486780166626</text:p>
          </table:table-cell>
          <table:table-cell table:number-columns-repeated="2"/>
        </table:table-row>
        <table:table-row table:style-name="ro1">
          <table:table-cell office:value-type="float" office:value="0.318368434906006" calcext:value-type="float">
            <text:p>0,318368434906006</text:p>
          </table:table-cell>
          <table:table-cell office:value-type="float" office:value="0.318682909011841" calcext:value-type="float">
            <text:p>0,318682909011841</text:p>
          </table:table-cell>
          <table:table-cell office:value-type="float" office:value="0.37800931930542" calcext:value-type="float">
            <text:p>0,37800931930542</text:p>
          </table:table-cell>
          <table:table-cell office:value-type="float" office:value="0.147114515304565" calcext:value-type="float">
            <text:p>0,147114515304565</text:p>
          </table:table-cell>
          <table:table-cell table:number-columns-repeated="2"/>
        </table:table-row>
        <table:table-row table:style-name="ro1">
          <table:table-cell office:value-type="float" office:value="0.31619930267334" calcext:value-type="float">
            <text:p>0,31619930267334</text:p>
          </table:table-cell>
          <table:table-cell office:value-type="float" office:value="0.315425872802734" calcext:value-type="float">
            <text:p>0,315425872802734</text:p>
          </table:table-cell>
          <table:table-cell office:value-type="float" office:value="0.375964879989624" calcext:value-type="float">
            <text:p>0,375964879989624</text:p>
          </table:table-cell>
          <table:table-cell office:value-type="float" office:value="0.14600944519043" calcext:value-type="float">
            <text:p>0,14600944519043</text:p>
          </table:table-cell>
          <table:table-cell table:number-columns-repeated="2"/>
        </table:table-row>
        <table:table-row table:style-name="ro1">
          <table:table-cell office:value-type="float" office:value="0.315690755844116" calcext:value-type="float">
            <text:p>0,315690755844116</text:p>
          </table:table-cell>
          <table:table-cell office:value-type="float" office:value="0.31717324256897" calcext:value-type="float">
            <text:p>0,31717324256897</text:p>
          </table:table-cell>
          <table:table-cell office:value-type="float" office:value="0.379884958267212" calcext:value-type="float">
            <text:p>0,379884958267212</text:p>
          </table:table-cell>
          <table:table-cell office:value-type="float" office:value="0.148046970367432" calcext:value-type="float">
            <text:p>0,148046970367432</text:p>
          </table:table-cell>
          <table:table-cell table:number-columns-repeated="2"/>
        </table:table-row>
        <table:table-row table:style-name="ro1">
          <table:table-cell office:value-type="float" office:value="0.31845760345459" calcext:value-type="float">
            <text:p>0,31845760345459</text:p>
          </table:table-cell>
          <table:table-cell office:value-type="float" office:value="0.319182872772217" calcext:value-type="float">
            <text:p>0,319182872772217</text:p>
          </table:table-cell>
          <table:table-cell office:value-type="float" office:value="0.377487182617187" calcext:value-type="float">
            <text:p>0,377487182617187</text:p>
          </table:table-cell>
          <table:table-cell office:value-type="float" office:value="0.14863920211792" calcext:value-type="float">
            <text:p>0,14863920211792</text:p>
          </table:table-cell>
          <table:table-cell table:number-columns-repeated="2"/>
        </table:table-row>
        <table:table-row table:style-name="ro1">
          <table:table-cell office:value-type="float" office:value="0.319495916366577" calcext:value-type="float">
            <text:p>0,319495916366577</text:p>
          </table:table-cell>
          <table:table-cell office:value-type="float" office:value="0.315705060958862" calcext:value-type="float">
            <text:p>0,315705060958862</text:p>
          </table:table-cell>
          <table:table-cell office:value-type="float" office:value="0.380287885665894" calcext:value-type="float">
            <text:p>0,380287885665894</text:p>
          </table:table-cell>
          <table:table-cell office:value-type="float" office:value="0.146680593490601" calcext:value-type="float">
            <text:p>0,146680593490601</text:p>
          </table:table-cell>
          <table:table-cell table:number-columns-repeated="2"/>
        </table:table-row>
        <table:table-row table:style-name="ro1">
          <table:table-cell office:value-type="float" office:value="0.318200826644897" calcext:value-type="float">
            <text:p>0,318200826644897</text:p>
          </table:table-cell>
          <table:table-cell office:value-type="float" office:value="0.316091537475586" calcext:value-type="float">
            <text:p>0,316091537475586</text:p>
          </table:table-cell>
          <table:table-cell office:value-type="float" office:value="0.375190258026123" calcext:value-type="float">
            <text:p>0,375190258026123</text:p>
          </table:table-cell>
          <table:table-cell office:value-type="float" office:value="0.147657871246338" calcext:value-type="float">
            <text:p>0,147657871246338</text:p>
          </table:table-cell>
          <table:table-cell table:number-columns-repeated="2"/>
        </table:table-row>
        <table:table-row table:style-name="ro1">
          <table:table-cell office:value-type="float" office:value="0.31923770904541" calcext:value-type="float">
            <text:p>0,31923770904541</text:p>
          </table:table-cell>
          <table:table-cell office:value-type="float" office:value="0.316330432891846" calcext:value-type="float">
            <text:p>0,316330432891846</text:p>
          </table:table-cell>
          <table:table-cell office:value-type="float" office:value="0.378956079483032" calcext:value-type="float">
            <text:p>0,378956079483032</text:p>
          </table:table-cell>
          <table:table-cell office:value-type="float" office:value="0.144581317901611" calcext:value-type="float">
            <text:p>0,144581317901611</text:p>
          </table:table-cell>
          <table:table-cell table:number-columns-repeated="2"/>
        </table:table-row>
        <table:table-row table:style-name="ro1">
          <table:table-cell office:value-type="float" office:value="0.315328598022461" calcext:value-type="float">
            <text:p>0,315328598022461</text:p>
          </table:table-cell>
          <table:table-cell office:value-type="float" office:value="0.31570553779602" calcext:value-type="float">
            <text:p>0,31570553779602</text:p>
          </table:table-cell>
          <table:table-cell office:value-type="float" office:value="0.376747608184814" calcext:value-type="float">
            <text:p>0,376747608184814</text:p>
          </table:table-cell>
          <table:table-cell office:value-type="float" office:value="0.146943330764771" calcext:value-type="float">
            <text:p>0,146943330764771</text:p>
          </table:table-cell>
          <table:table-cell table:number-columns-repeated="2"/>
        </table:table-row>
        <table:table-row table:style-name="ro1">
          <table:table-cell office:value-type="float" office:value="0.316105842590332" calcext:value-type="float">
            <text:p>0,316105842590332</text:p>
          </table:table-cell>
          <table:table-cell office:value-type="float" office:value="0.31515097618103" calcext:value-type="float">
            <text:p>0,31515097618103</text:p>
          </table:table-cell>
          <table:table-cell office:value-type="float" office:value="0.380246877670288" calcext:value-type="float">
            <text:p>0,380246877670288</text:p>
          </table:table-cell>
          <table:table-cell office:value-type="float" office:value="0.146188020706177" calcext:value-type="float">
            <text:p>0,146188020706177</text:p>
          </table:table-cell>
          <table:table-cell table:number-columns-repeated="2"/>
        </table:table-row>
        <table:table-row table:style-name="ro1">
          <table:table-cell office:value-type="float" office:value="0.318117618560791" calcext:value-type="float">
            <text:p>0,318117618560791</text:p>
          </table:table-cell>
          <table:table-cell office:value-type="float" office:value="0.317129373550415" calcext:value-type="float">
            <text:p>0,317129373550415</text:p>
          </table:table-cell>
          <table:table-cell office:value-type="float" office:value="0.377652883529663" calcext:value-type="float">
            <text:p>0,377652883529663</text:p>
          </table:table-cell>
          <table:table-cell office:value-type="float" office:value="0.145840167999268" calcext:value-type="float">
            <text:p>0,145840167999268</text:p>
          </table:table-cell>
          <table:table-cell table:number-columns-repeated="2"/>
        </table:table-row>
        <table:table-row table:style-name="ro1">
          <table:table-cell office:value-type="float" office:value="0.318701267242432" calcext:value-type="float">
            <text:p>0,318701267242432</text:p>
          </table:table-cell>
          <table:table-cell office:value-type="float" office:value="0.314976453781128" calcext:value-type="float">
            <text:p>0,314976453781128</text:p>
          </table:table-cell>
          <table:table-cell office:value-type="float" office:value="0.377849102020264" calcext:value-type="float">
            <text:p>0,377849102020264</text:p>
          </table:table-cell>
          <table:table-cell office:value-type="float" office:value="0.147307634353638" calcext:value-type="float">
            <text:p>0,147307634353638</text:p>
          </table:table-cell>
          <table:table-cell table:number-columns-repeated="2"/>
        </table:table-row>
        <table:table-row table:style-name="ro1">
          <table:table-cell office:value-type="float" office:value="0.317769765853882" calcext:value-type="float">
            <text:p>0,317769765853882</text:p>
          </table:table-cell>
          <table:table-cell office:value-type="float" office:value="0.318042755126953" calcext:value-type="float">
            <text:p>0,318042755126953</text:p>
          </table:table-cell>
          <table:table-cell office:value-type="float" office:value="0.391069173812866" calcext:value-type="float">
            <text:p>0,391069173812866</text:p>
          </table:table-cell>
          <table:table-cell office:value-type="float" office:value="0.148299217224121" calcext:value-type="float">
            <text:p>0,148299217224121</text:p>
          </table:table-cell>
          <table:table-cell table:number-columns-repeated="2"/>
        </table:table-row>
        <table:table-row table:style-name="ro1">
          <table:table-cell office:value-type="float" office:value="0.317522525787354" calcext:value-type="float">
            <text:p>0,317522525787354</text:p>
          </table:table-cell>
          <table:table-cell office:value-type="float" office:value="0.314562082290649" calcext:value-type="float">
            <text:p>0,314562082290649</text:p>
          </table:table-cell>
          <table:table-cell office:value-type="float" office:value="0.372724056243896" calcext:value-type="float">
            <text:p>0,372724056243896</text:p>
          </table:table-cell>
          <table:table-cell office:value-type="float" office:value="0.15190052986145" calcext:value-type="float">
            <text:p>0,15190052986145</text:p>
          </table:table-cell>
          <table:table-cell table:number-columns-repeated="2"/>
        </table:table-row>
        <table:table-row table:style-name="ro1">
          <table:table-cell office:value-type="float" office:value="0.314265966415405" calcext:value-type="float">
            <text:p>0,314265966415405</text:p>
          </table:table-cell>
          <table:table-cell office:value-type="float" office:value="0.315595149993896" calcext:value-type="float">
            <text:p>0,315595149993896</text:p>
          </table:table-cell>
          <table:table-cell office:value-type="float" office:value="0.372959136962891" calcext:value-type="float">
            <text:p>0,372959136962891</text:p>
          </table:table-cell>
          <table:table-cell office:value-type="float" office:value="0.146661520004272" calcext:value-type="float">
            <text:p>0,146661520004272</text:p>
          </table:table-cell>
          <table:table-cell table:number-columns-repeated="2"/>
        </table:table-row>
        <table:table-row table:style-name="ro1">
          <table:table-cell office:value-type="float" office:value="0.316577911376953" calcext:value-type="float">
            <text:p>0,316577911376953</text:p>
          </table:table-cell>
          <table:table-cell office:value-type="float" office:value="0.317542791366577" calcext:value-type="float">
            <text:p>0,317542791366577</text:p>
          </table:table-cell>
          <table:table-cell office:value-type="float" office:value="0.37363076210022" calcext:value-type="float">
            <text:p>0,37363076210022</text:p>
          </table:table-cell>
          <table:table-cell office:value-type="float" office:value="0.147710561752319" calcext:value-type="float">
            <text:p>0,147710561752319</text:p>
          </table:table-cell>
          <table:table-cell table:number-columns-repeated="2"/>
        </table:table-row>
        <table:table-row table:style-name="ro1">
          <table:table-cell office:value-type="float" office:value="0.328323364257812" calcext:value-type="float">
            <text:p>0,328323364257812</text:p>
          </table:table-cell>
          <table:table-cell office:value-type="float" office:value="0.316152334213257" calcext:value-type="float">
            <text:p>0,316152334213257</text:p>
          </table:table-cell>
          <table:table-cell office:value-type="float" office:value="0.371784210205078" calcext:value-type="float">
            <text:p>0,371784210205078</text:p>
          </table:table-cell>
          <table:table-cell office:value-type="float" office:value="0.146233558654785" calcext:value-type="float">
            <text:p>0,146233558654785</text:p>
          </table:table-cell>
          <table:table-cell table:number-columns-repeated="2"/>
        </table:table-row>
        <table:table-row table:style-name="ro1">
          <table:table-cell office:value-type="float" office:value="0.318310976028442" calcext:value-type="float">
            <text:p>0,318310976028442</text:p>
          </table:table-cell>
          <table:table-cell office:value-type="float" office:value="0.313933134078979" calcext:value-type="float">
            <text:p>0,313933134078979</text:p>
          </table:table-cell>
          <table:table-cell office:value-type="float" office:value="0.382646560668945" calcext:value-type="float">
            <text:p>0,382646560668945</text:p>
          </table:table-cell>
          <table:table-cell office:value-type="float" office:value="0.160276412963867" calcext:value-type="float">
            <text:p>0,160276412963867</text:p>
          </table:table-cell>
          <table:table-cell table:number-columns-repeated="2"/>
        </table:table-row>
        <table:table-row table:style-name="ro1">
          <table:table-cell office:value-type="float" office:value="0.319026231765747" calcext:value-type="float">
            <text:p>0,319026231765747</text:p>
          </table:table-cell>
          <table:table-cell office:value-type="float" office:value="0.315682172775269" calcext:value-type="float">
            <text:p>0,315682172775269</text:p>
          </table:table-cell>
          <table:table-cell office:value-type="float" office:value="0.376669883728027" calcext:value-type="float">
            <text:p>0,376669883728027</text:p>
          </table:table-cell>
          <table:table-cell office:value-type="float" office:value="0.147774696350098" calcext:value-type="float">
            <text:p>0,147774696350098</text:p>
          </table:table-cell>
          <table:table-cell table:number-columns-repeated="2"/>
        </table:table-row>
        <table:table-row table:style-name="ro1">
          <table:table-cell office:value-type="float" office:value="0.33618688583374" calcext:value-type="float">
            <text:p>0,33618688583374</text:p>
          </table:table-cell>
          <table:table-cell office:value-type="float" office:value="0.314985275268555" calcext:value-type="float">
            <text:p>0,314985275268555</text:p>
          </table:table-cell>
          <table:table-cell office:value-type="float" office:value="0.393573522567749" calcext:value-type="float">
            <text:p>0,393573522567749</text:p>
          </table:table-cell>
          <table:table-cell office:value-type="float" office:value="0.159298658370972" calcext:value-type="float">
            <text:p>0,159298658370972</text:p>
          </table:table-cell>
          <table:table-cell table:number-columns-repeated="2"/>
        </table:table-row>
        <table:table-row table:style-name="ro1">
          <table:table-cell office:value-type="float" office:value="0.333303213119507" calcext:value-type="float">
            <text:p>0,333303213119507</text:p>
          </table:table-cell>
          <table:table-cell office:value-type="float" office:value="0.315558433532715" calcext:value-type="float">
            <text:p>0,315558433532715</text:p>
          </table:table-cell>
          <table:table-cell office:value-type="float" office:value="0.398233652114868" calcext:value-type="float">
            <text:p>0,398233652114868</text:p>
          </table:table-cell>
          <table:table-cell office:value-type="float" office:value="0.159976959228516" calcext:value-type="float">
            <text:p>0,159976959228516</text:p>
          </table:table-cell>
          <table:table-cell table:number-columns-repeated="2"/>
        </table:table-row>
        <table:table-row table:style-name="ro1">
          <table:table-cell office:value-type="float" office:value="0.317788600921631" calcext:value-type="float">
            <text:p>0,317788600921631</text:p>
          </table:table-cell>
          <table:table-cell office:value-type="float" office:value="0.315396070480347" calcext:value-type="float">
            <text:p>0,315396070480347</text:p>
          </table:table-cell>
          <table:table-cell office:value-type="float" office:value="0.375666618347168" calcext:value-type="float">
            <text:p>0,375666618347168</text:p>
          </table:table-cell>
          <table:table-cell office:value-type="float" office:value="0.144392728805542" calcext:value-type="float">
            <text:p>0,144392728805542</text:p>
          </table:table-cell>
          <table:table-cell table:number-columns-repeated="2"/>
        </table:table-row>
        <table:table-row table:style-name="ro1">
          <table:table-cell office:value-type="float" office:value="0.317831993103027" calcext:value-type="float">
            <text:p>0,317831993103027</text:p>
          </table:table-cell>
          <table:table-cell office:value-type="float" office:value="0.317124843597412" calcext:value-type="float">
            <text:p>0,317124843597412</text:p>
          </table:table-cell>
          <table:table-cell office:value-type="float" office:value="0.380954265594482" calcext:value-type="float">
            <text:p>0,380954265594482</text:p>
          </table:table-cell>
          <table:table-cell office:value-type="float" office:value="0.143812894821167" calcext:value-type="float">
            <text:p>0,143812894821167</text:p>
          </table:table-cell>
          <table:table-cell table:number-columns-repeated="2"/>
        </table:table-row>
        <table:table-row table:style-name="ro1">
          <table:table-cell office:value-type="float" office:value="0.316446542739868" calcext:value-type="float">
            <text:p>0,316446542739868</text:p>
          </table:table-cell>
          <table:table-cell office:value-type="float" office:value="0.315262317657471" calcext:value-type="float">
            <text:p>0,315262317657471</text:p>
          </table:table-cell>
          <table:table-cell office:value-type="float" office:value="0.400473594665527" calcext:value-type="float">
            <text:p>0,400473594665527</text:p>
          </table:table-cell>
          <table:table-cell office:value-type="float" office:value="0.146751403808594" calcext:value-type="float">
            <text:p>0,146751403808594</text:p>
          </table:table-cell>
          <table:table-cell table:number-columns-repeated="2"/>
        </table:table-row>
        <table:table-row table:style-name="ro1">
          <table:table-cell office:value-type="float" office:value="0.324307441711426" calcext:value-type="float">
            <text:p>0,324307441711426</text:p>
          </table:table-cell>
          <table:table-cell office:value-type="float" office:value="0.313318729400635" calcext:value-type="float">
            <text:p>0,313318729400635</text:p>
          </table:table-cell>
          <table:table-cell office:value-type="float" office:value="0.388971328735352" calcext:value-type="float">
            <text:p>0,388971328735352</text:p>
          </table:table-cell>
          <table:table-cell office:value-type="float" office:value="0.145720720291138" calcext:value-type="float">
            <text:p>0,145720720291138</text:p>
          </table:table-cell>
          <table:table-cell table:number-columns-repeated="2"/>
        </table:table-row>
        <table:table-row table:style-name="ro1">
          <table:table-cell office:value-type="float" office:value="0.31570029258728" calcext:value-type="float">
            <text:p>0,31570029258728</text:p>
          </table:table-cell>
          <table:table-cell office:value-type="float" office:value="0.319308519363403" calcext:value-type="float">
            <text:p>0,319308519363403</text:p>
          </table:table-cell>
          <table:table-cell office:value-type="float" office:value="0.398917198181152" calcext:value-type="float">
            <text:p>0,398917198181152</text:p>
          </table:table-cell>
          <table:table-cell office:value-type="float" office:value="0.146244525909424" calcext:value-type="float">
            <text:p>0,146244525909424</text:p>
          </table:table-cell>
          <table:table-cell table:number-columns-repeated="2"/>
        </table:table-row>
        <table:table-row table:style-name="ro1">
          <table:table-cell office:value-type="float" office:value="0.319379091262817" calcext:value-type="float">
            <text:p>0,319379091262817</text:p>
          </table:table-cell>
          <table:table-cell office:value-type="float" office:value="0.314264059066772" calcext:value-type="float">
            <text:p>0,314264059066772</text:p>
          </table:table-cell>
          <table:table-cell office:value-type="float" office:value="0.376238107681274" calcext:value-type="float">
            <text:p>0,376238107681274</text:p>
          </table:table-cell>
          <table:table-cell office:value-type="float" office:value="0.149117946624756" calcext:value-type="float">
            <text:p>0,149117946624756</text:p>
          </table:table-cell>
          <table:table-cell table:number-columns-repeated="2"/>
        </table:table-row>
        <table:table-row table:style-name="ro1">
          <table:table-cell office:value-type="float" office:value="0.316772222518921" calcext:value-type="float">
            <text:p>0,316772222518921</text:p>
          </table:table-cell>
          <table:table-cell office:value-type="float" office:value="0.314661026000977" calcext:value-type="float">
            <text:p>0,314661026000977</text:p>
          </table:table-cell>
          <table:table-cell office:value-type="float" office:value="0.385773897171021" calcext:value-type="float">
            <text:p>0,385773897171021</text:p>
          </table:table-cell>
          <table:table-cell office:value-type="float" office:value="0.147558450698853" calcext:value-type="float">
            <text:p>0,147558450698853</text:p>
          </table:table-cell>
          <table:table-cell table:number-columns-repeated="2"/>
        </table:table-row>
        <table:table-row table:style-name="ro1">
          <table:table-cell office:value-type="float" office:value="0.320834636688232" calcext:value-type="float">
            <text:p>0,320834636688232</text:p>
          </table:table-cell>
          <table:table-cell office:value-type="float" office:value="0.316681623458862" calcext:value-type="float">
            <text:p>0,316681623458862</text:p>
          </table:table-cell>
          <table:table-cell office:value-type="float" office:value="0.393270969390869" calcext:value-type="float">
            <text:p>0,393270969390869</text:p>
          </table:table-cell>
          <table:table-cell office:value-type="float" office:value="0.145016431808472" calcext:value-type="float">
            <text:p>0,145016431808472</text:p>
          </table:table-cell>
          <table:table-cell table:number-columns-repeated="2"/>
        </table:table-row>
        <table:table-row table:style-name="ro1">
          <table:table-cell office:value-type="float" office:value="0.315387964248657" calcext:value-type="float">
            <text:p>0,315387964248657</text:p>
          </table:table-cell>
          <table:table-cell office:value-type="float" office:value="0.316160678863525" calcext:value-type="float">
            <text:p>0,316160678863525</text:p>
          </table:table-cell>
          <table:table-cell office:value-type="float" office:value="0.416378021240234" calcext:value-type="float">
            <text:p>0,416378021240234</text:p>
          </table:table-cell>
          <table:table-cell office:value-type="float" office:value="0.147341966629028" calcext:value-type="float">
            <text:p>0,147341966629028</text:p>
          </table:table-cell>
          <table:table-cell table:number-columns-repeated="2"/>
        </table:table-row>
        <table:table-row table:style-name="ro1">
          <table:table-cell office:value-type="float" office:value="0.318213701248169" calcext:value-type="float">
            <text:p>0,318213701248169</text:p>
          </table:table-cell>
          <table:table-cell office:value-type="float" office:value="0.317723751068115" calcext:value-type="float">
            <text:p>0,317723751068115</text:p>
          </table:table-cell>
          <table:table-cell office:value-type="float" office:value="0.3988196849823" calcext:value-type="float">
            <text:p>0,3988196849823</text:p>
          </table:table-cell>
          <table:table-cell office:value-type="float" office:value="0.146231889724731" calcext:value-type="float">
            <text:p>0,146231889724731</text:p>
          </table:table-cell>
          <table:table-cell table:number-columns-repeated="2"/>
        </table:table-row>
        <table:table-row table:style-name="ro1">
          <table:table-cell office:value-type="float" office:value="0.318088531494141" calcext:value-type="float">
            <text:p>0,318088531494141</text:p>
          </table:table-cell>
          <table:table-cell office:value-type="float" office:value="0.314739465713501" calcext:value-type="float">
            <text:p>0,314739465713501</text:p>
          </table:table-cell>
          <table:table-cell office:value-type="float" office:value="0.385792255401611" calcext:value-type="float">
            <text:p>0,385792255401611</text:p>
          </table:table-cell>
          <table:table-cell office:value-type="float" office:value="0.147578716278076" calcext:value-type="float">
            <text:p>0,147578716278076</text:p>
          </table:table-cell>
          <table:table-cell table:number-columns-repeated="2"/>
        </table:table-row>
        <table:table-row table:style-name="ro1">
          <table:table-cell office:value-type="float" office:value="0.320313453674316" calcext:value-type="float">
            <text:p>0,320313453674316</text:p>
          </table:table-cell>
          <table:table-cell office:value-type="float" office:value="0.314011096954346" calcext:value-type="float">
            <text:p>0,314011096954346</text:p>
          </table:table-cell>
          <table:table-cell office:value-type="float" office:value="0.375909805297852" calcext:value-type="float">
            <text:p>0,375909805297852</text:p>
          </table:table-cell>
          <table:table-cell office:value-type="float" office:value="0.146020650863647" calcext:value-type="float">
            <text:p>0,146020650863647</text:p>
          </table:table-cell>
          <table:table-cell table:number-columns-repeated="2"/>
        </table:table-row>
        <table:table-row table:style-name="ro1">
          <table:table-cell office:value-type="float" office:value="0.318769216537476" calcext:value-type="float">
            <text:p>0,318769216537476</text:p>
          </table:table-cell>
          <table:table-cell office:value-type="float" office:value="0.314567089080811" calcext:value-type="float">
            <text:p>0,314567089080811</text:p>
          </table:table-cell>
          <table:table-cell office:value-type="float" office:value="0.408195734024048" calcext:value-type="float">
            <text:p>0,408195734024048</text:p>
          </table:table-cell>
          <table:table-cell office:value-type="float" office:value="0.146425485610962" calcext:value-type="float">
            <text:p>0,146425485610962</text:p>
          </table:table-cell>
          <table:table-cell table:number-columns-repeated="2"/>
        </table:table-row>
        <table:table-row table:style-name="ro1">
          <table:table-cell office:value-type="float" office:value="0.317858219146729" calcext:value-type="float">
            <text:p>0,317858219146729</text:p>
          </table:table-cell>
          <table:table-cell office:value-type="float" office:value="0.313218355178833" calcext:value-type="float">
            <text:p>0,313218355178833</text:p>
          </table:table-cell>
          <table:table-cell office:value-type="float" office:value="0.384844303131104" calcext:value-type="float">
            <text:p>0,384844303131104</text:p>
          </table:table-cell>
          <table:table-cell office:value-type="float" office:value="0.148595809936523" calcext:value-type="float">
            <text:p>0,148595809936523</text:p>
          </table:table-cell>
          <table:table-cell table:number-columns-repeated="2"/>
        </table:table-row>
        <table:table-row table:style-name="ro1">
          <table:table-cell office:value-type="float" office:value="0.3169105052948" calcext:value-type="float">
            <text:p>0,3169105052948</text:p>
          </table:table-cell>
          <table:table-cell office:value-type="float" office:value="0.317755699157715" calcext:value-type="float">
            <text:p>0,317755699157715</text:p>
          </table:table-cell>
          <table:table-cell office:value-type="float" office:value="0.375476121902466" calcext:value-type="float">
            <text:p>0,375476121902466</text:p>
          </table:table-cell>
          <table:table-cell office:value-type="float" office:value="0.146562814712524" calcext:value-type="float">
            <text:p>0,146562814712524</text:p>
          </table:table-cell>
          <table:table-cell table:number-columns-repeated="2"/>
        </table:table-row>
        <table:table-row table:style-name="ro1">
          <table:table-cell office:value-type="float" office:value="0.318054914474487" calcext:value-type="float">
            <text:p>0,318054914474487</text:p>
          </table:table-cell>
          <table:table-cell office:value-type="float" office:value="0.316962718963623" calcext:value-type="float">
            <text:p>0,316962718963623</text:p>
          </table:table-cell>
          <table:table-cell office:value-type="float" office:value="0.378547430038452" calcext:value-type="float">
            <text:p>0,378547430038452</text:p>
          </table:table-cell>
          <table:table-cell office:value-type="float" office:value="0.147775888442993" calcext:value-type="float">
            <text:p>0,147775888442993</text:p>
          </table:table-cell>
          <table:table-cell table:number-columns-repeated="2"/>
        </table:table-row>
        <table:table-row table:style-name="ro1">
          <table:table-cell office:value-type="float" office:value="0.317564487457275" calcext:value-type="float">
            <text:p>0,317564487457275</text:p>
          </table:table-cell>
          <table:table-cell office:value-type="float" office:value="0.317174434661865" calcext:value-type="float">
            <text:p>0,317174434661865</text:p>
          </table:table-cell>
          <table:table-cell office:value-type="float" office:value="0.376085042953491" calcext:value-type="float">
            <text:p>0,376085042953491</text:p>
          </table:table-cell>
          <table:table-cell office:value-type="float" office:value="0.147568941116333" calcext:value-type="float">
            <text:p>0,147568941116333</text:p>
          </table:table-cell>
          <table:table-cell table:number-columns-repeated="2"/>
        </table:table-row>
        <table:table-row table:style-name="ro1">
          <table:table-cell office:value-type="float" office:value="0.316912412643433" calcext:value-type="float">
            <text:p>0,316912412643433</text:p>
          </table:table-cell>
          <table:table-cell office:value-type="float" office:value="0.317213296890259" calcext:value-type="float">
            <text:p>0,317213296890259</text:p>
          </table:table-cell>
          <table:table-cell office:value-type="float" office:value="0.373664140701294" calcext:value-type="float">
            <text:p>0,373664140701294</text:p>
          </table:table-cell>
          <table:table-cell office:value-type="float" office:value="0.146334886550903" calcext:value-type="float">
            <text:p>0,146334886550903</text:p>
          </table:table-cell>
          <table:table-cell table:number-columns-repeated="2"/>
        </table:table-row>
        <table:table-row table:style-name="ro1">
          <table:table-cell office:value-type="float" office:value="0.315131664276123" calcext:value-type="float">
            <text:p>0,315131664276123</text:p>
          </table:table-cell>
          <table:table-cell office:value-type="float" office:value="0.317131519317627" calcext:value-type="float">
            <text:p>0,317131519317627</text:p>
          </table:table-cell>
          <table:table-cell office:value-type="float" office:value="0.39082932472229" calcext:value-type="float">
            <text:p>0,39082932472229</text:p>
          </table:table-cell>
          <table:table-cell office:value-type="float" office:value="0.146824598312378" calcext:value-type="float">
            <text:p>0,146824598312378</text:p>
          </table:table-cell>
          <table:table-cell table:number-columns-repeated="2"/>
        </table:table-row>
        <table:table-row table:style-name="ro1">
          <table:table-cell office:value-type="float" office:value="0.315982818603516" calcext:value-type="float">
            <text:p>0,315982818603516</text:p>
          </table:table-cell>
          <table:table-cell office:value-type="float" office:value="0.313423871994019" calcext:value-type="float">
            <text:p>0,313423871994019</text:p>
          </table:table-cell>
          <table:table-cell office:value-type="float" office:value="0.374095439910889" calcext:value-type="float">
            <text:p>0,374095439910889</text:p>
          </table:table-cell>
          <table:table-cell office:value-type="float" office:value="0.148395776748657" calcext:value-type="float">
            <text:p>0,14839577674865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183])" office:value-type="float" office:value="0.352990697101993" calcext:value-type="float">
            <text:p>0,352990697101993</text:p>
          </table:table-cell>
          <table:table-cell table:formula="of:=AVERAGE([.B2:.B183])" office:value-type="float" office:value="0.348089980815656" calcext:value-type="float">
            <text:p>0,348089980815656</text:p>
          </table:table-cell>
          <table:table-cell table:formula="of:=AVERAGE([.C2:.C183])" office:value-type="float" office:value="0.419200636405313" calcext:value-type="float">
            <text:p>0,419200636405313</text:p>
          </table:table-cell>
          <table:table-cell table:formula="of:=AVERAGE([.D2:.D183])" office:value-type="float" office:value="0.178604202375886" calcext:value-type="float">
            <text:p>0,178604202375886</text:p>
          </table:table-cell>
          <table:table-cell office:value-type="string" calcext:value-type="string">
            <text:p>Temps moyen</text:p>
          </table:table-cell>
          <table:table-cell/>
        </table:table-row>
        <table:table-row table:style-name="ro1">
          <table:table-cell table:formula="of:=SUM([.A2:.A182])" office:value-type="float" office:value="63.8913161754608" calcext:value-type="float">
            <text:p>63,8913161754608</text:p>
          </table:table-cell>
          <table:table-cell table:formula="of:=SUM([.B2:.B182])" office:value-type="float" office:value="63.0042865276337" calcext:value-type="float">
            <text:p>63,0042865276337</text:p>
          </table:table-cell>
          <table:table-cell table:formula="of:=SUM([.C2:.C182])" office:value-type="float" office:value="75.8753151893616" calcext:value-type="float">
            <text:p>75,8753151893616</text:p>
          </table:table-cell>
          <table:table-cell table:formula="of:=SUM([.D2:.D182])" office:value-type="float" office:value="32.3273606300354" calcext:value-type="float">
            <text:p>32,3273606300354</text:p>
          </table:table-cell>
          <table:table-cell office:value-type="string" calcext:value-type="string">
            <text:p>Temps total</text:p>
          </table:table-cell>
          <table:table-cell/>
        </table:table-row>
      </table:table>
      <table:table table:name="Nb Keypoints" table:style-name="ta1">
        <table:shapes>
          <draw:frame draw:z-index="0" draw:style-name="gr1" draw:text-style-name="P1" svg:width="327.81mm" svg:height="184.38mm" svg:x="163.97mm" svg:y="3.45mm">
            <draw:object draw:notify-on-update-of-ranges="'Nb Keypoints'.A1:'Nb Keypoints'.A1 'Nb Keypoints'.A2:'Nb Keypoints'.A182 'Nb Keypoints'.B1:'Nb Keypoints'.B1 'Nb Keypoints'.B2:'Nb Keypoints'.B182 'Nb Keypoints'.C1:'Nb Keypoints'.C1 'Nb Keypoints'.C2:'Nb Keypoints'.C182 'Nb Keypoints'.D1:'Nb Keypoints'.D1 'Nb Keypoints'.D2:'Nb Keypoints'.D1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0" calcext:value-type="float">
            <text:p>450</text:p>
          </table:table-cell>
          <table:table-cell office:value-type="float" office:value="1352" calcext:value-type="float">
            <text:p>135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55" calcext:value-type="float">
            <text:p>455</text:p>
          </table:table-cell>
          <table:table-cell office:value-type="float" office:value="1365" calcext:value-type="float">
            <text:p>136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54" calcext:value-type="float">
            <text:p>454</text:p>
          </table:table-cell>
          <table:table-cell office:value-type="float" office:value="1364" calcext:value-type="float">
            <text:p>136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55" calcext:value-type="float">
            <text:p>455</text:p>
          </table:table-cell>
          <table:table-cell office:value-type="float" office:value="1406" calcext:value-type="float">
            <text:p>140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8" calcext:value-type="float">
            <text:p>468</text:p>
          </table:table-cell>
          <table:table-cell office:value-type="float" office:value="1392" calcext:value-type="float">
            <text:p>13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39" calcext:value-type="float">
            <text:p>439</text:p>
          </table:table-cell>
          <table:table-cell office:value-type="float" office:value="1319" calcext:value-type="float">
            <text:p>131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2" calcext:value-type="float">
            <text:p>452</text:p>
          </table:table-cell>
          <table:table-cell office:value-type="float" office:value="1358" calcext:value-type="float">
            <text:p>135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3" calcext:value-type="float">
            <text:p>463</text:p>
          </table:table-cell>
          <table:table-cell office:value-type="float" office:value="1390" calcext:value-type="float">
            <text:p>139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0" calcext:value-type="float">
            <text:p>450</text:p>
          </table:table-cell>
          <table:table-cell office:value-type="float" office:value="1350" calcext:value-type="float">
            <text:p>13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57" calcext:value-type="float">
            <text:p>457</text:p>
          </table:table-cell>
          <table:table-cell office:value-type="float" office:value="1371" calcext:value-type="float">
            <text:p>137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45" calcext:value-type="float">
            <text:p>445</text:p>
          </table:table-cell>
          <table:table-cell office:value-type="float" office:value="1335" calcext:value-type="float">
            <text:p>13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7" calcext:value-type="float">
            <text:p>457</text:p>
          </table:table-cell>
          <table:table-cell office:value-type="float" office:value="1373" calcext:value-type="float">
            <text:p>137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44" calcext:value-type="float">
            <text:p>444</text:p>
          </table:table-cell>
          <table:table-cell office:value-type="float" office:value="1333" calcext:value-type="float">
            <text:p>133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40" calcext:value-type="float">
            <text:p>440</text:p>
          </table:table-cell>
          <table:table-cell office:value-type="float" office:value="1320" calcext:value-type="float">
            <text:p>13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41" calcext:value-type="float">
            <text:p>441</text:p>
          </table:table-cell>
          <table:table-cell office:value-type="float" office:value="1323" calcext:value-type="float">
            <text:p>13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30" calcext:value-type="float">
            <text:p>430</text:p>
          </table:table-cell>
          <table:table-cell office:value-type="float" office:value="1290" calcext:value-type="float">
            <text:p>12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5" calcext:value-type="float">
            <text:p>445</text:p>
          </table:table-cell>
          <table:table-cell office:value-type="float" office:value="1337" calcext:value-type="float">
            <text:p>133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42" calcext:value-type="float">
            <text:p>442</text:p>
          </table:table-cell>
          <table:table-cell office:value-type="float" office:value="1326" calcext:value-type="float">
            <text:p>132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38" calcext:value-type="float">
            <text:p>438</text:p>
          </table:table-cell>
          <table:table-cell office:value-type="float" office:value="1315" calcext:value-type="float">
            <text:p>131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1" calcext:value-type="float">
            <text:p>431</text:p>
          </table:table-cell>
          <table:table-cell office:value-type="float" office:value="1293" calcext:value-type="float">
            <text:p>129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59" calcext:value-type="float">
            <text:p>459</text:p>
          </table:table-cell>
          <table:table-cell office:value-type="float" office:value="1377" calcext:value-type="float">
            <text:p>137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7" calcext:value-type="float">
            <text:p>427</text:p>
          </table:table-cell>
          <table:table-cell office:value-type="float" office:value="1281" calcext:value-type="float">
            <text:p>12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31" calcext:value-type="float">
            <text:p>431</text:p>
          </table:table-cell>
          <table:table-cell office:value-type="float" office:value="1295" calcext:value-type="float">
            <text:p>129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7" calcext:value-type="float">
            <text:p>427</text:p>
          </table:table-cell>
          <table:table-cell office:value-type="float" office:value="1281" calcext:value-type="float">
            <text:p>128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2" calcext:value-type="float">
            <text:p>422</text:p>
          </table:table-cell>
          <table:table-cell office:value-type="float" office:value="1267" calcext:value-type="float">
            <text:p>126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37" calcext:value-type="float">
            <text:p>437</text:p>
          </table:table-cell>
          <table:table-cell office:value-type="float" office:value="1311" calcext:value-type="float">
            <text:p>13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44" calcext:value-type="float">
            <text:p>444</text:p>
          </table:table-cell>
          <table:table-cell office:value-type="float" office:value="1334" calcext:value-type="float">
            <text:p>133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0" calcext:value-type="float">
            <text:p>450</text:p>
          </table:table-cell>
          <table:table-cell office:value-type="float" office:value="1350" calcext:value-type="float">
            <text:p>13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36" calcext:value-type="float">
            <text:p>436</text:p>
          </table:table-cell>
          <table:table-cell office:value-type="float" office:value="1310" calcext:value-type="float">
            <text:p>13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1" calcext:value-type="float">
            <text:p>431</text:p>
          </table:table-cell>
          <table:table-cell office:value-type="float" office:value="1294" calcext:value-type="float">
            <text:p>129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31" calcext:value-type="float">
            <text:p>431</text:p>
          </table:table-cell>
          <table:table-cell office:value-type="float" office:value="1295" calcext:value-type="float">
            <text:p>129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49" calcext:value-type="float">
            <text:p>12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51" calcext:value-type="float">
            <text:p>451</text:p>
          </table:table-cell>
          <table:table-cell office:value-type="float" office:value="1354" calcext:value-type="float">
            <text:p>135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8" calcext:value-type="float">
            <text:p>428</text:p>
          </table:table-cell>
          <table:table-cell office:value-type="float" office:value="1285" calcext:value-type="float">
            <text:p>128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44" calcext:value-type="float">
            <text:p>444</text:p>
          </table:table-cell>
          <table:table-cell office:value-type="float" office:value="1332" calcext:value-type="float">
            <text:p>13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7" calcext:value-type="float">
            <text:p>427</text:p>
          </table:table-cell>
          <table:table-cell office:value-type="float" office:value="1282" calcext:value-type="float">
            <text:p>128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7" calcext:value-type="float">
            <text:p>417</text:p>
          </table:table-cell>
          <table:table-cell office:value-type="float" office:value="1253" calcext:value-type="float">
            <text:p>125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9" calcext:value-type="float">
            <text:p>419</text:p>
          </table:table-cell>
          <table:table-cell office:value-type="float" office:value="1259" calcext:value-type="float">
            <text:p>125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float" office:value="1258" calcext:value-type="float">
            <text:p>125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12" calcext:value-type="float">
            <text:p>412</text:p>
          </table:table-cell>
          <table:table-cell office:value-type="float" office:value="1238" calcext:value-type="float">
            <text:p>123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8" calcext:value-type="float">
            <text:p>418</text:p>
          </table:table-cell>
          <table:table-cell office:value-type="float" office:value="1254" calcext:value-type="float">
            <text:p>125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float" office:value="1255" calcext:value-type="float">
            <text:p>125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4" calcext:value-type="float">
            <text:p>434</text:p>
          </table:table-cell>
          <table:table-cell office:value-type="float" office:value="1303" calcext:value-type="float">
            <text:p>13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1280" calcext:value-type="float">
            <text:p>12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4" calcext:value-type="float">
            <text:p>127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3" calcext:value-type="float">
            <text:p>127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9" calcext:value-type="float">
            <text:p>429</text:p>
          </table:table-cell>
          <table:table-cell office:value-type="float" office:value="1287" calcext:value-type="float">
            <text:p>128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41" calcext:value-type="float">
            <text:p>441</text:p>
          </table:table-cell>
          <table:table-cell office:value-type="float" office:value="1323" calcext:value-type="float">
            <text:p>132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275" calcext:value-type="float">
            <text:p>127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4" calcext:value-type="float">
            <text:p>127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1338" calcext:value-type="float">
            <text:p>133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36" calcext:value-type="float">
            <text:p>436</text:p>
          </table:table-cell>
          <table:table-cell office:value-type="float" office:value="1310" calcext:value-type="float">
            <text:p>13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35" calcext:value-type="float">
            <text:p>435</text:p>
          </table:table-cell>
          <table:table-cell office:value-type="float" office:value="1307" calcext:value-type="float">
            <text:p>13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42" calcext:value-type="float">
            <text:p>442</text:p>
          </table:table-cell>
          <table:table-cell office:value-type="float" office:value="1328" calcext:value-type="float">
            <text:p>132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27" calcext:value-type="float">
            <text:p>427</text:p>
          </table:table-cell>
          <table:table-cell office:value-type="float" office:value="1283" calcext:value-type="float">
            <text:p>128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37" calcext:value-type="float">
            <text:p>437</text:p>
          </table:table-cell>
          <table:table-cell office:value-type="float" office:value="1313" calcext:value-type="float">
            <text:p>13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51" calcext:value-type="float">
            <text:p>451</text:p>
          </table:table-cell>
          <table:table-cell office:value-type="float" office:value="1353" calcext:value-type="float">
            <text:p>13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5" calcext:value-type="float">
            <text:p>435</text:p>
          </table:table-cell>
          <table:table-cell office:value-type="float" office:value="1306" calcext:value-type="float">
            <text:p>130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30" calcext:value-type="float">
            <text:p>430</text:p>
          </table:table-cell>
          <table:table-cell office:value-type="float" office:value="1292" calcext:value-type="float">
            <text:p>129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49" calcext:value-type="float">
            <text:p>449</text:p>
          </table:table-cell>
          <table:table-cell office:value-type="float" office:value="1349" calcext:value-type="float">
            <text:p>134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38" calcext:value-type="float">
            <text:p>438</text:p>
          </table:table-cell>
          <table:table-cell office:value-type="float" office:value="1314" calcext:value-type="float">
            <text:p>13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4" calcext:value-type="float">
            <text:p>434</text:p>
          </table:table-cell>
          <table:table-cell office:value-type="float" office:value="1303" calcext:value-type="float">
            <text:p>130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43" calcext:value-type="float">
            <text:p>443</text:p>
          </table:table-cell>
          <table:table-cell office:value-type="float" office:value="1331" calcext:value-type="float">
            <text:p>133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32" calcext:value-type="float">
            <text:p>432</text:p>
          </table:table-cell>
          <table:table-cell office:value-type="float" office:value="1296" calcext:value-type="float">
            <text:p>129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4" calcext:value-type="float">
            <text:p>127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1" calcext:value-type="float">
            <text:p>421</text:p>
          </table:table-cell>
          <table:table-cell office:value-type="float" office:value="1263" calcext:value-type="float">
            <text:p>126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float" office:value="1257" calcext:value-type="float">
            <text:p>125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4" calcext:value-type="float">
            <text:p>434</text:p>
          </table:table-cell>
          <table:table-cell office:value-type="float" office:value="1302" calcext:value-type="float">
            <text:p>1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37" calcext:value-type="float">
            <text:p>437</text:p>
          </table:table-cell>
          <table:table-cell office:value-type="float" office:value="1312" calcext:value-type="float">
            <text:p>131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5" calcext:value-type="float">
            <text:p>435</text:p>
          </table:table-cell>
          <table:table-cell office:value-type="float" office:value="1305" calcext:value-type="float">
            <text:p>130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1" calcext:value-type="float">
            <text:p>431</text:p>
          </table:table-cell>
          <table:table-cell office:value-type="float" office:value="1293" calcext:value-type="float">
            <text:p>129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0" calcext:value-type="float">
            <text:p>420</text:p>
          </table:table-cell>
          <table:table-cell office:value-type="float" office:value="1262" calcext:value-type="float">
            <text:p>126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9" calcext:value-type="float">
            <text:p>429</text:p>
          </table:table-cell>
          <table:table-cell office:value-type="float" office:value="1289" calcext:value-type="float">
            <text:p>128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7" calcext:value-type="float">
            <text:p>427</text:p>
          </table:table-cell>
          <table:table-cell office:value-type="float" office:value="1282" calcext:value-type="float">
            <text:p>128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39" calcext:value-type="float">
            <text:p>439</text:p>
          </table:table-cell>
          <table:table-cell office:value-type="float" office:value="1319" calcext:value-type="float">
            <text:p>131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24" calcext:value-type="float">
            <text:p>424</text:p>
          </table:table-cell>
          <table:table-cell office:value-type="float" office:value="1272" calcext:value-type="float">
            <text:p>127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40" calcext:value-type="float">
            <text:p>440</text:p>
          </table:table-cell>
          <table:table-cell office:value-type="float" office:value="1320" calcext:value-type="float">
            <text:p>13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25" calcext:value-type="float">
            <text:p>425</text:p>
          </table:table-cell>
          <table:table-cell office:value-type="float" office:value="1277" calcext:value-type="float">
            <text:p>127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47" calcext:value-type="float">
            <text:p>447</text:p>
          </table:table-cell>
          <table:table-cell office:value-type="float" office:value="1343" calcext:value-type="float">
            <text:p>134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6" calcext:value-type="float">
            <text:p>406</text:p>
          </table:table-cell>
          <table:table-cell office:value-type="float" office:value="1218" calcext:value-type="float">
            <text:p>1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float" office:value="1270" calcext:value-type="float">
            <text:p>127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32" calcext:value-type="float">
            <text:p>432</text:p>
          </table:table-cell>
          <table:table-cell office:value-type="float" office:value="1298" calcext:value-type="float">
            <text:p>129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1" calcext:value-type="float">
            <text:p>125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float" office:value="1257" calcext:value-type="float">
            <text:p>125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1279" calcext:value-type="float">
            <text:p>127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3" calcext:value-type="float">
            <text:p>413</text:p>
          </table:table-cell>
          <table:table-cell office:value-type="float" office:value="1240" calcext:value-type="float">
            <text:p>12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11" calcext:value-type="float">
            <text:p>411</text:p>
          </table:table-cell>
          <table:table-cell office:value-type="float" office:value="1233" calcext:value-type="float">
            <text:p>123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6" calcext:value-type="float">
            <text:p>406</text:p>
          </table:table-cell>
          <table:table-cell office:value-type="float" office:value="1220" calcext:value-type="float">
            <text:p>12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49" calcext:value-type="float">
            <text:p>12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48" calcext:value-type="float">
            <text:p>448</text:p>
          </table:table-cell>
          <table:table-cell office:value-type="float" office:value="1346" calcext:value-type="float">
            <text:p>134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31" calcext:value-type="float">
            <text:p>431</text:p>
          </table:table-cell>
          <table:table-cell office:value-type="float" office:value="1295" calcext:value-type="float">
            <text:p>129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275" calcext:value-type="float">
            <text:p>127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15" calcext:value-type="float">
            <text:p>415</text:p>
          </table:table-cell>
          <table:table-cell office:value-type="float" office:value="1246" calcext:value-type="float">
            <text:p>12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2" calcext:value-type="float">
            <text:p>125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float" office:value="1255" calcext:value-type="float">
            <text:p>12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float" office:value="1269" calcext:value-type="float">
            <text:p>126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5" calcext:value-type="float">
            <text:p>435</text:p>
          </table:table-cell>
          <table:table-cell office:value-type="float" office:value="1305" calcext:value-type="float">
            <text:p>130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3" calcext:value-type="float">
            <text:p>413</text:p>
          </table:table-cell>
          <table:table-cell office:value-type="float" office:value="1240" calcext:value-type="float">
            <text:p>12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3" calcext:value-type="float">
            <text:p>127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9" calcext:value-type="float">
            <text:p>419</text:p>
          </table:table-cell>
          <table:table-cell office:value-type="float" office:value="1259" calcext:value-type="float">
            <text:p>12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13" calcext:value-type="float">
            <text:p>413</text:p>
          </table:table-cell>
          <table:table-cell office:value-type="float" office:value="1241" calcext:value-type="float">
            <text:p>12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1" calcext:value-type="float">
            <text:p>421</text:p>
          </table:table-cell>
          <table:table-cell office:value-type="float" office:value="1264" calcext:value-type="float">
            <text:p>126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0" calcext:value-type="float">
            <text:p>410</text:p>
          </table:table-cell>
          <table:table-cell office:value-type="float" office:value="1232" calcext:value-type="float">
            <text:p>123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0" calcext:value-type="float">
            <text:p>410</text:p>
          </table:table-cell>
          <table:table-cell office:value-type="float" office:value="1230" calcext:value-type="float">
            <text:p>123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11" calcext:value-type="float">
            <text:p>411</text:p>
          </table:table-cell>
          <table:table-cell office:value-type="float" office:value="1235" calcext:value-type="float">
            <text:p>123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0" calcext:value-type="float">
            <text:p>410</text:p>
          </table:table-cell>
          <table:table-cell office:value-type="float" office:value="1230" calcext:value-type="float">
            <text:p>12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49" calcext:value-type="float">
            <text:p>124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3" calcext:value-type="float">
            <text:p>433</text:p>
          </table:table-cell>
          <table:table-cell office:value-type="float" office:value="1301" calcext:value-type="float">
            <text:p>13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4" calcext:value-type="float">
            <text:p>434</text:p>
          </table:table-cell>
          <table:table-cell office:value-type="float" office:value="1302" calcext:value-type="float">
            <text:p>130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40" calcext:value-type="float">
            <text:p>440</text:p>
          </table:table-cell>
          <table:table-cell office:value-type="float" office:value="1321" calcext:value-type="float">
            <text:p>13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30" calcext:value-type="float">
            <text:p>430</text:p>
          </table:table-cell>
          <table:table-cell office:value-type="float" office:value="1292" calcext:value-type="float">
            <text:p>129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14" calcext:value-type="float">
            <text:p>414</text:p>
          </table:table-cell>
          <table:table-cell office:value-type="float" office:value="1243" calcext:value-type="float">
            <text:p>12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float" office:value="1270" calcext:value-type="float">
            <text:p>12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3" calcext:value-type="float">
            <text:p>12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09" calcext:value-type="float">
            <text:p>409</text:p>
          </table:table-cell>
          <table:table-cell office:value-type="float" office:value="1227" calcext:value-type="float">
            <text:p>12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float" office:value="1270" calcext:value-type="float">
            <text:p>127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07" calcext:value-type="float">
            <text:p>407</text:p>
          </table:table-cell>
          <table:table-cell office:value-type="float" office:value="1222" calcext:value-type="float">
            <text:p>12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3" calcext:value-type="float">
            <text:p>403</text:p>
          </table:table-cell>
          <table:table-cell office:value-type="float" office:value="1210" calcext:value-type="float">
            <text:p>12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1279" calcext:value-type="float">
            <text:p>127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9" calcext:value-type="float">
            <text:p>419</text:p>
          </table:table-cell>
          <table:table-cell office:value-type="float" office:value="1259" calcext:value-type="float">
            <text:p>125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2" calcext:value-type="float">
            <text:p>422</text:p>
          </table:table-cell>
          <table:table-cell office:value-type="float" office:value="1267" calcext:value-type="float">
            <text:p>126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7" calcext:value-type="float">
            <text:p>417</text:p>
          </table:table-cell>
          <table:table-cell office:value-type="float" office:value="1253" calcext:value-type="float">
            <text:p>125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9" calcext:value-type="float">
            <text:p>429</text:p>
          </table:table-cell>
          <table:table-cell office:value-type="float" office:value="1287" calcext:value-type="float">
            <text:p>128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4" calcext:value-type="float">
            <text:p>434</text:p>
          </table:table-cell>
          <table:table-cell office:value-type="float" office:value="1304" calcext:value-type="float">
            <text:p>130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0" calcext:value-type="float">
            <text:p>420</text:p>
          </table:table-cell>
          <table:table-cell office:value-type="float" office:value="1262" calcext:value-type="float">
            <text:p>12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50" calcext:value-type="float">
            <text:p>125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9" calcext:value-type="float">
            <text:p>429</text:p>
          </table:table-cell>
          <table:table-cell office:value-type="float" office:value="1288" calcext:value-type="float">
            <text:p>128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float" office:value="1258" calcext:value-type="float">
            <text:p>125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9" calcext:value-type="float">
            <text:p>429</text:p>
          </table:table-cell>
          <table:table-cell office:value-type="float" office:value="1289" calcext:value-type="float">
            <text:p>128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1280" calcext:value-type="float">
            <text:p>12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30" calcext:value-type="float">
            <text:p>430</text:p>
          </table:table-cell>
          <table:table-cell office:value-type="float" office:value="1292" calcext:value-type="float">
            <text:p>12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275" calcext:value-type="float">
            <text:p>127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19" calcext:value-type="float">
            <text:p>419</text:p>
          </table:table-cell>
          <table:table-cell office:value-type="float" office:value="1257" calcext:value-type="float">
            <text:p>125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14" calcext:value-type="float">
            <text:p>414</text:p>
          </table:table-cell>
          <table:table-cell office:value-type="float" office:value="1243" calcext:value-type="float">
            <text:p>124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0" calcext:value-type="float">
            <text:p>420</text:p>
          </table:table-cell>
          <table:table-cell office:value-type="float" office:value="1262" calcext:value-type="float">
            <text:p>12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24" calcext:value-type="float">
            <text:p>424</text:p>
          </table:table-cell>
          <table:table-cell office:value-type="float" office:value="1272" calcext:value-type="float">
            <text:p>127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float" office:value="1255" calcext:value-type="float">
            <text:p>12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9" calcext:value-type="float">
            <text:p>419</text:p>
          </table:table-cell>
          <table:table-cell office:value-type="float" office:value="1259" calcext:value-type="float">
            <text:p>125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12" calcext:value-type="float">
            <text:p>412</text:p>
          </table:table-cell>
          <table:table-cell office:value-type="float" office:value="1236" calcext:value-type="float">
            <text:p>12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0" calcext:value-type="float">
            <text:p>420</text:p>
          </table:table-cell>
          <table:table-cell office:value-type="float" office:value="1260" calcext:value-type="float">
            <text:p>12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12" calcext:value-type="float">
            <text:p>412</text:p>
          </table:table-cell>
          <table:table-cell office:value-type="float" office:value="1237" calcext:value-type="float">
            <text:p>123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1" calcext:value-type="float">
            <text:p>125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09" calcext:value-type="float">
            <text:p>409</text:p>
          </table:table-cell>
          <table:table-cell office:value-type="float" office:value="1227" calcext:value-type="float">
            <text:p>122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09" calcext:value-type="float">
            <text:p>409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7" calcext:value-type="float">
            <text:p>417</text:p>
          </table:table-cell>
          <table:table-cell office:value-type="float" office:value="1253" calcext:value-type="float">
            <text:p>125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23" calcext:value-type="float">
            <text:p>423</text:p>
          </table:table-cell>
          <table:table-cell office:value-type="float" office:value="1271" calcext:value-type="float">
            <text:p>127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0" calcext:value-type="float">
            <text:p>410</text:p>
          </table:table-cell>
          <table:table-cell office:value-type="float" office:value="1231" calcext:value-type="float">
            <text:p>12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1" calcext:value-type="float">
            <text:p>125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14" calcext:value-type="float">
            <text:p>414</text:p>
          </table:table-cell>
          <table:table-cell office:value-type="float" office:value="1242" calcext:value-type="float">
            <text:p>124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14" calcext:value-type="float">
            <text:p>414</text:p>
          </table:table-cell>
          <table:table-cell office:value-type="float" office:value="1243" calcext:value-type="float">
            <text:p>124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49" calcext:value-type="float">
            <text:p>124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14" calcext:value-type="float">
            <text:p>414</text:p>
          </table:table-cell>
          <table:table-cell office:value-type="float" office:value="1242" calcext:value-type="float">
            <text:p>124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15" calcext:value-type="float">
            <text:p>415</text:p>
          </table:table-cell>
          <table:table-cell office:value-type="float" office:value="1246" calcext:value-type="float">
            <text:p>124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6" calcext:value-type="float">
            <text:p>406</text:p>
          </table:table-cell>
          <table:table-cell office:value-type="float" office:value="1218" calcext:value-type="float">
            <text:p>1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14" calcext:value-type="float">
            <text:p>414</text:p>
          </table:table-cell>
          <table:table-cell office:value-type="float" office:value="1243" calcext:value-type="float">
            <text:p>124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0" calcext:value-type="float">
            <text:p>410</text:p>
          </table:table-cell>
          <table:table-cell office:value-type="float" office:value="1232" calcext:value-type="float">
            <text:p>123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11" calcext:value-type="float">
            <text:p>411</text:p>
          </table:table-cell>
          <table:table-cell office:value-type="float" office:value="1234" calcext:value-type="float">
            <text:p>123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8" calcext:value-type="float">
            <text:p>418</text:p>
          </table:table-cell>
          <table:table-cell office:value-type="float" office:value="1254" calcext:value-type="float">
            <text:p>125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0" calcext:value-type="float">
            <text:p>420</text:p>
          </table:table-cell>
          <table:table-cell office:value-type="float" office:value="1260" calcext:value-type="float">
            <text:p>126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22" calcext:value-type="float">
            <text:p>422</text:p>
          </table:table-cell>
          <table:table-cell office:value-type="float" office:value="1266" calcext:value-type="float">
            <text:p>12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4" calcext:value-type="float">
            <text:p>424</text:p>
          </table:table-cell>
          <table:table-cell office:value-type="float" office:value="1274" calcext:value-type="float">
            <text:p>12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30" calcext:value-type="float">
            <text:p>430</text:p>
          </table:table-cell>
          <table:table-cell office:value-type="float" office:value="1292" calcext:value-type="float">
            <text:p>129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float" office:value="1269" calcext:value-type="float">
            <text:p>126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276" calcext:value-type="float">
            <text:p>127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12" calcext:value-type="float">
            <text:p>412</text:p>
          </table:table-cell>
          <table:table-cell office:value-type="float" office:value="1237" calcext:value-type="float">
            <text:p>12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2" calcext:value-type="float">
            <text:p>422</text:p>
          </table:table-cell>
          <table:table-cell office:value-type="float" office:value="1267" calcext:value-type="float">
            <text:p>126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1" calcext:value-type="float">
            <text:p>421</text:p>
          </table:table-cell>
          <table:table-cell office:value-type="float" office:value="1264" calcext:value-type="float">
            <text:p>126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15" calcext:value-type="float">
            <text:p>415</text:p>
          </table:table-cell>
          <table:table-cell office:value-type="float" office:value="1247" calcext:value-type="float">
            <text:p>124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8" calcext:value-type="float">
            <text:p>408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5" calcext:value-type="float">
            <text:p>405</text:p>
          </table:table-cell>
          <table:table-cell office:value-type="float" office:value="1217" calcext:value-type="float">
            <text:p>121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6" calcext:value-type="float">
            <text:p>406</text:p>
          </table:table-cell>
          <table:table-cell office:value-type="float" office:value="1219" calcext:value-type="float">
            <text:p>121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7" calcext:value-type="float">
            <text:p>407</text:p>
          </table:table-cell>
          <table:table-cell office:value-type="float" office:value="1223" calcext:value-type="float">
            <text:p>122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15" calcext:value-type="float">
            <text:p>415</text:p>
          </table:table-cell>
          <table:table-cell office:value-type="float" office:value="1246" calcext:value-type="float">
            <text:p>124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2" calcext:value-type="float">
            <text:p>125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275" calcext:value-type="float">
            <text:p>127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0" calcext:value-type="float">
            <text:p>410</text:p>
          </table:table-cell>
          <table:table-cell office:value-type="float" office:value="1230" calcext:value-type="float">
            <text:p>12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17" calcext:value-type="float">
            <text:p>417</text:p>
          </table:table-cell>
          <table:table-cell office:value-type="float" office:value="1252" calcext:value-type="float">
            <text:p>125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9" calcext:value-type="float">
            <text:p>399</text:p>
          </table:table-cell>
          <table:table-cell office:value-type="float" office:value="1199" calcext:value-type="float">
            <text:p>1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10" calcext:value-type="float">
            <text:p>410</text:p>
          </table:table-cell>
          <table:table-cell office:value-type="float" office:value="1231" calcext:value-type="float">
            <text:p>12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1" calcext:value-type="float">
            <text:p>421</text:p>
          </table:table-cell>
          <table:table-cell office:value-type="float" office:value="1263" calcext:value-type="float">
            <text:p>126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6" calcext:value-type="float">
            <text:p>416</text:p>
          </table:table-cell>
          <table:table-cell office:value-type="float" office:value="1249" calcext:value-type="float">
            <text:p>1249</text:p>
          </table:table-cell>
          <table:table-cell office:value-type="float" office:value="215" calcext:value-type="float">
            <text:p>215</text:p>
          </table:table-cell>
        </table:table-row>
      </table:table>
      <table:table table:name="Nb match" table:style-name="ta1">
        <table:shapes>
          <draw:frame draw:z-index="0" draw:style-name="gr1" draw:text-style-name="P1" svg:width="417.22mm" svg:height="207.72mm" svg:x="132.63mm" svg:y="0mm">
            <draw:object draw:notify-on-update-of-ranges="'Nb match'.A1:'Nb match'.A1 'Nb match'.A2:'Nb match'.A182 'Nb match'.B1:'Nb match'.B1 'Nb match'.B2:'Nb match'.B182 'Nb match'.C1:'Nb match'.C1 'Nb match'.C2:'Nb match'.C182 'Nb match'.D1:'Nb match'.D1 'Nb match'.D2:'Nb match'.D1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325" calcext:value-type="float">
            <text:p>3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327" calcext:value-type="float">
            <text:p>3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330" calcext:value-type="float">
            <text:p>3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293" calcext:value-type="float">
            <text:p>2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office:value-type="float" office:value="316" calcext:value-type="float">
            <text:p>3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331" calcext:value-type="float">
            <text:p>3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8" calcext:value-type="float">
            <text:p>128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319" calcext:value-type="float">
            <text:p>3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325" calcext:value-type="float">
            <text:p>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306" calcext:value-type="float">
            <text:p>3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303" calcext:value-type="float">
            <text:p>3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301" calcext:value-type="float">
            <text:p>3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2" calcext:value-type="float">
            <text:p>122</text:p>
          </table:table-cell>
          <table:table-cell office:value-type="float" office:value="316" calcext:value-type="float">
            <text:p>3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318" calcext:value-type="float">
            <text:p>3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298" calcext:value-type="float">
            <text:p>2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310" calcext:value-type="float">
            <text:p>3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326" calcext:value-type="float">
            <text:p>3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329" calcext:value-type="float">
            <text:p>3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331" calcext:value-type="float">
            <text:p>3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326" calcext:value-type="float">
            <text:p>3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361" calcext:value-type="float">
            <text:p>3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361" calcext:value-type="float">
            <text:p>3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1" calcext:value-type="float">
            <text:p>161</text:p>
          </table:table-cell>
          <table:table-cell office:value-type="float" office:value="371" calcext:value-type="float">
            <text:p>3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1" calcext:value-type="float">
            <text:p>181</text:p>
          </table:table-cell>
          <table:table-cell office:value-type="float" office:value="399" calcext:value-type="float">
            <text:p>3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7" calcext:value-type="float">
            <text:p>177</text:p>
          </table:table-cell>
          <table:table-cell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0" calcext:value-type="float">
            <text:p>180</text:p>
          </table:table-cell>
          <table:table-cell office:value-type="float" office:value="420" calcext:value-type="float">
            <text:p>4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office:value-type="float" office:value="407" calcext:value-type="float">
            <text:p>4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2" calcext:value-type="float">
            <text:p>172</text:p>
          </table:table-cell>
          <table:table-cell office:value-type="float" office:value="410" calcext:value-type="float">
            <text:p>4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6" calcext:value-type="float">
            <text:p>186</text:p>
          </table:table-cell>
          <table:table-cell office:value-type="float" office:value="441" calcext:value-type="float">
            <text:p>44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2" calcext:value-type="float">
            <text:p>202</text:p>
          </table:table-cell>
          <table:table-cell office:value-type="float" office:value="449" calcext:value-type="float">
            <text:p>4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427" calcext:value-type="float">
            <text:p>42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7" calcext:value-type="float">
            <text:p>187</text:p>
          </table:table-cell>
          <table:table-cell office:value-type="float" office:value="450" calcext:value-type="float">
            <text:p>4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461" calcext:value-type="float">
            <text:p>46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1" calcext:value-type="float">
            <text:p>191</text:p>
          </table:table-cell>
          <table:table-cell office:value-type="float" office:value="472" calcext:value-type="float">
            <text:p>4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1" calcext:value-type="float">
            <text:p>181</text:p>
          </table:table-cell>
          <table:table-cell office:value-type="float" office:value="479" calcext:value-type="float">
            <text:p>4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1" calcext:value-type="float">
            <text:p>191</text:p>
          </table:table-cell>
          <table:table-cell office:value-type="float" office:value="479" calcext:value-type="float">
            <text:p>47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0" calcext:value-type="float">
            <text:p>190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0" calcext:value-type="float">
            <text:p>180</text:p>
          </table:table-cell>
          <table:table-cell office:value-type="float" office:value="483" calcext:value-type="float">
            <text:p>4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7" calcext:value-type="float">
            <text:p>187</text:p>
          </table:table-cell>
          <table:table-cell office:value-type="float" office:value="487" calcext:value-type="float">
            <text:p>4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8" calcext:value-type="float">
            <text:p>198</text:p>
          </table:table-cell>
          <table:table-cell office:value-type="float" office:value="511" calcext:value-type="float">
            <text:p>5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7" calcext:value-type="float">
            <text:p>187</text:p>
          </table:table-cell>
          <table:table-cell office:value-type="float" office:value="482" calcext:value-type="float">
            <text:p>4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1" calcext:value-type="float">
            <text:p>191</text:p>
          </table:table-cell>
          <table:table-cell office:value-type="float" office:value="487" calcext:value-type="float">
            <text:p>4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1" calcext:value-type="float">
            <text:p>181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2" calcext:value-type="float">
            <text:p>202</text:p>
          </table:table-cell>
          <table:table-cell office:value-type="float" office:value="479" calcext:value-type="float">
            <text:p>47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3" calcext:value-type="float">
            <text:p>193</text:p>
          </table:table-cell>
          <table:table-cell office:value-type="float" office:value="492" calcext:value-type="float">
            <text:p>4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7" calcext:value-type="float">
            <text:p>197</text:p>
          </table:table-cell>
          <table:table-cell office:value-type="float" office:value="500" calcext:value-type="float">
            <text:p>5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3" calcext:value-type="float">
            <text:p>183</text:p>
          </table:table-cell>
          <table:table-cell office:value-type="float" office:value="475" calcext:value-type="float">
            <text:p>4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5" calcext:value-type="float">
            <text:p>185</text:p>
          </table:table-cell>
          <table:table-cell office:value-type="float" office:value="475" calcext:value-type="float">
            <text:p>4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9" calcext:value-type="float">
            <text:p>179</text:p>
          </table:table-cell>
          <table:table-cell office:value-type="float" office:value="471" calcext:value-type="float">
            <text:p>4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4" calcext:value-type="float">
            <text:p>184</text:p>
          </table:table-cell>
          <table:table-cell office:value-type="float" office:value="483" calcext:value-type="float">
            <text:p>4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7" calcext:value-type="float">
            <text:p>187</text:p>
          </table:table-cell>
          <table:table-cell office:value-type="float" office:value="477" calcext:value-type="float">
            <text:p>4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3" calcext:value-type="float">
            <text:p>183</text:p>
          </table:table-cell>
          <table:table-cell office:value-type="float" office:value="471" calcext:value-type="float">
            <text:p>4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  <table:table-cell office:value-type="float" office:value="476" calcext:value-type="float">
            <text:p>4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1" calcext:value-type="float">
            <text:p>191</text:p>
          </table:table-cell>
          <table:table-cell office:value-type="float" office:value="489" calcext:value-type="float">
            <text:p>48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488" calcext:value-type="float">
            <text:p>48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2" calcext:value-type="float">
            <text:p>182</text:p>
          </table:table-cell>
          <table:table-cell office:value-type="float" office:value="475" calcext:value-type="float">
            <text:p>4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8" calcext:value-type="float">
            <text:p>188</text:p>
          </table:table-cell>
          <table:table-cell office:value-type="float" office:value="492" calcext:value-type="float">
            <text:p>49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452" calcext:value-type="float">
            <text:p>45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9" calcext:value-type="float">
            <text:p>179</text:p>
          </table:table-cell>
          <table:table-cell office:value-type="float" office:value="460" calcext:value-type="float">
            <text:p>4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8" calcext:value-type="float">
            <text:p>168</text:p>
          </table:table-cell>
          <table:table-cell office:value-type="float" office:value="457" calcext:value-type="float">
            <text:p>45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8" calcext:value-type="float">
            <text:p>178</text:p>
          </table:table-cell>
          <table:table-cell office:value-type="float" office:value="483" calcext:value-type="float">
            <text:p>4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5" calcext:value-type="float">
            <text:p>185</text:p>
          </table:table-cell>
          <table:table-cell office:value-type="float" office:value="485" calcext:value-type="float">
            <text:p>48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7" calcext:value-type="float">
            <text:p>187</text:p>
          </table:table-cell>
          <table:table-cell office:value-type="float" office:value="483" calcext:value-type="float">
            <text:p>4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9" calcext:value-type="float">
            <text:p>189</text:p>
          </table:table-cell>
          <table:table-cell office:value-type="float" office:value="492" calcext:value-type="float">
            <text:p>49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9" calcext:value-type="float">
            <text:p>189</text:p>
          </table:table-cell>
          <table:table-cell office:value-type="float" office:value="491" calcext:value-type="float">
            <text:p>49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488" calcext:value-type="float">
            <text:p>4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502" calcext:value-type="float">
            <text:p>5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504" calcext:value-type="float">
            <text:p>5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2" calcext:value-type="float">
            <text:p>202</text:p>
          </table:table-cell>
          <table:table-cell office:value-type="float" office:value="484" calcext:value-type="float">
            <text:p>48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4" calcext:value-type="float">
            <text:p>194</text:p>
          </table:table-cell>
          <table:table-cell office:value-type="float" office:value="531" calcext:value-type="float">
            <text:p>5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5" calcext:value-type="float">
            <text:p>215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office:value-type="float" office:value="576" calcext:value-type="float">
            <text:p>57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565" calcext:value-type="float">
            <text:p>5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9" calcext:value-type="float">
            <text:p>209</text:p>
          </table:table-cell>
          <table:table-cell office:value-type="float" office:value="575" calcext:value-type="float">
            <text:p>57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2" calcext:value-type="float">
            <text:p>222</text:p>
          </table:table-cell>
          <table:table-cell office:value-type="float" office:value="597" calcext:value-type="float">
            <text:p>59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34" calcext:value-type="float">
            <text:p>234</text:p>
          </table:table-cell>
          <table:table-cell office:value-type="float" office:value="638" calcext:value-type="float">
            <text:p>63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2" calcext:value-type="float">
            <text:p>232</text:p>
          </table:table-cell>
          <table:table-cell office:value-type="float" office:value="624" calcext:value-type="float">
            <text:p>6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4" calcext:value-type="float">
            <text:p>244</text:p>
          </table:table-cell>
          <table:table-cell office:value-type="float" office:value="663" calcext:value-type="float">
            <text:p>66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5" calcext:value-type="float">
            <text:p>255</text:p>
          </table:table-cell>
          <table:table-cell office:value-type="float" office:value="664" calcext:value-type="float">
            <text:p>66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8" calcext:value-type="float">
            <text:p>248</text:p>
          </table:table-cell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0" calcext:value-type="float">
            <text:p>250</text:p>
          </table:table-cell>
          <table:table-cell office:value-type="float" office:value="674" calcext:value-type="float">
            <text:p>67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3" calcext:value-type="float">
            <text:p>243</text:p>
          </table:table-cell>
          <table:table-cell office:value-type="float" office:value="643" calcext:value-type="float">
            <text:p>6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1" calcext:value-type="float">
            <text:p>241</text:p>
          </table:table-cell>
          <table:table-cell office:value-type="float" office:value="650" calcext:value-type="float">
            <text:p>6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8" calcext:value-type="float">
            <text:p>248</text:p>
          </table:table-cell>
          <table:table-cell office:value-type="float" office:value="667" calcext:value-type="float">
            <text:p>66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1" calcext:value-type="float">
            <text:p>241</text:p>
          </table:table-cell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39" calcext:value-type="float">
            <text:p>239</text:p>
          </table:table-cell>
          <table:table-cell office:value-type="float" office:value="657" calcext:value-type="float">
            <text:p>65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0" calcext:value-type="float">
            <text:p>250</text:p>
          </table:table-cell>
          <table:table-cell office:value-type="float" office:value="699" calcext:value-type="float">
            <text:p>69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7" calcext:value-type="float">
            <text:p>257</text:p>
          </table:table-cell>
          <table:table-cell office:value-type="float" office:value="709" calcext:value-type="float">
            <text:p>7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1" calcext:value-type="float">
            <text:p>251</text:p>
          </table:table-cell>
          <table:table-cell office:value-type="float" office:value="688" calcext:value-type="float">
            <text:p>68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66" calcext:value-type="float">
            <text:p>266</text:p>
          </table:table-cell>
          <table:table-cell office:value-type="float" office:value="710" calcext:value-type="float">
            <text:p>7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2" calcext:value-type="float">
            <text:p>262</text:p>
          </table:table-cell>
          <table:table-cell office:value-type="float" office:value="701" calcext:value-type="float">
            <text:p>7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4" calcext:value-type="float">
            <text:p>264</text:p>
          </table:table-cell>
          <table:table-cell office:value-type="float" office:value="714" calcext:value-type="float">
            <text:p>7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0" calcext:value-type="float">
            <text:p>270</text:p>
          </table:table-cell>
          <table:table-cell office:value-type="float" office:value="718" calcext:value-type="float">
            <text:p>7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3" calcext:value-type="float">
            <text:p>253</text:p>
          </table:table-cell>
          <table:table-cell office:value-type="float" office:value="700" calcext:value-type="float">
            <text:p>7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8" calcext:value-type="float">
            <text:p>268</text:p>
          </table:table-cell>
          <table:table-cell office:value-type="float" office:value="738" calcext:value-type="float">
            <text:p>73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0" calcext:value-type="float">
            <text:p>270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float" office:value="739" calcext:value-type="float">
            <text:p>7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4" calcext:value-type="float">
            <text:p>274</text:p>
          </table:table-cell>
          <table:table-cell office:value-type="float" office:value="742" calcext:value-type="float">
            <text:p>74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9" calcext:value-type="float">
            <text:p>279</text:p>
          </table:table-cell>
          <table:table-cell office:value-type="float" office:value="691" calcext:value-type="float">
            <text:p>6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6" calcext:value-type="float">
            <text:p>266</text:p>
          </table:table-cell>
          <table:table-cell office:value-type="float" office:value="728" calcext:value-type="float">
            <text:p>7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3" calcext:value-type="float">
            <text:p>263</text:p>
          </table:table-cell>
          <table:table-cell office:value-type="float" office:value="716" calcext:value-type="float">
            <text:p>71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72" calcext:value-type="float">
            <text:p>272</text:p>
          </table:table-cell>
          <table:table-cell office:value-type="float" office:value="724" calcext:value-type="float">
            <text:p>7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3" calcext:value-type="float">
            <text:p>273</text:p>
          </table:table-cell>
          <table:table-cell office:value-type="float" office:value="751" calcext:value-type="float">
            <text:p>7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6" calcext:value-type="float">
            <text:p>266</text:p>
          </table:table-cell>
          <table:table-cell office:value-type="float" office:value="738" calcext:value-type="float">
            <text:p>7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3" calcext:value-type="float">
            <text:p>273</text:p>
          </table:table-cell>
          <table:table-cell office:value-type="float" office:value="730" calcext:value-type="float">
            <text:p>7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7" calcext:value-type="float">
            <text:p>267</text:p>
          </table:table-cell>
          <table:table-cell office:value-type="float" office:value="703" calcext:value-type="float">
            <text:p>7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62" calcext:value-type="float">
            <text:p>262</text:p>
          </table:table-cell>
          <table:table-cell office:value-type="float" office:value="688" calcext:value-type="float">
            <text:p>68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711" calcext:value-type="float">
            <text:p>7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0" calcext:value-type="float">
            <text:p>260</text:p>
          </table:table-cell>
          <table:table-cell office:value-type="float" office:value="713" calcext:value-type="float">
            <text:p>7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691" calcext:value-type="float">
            <text:p>6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5" calcext:value-type="float">
            <text:p>265</text:p>
          </table:table-cell>
          <table:table-cell office:value-type="float" office:value="702" calcext:value-type="float">
            <text:p>7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5" calcext:value-type="float">
            <text:p>265</text:p>
          </table:table-cell>
          <table:table-cell office:value-type="float" office:value="706" calcext:value-type="float">
            <text:p>70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7" calcext:value-type="float">
            <text:p>257</text:p>
          </table:table-cell>
          <table:table-cell office:value-type="float" office:value="717" calcext:value-type="float">
            <text:p>7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1" calcext:value-type="float">
            <text:p>261</text:p>
          </table:table-cell>
          <table:table-cell office:value-type="float" office:value="700" calcext:value-type="float">
            <text:p>7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6" calcext:value-type="float">
            <text:p>266</text:p>
          </table:table-cell>
          <table:table-cell office:value-type="float" office:value="723" calcext:value-type="float">
            <text:p>72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1" calcext:value-type="float">
            <text:p>261</text:p>
          </table:table-cell>
          <table:table-cell office:value-type="float" office:value="709" calcext:value-type="float">
            <text:p>7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9" calcext:value-type="float">
            <text:p>269</text:p>
          </table:table-cell>
          <table:table-cell office:value-type="float" office:value="730" calcext:value-type="float">
            <text:p>7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2" calcext:value-type="float">
            <text:p>262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3" calcext:value-type="float">
            <text:p>273</text:p>
          </table:table-cell>
          <table:table-cell office:value-type="float" office:value="728" calcext:value-type="float">
            <text:p>72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3" calcext:value-type="float">
            <text:p>273</text:p>
          </table:table-cell>
          <table:table-cell office:value-type="float" office:value="741" calcext:value-type="float">
            <text:p>7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8" calcext:value-type="float">
            <text:p>258</text:p>
          </table:table-cell>
          <table:table-cell office:value-type="float" office:value="726" calcext:value-type="float">
            <text:p>72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730" calcext:value-type="float">
            <text:p>7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5" calcext:value-type="float">
            <text:p>265</text:p>
          </table:table-cell>
          <table:table-cell office:value-type="float" office:value="741" calcext:value-type="float">
            <text:p>7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75" calcext:value-type="float">
            <text:p>275</text:p>
          </table:table-cell>
          <table:table-cell office:value-type="float" office:value="740" calcext:value-type="float">
            <text:p>7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7" calcext:value-type="float">
            <text:p>267</text:p>
          </table:table-cell>
          <table:table-cell office:value-type="float" office:value="742" calcext:value-type="float">
            <text:p>7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72" calcext:value-type="float">
            <text:p>272</text:p>
          </table:table-cell>
          <table:table-cell office:value-type="float" office:value="740" calcext:value-type="float">
            <text:p>7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3" calcext:value-type="float">
            <text:p>263</text:p>
          </table:table-cell>
          <table:table-cell office:value-type="float" office:value="753" calcext:value-type="float">
            <text:p>7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1" calcext:value-type="float">
            <text:p>271</text:p>
          </table:table-cell>
          <table:table-cell office:value-type="float" office:value="759" calcext:value-type="float">
            <text:p>75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9" calcext:value-type="float">
            <text:p>269</text:p>
          </table:table-cell>
          <table:table-cell office:value-type="float" office:value="754" calcext:value-type="float">
            <text:p>75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8" calcext:value-type="float">
            <text:p>268</text:p>
          </table:table-cell>
          <table:table-cell office:value-type="float" office:value="762" calcext:value-type="float">
            <text:p>76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64" calcext:value-type="float">
            <text:p>264</text:p>
          </table:table-cell>
          <table:table-cell office:value-type="float" office:value="745" calcext:value-type="float">
            <text:p>74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float" office:value="739" calcext:value-type="float">
            <text:p>73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7" calcext:value-type="float">
            <text:p>267</text:p>
          </table:table-cell>
          <table:table-cell office:value-type="float" office:value="739" calcext:value-type="float">
            <text:p>7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7" calcext:value-type="float">
            <text:p>267</text:p>
          </table:table-cell>
          <table:table-cell office:value-type="float" office:value="734" calcext:value-type="float">
            <text:p>73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5" calcext:value-type="float">
            <text:p>265</text:p>
          </table:table-cell>
          <table:table-cell office:value-type="float" office:value="740" calcext:value-type="float">
            <text:p>7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9" calcext:value-type="float">
            <text:p>259</text:p>
          </table:table-cell>
          <table:table-cell office:value-type="float" office:value="735" calcext:value-type="float">
            <text:p>7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4" calcext:value-type="float">
            <text:p>264</text:p>
          </table:table-cell>
          <table:table-cell office:value-type="float" office:value="729" calcext:value-type="float">
            <text:p>7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1" calcext:value-type="float">
            <text:p>261</text:p>
          </table:table-cell>
          <table:table-cell office:value-type="float" office:value="726" calcext:value-type="float">
            <text:p>7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3" calcext:value-type="float">
            <text:p>253</text:p>
          </table:table-cell>
          <table:table-cell office:value-type="float" office:value="732" calcext:value-type="float">
            <text:p>7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0" calcext:value-type="float">
            <text:p>260</text:p>
          </table:table-cell>
          <table:table-cell office:value-type="float" office:value="754" calcext:value-type="float">
            <text:p>75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2" calcext:value-type="float">
            <text:p>262</text:p>
          </table:table-cell>
          <table:table-cell office:value-type="float" office:value="742" calcext:value-type="float">
            <text:p>7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2" calcext:value-type="float">
            <text:p>272</text:p>
          </table:table-cell>
          <table:table-cell office:value-type="float" office:value="727" calcext:value-type="float">
            <text:p>7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1" calcext:value-type="float">
            <text:p>261</text:p>
          </table:table-cell>
          <table:table-cell office:value-type="float" office:value="742" calcext:value-type="float">
            <text:p>7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8" calcext:value-type="float">
            <text:p>268</text:p>
          </table:table-cell>
          <table:table-cell office:value-type="float" office:value="736" calcext:value-type="float">
            <text:p>73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5" calcext:value-type="float">
            <text:p>265</text:p>
          </table:table-cell>
          <table:table-cell office:value-type="float" office:value="724" calcext:value-type="float">
            <text:p>7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5" calcext:value-type="float">
            <text:p>275</text:p>
          </table:table-cell>
          <table:table-cell office:value-type="float" office:value="751" calcext:value-type="float">
            <text:p>75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9" calcext:value-type="float">
            <text:p>269</text:p>
          </table:table-cell>
          <table:table-cell office:value-type="float" office:value="750" calcext:value-type="float">
            <text:p>75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6" calcext:value-type="float">
            <text:p>276</text:p>
          </table:table-cell>
          <table:table-cell office:value-type="float" office:value="770" calcext:value-type="float">
            <text:p>770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Coef translation" table:style-name="ta1">
        <table:shapes>
          <draw:frame draw:z-index="0" draw:style-name="gr1" draw:text-style-name="P1" svg:width="384.33mm" svg:height="121.92mm" svg:x="163.39mm" svg:y="4.51mm">
            <draw:object draw:notify-on-update-of-ranges="'Coef translation'.A1:'Coef translation'.A1 'Coef translation'.A2:'Coef translation'.A182 'Coef translation'.B1:'Coef translation'.B1 'Coef translation'.B2:'Coef translation'.B182 'Coef translation'.C1:'Coef translation'.C1 'Coef translation'.C2:'Coef translation'.C182 'Coef translation'.D1:'Coef translation'.D1 'Coef translation'.D2:'Coef translation'.D1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84.33mm" svg:height="121.92mm" svg:x="167.5mm" svg:y="129.09mm">
            <draw:object draw:notify-on-update-of-ranges="'Coef translation'.B1:'Coef translation'.B1 'Coef translation'.B2:'Coef translation'.B182 'Coef translation'.D1:'Coef translation'.D1 'Coef translation'.D2:'Coef translation'.D1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float" office:value="133.844113861742" calcext:value-type="float">
            <text:p>133,844113861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.405918618836" calcext:value-type="float">
            <text:p>121,405918618836</text:p>
          </table:table-cell>
          <table:table-cell office:value-type="float" office:value="136.528349599376" calcext:value-type="float">
            <text:p>136,528349599376</text:p>
          </table:table-cell>
          <table:table-cell table:number-columns-repeated="3"/>
        </table:table-row>
        <table:table-row table:style-name="ro1">
          <table:table-cell office:value-type="float" office:value="113.712965536515" calcext:value-type="float">
            <text:p>113,712965536515</text:p>
          </table:table-cell>
          <table:table-cell office:value-type="float" office:value="100.875214122065" calcext:value-type="float">
            <text:p>100,875214122065</text:p>
          </table:table-cell>
          <table:table-cell office:value-type="float" office:value="153.730590847443" calcext:value-type="float">
            <text:p>153,730590847443</text:p>
          </table:table-cell>
          <table:table-cell office:value-type="float" office:value="92.4534318316088" calcext:value-type="float">
            <text:p>92,4534318316088</text:p>
          </table:table-cell>
          <table:table-cell table:number-columns-repeated="2"/>
        </table:table-row>
        <table:table-row table:style-name="ro1">
          <table:table-cell office:value-type="float" office:value="99.2622987713219" calcext:value-type="float">
            <text:p>99,2622987713219</text:p>
          </table:table-cell>
          <table:table-cell office:value-type="float" office:value="65.2879257572651" calcext:value-type="float">
            <text:p>65,2879257572651</text:p>
          </table:table-cell>
          <table:table-cell office:value-type="float" office:value="142.524037577947" calcext:value-type="float">
            <text:p>142,524037577947</text:p>
          </table:table-cell>
          <table:table-cell office:value-type="float" office:value="112.359404148653" calcext:value-type="float">
            <text:p>112,359404148653</text:p>
          </table:table-cell>
          <table:table-cell table:number-columns-repeated="2"/>
        </table:table-row>
        <table:table-row table:style-name="ro1">
          <table:table-cell office:value-type="float" office:value="89.2550683938621" calcext:value-type="float">
            <text:p>89,2550683938621</text:p>
          </table:table-cell>
          <table:table-cell office:value-type="float" office:value="99.682136010317" calcext:value-type="float">
            <text:p>99,682136010317</text:p>
          </table:table-cell>
          <table:table-cell office:value-type="float" office:value="37.6721738007358" calcext:value-type="float">
            <text:p>37,6721738007358</text:p>
          </table:table-cell>
          <table:table-cell office:value-type="float" office:value="89.1115460866669" calcext:value-type="float">
            <text:p>89,1115460866669</text:p>
          </table:table-cell>
          <table:table-cell table:number-columns-repeated="2"/>
        </table:table-row>
        <table:table-row table:style-name="ro1">
          <table:table-cell office:value-type="float" office:value="74.0647156975767" calcext:value-type="float">
            <text:p>74,0647156975767</text:p>
          </table:table-cell>
          <table:table-cell office:value-type="float" office:value="58.7629023400626" calcext:value-type="float">
            <text:p>58,7629023400626</text:p>
          </table:table-cell>
          <table:table-cell office:value-type="float" office:value="139.889336185551" calcext:value-type="float">
            <text:p>139,889336185551</text:p>
          </table:table-cell>
          <table:table-cell office:value-type="float" office:value="72.9483339704578" calcext:value-type="float">
            <text:p>72,9483339704578</text:p>
          </table:table-cell>
          <table:table-cell table:number-columns-repeated="2"/>
        </table:table-row>
        <table:table-row table:style-name="ro1">
          <table:table-cell office:value-type="float" office:value="117.871101176298" calcext:value-type="float">
            <text:p>117,871101176298</text:p>
          </table:table-cell>
          <table:table-cell office:value-type="float" office:value="118.847382689226" calcext:value-type="float">
            <text:p>118,847382689226</text:p>
          </table:table-cell>
          <table:table-cell office:value-type="float" office:value="51.8227629777049" calcext:value-type="float">
            <text:p>51,8227629777049</text:p>
          </table:table-cell>
          <table:table-cell office:value-type="float" office:value="158.351153701613" calcext:value-type="float">
            <text:p>158,351153701613</text:p>
          </table:table-cell>
          <table:table-cell table:number-columns-repeated="2"/>
        </table:table-row>
        <table:table-row table:style-name="ro1">
          <table:table-cell office:value-type="float" office:value="81.592285779191" calcext:value-type="float">
            <text:p>81,592285779191</text:p>
          </table:table-cell>
          <table:table-cell office:value-type="float" office:value="122.678292834671" calcext:value-type="float">
            <text:p>122,678292834671</text:p>
          </table:table-cell>
          <table:table-cell office:value-type="float" office:value="-152.440237819151" calcext:value-type="float">
            <text:p>-152,440237819151</text:p>
          </table:table-cell>
          <table:table-cell office:value-type="float" office:value="120.550437122888" calcext:value-type="float">
            <text:p>120,550437122888</text:p>
          </table:table-cell>
          <table:table-cell table:number-columns-repeated="2"/>
        </table:table-row>
        <table:table-row table:style-name="ro1">
          <table:table-cell office:value-type="float" office:value="82.0732618050911" calcext:value-type="float">
            <text:p>82,0732618050911</text:p>
          </table:table-cell>
          <table:table-cell office:value-type="float" office:value="83.9567663702328" calcext:value-type="float">
            <text:p>83,9567663702328</text:p>
          </table:table-cell>
          <table:table-cell office:value-type="float" office:value="123.597115990757" calcext:value-type="float">
            <text:p>123,597115990757</text:p>
          </table:table-cell>
          <table:table-cell office:value-type="float" office:value="68.1478466150459" calcext:value-type="float">
            <text:p>68,1478466150459</text:p>
          </table:table-cell>
          <table:table-cell table:number-columns-repeated="2"/>
        </table:table-row>
        <table:table-row table:style-name="ro1">
          <table:table-cell office:value-type="float" office:value="122.423047098956" calcext:value-type="float">
            <text:p>122,423047098956</text:p>
          </table:table-cell>
          <table:table-cell office:value-type="float" office:value="111.349182011094" calcext:value-type="float">
            <text:p>111,349182011094</text:p>
          </table:table-cell>
          <table:table-cell office:value-type="float" office:value="-27.011406664158" calcext:value-type="float">
            <text:p>-27,011406664158</text:p>
          </table:table-cell>
          <table:table-cell office:value-type="float" office:value="43.1310675801133" calcext:value-type="float">
            <text:p>43,1310675801133</text:p>
          </table:table-cell>
          <table:table-cell table:number-columns-repeated="2"/>
        </table:table-row>
        <table:table-row table:style-name="ro1">
          <table:table-cell office:value-type="float" office:value="82.7052521598483" calcext:value-type="float">
            <text:p>82,7052521598483</text:p>
          </table:table-cell>
          <table:table-cell office:value-type="float" office:value="103.687336287668" calcext:value-type="float">
            <text:p>103,687336287668</text:p>
          </table:table-cell>
          <table:table-cell office:value-type="float" office:value="-35.4178872093084" calcext:value-type="float">
            <text:p>-35,4178872093084</text:p>
          </table:table-cell>
          <table:table-cell office:value-type="float" office:value="13.6547891528046" calcext:value-type="float">
            <text:p>13,6547891528046</text:p>
          </table:table-cell>
          <table:table-cell table:number-columns-repeated="2"/>
        </table:table-row>
        <table:table-row table:style-name="ro1">
          <table:table-cell office:value-type="float" office:value="94.7016580121398" calcext:value-type="float">
            <text:p>94,7016580121398</text:p>
          </table:table-cell>
          <table:table-cell office:value-type="float" office:value="83.2369129750905" calcext:value-type="float">
            <text:p>83,2369129750905</text:p>
          </table:table-cell>
          <table:table-cell office:value-type="float" office:value="89.9422194634459" calcext:value-type="float">
            <text:p>89,9422194634459</text:p>
          </table:table-cell>
          <table:table-cell office:value-type="float" office:value="84.4720624048607" calcext:value-type="float">
            <text:p>84,4720624048607</text:p>
          </table:table-cell>
          <table:table-cell table:number-columns-repeated="2"/>
        </table:table-row>
        <table:table-row table:style-name="ro1">
          <table:table-cell office:value-type="float" office:value="132.055360128039" calcext:value-type="float">
            <text:p>132,055360128039</text:p>
          </table:table-cell>
          <table:table-cell office:value-type="float" office:value="71.1859650044534" calcext:value-type="float">
            <text:p>71,1859650044534</text:p>
          </table:table-cell>
          <table:table-cell office:value-type="float" office:value="45.1509911743238" calcext:value-type="float">
            <text:p>45,1509911743238</text:p>
          </table:table-cell>
          <table:table-cell office:value-type="float" office:value="22.2912244541568" calcext:value-type="float">
            <text:p>22,2912244541568</text:p>
          </table:table-cell>
          <table:table-cell table:number-columns-repeated="2"/>
        </table:table-row>
        <table:table-row table:style-name="ro1">
          <table:table-cell office:value-type="float" office:value="104.296579864639" calcext:value-type="float">
            <text:p>104,296579864639</text:p>
          </table:table-cell>
          <table:table-cell office:value-type="float" office:value="91.1705476433479" calcext:value-type="float">
            <text:p>91,1705476433479</text:p>
          </table:table-cell>
          <table:table-cell office:value-type="float" office:value="87.0427595780039" calcext:value-type="float">
            <text:p>87,0427595780039</text:p>
          </table:table-cell>
          <table:table-cell office:value-type="float" office:value="75.2594109546357" calcext:value-type="float">
            <text:p>75,2594109546357</text:p>
          </table:table-cell>
          <table:table-cell table:number-columns-repeated="2"/>
        </table:table-row>
        <table:table-row table:style-name="ro1">
          <table:table-cell office:value-type="float" office:value="6.34836172933469" calcext:value-type="float">
            <text:p>6,34836172933469</text:p>
          </table:table-cell>
          <table:table-cell office:value-type="float" office:value="11.4047541795109" calcext:value-type="float">
            <text:p>11,4047541795109</text:p>
          </table:table-cell>
          <table:table-cell office:value-type="float" office:value="-131.187841872029" calcext:value-type="float">
            <text:p>-131,187841872029</text:p>
          </table:table-cell>
          <table:table-cell office:value-type="float" office:value="-179.094495761666" calcext:value-type="float">
            <text:p>-179,094495761666</text:p>
          </table:table-cell>
          <table:table-cell table:number-columns-repeated="2"/>
        </table:table-row>
        <table:table-row table:style-name="ro1">
          <table:table-cell office:value-type="float" office:value="119.424013359542" calcext:value-type="float">
            <text:p>119,424013359542</text:p>
          </table:table-cell>
          <table:table-cell office:value-type="float" office:value="161.163566401598" calcext:value-type="float">
            <text:p>161,163566401598</text:p>
          </table:table-cell>
          <table:table-cell office:value-type="float" office:value="54.6296057046036" calcext:value-type="float">
            <text:p>54,6296057046036</text:p>
          </table:table-cell>
          <table:table-cell office:value-type="float" office:value="80.9649881475285" calcext:value-type="float">
            <text:p>80,9649881475285</text:p>
          </table:table-cell>
          <table:table-cell table:number-columns-repeated="2"/>
        </table:table-row>
        <table:table-row table:style-name="ro1">
          <table:table-cell office:value-type="float" office:value="-9.9192459044854" calcext:value-type="float">
            <text:p>-9,9192459044854</text:p>
          </table:table-cell>
          <table:table-cell office:value-type="float" office:value="18.0728126162955" calcext:value-type="float">
            <text:p>18,0728126162955</text:p>
          </table:table-cell>
          <table:table-cell office:value-type="float" office:value="81.1452047636604" calcext:value-type="float">
            <text:p>81,1452047636604</text:p>
          </table:table-cell>
          <table:table-cell office:value-type="float" office:value="64.0537577619163" calcext:value-type="float">
            <text:p>64,0537577619163</text:p>
          </table:table-cell>
          <table:table-cell table:number-columns-repeated="2"/>
        </table:table-row>
        <table:table-row table:style-name="ro1">
          <table:table-cell office:value-type="float" office:value="-19.8344090596914" calcext:value-type="float">
            <text:p>-19,8344090596914</text:p>
          </table:table-cell>
          <table:table-cell office:value-type="float" office:value="-15.8839271882396" calcext:value-type="float">
            <text:p>-15,8839271882396</text:p>
          </table:table-cell>
          <table:table-cell office:value-type="float" office:value="139.091282675549" calcext:value-type="float">
            <text:p>139,091282675549</text:p>
          </table:table-cell>
          <table:table-cell office:value-type="float" office:value="96.3860167608048" calcext:value-type="float">
            <text:p>96,3860167608048</text:p>
          </table:table-cell>
          <table:table-cell table:number-columns-repeated="2"/>
        </table:table-row>
        <table:table-row table:style-name="ro1">
          <table:table-cell office:value-type="float" office:value="44.0791603445901" calcext:value-type="float">
            <text:p>44,0791603445901</text:p>
          </table:table-cell>
          <table:table-cell office:value-type="float" office:value="139.108224381591" calcext:value-type="float">
            <text:p>139,108224381591</text:p>
          </table:table-cell>
          <table:table-cell office:value-type="float" office:value="113.052471899708" calcext:value-type="float">
            <text:p>113,052471899708</text:p>
          </table:table-cell>
          <table:table-cell office:value-type="float" office:value="37.6631552702719" calcext:value-type="float">
            <text:p>37,6631552702719</text:p>
          </table:table-cell>
          <table:table-cell table:number-columns-repeated="2"/>
        </table:table-row>
        <table:table-row table:style-name="ro1">
          <table:table-cell office:value-type="float" office:value="37.562510464534" calcext:value-type="float">
            <text:p>37,562510464534</text:p>
          </table:table-cell>
          <table:table-cell office:value-type="float" office:value="88.4403464403208" calcext:value-type="float">
            <text:p>88,4403464403208</text:p>
          </table:table-cell>
          <table:table-cell office:value-type="float" office:value="1.20373041301477" calcext:value-type="float">
            <text:p>1,20373041301477</text:p>
          </table:table-cell>
          <table:table-cell office:value-type="float" office:value="63.7681865624648" calcext:value-type="float">
            <text:p>63,7681865624648</text:p>
          </table:table-cell>
          <table:table-cell table:number-columns-repeated="2"/>
        </table:table-row>
        <table:table-row table:style-name="ro1">
          <table:table-cell office:value-type="float" office:value="106.630418463569" calcext:value-type="float">
            <text:p>106,630418463569</text:p>
          </table:table-cell>
          <table:table-cell office:value-type="float" office:value="69.8476239465793" calcext:value-type="float">
            <text:p>69,8476239465793</text:p>
          </table:table-cell>
          <table:table-cell office:value-type="float" office:value="122.809064809321" calcext:value-type="float">
            <text:p>122,809064809321</text:p>
          </table:table-cell>
          <table:table-cell office:value-type="float" office:value="88.9088534617794" calcext:value-type="float">
            <text:p>88,9088534617794</text:p>
          </table:table-cell>
          <table:table-cell table:number-columns-repeated="2"/>
        </table:table-row>
        <table:table-row table:style-name="ro1">
          <table:table-cell office:value-type="float" office:value="102.422452453545" calcext:value-type="float">
            <text:p>102,422452453545</text:p>
          </table:table-cell>
          <table:table-cell office:value-type="float" office:value="57.5892306860573" calcext:value-type="float">
            <text:p>57,5892306860573</text:p>
          </table:table-cell>
          <table:table-cell office:value-type="float" office:value="67.7162577959811" calcext:value-type="float">
            <text:p>67,7162577959811</text:p>
          </table:table-cell>
          <table:table-cell office:value-type="float" office:value="170.544468134626" calcext:value-type="float">
            <text:p>170,544468134626</text:p>
          </table:table-cell>
          <table:table-cell table:number-columns-repeated="2"/>
        </table:table-row>
        <table:table-row table:style-name="ro1">
          <table:table-cell office:value-type="float" office:value="38.0271500904044" calcext:value-type="float">
            <text:p>38,0271500904044</text:p>
          </table:table-cell>
          <table:table-cell office:value-type="float" office:value="105.082114990613" calcext:value-type="float">
            <text:p>105,082114990613</text:p>
          </table:table-cell>
          <table:table-cell/>
          <table:table-cell office:value-type="float" office:value="74.504488691066" calcext:value-type="float">
            <text:p>74,504488691066</text:p>
          </table:table-cell>
          <table:table-cell table:number-columns-repeated="2"/>
        </table:table-row>
        <table:table-row table:style-name="ro1">
          <table:table-cell office:value-type="float" office:value="73.4350943383862" calcext:value-type="float">
            <text:p>73,4350943383862</text:p>
          </table:table-cell>
          <table:table-cell office:value-type="float" office:value="84.1342207404389" calcext:value-type="float">
            <text:p>84,1342207404389</text:p>
          </table:table-cell>
          <table:table-cell office:value-type="float" office:value="91.0979838874329" calcext:value-type="float">
            <text:p>91,0979838874329</text:p>
          </table:table-cell>
          <table:table-cell office:value-type="float" office:value="86.7177836646031" calcext:value-type="float">
            <text:p>86,7177836646031</text:p>
          </table:table-cell>
          <table:table-cell table:number-columns-repeated="2"/>
        </table:table-row>
        <table:table-row table:style-name="ro1">
          <table:table-cell office:value-type="float" office:value="82.6132857894667" calcext:value-type="float">
            <text:p>82,6132857894667</text:p>
          </table:table-cell>
          <table:table-cell office:value-type="float" office:value="127.740831588874" calcext:value-type="float">
            <text:p>127,740831588874</text:p>
          </table:table-cell>
          <table:table-cell office:value-type="float" office:value="95.2769901363984" calcext:value-type="float">
            <text:p>95,2769901363984</text:p>
          </table:table-cell>
          <table:table-cell office:value-type="float" office:value="63.0540880504168" calcext:value-type="float">
            <text:p>63,0540880504168</text:p>
          </table:table-cell>
          <table:table-cell table:number-columns-repeated="2"/>
        </table:table-row>
        <table:table-row table:style-name="ro1">
          <table:table-cell office:value-type="float" office:value="121.994615194899" calcext:value-type="float">
            <text:p>121,994615194899</text:p>
          </table:table-cell>
          <table:table-cell office:value-type="float" office:value="123.258875853865" calcext:value-type="float">
            <text:p>123,258875853865</text:p>
          </table:table-cell>
          <table:table-cell office:value-type="float" office:value="70.5253595085886" calcext:value-type="float">
            <text:p>70,5253595085886</text:p>
          </table:table-cell>
          <table:table-cell office:value-type="float" office:value="55.8981291702819" calcext:value-type="float">
            <text:p>55,8981291702819</text:p>
          </table:table-cell>
          <table:table-cell table:number-columns-repeated="2"/>
        </table:table-row>
        <table:table-row table:style-name="ro1">
          <table:table-cell office:value-type="float" office:value="88.8441801783691" calcext:value-type="float">
            <text:p>88,8441801783691</text:p>
          </table:table-cell>
          <table:table-cell office:value-type="float" office:value="86.7606110928669" calcext:value-type="float">
            <text:p>86,7606110928669</text:p>
          </table:table-cell>
          <table:table-cell office:value-type="float" office:value="58.8446947885549" calcext:value-type="float">
            <text:p>58,8446947885549</text:p>
          </table:table-cell>
          <table:table-cell office:value-type="float" office:value="68.9928814085681" calcext:value-type="float">
            <text:p>68,9928814085681</text:p>
          </table:table-cell>
          <table:table-cell table:number-columns-repeated="2"/>
        </table:table-row>
        <table:table-row table:style-name="ro1">
          <table:table-cell office:value-type="float" office:value="121.716138943424" calcext:value-type="float">
            <text:p>121,716138943424</text:p>
          </table:table-cell>
          <table:table-cell office:value-type="float" office:value="100.111090091435" calcext:value-type="float">
            <text:p>100,111090091435</text:p>
          </table:table-cell>
          <table:table-cell office:value-type="float" office:value="60.8157094736001" calcext:value-type="float">
            <text:p>60,8157094736001</text:p>
          </table:table-cell>
          <table:table-cell office:value-type="float" office:value="-8.21819671712654" calcext:value-type="float">
            <text:p>-8,21819671712654</text:p>
          </table:table-cell>
          <table:table-cell table:number-columns-repeated="2"/>
        </table:table-row>
        <table:table-row table:style-name="ro1">
          <table:table-cell office:value-type="float" office:value="59.8251508480079" calcext:value-type="float">
            <text:p>59,8251508480079</text:p>
          </table:table-cell>
          <table:table-cell office:value-type="float" office:value="55.6512865990893" calcext:value-type="float">
            <text:p>55,6512865990893</text:p>
          </table:table-cell>
          <table:table-cell office:value-type="float" office:value="129.33528257463" calcext:value-type="float">
            <text:p>129,33528257463</text:p>
          </table:table-cell>
          <table:table-cell office:value-type="float" office:value="-19.8577362683102" calcext:value-type="float">
            <text:p>-19,8577362683102</text:p>
          </table:table-cell>
          <table:table-cell table:number-columns-repeated="2"/>
        </table:table-row>
        <table:table-row table:style-name="ro1">
          <table:table-cell office:value-type="float" office:value="116.525441356088" calcext:value-type="float">
            <text:p>116,525441356088</text:p>
          </table:table-cell>
          <table:table-cell office:value-type="float" office:value="65.9400759092184" calcext:value-type="float">
            <text:p>65,9400759092184</text:p>
          </table:table-cell>
          <table:table-cell office:value-type="float" office:value="102.496299085706" calcext:value-type="float">
            <text:p>102,496299085706</text:p>
          </table:table-cell>
          <table:table-cell office:value-type="float" office:value="107.33695538062" calcext:value-type="float">
            <text:p>107,33695538062</text:p>
          </table:table-cell>
          <table:table-cell table:number-columns-repeated="2"/>
        </table:table-row>
        <table:table-row table:style-name="ro1">
          <table:table-cell office:value-type="float" office:value="90.3909031447536" calcext:value-type="float">
            <text:p>90,3909031447536</text:p>
          </table:table-cell>
          <table:table-cell office:value-type="float" office:value="45.3727432900682" calcext:value-type="float">
            <text:p>45,3727432900682</text:p>
          </table:table-cell>
          <table:table-cell office:value-type="float" office:value="96.84806992162" calcext:value-type="float">
            <text:p>96,84806992162</text:p>
          </table:table-cell>
          <table:table-cell office:value-type="float" office:value="53.1932232465548" calcext:value-type="float">
            <text:p>53,1932232465548</text:p>
          </table:table-cell>
          <table:table-cell table:number-columns-repeated="2"/>
        </table:table-row>
        <table:table-row table:style-name="ro1">
          <table:table-cell office:value-type="float" office:value="92.718115553181" calcext:value-type="float">
            <text:p>92,718115553181</text:p>
          </table:table-cell>
          <table:table-cell office:value-type="float" office:value="-15.1257808021352" calcext:value-type="float">
            <text:p>-15,1257808021352</text:p>
          </table:table-cell>
          <table:table-cell office:value-type="float" office:value="98.7950472440262" calcext:value-type="float">
            <text:p>98,7950472440262</text:p>
          </table:table-cell>
          <table:table-cell office:value-type="float" office:value="82.0209004558478" calcext:value-type="float">
            <text:p>82,0209004558478</text:p>
          </table:table-cell>
          <table:table-cell table:number-columns-repeated="2"/>
        </table:table-row>
        <table:table-row table:style-name="ro1">
          <table:table-cell office:value-type="float" office:value="45.3017716676425" calcext:value-type="float">
            <text:p>45,3017716676425</text:p>
          </table:table-cell>
          <table:table-cell office:value-type="float" office:value="3.67667470145427" calcext:value-type="float">
            <text:p>3,67667470145427</text:p>
          </table:table-cell>
          <table:table-cell office:value-type="float" office:value="77.1415970308232" calcext:value-type="float">
            <text:p>77,1415970308232</text:p>
          </table:table-cell>
          <table:table-cell office:value-type="float" office:value="-12.0671292936233" calcext:value-type="float">
            <text:p>-12,0671292936233</text:p>
          </table:table-cell>
          <table:table-cell table:number-columns-repeated="2"/>
        </table:table-row>
        <table:table-row table:style-name="ro1">
          <table:table-cell office:value-type="float" office:value="53.8093997711969" calcext:value-type="float">
            <text:p>53,8093997711969</text:p>
          </table:table-cell>
          <table:table-cell office:value-type="float" office:value="-8.46414629694104" calcext:value-type="float">
            <text:p>-8,46414629694104</text:p>
          </table:table-cell>
          <table:table-cell office:value-type="float" office:value="53.8944233826769" calcext:value-type="float">
            <text:p>53,8944233826769</text:p>
          </table:table-cell>
          <table:table-cell office:value-type="float" office:value="84.4643217945822" calcext:value-type="float">
            <text:p>84,4643217945822</text:p>
          </table:table-cell>
          <table:table-cell table:number-columns-repeated="2"/>
        </table:table-row>
        <table:table-row table:style-name="ro1">
          <table:table-cell office:value-type="float" office:value="68.2845043957549" calcext:value-type="float">
            <text:p>68,2845043957549</text:p>
          </table:table-cell>
          <table:table-cell office:value-type="float" office:value="59.7935308550364" calcext:value-type="float">
            <text:p>59,7935308550364</text:p>
          </table:table-cell>
          <table:table-cell office:value-type="float" office:value="16.4323732559715" calcext:value-type="float">
            <text:p>16,4323732559715</text:p>
          </table:table-cell>
          <table:table-cell office:value-type="float" office:value="158.409549746846" calcext:value-type="float">
            <text:p>158,409549746846</text:p>
          </table:table-cell>
          <table:table-cell table:number-columns-repeated="2"/>
        </table:table-row>
        <table:table-row table:style-name="ro1">
          <table:table-cell office:value-type="float" office:value="51.7284128241783" calcext:value-type="float">
            <text:p>51,7284128241783</text:p>
          </table:table-cell>
          <table:table-cell office:value-type="float" office:value="51.6448105851522" calcext:value-type="float">
            <text:p>51,6448105851522</text:p>
          </table:table-cell>
          <table:table-cell office:value-type="float" office:value="46.6036468326412" calcext:value-type="float">
            <text:p>46,6036468326412</text:p>
          </table:table-cell>
          <table:table-cell office:value-type="float" office:value="68.8547436273231" calcext:value-type="float">
            <text:p>68,8547436273231</text:p>
          </table:table-cell>
          <table:table-cell table:number-columns-repeated="2"/>
        </table:table-row>
        <table:table-row table:style-name="ro1">
          <table:table-cell office:value-type="float" office:value="39.580937098377" calcext:value-type="float">
            <text:p>39,580937098377</text:p>
          </table:table-cell>
          <table:table-cell office:value-type="float" office:value="46.4068973855438" calcext:value-type="float">
            <text:p>46,4068973855438</text:p>
          </table:table-cell>
          <table:table-cell office:value-type="float" office:value="51.0686250764717" calcext:value-type="float">
            <text:p>51,0686250764717</text:p>
          </table:table-cell>
          <table:table-cell office:value-type="float" office:value="42.5986774522421" calcext:value-type="float">
            <text:p>42,5986774522421</text:p>
          </table:table-cell>
          <table:table-cell table:number-columns-repeated="2"/>
        </table:table-row>
        <table:table-row table:style-name="ro1">
          <table:table-cell office:value-type="float" office:value="41.989890849872" calcext:value-type="float">
            <text:p>41,989890849872</text:p>
          </table:table-cell>
          <table:table-cell office:value-type="float" office:value="13.6896217856023" calcext:value-type="float">
            <text:p>13,6896217856023</text:p>
          </table:table-cell>
          <table:table-cell office:value-type="float" office:value="30.9515904836284" calcext:value-type="float">
            <text:p>30,9515904836284</text:p>
          </table:table-cell>
          <table:table-cell office:value-type="float" office:value="41.6398920024892" calcext:value-type="float">
            <text:p>41,6398920024892</text:p>
          </table:table-cell>
          <table:table-cell table:number-columns-repeated="2"/>
        </table:table-row>
        <table:table-row table:style-name="ro1">
          <table:table-cell office:value-type="float" office:value="86.708303141075" calcext:value-type="float">
            <text:p>86,708303141075</text:p>
          </table:table-cell>
          <table:table-cell office:value-type="float" office:value="33.8883933399472" calcext:value-type="float">
            <text:p>33,8883933399472</text:p>
          </table:table-cell>
          <table:table-cell office:value-type="float" office:value="41.7795963383126" calcext:value-type="float">
            <text:p>41,7795963383126</text:p>
          </table:table-cell>
          <table:table-cell office:value-type="float" office:value="-26.3695532932395" calcext:value-type="float">
            <text:p>-26,3695532932395</text:p>
          </table:table-cell>
          <table:table-cell table:number-columns-repeated="2"/>
        </table:table-row>
        <table:table-row table:style-name="ro1">
          <table:table-cell office:value-type="float" office:value="12.4307602658608" calcext:value-type="float">
            <text:p>12,4307602658608</text:p>
          </table:table-cell>
          <table:table-cell office:value-type="float" office:value="4.69000371431168" calcext:value-type="float">
            <text:p>4,69000371431168</text:p>
          </table:table-cell>
          <table:table-cell office:value-type="float" office:value="25.2200981004152" calcext:value-type="float">
            <text:p>25,2200981004152</text:p>
          </table:table-cell>
          <table:table-cell office:value-type="float" office:value="66.8789002885634" calcext:value-type="float">
            <text:p>66,8789002885634</text:p>
          </table:table-cell>
          <table:table-cell table:number-columns-repeated="2"/>
        </table:table-row>
        <table:table-row table:style-name="ro1">
          <table:table-cell office:value-type="float" office:value="11.608201630484" calcext:value-type="float">
            <text:p>11,608201630484</text:p>
          </table:table-cell>
          <table:table-cell office:value-type="float" office:value="28.6979564218471" calcext:value-type="float">
            <text:p>28,6979564218471</text:p>
          </table:table-cell>
          <table:table-cell office:value-type="float" office:value="22.4403208847335" calcext:value-type="float">
            <text:p>22,4403208847335</text:p>
          </table:table-cell>
          <table:table-cell office:value-type="float" office:value="70.0281369940125" calcext:value-type="float">
            <text:p>70,0281369940125</text:p>
          </table:table-cell>
          <table:table-cell table:number-columns-repeated="2"/>
        </table:table-row>
        <table:table-row table:style-name="ro1">
          <table:table-cell office:value-type="float" office:value="16.6599888902083" calcext:value-type="float">
            <text:p>16,6599888902083</text:p>
          </table:table-cell>
          <table:table-cell office:value-type="float" office:value="8.11322059469475" calcext:value-type="float">
            <text:p>8,11322059469475</text:p>
          </table:table-cell>
          <table:table-cell office:value-type="float" office:value="18.7648762455311" calcext:value-type="float">
            <text:p>18,7648762455311</text:p>
          </table:table-cell>
          <table:table-cell office:value-type="float" office:value="2.14579370440696" calcext:value-type="float">
            <text:p>2,14579370440696</text:p>
          </table:table-cell>
          <table:table-cell table:number-columns-repeated="2"/>
        </table:table-row>
        <table:table-row table:style-name="ro1">
          <table:table-cell office:value-type="float" office:value="-14.2922813392926" calcext:value-type="float">
            <text:p>-14,2922813392926</text:p>
          </table:table-cell>
          <table:table-cell office:value-type="float" office:value="4.50275109330069" calcext:value-type="float">
            <text:p>4,50275109330069</text:p>
          </table:table-cell>
          <table:table-cell office:value-type="float" office:value="40.2584928672848" calcext:value-type="float">
            <text:p>40,2584928672848</text:p>
          </table:table-cell>
          <table:table-cell office:value-type="float" office:value="46.7506788832646" calcext:value-type="float">
            <text:p>46,7506788832646</text:p>
          </table:table-cell>
          <table:table-cell table:number-columns-repeated="2"/>
        </table:table-row>
        <table:table-row table:style-name="ro1">
          <table:table-cell office:value-type="float" office:value="25.3174327851218" calcext:value-type="float">
            <text:p>25,3174327851218</text:p>
          </table:table-cell>
          <table:table-cell office:value-type="float" office:value="-6.94341141032375" calcext:value-type="float">
            <text:p>-6,94341141032375</text:p>
          </table:table-cell>
          <table:table-cell office:value-type="float" office:value="-7.48443305473422" calcext:value-type="float">
            <text:p>-7,48443305473422</text:p>
          </table:table-cell>
          <table:table-cell office:value-type="float" office:value="-19.3860474192162" calcext:value-type="float">
            <text:p>-19,3860474192162</text:p>
          </table:table-cell>
          <table:table-cell table:number-columns-repeated="2"/>
        </table:table-row>
        <table:table-row table:style-name="ro1">
          <table:table-cell office:value-type="float" office:value="-3.09601047069643" calcext:value-type="float">
            <text:p>-3,09601047069643</text:p>
          </table:table-cell>
          <table:table-cell office:value-type="float" office:value="-27.7509681629845" calcext:value-type="float">
            <text:p>-27,7509681629845</text:p>
          </table:table-cell>
          <table:table-cell office:value-type="float" office:value="23.7008199238561" calcext:value-type="float">
            <text:p>23,7008199238561</text:p>
          </table:table-cell>
          <table:table-cell office:value-type="float" office:value="25.6873139749335" calcext:value-type="float">
            <text:p>25,6873139749335</text:p>
          </table:table-cell>
          <table:table-cell table:number-columns-repeated="2"/>
        </table:table-row>
        <table:table-row table:style-name="ro1">
          <table:table-cell office:value-type="float" office:value="55.4907970510095" calcext:value-type="float">
            <text:p>55,4907970510095</text:p>
          </table:table-cell>
          <table:table-cell office:value-type="float" office:value="30.436915443977" calcext:value-type="float">
            <text:p>30,436915443977</text:p>
          </table:table-cell>
          <table:table-cell office:value-type="float" office:value="29.3201487190058" calcext:value-type="float">
            <text:p>29,3201487190058</text:p>
          </table:table-cell>
          <table:table-cell office:value-type="float" office:value="-8.83859125974068" calcext:value-type="float">
            <text:p>-8,83859125974068</text:p>
          </table:table-cell>
          <table:table-cell table:number-columns-repeated="2"/>
        </table:table-row>
        <table:table-row table:style-name="ro1">
          <table:table-cell office:value-type="float" office:value="36.4015973643117" calcext:value-type="float">
            <text:p>36,4015973643117</text:p>
          </table:table-cell>
          <table:table-cell office:value-type="float" office:value="-19.8858443065203" calcext:value-type="float">
            <text:p>-19,8858443065203</text:p>
          </table:table-cell>
          <table:table-cell office:value-type="float" office:value="-10.9166357404384" calcext:value-type="float">
            <text:p>-10,9166357404384</text:p>
          </table:table-cell>
          <table:table-cell office:value-type="float" office:value="44.4031733501468" calcext:value-type="float">
            <text:p>44,4031733501468</text:p>
          </table:table-cell>
          <table:table-cell table:number-columns-repeated="2"/>
        </table:table-row>
        <table:table-row table:style-name="ro1">
          <table:table-cell office:value-type="float" office:value="28.3863162719401" calcext:value-type="float">
            <text:p>28,3863162719401</text:p>
          </table:table-cell>
          <table:table-cell office:value-type="float" office:value="33.3368324303838" calcext:value-type="float">
            <text:p>33,3368324303838</text:p>
          </table:table-cell>
          <table:table-cell office:value-type="float" office:value="30.9549796116276" calcext:value-type="float">
            <text:p>30,9549796116276</text:p>
          </table:table-cell>
          <table:table-cell office:value-type="float" office:value="-36.9958822451635" calcext:value-type="float">
            <text:p>-36,9958822451635</text:p>
          </table:table-cell>
          <table:table-cell table:number-columns-repeated="2"/>
        </table:table-row>
        <table:table-row table:style-name="ro1">
          <table:table-cell office:value-type="float" office:value="4.93785816618347" calcext:value-type="float">
            <text:p>4,93785816618347</text:p>
          </table:table-cell>
          <table:table-cell office:value-type="float" office:value="14.0058147491464" calcext:value-type="float">
            <text:p>14,0058147491464</text:p>
          </table:table-cell>
          <table:table-cell office:value-type="float" office:value="2.28834827965272" calcext:value-type="float">
            <text:p>2,28834827965272</text:p>
          </table:table-cell>
          <table:table-cell office:value-type="float" office:value="32.3223581956785" calcext:value-type="float">
            <text:p>32,3223581956785</text:p>
          </table:table-cell>
          <table:table-cell table:number-columns-repeated="2"/>
        </table:table-row>
        <table:table-row table:style-name="ro1">
          <table:table-cell office:value-type="float" office:value="34.1788343072025" calcext:value-type="float">
            <text:p>34,1788343072025</text:p>
          </table:table-cell>
          <table:table-cell office:value-type="float" office:value="15.9241889880026" calcext:value-type="float">
            <text:p>15,9241889880026</text:p>
          </table:table-cell>
          <table:table-cell office:value-type="float" office:value="19.3363288643018" calcext:value-type="float">
            <text:p>19,3363288643018</text:p>
          </table:table-cell>
          <table:table-cell office:value-type="float" office:value="24.9366636751001" calcext:value-type="float">
            <text:p>24,9366636751001</text:p>
          </table:table-cell>
          <table:table-cell table:number-columns-repeated="2"/>
        </table:table-row>
        <table:table-row table:style-name="ro1">
          <table:table-cell office:value-type="float" office:value="15.0777233667134" calcext:value-type="float">
            <text:p>15,0777233667134</text:p>
          </table:table-cell>
          <table:table-cell office:value-type="float" office:value="11.5581844407726" calcext:value-type="float">
            <text:p>11,5581844407726</text:p>
          </table:table-cell>
          <table:table-cell office:value-type="float" office:value="21.6332932087825" calcext:value-type="float">
            <text:p>21,6332932087825</text:p>
          </table:table-cell>
          <table:table-cell office:value-type="float" office:value="26.5304992074984" calcext:value-type="float">
            <text:p>26,5304992074984</text:p>
          </table:table-cell>
          <table:table-cell table:number-columns-repeated="2"/>
        </table:table-row>
        <table:table-row table:style-name="ro1">
          <table:table-cell office:value-type="float" office:value="8.25344696967206" calcext:value-type="float">
            <text:p>8,25344696967206</text:p>
          </table:table-cell>
          <table:table-cell office:value-type="float" office:value="23.8568942001843" calcext:value-type="float">
            <text:p>23,8568942001843</text:p>
          </table:table-cell>
          <table:table-cell office:value-type="float" office:value="36.7067459772613" calcext:value-type="float">
            <text:p>36,7067459772613</text:p>
          </table:table-cell>
          <table:table-cell office:value-type="float" office:value="18.8098830467298" calcext:value-type="float">
            <text:p>18,8098830467298</text:p>
          </table:table-cell>
          <table:table-cell table:number-columns-repeated="2"/>
        </table:table-row>
        <table:table-row table:style-name="ro1">
          <table:table-cell office:value-type="float" office:value="-11.8215046009551" calcext:value-type="float">
            <text:p>-11,8215046009551</text:p>
          </table:table-cell>
          <table:table-cell office:value-type="float" office:value="24.516050818804" calcext:value-type="float">
            <text:p>24,516050818804</text:p>
          </table:table-cell>
          <table:table-cell office:value-type="float" office:value="10.4801917749244" calcext:value-type="float">
            <text:p>10,4801917749244</text:p>
          </table:table-cell>
          <table:table-cell office:value-type="float" office:value="1.64769480317749" calcext:value-type="float">
            <text:p>1,64769480317749</text:p>
          </table:table-cell>
          <table:table-cell table:number-columns-repeated="2"/>
        </table:table-row>
        <table:table-row table:style-name="ro1">
          <table:table-cell office:value-type="float" office:value="46.7056307324567" calcext:value-type="float">
            <text:p>46,7056307324567</text:p>
          </table:table-cell>
          <table:table-cell office:value-type="float" office:value="-9.22610617840645" calcext:value-type="float">
            <text:p>-9,22610617840645</text:p>
          </table:table-cell>
          <table:table-cell office:value-type="float" office:value="-14.9896817734681" calcext:value-type="float">
            <text:p>-14,9896817734681</text:p>
          </table:table-cell>
          <table:table-cell office:value-type="float" office:value="35.3561518422398" calcext:value-type="float">
            <text:p>35,3561518422398</text:p>
          </table:table-cell>
          <table:table-cell table:number-columns-repeated="2"/>
        </table:table-row>
        <table:table-row table:style-name="ro1">
          <table:table-cell office:value-type="float" office:value="-3.7584009208711" calcext:value-type="float">
            <text:p>-3,7584009208711</text:p>
          </table:table-cell>
          <table:table-cell office:value-type="float" office:value="26.4596986462197" calcext:value-type="float">
            <text:p>26,4596986462197</text:p>
          </table:table-cell>
          <table:table-cell office:value-type="float" office:value="4.84113638927986" calcext:value-type="float">
            <text:p>4,84113638927986</text:p>
          </table:table-cell>
          <table:table-cell office:value-type="float" office:value="31.6152817472714" calcext:value-type="float">
            <text:p>31,6152817472714</text:p>
          </table:table-cell>
          <table:table-cell table:number-columns-repeated="2"/>
        </table:table-row>
        <table:table-row table:style-name="ro1">
          <table:table-cell office:value-type="float" office:value="22.3031799141913" calcext:value-type="float">
            <text:p>22,3031799141913</text:p>
          </table:table-cell>
          <table:table-cell office:value-type="float" office:value="15.2345257620418" calcext:value-type="float">
            <text:p>15,2345257620418</text:p>
          </table:table-cell>
          <table:table-cell office:value-type="float" office:value="15.340228431509" calcext:value-type="float">
            <text:p>15,340228431509</text:p>
          </table:table-cell>
          <table:table-cell office:value-type="float" office:value="20.2848644234152" calcext:value-type="float">
            <text:p>20,2848644234152</text:p>
          </table:table-cell>
          <table:table-cell table:number-columns-repeated="2"/>
        </table:table-row>
        <table:table-row table:style-name="ro1">
          <table:table-cell office:value-type="float" office:value="-11.5204887673748" calcext:value-type="float">
            <text:p>-11,5204887673748</text:p>
          </table:table-cell>
          <table:table-cell office:value-type="float" office:value="10.6140702525354" calcext:value-type="float">
            <text:p>10,6140702525354</text:p>
          </table:table-cell>
          <table:table-cell office:value-type="float" office:value="4.93824907649037" calcext:value-type="float">
            <text:p>4,93824907649037</text:p>
          </table:table-cell>
          <table:table-cell office:value-type="float" office:value="-64.3936701779997" calcext:value-type="float">
            <text:p>-64,3936701779997</text:p>
          </table:table-cell>
          <table:table-cell table:number-columns-repeated="2"/>
        </table:table-row>
        <table:table-row table:style-name="ro1">
          <table:table-cell office:value-type="float" office:value="8.23580818536991" calcext:value-type="float">
            <text:p>8,23580818536991</text:p>
          </table:table-cell>
          <table:table-cell office:value-type="float" office:value="16.4849490939654" calcext:value-type="float">
            <text:p>16,4849490939654</text:p>
          </table:table-cell>
          <table:table-cell office:value-type="float" office:value="30.8274555895536" calcext:value-type="float">
            <text:p>30,8274555895536</text:p>
          </table:table-cell>
          <table:table-cell office:value-type="float" office:value="-2.47288641645848" calcext:value-type="float">
            <text:p>-2,47288641645848</text:p>
          </table:table-cell>
          <table:table-cell table:number-columns-repeated="2"/>
        </table:table-row>
        <table:table-row table:style-name="ro1">
          <table:table-cell office:value-type="float" office:value="15.8626728755555" calcext:value-type="float">
            <text:p>15,8626728755555</text:p>
          </table:table-cell>
          <table:table-cell office:value-type="float" office:value="12.3896188291251" calcext:value-type="float">
            <text:p>12,3896188291251</text:p>
          </table:table-cell>
          <table:table-cell office:value-type="float" office:value="21.1452519247446" calcext:value-type="float">
            <text:p>21,1452519247446</text:p>
          </table:table-cell>
          <table:table-cell office:value-type="float" office:value="-31.770645740549" calcext:value-type="float">
            <text:p>-31,770645740549</text:p>
          </table:table-cell>
          <table:table-cell table:number-columns-repeated="2"/>
        </table:table-row>
        <table:table-row table:style-name="ro1">
          <table:table-cell office:value-type="float" office:value="5.22675559644359" calcext:value-type="float">
            <text:p>5,22675559644359</text:p>
          </table:table-cell>
          <table:table-cell office:value-type="float" office:value="23.5530793107018" calcext:value-type="float">
            <text:p>23,5530793107018</text:p>
          </table:table-cell>
          <table:table-cell office:value-type="float" office:value="2.43728244294259" calcext:value-type="float">
            <text:p>2,43728244294259</text:p>
          </table:table-cell>
          <table:table-cell office:value-type="float" office:value="22.3957563043388" calcext:value-type="float">
            <text:p>22,3957563043388</text:p>
          </table:table-cell>
          <table:table-cell table:number-columns-repeated="2"/>
        </table:table-row>
        <table:table-row table:style-name="ro1">
          <table:table-cell office:value-type="float" office:value="17.4647931865211" calcext:value-type="float">
            <text:p>17,4647931865211</text:p>
          </table:table-cell>
          <table:table-cell office:value-type="float" office:value="-4.78918964329741" calcext:value-type="float">
            <text:p>-4,78918964329741</text:p>
          </table:table-cell>
          <table:table-cell office:value-type="float" office:value="3.90676940149386" calcext:value-type="float">
            <text:p>3,90676940149386</text:p>
          </table:table-cell>
          <table:table-cell office:value-type="float" office:value="15.7624976705514" calcext:value-type="float">
            <text:p>15,7624976705514</text:p>
          </table:table-cell>
          <table:table-cell table:number-columns-repeated="2"/>
        </table:table-row>
        <table:table-row table:style-name="ro1">
          <table:table-cell office:value-type="float" office:value="-9.74476565291761" calcext:value-type="float">
            <text:p>-9,74476565291761</text:p>
          </table:table-cell>
          <table:table-cell office:value-type="float" office:value="12.7521594835995" calcext:value-type="float">
            <text:p>12,7521594835995</text:p>
          </table:table-cell>
          <table:table-cell office:value-type="float" office:value="-21.4485611033682" calcext:value-type="float">
            <text:p>-21,4485611033682</text:p>
          </table:table-cell>
          <table:table-cell office:value-type="float" office:value="22.0204842622538" calcext:value-type="float">
            <text:p>22,0204842622538</text:p>
          </table:table-cell>
          <table:table-cell table:number-columns-repeated="2"/>
        </table:table-row>
        <table:table-row table:style-name="ro1">
          <table:table-cell office:value-type="float" office:value="13.4639492238481" calcext:value-type="float">
            <text:p>13,4639492238481</text:p>
          </table:table-cell>
          <table:table-cell office:value-type="float" office:value="-45.9535551581703" calcext:value-type="float">
            <text:p>-45,9535551581703</text:p>
          </table:table-cell>
          <table:table-cell office:value-type="float" office:value="-2.1966899697294" calcext:value-type="float">
            <text:p>-2,1966899697294</text:p>
          </table:table-cell>
          <table:table-cell office:value-type="float" office:value="-47.8739571677215" calcext:value-type="float">
            <text:p>-47,8739571677215</text:p>
          </table:table-cell>
          <table:table-cell table:number-columns-repeated="2"/>
        </table:table-row>
        <table:table-row table:style-name="ro1">
          <table:table-cell office:value-type="float" office:value="-36.6714453343824" calcext:value-type="float">
            <text:p>-36,6714453343824</text:p>
          </table:table-cell>
          <table:table-cell office:value-type="float" office:value="-0.944502711749685" calcext:value-type="float">
            <text:p>-0,944502711749685</text:p>
          </table:table-cell>
          <table:table-cell office:value-type="float" office:value="26.7380182110832" calcext:value-type="float">
            <text:p>26,7380182110832</text:p>
          </table:table-cell>
          <table:table-cell office:value-type="float" office:value="-9.56296614659128" calcext:value-type="float">
            <text:p>-9,56296614659128</text:p>
          </table:table-cell>
          <table:table-cell table:number-columns-repeated="2"/>
        </table:table-row>
        <table:table-row table:style-name="ro1">
          <table:table-cell office:value-type="float" office:value="7.95225635906261" calcext:value-type="float">
            <text:p>7,95225635906261</text:p>
          </table:table-cell>
          <table:table-cell office:value-type="float" office:value="-25.0764647689359" calcext:value-type="float">
            <text:p>-25,0764647689359</text:p>
          </table:table-cell>
          <table:table-cell office:value-type="float" office:value="19.8305593179887" calcext:value-type="float">
            <text:p>19,8305593179887</text:p>
          </table:table-cell>
          <table:table-cell office:value-type="float" office:value="31.7189517951186" calcext:value-type="float">
            <text:p>31,7189517951186</text:p>
          </table:table-cell>
          <table:table-cell table:number-columns-repeated="2"/>
        </table:table-row>
        <table:table-row table:style-name="ro1">
          <table:table-cell office:value-type="float" office:value="-79.8738630899315" calcext:value-type="float">
            <text:p>-79,8738630899315</text:p>
          </table:table-cell>
          <table:table-cell office:value-type="float" office:value="41.9651683636846" calcext:value-type="float">
            <text:p>41,9651683636846</text:p>
          </table:table-cell>
          <table:table-cell office:value-type="float" office:value="-5.5234307689869" calcext:value-type="float">
            <text:p>-5,5234307689869</text:p>
          </table:table-cell>
          <table:table-cell office:value-type="float" office:value="8.47542830198505" calcext:value-type="float">
            <text:p>8,47542830198505</text:p>
          </table:table-cell>
          <table:table-cell table:number-columns-repeated="2"/>
        </table:table-row>
        <table:table-row table:style-name="ro1">
          <table:table-cell office:value-type="float" office:value="5.66071093824679" calcext:value-type="float">
            <text:p>5,66071093824679</text:p>
          </table:table-cell>
          <table:table-cell office:value-type="float" office:value="-6.57202441569553" calcext:value-type="float">
            <text:p>-6,57202441569553</text:p>
          </table:table-cell>
          <table:table-cell office:value-type="float" office:value="17.57382954042" calcext:value-type="float">
            <text:p>17,57382954042</text:p>
          </table:table-cell>
          <table:table-cell office:value-type="float" office:value="25.6443444894402" calcext:value-type="float">
            <text:p>25,6443444894402</text:p>
          </table:table-cell>
          <table:table-cell table:number-columns-repeated="2"/>
        </table:table-row>
        <table:table-row table:style-name="ro1">
          <table:table-cell office:value-type="float" office:value="27.4671222708876" calcext:value-type="float">
            <text:p>27,4671222708876</text:p>
          </table:table-cell>
          <table:table-cell office:value-type="float" office:value="11.644183798327" calcext:value-type="float">
            <text:p>11,644183798327</text:p>
          </table:table-cell>
          <table:table-cell office:value-type="float" office:value="-28.3721140412843" calcext:value-type="float">
            <text:p>-28,3721140412843</text:p>
          </table:table-cell>
          <table:table-cell office:value-type="float" office:value="-35.399749453464" calcext:value-type="float">
            <text:p>-35,399749453464</text:p>
          </table:table-cell>
          <table:table-cell table:number-columns-repeated="2"/>
        </table:table-row>
        <table:table-row table:style-name="ro1">
          <table:table-cell office:value-type="float" office:value="13.8552270104852" calcext:value-type="float">
            <text:p>13,8552270104852</text:p>
          </table:table-cell>
          <table:table-cell office:value-type="float" office:value="2.28446353588326" calcext:value-type="float">
            <text:p>2,28446353588326</text:p>
          </table:table-cell>
          <table:table-cell office:value-type="float" office:value="40.1617437226029" calcext:value-type="float">
            <text:p>40,1617437226029</text:p>
          </table:table-cell>
          <table:table-cell office:value-type="float" office:value="43.8924203248535" calcext:value-type="float">
            <text:p>43,8924203248535</text:p>
          </table:table-cell>
          <table:table-cell table:number-columns-repeated="2"/>
        </table:table-row>
        <table:table-row table:style-name="ro1">
          <table:table-cell office:value-type="float" office:value="21.4636338515689" calcext:value-type="float">
            <text:p>21,4636338515689</text:p>
          </table:table-cell>
          <table:table-cell office:value-type="float" office:value="31.8426849525257" calcext:value-type="float">
            <text:p>31,8426849525257</text:p>
          </table:table-cell>
          <table:table-cell office:value-type="float" office:value="22.9061486094786" calcext:value-type="float">
            <text:p>22,9061486094786</text:p>
          </table:table-cell>
          <table:table-cell office:value-type="float" office:value="18.8820043201816" calcext:value-type="float">
            <text:p>18,8820043201816</text:p>
          </table:table-cell>
          <table:table-cell table:number-columns-repeated="2"/>
        </table:table-row>
        <table:table-row table:style-name="ro1">
          <table:table-cell office:value-type="float" office:value="32.2844625186258" calcext:value-type="float">
            <text:p>32,2844625186258</text:p>
          </table:table-cell>
          <table:table-cell office:value-type="float" office:value="67.6684087203066" calcext:value-type="float">
            <text:p>67,6684087203066</text:p>
          </table:table-cell>
          <table:table-cell office:value-type="float" office:value="26.4800962740432" calcext:value-type="float">
            <text:p>26,4800962740432</text:p>
          </table:table-cell>
          <table:table-cell office:value-type="float" office:value="48.4303460035203" calcext:value-type="float">
            <text:p>48,4303460035203</text:p>
          </table:table-cell>
          <table:table-cell table:number-columns-repeated="2"/>
        </table:table-row>
        <table:table-row table:style-name="ro1">
          <table:table-cell office:value-type="float" office:value="40.9517757223403" calcext:value-type="float">
            <text:p>40,9517757223403</text:p>
          </table:table-cell>
          <table:table-cell office:value-type="float" office:value="44.3424534494824" calcext:value-type="float">
            <text:p>44,3424534494824</text:p>
          </table:table-cell>
          <table:table-cell office:value-type="float" office:value="34.5397167724535" calcext:value-type="float">
            <text:p>34,5397167724535</text:p>
          </table:table-cell>
          <table:table-cell office:value-type="float" office:value="-3.72946425468041" calcext:value-type="float">
            <text:p>-3,72946425468041</text:p>
          </table:table-cell>
          <table:table-cell table:number-columns-repeated="2"/>
        </table:table-row>
        <table:table-row table:style-name="ro1">
          <table:table-cell office:value-type="float" office:value="47.6638447691623" calcext:value-type="float">
            <text:p>47,6638447691623</text:p>
          </table:table-cell>
          <table:table-cell office:value-type="float" office:value="55.0189533848694" calcext:value-type="float">
            <text:p>55,0189533848694</text:p>
          </table:table-cell>
          <table:table-cell office:value-type="float" office:value="70.8523883941725" calcext:value-type="float">
            <text:p>70,8523883941725</text:p>
          </table:table-cell>
          <table:table-cell office:value-type="float" office:value="76.5538359169208" calcext:value-type="float">
            <text:p>76,5538359169208</text:p>
          </table:table-cell>
          <table:table-cell table:number-columns-repeated="2"/>
        </table:table-row>
        <table:table-row table:style-name="ro1">
          <table:table-cell office:value-type="float" office:value="65.0755502978226" calcext:value-type="float">
            <text:p>65,0755502978226</text:p>
          </table:table-cell>
          <table:table-cell office:value-type="float" office:value="37.4828777858123" calcext:value-type="float">
            <text:p>37,4828777858123</text:p>
          </table:table-cell>
          <table:table-cell office:value-type="float" office:value="42.7868768615269" calcext:value-type="float">
            <text:p>42,7868768615269</text:p>
          </table:table-cell>
          <table:table-cell office:value-type="float" office:value="71.8623563621135" calcext:value-type="float">
            <text:p>71,8623563621135</text:p>
          </table:table-cell>
          <table:table-cell table:number-columns-repeated="2"/>
        </table:table-row>
        <table:table-row table:style-name="ro1">
          <table:table-cell office:value-type="float" office:value="31.4847200024483" calcext:value-type="float">
            <text:p>31,4847200024483</text:p>
          </table:table-cell>
          <table:table-cell office:value-type="float" office:value="21.8443676767184" calcext:value-type="float">
            <text:p>21,8443676767184</text:p>
          </table:table-cell>
          <table:table-cell office:value-type="float" office:value="59.1198356937873" calcext:value-type="float">
            <text:p>59,1198356937873</text:p>
          </table:table-cell>
          <table:table-cell office:value-type="float" office:value="104.774776306996" calcext:value-type="float">
            <text:p>104,774776306996</text:p>
          </table:table-cell>
          <table:table-cell table:number-columns-repeated="2"/>
        </table:table-row>
        <table:table-row table:style-name="ro1">
          <table:table-cell office:value-type="float" office:value="17.2331981665067" calcext:value-type="float">
            <text:p>17,2331981665067</text:p>
          </table:table-cell>
          <table:table-cell office:value-type="float" office:value="74.912375813191" calcext:value-type="float">
            <text:p>74,912375813191</text:p>
          </table:table-cell>
          <table:table-cell office:value-type="float" office:value="62.2328228193648" calcext:value-type="float">
            <text:p>62,2328228193648</text:p>
          </table:table-cell>
          <table:table-cell office:value-type="float" office:value="33.2479609983864" calcext:value-type="float">
            <text:p>33,2479609983864</text:p>
          </table:table-cell>
          <table:table-cell table:number-columns-repeated="2"/>
        </table:table-row>
        <table:table-row table:style-name="ro1">
          <table:table-cell office:value-type="float" office:value="56.8236018018739" calcext:value-type="float">
            <text:p>56,8236018018739</text:p>
          </table:table-cell>
          <table:table-cell office:value-type="float" office:value="84.4677844981178" calcext:value-type="float">
            <text:p>84,4677844981178</text:p>
          </table:table-cell>
          <table:table-cell office:value-type="float" office:value="-31.0843125133932" calcext:value-type="float">
            <text:p>-31,0843125133932</text:p>
          </table:table-cell>
          <table:table-cell office:value-type="float" office:value="98.2011262458813" calcext:value-type="float">
            <text:p>98,2011262458813</text:p>
          </table:table-cell>
          <table:table-cell table:number-columns-repeated="2"/>
        </table:table-row>
        <table:table-row table:style-name="ro1">
          <table:table-cell office:value-type="float" office:value="68.3561069902684" calcext:value-type="float">
            <text:p>68,3561069902684</text:p>
          </table:table-cell>
          <table:table-cell office:value-type="float" office:value="111.390578328629" calcext:value-type="float">
            <text:p>111,390578328629</text:p>
          </table:table-cell>
          <table:table-cell office:value-type="float" office:value="70.2404079245698" calcext:value-type="float">
            <text:p>70,2404079245698</text:p>
          </table:table-cell>
          <table:table-cell office:value-type="float" office:value="91.4869363963708" calcext:value-type="float">
            <text:p>91,4869363963708</text:p>
          </table:table-cell>
          <table:table-cell table:number-columns-repeated="2"/>
        </table:table-row>
        <table:table-row table:style-name="ro1">
          <table:table-cell office:value-type="float" office:value="81.7555472628073" calcext:value-type="float">
            <text:p>81,7555472628073</text:p>
          </table:table-cell>
          <table:table-cell office:value-type="float" office:value="55.2843950472278" calcext:value-type="float">
            <text:p>55,2843950472278</text:p>
          </table:table-cell>
          <table:table-cell office:value-type="float" office:value="-4.40527746585513" calcext:value-type="float">
            <text:p>-4,40527746585513</text:p>
          </table:table-cell>
          <table:table-cell office:value-type="float" office:value="-67.8085879199329" calcext:value-type="float">
            <text:p>-67,8085879199329</text:p>
          </table:table-cell>
          <table:table-cell table:number-columns-repeated="2"/>
        </table:table-row>
        <table:table-row table:style-name="ro1">
          <table:table-cell office:value-type="float" office:value="47.018198398504" calcext:value-type="float">
            <text:p>47,018198398504</text:p>
          </table:table-cell>
          <table:table-cell office:value-type="float" office:value="58.6888289292238" calcext:value-type="float">
            <text:p>58,6888289292238</text:p>
          </table:table-cell>
          <table:table-cell office:value-type="float" office:value="67.1195180763545" calcext:value-type="float">
            <text:p>67,1195180763545</text:p>
          </table:table-cell>
          <table:table-cell office:value-type="float" office:value="10.0253602406436" calcext:value-type="float">
            <text:p>10,0253602406436</text:p>
          </table:table-cell>
          <table:table-cell table:number-columns-repeated="2"/>
        </table:table-row>
        <table:table-row table:style-name="ro1">
          <table:table-cell office:value-type="float" office:value="39.7643409206459" calcext:value-type="float">
            <text:p>39,7643409206459</text:p>
          </table:table-cell>
          <table:table-cell office:value-type="float" office:value="32.8188178102623" calcext:value-type="float">
            <text:p>32,8188178102623</text:p>
          </table:table-cell>
          <table:table-cell office:value-type="float" office:value="3.20723101295387" calcext:value-type="float">
            <text:p>3,20723101295387</text:p>
          </table:table-cell>
          <table:table-cell office:value-type="float" office:value="13.2531617324487" calcext:value-type="float">
            <text:p>13,2531617324487</text:p>
          </table:table-cell>
          <table:table-cell table:number-columns-repeated="2"/>
        </table:table-row>
        <table:table-row table:style-name="ro1">
          <table:table-cell office:value-type="float" office:value="11.1939111403504" calcext:value-type="float">
            <text:p>11,1939111403504</text:p>
          </table:table-cell>
          <table:table-cell office:value-type="float" office:value="-3.95634463674868" calcext:value-type="float">
            <text:p>-3,95634463674868</text:p>
          </table:table-cell>
          <table:table-cell office:value-type="float" office:value="45.5797442913678" calcext:value-type="float">
            <text:p>45,5797442913678</text:p>
          </table:table-cell>
          <table:table-cell office:value-type="float" office:value="-8.75472002954426" calcext:value-type="float">
            <text:p>-8,75472002954426</text:p>
          </table:table-cell>
          <table:table-cell table:number-columns-repeated="2"/>
        </table:table-row>
        <table:table-row table:style-name="ro1">
          <table:table-cell office:value-type="float" office:value="15.9286420200315" calcext:value-type="float">
            <text:p>15,9286420200315</text:p>
          </table:table-cell>
          <table:table-cell office:value-type="float" office:value="49.7305080106713" calcext:value-type="float">
            <text:p>49,7305080106713</text:p>
          </table:table-cell>
          <table:table-cell office:value-type="float" office:value="17.9378690460417" calcext:value-type="float">
            <text:p>17,9378690460417</text:p>
          </table:table-cell>
          <table:table-cell office:value-type="float" office:value="22.826296418674" calcext:value-type="float">
            <text:p>22,826296418674</text:p>
          </table:table-cell>
          <table:table-cell table:number-columns-repeated="2"/>
        </table:table-row>
        <table:table-row table:style-name="ro1">
          <table:table-cell office:value-type="float" office:value="33.7492734187014" calcext:value-type="float">
            <text:p>33,7492734187014</text:p>
          </table:table-cell>
          <table:table-cell office:value-type="float" office:value="29.3903513984807" calcext:value-type="float">
            <text:p>29,3903513984807</text:p>
          </table:table-cell>
          <table:table-cell office:value-type="float" office:value="54.9978196981189" calcext:value-type="float">
            <text:p>54,9978196981189</text:p>
          </table:table-cell>
          <table:table-cell office:value-type="float" office:value="34.3839900022324" calcext:value-type="float">
            <text:p>34,3839900022324</text:p>
          </table:table-cell>
          <table:table-cell table:number-columns-repeated="2"/>
        </table:table-row>
        <table:table-row table:style-name="ro1">
          <table:table-cell office:value-type="float" office:value="30.9447749864219" calcext:value-type="float">
            <text:p>30,9447749864219</text:p>
          </table:table-cell>
          <table:table-cell office:value-type="float" office:value="-10.4657438611426" calcext:value-type="float">
            <text:p>-10,4657438611426</text:p>
          </table:table-cell>
          <table:table-cell office:value-type="float" office:value="15.2241265177961" calcext:value-type="float">
            <text:p>15,2241265177961</text:p>
          </table:table-cell>
          <table:table-cell office:value-type="float" office:value="5.97291924616641" calcext:value-type="float">
            <text:p>5,97291924616641</text:p>
          </table:table-cell>
          <table:table-cell table:number-columns-repeated="2"/>
        </table:table-row>
        <table:table-row table:style-name="ro1">
          <table:table-cell office:value-type="float" office:value="33.4919502296761" calcext:value-type="float">
            <text:p>33,4919502296761</text:p>
          </table:table-cell>
          <table:table-cell office:value-type="float" office:value="6.30671017928467" calcext:value-type="float">
            <text:p>6,30671017928467</text:p>
          </table:table-cell>
          <table:table-cell office:value-type="float" office:value="2.44980425205097" calcext:value-type="float">
            <text:p>2,44980425205097</text:p>
          </table:table-cell>
          <table:table-cell office:value-type="float" office:value="-29.8439293700619" calcext:value-type="float">
            <text:p>-29,8439293700619</text:p>
          </table:table-cell>
          <table:table-cell table:number-columns-repeated="2"/>
        </table:table-row>
        <table:table-row table:style-name="ro1">
          <table:table-cell office:value-type="float" office:value="1.6560075708165" calcext:value-type="float">
            <text:p>1,6560075708165</text:p>
          </table:table-cell>
          <table:table-cell office:value-type="float" office:value="-11.001325757181" calcext:value-type="float">
            <text:p>-11,001325757181</text:p>
          </table:table-cell>
          <table:table-cell office:value-type="float" office:value="1.42419379985502" calcext:value-type="float">
            <text:p>1,42419379985502</text:p>
          </table:table-cell>
          <table:table-cell office:value-type="float" office:value="101.924004059422" calcext:value-type="float">
            <text:p>101,924004059422</text:p>
          </table:table-cell>
          <table:table-cell table:number-columns-repeated="2"/>
        </table:table-row>
        <table:table-row table:style-name="ro1">
          <table:table-cell office:value-type="float" office:value="-176.944585718958" calcext:value-type="float">
            <text:p>-176,944585718958</text:p>
          </table:table-cell>
          <table:table-cell office:value-type="float" office:value="1.53205518061411" calcext:value-type="float">
            <text:p>1,53205518061411</text:p>
          </table:table-cell>
          <table:table-cell office:value-type="float" office:value="26.8581628414637" calcext:value-type="float">
            <text:p>26,8581628414637</text:p>
          </table:table-cell>
          <table:table-cell office:value-type="float" office:value="45.0800698307493" calcext:value-type="float">
            <text:p>45,0800698307493</text:p>
          </table:table-cell>
          <table:table-cell table:number-columns-repeated="2"/>
        </table:table-row>
        <table:table-row table:style-name="ro1">
          <table:table-cell office:value-type="float" office:value="-8.63711046557505" calcext:value-type="float">
            <text:p>-8,63711046557505</text:p>
          </table:table-cell>
          <table:table-cell office:value-type="float" office:value="49.6611810785378" calcext:value-type="float">
            <text:p>49,6611810785378</text:p>
          </table:table-cell>
          <table:table-cell office:value-type="float" office:value="36.4116199786403" calcext:value-type="float">
            <text:p>36,4116199786403</text:p>
          </table:table-cell>
          <table:table-cell office:value-type="float" office:value="34.0378814268542" calcext:value-type="float">
            <text:p>34,0378814268542</text:p>
          </table:table-cell>
          <table:table-cell table:number-columns-repeated="2"/>
        </table:table-row>
        <table:table-row table:style-name="ro1">
          <table:table-cell office:value-type="float" office:value="-25.3717018659533" calcext:value-type="float">
            <text:p>-25,3717018659533</text:p>
          </table:table-cell>
          <table:table-cell office:value-type="float" office:value="-24.4439750430062" calcext:value-type="float">
            <text:p>-24,4439750430062</text:p>
          </table:table-cell>
          <table:table-cell office:value-type="float" office:value="22.7059179022693" calcext:value-type="float">
            <text:p>22,7059179022693</text:p>
          </table:table-cell>
          <table:table-cell office:value-type="float" office:value="53.6393106058075" calcext:value-type="float">
            <text:p>53,6393106058075</text:p>
          </table:table-cell>
          <table:table-cell table:number-columns-repeated="2"/>
        </table:table-row>
        <table:table-row table:style-name="ro1">
          <table:table-cell office:value-type="float" office:value="-83.5240385940321" calcext:value-type="float">
            <text:p>-83,5240385940321</text:p>
          </table:table-cell>
          <table:table-cell office:value-type="float" office:value="-6.08380460256508" calcext:value-type="float">
            <text:p>-6,08380460256508</text:p>
          </table:table-cell>
          <table:table-cell office:value-type="float" office:value="-14.8967532443636" calcext:value-type="float">
            <text:p>-14,8967532443636</text:p>
          </table:table-cell>
          <table:table-cell office:value-type="float" office:value="26.3661812222404" calcext:value-type="float">
            <text:p>26,3661812222404</text:p>
          </table:table-cell>
          <table:table-cell table:number-columns-repeated="2"/>
        </table:table-row>
        <table:table-row table:style-name="ro1">
          <table:table-cell office:value-type="float" office:value="-10.5625259659934" calcext:value-type="float">
            <text:p>-10,5625259659934</text:p>
          </table:table-cell>
          <table:table-cell office:value-type="float" office:value="9.33939444768556" calcext:value-type="float">
            <text:p>9,33939444768556</text:p>
          </table:table-cell>
          <table:table-cell office:value-type="float" office:value="-29.7308582592809" calcext:value-type="float">
            <text:p>-29,7308582592809</text:p>
          </table:table-cell>
          <table:table-cell office:value-type="float" office:value="-94.1964202187675" calcext:value-type="float">
            <text:p>-94,1964202187675</text:p>
          </table:table-cell>
          <table:table-cell table:number-columns-repeated="2"/>
        </table:table-row>
        <table:table-row table:style-name="ro1">
          <table:table-cell office:value-type="float" office:value="-11.898388538444" calcext:value-type="float">
            <text:p>-11,898388538444</text:p>
          </table:table-cell>
          <table:table-cell office:value-type="float" office:value="-4.88584852639119" calcext:value-type="float">
            <text:p>-4,88584852639119</text:p>
          </table:table-cell>
          <table:table-cell office:value-type="float" office:value="-65.6417047436106" calcext:value-type="float">
            <text:p>-65,6417047436106</text:p>
          </table:table-cell>
          <table:table-cell office:value-type="float" office:value="-35.0602475218242" calcext:value-type="float">
            <text:p>-35,0602475218242</text:p>
          </table:table-cell>
          <table:table-cell table:number-columns-repeated="2"/>
        </table:table-row>
        <table:table-row table:style-name="ro1">
          <table:table-cell office:value-type="float" office:value="-20.6436719476737" calcext:value-type="float">
            <text:p>-20,6436719476737</text:p>
          </table:table-cell>
          <table:table-cell office:value-type="float" office:value="-18.9076563636092" calcext:value-type="float">
            <text:p>-18,9076563636092</text:p>
          </table:table-cell>
          <table:table-cell office:value-type="float" office:value="-74.8304033719646" calcext:value-type="float">
            <text:p>-74,8304033719646</text:p>
          </table:table-cell>
          <table:table-cell office:value-type="float" office:value="21.3669820313755" calcext:value-type="float">
            <text:p>21,3669820313755</text:p>
          </table:table-cell>
          <table:table-cell table:number-columns-repeated="2"/>
        </table:table-row>
        <table:table-row table:style-name="ro1">
          <table:table-cell office:value-type="float" office:value="-37.680954930607" calcext:value-type="float">
            <text:p>-37,680954930607</text:p>
          </table:table-cell>
          <table:table-cell office:value-type="float" office:value="11.5002061354249" calcext:value-type="float">
            <text:p>11,5002061354249</text:p>
          </table:table-cell>
          <table:table-cell office:value-type="float" office:value="2.75687471870338" calcext:value-type="float">
            <text:p>2,75687471870338</text:p>
          </table:table-cell>
          <table:table-cell office:value-type="float" office:value="-78.459305084625" calcext:value-type="float">
            <text:p>-78,459305084625</text:p>
          </table:table-cell>
          <table:table-cell table:number-columns-repeated="2"/>
        </table:table-row>
        <table:table-row table:style-name="ro1">
          <table:table-cell office:value-type="float" office:value="-83.3829473372724" calcext:value-type="float">
            <text:p>-83,3829473372724</text:p>
          </table:table-cell>
          <table:table-cell office:value-type="float" office:value="-57.3197853817636" calcext:value-type="float">
            <text:p>-57,3197853817636</text:p>
          </table:table-cell>
          <table:table-cell office:value-type="float" office:value="-33.2076969411098" calcext:value-type="float">
            <text:p>-33,2076969411098</text:p>
          </table:table-cell>
          <table:table-cell office:value-type="float" office:value="-11.4792639445151" calcext:value-type="float">
            <text:p>-11,4792639445151</text:p>
          </table:table-cell>
          <table:table-cell table:number-columns-repeated="2"/>
        </table:table-row>
        <table:table-row table:style-name="ro1">
          <table:table-cell office:value-type="float" office:value="-65.2437480873907" calcext:value-type="float">
            <text:p>-65,2437480873907</text:p>
          </table:table-cell>
          <table:table-cell office:value-type="float" office:value="-29.247049044512" calcext:value-type="float">
            <text:p>-29,247049044512</text:p>
          </table:table-cell>
          <table:table-cell office:value-type="float" office:value="-47.794903056034" calcext:value-type="float">
            <text:p>-47,794903056034</text:p>
          </table:table-cell>
          <table:table-cell office:value-type="float" office:value="-33.1249432223998" calcext:value-type="float">
            <text:p>-33,1249432223998</text:p>
          </table:table-cell>
          <table:table-cell table:number-columns-repeated="2"/>
        </table:table-row>
        <table:table-row table:style-name="ro1">
          <table:table-cell office:value-type="float" office:value="-71.0704680100545" calcext:value-type="float">
            <text:p>-71,0704680100545</text:p>
          </table:table-cell>
          <table:table-cell office:value-type="float" office:value="-20.7455853068251" calcext:value-type="float">
            <text:p>-20,7455853068251</text:p>
          </table:table-cell>
          <table:table-cell office:value-type="float" office:value="-39.4676926042617" calcext:value-type="float">
            <text:p>-39,4676926042617</text:p>
          </table:table-cell>
          <table:table-cell office:value-type="float" office:value="-33.5452466363781" calcext:value-type="float">
            <text:p>-33,5452466363781</text:p>
          </table:table-cell>
          <table:table-cell table:number-columns-repeated="2"/>
        </table:table-row>
        <table:table-row table:style-name="ro1">
          <table:table-cell office:value-type="float" office:value="-71.6825327070343" calcext:value-type="float">
            <text:p>-71,6825327070343</text:p>
          </table:table-cell>
          <table:table-cell office:value-type="float" office:value="-16.150320084929" calcext:value-type="float">
            <text:p>-16,150320084929</text:p>
          </table:table-cell>
          <table:table-cell office:value-type="float" office:value="-38.6264774118381" calcext:value-type="float">
            <text:p>-38,6264774118381</text:p>
          </table:table-cell>
          <table:table-cell office:value-type="float" office:value="-60.814940090252" calcext:value-type="float">
            <text:p>-60,814940090252</text:p>
          </table:table-cell>
          <table:table-cell table:number-columns-repeated="2"/>
        </table:table-row>
        <table:table-row table:style-name="ro1">
          <table:table-cell office:value-type="float" office:value="-30.7523983855018" calcext:value-type="float">
            <text:p>-30,7523983855018</text:p>
          </table:table-cell>
          <table:table-cell office:value-type="float" office:value="-40.8539012472635" calcext:value-type="float">
            <text:p>-40,8539012472635</text:p>
          </table:table-cell>
          <table:table-cell office:value-type="float" office:value="-42.8560676269361" calcext:value-type="float">
            <text:p>-42,8560676269361</text:p>
          </table:table-cell>
          <table:table-cell office:value-type="float" office:value="-56.4056086268069" calcext:value-type="float">
            <text:p>-56,4056086268069</text:p>
          </table:table-cell>
          <table:table-cell table:number-columns-repeated="2"/>
        </table:table-row>
        <table:table-row table:style-name="ro1">
          <table:table-cell office:value-type="float" office:value="-74.5435037137406" calcext:value-type="float">
            <text:p>-74,5435037137406</text:p>
          </table:table-cell>
          <table:table-cell office:value-type="float" office:value="-74.991275562288" calcext:value-type="float">
            <text:p>-74,991275562288</text:p>
          </table:table-cell>
          <table:table-cell office:value-type="float" office:value="-31.1437066190395" calcext:value-type="float">
            <text:p>-31,1437066190395</text:p>
          </table:table-cell>
          <table:table-cell office:value-type="float" office:value="-52.389826680755" calcext:value-type="float">
            <text:p>-52,389826680755</text:p>
          </table:table-cell>
          <table:table-cell table:number-columns-repeated="2"/>
        </table:table-row>
        <table:table-row table:style-name="ro1">
          <table:table-cell office:value-type="float" office:value="-25.1958990225799" calcext:value-type="float">
            <text:p>-25,1958990225799</text:p>
          </table:table-cell>
          <table:table-cell office:value-type="float" office:value="-39.8061558163825" calcext:value-type="float">
            <text:p>-39,8061558163825</text:p>
          </table:table-cell>
          <table:table-cell office:value-type="float" office:value="-59.524246018212" calcext:value-type="float">
            <text:p>-59,524246018212</text:p>
          </table:table-cell>
          <table:table-cell office:value-type="float" office:value="-38.4693362812993" calcext:value-type="float">
            <text:p>-38,4693362812993</text:p>
          </table:table-cell>
          <table:table-cell table:number-columns-repeated="2"/>
        </table:table-row>
        <table:table-row table:style-name="ro1">
          <table:table-cell office:value-type="float" office:value="-49.0445655225332" calcext:value-type="float">
            <text:p>-49,0445655225332</text:p>
          </table:table-cell>
          <table:table-cell office:value-type="float" office:value="-35.2122151505462" calcext:value-type="float">
            <text:p>-35,2122151505462</text:p>
          </table:table-cell>
          <table:table-cell office:value-type="float" office:value="-35.0355562530966" calcext:value-type="float">
            <text:p>-35,0355562530966</text:p>
          </table:table-cell>
          <table:table-cell office:value-type="float" office:value="-27.7302105682734" calcext:value-type="float">
            <text:p>-27,7302105682734</text:p>
          </table:table-cell>
          <table:table-cell table:number-columns-repeated="2"/>
        </table:table-row>
        <table:table-row table:style-name="ro1">
          <table:table-cell office:value-type="float" office:value="-38.9327932447539" calcext:value-type="float">
            <text:p>-38,9327932447539</text:p>
          </table:table-cell>
          <table:table-cell office:value-type="float" office:value="-55.358504496023" calcext:value-type="float">
            <text:p>-55,358504496023</text:p>
          </table:table-cell>
          <table:table-cell office:value-type="float" office:value="-49.3197391236557" calcext:value-type="float">
            <text:p>-49,3197391236557</text:p>
          </table:table-cell>
          <table:table-cell office:value-type="float" office:value="-75.6137746140872" calcext:value-type="float">
            <text:p>-75,6137746140872</text:p>
          </table:table-cell>
          <table:table-cell table:number-columns-repeated="2"/>
        </table:table-row>
        <table:table-row table:style-name="ro1">
          <table:table-cell office:value-type="float" office:value="-51.8179260805055" calcext:value-type="float">
            <text:p>-51,8179260805055</text:p>
          </table:table-cell>
          <table:table-cell office:value-type="float" office:value="-45.3169286393745" calcext:value-type="float">
            <text:p>-45,3169286393745</text:p>
          </table:table-cell>
          <table:table-cell office:value-type="float" office:value="-33.0754496289135" calcext:value-type="float">
            <text:p>-33,0754496289135</text:p>
          </table:table-cell>
          <table:table-cell office:value-type="float" office:value="-66.8628193071909" calcext:value-type="float">
            <text:p>-66,8628193071909</text:p>
          </table:table-cell>
          <table:table-cell table:number-columns-repeated="2"/>
        </table:table-row>
        <table:table-row table:style-name="ro1">
          <table:table-cell office:value-type="float" office:value="-74.5622763668389" calcext:value-type="float">
            <text:p>-74,5622763668389</text:p>
          </table:table-cell>
          <table:table-cell office:value-type="float" office:value="-35.8573434364968" calcext:value-type="float">
            <text:p>-35,8573434364968</text:p>
          </table:table-cell>
          <table:table-cell office:value-type="float" office:value="-30.8597379715507" calcext:value-type="float">
            <text:p>-30,8597379715507</text:p>
          </table:table-cell>
          <table:table-cell office:value-type="float" office:value="-30.5728754696559" calcext:value-type="float">
            <text:p>-30,5728754696559</text:p>
          </table:table-cell>
          <table:table-cell table:number-columns-repeated="2"/>
        </table:table-row>
        <table:table-row table:style-name="ro1">
          <table:table-cell office:value-type="float" office:value="-26.0995169546988" calcext:value-type="float">
            <text:p>-26,0995169546988</text:p>
          </table:table-cell>
          <table:table-cell office:value-type="float" office:value="-35.7839646550417" calcext:value-type="float">
            <text:p>-35,7839646550417</text:p>
          </table:table-cell>
          <table:table-cell office:value-type="float" office:value="-15.3134538121073" calcext:value-type="float">
            <text:p>-15,3134538121073</text:p>
          </table:table-cell>
          <table:table-cell office:value-type="float" office:value="-45.193501469985" calcext:value-type="float">
            <text:p>-45,193501469985</text:p>
          </table:table-cell>
          <table:table-cell table:number-columns-repeated="2"/>
        </table:table-row>
        <table:table-row table:style-name="ro1">
          <table:table-cell office:value-type="float" office:value="-37.3991583025306" calcext:value-type="float">
            <text:p>-37,3991583025306</text:p>
          </table:table-cell>
          <table:table-cell office:value-type="float" office:value="-6.13643599979618" calcext:value-type="float">
            <text:p>-6,13643599979618</text:p>
          </table:table-cell>
          <table:table-cell office:value-type="float" office:value="-87.0503409106964" calcext:value-type="float">
            <text:p>-87,0503409106964</text:p>
          </table:table-cell>
          <table:table-cell office:value-type="float" office:value="-22.5981093312304" calcext:value-type="float">
            <text:p>-22,5981093312304</text:p>
          </table:table-cell>
          <table:table-cell table:number-columns-repeated="2"/>
        </table:table-row>
        <table:table-row table:style-name="ro1">
          <table:table-cell office:value-type="float" office:value="-5.41932084531949" calcext:value-type="float">
            <text:p>-5,41932084531949</text:p>
          </table:table-cell>
          <table:table-cell office:value-type="float" office:value="-38.2662841239502" calcext:value-type="float">
            <text:p>-38,2662841239502</text:p>
          </table:table-cell>
          <table:table-cell office:value-type="float" office:value="-7.00755287982991" calcext:value-type="float">
            <text:p>-7,00755287982991</text:p>
          </table:table-cell>
          <table:table-cell office:value-type="float" office:value="-31.1137703410627" calcext:value-type="float">
            <text:p>-31,1137703410627</text:p>
          </table:table-cell>
          <table:table-cell table:number-columns-repeated="2"/>
        </table:table-row>
        <table:table-row table:style-name="ro1">
          <table:table-cell office:value-type="float" office:value="-12.0637754390648" calcext:value-type="float">
            <text:p>-12,0637754390648</text:p>
          </table:table-cell>
          <table:table-cell office:value-type="float" office:value="-16.320683886889" calcext:value-type="float">
            <text:p>-16,320683886889</text:p>
          </table:table-cell>
          <table:table-cell office:value-type="float" office:value="6.13231231274544" calcext:value-type="float">
            <text:p>6,13231231274544</text:p>
          </table:table-cell>
          <table:table-cell office:value-type="float" office:value="-14.4908214531577" calcext:value-type="float">
            <text:p>-14,4908214531577</text:p>
          </table:table-cell>
          <table:table-cell table:number-columns-repeated="2"/>
        </table:table-row>
        <table:table-row table:style-name="ro1">
          <table:table-cell office:value-type="float" office:value="-13.5366103929266" calcext:value-type="float">
            <text:p>-13,5366103929266</text:p>
          </table:table-cell>
          <table:table-cell office:value-type="float" office:value="-24.9922676886107" calcext:value-type="float">
            <text:p>-24,9922676886107</text:p>
          </table:table-cell>
          <table:table-cell office:value-type="float" office:value="14.2190692077247" calcext:value-type="float">
            <text:p>14,2190692077247</text:p>
          </table:table-cell>
          <table:table-cell office:value-type="float" office:value="-1.35929257272188" calcext:value-type="float">
            <text:p>-1,35929257272188</text:p>
          </table:table-cell>
          <table:table-cell table:number-columns-repeated="2"/>
        </table:table-row>
        <table:table-row table:style-name="ro1">
          <table:table-cell office:value-type="float" office:value="-10.197045174561" calcext:value-type="float">
            <text:p>-10,197045174561</text:p>
          </table:table-cell>
          <table:table-cell office:value-type="float" office:value="1.48894829719177" calcext:value-type="float">
            <text:p>1,48894829719177</text:p>
          </table:table-cell>
          <table:table-cell office:value-type="float" office:value="17.4327293311138" calcext:value-type="float">
            <text:p>17,4327293311138</text:p>
          </table:table-cell>
          <table:table-cell office:value-type="float" office:value="-62.0068943052961" calcext:value-type="float">
            <text:p>-62,0068943052961</text:p>
          </table:table-cell>
          <table:table-cell table:number-columns-repeated="2"/>
        </table:table-row>
        <table:table-row table:style-name="ro1">
          <table:table-cell office:value-type="float" office:value="-1.2505214252602" calcext:value-type="float">
            <text:p>-1,2505214252602</text:p>
          </table:table-cell>
          <table:table-cell office:value-type="float" office:value="-36.1580869856943" calcext:value-type="float">
            <text:p>-36,1580869856943</text:p>
          </table:table-cell>
          <table:table-cell office:value-type="float" office:value="7.11146035948724" calcext:value-type="float">
            <text:p>7,11146035948724</text:p>
          </table:table-cell>
          <table:table-cell office:value-type="float" office:value="-25.7556966432067" calcext:value-type="float">
            <text:p>-25,7556966432067</text:p>
          </table:table-cell>
          <table:table-cell table:number-columns-repeated="2"/>
        </table:table-row>
        <table:table-row table:style-name="ro1">
          <table:table-cell office:value-type="float" office:value="14.0427905781497" calcext:value-type="float">
            <text:p>14,0427905781497</text:p>
          </table:table-cell>
          <table:table-cell office:value-type="float" office:value="6.74545825890311" calcext:value-type="float">
            <text:p>6,74545825890311</text:p>
          </table:table-cell>
          <table:table-cell office:value-type="float" office:value="-17.6048127922639" calcext:value-type="float">
            <text:p>-17,6048127922639</text:p>
          </table:table-cell>
          <table:table-cell office:value-type="float" office:value="-2.99451446397096" calcext:value-type="float">
            <text:p>-2,99451446397096</text:p>
          </table:table-cell>
          <table:table-cell table:number-columns-repeated="2"/>
        </table:table-row>
        <table:table-row table:style-name="ro1">
          <table:table-cell office:value-type="float" office:value="5.37311172514923" calcext:value-type="float">
            <text:p>5,37311172514923</text:p>
          </table:table-cell>
          <table:table-cell office:value-type="float" office:value="9.1038175210931" calcext:value-type="float">
            <text:p>9,1038175210931</text:p>
          </table:table-cell>
          <table:table-cell office:value-type="float" office:value="9.3819673768465" calcext:value-type="float">
            <text:p>9,3819673768465</text:p>
          </table:table-cell>
          <table:table-cell office:value-type="float" office:value="35.4860489620703" calcext:value-type="float">
            <text:p>35,4860489620703</text:p>
          </table:table-cell>
          <table:table-cell table:number-columns-repeated="2"/>
        </table:table-row>
        <table:table-row table:style-name="ro1">
          <table:table-cell office:value-type="float" office:value="23.1170966522843" calcext:value-type="float">
            <text:p>23,1170966522843</text:p>
          </table:table-cell>
          <table:table-cell office:value-type="float" office:value="-18.5638252040431" calcext:value-type="float">
            <text:p>-18,5638252040431</text:p>
          </table:table-cell>
          <table:table-cell office:value-type="float" office:value="-14.8761901297783" calcext:value-type="float">
            <text:p>-14,8761901297783</text:p>
          </table:table-cell>
          <table:table-cell office:value-type="float" office:value="4.51784245808465" calcext:value-type="float">
            <text:p>4,51784245808465</text:p>
          </table:table-cell>
          <table:table-cell table:number-columns-repeated="2"/>
        </table:table-row>
        <table:table-row table:style-name="ro1">
          <table:table-cell office:value-type="float" office:value="7.34761685571035" calcext:value-type="float">
            <text:p>7,34761685571035</text:p>
          </table:table-cell>
          <table:table-cell office:value-type="float" office:value="20.8772242906108" calcext:value-type="float">
            <text:p>20,8772242906108</text:p>
          </table:table-cell>
          <table:table-cell office:value-type="float" office:value="-5.69781426259421" calcext:value-type="float">
            <text:p>-5,69781426259421</text:p>
          </table:table-cell>
          <table:table-cell office:value-type="float" office:value="2.75814729330456" calcext:value-type="float">
            <text:p>2,75814729330456</text:p>
          </table:table-cell>
          <table:table-cell table:number-columns-repeated="2"/>
        </table:table-row>
        <table:table-row table:style-name="ro1">
          <table:table-cell office:value-type="float" office:value="10.1830561941479" calcext:value-type="float">
            <text:p>10,1830561941479</text:p>
          </table:table-cell>
          <table:table-cell office:value-type="float" office:value="7.22559204500394" calcext:value-type="float">
            <text:p>7,22559204500394</text:p>
          </table:table-cell>
          <table:table-cell office:value-type="float" office:value="16.8479368414677" calcext:value-type="float">
            <text:p>16,8479368414677</text:p>
          </table:table-cell>
          <table:table-cell office:value-type="float" office:value="5.66010431080992" calcext:value-type="float">
            <text:p>5,66010431080992</text:p>
          </table:table-cell>
          <table:table-cell table:number-columns-repeated="2"/>
        </table:table-row>
        <table:table-row table:style-name="ro1">
          <table:table-cell office:value-type="float" office:value="1.26136272707483" calcext:value-type="float">
            <text:p>1,26136272707483</text:p>
          </table:table-cell>
          <table:table-cell office:value-type="float" office:value="-10.6174835503602" calcext:value-type="float">
            <text:p>-10,6174835503602</text:p>
          </table:table-cell>
          <table:table-cell office:value-type="float" office:value="-12.6482637425454" calcext:value-type="float">
            <text:p>-12,6482637425454</text:p>
          </table:table-cell>
          <table:table-cell office:value-type="float" office:value="3.08676390522887" calcext:value-type="float">
            <text:p>3,08676390522887</text:p>
          </table:table-cell>
          <table:table-cell table:number-columns-repeated="2"/>
        </table:table-row>
        <table:table-row table:style-name="ro1">
          <table:table-cell office:value-type="float" office:value="1.71453630118758" calcext:value-type="float">
            <text:p>1,71453630118758</text:p>
          </table:table-cell>
          <table:table-cell office:value-type="float" office:value="-0.929052706619995" calcext:value-type="float">
            <text:p>-0,929052706619995</text:p>
          </table:table-cell>
          <table:table-cell office:value-type="float" office:value="10.1297687963814" calcext:value-type="float">
            <text:p>10,1297687963814</text:p>
          </table:table-cell>
          <table:table-cell office:value-type="float" office:value="-43.9824289709168" calcext:value-type="float">
            <text:p>-43,9824289709168</text:p>
          </table:table-cell>
          <table:table-cell table:number-columns-repeated="2"/>
        </table:table-row>
        <table:table-row table:style-name="ro1">
          <table:table-cell office:value-type="float" office:value="0.075762268996308" calcext:value-type="float">
            <text:p>0,075762268996308</text:p>
          </table:table-cell>
          <table:table-cell office:value-type="float" office:value="-4.73011615625748" calcext:value-type="float">
            <text:p>-4,73011615625748</text:p>
          </table:table-cell>
          <table:table-cell office:value-type="float" office:value="2.74968026018018" calcext:value-type="float">
            <text:p>2,74968026018018</text:p>
          </table:table-cell>
          <table:table-cell office:value-type="float" office:value="-2.11533090286786" calcext:value-type="float">
            <text:p>-2,11533090286786</text:p>
          </table:table-cell>
          <table:table-cell table:number-columns-repeated="2"/>
        </table:table-row>
        <table:table-row table:style-name="ro1">
          <table:table-cell office:value-type="float" office:value="2.24936107894556" calcext:value-type="float">
            <text:p>2,24936107894556</text:p>
          </table:table-cell>
          <table:table-cell office:value-type="float" office:value="-20.2397744749466" calcext:value-type="float">
            <text:p>-20,2397744749466</text:p>
          </table:table-cell>
          <table:table-cell office:value-type="float" office:value="-16.764559167981" calcext:value-type="float">
            <text:p>-16,764559167981</text:p>
          </table:table-cell>
          <table:table-cell office:value-type="float" office:value="-2.02735256775849" calcext:value-type="float">
            <text:p>-2,02735256775849</text:p>
          </table:table-cell>
          <table:table-cell table:number-columns-repeated="2"/>
        </table:table-row>
        <table:table-row table:style-name="ro1">
          <table:table-cell office:value-type="float" office:value="0.3556398892156" calcext:value-type="float">
            <text:p>0,3556398892156</text:p>
          </table:table-cell>
          <table:table-cell office:value-type="float" office:value="-5.02827364652737" calcext:value-type="float">
            <text:p>-5,02827364652737</text:p>
          </table:table-cell>
          <table:table-cell office:value-type="float" office:value="-18.8282563017393" calcext:value-type="float">
            <text:p>-18,8282563017393</text:p>
          </table:table-cell>
          <table:table-cell office:value-type="float" office:value="-1.85922988364994" calcext:value-type="float">
            <text:p>-1,85922988364994</text:p>
          </table:table-cell>
          <table:table-cell table:number-columns-repeated="2"/>
        </table:table-row>
        <table:table-row table:style-name="ro1">
          <table:table-cell office:value-type="float" office:value="-18.1465808554661" calcext:value-type="float">
            <text:p>-18,1465808554661</text:p>
          </table:table-cell>
          <table:table-cell office:value-type="float" office:value="-11.0580031788111" calcext:value-type="float">
            <text:p>-11,0580031788111</text:p>
          </table:table-cell>
          <table:table-cell office:value-type="float" office:value="17.0399138178466" calcext:value-type="float">
            <text:p>17,0399138178466</text:p>
          </table:table-cell>
          <table:table-cell office:value-type="float" office:value="-4.78335732329372" calcext:value-type="float">
            <text:p>-4,78335732329372</text:p>
          </table:table-cell>
          <table:table-cell table:number-columns-repeated="2"/>
        </table:table-row>
        <table:table-row table:style-name="ro1">
          <table:table-cell office:value-type="float" office:value="3.01509010621999" calcext:value-type="float">
            <text:p>3,01509010621999</text:p>
          </table:table-cell>
          <table:table-cell office:value-type="float" office:value="-20.9768098060096" calcext:value-type="float">
            <text:p>-20,9768098060096</text:p>
          </table:table-cell>
          <table:table-cell office:value-type="float" office:value="21.5447393299124" calcext:value-type="float">
            <text:p>21,5447393299124</text:p>
          </table:table-cell>
          <table:table-cell office:value-type="float" office:value="-10.3734326425698" calcext:value-type="float">
            <text:p>-10,3734326425698</text:p>
          </table:table-cell>
          <table:table-cell table:number-columns-repeated="2"/>
        </table:table-row>
        <table:table-row table:style-name="ro1">
          <table:table-cell office:value-type="float" office:value="-36.9866133034594" calcext:value-type="float">
            <text:p>-36,9866133034594</text:p>
          </table:table-cell>
          <table:table-cell office:value-type="float" office:value="-18.0924297621852" calcext:value-type="float">
            <text:p>-18,0924297621852</text:p>
          </table:table-cell>
          <table:table-cell office:value-type="float" office:value="-15.8209081578183" calcext:value-type="float">
            <text:p>-15,8209081578183</text:p>
          </table:table-cell>
          <table:table-cell office:value-type="float" office:value="-6.38475942441011" calcext:value-type="float">
            <text:p>-6,38475942441011</text:p>
          </table:table-cell>
          <table:table-cell table:number-columns-repeated="2"/>
        </table:table-row>
        <table:table-row table:style-name="ro1">
          <table:table-cell office:value-type="float" office:value="-22.4216741376314" calcext:value-type="float">
            <text:p>-22,4216741376314</text:p>
          </table:table-cell>
          <table:table-cell office:value-type="float" office:value="-13.6365480077205" calcext:value-type="float">
            <text:p>-13,6365480077205</text:p>
          </table:table-cell>
          <table:table-cell office:value-type="float" office:value="-29.5077857411819" calcext:value-type="float">
            <text:p>-29,5077857411819</text:p>
          </table:table-cell>
          <table:table-cell office:value-type="float" office:value="20.5536716868" calcext:value-type="float">
            <text:p>20,5536716868</text:p>
          </table:table-cell>
          <table:table-cell table:number-columns-repeated="2"/>
        </table:table-row>
        <table:table-row table:style-name="ro1">
          <table:table-cell office:value-type="float" office:value="-25.6367568832045" calcext:value-type="float">
            <text:p>-25,6367568832045</text:p>
          </table:table-cell>
          <table:table-cell office:value-type="float" office:value="-21.0823466465623" calcext:value-type="float">
            <text:p>-21,0823466465623</text:p>
          </table:table-cell>
          <table:table-cell office:value-type="float" office:value="-13.7864329780288" calcext:value-type="float">
            <text:p>-13,7864329780288</text:p>
          </table:table-cell>
          <table:table-cell office:value-type="float" office:value="-43.7091556048618" calcext:value-type="float">
            <text:p>-43,7091556048618</text:p>
          </table:table-cell>
          <table:table-cell table:number-columns-repeated="2"/>
        </table:table-row>
        <table:table-row table:style-name="ro1">
          <table:table-cell office:value-type="float" office:value="-27.6247039519927" calcext:value-type="float">
            <text:p>-27,6247039519927</text:p>
          </table:table-cell>
          <table:table-cell office:value-type="float" office:value="-31.0522748976801" calcext:value-type="float">
            <text:p>-31,0522748976801</text:p>
          </table:table-cell>
          <table:table-cell office:value-type="float" office:value="-16.0007629272388" calcext:value-type="float">
            <text:p>-16,0007629272388</text:p>
          </table:table-cell>
          <table:table-cell office:value-type="float" office:value="-38.9412825148893" calcext:value-type="float">
            <text:p>-38,9412825148893</text:p>
          </table:table-cell>
          <table:table-cell table:number-columns-repeated="2"/>
        </table:table-row>
        <table:table-row table:style-name="ro1">
          <table:table-cell office:value-type="float" office:value="-27.0023314027403" calcext:value-type="float">
            <text:p>-27,0023314027403</text:p>
          </table:table-cell>
          <table:table-cell office:value-type="float" office:value="-63.4086096628054" calcext:value-type="float">
            <text:p>-63,4086096628054</text:p>
          </table:table-cell>
          <table:table-cell office:value-type="float" office:value="-11.5859715376991" calcext:value-type="float">
            <text:p>-11,5859715376991</text:p>
          </table:table-cell>
          <table:table-cell office:value-type="float" office:value="-23.5955932740809" calcext:value-type="float">
            <text:p>-23,5955932740809</text:p>
          </table:table-cell>
          <table:table-cell table:number-columns-repeated="2"/>
        </table:table-row>
        <table:table-row table:style-name="ro1">
          <table:table-cell office:value-type="float" office:value="-37.6024513987512" calcext:value-type="float">
            <text:p>-37,6024513987512</text:p>
          </table:table-cell>
          <table:table-cell office:value-type="float" office:value="-30.6865073225876" calcext:value-type="float">
            <text:p>-30,6865073225876</text:p>
          </table:table-cell>
          <table:table-cell office:value-type="float" office:value="-22.6359015358858" calcext:value-type="float">
            <text:p>-22,6359015358858</text:p>
          </table:table-cell>
          <table:table-cell office:value-type="float" office:value="-53.7284270542053" calcext:value-type="float">
            <text:p>-53,7284270542053</text:p>
          </table:table-cell>
          <table:table-cell table:number-columns-repeated="2"/>
        </table:table-row>
        <table:table-row table:style-name="ro1">
          <table:table-cell office:value-type="float" office:value="-55.319576471838" calcext:value-type="float">
            <text:p>-55,319576471838</text:p>
          </table:table-cell>
          <table:table-cell office:value-type="float" office:value="-27.9383765560948" calcext:value-type="float">
            <text:p>-27,9383765560948</text:p>
          </table:table-cell>
          <table:table-cell office:value-type="float" office:value="-46.0230540654401" calcext:value-type="float">
            <text:p>-46,0230540654401</text:p>
          </table:table-cell>
          <table:table-cell office:value-type="float" office:value="-40.3948759019449" calcext:value-type="float">
            <text:p>-40,3948759019449</text:p>
          </table:table-cell>
          <table:table-cell table:number-columns-repeated="2"/>
        </table:table-row>
        <table:table-row table:style-name="ro1">
          <table:table-cell office:value-type="float" office:value="-22.0423587614421" calcext:value-type="float">
            <text:p>-22,0423587614421</text:p>
          </table:table-cell>
          <table:table-cell office:value-type="float" office:value="-34.9819580210415" calcext:value-type="float">
            <text:p>-34,9819580210415</text:p>
          </table:table-cell>
          <table:table-cell office:value-type="float" office:value="-6.35969467274549" calcext:value-type="float">
            <text:p>-6,35969467274549</text:p>
          </table:table-cell>
          <table:table-cell office:value-type="float" office:value="-41.1238934763402" calcext:value-type="float">
            <text:p>-41,1238934763402</text:p>
          </table:table-cell>
          <table:table-cell table:number-columns-repeated="2"/>
        </table:table-row>
        <table:table-row table:style-name="ro1">
          <table:table-cell office:value-type="float" office:value="-46.559546292303" calcext:value-type="float">
            <text:p>-46,559546292303</text:p>
          </table:table-cell>
          <table:table-cell office:value-type="float" office:value="-39.9568538512002" calcext:value-type="float">
            <text:p>-39,9568538512002</text:p>
          </table:table-cell>
          <table:table-cell office:value-type="float" office:value="-29.7169316819783" calcext:value-type="float">
            <text:p>-29,7169316819783</text:p>
          </table:table-cell>
          <table:table-cell office:value-type="float" office:value="-11.6261014849392" calcext:value-type="float">
            <text:p>-11,6261014849392</text:p>
          </table:table-cell>
          <table:table-cell table:number-columns-repeated="2"/>
        </table:table-row>
        <table:table-row table:style-name="ro1">
          <table:table-cell office:value-type="float" office:value="-25.6721247805373" calcext:value-type="float">
            <text:p>-25,6721247805373</text:p>
          </table:table-cell>
          <table:table-cell office:value-type="float" office:value="-60.8387036317586" calcext:value-type="float">
            <text:p>-60,8387036317586</text:p>
          </table:table-cell>
          <table:table-cell office:value-type="float" office:value="-3.15209622773488" calcext:value-type="float">
            <text:p>-3,15209622773488</text:p>
          </table:table-cell>
          <table:table-cell office:value-type="float" office:value="-38.2880917359997" calcext:value-type="float">
            <text:p>-38,2880917359997</text:p>
          </table:table-cell>
          <table:table-cell table:number-columns-repeated="2"/>
        </table:table-row>
        <table:table-row table:style-name="ro1">
          <table:table-cell office:value-type="float" office:value="-39.6888428526754" calcext:value-type="float">
            <text:p>-39,6888428526754</text:p>
          </table:table-cell>
          <table:table-cell office:value-type="float" office:value="-35.8528245068613" calcext:value-type="float">
            <text:p>-35,8528245068613</text:p>
          </table:table-cell>
          <table:table-cell office:value-type="float" office:value="-12.6587139297218" calcext:value-type="float">
            <text:p>-12,6587139297218</text:p>
          </table:table-cell>
          <table:table-cell office:value-type="float" office:value="-24.9806453870806" calcext:value-type="float">
            <text:p>-24,9806453870806</text:p>
          </table:table-cell>
          <table:table-cell table:number-columns-repeated="2"/>
        </table:table-row>
        <table:table-row table:style-name="ro1">
          <table:table-cell office:value-type="float" office:value="-25.5460578041506" calcext:value-type="float">
            <text:p>-25,5460578041506</text:p>
          </table:table-cell>
          <table:table-cell office:value-type="float" office:value="-46.5385756105615" calcext:value-type="float">
            <text:p>-46,5385756105615</text:p>
          </table:table-cell>
          <table:table-cell office:value-type="float" office:value="5.73336140972492" calcext:value-type="float">
            <text:p>5,73336140972492</text:p>
          </table:table-cell>
          <table:table-cell office:value-type="float" office:value="-39.0759879221341" calcext:value-type="float">
            <text:p>-39,0759879221341</text:p>
          </table:table-cell>
          <table:table-cell table:number-columns-repeated="2"/>
        </table:table-row>
        <table:table-row table:style-name="ro1">
          <table:table-cell office:value-type="float" office:value="-45.0646492080602" calcext:value-type="float">
            <text:p>-45,0646492080602</text:p>
          </table:table-cell>
          <table:table-cell office:value-type="float" office:value="-49.5656582751158" calcext:value-type="float">
            <text:p>-49,5656582751158</text:p>
          </table:table-cell>
          <table:table-cell office:value-type="float" office:value="-0.358506257702949" calcext:value-type="float">
            <text:p>-0,358506257702949</text:p>
          </table:table-cell>
          <table:table-cell office:value-type="float" office:value="-17.5723255365761" calcext:value-type="float">
            <text:p>-17,5723255365761</text:p>
          </table:table-cell>
          <table:table-cell table:number-columns-repeated="2"/>
        </table:table-row>
        <table:table-row table:style-name="ro1">
          <table:table-cell office:value-type="float" office:value="-47.537109285413" calcext:value-type="float">
            <text:p>-47,537109285413</text:p>
          </table:table-cell>
          <table:table-cell office:value-type="float" office:value="-20.7248589729278" calcext:value-type="float">
            <text:p>-20,7248589729278</text:p>
          </table:table-cell>
          <table:table-cell office:value-type="float" office:value="13.4944172642528" calcext:value-type="float">
            <text:p>13,4944172642528</text:p>
          </table:table-cell>
          <table:table-cell office:value-type="float" office:value="-14.3684591872341" calcext:value-type="float">
            <text:p>-14,3684591872341</text:p>
          </table:table-cell>
          <table:table-cell table:number-columns-repeated="2"/>
        </table:table-row>
        <table:table-row table:style-name="ro1">
          <table:table-cell office:value-type="float" office:value="-28.8720197122642" calcext:value-type="float">
            <text:p>-28,8720197122642</text:p>
          </table:table-cell>
          <table:table-cell office:value-type="float" office:value="-32.4095463982901" calcext:value-type="float">
            <text:p>-32,4095463982901</text:p>
          </table:table-cell>
          <table:table-cell office:value-type="float" office:value="7.73428852319186" calcext:value-type="float">
            <text:p>7,73428852319186</text:p>
          </table:table-cell>
          <table:table-cell office:value-type="float" office:value="-7.42919524986349" calcext:value-type="float">
            <text:p>-7,42919524986349</text:p>
          </table:table-cell>
          <table:table-cell table:number-columns-repeated="2"/>
        </table:table-row>
        <table:table-row table:style-name="ro1">
          <table:table-cell office:value-type="float" office:value="-35.01870566374" calcext:value-type="float">
            <text:p>-35,01870566374</text:p>
          </table:table-cell>
          <table:table-cell office:value-type="float" office:value="-22.147766563593" calcext:value-type="float">
            <text:p>-22,147766563593</text:p>
          </table:table-cell>
          <table:table-cell office:value-type="float" office:value="11.6832075268091" calcext:value-type="float">
            <text:p>11,6832075268091</text:p>
          </table:table-cell>
          <table:table-cell office:value-type="float" office:value="-28.2866504735893" calcext:value-type="float">
            <text:p>-28,2866504735893</text:p>
          </table:table-cell>
          <table:table-cell table:number-columns-repeated="2"/>
        </table:table-row>
        <table:table-row table:style-name="ro1">
          <table:table-cell office:value-type="float" office:value="-40.3305119741517" calcext:value-type="float">
            <text:p>-40,3305119741517</text:p>
          </table:table-cell>
          <table:table-cell office:value-type="float" office:value="-16.5071423024625" calcext:value-type="float">
            <text:p>-16,5071423024625</text:p>
          </table:table-cell>
          <table:table-cell office:value-type="float" office:value="-7.05593978733179" calcext:value-type="float">
            <text:p>-7,05593978733179</text:p>
          </table:table-cell>
          <table:table-cell office:value-type="float" office:value="-12.4495952487895" calcext:value-type="float">
            <text:p>-12,4495952487895</text:p>
          </table:table-cell>
          <table:table-cell table:number-columns-repeated="2"/>
        </table:table-row>
        <table:table-row table:style-name="ro1">
          <table:table-cell office:value-type="float" office:value="-24.0889954358905" calcext:value-type="float">
            <text:p>-24,0889954358905</text:p>
          </table:table-cell>
          <table:table-cell office:value-type="float" office:value="-36.7740433808111" calcext:value-type="float">
            <text:p>-36,7740433808111</text:p>
          </table:table-cell>
          <table:table-cell office:value-type="float" office:value="-4.35291865986989" calcext:value-type="float">
            <text:p>-4,35291865986989</text:p>
          </table:table-cell>
          <table:table-cell office:value-type="float" office:value="-6.62384476088246" calcext:value-type="float">
            <text:p>-6,62384476088246</text:p>
          </table:table-cell>
          <table:table-cell table:number-columns-repeated="2"/>
        </table:table-row>
        <table:table-row table:style-name="ro1">
          <table:table-cell office:value-type="float" office:value="-3.32109012864242" calcext:value-type="float">
            <text:p>-3,32109012864242</text:p>
          </table:table-cell>
          <table:table-cell office:value-type="float" office:value="4.13684407666763" calcext:value-type="float">
            <text:p>4,13684407666763</text:p>
          </table:table-cell>
          <table:table-cell office:value-type="float" office:value="20.9396443606386" calcext:value-type="float">
            <text:p>20,9396443606386</text:p>
          </table:table-cell>
          <table:table-cell office:value-type="float" office:value="-3.39737644883824" calcext:value-type="float">
            <text:p>-3,39737644883824</text:p>
          </table:table-cell>
          <table:table-cell table:number-columns-repeated="2"/>
        </table:table-row>
        <table:table-row table:style-name="ro1">
          <table:table-cell office:value-type="float" office:value="-30.4564289217833" calcext:value-type="float">
            <text:p>-30,4564289217833</text:p>
          </table:table-cell>
          <table:table-cell office:value-type="float" office:value="-18.4286656049428" calcext:value-type="float">
            <text:p>-18,4286656049428</text:p>
          </table:table-cell>
          <table:table-cell office:value-type="float" office:value="9.39049756017362" calcext:value-type="float">
            <text:p>9,39049756017362</text:p>
          </table:table-cell>
          <table:table-cell office:value-type="float" office:value="-17.8127798893523" calcext:value-type="float">
            <text:p>-17,8127798893523</text:p>
          </table:table-cell>
          <table:table-cell table:number-columns-repeated="2"/>
        </table:table-row>
        <table:table-row table:style-name="ro1">
          <table:table-cell office:value-type="float" office:value="-40.0761911450365" calcext:value-type="float">
            <text:p>-40,0761911450365</text:p>
          </table:table-cell>
          <table:table-cell office:value-type="float" office:value="-11.332274498193" calcext:value-type="float">
            <text:p>-11,332274498193</text:p>
          </table:table-cell>
          <table:table-cell office:value-type="float" office:value="-21.906828182378" calcext:value-type="float">
            <text:p>-21,906828182378</text:p>
          </table:table-cell>
          <table:table-cell office:value-type="float" office:value="-17.0880361962062" calcext:value-type="float">
            <text:p>-17,0880361962062</text:p>
          </table:table-cell>
          <table:table-cell table:number-columns-repeated="2"/>
        </table:table-row>
        <table:table-row table:style-name="ro1">
          <table:table-cell office:value-type="float" office:value="-16.3711592970022" calcext:value-type="float">
            <text:p>-16,3711592970022</text:p>
          </table:table-cell>
          <table:table-cell office:value-type="float" office:value="-16.7920242783469" calcext:value-type="float">
            <text:p>-16,7920242783469</text:p>
          </table:table-cell>
          <table:table-cell office:value-type="float" office:value="7.44613744601447" calcext:value-type="float">
            <text:p>7,44613744601447</text:p>
          </table:table-cell>
          <table:table-cell office:value-type="float" office:value="-6.37673338050174" calcext:value-type="float">
            <text:p>-6,37673338050174</text:p>
          </table:table-cell>
          <table:table-cell table:number-columns-repeated="2"/>
        </table:table-row>
        <table:table-row table:style-name="ro1">
          <table:table-cell office:value-type="float" office:value="-27.2843268572196" calcext:value-type="float">
            <text:p>-27,2843268572196</text:p>
          </table:table-cell>
          <table:table-cell office:value-type="float" office:value="-30.7968912193343" calcext:value-type="float">
            <text:p>-30,7968912193343</text:p>
          </table:table-cell>
          <table:table-cell office:value-type="float" office:value="18.7444385311833" calcext:value-type="float">
            <text:p>18,7444385311833</text:p>
          </table:table-cell>
          <table:table-cell office:value-type="float" office:value="-2.19360218676726" calcext:value-type="float">
            <text:p>-2,19360218676726</text:p>
          </table:table-cell>
          <table:table-cell table:number-columns-repeated="2"/>
        </table:table-row>
        <table:table-row table:style-name="ro1">
          <table:table-cell office:value-type="float" office:value="6.97336202364061" calcext:value-type="float">
            <text:p>6,97336202364061</text:p>
          </table:table-cell>
          <table:table-cell office:value-type="float" office:value="-10.9912103753652" calcext:value-type="float">
            <text:p>-10,9912103753652</text:p>
          </table:table-cell>
          <table:table-cell office:value-type="float" office:value="6.48642921902688" calcext:value-type="float">
            <text:p>6,48642921902688</text:p>
          </table:table-cell>
          <table:table-cell office:value-type="float" office:value="9.34594771209441" calcext:value-type="float">
            <text:p>9,34594771209441</text:p>
          </table:table-cell>
          <table:table-cell table:number-columns-repeated="2"/>
        </table:table-row>
        <table:table-row table:style-name="ro1">
          <table:table-cell office:value-type="float" office:value="-30.0523690736603" calcext:value-type="float">
            <text:p>-30,0523690736603</text:p>
          </table:table-cell>
          <table:table-cell office:value-type="float" office:value="4.67658303720496" calcext:value-type="float">
            <text:p>4,67658303720496</text:p>
          </table:table-cell>
          <table:table-cell office:value-type="float" office:value="-9.9213167817534" calcext:value-type="float">
            <text:p>-9,9213167817534</text:p>
          </table:table-cell>
          <table:table-cell office:value-type="float" office:value="-22.7241382316338" calcext:value-type="float">
            <text:p>-22,7241382316338</text:p>
          </table:table-cell>
          <table:table-cell table:number-columns-repeated="2"/>
        </table:table-row>
        <table:table-row table:style-name="ro1">
          <table:table-cell office:value-type="float" office:value="7.97036032361948" calcext:value-type="float">
            <text:p>7,97036032361948</text:p>
          </table:table-cell>
          <table:table-cell office:value-type="float" office:value="8.7860310746035" calcext:value-type="float">
            <text:p>8,7860310746035</text:p>
          </table:table-cell>
          <table:table-cell office:value-type="float" office:value="22.5052049148849" calcext:value-type="float">
            <text:p>22,5052049148849</text:p>
          </table:table-cell>
          <table:table-cell office:value-type="float" office:value="-0.67088661509619" calcext:value-type="float">
            <text:p>-0,67088661509619</text:p>
          </table:table-cell>
          <table:table-cell table:number-columns-repeated="2"/>
        </table:table-row>
        <table:table-row table:style-name="ro1">
          <table:table-cell office:value-type="float" office:value="13.7205285012398" calcext:value-type="float">
            <text:p>13,7205285012398</text:p>
          </table:table-cell>
          <table:table-cell office:value-type="float" office:value="-1.87575298260229" calcext:value-type="float">
            <text:p>-1,87575298260229</text:p>
          </table:table-cell>
          <table:table-cell office:value-type="float" office:value="22.2402372298765" calcext:value-type="float">
            <text:p>22,2402372298765</text:p>
          </table:table-cell>
          <table:table-cell office:value-type="float" office:value="10.6937944652045" calcext:value-type="float">
            <text:p>10,6937944652045</text:p>
          </table:table-cell>
          <table:table-cell table:number-columns-repeated="2"/>
        </table:table-row>
        <table:table-row table:style-name="ro1">
          <table:table-cell office:value-type="float" office:value="-4.24643015168571" calcext:value-type="float">
            <text:p>-4,24643015168571</text:p>
          </table:table-cell>
          <table:table-cell office:value-type="float" office:value="-22.3034544918546" calcext:value-type="float">
            <text:p>-22,3034544918546</text:p>
          </table:table-cell>
          <table:table-cell office:value-type="float" office:value="15.8245245442547" calcext:value-type="float">
            <text:p>15,8245245442547</text:p>
          </table:table-cell>
          <table:table-cell office:value-type="float" office:value="28.1854167794465" calcext:value-type="float">
            <text:p>28,1854167794465</text:p>
          </table:table-cell>
          <table:table-cell table:number-columns-repeated="2"/>
        </table:table-row>
        <table:table-row table:style-name="ro1">
          <table:table-cell office:value-type="float" office:value="-6.58662663650116" calcext:value-type="float">
            <text:p>-6,58662663650116</text:p>
          </table:table-cell>
          <table:table-cell office:value-type="float" office:value="-15.0809260753844" calcext:value-type="float">
            <text:p>-15,0809260753844</text:p>
          </table:table-cell>
          <table:table-cell office:value-type="float" office:value="7.36890528952148" calcext:value-type="float">
            <text:p>7,36890528952148</text:p>
          </table:table-cell>
          <table:table-cell office:value-type="float" office:value="0.394858400263898" calcext:value-type="float">
            <text:p>0,394858400263898</text:p>
          </table:table-cell>
          <table:table-cell table:number-columns-repeated="2"/>
        </table:table-row>
        <table:table-row table:style-name="ro1">
          <table:table-cell office:value-type="float" office:value="11.8828139196556" calcext:value-type="float">
            <text:p>11,8828139196556</text:p>
          </table:table-cell>
          <table:table-cell office:value-type="float" office:value="7.77137475683905" calcext:value-type="float">
            <text:p>7,77137475683905</text:p>
          </table:table-cell>
          <table:table-cell office:value-type="float" office:value="22.0836638151847" calcext:value-type="float">
            <text:p>22,0836638151847</text:p>
          </table:table-cell>
          <table:table-cell office:value-type="float" office:value="30.0536019672485" calcext:value-type="float">
            <text:p>30,0536019672485</text:p>
          </table:table-cell>
          <table:table-cell table:number-columns-repeated="2"/>
        </table:table-row>
        <table:table-row table:style-name="ro1">
          <table:table-cell office:value-type="float" office:value="37.1288899732687" calcext:value-type="float">
            <text:p>37,1288899732687</text:p>
          </table:table-cell>
          <table:table-cell office:value-type="float" office:value="-10.8834246295365" calcext:value-type="float">
            <text:p>-10,8834246295365</text:p>
          </table:table-cell>
          <table:table-cell office:value-type="float" office:value="12.1190637366571" calcext:value-type="float">
            <text:p>12,1190637366571</text:p>
          </table:table-cell>
          <table:table-cell office:value-type="float" office:value="28.0715872381454" calcext:value-type="float">
            <text:p>28,0715872381454</text:p>
          </table:table-cell>
          <table:table-cell table:number-columns-repeated="2"/>
        </table:table-row>
        <table:table-row table:style-name="ro1">
          <table:table-cell office:value-type="float" office:value="5.68459423525987" calcext:value-type="float">
            <text:p>5,68459423525987</text:p>
          </table:table-cell>
          <table:table-cell office:value-type="float" office:value="-16.2712786720988" calcext:value-type="float">
            <text:p>-16,2712786720988</text:p>
          </table:table-cell>
          <table:table-cell office:value-type="float" office:value="23.3566348499017" calcext:value-type="float">
            <text:p>23,3566348499017</text:p>
          </table:table-cell>
          <table:table-cell office:value-type="float" office:value="12.8293037291472" calcext:value-type="float">
            <text:p>12,8293037291472</text:p>
          </table:table-cell>
          <table:table-cell table:number-columns-repeated="2"/>
        </table:table-row>
        <table:table-row table:style-name="ro1">
          <table:table-cell office:value-type="float" office:value="-2.57266900886106" calcext:value-type="float">
            <text:p>-2,57266900886106</text:p>
          </table:table-cell>
          <table:table-cell office:value-type="float" office:value="10.7601262369693" calcext:value-type="float">
            <text:p>10,7601262369693</text:p>
          </table:table-cell>
          <table:table-cell office:value-type="float" office:value="24.3464594429578" calcext:value-type="float">
            <text:p>24,3464594429578</text:p>
          </table:table-cell>
          <table:table-cell office:value-type="float" office:value="15.3136175962638" calcext:value-type="float">
            <text:p>15,3136175962638</text:p>
          </table:table-cell>
          <table:table-cell table:number-columns-repeated="2"/>
        </table:table-row>
        <table:table-row table:style-name="ro1">
          <table:table-cell office:value-type="float" office:value="0.753580897135496" calcext:value-type="float">
            <text:p>0,753580897135496</text:p>
          </table:table-cell>
          <table:table-cell office:value-type="float" office:value="18.6818072160513" calcext:value-type="float">
            <text:p>18,6818072160513</text:p>
          </table:table-cell>
          <table:table-cell office:value-type="float" office:value="24.0995954433842" calcext:value-type="float">
            <text:p>24,0995954433842</text:p>
          </table:table-cell>
          <table:table-cell office:value-type="float" office:value="20.1410305882395" calcext:value-type="float">
            <text:p>20,1410305882395</text:p>
          </table:table-cell>
          <table:table-cell table:number-columns-repeated="2"/>
        </table:table-row>
        <table:table-row table:style-name="ro1">
          <table:table-cell office:value-type="float" office:value="-0.0860391727489756" calcext:value-type="float">
            <text:p>-0,086039172748976</text:p>
          </table:table-cell>
          <table:table-cell office:value-type="float" office:value="-5.00667227914468" calcext:value-type="float">
            <text:p>-5,00667227914468</text:p>
          </table:table-cell>
          <table:table-cell office:value-type="float" office:value="22.3850129936742" calcext:value-type="float">
            <text:p>22,3850129936742</text:p>
          </table:table-cell>
          <table:table-cell office:value-type="float" office:value="9.72269424622112" calcext:value-type="float">
            <text:p>9,72269424622112</text:p>
          </table:table-cell>
          <table:table-cell table:number-columns-repeated="2"/>
        </table:table-row>
        <table:table-row table:style-name="ro1">
          <table:table-cell office:value-type="float" office:value="13.1401317988334" calcext:value-type="float">
            <text:p>13,1401317988334</text:p>
          </table:table-cell>
          <table:table-cell office:value-type="float" office:value="-16.4805439417929" calcext:value-type="float">
            <text:p>-16,4805439417929</text:p>
          </table:table-cell>
          <table:table-cell office:value-type="float" office:value="18.2750715187084" calcext:value-type="float">
            <text:p>18,2750715187084</text:p>
          </table:table-cell>
          <table:table-cell office:value-type="float" office:value="2.62144896443461" calcext:value-type="float">
            <text:p>2,62144896443461</text:p>
          </table:table-cell>
          <table:table-cell table:number-columns-repeated="2"/>
        </table:table-row>
        <table:table-row table:style-name="ro1">
          <table:table-cell office:value-type="float" office:value="3.40254945142108" calcext:value-type="float">
            <text:p>3,40254945142108</text:p>
          </table:table-cell>
          <table:table-cell office:value-type="float" office:value="-11.7098056922549" calcext:value-type="float">
            <text:p>-11,7098056922549</text:p>
          </table:table-cell>
          <table:table-cell office:value-type="float" office:value="22.3169440129023" calcext:value-type="float">
            <text:p>22,3169440129023</text:p>
          </table:table-cell>
          <table:table-cell office:value-type="float" office:value="4.59183104326647" calcext:value-type="float">
            <text:p>4,59183104326647</text:p>
          </table:table-cell>
          <table:table-cell table:number-columns-repeated="2"/>
        </table:table-row>
        <table:table-row table:style-name="ro1">
          <table:table-cell office:value-type="float" office:value="-7.76311735116581" calcext:value-type="float">
            <text:p>-7,76311735116581</text:p>
          </table:table-cell>
          <table:table-cell office:value-type="float" office:value="-2.23179145171174" calcext:value-type="float">
            <text:p>-2,23179145171174</text:p>
          </table:table-cell>
          <table:table-cell office:value-type="float" office:value="19.5589581573934" calcext:value-type="float">
            <text:p>19,5589581573934</text:p>
          </table:table-cell>
          <table:table-cell office:value-type="float" office:value="20.938634459252" calcext:value-type="float">
            <text:p>20,938634459252</text:p>
          </table:table-cell>
          <table:table-cell table:number-columns-repeated="2"/>
        </table:table-row>
        <table:table-row table:style-name="ro1">
          <table:table-cell office:value-type="float" office:value="-25.2115086497132" calcext:value-type="float">
            <text:p>-25,2115086497132</text:p>
          </table:table-cell>
          <table:table-cell office:value-type="float" office:value="-14.2239097861349" calcext:value-type="float">
            <text:p>-14,2239097861349</text:p>
          </table:table-cell>
          <table:table-cell office:value-type="float" office:value="26.262028681434" calcext:value-type="float">
            <text:p>26,262028681434</text:p>
          </table:table-cell>
          <table:table-cell office:value-type="float" office:value="5.17197683384093" calcext:value-type="float">
            <text:p>5,17197683384093</text:p>
          </table:table-cell>
          <table:table-cell table:number-columns-repeated="2"/>
        </table:table-row>
        <table:table-row table:style-name="ro1">
          <table:table-cell office:value-type="float" office:value="-4.81695528459275" calcext:value-type="float">
            <text:p>-4,81695528459275</text:p>
          </table:table-cell>
          <table:table-cell office:value-type="float" office:value="5.18049290363918" calcext:value-type="float">
            <text:p>5,18049290363918</text:p>
          </table:table-cell>
          <table:table-cell office:value-type="float" office:value="18.982687904818" calcext:value-type="float">
            <text:p>18,982687904818</text:p>
          </table:table-cell>
          <table:table-cell office:value-type="float" office:value="-1.43425501938501" calcext:value-type="float">
            <text:p>-1,43425501938501</text:p>
          </table:table-cell>
          <table:table-cell table:number-columns-repeated="2"/>
        </table:table-row>
        <table:table-row table:style-name="ro1">
          <table:table-cell office:value-type="float" office:value="-4.65960530623853" calcext:value-type="float">
            <text:p>-4,65960530623853</text:p>
          </table:table-cell>
          <table:table-cell office:value-type="float" office:value="-6.04451355962086" calcext:value-type="float">
            <text:p>-6,04451355962086</text:p>
          </table:table-cell>
          <table:table-cell office:value-type="float" office:value="17.0852257554656" calcext:value-type="float">
            <text:p>17,0852257554656</text:p>
          </table:table-cell>
          <table:table-cell office:value-type="float" office:value="16.4740266293841" calcext:value-type="float">
            <text:p>16,4740266293841</text:p>
          </table:table-cell>
          <table:table-cell table:number-columns-repeated="2"/>
        </table:table-row>
        <table:table-row table:style-name="ro1">
          <table:table-cell office:value-type="float" office:value="-13.913487542846" calcext:value-type="float">
            <text:p>-13,913487542846</text:p>
          </table:table-cell>
          <table:table-cell office:value-type="float" office:value="-9.16336642782241" calcext:value-type="float">
            <text:p>-9,16336642782241</text:p>
          </table:table-cell>
          <table:table-cell office:value-type="float" office:value="23.45681854291" calcext:value-type="float">
            <text:p>23,45681854291</text:p>
          </table:table-cell>
          <table:table-cell office:value-type="float" office:value="-17.1499940103289" calcext:value-type="float">
            <text:p>-17,1499940103289</text:p>
          </table:table-cell>
          <table:table-cell table:number-columns-repeated="2"/>
        </table:table-row>
        <table:table-row table:style-name="ro1">
          <table:table-cell office:value-type="float" office:value="-1.74488545604537" calcext:value-type="float">
            <text:p>-1,74488545604537</text:p>
          </table:table-cell>
          <table:table-cell office:value-type="float" office:value="-8.45343914561813" calcext:value-type="float">
            <text:p>-8,45343914561813</text:p>
          </table:table-cell>
          <table:table-cell office:value-type="float" office:value="12.0360899832601" calcext:value-type="float">
            <text:p>12,0360899832601</text:p>
          </table:table-cell>
          <table:table-cell office:value-type="float" office:value="11.4658172773552" calcext:value-type="float">
            <text:p>11,4658172773552</text:p>
          </table:table-cell>
          <table:table-cell table:number-columns-repeated="2"/>
        </table:table-row>
        <table:table-row table:style-name="ro1">
          <table:table-cell office:value-type="float" office:value="3.23288539168647" calcext:value-type="float">
            <text:p>3,23288539168647</text:p>
          </table:table-cell>
          <table:table-cell office:value-type="float" office:value="7.14978320120198" calcext:value-type="float">
            <text:p>7,14978320120198</text:p>
          </table:table-cell>
          <table:table-cell office:value-type="float" office:value="18.5425479859582" calcext:value-type="float">
            <text:p>18,5425479859582</text:p>
          </table:table-cell>
          <table:table-cell office:value-type="float" office:value="-5.08827174354863" calcext:value-type="float">
            <text:p>-5,08827174354863</text:p>
          </table:table-cell>
          <table:table-cell table:number-columns-repeated="2"/>
        </table:table-row>
        <table:table-row table:style-name="ro1">
          <table:table-cell office:value-type="float" office:value="-5.34563537890092" calcext:value-type="float">
            <text:p>-5,34563537890092</text:p>
          </table:table-cell>
          <table:table-cell office:value-type="float" office:value="2.97333822752299" calcext:value-type="float">
            <text:p>2,97333822752299</text:p>
          </table:table-cell>
          <table:table-cell office:value-type="float" office:value="25.7051567841571" calcext:value-type="float">
            <text:p>25,7051567841571</text:p>
          </table:table-cell>
          <table:table-cell office:value-type="float" office:value="1.05611862119144" calcext:value-type="float">
            <text:p>1,05611862119144</text:p>
          </table:table-cell>
          <table:table-cell table:number-columns-repeated="2"/>
        </table:table-row>
        <table:table-row table:style-name="ro1">
          <table:table-cell office:value-type="float" office:value="8.72015740272495" calcext:value-type="float">
            <text:p>8,72015740272495</text:p>
          </table:table-cell>
          <table:table-cell office:value-type="float" office:value="3.77041463457411" calcext:value-type="float">
            <text:p>3,77041463457411</text:p>
          </table:table-cell>
          <table:table-cell office:value-type="float" office:value="17.8715017693279" calcext:value-type="float">
            <text:p>17,8715017693279</text:p>
          </table:table-cell>
          <table:table-cell office:value-type="float" office:value="16.9726750043851" calcext:value-type="float">
            <text:p>16,9726750043851</text:p>
          </table:table-cell>
          <table:table-cell table:number-columns-repeated="2"/>
        </table:table-row>
        <table:table-row table:style-name="ro1">
          <table:table-cell office:value-type="float" office:value="14.1241562555767" calcext:value-type="float">
            <text:p>14,1241562555767</text:p>
          </table:table-cell>
          <table:table-cell office:value-type="float" office:value="15.7908448108842" calcext:value-type="float">
            <text:p>15,7908448108842</text:p>
          </table:table-cell>
          <table:table-cell office:value-type="float" office:value="20.5795764800923" calcext:value-type="float">
            <text:p>20,5795764800923</text:p>
          </table:table-cell>
          <table:table-cell office:value-type="float" office:value="-6.94782953708839" calcext:value-type="float">
            <text:p>-6,94782953708839</text:p>
          </table:table-cell>
          <table:table-cell table:number-columns-repeated="2"/>
        </table:table-row>
        <table:table-row table:style-name="ro1">
          <table:table-cell office:value-type="float" office:value="8.02911744045493" calcext:value-type="float">
            <text:p>8,02911744045493</text:p>
          </table:table-cell>
          <table:table-cell office:value-type="float" office:value="17.7288162767971" calcext:value-type="float">
            <text:p>17,7288162767971</text:p>
          </table:table-cell>
          <table:table-cell office:value-type="float" office:value="7.09762408403307" calcext:value-type="float">
            <text:p>7,09762408403307</text:p>
          </table:table-cell>
          <table:table-cell office:value-type="float" office:value="17.2793224369001" calcext:value-type="float">
            <text:p>17,2793224369001</text:p>
          </table:table-cell>
          <table:table-cell table:number-columns-repeated="2"/>
        </table:table-row>
        <table:table-row table:style-name="ro1">
          <table:table-cell office:value-type="float" office:value="-4.38378941609036" calcext:value-type="float">
            <text:p>-4,38378941609036</text:p>
          </table:table-cell>
          <table:table-cell office:value-type="float" office:value="-7.59399337369285" calcext:value-type="float">
            <text:p>-7,59399337369285</text:p>
          </table:table-cell>
          <table:table-cell office:value-type="float" office:value="18.7198270464368" calcext:value-type="float">
            <text:p>18,7198270464368</text:p>
          </table:table-cell>
          <table:table-cell office:value-type="float" office:value="11.2307481225297" calcext:value-type="float">
            <text:p>11,2307481225297</text:p>
          </table:table-cell>
          <table:table-cell table:number-columns-repeated="2"/>
        </table:table-row>
        <table:table-row table:style-name="ro1">
          <table:table-cell office:value-type="float" office:value="0.698817929967781" calcext:value-type="float">
            <text:p>0,698817929967781</text:p>
          </table:table-cell>
          <table:table-cell office:value-type="float" office:value="3.04702594850813" calcext:value-type="float">
            <text:p>3,04702594850813</text:p>
          </table:table-cell>
          <table:table-cell office:value-type="float" office:value="20.835854004972" calcext:value-type="float">
            <text:p>20,835854004972</text:p>
          </table:table-cell>
          <table:table-cell office:value-type="float" office:value="7.33835038481597" calcext:value-type="float">
            <text:p>7,33835038481597</text:p>
          </table:table-cell>
          <table:table-cell table:number-columns-repeated="2"/>
        </table:table-row>
        <table:table-row table:style-name="ro1">
          <table:table-cell office:value-type="float" office:value="7.92421532643843" calcext:value-type="float">
            <text:p>7,92421532643843</text:p>
          </table:table-cell>
          <table:table-cell office:value-type="float" office:value="-19.8467926976252" calcext:value-type="float">
            <text:p>-19,8467926976252</text:p>
          </table:table-cell>
          <table:table-cell office:value-type="float" office:value="15.0159052675787" calcext:value-type="float">
            <text:p>15,0159052675787</text:p>
          </table:table-cell>
          <table:table-cell office:value-type="float" office:value="13.845661195205" calcext:value-type="float">
            <text:p>13,84566119520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183])" office:value-type="float" office:value="11.6542049998114" calcext:value-type="float">
            <text:p>11,6542049998114</text:p>
          </table:table-cell>
          <table:table-cell table:formula="of:=AVERAGE([.B2:.B183])" office:value-type="float" office:value="13.2475228806914" calcext:value-type="float">
            <text:p>13,2475228806914</text:p>
          </table:table-cell>
          <table:table-cell table:formula="of:=AVERAGE([.C2:.C183])" office:value-type="float" office:value="18.1472246391491" calcext:value-type="float">
            <text:p>18,1472246391491</text:p>
          </table:table-cell>
          <table:table-cell table:formula="of:=AVERAGE([.D2:.D183])" office:value-type="float" office:value="13.280747357513" calcext:value-type="float">
            <text:p>13,280747357513</text:p>
          </table:table-cell>
          <table:table-cell table:number-columns-repeated="2"/>
        </table:table-row>
      </table:table>
      <table:table table:name="Coef angle" table:style-name="ta1">
        <table:shapes>
          <draw:frame draw:z-index="0" draw:style-name="gr1" draw:text-style-name="P1" svg:width="397.66mm" svg:height="138.39mm" svg:x="145.55mm" svg:y="0mm">
            <draw:object draw:notify-on-update-of-ranges="'Coef angle'.A1:'Coef angle'.A1 'Coef angle'.A2:'Coef angle'.A182 'Coef angle'.B1:'Coef angle'.B1 'Coef angle'.B2:'Coef angle'.B182 'Coef angle'.C1:'Coef angle'.C1 'Coef angle'.C2:'Coef angle'.C182 'Coef angle'.D1:'Coef angle'.D1 'Coef angle'.D2:'Coef angle'.D1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97.66mm" svg:height="138.39mm" svg:x="146.1mm" svg:y="162.57mm">
            <draw:object draw:notify-on-update-of-ranges="'Coef angle'.B1:'Coef angle'.B1 'Coef angle'.B2:'Coef angle'.B182 'Coef angle'.D1:'Coef angle'.D1 'Coef angle'.D2:'Coef angle'.D1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float" office:value="-0.0915915135454117" calcext:value-type="float">
            <text:p>-0,091591513545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74834664316" calcext:value-type="float">
            <text:p>-0,1474834664316</text:p>
          </table:table-cell>
          <table:table-cell office:value-type="float" office:value="-0.15855088971424" calcext:value-type="float">
            <text:p>-0,15855088971424</text:p>
          </table:table-cell>
          <table:table-cell table:number-columns-repeated="3"/>
        </table:table-row>
        <table:table-row table:style-name="ro1">
          <table:table-cell office:value-type="float" office:value="-0.0487958264493058" calcext:value-type="float">
            <text:p>-0,048795826449306</text:p>
          </table:table-cell>
          <table:table-cell office:value-type="float" office:value="-0.119792750699177" calcext:value-type="float">
            <text:p>-0,119792750699177</text:p>
          </table:table-cell>
          <table:table-cell office:value-type="float" office:value="-0.214258799128469" calcext:value-type="float">
            <text:p>-0,214258799128469</text:p>
          </table:table-cell>
          <table:table-cell office:value-type="float" office:value="-0.0595805499107659" calcext:value-type="float">
            <text:p>-0,059580549910766</text:p>
          </table:table-cell>
          <table:table-cell table:number-columns-repeated="2"/>
        </table:table-row>
        <table:table-row table:style-name="ro1">
          <table:table-cell office:value-type="float" office:value="-0.124386163139202" calcext:value-type="float">
            <text:p>-0,124386163139202</text:p>
          </table:table-cell>
          <table:table-cell office:value-type="float" office:value="-0.00465918718407882" calcext:value-type="float">
            <text:p>-0,004659187184079</text:p>
          </table:table-cell>
          <table:table-cell office:value-type="float" office:value="-0.116973518377659" calcext:value-type="float">
            <text:p>-0,116973518377659</text:p>
          </table:table-cell>
          <table:table-cell office:value-type="float" office:value="0.0904677564226411" calcext:value-type="float">
            <text:p>0,090467756422641</text:p>
          </table:table-cell>
          <table:table-cell table:number-columns-repeated="2"/>
        </table:table-row>
        <table:table-row table:style-name="ro1">
          <table:table-cell office:value-type="float" office:value="-0.0802818065534692" calcext:value-type="float">
            <text:p>-0,080281806553469</text:p>
          </table:table-cell>
          <table:table-cell office:value-type="float" office:value="-0.0757856234117433" calcext:value-type="float">
            <text:p>-0,075785623411743</text:p>
          </table:table-cell>
          <table:table-cell office:value-type="float" office:value="0.179554329449331" calcext:value-type="float">
            <text:p>0,179554329449331</text:p>
          </table:table-cell>
          <table:table-cell office:value-type="float" office:value="0.123172807234588" calcext:value-type="float">
            <text:p>0,123172807234588</text:p>
          </table:table-cell>
          <table:table-cell table:number-columns-repeated="2"/>
        </table:table-row>
        <table:table-row table:style-name="ro1">
          <table:table-cell office:value-type="float" office:value="-0.0216102382100649" calcext:value-type="float">
            <text:p>-0,021610238210065</text:p>
          </table:table-cell>
          <table:table-cell office:value-type="float" office:value="0.0139961749810994" calcext:value-type="float">
            <text:p>0,013996174981099</text:p>
          </table:table-cell>
          <table:table-cell office:value-type="float" office:value="-0.210994963908672" calcext:value-type="float">
            <text:p>-0,210994963908672</text:p>
          </table:table-cell>
          <table:table-cell office:value-type="float" office:value="0.0453978781343646" calcext:value-type="float">
            <text:p>0,045397878134365</text:p>
          </table:table-cell>
          <table:table-cell table:number-columns-repeated="2"/>
        </table:table-row>
        <table:table-row table:style-name="ro1">
          <table:table-cell office:value-type="float" office:value="-0.198135152134398" calcext:value-type="float">
            <text:p>-0,198135152134398</text:p>
          </table:table-cell>
          <table:table-cell office:value-type="float" office:value="-0.123323109467842" calcext:value-type="float">
            <text:p>-0,123323109467842</text:p>
          </table:table-cell>
          <table:table-cell office:value-type="float" office:value="-0.0831774825607709" calcext:value-type="float">
            <text:p>-0,083177482560771</text:p>
          </table:table-cell>
          <table:table-cell office:value-type="float" office:value="-0.198497634498298" calcext:value-type="float">
            <text:p>-0,198497634498298</text:p>
          </table:table-cell>
          <table:table-cell table:number-columns-repeated="2"/>
        </table:table-row>
        <table:table-row table:style-name="ro1">
          <table:table-cell office:value-type="float" office:value="0.0341451264242207" calcext:value-type="float">
            <text:p>0,034145126424221</text:p>
          </table:table-cell>
          <table:table-cell office:value-type="float" office:value="-0.217153064826721" calcext:value-type="float">
            <text:p>-0,217153064826721</text:p>
          </table:table-cell>
          <table:table-cell office:value-type="float" office:value="0.65188579331276" calcext:value-type="float">
            <text:p>0,65188579331276</text:p>
          </table:table-cell>
          <table:table-cell office:value-type="float" office:value="0.0343819395972659" calcext:value-type="float">
            <text:p>0,034381939597266</text:p>
          </table:table-cell>
          <table:table-cell table:number-columns-repeated="2"/>
        </table:table-row>
        <table:table-row table:style-name="ro1">
          <table:table-cell office:value-type="float" office:value="0.04786588466748" calcext:value-type="float">
            <text:p>0,04786588466748</text:p>
          </table:table-cell>
          <table:table-cell office:value-type="float" office:value="-0.0214384005455834" calcext:value-type="float">
            <text:p>-0,021438400545584</text:p>
          </table:table-cell>
          <table:table-cell office:value-type="float" office:value="-0.193955474556867" calcext:value-type="float">
            <text:p>-0,193955474556867</text:p>
          </table:table-cell>
          <table:table-cell office:value-type="float" office:value="0.134878980379446" calcext:value-type="float">
            <text:p>0,134878980379446</text:p>
          </table:table-cell>
          <table:table-cell table:number-columns-repeated="2"/>
        </table:table-row>
        <table:table-row table:style-name="ro1">
          <table:table-cell office:value-type="float" office:value="-0.156847013021991" calcext:value-type="float">
            <text:p>-0,156847013021991</text:p>
          </table:table-cell>
          <table:table-cell office:value-type="float" office:value="-0.141284557575237" calcext:value-type="float">
            <text:p>-0,141284557575237</text:p>
          </table:table-cell>
          <table:table-cell office:value-type="float" office:value="0.144915541073076" calcext:value-type="float">
            <text:p>0,144915541073076</text:p>
          </table:table-cell>
          <table:table-cell office:value-type="float" office:value="0.00185581483767355" calcext:value-type="float">
            <text:p>0,001855814837674</text:p>
          </table:table-cell>
          <table:table-cell table:number-columns-repeated="2"/>
        </table:table-row>
        <table:table-row table:style-name="ro1">
          <table:table-cell office:value-type="float" office:value="-0.113594472713129" calcext:value-type="float">
            <text:p>-0,113594472713129</text:p>
          </table:table-cell>
          <table:table-cell office:value-type="float" office:value="-0.0983719751723431" calcext:value-type="float">
            <text:p>-0,098371975172343</text:p>
          </table:table-cell>
          <table:table-cell office:value-type="float" office:value="0.143928432165924" calcext:value-type="float">
            <text:p>0,143928432165924</text:p>
          </table:table-cell>
          <table:table-cell office:value-type="float" office:value="0.198856272066815" calcext:value-type="float">
            <text:p>0,198856272066815</text:p>
          </table:table-cell>
          <table:table-cell table:number-columns-repeated="2"/>
        </table:table-row>
        <table:table-row table:style-name="ro1">
          <table:table-cell office:value-type="float" office:value="-0.142243738991741" calcext:value-type="float">
            <text:p>-0,142243738991741</text:p>
          </table:table-cell>
          <table:table-cell office:value-type="float" office:value="-0.15850118037716" calcext:value-type="float">
            <text:p>-0,15850118037716</text:p>
          </table:table-cell>
          <table:table-cell office:value-type="float" office:value="-0.0664729536326751" calcext:value-type="float">
            <text:p>-0,066472953632675</text:p>
          </table:table-cell>
          <table:table-cell office:value-type="float" office:value="0.121678675648967" calcext:value-type="float">
            <text:p>0,121678675648967</text:p>
          </table:table-cell>
          <table:table-cell table:number-columns-repeated="2"/>
        </table:table-row>
        <table:table-row table:style-name="ro1">
          <table:table-cell office:value-type="float" office:value="-0.232142151675042" calcext:value-type="float">
            <text:p>-0,232142151675042</text:p>
          </table:table-cell>
          <table:table-cell office:value-type="float" office:value="-0.00773900193765355" calcext:value-type="float">
            <text:p>-0,007739001937654</text:p>
          </table:table-cell>
          <table:table-cell office:value-type="float" office:value="-0.00603634617385918" calcext:value-type="float">
            <text:p>-0,006036346173859</text:p>
          </table:table-cell>
          <table:table-cell office:value-type="float" office:value="0.121267242770162" calcext:value-type="float">
            <text:p>0,121267242770162</text:p>
          </table:table-cell>
          <table:table-cell table:number-columns-repeated="2"/>
        </table:table-row>
        <table:table-row table:style-name="ro1">
          <table:table-cell office:value-type="float" office:value="-0.142456673486279" calcext:value-type="float">
            <text:p>-0,142456673486279</text:p>
          </table:table-cell>
          <table:table-cell office:value-type="float" office:value="-0.193089904615921" calcext:value-type="float">
            <text:p>-0,193089904615921</text:p>
          </table:table-cell>
          <table:table-cell office:value-type="float" office:value="-0.152294059746628" calcext:value-type="float">
            <text:p>-0,152294059746628</text:p>
          </table:table-cell>
          <table:table-cell office:value-type="float" office:value="0.0395889610534104" calcext:value-type="float">
            <text:p>0,03958896105341</text:p>
          </table:table-cell>
          <table:table-cell table:number-columns-repeated="2"/>
        </table:table-row>
        <table:table-row table:style-name="ro1">
          <table:table-cell office:value-type="float" office:value="0.0149300984080741" calcext:value-type="float">
            <text:p>0,014930098408074</text:p>
          </table:table-cell>
          <table:table-cell office:value-type="float" office:value="0.0654530429848451" calcext:value-type="float">
            <text:p>0,065453042984845</text:p>
          </table:table-cell>
          <table:table-cell office:value-type="float" office:value="0.318110422087833" calcext:value-type="float">
            <text:p>0,318110422087833</text:p>
          </table:table-cell>
          <table:table-cell office:value-type="float" office:value="0.475821328027414" calcext:value-type="float">
            <text:p>0,475821328027414</text:p>
          </table:table-cell>
          <table:table-cell table:number-columns-repeated="2"/>
        </table:table-row>
        <table:table-row table:style-name="ro1">
          <table:table-cell office:value-type="float" office:value="-0.239970648712997" calcext:value-type="float">
            <text:p>-0,239970648712997</text:p>
          </table:table-cell>
          <table:table-cell office:value-type="float" office:value="-0.234174033018606" calcext:value-type="float">
            <text:p>-0,234174033018606</text:p>
          </table:table-cell>
          <table:table-cell office:value-type="float" office:value="-0.0632742110620721" calcext:value-type="float">
            <text:p>-0,063274211062072</text:p>
          </table:table-cell>
          <table:table-cell office:value-type="float" office:value="0.149532428841858" calcext:value-type="float">
            <text:p>0,149532428841858</text:p>
          </table:table-cell>
          <table:table-cell table:number-columns-repeated="2"/>
        </table:table-row>
        <table:table-row table:style-name="ro1">
          <table:table-cell office:value-type="float" office:value="0.14389869977148" calcext:value-type="float">
            <text:p>0,14389869977148</text:p>
          </table:table-cell>
          <table:table-cell office:value-type="float" office:value="0.314874874179988" calcext:value-type="float">
            <text:p>0,314874874179988</text:p>
          </table:table-cell>
          <table:table-cell office:value-type="float" office:value="-0.196864003343609" calcext:value-type="float">
            <text:p>-0,196864003343609</text:p>
          </table:table-cell>
          <table:table-cell office:value-type="float" office:value="0.0912147839451761" calcext:value-type="float">
            <text:p>0,091214783945176</text:p>
          </table:table-cell>
          <table:table-cell table:number-columns-repeated="2"/>
        </table:table-row>
        <table:table-row table:style-name="ro1">
          <table:table-cell office:value-type="float" office:value="0.0601129349090867" calcext:value-type="float">
            <text:p>0,060112934909087</text:p>
          </table:table-cell>
          <table:table-cell office:value-type="float" office:value="0.286276407660783" calcext:value-type="float">
            <text:p>0,286276407660783</text:p>
          </table:table-cell>
          <table:table-cell office:value-type="float" office:value="-0.241938976008256" calcext:value-type="float">
            <text:p>-0,241938976008256</text:p>
          </table:table-cell>
          <table:table-cell office:value-type="float" office:value="0.0138567135276302" calcext:value-type="float">
            <text:p>0,01385671352763</text:p>
          </table:table-cell>
          <table:table-cell table:number-columns-repeated="2"/>
        </table:table-row>
        <table:table-row table:style-name="ro1">
          <table:table-cell office:value-type="float" office:value="-0.0431046572174521" calcext:value-type="float">
            <text:p>-0,043104657217452</text:p>
          </table:table-cell>
          <table:table-cell office:value-type="float" office:value="-0.207352362392323" calcext:value-type="float">
            <text:p>-0,207352362392323</text:p>
          </table:table-cell>
          <table:table-cell office:value-type="float" office:value="-0.157256356024027" calcext:value-type="float">
            <text:p>-0,157256356024027</text:p>
          </table:table-cell>
          <table:table-cell office:value-type="float" office:value="0.230591692221442" calcext:value-type="float">
            <text:p>0,230591692221442</text:p>
          </table:table-cell>
          <table:table-cell table:number-columns-repeated="2"/>
        </table:table-row>
        <table:table-row table:style-name="ro1">
          <table:table-cell office:value-type="float" office:value="0.0472047105639406" calcext:value-type="float">
            <text:p>0,047204710563941</text:p>
          </table:table-cell>
          <table:table-cell office:value-type="float" office:value="-0.0870515944488404" calcext:value-type="float">
            <text:p>-0,087051594448841</text:p>
          </table:table-cell>
          <table:table-cell office:value-type="float" office:value="0.154011514979502" calcext:value-type="float">
            <text:p>0,154011514979502</text:p>
          </table:table-cell>
          <table:table-cell office:value-type="float" office:value="0.0313327732500341" calcext:value-type="float">
            <text:p>0,031332773250034</text:p>
          </table:table-cell>
          <table:table-cell table:number-columns-repeated="2"/>
        </table:table-row>
        <table:table-row table:style-name="ro1">
          <table:table-cell office:value-type="float" office:value="-0.126378775795315" calcext:value-type="float">
            <text:p>-0,126378775795315</text:p>
          </table:table-cell>
          <table:table-cell office:value-type="float" office:value="-0.0103612322299226" calcext:value-type="float">
            <text:p>-0,010361232229923</text:p>
          </table:table-cell>
          <table:table-cell office:value-type="float" office:value="-0.213746630006799" calcext:value-type="float">
            <text:p>-0,213746630006799</text:p>
          </table:table-cell>
          <table:table-cell office:value-type="float" office:value="0.00441356499304996" calcext:value-type="float">
            <text:p>0,00441356499305</text:p>
          </table:table-cell>
          <table:table-cell table:number-columns-repeated="2"/>
        </table:table-row>
        <table:table-row table:style-name="ro1">
          <table:table-cell office:value-type="float" office:value="-0.227627410068827" calcext:value-type="float">
            <text:p>-0,227627410068827</text:p>
          </table:table-cell>
          <table:table-cell office:value-type="float" office:value="-0.055501327129001" calcext:value-type="float">
            <text:p>-0,055501327129001</text:p>
          </table:table-cell>
          <table:table-cell office:value-type="float" office:value="-0.0416300302957645" calcext:value-type="float">
            <text:p>-0,041630030295765</text:p>
          </table:table-cell>
          <table:table-cell office:value-type="float" office:value="-0.174459125311958" calcext:value-type="float">
            <text:p>-0,174459125311958</text:p>
          </table:table-cell>
          <table:table-cell table:number-columns-repeated="2"/>
        </table:table-row>
        <table:table-row table:style-name="ro1">
          <table:table-cell office:value-type="float" office:value="0.00388768527260164" calcext:value-type="float">
            <text:p>0,003887685272602</text:p>
          </table:table-cell>
          <table:table-cell office:value-type="float" office:value="-0.162377304079004" calcext:value-type="float">
            <text:p>-0,162377304079004</text:p>
          </table:table-cell>
          <table:table-cell/>
          <table:table-cell office:value-type="float" office:value="-0.0458957085902833" calcext:value-type="float">
            <text:p>-0,045895708590283</text:p>
          </table:table-cell>
          <table:table-cell table:number-columns-repeated="2"/>
        </table:table-row>
        <table:table-row table:style-name="ro1">
          <table:table-cell office:value-type="float" office:value="-0.118838394835055" calcext:value-type="float">
            <text:p>-0,118838394835055</text:p>
          </table:table-cell>
          <table:table-cell office:value-type="float" office:value="-0.0981889142485214" calcext:value-type="float">
            <text:p>-0,098188914248522</text:p>
          </table:table-cell>
          <table:table-cell office:value-type="float" office:value="-0.0535238310552269" calcext:value-type="float">
            <text:p>-0,053523831055227</text:p>
          </table:table-cell>
          <table:table-cell office:value-type="float" office:value="-0.181614183303506" calcext:value-type="float">
            <text:p>-0,181614183303506</text:p>
          </table:table-cell>
          <table:table-cell table:number-columns-repeated="2"/>
        </table:table-row>
        <table:table-row table:style-name="ro1">
          <table:table-cell office:value-type="float" office:value="-0.113020416912023" calcext:value-type="float">
            <text:p>-0,113020416912023</text:p>
          </table:table-cell>
          <table:table-cell office:value-type="float" office:value="-0.299480833409274" calcext:value-type="float">
            <text:p>-0,299480833409274</text:p>
          </table:table-cell>
          <table:table-cell office:value-type="float" office:value="-0.149329765434038" calcext:value-type="float">
            <text:p>-0,149329765434038</text:p>
          </table:table-cell>
          <table:table-cell office:value-type="float" office:value="0.0712618153051133" calcext:value-type="float">
            <text:p>0,071261815305113</text:p>
          </table:table-cell>
          <table:table-cell table:number-columns-repeated="2"/>
        </table:table-row>
        <table:table-row table:style-name="ro1">
          <table:table-cell office:value-type="float" office:value="-0.182149961621095" calcext:value-type="float">
            <text:p>-0,182149961621095</text:p>
          </table:table-cell>
          <table:table-cell office:value-type="float" office:value="-0.156716046811684" calcext:value-type="float">
            <text:p>-0,156716046811684</text:p>
          </table:table-cell>
          <table:table-cell office:value-type="float" office:value="-0.0205947983364161" calcext:value-type="float">
            <text:p>-0,020594798336416</text:p>
          </table:table-cell>
          <table:table-cell office:value-type="float" office:value="0.106632995430075" calcext:value-type="float">
            <text:p>0,106632995430075</text:p>
          </table:table-cell>
          <table:table-cell table:number-columns-repeated="2"/>
        </table:table-row>
        <table:table-row table:style-name="ro1">
          <table:table-cell office:value-type="float" office:value="-0.164608983499305" calcext:value-type="float">
            <text:p>-0,164608983499305</text:p>
          </table:table-cell>
          <table:table-cell office:value-type="float" office:value="-0.143161491550203" calcext:value-type="float">
            <text:p>-0,143161491550203</text:p>
          </table:table-cell>
          <table:table-cell office:value-type="float" office:value="-0.134439810354983" calcext:value-type="float">
            <text:p>-0,134439810354983</text:p>
          </table:table-cell>
          <table:table-cell office:value-type="float" office:value="0.00136207357955644" calcext:value-type="float">
            <text:p>0,001362073579556</text:p>
          </table:table-cell>
          <table:table-cell table:number-columns-repeated="2"/>
        </table:table-row>
        <table:table-row table:style-name="ro1">
          <table:table-cell office:value-type="float" office:value="-0.240263166546867" calcext:value-type="float">
            <text:p>-0,240263166546867</text:p>
          </table:table-cell>
          <table:table-cell office:value-type="float" office:value="-0.134950560179242" calcext:value-type="float">
            <text:p>-0,134950560179242</text:p>
          </table:table-cell>
          <table:table-cell office:value-type="float" office:value="-0.0768550891613332" calcext:value-type="float">
            <text:p>-0,076855089161333</text:p>
          </table:table-cell>
          <table:table-cell office:value-type="float" office:value="0.0745610192234626" calcext:value-type="float">
            <text:p>0,074561019223463</text:p>
          </table:table-cell>
          <table:table-cell table:number-columns-repeated="2"/>
        </table:table-row>
        <table:table-row table:style-name="ro1">
          <table:table-cell office:value-type="float" office:value="-0.084227681071803" calcext:value-type="float">
            <text:p>-0,084227681071803</text:p>
          </table:table-cell>
          <table:table-cell office:value-type="float" office:value="-0.036925208827605" calcext:value-type="float">
            <text:p>-0,036925208827605</text:p>
          </table:table-cell>
          <table:table-cell office:value-type="float" office:value="-0.149133569351378" calcext:value-type="float">
            <text:p>-0,149133569351378</text:p>
          </table:table-cell>
          <table:table-cell office:value-type="float" office:value="0.114896275856218" calcext:value-type="float">
            <text:p>0,114896275856218</text:p>
          </table:table-cell>
          <table:table-cell table:number-columns-repeated="2"/>
        </table:table-row>
        <table:table-row table:style-name="ro1">
          <table:table-cell office:value-type="float" office:value="-0.19284818898963" calcext:value-type="float">
            <text:p>-0,19284818898963</text:p>
          </table:table-cell>
          <table:table-cell office:value-type="float" office:value="-0.0897347805442429" calcext:value-type="float">
            <text:p>-0,089734780544243</text:p>
          </table:table-cell>
          <table:table-cell office:value-type="float" office:value="-0.139039238488001" calcext:value-type="float">
            <text:p>-0,139039238488001</text:p>
          </table:table-cell>
          <table:table-cell office:value-type="float" office:value="-0.155601916759524" calcext:value-type="float">
            <text:p>-0,155601916759524</text:p>
          </table:table-cell>
          <table:table-cell table:number-columns-repeated="2"/>
        </table:table-row>
        <table:table-row table:style-name="ro1">
          <table:table-cell office:value-type="float" office:value="-0.135366437120355" calcext:value-type="float">
            <text:p>-0,135366437120355</text:p>
          </table:table-cell>
          <table:table-cell office:value-type="float" office:value="-0.0307821201985075" calcext:value-type="float">
            <text:p>-0,030782120198508</text:p>
          </table:table-cell>
          <table:table-cell office:value-type="float" office:value="-0.152315925424066" calcext:value-type="float">
            <text:p>-0,152315925424066</text:p>
          </table:table-cell>
          <table:table-cell office:value-type="float" office:value="-0.168956920403938" calcext:value-type="float">
            <text:p>-0,168956920403938</text:p>
          </table:table-cell>
          <table:table-cell table:number-columns-repeated="2"/>
        </table:table-row>
        <table:table-row table:style-name="ro1">
          <table:table-cell office:value-type="float" office:value="-0.11460188560577" calcext:value-type="float">
            <text:p>-0,11460188560577</text:p>
          </table:table-cell>
          <table:table-cell office:value-type="float" office:value="0.143571552918579" calcext:value-type="float">
            <text:p>0,143571552918579</text:p>
          </table:table-cell>
          <table:table-cell office:value-type="float" office:value="-0.121755868724934" calcext:value-type="float">
            <text:p>-0,121755868724934</text:p>
          </table:table-cell>
          <table:table-cell office:value-type="float" office:value="0.031619703270108" calcext:value-type="float">
            <text:p>0,031619703270108</text:p>
          </table:table-cell>
          <table:table-cell table:number-columns-repeated="2"/>
        </table:table-row>
        <table:table-row table:style-name="ro1">
          <table:table-cell office:value-type="float" office:value="-0.113510683488476" calcext:value-type="float">
            <text:p>-0,113510683488476</text:p>
          </table:table-cell>
          <table:table-cell office:value-type="float" office:value="0.0395930191106645" calcext:value-type="float">
            <text:p>0,039593019110665</text:p>
          </table:table-cell>
          <table:table-cell office:value-type="float" office:value="-0.0365199933530692" calcext:value-type="float">
            <text:p>-0,036519993353069</text:p>
          </table:table-cell>
          <table:table-cell office:value-type="float" office:value="0.220374985050344" calcext:value-type="float">
            <text:p>0,220374985050344</text:p>
          </table:table-cell>
          <table:table-cell table:number-columns-repeated="2"/>
        </table:table-row>
        <table:table-row table:style-name="ro1">
          <table:table-cell office:value-type="float" office:value="-0.0501987474593889" calcext:value-type="float">
            <text:p>-0,050198747459389</text:p>
          </table:table-cell>
          <table:table-cell office:value-type="float" office:value="0.0526514973331554" calcext:value-type="float">
            <text:p>0,052651497333156</text:p>
          </table:table-cell>
          <table:table-cell office:value-type="float" office:value="-0.0297243244239817" calcext:value-type="float">
            <text:p>-0,029724324423982</text:p>
          </table:table-cell>
          <table:table-cell office:value-type="float" office:value="-0.0850013307868344" calcext:value-type="float">
            <text:p>-0,085001330786835</text:p>
          </table:table-cell>
          <table:table-cell table:number-columns-repeated="2"/>
        </table:table-row>
        <table:table-row table:style-name="ro1">
          <table:table-cell office:value-type="float" office:value="-0.0163481711705969" calcext:value-type="float">
            <text:p>-0,016348171170597</text:p>
          </table:table-cell>
          <table:table-cell office:value-type="float" office:value="0.0352103556359683" calcext:value-type="float">
            <text:p>0,035210355635968</text:p>
          </table:table-cell>
          <table:table-cell office:value-type="float" office:value="0.0998432857832251" calcext:value-type="float">
            <text:p>0,099843285783225</text:p>
          </table:table-cell>
          <table:table-cell office:value-type="float" office:value="-0.365361186176131" calcext:value-type="float">
            <text:p>-0,365361186176131</text:p>
          </table:table-cell>
          <table:table-cell table:number-columns-repeated="2"/>
        </table:table-row>
        <table:table-row table:style-name="ro1">
          <table:table-cell office:value-type="float" office:value="-0.0722809578484161" calcext:value-type="float">
            <text:p>-0,072280957848416</text:p>
          </table:table-cell>
          <table:table-cell office:value-type="float" office:value="-0.0856640521280872" calcext:value-type="float">
            <text:p>-0,085664052128087</text:p>
          </table:table-cell>
          <table:table-cell office:value-type="float" office:value="-0.0453545136741799" calcext:value-type="float">
            <text:p>-0,04535451367418</text:p>
          </table:table-cell>
          <table:table-cell office:value-type="float" office:value="0.216049256904401" calcext:value-type="float">
            <text:p>0,216049256904401</text:p>
          </table:table-cell>
          <table:table-cell table:number-columns-repeated="2"/>
        </table:table-row>
        <table:table-row table:style-name="ro1">
          <table:table-cell office:value-type="float" office:value="-0.00998241847119091" calcext:value-type="float">
            <text:p>-0,009982418471191</text:p>
          </table:table-cell>
          <table:table-cell office:value-type="float" office:value="0.0221685462452832" calcext:value-type="float">
            <text:p>0,022168546245283</text:p>
          </table:table-cell>
          <table:table-cell office:value-type="float" office:value="-0.028585059059956" calcext:value-type="float">
            <text:p>-0,028585059059956</text:p>
          </table:table-cell>
          <table:table-cell office:value-type="float" office:value="-0.0134182881092934" calcext:value-type="float">
            <text:p>-0,013418288109293</text:p>
          </table:table-cell>
          <table:table-cell table:number-columns-repeated="2"/>
        </table:table-row>
        <table:table-row table:style-name="ro1">
          <table:table-cell office:value-type="float" office:value="-0.0225026811859195" calcext:value-type="float">
            <text:p>-0,02250268118592</text:p>
          </table:table-cell>
          <table:table-cell office:value-type="float" office:value="-0.0366683103222949" calcext:value-type="float">
            <text:p>-0,036668310322295</text:p>
          </table:table-cell>
          <table:table-cell office:value-type="float" office:value="0.0540541083247507" calcext:value-type="float">
            <text:p>0,054054108324751</text:p>
          </table:table-cell>
          <table:table-cell office:value-type="float" office:value="-0.0970237686931933" calcext:value-type="float">
            <text:p>-0,097023768693193</text:p>
          </table:table-cell>
          <table:table-cell table:number-columns-repeated="2"/>
        </table:table-row>
        <table:table-row table:style-name="ro1">
          <table:table-cell office:value-type="float" office:value="-0.127736883662935" calcext:value-type="float">
            <text:p>-0,127736883662935</text:p>
          </table:table-cell>
          <table:table-cell office:value-type="float" office:value="-0.00809196858627004" calcext:value-type="float">
            <text:p>-0,00809196858627</text:p>
          </table:table-cell>
          <table:table-cell office:value-type="float" office:value="0.00149739199594405" calcext:value-type="float">
            <text:p>0,001497391995944</text:p>
          </table:table-cell>
          <table:table-cell office:value-type="float" office:value="0.02479974283071" calcext:value-type="float">
            <text:p>0,02479974283071</text:p>
          </table:table-cell>
          <table:table-cell table:number-columns-repeated="2"/>
        </table:table-row>
        <table:table-row table:style-name="ro1">
          <table:table-cell office:value-type="float" office:value="-0.0999899622604455" calcext:value-type="float">
            <text:p>-0,099989962260446</text:p>
          </table:table-cell>
          <table:table-cell office:value-type="float" office:value="0.0013546241675667" calcext:value-type="float">
            <text:p>0,001354624167567</text:p>
          </table:table-cell>
          <table:table-cell office:value-type="float" office:value="-0.0374078212777494" calcext:value-type="float">
            <text:p>-0,037407821277749</text:p>
          </table:table-cell>
          <table:table-cell office:value-type="float" office:value="-0.106244173943198" calcext:value-type="float">
            <text:p>-0,106244173943198</text:p>
          </table:table-cell>
          <table:table-cell table:number-columns-repeated="2"/>
        </table:table-row>
        <table:table-row table:style-name="ro1">
          <table:table-cell office:value-type="float" office:value="0.0343548963538782" calcext:value-type="float">
            <text:p>0,034354896353878</text:p>
          </table:table-cell>
          <table:table-cell office:value-type="float" office:value="-0.0674353676453857" calcext:value-type="float">
            <text:p>-0,067435367645386</text:p>
          </table:table-cell>
          <table:table-cell office:value-type="float" office:value="-0.0101146028425642" calcext:value-type="float">
            <text:p>-0,010114602842564</text:p>
          </table:table-cell>
          <table:table-cell office:value-type="float" office:value="-0.162180639709712" calcext:value-type="float">
            <text:p>-0,162180639709712</text:p>
          </table:table-cell>
          <table:table-cell table:number-columns-repeated="2"/>
        </table:table-row>
        <table:table-row table:style-name="ro1">
          <table:table-cell office:value-type="float" office:value="-0.060037770404409" calcext:value-type="float">
            <text:p>-0,060037770404409</text:p>
          </table:table-cell>
          <table:table-cell office:value-type="float" office:value="-0.0623966889778604" calcext:value-type="float">
            <text:p>-0,06239668897786</text:p>
          </table:table-cell>
          <table:table-cell office:value-type="float" office:value="-0.0444275128111938" calcext:value-type="float">
            <text:p>-0,044427512811194</text:p>
          </table:table-cell>
          <table:table-cell office:value-type="float" office:value="-0.00590231046501993" calcext:value-type="float">
            <text:p>-0,00590231046502</text:p>
          </table:table-cell>
          <table:table-cell table:number-columns-repeated="2"/>
        </table:table-row>
        <table:table-row table:style-name="ro1">
          <table:table-cell office:value-type="float" office:value="0.0722181516295762" calcext:value-type="float">
            <text:p>0,072218151629576</text:p>
          </table:table-cell>
          <table:table-cell office:value-type="float" office:value="-0.0294559064473244" calcext:value-type="float">
            <text:p>-0,029455906447325</text:p>
          </table:table-cell>
          <table:table-cell office:value-type="float" office:value="-0.052044118812029" calcext:value-type="float">
            <text:p>-0,052044118812029</text:p>
          </table:table-cell>
          <table:table-cell office:value-type="float" office:value="-0.0330739618715443" calcext:value-type="float">
            <text:p>-0,033073961871544</text:p>
          </table:table-cell>
          <table:table-cell table:number-columns-repeated="2"/>
        </table:table-row>
        <table:table-row table:style-name="ro1">
          <table:table-cell office:value-type="float" office:value="-0.05110482300611" calcext:value-type="float">
            <text:p>-0,05110482300611</text:p>
          </table:table-cell>
          <table:table-cell office:value-type="float" office:value="0.0110154720513558" calcext:value-type="float">
            <text:p>0,011015472051356</text:p>
          </table:table-cell>
          <table:table-cell office:value-type="float" office:value="0.00298688951993828" calcext:value-type="float">
            <text:p>0,002986889519938</text:p>
          </table:table-cell>
          <table:table-cell office:value-type="float" office:value="-0.024829653242673" calcext:value-type="float">
            <text:p>-0,024829653242673</text:p>
          </table:table-cell>
          <table:table-cell table:number-columns-repeated="2"/>
        </table:table-row>
        <table:table-row table:style-name="ro1">
          <table:table-cell office:value-type="float" office:value="0.023442535436644" calcext:value-type="float">
            <text:p>0,023442535436644</text:p>
          </table:table-cell>
          <table:table-cell office:value-type="float" office:value="-0.0367070844248034" calcext:value-type="float">
            <text:p>-0,036707084424803</text:p>
          </table:table-cell>
          <table:table-cell office:value-type="float" office:value="-0.00975032803361964" calcext:value-type="float">
            <text:p>-0,00975032803362</text:p>
          </table:table-cell>
          <table:table-cell office:value-type="float" office:value="0.0369744666055403" calcext:value-type="float">
            <text:p>0,03697446660554</text:p>
          </table:table-cell>
          <table:table-cell table:number-columns-repeated="2"/>
        </table:table-row>
        <table:table-row table:style-name="ro1">
          <table:table-cell office:value-type="float" office:value="0.0043349933764536" calcext:value-type="float">
            <text:p>0,004334993376454</text:p>
          </table:table-cell>
          <table:table-cell office:value-type="float" office:value="-0.0375278926808533" calcext:value-type="float">
            <text:p>-0,037527892680853</text:p>
          </table:table-cell>
          <table:table-cell office:value-type="float" office:value="-0.0261362957017876" calcext:value-type="float">
            <text:p>-0,026136295701788</text:p>
          </table:table-cell>
          <table:table-cell office:value-type="float" office:value="0.0136409615868761" calcext:value-type="float">
            <text:p>0,013640961586876</text:p>
          </table:table-cell>
          <table:table-cell table:number-columns-repeated="2"/>
        </table:table-row>
        <table:table-row table:style-name="ro1">
          <table:table-cell office:value-type="float" office:value="-0.030001327713778" calcext:value-type="float">
            <text:p>-0,030001327713778</text:p>
          </table:table-cell>
          <table:table-cell office:value-type="float" office:value="0.0297609475440466" calcext:value-type="float">
            <text:p>0,029760947544047</text:p>
          </table:table-cell>
          <table:table-cell office:value-type="float" office:value="0.0926376770477818" calcext:value-type="float">
            <text:p>0,092637677047782</text:p>
          </table:table-cell>
          <table:table-cell office:value-type="float" office:value="-0.0179955154317391" calcext:value-type="float">
            <text:p>-0,017995515431739</text:p>
          </table:table-cell>
          <table:table-cell table:number-columns-repeated="2"/>
        </table:table-row>
        <table:table-row table:style-name="ro1">
          <table:table-cell office:value-type="float" office:value="-0.0548099483937969" calcext:value-type="float">
            <text:p>-0,054809948393797</text:p>
          </table:table-cell>
          <table:table-cell office:value-type="float" office:value="-0.0483718031840201" calcext:value-type="float">
            <text:p>-0,04837180318402</text:p>
          </table:table-cell>
          <table:table-cell office:value-type="float" office:value="-0.062374092724754" calcext:value-type="float">
            <text:p>-0,062374092724754</text:p>
          </table:table-cell>
          <table:table-cell office:value-type="float" office:value="0.0302092576329298" calcext:value-type="float">
            <text:p>0,03020925763293</text:p>
          </table:table-cell>
          <table:table-cell table:number-columns-repeated="2"/>
        </table:table-row>
        <table:table-row table:style-name="ro1">
          <table:table-cell office:value-type="float" office:value="-0.00244420643853671" calcext:value-type="float">
            <text:p>-0,002444206438537</text:p>
          </table:table-cell>
          <table:table-cell office:value-type="float" office:value="-0.0475754214611823" calcext:value-type="float">
            <text:p>-0,047575421461182</text:p>
          </table:table-cell>
          <table:table-cell office:value-type="float" office:value="-0.0100667746174387" calcext:value-type="float">
            <text:p>-0,010066774617439</text:p>
          </table:table-cell>
          <table:table-cell office:value-type="float" office:value="-0.080922228786133" calcext:value-type="float">
            <text:p>-0,080922228786133</text:p>
          </table:table-cell>
          <table:table-cell table:number-columns-repeated="2"/>
        </table:table-row>
        <table:table-row table:style-name="ro1">
          <table:table-cell office:value-type="float" office:value="-0.0351523357988833" calcext:value-type="float">
            <text:p>-0,035152335798883</text:p>
          </table:table-cell>
          <table:table-cell office:value-type="float" office:value="0.0422693537523459" calcext:value-type="float">
            <text:p>0,042269353752346</text:p>
          </table:table-cell>
          <table:table-cell office:value-type="float" office:value="-0.0190648860574873" calcext:value-type="float">
            <text:p>-0,019064886057487</text:p>
          </table:table-cell>
          <table:table-cell office:value-type="float" office:value="-0.0530370781184465" calcext:value-type="float">
            <text:p>-0,053037078118447</text:p>
          </table:table-cell>
          <table:table-cell table:number-columns-repeated="2"/>
        </table:table-row>
        <table:table-row table:style-name="ro1">
          <table:table-cell office:value-type="float" office:value="0.0217297993068488" calcext:value-type="float">
            <text:p>0,021729799306849</text:p>
          </table:table-cell>
          <table:table-cell office:value-type="float" office:value="-0.0318135796755714" calcext:value-type="float">
            <text:p>-0,031813579675571</text:p>
          </table:table-cell>
          <table:table-cell office:value-type="float" office:value="-0.00166516674877751" calcext:value-type="float">
            <text:p>-0,001665166748778</text:p>
          </table:table-cell>
          <table:table-cell office:value-type="float" office:value="-0.0550177834934599" calcext:value-type="float">
            <text:p>-0,05501778349346</text:p>
          </table:table-cell>
          <table:table-cell table:number-columns-repeated="2"/>
        </table:table-row>
        <table:table-row table:style-name="ro1">
          <table:table-cell office:value-type="float" office:value="-0.0205746792861392" calcext:value-type="float">
            <text:p>-0,020574679286139</text:p>
          </table:table-cell>
          <table:table-cell office:value-type="float" office:value="0.0120514717006564" calcext:value-type="float">
            <text:p>0,012051471700656</text:p>
          </table:table-cell>
          <table:table-cell office:value-type="float" office:value="-0.0227348890484884" calcext:value-type="float">
            <text:p>-0,022734889048489</text:p>
          </table:table-cell>
          <table:table-cell office:value-type="float" office:value="-0.0428144890995298" calcext:value-type="float">
            <text:p>-0,04281448909953</text:p>
          </table:table-cell>
          <table:table-cell table:number-columns-repeated="2"/>
        </table:table-row>
        <table:table-row table:style-name="ro1">
          <table:table-cell office:value-type="float" office:value="-0.00647221079695543" calcext:value-type="float">
            <text:p>-0,006472210796955</text:p>
          </table:table-cell>
          <table:table-cell office:value-type="float" office:value="-0.00624908938822819" calcext:value-type="float">
            <text:p>-0,006249089388228</text:p>
          </table:table-cell>
          <table:table-cell office:value-type="float" office:value="0.0652171698651017" calcext:value-type="float">
            <text:p>0,065217169865102</text:p>
          </table:table-cell>
          <table:table-cell office:value-type="float" office:value="0.0706201695351073" calcext:value-type="float">
            <text:p>0,070620169535107</text:p>
          </table:table-cell>
          <table:table-cell table:number-columns-repeated="2"/>
        </table:table-row>
        <table:table-row table:style-name="ro1">
          <table:table-cell office:value-type="float" office:value="-0.0228292748325569" calcext:value-type="float">
            <text:p>-0,022829274832557</text:p>
          </table:table-cell>
          <table:table-cell office:value-type="float" office:value="-0.00579705458034528" calcext:value-type="float">
            <text:p>-0,005797054580345</text:p>
          </table:table-cell>
          <table:table-cell office:value-type="float" office:value="0.0689408453719528" calcext:value-type="float">
            <text:p>0,068940845371953</text:p>
          </table:table-cell>
          <table:table-cell office:value-type="float" office:value="-0.0492596769023939" calcext:value-type="float">
            <text:p>-0,049259676902394</text:p>
          </table:table-cell>
          <table:table-cell table:number-columns-repeated="2"/>
        </table:table-row>
        <table:table-row table:style-name="ro1">
          <table:table-cell office:value-type="float" office:value="0.0420653992134069" calcext:value-type="float">
            <text:p>0,042065399213407</text:p>
          </table:table-cell>
          <table:table-cell office:value-type="float" office:value="-0.0379266285790815" calcext:value-type="float">
            <text:p>-0,037926628579082</text:p>
          </table:table-cell>
          <table:table-cell office:value-type="float" office:value="0.0539317764216938" calcext:value-type="float">
            <text:p>0,053931776421694</text:p>
          </table:table-cell>
          <table:table-cell office:value-type="float" office:value="-0.0155993764247744" calcext:value-type="float">
            <text:p>-0,015599376424774</text:p>
          </table:table-cell>
          <table:table-cell table:number-columns-repeated="2"/>
        </table:table-row>
        <table:table-row table:style-name="ro1">
          <table:table-cell office:value-type="float" office:value="0.0303785652345356" calcext:value-type="float">
            <text:p>0,030378565234536</text:p>
          </table:table-cell>
          <table:table-cell office:value-type="float" office:value="-0.0069692168729838" calcext:value-type="float">
            <text:p>-0,006969216872984</text:p>
          </table:table-cell>
          <table:table-cell office:value-type="float" office:value="0.0359033301637645" calcext:value-type="float">
            <text:p>0,035903330163765</text:p>
          </table:table-cell>
          <table:table-cell office:value-type="float" office:value="-0.0392767938592305" calcext:value-type="float">
            <text:p>-0,039276793859231</text:p>
          </table:table-cell>
          <table:table-cell table:number-columns-repeated="2"/>
        </table:table-row>
        <table:table-row table:style-name="ro1">
          <table:table-cell office:value-type="float" office:value="0.0127060984116347" calcext:value-type="float">
            <text:p>0,012706098411635</text:p>
          </table:table-cell>
          <table:table-cell office:value-type="float" office:value="-0.0264247165985931" calcext:value-type="float">
            <text:p>-0,026424716598593</text:p>
          </table:table-cell>
          <table:table-cell office:value-type="float" office:value="0.0173047299494099" calcext:value-type="float">
            <text:p>0,01730472994941</text:p>
          </table:table-cell>
          <table:table-cell office:value-type="float" office:value="0.175661697075441" calcext:value-type="float">
            <text:p>0,175661697075441</text:p>
          </table:table-cell>
          <table:table-cell table:number-columns-repeated="2"/>
        </table:table-row>
        <table:table-row table:style-name="ro1">
          <table:table-cell office:value-type="float" office:value="0.0624744363463732" calcext:value-type="float">
            <text:p>0,062474436346373</text:p>
          </table:table-cell>
          <table:table-cell office:value-type="float" office:value="0.0819416997223478" calcext:value-type="float">
            <text:p>0,081941699722348</text:p>
          </table:table-cell>
          <table:table-cell office:value-type="float" office:value="-0.0250905695291854" calcext:value-type="float">
            <text:p>-0,025090569529185</text:p>
          </table:table-cell>
          <table:table-cell office:value-type="float" office:value="0.027535705905836" calcext:value-type="float">
            <text:p>0,027535705905836</text:p>
          </table:table-cell>
          <table:table-cell table:number-columns-repeated="2"/>
        </table:table-row>
        <table:table-row table:style-name="ro1">
          <table:table-cell office:value-type="float" office:value="-0.0234292502174308" calcext:value-type="float">
            <text:p>-0,023429250217431</text:p>
          </table:table-cell>
          <table:table-cell office:value-type="float" office:value="0.066070996068903" calcext:value-type="float">
            <text:p>0,066070996068903</text:p>
          </table:table-cell>
          <table:table-cell office:value-type="float" office:value="0.00885773066171814" calcext:value-type="float">
            <text:p>0,008857730661718</text:p>
          </table:table-cell>
          <table:table-cell office:value-type="float" office:value="0.0699566228085534" calcext:value-type="float">
            <text:p>0,069956622808553</text:p>
          </table:table-cell>
          <table:table-cell table:number-columns-repeated="2"/>
        </table:table-row>
        <table:table-row table:style-name="ro1">
          <table:table-cell office:value-type="float" office:value="-0.0221280665558857" calcext:value-type="float">
            <text:p>-0,022128066555886</text:p>
          </table:table-cell>
          <table:table-cell office:value-type="float" office:value="-0.0166037312375787" calcext:value-type="float">
            <text:p>-0,016603731237579</text:p>
          </table:table-cell>
          <table:table-cell office:value-type="float" office:value="0.0476118640869079" calcext:value-type="float">
            <text:p>0,047611864086908</text:p>
          </table:table-cell>
          <table:table-cell office:value-type="float" office:value="0.00299382070141028" calcext:value-type="float">
            <text:p>0,00299382070141</text:p>
          </table:table-cell>
          <table:table-cell table:number-columns-repeated="2"/>
        </table:table-row>
        <table:table-row table:style-name="ro1">
          <table:table-cell office:value-type="float" office:value="-0.0438991384929559" calcext:value-type="float">
            <text:p>-0,043899138492956</text:p>
          </table:table-cell>
          <table:table-cell office:value-type="float" office:value="-0.00282650964736329" calcext:value-type="float">
            <text:p>-0,002826509647363</text:p>
          </table:table-cell>
          <table:table-cell office:value-type="float" office:value="0.0266372305442405" calcext:value-type="float">
            <text:p>0,026637230544241</text:p>
          </table:table-cell>
          <table:table-cell office:value-type="float" office:value="0.0317896734078032" calcext:value-type="float">
            <text:p>0,031789673407803</text:p>
          </table:table-cell>
          <table:table-cell table:number-columns-repeated="2"/>
        </table:table-row>
        <table:table-row table:style-name="ro1">
          <table:table-cell office:value-type="float" office:value="0.112496618482545" calcext:value-type="float">
            <text:p>0,112496618482545</text:p>
          </table:table-cell>
          <table:table-cell office:value-type="float" office:value="0.0884807468934384" calcext:value-type="float">
            <text:p>0,088480746893438</text:p>
          </table:table-cell>
          <table:table-cell office:value-type="float" office:value="0.104974877200506" calcext:value-type="float">
            <text:p>0,104974877200506</text:p>
          </table:table-cell>
          <table:table-cell office:value-type="float" office:value="-0.0653324638615641" calcext:value-type="float">
            <text:p>-0,065332463861564</text:p>
          </table:table-cell>
          <table:table-cell table:number-columns-repeated="2"/>
        </table:table-row>
        <table:table-row table:style-name="ro1">
          <table:table-cell office:value-type="float" office:value="-0.0289935017542218" calcext:value-type="float">
            <text:p>-0,028993501754222</text:p>
          </table:table-cell>
          <table:table-cell office:value-type="float" office:value="0.232536786103462" calcext:value-type="float">
            <text:p>0,232536786103462</text:p>
          </table:table-cell>
          <table:table-cell office:value-type="float" office:value="0.10351510910103" calcext:value-type="float">
            <text:p>0,10351510910103</text:p>
          </table:table-cell>
          <table:table-cell office:value-type="float" office:value="0.218369027457713" calcext:value-type="float">
            <text:p>0,218369027457713</text:p>
          </table:table-cell>
          <table:table-cell table:number-columns-repeated="2"/>
        </table:table-row>
        <table:table-row table:style-name="ro1">
          <table:table-cell office:value-type="float" office:value="0.213882077038684" calcext:value-type="float">
            <text:p>0,213882077038684</text:p>
          </table:table-cell>
          <table:table-cell office:value-type="float" office:value="0.128887149645728" calcext:value-type="float">
            <text:p>0,128887149645728</text:p>
          </table:table-cell>
          <table:table-cell office:value-type="float" office:value="0.0594524130758204" calcext:value-type="float">
            <text:p>0,059452413075821</text:p>
          </table:table-cell>
          <table:table-cell office:value-type="float" office:value="0.12494393316213" calcext:value-type="float">
            <text:p>0,12494393316213</text:p>
          </table:table-cell>
          <table:table-cell table:number-columns-repeated="2"/>
        </table:table-row>
        <table:table-row table:style-name="ro1">
          <table:table-cell office:value-type="float" office:value="-0.00132449893637605" calcext:value-type="float">
            <text:p>-0,001324498936376</text:p>
          </table:table-cell>
          <table:table-cell office:value-type="float" office:value="0.212753307119694" calcext:value-type="float">
            <text:p>0,212753307119694</text:p>
          </table:table-cell>
          <table:table-cell office:value-type="float" office:value="0.0112240729747359" calcext:value-type="float">
            <text:p>0,011224072974736</text:p>
          </table:table-cell>
          <table:table-cell office:value-type="float" office:value="-0.102362056127539" calcext:value-type="float">
            <text:p>-0,102362056127539</text:p>
          </table:table-cell>
          <table:table-cell table:number-columns-repeated="2"/>
        </table:table-row>
        <table:table-row table:style-name="ro1">
          <table:table-cell office:value-type="float" office:value="0.291232813307512" calcext:value-type="float">
            <text:p>0,291232813307512</text:p>
          </table:table-cell>
          <table:table-cell office:value-type="float" office:value="-0.017000522408093" calcext:value-type="float">
            <text:p>-0,017000522408093</text:p>
          </table:table-cell>
          <table:table-cell office:value-type="float" office:value="0.0970661759431995" calcext:value-type="float">
            <text:p>0,0970661759432</text:p>
          </table:table-cell>
          <table:table-cell office:value-type="float" office:value="0.0290844357416359" calcext:value-type="float">
            <text:p>0,029084435741636</text:p>
          </table:table-cell>
          <table:table-cell table:number-columns-repeated="2"/>
        </table:table-row>
        <table:table-row table:style-name="ro1">
          <table:table-cell office:value-type="float" office:value="0.0944664528136627" calcext:value-type="float">
            <text:p>0,094466452813663</text:p>
          </table:table-cell>
          <table:table-cell office:value-type="float" office:value="-0.0214635162822151" calcext:value-type="float">
            <text:p>-0,021463516282215</text:p>
          </table:table-cell>
          <table:table-cell office:value-type="float" office:value="0.0369394344647316" calcext:value-type="float">
            <text:p>0,036939434464732</text:p>
          </table:table-cell>
          <table:table-cell office:value-type="float" office:value="0.00563174260351882" calcext:value-type="float">
            <text:p>0,005631742603519</text:p>
          </table:table-cell>
          <table:table-cell table:number-columns-repeated="2"/>
        </table:table-row>
        <table:table-row table:style-name="ro1">
          <table:table-cell office:value-type="float" office:value="-0.0407904702395937" calcext:value-type="float">
            <text:p>-0,040790470239594</text:p>
          </table:table-cell>
          <table:table-cell office:value-type="float" office:value="0.0469486469083303" calcext:value-type="float">
            <text:p>0,04694864690833</text:p>
          </table:table-cell>
          <table:table-cell office:value-type="float" office:value="0.203233681198359" calcext:value-type="float">
            <text:p>0,203233681198359</text:p>
          </table:table-cell>
          <table:table-cell office:value-type="float" office:value="0.0181955772642074" calcext:value-type="float">
            <text:p>0,018195577264207</text:p>
          </table:table-cell>
          <table:table-cell table:number-columns-repeated="2"/>
        </table:table-row>
        <table:table-row table:style-name="ro1">
          <table:table-cell office:value-type="float" office:value="0.0451758531953896" calcext:value-type="float">
            <text:p>0,04517585319539</text:p>
          </table:table-cell>
          <table:table-cell office:value-type="float" office:value="0.0831447295167718" calcext:value-type="float">
            <text:p>0,083144729516772</text:p>
          </table:table-cell>
          <table:table-cell office:value-type="float" office:value="-0.0549990070446022" calcext:value-type="float">
            <text:p>-0,054999007044602</text:p>
          </table:table-cell>
          <table:table-cell office:value-type="float" office:value="0.0255504762528196" calcext:value-type="float">
            <text:p>0,02555047625282</text:p>
          </table:table-cell>
          <table:table-cell table:number-columns-repeated="2"/>
        </table:table-row>
        <table:table-row table:style-name="ro1">
          <table:table-cell office:value-type="float" office:value="0.0300105790681028" calcext:value-type="float">
            <text:p>0,030010579068103</text:p>
          </table:table-cell>
          <table:table-cell office:value-type="float" office:value="0.00776367060597348" calcext:value-type="float">
            <text:p>0,007763670605973</text:p>
          </table:table-cell>
          <table:table-cell office:value-type="float" office:value="0.0331182644486447" calcext:value-type="float">
            <text:p>0,033118264448645</text:p>
          </table:table-cell>
          <table:table-cell office:value-type="float" office:value="0.0289989267767917" calcext:value-type="float">
            <text:p>0,028998926776792</text:p>
          </table:table-cell>
          <table:table-cell table:number-columns-repeated="2"/>
        </table:table-row>
        <table:table-row table:style-name="ro1">
          <table:table-cell office:value-type="float" office:value="0.0159552503198028" calcext:value-type="float">
            <text:p>0,015955250319803</text:p>
          </table:table-cell>
          <table:table-cell office:value-type="float" office:value="-0.135760128162782" calcext:value-type="float">
            <text:p>-0,135760128162782</text:p>
          </table:table-cell>
          <table:table-cell office:value-type="float" office:value="0.0473658354233189" calcext:value-type="float">
            <text:p>0,047365835423319</text:p>
          </table:table-cell>
          <table:table-cell office:value-type="float" office:value="-0.00632654636759795" calcext:value-type="float">
            <text:p>-0,006326546367598</text:p>
          </table:table-cell>
          <table:table-cell table:number-columns-repeated="2"/>
        </table:table-row>
        <table:table-row table:style-name="ro1">
          <table:table-cell office:value-type="float" office:value="-0.0487763158876606" calcext:value-type="float">
            <text:p>-0,048776315887661</text:p>
          </table:table-cell>
          <table:table-cell office:value-type="float" office:value="-0.0753709620267722" calcext:value-type="float">
            <text:p>-0,075370962026772</text:p>
          </table:table-cell>
          <table:table-cell office:value-type="float" office:value="-0.061839934084211" calcext:value-type="float">
            <text:p>-0,061839934084211</text:p>
          </table:table-cell>
          <table:table-cell office:value-type="float" office:value="0.0805708796380811" calcext:value-type="float">
            <text:p>0,080570879638081</text:p>
          </table:table-cell>
          <table:table-cell table:number-columns-repeated="2"/>
        </table:table-row>
        <table:table-row table:style-name="ro1">
          <table:table-cell office:value-type="float" office:value="-0.23282747762985" calcext:value-type="float">
            <text:p>-0,23282747762985</text:p>
          </table:table-cell>
          <table:table-cell office:value-type="float" office:value="-0.102403856606998" calcext:value-type="float">
            <text:p>-0,102403856606998</text:p>
          </table:table-cell>
          <table:table-cell office:value-type="float" office:value="-0.10054086083267" calcext:value-type="float">
            <text:p>-0,10054086083267</text:p>
          </table:table-cell>
          <table:table-cell office:value-type="float" office:value="-0.081458635442964" calcext:value-type="float">
            <text:p>-0,081458635442964</text:p>
          </table:table-cell>
          <table:table-cell table:number-columns-repeated="2"/>
        </table:table-row>
        <table:table-row table:style-name="ro1">
          <table:table-cell office:value-type="float" office:value="-0.092915269536864" calcext:value-type="float">
            <text:p>-0,092915269536864</text:p>
          </table:table-cell>
          <table:table-cell office:value-type="float" office:value="-0.0282617341638246" calcext:value-type="float">
            <text:p>-0,028261734163825</text:p>
          </table:table-cell>
          <table:table-cell office:value-type="float" office:value="0.0435420780214479" calcext:value-type="float">
            <text:p>0,043542078021448</text:p>
          </table:table-cell>
          <table:table-cell office:value-type="float" office:value="0.0366224058872459" calcext:value-type="float">
            <text:p>0,036622405887246</text:p>
          </table:table-cell>
          <table:table-cell table:number-columns-repeated="2"/>
        </table:table-row>
        <table:table-row table:style-name="ro1">
          <table:table-cell office:value-type="float" office:value="-0.135395685113465" calcext:value-type="float">
            <text:p>-0,135395685113465</text:p>
          </table:table-cell>
          <table:table-cell office:value-type="float" office:value="0.0913672096252246" calcext:value-type="float">
            <text:p>0,091367209625225</text:p>
          </table:table-cell>
          <table:table-cell office:value-type="float" office:value="-0.0153221487490852" calcext:value-type="float">
            <text:p>-0,015322148749085</text:p>
          </table:table-cell>
          <table:table-cell office:value-type="float" office:value="-0.124245223721805" calcext:value-type="float">
            <text:p>-0,124245223721805</text:p>
          </table:table-cell>
          <table:table-cell table:number-columns-repeated="2"/>
        </table:table-row>
        <table:table-row table:style-name="ro1">
          <table:table-cell office:value-type="float" office:value="-0.0227388490109744" calcext:value-type="float">
            <text:p>-0,022738849010974</text:p>
          </table:table-cell>
          <table:table-cell office:value-type="float" office:value="-0.074756391127648" calcext:value-type="float">
            <text:p>-0,074756391127648</text:p>
          </table:table-cell>
          <table:table-cell office:value-type="float" office:value="-0.125157856420515" calcext:value-type="float">
            <text:p>-0,125157856420515</text:p>
          </table:table-cell>
          <table:table-cell office:value-type="float" office:value="0.069700715056032" calcext:value-type="float">
            <text:p>0,069700715056032</text:p>
          </table:table-cell>
          <table:table-cell table:number-columns-repeated="2"/>
        </table:table-row>
        <table:table-row table:style-name="ro1">
          <table:table-cell office:value-type="float" office:value="-0.0574977655995581" calcext:value-type="float">
            <text:p>-0,057497765599558</text:p>
          </table:table-cell>
          <table:table-cell office:value-type="float" office:value="-0.0353353861834259" calcext:value-type="float">
            <text:p>-0,035335386183426</text:p>
          </table:table-cell>
          <table:table-cell office:value-type="float" office:value="0.060409898114035" calcext:value-type="float">
            <text:p>0,060409898114035</text:p>
          </table:table-cell>
          <table:table-cell office:value-type="float" office:value="0.0297877573727418" calcext:value-type="float">
            <text:p>0,029787757372742</text:p>
          </table:table-cell>
          <table:table-cell table:number-columns-repeated="2"/>
        </table:table-row>
        <table:table-row table:style-name="ro1">
          <table:table-cell office:value-type="float" office:value="-0.0905004221500082" calcext:value-type="float">
            <text:p>-0,090500422150008</text:p>
          </table:table-cell>
          <table:table-cell office:value-type="float" office:value="-0.143324913360306" calcext:value-type="float">
            <text:p>-0,143324913360306</text:p>
          </table:table-cell>
          <table:table-cell office:value-type="float" office:value="-0.0475432773850268" calcext:value-type="float">
            <text:p>-0,047543277385027</text:p>
          </table:table-cell>
          <table:table-cell office:value-type="float" office:value="-0.0260093250720766" calcext:value-type="float">
            <text:p>-0,026009325072077</text:p>
          </table:table-cell>
          <table:table-cell table:number-columns-repeated="2"/>
        </table:table-row>
        <table:table-row table:style-name="ro1">
          <table:table-cell office:value-type="float" office:value="-0.249050531603061" calcext:value-type="float">
            <text:p>-0,249050531603061</text:p>
          </table:table-cell>
          <table:table-cell office:value-type="float" office:value="-0.0284491441050717" calcext:value-type="float">
            <text:p>-0,028449144105072</text:p>
          </table:table-cell>
          <table:table-cell office:value-type="float" office:value="0.0997054190356439" calcext:value-type="float">
            <text:p>0,099705419035644</text:p>
          </table:table-cell>
          <table:table-cell office:value-type="float" office:value="0.256135172712881" calcext:value-type="float">
            <text:p>0,256135172712881</text:p>
          </table:table-cell>
          <table:table-cell table:number-columns-repeated="2"/>
        </table:table-row>
        <table:table-row table:style-name="ro1">
          <table:table-cell office:value-type="float" office:value="-0.0248503734792026" calcext:value-type="float">
            <text:p>-0,024850373479203</text:p>
          </table:table-cell>
          <table:table-cell office:value-type="float" office:value="0.00487231524240992" calcext:value-type="float">
            <text:p>0,00487231524241</text:p>
          </table:table-cell>
          <table:table-cell office:value-type="float" office:value="-0.103610547556973" calcext:value-type="float">
            <text:p>-0,103610547556973</text:p>
          </table:table-cell>
          <table:table-cell office:value-type="float" office:value="-0.0398570743302394" calcext:value-type="float">
            <text:p>-0,03985707433024</text:p>
          </table:table-cell>
          <table:table-cell table:number-columns-repeated="2"/>
        </table:table-row>
        <table:table-row table:style-name="ro1">
          <table:table-cell office:value-type="float" office:value="-0.182588192801933" calcext:value-type="float">
            <text:p>-0,182588192801933</text:p>
          </table:table-cell>
          <table:table-cell office:value-type="float" office:value="-0.0443478304080107" calcext:value-type="float">
            <text:p>-0,044347830408011</text:p>
          </table:table-cell>
          <table:table-cell office:value-type="float" office:value="0.0305750798768916" calcext:value-type="float">
            <text:p>0,030575079876892</text:p>
          </table:table-cell>
          <table:table-cell office:value-type="float" office:value="0.0101655909512901" calcext:value-type="float">
            <text:p>0,01016559095129</text:p>
          </table:table-cell>
          <table:table-cell table:number-columns-repeated="2"/>
        </table:table-row>
        <table:table-row table:style-name="ro1">
          <table:table-cell office:value-type="float" office:value="-0.179896673654669" calcext:value-type="float">
            <text:p>-0,179896673654669</text:p>
          </table:table-cell>
          <table:table-cell office:value-type="float" office:value="0.0370619162241016" calcext:value-type="float">
            <text:p>0,037061916224102</text:p>
          </table:table-cell>
          <table:table-cell office:value-type="float" office:value="-0.0071137931165267" calcext:value-type="float">
            <text:p>-0,007113793116527</text:p>
          </table:table-cell>
          <table:table-cell office:value-type="float" office:value="-0.282498630194995" calcext:value-type="float">
            <text:p>-0,282498630194995</text:p>
          </table:table-cell>
          <table:table-cell table:number-columns-repeated="2"/>
        </table:table-row>
        <table:table-row table:style-name="ro1">
          <table:table-cell office:value-type="float" office:value="0.0362272894977643" calcext:value-type="float">
            <text:p>0,036227289497764</text:p>
          </table:table-cell>
          <table:table-cell office:value-type="float" office:value="-0.0364003511153002" calcext:value-type="float">
            <text:p>-0,0364003511153</text:p>
          </table:table-cell>
          <table:table-cell office:value-type="float" office:value="0.0602675752668317" calcext:value-type="float">
            <text:p>0,060267575266832</text:p>
          </table:table-cell>
          <table:table-cell office:value-type="float" office:value="-0.0305900393874277" calcext:value-type="float">
            <text:p>-0,030590039387428</text:p>
          </table:table-cell>
          <table:table-cell table:number-columns-repeated="2"/>
        </table:table-row>
        <table:table-row table:style-name="ro1">
          <table:table-cell office:value-type="float" office:value="-0.0526894858994312" calcext:value-type="float">
            <text:p>-0,052689485899431</text:p>
          </table:table-cell>
          <table:table-cell office:value-type="float" office:value="0.04012452392996" calcext:value-type="float">
            <text:p>0,04012452392996</text:p>
          </table:table-cell>
          <table:table-cell office:value-type="float" office:value="-0.0624007347680511" calcext:value-type="float">
            <text:p>-0,062400734768051</text:p>
          </table:table-cell>
          <table:table-cell office:value-type="float" office:value="-0.0112966547594803" calcext:value-type="float">
            <text:p>-0,01129665475948</text:p>
          </table:table-cell>
          <table:table-cell table:number-columns-repeated="2"/>
        </table:table-row>
        <table:table-row table:style-name="ro1">
          <table:table-cell office:value-type="float" office:value="-0.0853950397069125" calcext:value-type="float">
            <text:p>-0,085395039706913</text:p>
          </table:table-cell>
          <table:table-cell office:value-type="float" office:value="0.0420015449561051" calcext:value-type="float">
            <text:p>0,042001544956105</text:p>
          </table:table-cell>
          <table:table-cell office:value-type="float" office:value="-0.0313250095363366" calcext:value-type="float">
            <text:p>-0,031325009536337</text:p>
          </table:table-cell>
          <table:table-cell office:value-type="float" office:value="0.0800382577131201" calcext:value-type="float">
            <text:p>0,08003825771312</text:p>
          </table:table-cell>
          <table:table-cell table:number-columns-repeated="2"/>
        </table:table-row>
        <table:table-row table:style-name="ro1">
          <table:table-cell office:value-type="float" office:value="-0.13188179324055" calcext:value-type="float">
            <text:p>-0,13188179324055</text:p>
          </table:table-cell>
          <table:table-cell office:value-type="float" office:value="0.00514328967554317" calcext:value-type="float">
            <text:p>0,005143289675543</text:p>
          </table:table-cell>
          <table:table-cell office:value-type="float" office:value="-0.0654669726651646" calcext:value-type="float">
            <text:p>-0,065466972665165</text:p>
          </table:table-cell>
          <table:table-cell office:value-type="float" office:value="-0.417199879909412" calcext:value-type="float">
            <text:p>-0,417199879909412</text:p>
          </table:table-cell>
          <table:table-cell table:number-columns-repeated="2"/>
        </table:table-row>
        <table:table-row table:style-name="ro1">
          <table:table-cell office:value-type="float" office:value="0.031154424666001" calcext:value-type="float">
            <text:p>0,031154424666001</text:p>
          </table:table-cell>
          <table:table-cell office:value-type="float" office:value="0.0441149159886557" calcext:value-type="float">
            <text:p>0,044114915988656</text:p>
          </table:table-cell>
          <table:table-cell table:style-name="ce1" office:value-type="float" office:value="-0.00006865645519466" calcext:value-type="float">
            <text:p>-6,87E-05</text:p>
          </table:table-cell>
          <table:table-cell office:value-type="float" office:value="-0.265345917029152" calcext:value-type="float">
            <text:p>-0,265345917029152</text:p>
          </table:table-cell>
          <table:table-cell table:number-columns-repeated="2"/>
        </table:table-row>
        <table:table-row table:style-name="ro1">
          <table:table-cell office:value-type="float" office:value="0.27600221544285" calcext:value-type="float">
            <text:p>0,27600221544285</text:p>
          </table:table-cell>
          <table:table-cell office:value-type="float" office:value="0.0796562799332447" calcext:value-type="float">
            <text:p>0,079656279933245</text:p>
          </table:table-cell>
          <table:table-cell office:value-type="float" office:value="-0.0708424654730161" calcext:value-type="float">
            <text:p>-0,070842465473016</text:p>
          </table:table-cell>
          <table:table-cell office:value-type="float" office:value="-0.0111516237299912" calcext:value-type="float">
            <text:p>-0,011151623729991</text:p>
          </table:table-cell>
          <table:table-cell table:number-columns-repeated="2"/>
        </table:table-row>
        <table:table-row table:style-name="ro1">
          <table:table-cell office:value-type="float" office:value="-0.002872776873744" calcext:value-type="float">
            <text:p>-0,002872776873744</text:p>
          </table:table-cell>
          <table:table-cell office:value-type="float" office:value="-0.0893440404663688" calcext:value-type="float">
            <text:p>-0,089344040466369</text:p>
          </table:table-cell>
          <table:table-cell office:value-type="float" office:value="-0.0393946220018756" calcext:value-type="float">
            <text:p>-0,039394622001876</text:p>
          </table:table-cell>
          <table:table-cell office:value-type="float" office:value="-0.0358608919978942" calcext:value-type="float">
            <text:p>-0,035860891997894</text:p>
          </table:table-cell>
          <table:table-cell table:number-columns-repeated="2"/>
        </table:table-row>
        <table:table-row table:style-name="ro1">
          <table:table-cell office:value-type="float" office:value="-0.0841163743461416" calcext:value-type="float">
            <text:p>-0,084116374346142</text:p>
          </table:table-cell>
          <table:table-cell office:value-type="float" office:value="0.0261693080708522" calcext:value-type="float">
            <text:p>0,026169308070852</text:p>
          </table:table-cell>
          <table:table-cell office:value-type="float" office:value="-0.0368358975210285" calcext:value-type="float">
            <text:p>-0,036835897521029</text:p>
          </table:table-cell>
          <table:table-cell office:value-type="float" office:value="-0.00845117823418273" calcext:value-type="float">
            <text:p>-0,008451178234183</text:p>
          </table:table-cell>
          <table:table-cell table:number-columns-repeated="2"/>
        </table:table-row>
        <table:table-row table:style-name="ro1">
          <table:table-cell office:value-type="float" office:value="0.12922615573845" calcext:value-type="float">
            <text:p>0,12922615573845</text:p>
          </table:table-cell>
          <table:table-cell office:value-type="float" office:value="-0.0886377661583777" calcext:value-type="float">
            <text:p>-0,088637766158378</text:p>
          </table:table-cell>
          <table:table-cell office:value-type="float" office:value="-0.0293193861642164" calcext:value-type="float">
            <text:p>-0,029319386164217</text:p>
          </table:table-cell>
          <table:table-cell office:value-type="float" office:value="0.0212187397616084" calcext:value-type="float">
            <text:p>0,021218739761609</text:p>
          </table:table-cell>
          <table:table-cell table:number-columns-repeated="2"/>
        </table:table-row>
        <table:table-row table:style-name="ro1">
          <table:table-cell office:value-type="float" office:value="-0.183608410945711" calcext:value-type="float">
            <text:p>-0,183608410945711</text:p>
          </table:table-cell>
          <table:table-cell office:value-type="float" office:value="-0.0111795329310843" calcext:value-type="float">
            <text:p>-0,011179532931084</text:p>
          </table:table-cell>
          <table:table-cell office:value-type="float" office:value="0.00110267365616056" calcext:value-type="float">
            <text:p>0,001102673656161</text:p>
          </table:table-cell>
          <table:table-cell office:value-type="float" office:value="0.147024687640304" calcext:value-type="float">
            <text:p>0,147024687640304</text:p>
          </table:table-cell>
          <table:table-cell table:number-columns-repeated="2"/>
        </table:table-row>
        <table:table-row table:style-name="ro1">
          <table:table-cell office:value-type="float" office:value="-0.120843505327314" calcext:value-type="float">
            <text:p>-0,120843505327314</text:p>
          </table:table-cell>
          <table:table-cell office:value-type="float" office:value="-0.118095604792072" calcext:value-type="float">
            <text:p>-0,118095604792072</text:p>
          </table:table-cell>
          <table:table-cell office:value-type="float" office:value="0.0202239259950475" calcext:value-type="float">
            <text:p>0,020223925995048</text:p>
          </table:table-cell>
          <table:table-cell office:value-type="float" office:value="0.0364687164809127" calcext:value-type="float">
            <text:p>0,036468716480913</text:p>
          </table:table-cell>
          <table:table-cell table:number-columns-repeated="2"/>
        </table:table-row>
        <table:table-row table:style-name="ro1">
          <table:table-cell office:value-type="float" office:value="-0.0232587777618143" calcext:value-type="float">
            <text:p>-0,023258777761814</text:p>
          </table:table-cell>
          <table:table-cell office:value-type="float" office:value="-0.049350654159268" calcext:value-type="float">
            <text:p>-0,049350654159268</text:p>
          </table:table-cell>
          <table:table-cell office:value-type="float" office:value="0.0815206399105695" calcext:value-type="float">
            <text:p>0,08152063991057</text:p>
          </table:table-cell>
          <table:table-cell office:value-type="float" office:value="-0.0400830650826563" calcext:value-type="float">
            <text:p>-0,040083065082656</text:p>
          </table:table-cell>
          <table:table-cell table:number-columns-repeated="2"/>
        </table:table-row>
        <table:table-row table:style-name="ro1">
          <table:table-cell office:value-type="float" office:value="0.0164038752233621" calcext:value-type="float">
            <text:p>0,016403875223362</text:p>
          </table:table-cell>
          <table:table-cell office:value-type="float" office:value="0.0039852036751093" calcext:value-type="float">
            <text:p>0,003985203675109</text:p>
          </table:table-cell>
          <table:table-cell office:value-type="float" office:value="0.0440420143869687" calcext:value-type="float">
            <text:p>0,044042014386969</text:p>
          </table:table-cell>
          <table:table-cell office:value-type="float" office:value="-0.105444570508539" calcext:value-type="float">
            <text:p>-0,105444570508539</text:p>
          </table:table-cell>
          <table:table-cell table:number-columns-repeated="2"/>
        </table:table-row>
        <table:table-row table:style-name="ro1">
          <table:table-cell office:value-type="float" office:value="-0.0219152277174078" calcext:value-type="float">
            <text:p>-0,021915227717408</text:p>
          </table:table-cell>
          <table:table-cell office:value-type="float" office:value="-0.146393623806087" calcext:value-type="float">
            <text:p>-0,146393623806087</text:p>
          </table:table-cell>
          <table:table-cell office:value-type="float" office:value="0.00803806054052481" calcext:value-type="float">
            <text:p>0,008038060540525</text:p>
          </table:table-cell>
          <table:table-cell office:value-type="float" office:value="0.0226299919101569" calcext:value-type="float">
            <text:p>0,022629991910157</text:p>
          </table:table-cell>
          <table:table-cell table:number-columns-repeated="2"/>
        </table:table-row>
        <table:table-row table:style-name="ro1">
          <table:table-cell office:value-type="float" office:value="-0.0315752119577578" calcext:value-type="float">
            <text:p>-0,031575211957758</text:p>
          </table:table-cell>
          <table:table-cell office:value-type="float" office:value="-0.0225388543291786" calcext:value-type="float">
            <text:p>-0,022538854329179</text:p>
          </table:table-cell>
          <table:table-cell office:value-type="float" office:value="0.0228809157371656" calcext:value-type="float">
            <text:p>0,022880915737166</text:p>
          </table:table-cell>
          <table:table-cell office:value-type="float" office:value="0.0246571913203692" calcext:value-type="float">
            <text:p>0,024657191320369</text:p>
          </table:table-cell>
          <table:table-cell table:number-columns-repeated="2"/>
        </table:table-row>
        <table:table-row table:style-name="ro1">
          <table:table-cell office:value-type="float" office:value="-0.052090099820055" calcext:value-type="float">
            <text:p>-0,052090099820055</text:p>
          </table:table-cell>
          <table:table-cell office:value-type="float" office:value="-0.0229748267520294" calcext:value-type="float">
            <text:p>-0,022974826752029</text:p>
          </table:table-cell>
          <table:table-cell office:value-type="float" office:value="-0.0485437166588626" calcext:value-type="float">
            <text:p>-0,048543716658863</text:p>
          </table:table-cell>
          <table:table-cell office:value-type="float" office:value="-0.0173422413755201" calcext:value-type="float">
            <text:p>-0,01734224137552</text:p>
          </table:table-cell>
          <table:table-cell table:number-columns-repeated="2"/>
        </table:table-row>
        <table:table-row table:style-name="ro1">
          <table:table-cell office:value-type="float" office:value="0.0672103610970592" calcext:value-type="float">
            <text:p>0,067210361097059</text:p>
          </table:table-cell>
          <table:table-cell office:value-type="float" office:value="-0.0181103463897906" calcext:value-type="float">
            <text:p>-0,018110346389791</text:p>
          </table:table-cell>
          <table:table-cell office:value-type="float" office:value="-0.0258871192707739" calcext:value-type="float">
            <text:p>-0,025887119270774</text:p>
          </table:table-cell>
          <table:table-cell office:value-type="float" office:value="0.00152214097230344" calcext:value-type="float">
            <text:p>0,001522140972303</text:p>
          </table:table-cell>
          <table:table-cell table:number-columns-repeated="2"/>
        </table:table-row>
        <table:table-row table:style-name="ro1">
          <table:table-cell office:value-type="float" office:value="0.0130021802153184" calcext:value-type="float">
            <text:p>0,013002180215319</text:p>
          </table:table-cell>
          <table:table-cell office:value-type="float" office:value="0.0139792986877536" calcext:value-type="float">
            <text:p>0,013979298687754</text:p>
          </table:table-cell>
          <table:table-cell office:value-type="float" office:value="0.00786820946533065" calcext:value-type="float">
            <text:p>0,007868209465331</text:p>
          </table:table-cell>
          <table:table-cell office:value-type="float" office:value="-0.0819044019534501" calcext:value-type="float">
            <text:p>-0,08190440195345</text:p>
          </table:table-cell>
          <table:table-cell table:number-columns-repeated="2"/>
        </table:table-row>
        <table:table-row table:style-name="ro1">
          <table:table-cell office:value-type="float" office:value="0.0347061115446951" calcext:value-type="float">
            <text:p>0,034706111544695</text:p>
          </table:table-cell>
          <table:table-cell office:value-type="float" office:value="0.00939828632899057" calcext:value-type="float">
            <text:p>0,009398286328991</text:p>
          </table:table-cell>
          <table:table-cell office:value-type="float" office:value="0.00638043162614079" calcext:value-type="float">
            <text:p>0,006380431626141</text:p>
          </table:table-cell>
          <table:table-cell office:value-type="float" office:value="0.0235900457947112" calcext:value-type="float">
            <text:p>0,023590045794711</text:p>
          </table:table-cell>
          <table:table-cell table:number-columns-repeated="2"/>
        </table:table-row>
        <table:table-row table:style-name="ro1">
          <table:table-cell office:value-type="float" office:value="0.00894372533789725" calcext:value-type="float">
            <text:p>0,008943725337897</text:p>
          </table:table-cell>
          <table:table-cell office:value-type="float" office:value="0.022770855614968" calcext:value-type="float">
            <text:p>0,022770855614968</text:p>
          </table:table-cell>
          <table:table-cell office:value-type="float" office:value="0.0104689848411948" calcext:value-type="float">
            <text:p>0,010468984841195</text:p>
          </table:table-cell>
          <table:table-cell office:value-type="float" office:value="-0.0214827863175686" calcext:value-type="float">
            <text:p>-0,021482786317569</text:p>
          </table:table-cell>
          <table:table-cell table:number-columns-repeated="2"/>
        </table:table-row>
        <table:table-row table:style-name="ro1">
          <table:table-cell office:value-type="float" office:value="0.00364910925256826" calcext:value-type="float">
            <text:p>0,003649109252568</text:p>
          </table:table-cell>
          <table:table-cell office:value-type="float" office:value="0.0233470690480002" calcext:value-type="float">
            <text:p>0,023347069048</text:p>
          </table:table-cell>
          <table:table-cell office:value-type="float" office:value="-0.0195511510268265" calcext:value-type="float">
            <text:p>-0,019551151026827</text:p>
          </table:table-cell>
          <table:table-cell office:value-type="float" office:value="0.0277700850424844" calcext:value-type="float">
            <text:p>0,027770085042485</text:p>
          </table:table-cell>
          <table:table-cell table:number-columns-repeated="2"/>
        </table:table-row>
        <table:table-row table:style-name="ro1">
          <table:table-cell office:value-type="float" office:value="0.00402427137419855" calcext:value-type="float">
            <text:p>0,004024271374199</text:p>
          </table:table-cell>
          <table:table-cell office:value-type="float" office:value="0.0839740339789062" calcext:value-type="float">
            <text:p>0,083974033978906</text:p>
          </table:table-cell>
          <table:table-cell office:value-type="float" office:value="0.00272861867450804" calcext:value-type="float">
            <text:p>0,002728618674508</text:p>
          </table:table-cell>
          <table:table-cell office:value-type="float" office:value="0.0046224974878231" calcext:value-type="float">
            <text:p>0,004622497487823</text:p>
          </table:table-cell>
          <table:table-cell table:number-columns-repeated="2"/>
        </table:table-row>
        <table:table-row table:style-name="ro1">
          <table:table-cell office:value-type="float" office:value="0.0653579749913494" calcext:value-type="float">
            <text:p>0,065357974991349</text:p>
          </table:table-cell>
          <table:table-cell office:value-type="float" office:value="-0.00100807639774327" calcext:value-type="float">
            <text:p>-0,001008076397743</text:p>
          </table:table-cell>
          <table:table-cell office:value-type="float" office:value="-0.0209223516850151" calcext:value-type="float">
            <text:p>-0,020922351685015</text:p>
          </table:table-cell>
          <table:table-cell office:value-type="float" office:value="-0.00117372169607132" calcext:value-type="float">
            <text:p>-0,001173721696071</text:p>
          </table:table-cell>
          <table:table-cell table:number-columns-repeated="2"/>
        </table:table-row>
        <table:table-row table:style-name="ro1">
          <table:table-cell office:value-type="float" office:value="0.113368227623098" calcext:value-type="float">
            <text:p>0,113368227623098</text:p>
          </table:table-cell>
          <table:table-cell office:value-type="float" office:value="0.0266361626781105" calcext:value-type="float">
            <text:p>0,026636162678111</text:p>
          </table:table-cell>
          <table:table-cell office:value-type="float" office:value="0.0393241508451994" calcext:value-type="float">
            <text:p>0,039324150845199</text:p>
          </table:table-cell>
          <table:table-cell office:value-type="float" office:value="0.0155255417864139" calcext:value-type="float">
            <text:p>0,015525541786414</text:p>
          </table:table-cell>
          <table:table-cell table:number-columns-repeated="2"/>
        </table:table-row>
        <table:table-row table:style-name="ro1">
          <table:table-cell office:value-type="float" office:value="-0.0262237001297878" calcext:value-type="float">
            <text:p>-0,026223700129788</text:p>
          </table:table-cell>
          <table:table-cell office:value-type="float" office:value="0.0475104605845836" calcext:value-type="float">
            <text:p>0,047510460584584</text:p>
          </table:table-cell>
          <table:table-cell office:value-type="float" office:value="0.0188302117960427" calcext:value-type="float">
            <text:p>0,018830211796043</text:p>
          </table:table-cell>
          <table:table-cell office:value-type="float" office:value="-0.0424084313818107" calcext:value-type="float">
            <text:p>-0,042408431381811</text:p>
          </table:table-cell>
          <table:table-cell table:number-columns-repeated="2"/>
        </table:table-row>
        <table:table-row table:style-name="ro1">
          <table:table-cell office:value-type="float" office:value="0.0244929697153586" calcext:value-type="float">
            <text:p>0,024492969715359</text:p>
          </table:table-cell>
          <table:table-cell office:value-type="float" office:value="0.0210421396601236" calcext:value-type="float">
            <text:p>0,021042139660124</text:p>
          </table:table-cell>
          <table:table-cell office:value-type="float" office:value="0.183392603011221" calcext:value-type="float">
            <text:p>0,183392603011221</text:p>
          </table:table-cell>
          <table:table-cell office:value-type="float" office:value="-0.0432330254635035" calcext:value-type="float">
            <text:p>-0,043233025463504</text:p>
          </table:table-cell>
          <table:table-cell table:number-columns-repeated="2"/>
        </table:table-row>
        <table:table-row table:style-name="ro1">
          <table:table-cell office:value-type="float" office:value="-0.0207960850608992" calcext:value-type="float">
            <text:p>-0,020796085060899</text:p>
          </table:table-cell>
          <table:table-cell office:value-type="float" office:value="-0.0285889030716843" calcext:value-type="float">
            <text:p>-0,028588903071684</text:p>
          </table:table-cell>
          <table:table-cell office:value-type="float" office:value="0.0131536793041492" calcext:value-type="float">
            <text:p>0,013153679304149</text:p>
          </table:table-cell>
          <table:table-cell office:value-type="float" office:value="0.0290865669885683" calcext:value-type="float">
            <text:p>0,029086566988568</text:p>
          </table:table-cell>
          <table:table-cell table:number-columns-repeated="2"/>
        </table:table-row>
        <table:table-row table:style-name="ro1">
          <table:table-cell office:value-type="float" office:value="0.00873540435717634" calcext:value-type="float">
            <text:p>0,008735404357176</text:p>
          </table:table-cell>
          <table:table-cell office:value-type="float" office:value="0.0137427338029916" calcext:value-type="float">
            <text:p>0,013742733802992</text:p>
          </table:table-cell>
          <table:table-cell office:value-type="float" office:value="-0.0125357660460833" calcext:value-type="float">
            <text:p>-0,012535766046083</text:p>
          </table:table-cell>
          <table:table-cell office:value-type="float" office:value="-0.05809075543296" calcext:value-type="float">
            <text:p>-0,05809075543296</text:p>
          </table:table-cell>
          <table:table-cell table:number-columns-repeated="2"/>
        </table:table-row>
        <table:table-row table:style-name="ro1">
          <table:table-cell office:value-type="float" office:value="-0.0225021395731874" calcext:value-type="float">
            <text:p>-0,022502139573188</text:p>
          </table:table-cell>
          <table:table-cell office:value-type="float" office:value="0.0228652683529412" calcext:value-type="float">
            <text:p>0,022865268352941</text:p>
          </table:table-cell>
          <table:table-cell office:value-type="float" office:value="-0.0207791776300821" calcext:value-type="float">
            <text:p>-0,020779177630082</text:p>
          </table:table-cell>
          <table:table-cell office:value-type="float" office:value="-0.0301565698793199" calcext:value-type="float">
            <text:p>-0,03015656987932</text:p>
          </table:table-cell>
          <table:table-cell table:number-columns-repeated="2"/>
        </table:table-row>
        <table:table-row table:style-name="ro1">
          <table:table-cell office:value-type="float" office:value="-0.0216823741769281" calcext:value-type="float">
            <text:p>-0,021682374176928</text:p>
          </table:table-cell>
          <table:table-cell office:value-type="float" office:value="-0.0092342298228137" calcext:value-type="float">
            <text:p>-0,009234229822814</text:p>
          </table:table-cell>
          <table:table-cell office:value-type="float" office:value="-0.0090627507057206" calcext:value-type="float">
            <text:p>-0,009062750705721</text:p>
          </table:table-cell>
          <table:table-cell office:value-type="float" office:value="0.0503448956126779" calcext:value-type="float">
            <text:p>0,050344895612678</text:p>
          </table:table-cell>
          <table:table-cell table:number-columns-repeated="2"/>
        </table:table-row>
        <table:table-row table:style-name="ro1">
          <table:table-cell office:value-type="float" office:value="-0.0923059480237712" calcext:value-type="float">
            <text:p>-0,092305948023771</text:p>
          </table:table-cell>
          <table:table-cell office:value-type="float" office:value="-0.120916894691882" calcext:value-type="float">
            <text:p>-0,120916894691882</text:p>
          </table:table-cell>
          <table:table-cell office:value-type="float" office:value="0.00559162477847949" calcext:value-type="float">
            <text:p>0,00559162477848</text:p>
          </table:table-cell>
          <table:table-cell office:value-type="float" office:value="0.0333361090576366" calcext:value-type="float">
            <text:p>0,033336109057637</text:p>
          </table:table-cell>
          <table:table-cell table:number-columns-repeated="2"/>
        </table:table-row>
        <table:table-row table:style-name="ro1">
          <table:table-cell office:value-type="float" office:value="-0.0557109021840695" calcext:value-type="float">
            <text:p>-0,05571090218407</text:p>
          </table:table-cell>
          <table:table-cell office:value-type="float" office:value="-0.0132297389617615" calcext:value-type="float">
            <text:p>-0,013229738961762</text:p>
          </table:table-cell>
          <table:table-cell office:value-type="float" office:value="0.00540279598584716" calcext:value-type="float">
            <text:p>0,005402795985847</text:p>
          </table:table-cell>
          <table:table-cell office:value-type="float" office:value="0.00274596103024988" calcext:value-type="float">
            <text:p>0,00274596103025</text:p>
          </table:table-cell>
          <table:table-cell table:number-columns-repeated="2"/>
        </table:table-row>
        <table:table-row table:style-name="ro1">
          <table:table-cell office:value-type="float" office:value="-0.00685558221098753" calcext:value-type="float">
            <text:p>-0,006855582210988</text:p>
          </table:table-cell>
          <table:table-cell office:value-type="float" office:value="-0.0866406785884471" calcext:value-type="float">
            <text:p>-0,086640678588447</text:p>
          </table:table-cell>
          <table:table-cell office:value-type="float" office:value="-0.0296121422589125" calcext:value-type="float">
            <text:p>-0,029612142258913</text:p>
          </table:table-cell>
          <table:table-cell office:value-type="float" office:value="-0.0745778924668217" calcext:value-type="float">
            <text:p>-0,074577892466822</text:p>
          </table:table-cell>
          <table:table-cell table:number-columns-repeated="2"/>
        </table:table-row>
        <table:table-row table:style-name="ro1">
          <table:table-cell office:value-type="float" office:value="-0.0913914333252167" calcext:value-type="float">
            <text:p>-0,091391433325217</text:p>
          </table:table-cell>
          <table:table-cell office:value-type="float" office:value="-0.0947266974429087" calcext:value-type="float">
            <text:p>-0,094726697442909</text:p>
          </table:table-cell>
          <table:table-cell office:value-type="float" office:value="0.0294205551495229" calcext:value-type="float">
            <text:p>0,029420555149523</text:p>
          </table:table-cell>
          <table:table-cell office:value-type="float" office:value="0.0280792294263312" calcext:value-type="float">
            <text:p>0,028079229426331</text:p>
          </table:table-cell>
          <table:table-cell table:number-columns-repeated="2"/>
        </table:table-row>
        <table:table-row table:style-name="ro1">
          <table:table-cell office:value-type="float" office:value="0.0128630063313763" calcext:value-type="float">
            <text:p>0,012863006331376</text:p>
          </table:table-cell>
          <table:table-cell office:value-type="float" office:value="-0.0321580065850053" calcext:value-type="float">
            <text:p>-0,032158006585005</text:p>
          </table:table-cell>
          <table:table-cell office:value-type="float" office:value="0.00477578178780901" calcext:value-type="float">
            <text:p>0,004775781787809</text:p>
          </table:table-cell>
          <table:table-cell office:value-type="float" office:value="-0.0302016620574767" calcext:value-type="float">
            <text:p>-0,030201662057477</text:p>
          </table:table-cell>
          <table:table-cell table:number-columns-repeated="2"/>
        </table:table-row>
        <table:table-row table:style-name="ro1">
          <table:table-cell office:value-type="float" office:value="-0.0117624180169605" calcext:value-type="float">
            <text:p>-0,011762418016961</text:p>
          </table:table-cell>
          <table:table-cell office:value-type="float" office:value="-0.00554860356016916" calcext:value-type="float">
            <text:p>-0,005548603560169</text:p>
          </table:table-cell>
          <table:table-cell office:value-type="float" office:value="-0.00957459710451606" calcext:value-type="float">
            <text:p>-0,009574597104516</text:p>
          </table:table-cell>
          <table:table-cell office:value-type="float" office:value="0.0263760777019199" calcext:value-type="float">
            <text:p>0,02637607770192</text:p>
          </table:table-cell>
          <table:table-cell table:number-columns-repeated="2"/>
        </table:table-row>
        <table:table-row table:style-name="ro1">
          <table:table-cell office:value-type="float" office:value="0.0283995732488214" calcext:value-type="float">
            <text:p>0,028399573248821</text:p>
          </table:table-cell>
          <table:table-cell office:value-type="float" office:value="0.0169810850758745" calcext:value-type="float">
            <text:p>0,016981085075875</text:p>
          </table:table-cell>
          <table:table-cell office:value-type="float" office:value="0.0272675700271387" calcext:value-type="float">
            <text:p>0,027267570027139</text:p>
          </table:table-cell>
          <table:table-cell office:value-type="float" office:value="0.0127973492234875" calcext:value-type="float">
            <text:p>0,012797349223488</text:p>
          </table:table-cell>
          <table:table-cell table:number-columns-repeated="2"/>
        </table:table-row>
        <table:table-row table:style-name="ro1">
          <table:table-cell office:value-type="float" office:value="-0.00745601976949603" calcext:value-type="float">
            <text:p>-0,007456019769496</text:p>
          </table:table-cell>
          <table:table-cell office:value-type="float" office:value="0.00440238599099246" calcext:value-type="float">
            <text:p>0,004402385990992</text:p>
          </table:table-cell>
          <table:table-cell office:value-type="float" office:value="-0.0270788187261597" calcext:value-type="float">
            <text:p>-0,02707881872616</text:p>
          </table:table-cell>
          <table:table-cell office:value-type="float" office:value="0.0786451173948999" calcext:value-type="float">
            <text:p>0,0786451173949</text:p>
          </table:table-cell>
          <table:table-cell table:number-columns-repeated="2"/>
        </table:table-row>
        <table:table-row table:style-name="ro1">
          <table:table-cell office:value-type="float" office:value="-0.0047835603386453" calcext:value-type="float">
            <text:p>-0,004783560338645</text:p>
          </table:table-cell>
          <table:table-cell office:value-type="float" office:value="-0.0350390346912592" calcext:value-type="float">
            <text:p>-0,035039034691259</text:p>
          </table:table-cell>
          <table:table-cell office:value-type="float" office:value="-0.00410725988829866" calcext:value-type="float">
            <text:p>-0,004107259888299</text:p>
          </table:table-cell>
          <table:table-cell table:style-name="ce1" office:value-type="float" office:value="-0.0000113191252325631" calcext:value-type="float">
            <text:p>-1,13E-05</text:p>
          </table:table-cell>
          <table:table-cell table:number-columns-repeated="2"/>
        </table:table-row>
        <table:table-row table:style-name="ro1">
          <table:table-cell office:value-type="float" office:value="-0.050995839914222" calcext:value-type="float">
            <text:p>-0,050995839914222</text:p>
          </table:table-cell>
          <table:table-cell office:value-type="float" office:value="0.0345335536683537" calcext:value-type="float">
            <text:p>0,034533553668354</text:p>
          </table:table-cell>
          <table:table-cell office:value-type="float" office:value="-0.0245630305231045" calcext:value-type="float">
            <text:p>-0,024563030523105</text:p>
          </table:table-cell>
          <table:table-cell office:value-type="float" office:value="-0.0136837414794848" calcext:value-type="float">
            <text:p>-0,013683741479485</text:p>
          </table:table-cell>
          <table:table-cell table:number-columns-repeated="2"/>
        </table:table-row>
        <table:table-row table:style-name="ro1">
          <table:table-cell office:value-type="float" office:value="-0.0164399303525461" calcext:value-type="float">
            <text:p>-0,016439930352546</text:p>
          </table:table-cell>
          <table:table-cell office:value-type="float" office:value="-0.016128822016647" calcext:value-type="float">
            <text:p>-0,016128822016647</text:p>
          </table:table-cell>
          <table:table-cell office:value-type="float" office:value="0.0237282791660062" calcext:value-type="float">
            <text:p>0,023728279166006</text:p>
          </table:table-cell>
          <table:table-cell office:value-type="float" office:value="-0.0195684243230897" calcext:value-type="float">
            <text:p>-0,01956842432309</text:p>
          </table:table-cell>
          <table:table-cell table:number-columns-repeated="2"/>
        </table:table-row>
        <table:table-row table:style-name="ro1">
          <table:table-cell office:value-type="float" office:value="0.0288906847848139" calcext:value-type="float">
            <text:p>0,028890684784814</text:p>
          </table:table-cell>
          <table:table-cell office:value-type="float" office:value="-0.0215722435174561" calcext:value-type="float">
            <text:p>-0,021572243517456</text:p>
          </table:table-cell>
          <table:table-cell office:value-type="float" office:value="-0.0694281579836387" calcext:value-type="float">
            <text:p>-0,069428157983639</text:p>
          </table:table-cell>
          <table:table-cell office:value-type="float" office:value="-0.0238734590272159" calcext:value-type="float">
            <text:p>-0,023873459027216</text:p>
          </table:table-cell>
          <table:table-cell table:number-columns-repeated="2"/>
        </table:table-row>
        <table:table-row table:style-name="ro1">
          <table:table-cell office:value-type="float" office:value="-0.055590134112505" calcext:value-type="float">
            <text:p>-0,055590134112505</text:p>
          </table:table-cell>
          <table:table-cell office:value-type="float" office:value="-0.00339566058991309" calcext:value-type="float">
            <text:p>-0,003395660589913</text:p>
          </table:table-cell>
          <table:table-cell office:value-type="float" office:value="-0.0739996463504782" calcext:value-type="float">
            <text:p>-0,073999646350478</text:p>
          </table:table-cell>
          <table:table-cell office:value-type="float" office:value="-0.013105567103403" calcext:value-type="float">
            <text:p>-0,013105567103403</text:p>
          </table:table-cell>
          <table:table-cell table:number-columns-repeated="2"/>
        </table:table-row>
        <table:table-row table:style-name="ro1">
          <table:table-cell office:value-type="float" office:value="0.017514649610669" calcext:value-type="float">
            <text:p>0,017514649610669</text:p>
          </table:table-cell>
          <table:table-cell office:value-type="float" office:value="-0.0070671987068439" calcext:value-type="float">
            <text:p>-0,007067198706844</text:p>
          </table:table-cell>
          <table:table-cell office:value-type="float" office:value="-0.0349164927523887" calcext:value-type="float">
            <text:p>-0,034916492752389</text:p>
          </table:table-cell>
          <table:table-cell office:value-type="float" office:value="-0.0465922248483649" calcext:value-type="float">
            <text:p>-0,046592224848365</text:p>
          </table:table-cell>
          <table:table-cell table:style-name="ce1"/>
          <table:table-cell/>
        </table:table-row>
        <table:table-row table:style-name="ro1">
          <table:table-cell office:value-type="float" office:value="0.00855191364392923" calcext:value-type="float">
            <text:p>0,008551913643929</text:p>
          </table:table-cell>
          <table:table-cell office:value-type="float" office:value="-0.000312073768150834" calcext:value-type="float">
            <text:p>-0,000312073768151</text:p>
          </table:table-cell>
          <table:table-cell office:value-type="float" office:value="0.0306238717599212" calcext:value-type="float">
            <text:p>0,030623871759921</text:p>
          </table:table-cell>
          <table:table-cell office:value-type="float" office:value="-0.0634069276417747" calcext:value-type="float">
            <text:p>-0,063406927641775</text:p>
          </table:table-cell>
          <table:table-cell table:number-columns-repeated="2"/>
        </table:table-row>
        <table:table-row table:style-name="ro1">
          <table:table-cell office:value-type="float" office:value="0.0253523241980762" calcext:value-type="float">
            <text:p>0,025352324198076</text:p>
          </table:table-cell>
          <table:table-cell office:value-type="float" office:value="-0.0183175096333256" calcext:value-type="float">
            <text:p>-0,018317509633326</text:p>
          </table:table-cell>
          <table:table-cell office:value-type="float" office:value="-0.0315739429981649" calcext:value-type="float">
            <text:p>-0,031573942998165</text:p>
          </table:table-cell>
          <table:table-cell office:value-type="float" office:value="-0.0793554380805021" calcext:value-type="float">
            <text:p>-0,079355438080502</text:p>
          </table:table-cell>
          <table:table-cell table:number-columns-repeated="2"/>
        </table:table-row>
        <table:table-row table:style-name="ro1">
          <table:table-cell office:value-type="float" office:value="0.00227563783857515" calcext:value-type="float">
            <text:p>0,002275637838575</text:p>
          </table:table-cell>
          <table:table-cell office:value-type="float" office:value="-0.0057649559185463" calcext:value-type="float">
            <text:p>-0,005764955918546</text:p>
          </table:table-cell>
          <table:table-cell office:value-type="float" office:value="0.00957787024349499" calcext:value-type="float">
            <text:p>0,009577870243495</text:p>
          </table:table-cell>
          <table:table-cell office:value-type="float" office:value="0.0374221808634427" calcext:value-type="float">
            <text:p>0,037422180863443</text:p>
          </table:table-cell>
          <table:table-cell table:number-columns-repeated="2"/>
        </table:table-row>
        <table:table-row table:style-name="ro1">
          <table:table-cell office:value-type="float" office:value="-0.00796791986689635" calcext:value-type="float">
            <text:p>-0,007967919866896</text:p>
          </table:table-cell>
          <table:table-cell office:value-type="float" office:value="-0.0333716111683046" calcext:value-type="float">
            <text:p>-0,033371611168305</text:p>
          </table:table-cell>
          <table:table-cell office:value-type="float" office:value="-0.0341027292528585" calcext:value-type="float">
            <text:p>-0,034102729252859</text:p>
          </table:table-cell>
          <table:table-cell office:value-type="float" office:value="0.0309806359249554" calcext:value-type="float">
            <text:p>0,030980635924955</text:p>
          </table:table-cell>
          <table:table-cell table:number-columns-repeated="2"/>
        </table:table-row>
        <table:table-row table:style-name="ro1">
          <table:table-cell office:value-type="float" office:value="0.0582968328605889" calcext:value-type="float">
            <text:p>0,058296832860589</text:p>
          </table:table-cell>
          <table:table-cell office:value-type="float" office:value="-0.0568809253886194" calcext:value-type="float">
            <text:p>-0,056880925388619</text:p>
          </table:table-cell>
          <table:table-cell office:value-type="float" office:value="0.00292292616459431" calcext:value-type="float">
            <text:p>0,002922926164594</text:p>
          </table:table-cell>
          <table:table-cell office:value-type="float" office:value="0.0709156297975398" calcext:value-type="float">
            <text:p>0,07091562979754</text:p>
          </table:table-cell>
          <table:table-cell table:number-columns-repeated="2"/>
        </table:table-row>
        <table:table-row table:style-name="ro1">
          <table:table-cell office:value-type="float" office:value="0.0454697333862676" calcext:value-type="float">
            <text:p>0,045469733386268</text:p>
          </table:table-cell>
          <table:table-cell office:value-type="float" office:value="0.0106940229143023" calcext:value-type="float">
            <text:p>0,010694022914302</text:p>
          </table:table-cell>
          <table:table-cell office:value-type="float" office:value="0.0453261514530914" calcext:value-type="float">
            <text:p>0,045326151453092</text:p>
          </table:table-cell>
          <table:table-cell office:value-type="float" office:value="0.0105311347244982" calcext:value-type="float">
            <text:p>0,010531134724498</text:p>
          </table:table-cell>
          <table:table-cell table:number-columns-repeated="2"/>
        </table:table-row>
        <table:table-row table:style-name="ro1">
          <table:table-cell office:value-type="float" office:value="-0.0149071570757733" calcext:value-type="float">
            <text:p>-0,014907157075773</text:p>
          </table:table-cell>
          <table:table-cell office:value-type="float" office:value="-0.00867316666574984" calcext:value-type="float">
            <text:p>-0,00867316666575</text:p>
          </table:table-cell>
          <table:table-cell office:value-type="float" office:value="-0.0343968842179766" calcext:value-type="float">
            <text:p>-0,034396884217977</text:p>
          </table:table-cell>
          <table:table-cell office:value-type="float" office:value="0.0234546417684892" calcext:value-type="float">
            <text:p>0,023454641768489</text:p>
          </table:table-cell>
          <table:table-cell table:number-columns-repeated="2"/>
        </table:table-row>
        <table:table-row table:style-name="ro1">
          <table:table-cell office:value-type="float" office:value="0.0213127687811584" calcext:value-type="float">
            <text:p>0,021312768781158</text:p>
          </table:table-cell>
          <table:table-cell office:value-type="float" office:value="0.0375594823851086" calcext:value-type="float">
            <text:p>0,037559482385109</text:p>
          </table:table-cell>
          <table:table-cell office:value-type="float" office:value="0.0162712755657992" calcext:value-type="float">
            <text:p>0,016271275565799</text:p>
          </table:table-cell>
          <table:table-cell office:value-type="float" office:value="-0.0364042446079645" calcext:value-type="float">
            <text:p>-0,036404244607965</text:p>
          </table:table-cell>
          <table:table-cell table:number-columns-repeated="2"/>
        </table:table-row>
        <table:table-row table:style-name="ro1">
          <table:table-cell office:value-type="float" office:value="0.0023518722893778" calcext:value-type="float">
            <text:p>0,002351872289378</text:p>
          </table:table-cell>
          <table:table-cell office:value-type="float" office:value="0.0807274260070259" calcext:value-type="float">
            <text:p>0,080727426007026</text:p>
          </table:table-cell>
          <table:table-cell office:value-type="float" office:value="-0.050045192963911" calcext:value-type="float">
            <text:p>-0,050045192963911</text:p>
          </table:table-cell>
          <table:table-cell office:value-type="float" office:value="0.0151012566445612" calcext:value-type="float">
            <text:p>0,015101256644561</text:p>
          </table:table-cell>
          <table:table-cell table:number-columns-repeated="2"/>
        </table:table-row>
        <table:table-row table:style-name="ro1">
          <table:table-cell office:value-type="float" office:value="0.0302126836043099" calcext:value-type="float">
            <text:p>0,03021268360431</text:p>
          </table:table-cell>
          <table:table-cell office:value-type="float" office:value="0.0200270545815907" calcext:value-type="float">
            <text:p>0,020027054581591</text:p>
          </table:table-cell>
          <table:table-cell office:value-type="float" office:value="-0.0237571831437367" calcext:value-type="float">
            <text:p>-0,023757183143737</text:p>
          </table:table-cell>
          <table:table-cell office:value-type="float" office:value="-0.00443026938124479" calcext:value-type="float">
            <text:p>-0,004430269381245</text:p>
          </table:table-cell>
          <table:table-cell table:number-columns-repeated="2"/>
        </table:table-row>
        <table:table-row table:style-name="ro1">
          <table:table-cell office:value-type="float" office:value="0.00389519283074693" calcext:value-type="float">
            <text:p>0,003895192830747</text:p>
          </table:table-cell>
          <table:table-cell office:value-type="float" office:value="0.0327826305896177" calcext:value-type="float">
            <text:p>0,032782630589618</text:p>
          </table:table-cell>
          <table:table-cell office:value-type="float" office:value="-0.0458019108323199" calcext:value-type="float">
            <text:p>-0,04580191083232</text:p>
          </table:table-cell>
          <table:table-cell office:value-type="float" office:value="0.0317695490127795" calcext:value-type="float">
            <text:p>0,03176954901278</text:p>
          </table:table-cell>
          <table:table-cell table:number-columns-repeated="2"/>
        </table:table-row>
        <table:table-row table:style-name="ro1">
          <table:table-cell office:value-type="float" office:value="-0.0532924501724361" calcext:value-type="float">
            <text:p>-0,053292450172436</text:p>
          </table:table-cell>
          <table:table-cell office:value-type="float" office:value="0.0360838335499003" calcext:value-type="float">
            <text:p>0,0360838335499</text:p>
          </table:table-cell>
          <table:table-cell office:value-type="float" office:value="-0.0498988249591146" calcext:value-type="float">
            <text:p>-0,049898824959115</text:p>
          </table:table-cell>
          <table:table-cell office:value-type="float" office:value="-0.0130864415504247" calcext:value-type="float">
            <text:p>-0,013086441550425</text:p>
          </table:table-cell>
          <table:table-cell table:number-columns-repeated="2"/>
        </table:table-row>
        <table:table-row table:style-name="ro1">
          <table:table-cell office:value-type="float" office:value="0.0547837104150623" calcext:value-type="float">
            <text:p>0,054783710415062</text:p>
          </table:table-cell>
          <table:table-cell office:value-type="float" office:value="0.00284820850733847" calcext:value-type="float">
            <text:p>0,002848208507338</text:p>
          </table:table-cell>
          <table:table-cell office:value-type="float" office:value="-0.0583852302884076" calcext:value-type="float">
            <text:p>-0,058385230288408</text:p>
          </table:table-cell>
          <table:table-cell office:value-type="float" office:value="-0.0299261111006573" calcext:value-type="float">
            <text:p>-0,029926111100657</text:p>
          </table:table-cell>
          <table:table-cell table:number-columns-repeated="2"/>
        </table:table-row>
        <table:table-row table:style-name="ro1">
          <table:table-cell office:value-type="float" office:value="0.0115298666743875" calcext:value-type="float">
            <text:p>0,011529866674388</text:p>
          </table:table-cell>
          <table:table-cell office:value-type="float" office:value="0.0338073524115154" calcext:value-type="float">
            <text:p>0,033807352411516</text:p>
          </table:table-cell>
          <table:table-cell office:value-type="float" office:value="-0.0297900157323165" calcext:value-type="float">
            <text:p>-0,029790015732317</text:p>
          </table:table-cell>
          <table:table-cell office:value-type="float" office:value="-0.0319846051573885" calcext:value-type="float">
            <text:p>-0,031984605157389</text:p>
          </table:table-cell>
          <table:table-cell table:number-columns-repeated="2"/>
        </table:table-row>
        <table:table-row table:style-name="ro1">
          <table:table-cell office:value-type="float" office:value="0.00206853134194702" calcext:value-type="float">
            <text:p>0,002068531341947</text:p>
          </table:table-cell>
          <table:table-cell office:value-type="float" office:value="-0.00582445344132258" calcext:value-type="float">
            <text:p>-0,005824453441323</text:p>
          </table:table-cell>
          <table:table-cell office:value-type="float" office:value="-0.0448308084874225" calcext:value-type="float">
            <text:p>-0,044830808487423</text:p>
          </table:table-cell>
          <table:table-cell office:value-type="float" office:value="0.0169030925416625" calcext:value-type="float">
            <text:p>0,016903092541663</text:p>
          </table:table-cell>
          <table:table-cell table:number-columns-repeated="2"/>
        </table:table-row>
        <table:table-row table:style-name="ro1">
          <table:table-cell office:value-type="float" office:value="0.0525012654251216" calcext:value-type="float">
            <text:p>0,052501265425122</text:p>
          </table:table-cell>
          <table:table-cell office:value-type="float" office:value="-0.0160825587688604" calcext:value-type="float">
            <text:p>-0,016082558768861</text:p>
          </table:table-cell>
          <table:table-cell office:value-type="float" office:value="0.00801531536086773" calcext:value-type="float">
            <text:p>0,008015315360868</text:p>
          </table:table-cell>
          <table:table-cell office:value-type="float" office:value="-0.00714085651744185" calcext:value-type="float">
            <text:p>-0,007140856517442</text:p>
          </table:table-cell>
          <table:table-cell table:number-columns-repeated="2"/>
        </table:table-row>
        <table:table-row table:style-name="ro1">
          <table:table-cell office:value-type="float" office:value="-0.0299403396800779" calcext:value-type="float">
            <text:p>-0,029940339680078</text:p>
          </table:table-cell>
          <table:table-cell office:value-type="float" office:value="0.0212432681900495" calcext:value-type="float">
            <text:p>0,02124326819005</text:p>
          </table:table-cell>
          <table:table-cell office:value-type="float" office:value="-0.00171553044886284" calcext:value-type="float">
            <text:p>-0,001715530448863</text:p>
          </table:table-cell>
          <table:table-cell office:value-type="float" office:value="-0.0199986292917408" calcext:value-type="float">
            <text:p>-0,019998629291741</text:p>
          </table:table-cell>
          <table:table-cell table:number-columns-repeated="2"/>
        </table:table-row>
        <table:table-row table:style-name="ro1">
          <table:table-cell office:value-type="float" office:value="-0.000611059023208848" calcext:value-type="float">
            <text:p>-0,000611059023209</text:p>
          </table:table-cell>
          <table:table-cell office:value-type="float" office:value="-0.0249406274157466" calcext:value-type="float">
            <text:p>-0,024940627415747</text:p>
          </table:table-cell>
          <table:table-cell office:value-type="float" office:value="-0.0510885097671057" calcext:value-type="float">
            <text:p>-0,051088509767106</text:p>
          </table:table-cell>
          <table:table-cell office:value-type="float" office:value="-0.00448763615104886" calcext:value-type="float">
            <text:p>-0,004487636151049</text:p>
          </table:table-cell>
          <table:table-cell table:number-columns-repeated="2"/>
        </table:table-row>
        <table:table-row table:style-name="ro1">
          <table:table-cell office:value-type="float" office:value="-0.0405828676708895" calcext:value-type="float">
            <text:p>-0,04058286767089</text:p>
          </table:table-cell>
          <table:table-cell office:value-type="float" office:value="-0.000356985076150359" calcext:value-type="float">
            <text:p>-0,00035698507615</text:p>
          </table:table-cell>
          <table:table-cell office:value-type="float" office:value="-0.00590186972597561" calcext:value-type="float">
            <text:p>-0,005901869725976</text:p>
          </table:table-cell>
          <table:table-cell office:value-type="float" office:value="0.0588536995392027" calcext:value-type="float">
            <text:p>0,058853699539203</text:p>
          </table:table-cell>
          <table:table-cell table:number-columns-repeated="2"/>
        </table:table-row>
        <table:table-row table:style-name="ro1">
          <table:table-cell office:value-type="float" office:value="0.0227595461414017" calcext:value-type="float">
            <text:p>0,022759546141402</text:p>
          </table:table-cell>
          <table:table-cell office:value-type="float" office:value="-0.0343458319512629" calcext:value-type="float">
            <text:p>-0,034345831951263</text:p>
          </table:table-cell>
          <table:table-cell office:value-type="float" office:value="0.0381327139160128" calcext:value-type="float">
            <text:p>0,038132713916013</text:p>
          </table:table-cell>
          <table:table-cell office:value-type="float" office:value="0.0319967911348478" calcext:value-type="float">
            <text:p>0,031996791134848</text:p>
          </table:table-cell>
          <table:table-cell table:number-columns-repeated="2"/>
        </table:table-row>
        <table:table-row table:style-name="ro1">
          <table:table-cell office:value-type="float" office:value="-0.00995402956820627" calcext:value-type="float">
            <text:p>-0,009954029568206</text:p>
          </table:table-cell>
          <table:table-cell office:value-type="float" office:value="0.0359316888389996" calcext:value-type="float">
            <text:p>0,035931688839</text:p>
          </table:table-cell>
          <table:table-cell office:value-type="float" office:value="-0.0116350143998378" calcext:value-type="float">
            <text:p>-0,011635014399838</text:p>
          </table:table-cell>
          <table:table-cell office:value-type="float" office:value="-0.0223091342166988" calcext:value-type="float">
            <text:p>-0,022309134216699</text:p>
          </table:table-cell>
          <table:table-cell table:number-columns-repeated="2"/>
        </table:table-row>
        <table:table-row table:style-name="ro1">
          <table:table-cell office:value-type="float" office:value="0.0462098900812107" calcext:value-type="float">
            <text:p>0,046209890081211</text:p>
          </table:table-cell>
          <table:table-cell office:value-type="float" office:value="-0.0631256373906945" calcext:value-type="float">
            <text:p>-0,063125637390695</text:p>
          </table:table-cell>
          <table:table-cell office:value-type="float" office:value="-0.0421720381955013" calcext:value-type="float">
            <text:p>-0,042172038195501</text:p>
          </table:table-cell>
          <table:table-cell office:value-type="float" office:value="-0.0327212138225795" calcext:value-type="float">
            <text:p>-0,03272121382258</text:p>
          </table:table-cell>
          <table:table-cell table:number-columns-repeated="2"/>
        </table:table-row>
        <table:table-row table:style-name="ro1">
          <table:table-cell office:value-type="float" office:value="-0.0290729282582673" calcext:value-type="float">
            <text:p>-0,029072928258267</text:p>
          </table:table-cell>
          <table:table-cell office:value-type="float" office:value="-0.0014205719889628" calcext:value-type="float">
            <text:p>-0,001420571988963</text:p>
          </table:table-cell>
          <table:table-cell office:value-type="float" office:value="-0.00186719150199922" calcext:value-type="float">
            <text:p>-0,001867191501999</text:p>
          </table:table-cell>
          <table:table-cell office:value-type="float" office:value="-0.127445851389291" calcext:value-type="float">
            <text:p>-0,127445851389291</text:p>
          </table:table-cell>
          <table:table-cell table:number-columns-repeated="2"/>
        </table:table-row>
        <table:table-row table:style-name="ro1">
          <table:table-cell office:value-type="float" office:value="0.0303284444503549" calcext:value-type="float">
            <text:p>0,030328444450355</text:p>
          </table:table-cell>
          <table:table-cell office:value-type="float" office:value="-0.0290791104907314" calcext:value-type="float">
            <text:p>-0,029079110490731</text:p>
          </table:table-cell>
          <table:table-cell office:value-type="float" office:value="0.0439943861835201" calcext:value-type="float">
            <text:p>0,04399438618352</text:p>
          </table:table-cell>
          <table:table-cell office:value-type="float" office:value="-0.0266218589839624" calcext:value-type="float">
            <text:p>-0,026621858983963</text:p>
          </table:table-cell>
          <table:table-cell table:number-columns-repeated="2"/>
        </table:table-row>
        <table:table-row table:style-name="ro1">
          <table:table-cell office:value-type="float" office:value="-0.0201924297960907" calcext:value-type="float">
            <text:p>-0,020192429796091</text:p>
          </table:table-cell>
          <table:table-cell office:value-type="float" office:value="-0.0290746014996766" calcext:value-type="float">
            <text:p>-0,029074601499677</text:p>
          </table:table-cell>
          <table:table-cell office:value-type="float" office:value="-0.0371192424918459" calcext:value-type="float">
            <text:p>-0,037119242491846</text:p>
          </table:table-cell>
          <table:table-cell office:value-type="float" office:value="-0.0354613731595349" calcext:value-type="float">
            <text:p>-0,035461373159535</text:p>
          </table:table-cell>
          <table:table-cell table:number-columns-repeated="2"/>
        </table:table-row>
        <table:table-row table:style-name="ro1">
          <table:table-cell office:value-type="float" office:value="-0.0338227938188815" calcext:value-type="float">
            <text:p>-0,033822793818882</text:p>
          </table:table-cell>
          <table:table-cell office:value-type="float" office:value="-0.00129347965805599" calcext:value-type="float">
            <text:p>-0,001293479658056</text:p>
          </table:table-cell>
          <table:table-cell office:value-type="float" office:value="-0.0217848496785823" calcext:value-type="float">
            <text:p>-0,021784849678582</text:p>
          </table:table-cell>
          <table:table-cell office:value-type="float" office:value="-0.0245557787164132" calcext:value-type="float">
            <text:p>-0,024555778716413</text:p>
          </table:table-cell>
          <table:table-cell table:number-columns-repeated="2"/>
        </table:table-row>
        <table:table-row table:style-name="ro1">
          <table:table-cell office:value-type="float" office:value="-0.0293510088210218" calcext:value-type="float">
            <text:p>-0,029351008821022</text:p>
          </table:table-cell>
          <table:table-cell office:value-type="float" office:value="0.0679205179333285" calcext:value-type="float">
            <text:p>0,067920517933329</text:p>
          </table:table-cell>
          <table:table-cell office:value-type="float" office:value="-0.0246424810845661" calcext:value-type="float">
            <text:p>-0,024642481084566</text:p>
          </table:table-cell>
          <table:table-cell office:value-type="float" office:value="-0.015641681134839" calcext:value-type="float">
            <text:p>-0,015641681134839</text:p>
          </table:table-cell>
          <table:table-cell table:number-columns-repeated="2"/>
        </table:table-row>
        <table:table-row table:style-name="ro1">
          <table:table-cell office:value-type="float" office:value="-0.0254639245174206" calcext:value-type="float">
            <text:p>-0,025463924517421</text:p>
          </table:table-cell>
          <table:table-cell office:value-type="float" office:value="0.0259496860510194" calcext:value-type="float">
            <text:p>0,025949686051019</text:p>
          </table:table-cell>
          <table:table-cell office:value-type="float" office:value="0.0183263128796634" calcext:value-type="float">
            <text:p>0,018326312879663</text:p>
          </table:table-cell>
          <table:table-cell office:value-type="float" office:value="-0.000158448451338278" calcext:value-type="float">
            <text:p>-0,000158448451338</text:p>
          </table:table-cell>
          <table:table-cell table:number-columns-repeated="2"/>
        </table:table-row>
        <table:table-row table:style-name="ro1">
          <table:table-cell office:value-type="float" office:value="0.0142591749599445" calcext:value-type="float">
            <text:p>0,014259174959945</text:p>
          </table:table-cell>
          <table:table-cell office:value-type="float" office:value="-0.0153557834754896" calcext:value-type="float">
            <text:p>-0,01535578347549</text:p>
          </table:table-cell>
          <table:table-cell office:value-type="float" office:value="-0.0496828454380114" calcext:value-type="float">
            <text:p>-0,049682845438011</text:p>
          </table:table-cell>
          <table:table-cell office:value-type="float" office:value="-0.0271168871636979" calcext:value-type="float">
            <text:p>-0,027116887163698</text:p>
          </table:table-cell>
          <table:table-cell table:number-columns-repeated="2"/>
        </table:table-row>
        <table:table-row table:style-name="ro1">
          <table:table-cell office:value-type="float" office:value="-0.065469806520155" calcext:value-type="float">
            <text:p>-0,065469806520155</text:p>
          </table:table-cell>
          <table:table-cell office:value-type="float" office:value="0.0461242560416573" calcext:value-type="float">
            <text:p>0,046124256041657</text:p>
          </table:table-cell>
          <table:table-cell office:value-type="float" office:value="-0.00387013136195162" calcext:value-type="float">
            <text:p>-0,003870131361952</text:p>
          </table:table-cell>
          <table:table-cell office:value-type="float" office:value="0.0165825919371345" calcext:value-type="float">
            <text:p>0,016582591937135</text:p>
          </table:table-cell>
          <table:table-cell table:number-columns-repeated="2"/>
        </table:table-row>
        <table:table-row table:style-name="ro1">
          <table:table-cell office:value-type="float" office:value="-0.020753227788938" calcext:value-type="float">
            <text:p>-0,020753227788938</text:p>
          </table:table-cell>
          <table:table-cell office:value-type="float" office:value="0.000192163419603892" calcext:value-type="float">
            <text:p>0,000192163419604</text:p>
          </table:table-cell>
          <table:table-cell office:value-type="float" office:value="-0.0297120662671313" calcext:value-type="float">
            <text:p>-0,029712066267131</text:p>
          </table:table-cell>
          <table:table-cell office:value-type="float" office:value="-0.0435146796810785" calcext:value-type="float">
            <text:p>-0,043514679681079</text:p>
          </table:table-cell>
          <table:table-cell table:number-columns-repeated="2"/>
        </table:table-row>
        <table:table-row table:style-name="ro1">
          <table:table-cell office:value-type="float" office:value="0.0273498825817884" calcext:value-type="float">
            <text:p>0,027349882581788</text:p>
          </table:table-cell>
          <table:table-cell office:value-type="float" office:value="0.0160270087145538" calcext:value-type="float">
            <text:p>0,016027008714554</text:p>
          </table:table-cell>
          <table:table-cell office:value-type="float" office:value="-0.0423214494032089" calcext:value-type="float">
            <text:p>-0,042321449403209</text:p>
          </table:table-cell>
          <table:table-cell office:value-type="float" office:value="-0.0259800351063456" calcext:value-type="float">
            <text:p>-0,025980035106346</text:p>
          </table:table-cell>
          <table:table-cell table:number-columns-repeated="2"/>
        </table:table-row>
        <table:table-row table:style-name="ro1">
          <table:table-cell office:value-type="float" office:value="0.0161022099765586" calcext:value-type="float">
            <text:p>0,016102209976559</text:p>
          </table:table-cell>
          <table:table-cell office:value-type="float" office:value="-0.0530021721457821" calcext:value-type="float">
            <text:p>-0,053002172145782</text:p>
          </table:table-cell>
          <table:table-cell office:value-type="float" office:value="-0.0385708622438868" calcext:value-type="float">
            <text:p>-0,038570862243887</text:p>
          </table:table-cell>
          <table:table-cell office:value-type="float" office:value="-0.0641286633945643" calcext:value-type="float">
            <text:p>-0,064128663394564</text:p>
          </table:table-cell>
          <table:table-cell table:number-columns-repeated="2"/>
        </table:table-row>
        <table:table-row table:style-name="ro1">
          <table:table-cell office:value-type="float" office:value="-0.0640366892143295" calcext:value-type="float">
            <text:p>-0,06403668921433</text:p>
          </table:table-cell>
          <table:table-cell office:value-type="float" office:value="-0.00681042665607125" calcext:value-type="float">
            <text:p>-0,006810426656071</text:p>
          </table:table-cell>
          <table:table-cell office:value-type="float" office:value="-0.0473051568199447" calcext:value-type="float">
            <text:p>-0,047305156819945</text:p>
          </table:table-cell>
          <table:table-cell office:value-type="float" office:value="-0.0528687344036868" calcext:value-type="float">
            <text:p>-0,052868734403687</text:p>
          </table:table-cell>
          <table:table-cell table:number-columns-repeated="2"/>
        </table:table-row>
        <table:table-row table:style-name="ro1">
          <table:table-cell office:value-type="float" office:value="-0.0219675303455443" calcext:value-type="float">
            <text:p>-0,021967530345544</text:p>
          </table:table-cell>
          <table:table-cell office:value-type="float" office:value="0.0714965198650109" calcext:value-type="float">
            <text:p>0,071496519865011</text:p>
          </table:table-cell>
          <table:table-cell office:value-type="float" office:value="-0.012587048904889" calcext:value-type="float">
            <text:p>-0,012587048904889</text:p>
          </table:table-cell>
          <table:table-cell office:value-type="float" office:value="-0.00457342633333588" calcext:value-type="float">
            <text:p>-0,004573426333336</text:p>
          </table:table-cell>
          <table:table-cell table:number-columns-repeated="2"/>
        </table:table-row>
        <table:table-row table:style-name="ro1">
          <table:table-cell office:value-type="float" office:value="-0.0217145165913853" calcext:value-type="float">
            <text:p>-0,021714516591385</text:p>
          </table:table-cell>
          <table:table-cell office:value-type="float" office:value="0.0201925232368721" calcext:value-type="float">
            <text:p>0,020192523236872</text:p>
          </table:table-cell>
          <table:table-cell office:value-type="float" office:value="-0.0420289829545425" calcext:value-type="float">
            <text:p>-0,042028982954543</text:p>
          </table:table-cell>
          <table:table-cell office:value-type="float" office:value="0.0137448882368708" calcext:value-type="float">
            <text:p>0,013744888236871</text:p>
          </table:table-cell>
          <table:table-cell table:number-columns-repeated="2"/>
        </table:table-row>
        <table:table-row table:style-name="ro1">
          <table:table-cell office:value-type="float" office:value="-0.0665924615723071" calcext:value-type="float">
            <text:p>-0,066592461572307</text:p>
          </table:table-cell>
          <table:table-cell office:value-type="float" office:value="0.0399759830969625" calcext:value-type="float">
            <text:p>0,039975983096963</text:p>
          </table:table-cell>
          <table:table-cell office:value-type="float" office:value="-0.0202964625635979" calcext:value-type="float">
            <text:p>-0,020296462563598</text:p>
          </table:table-cell>
          <table:table-cell office:value-type="float" office:value="-0.0441594232339002" calcext:value-type="float">
            <text:p>-0,0441594232339</text:p>
          </table:table-cell>
          <table:table-cell table:number-columns-repeated="2"/>
        </table:table-row>
        <table:table-row table:style-name="ro1">
          <table:table-cell office:value-type="float" office:value="-0.0313740486198325" calcext:value-type="float">
            <text:p>-0,031374048619833</text:p>
          </table:table-cell>
          <table:table-cell office:value-type="float" office:value="0.0174993571900873" calcext:value-type="float">
            <text:p>0,017499357190087</text:p>
          </table:table-cell>
          <table:table-cell office:value-type="float" office:value="-0.0414275612819614" calcext:value-type="float">
            <text:p>-0,041427561281961</text:p>
          </table:table-cell>
          <table:table-cell office:value-type="float" office:value="-0.00154749310735336" calcext:value-type="float">
            <text:p>-0,001547493107353</text:p>
          </table:table-cell>
          <table:table-cell table:number-columns-repeated="2"/>
        </table:table-row>
        <table:table-row table:style-name="ro1">
          <table:table-cell office:value-type="float" office:value="0.0437369613156984" calcext:value-type="float">
            <text:p>0,043736961315698</text:p>
          </table:table-cell>
          <table:table-cell office:value-type="float" office:value="-0.0248121954845774" calcext:value-type="float">
            <text:p>-0,024812195484578</text:p>
          </table:table-cell>
          <table:table-cell office:value-type="float" office:value="-0.0180901256528219" calcext:value-type="float">
            <text:p>-0,018090125652822</text:p>
          </table:table-cell>
          <table:table-cell office:value-type="float" office:value="-0.0316066035825708" calcext:value-type="float">
            <text:p>-0,031606603582571</text:p>
          </table:table-cell>
          <table:table-cell table:number-columns-repeated="2"/>
        </table:table-row>
        <table:table-row table:style-name="ro1">
          <table:table-cell office:value-type="float" office:value="0.0354561604501558" calcext:value-type="float">
            <text:p>0,035456160450156</text:p>
          </table:table-cell>
          <table:table-cell office:value-type="float" office:value="0.0320618821685139" calcext:value-type="float">
            <text:p>0,032061882168514</text:p>
          </table:table-cell>
          <table:table-cell office:value-type="float" office:value="-0.0149340011553247" calcext:value-type="float">
            <text:p>-0,014934001155325</text:p>
          </table:table-cell>
          <table:table-cell office:value-type="float" office:value="-0.0719604137975206" calcext:value-type="float">
            <text:p>-0,071960413797521</text:p>
          </table:table-cell>
          <table:table-cell table:number-columns-repeated="2"/>
        </table:table-row>
        <table:table-row table:style-name="ro1">
          <table:table-cell office:value-type="float" office:value="-0.00328895682971658" calcext:value-type="float">
            <text:p>-0,003288956829717</text:p>
          </table:table-cell>
          <table:table-cell office:value-type="float" office:value="0.010707090024734" calcext:value-type="float">
            <text:p>0,010707090024734</text:p>
          </table:table-cell>
          <table:table-cell office:value-type="float" office:value="-0.0728507195775852" calcext:value-type="float">
            <text:p>-0,072850719577585</text:p>
          </table:table-cell>
          <table:table-cell office:value-type="float" office:value="0.0495034609954795" calcext:value-type="float">
            <text:p>0,04950346099548</text:p>
          </table:table-cell>
          <table:table-cell table:number-columns-repeated="2"/>
        </table:table-row>
        <table:table-row table:style-name="ro1">
          <table:table-cell office:value-type="float" office:value="-0.0149841455368415" calcext:value-type="float">
            <text:p>-0,014984145536842</text:p>
          </table:table-cell>
          <table:table-cell office:value-type="float" office:value="0.0226240689907869" calcext:value-type="float">
            <text:p>0,022624068990787</text:p>
          </table:table-cell>
          <table:table-cell office:value-type="float" office:value="-0.0418320464953006" calcext:value-type="float">
            <text:p>-0,041832046495301</text:p>
          </table:table-cell>
          <table:table-cell office:value-type="float" office:value="-0.0426104613171422" calcext:value-type="float">
            <text:p>-0,042610461317142</text:p>
          </table:table-cell>
          <table:table-cell table:number-columns-repeated="2"/>
        </table:table-row>
        <table:table-row table:style-name="ro1">
          <table:table-cell office:value-type="float" office:value="0.0085993998865643" calcext:value-type="float">
            <text:p>0,008599399886564</text:p>
          </table:table-cell>
          <table:table-cell office:value-type="float" office:value="-0.0350038769366901" calcext:value-type="float">
            <text:p>-0,03500387693669</text:p>
          </table:table-cell>
          <table:table-cell office:value-type="float" office:value="-0.0275357008921866" calcext:value-type="float">
            <text:p>-0,027535700892187</text:p>
          </table:table-cell>
          <table:table-cell office:value-type="float" office:value="0.0283551161074365" calcext:value-type="float">
            <text:p>0,028355116107437</text:p>
          </table:table-cell>
          <table:table-cell table:number-columns-repeated="2"/>
        </table:table-row>
        <table:table-row table:style-name="ro1">
          <table:table-cell office:value-type="float" office:value="0.00829078275344753" calcext:value-type="float">
            <text:p>0,008290782753448</text:p>
          </table:table-cell>
          <table:table-cell office:value-type="float" office:value="0.0252901482201804" calcext:value-type="float">
            <text:p>0,025290148220181</text:p>
          </table:table-cell>
          <table:table-cell office:value-type="float" office:value="-0.0457504827191481" calcext:value-type="float">
            <text:p>-0,045750482719148</text:p>
          </table:table-cell>
          <table:table-cell office:value-type="float" office:value="-0.0147710679814" calcext:value-type="float">
            <text:p>-0,0147710679814</text:p>
          </table:table-cell>
          <table:table-cell table:number-columns-repeated="2"/>
        </table:table-row>
        <table:table-row table:style-name="ro1">
          <table:table-cell office:value-type="float" office:value="-0.0201763384173742" calcext:value-type="float">
            <text:p>-0,020176338417374</text:p>
          </table:table-cell>
          <table:table-cell office:value-type="float" office:value="-0.020759718791312" calcext:value-type="float">
            <text:p>-0,020759718791312</text:p>
          </table:table-cell>
          <table:table-cell office:value-type="float" office:value="-0.0203531717527519" calcext:value-type="float">
            <text:p>-0,020353171752752</text:p>
          </table:table-cell>
          <table:table-cell office:value-type="float" office:value="-0.0335182051645896" calcext:value-type="float">
            <text:p>-0,03351820516459</text:p>
          </table:table-cell>
          <table:table-cell table:number-columns-repeated="2"/>
        </table:table-row>
        <table:table-row table:style-name="ro1">
          <table:table-cell office:value-type="float" office:value="-0.0264963699279703" calcext:value-type="float">
            <text:p>-0,02649636992797</text:p>
          </table:table-cell>
          <table:table-cell office:value-type="float" office:value="-0.00330258951097907" calcext:value-type="float">
            <text:p>-0,003302589510979</text:p>
          </table:table-cell>
          <table:table-cell office:value-type="float" office:value="-0.0117771780646532" calcext:value-type="float">
            <text:p>-0,011777178064653</text:p>
          </table:table-cell>
          <table:table-cell office:value-type="float" office:value="0.0105362755347097" calcext:value-type="float">
            <text:p>0,01053627553471</text:p>
          </table:table-cell>
          <table:table-cell table:number-columns-repeated="2"/>
        </table:table-row>
        <table:table-row table:style-name="ro1">
          <table:table-cell office:value-type="float" office:value="0.014899179660521" calcext:value-type="float">
            <text:p>0,014899179660521</text:p>
          </table:table-cell>
          <table:table-cell office:value-type="float" office:value="-0.0185872341743928" calcext:value-type="float">
            <text:p>-0,018587234174393</text:p>
          </table:table-cell>
          <table:table-cell office:value-type="float" office:value="0.0202949175540488" calcext:value-type="float">
            <text:p>0,020294917554049</text:p>
          </table:table-cell>
          <table:table-cell office:value-type="float" office:value="-0.0427352634364572" calcext:value-type="float">
            <text:p>-0,042735263436457</text:p>
          </table:table-cell>
          <table:table-cell table:number-columns-repeated="2"/>
        </table:table-row>
        <table:table-row table:style-name="ro1">
          <table:table-cell office:value-type="float" office:value="0.0049341742108144" calcext:value-type="float">
            <text:p>0,004934174210814</text:p>
          </table:table-cell>
          <table:table-cell office:value-type="float" office:value="0.0154181311755024" calcext:value-type="float">
            <text:p>0,015418131175503</text:p>
          </table:table-cell>
          <table:table-cell office:value-type="float" office:value="-0.0232934418358342" calcext:value-type="float">
            <text:p>-0,023293441835834</text:p>
          </table:table-cell>
          <table:table-cell office:value-type="float" office:value="-0.0127553975134578" calcext:value-type="float">
            <text:p>-0,012755397513458</text:p>
          </table:table-cell>
          <table:table-cell table:number-columns-repeated="2"/>
        </table:table-row>
        <table:table-row table:style-name="ro1">
          <table:table-cell office:value-type="float" office:value="0.0169806817252144" calcext:value-type="float">
            <text:p>0,016980681725214</text:p>
          </table:table-cell>
          <table:table-cell office:value-type="float" office:value="-0.00342565855178484" calcext:value-type="float">
            <text:p>-0,003425658551785</text:p>
          </table:table-cell>
          <table:table-cell office:value-type="float" office:value="-0.0519249002943948" calcext:value-type="float">
            <text:p>-0,051924900294395</text:p>
          </table:table-cell>
          <table:table-cell office:value-type="float" office:value="-0.0682426339850594" calcext:value-type="float">
            <text:p>-0,06824263398506</text:p>
          </table:table-cell>
          <table:table-cell table:number-columns-repeated="2"/>
        </table:table-row>
        <table:table-row table:style-name="ro1">
          <table:table-cell office:value-type="float" office:value="-0.00798779982151364" calcext:value-type="float">
            <text:p>-0,007987799821514</text:p>
          </table:table-cell>
          <table:table-cell office:value-type="float" office:value="0.0349422426818391" calcext:value-type="float">
            <text:p>0,034942242681839</text:p>
          </table:table-cell>
          <table:table-cell office:value-type="float" office:value="-0.0214270904421144" calcext:value-type="float">
            <text:p>-0,021427090442115</text:p>
          </table:table-cell>
          <table:table-cell office:value-type="float" office:value="-0.106956796783444" calcext:value-type="float">
            <text:p>-0,10695679678344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183])" office:value-type="float" office:value="-0.0256561625770489" calcext:value-type="float">
            <text:p>-0,025656162577049</text:p>
          </table:table-cell>
          <table:table-cell table:formula="of:=AVERAGE([.B2:.B183])" office:value-type="float" office:value="-0.0140113264208541" calcext:value-type="float">
            <text:p>-0,014011326420854</text:p>
          </table:table-cell>
          <table:table-cell table:formula="of:=AVERAGE([.C2:.C183])" office:value-type="float" office:value="-0.0130208104748196" calcext:value-type="float">
            <text:p>-0,01302081047482</text:p>
          </table:table-cell>
          <table:table-cell table:number-columns-repeated="3"/>
        </table:table-row>
      </table:table>
      <table:table table:name="Distance D" table:style-name="ta1">
        <table:shapes>
          <draw:frame draw:z-index="0" draw:style-name="gr1" draw:text-style-name="P1" svg:width="276.31mm" svg:height="152.06mm" svg:x="162.89mm" svg:y="0mm">
            <draw:object draw:notify-on-update-of-ranges="'Distance D'.A1:'Distance D'.A1 'Distance D'.A2:'Distance D'.A181 'Distance D'.D1:'Distance D'.D1 'Distance D'.D2:'Distance D'.D182 'Distance D'.B1:'Distance D'.B1 'Distance D'.B2:'Distance D'.B181 'Distance D'.C1:'Distance D'.C1 'Distance D'.C2:'Distance D'.C1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76.31mm" svg:height="152.06mm" svg:x="162.07mm" svg:y="158.04mm">
            <draw:object draw:notify-on-update-of-ranges="'Distance D'.D1:'Distance D'.D1 'Distance D'.D2:'Distance D'.D182 'Distance D'.B1:'Distance D'.B1 'Distance D'.B2:'Distance D'.B1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D2 Half</text:p>
          </table:table-cell>
          <table:table-cell office:value-type="string" calcext:value-type="string">
            <text:p>D2 Third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D2 third low re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float" office:value="18969.3125" calcext:value-type="float">
            <text:p>18969,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60.4375" calcext:value-type="float">
            <text:p>14560,4375</text:p>
          </table:table-cell>
          <table:table-cell office:value-type="float" office:value="15135.875" calcext:value-type="float">
            <text:p>15135,875</text:p>
          </table:table-cell>
          <table:table-cell table:number-columns-repeated="3"/>
        </table:table-row>
        <table:table-row table:style-name="ro1">
          <table:table-cell office:value-type="float" office:value="13848.375" calcext:value-type="float">
            <text:p>13848,375</text:p>
          </table:table-cell>
          <table:table-cell office:value-type="float" office:value="15880.5" calcext:value-type="float">
            <text:p>15880,5</text:p>
          </table:table-cell>
          <table:table-cell office:value-type="float" office:value="14520.5625" calcext:value-type="float">
            <text:p>14520,5625</text:p>
          </table:table-cell>
          <table:table-cell office:value-type="float" office:value="18726.875" calcext:value-type="float">
            <text:p>18726,875</text:p>
          </table:table-cell>
          <table:table-cell table:number-columns-repeated="2"/>
        </table:table-row>
        <table:table-row table:style-name="ro1">
          <table:table-cell office:value-type="float" office:value="15797.4375" calcext:value-type="float">
            <text:p>15797,4375</text:p>
          </table:table-cell>
          <table:table-cell office:value-type="float" office:value="15349.3125" calcext:value-type="float">
            <text:p>15349,3125</text:p>
          </table:table-cell>
          <table:table-cell office:value-type="float" office:value="18248.625" calcext:value-type="float">
            <text:p>18248,625</text:p>
          </table:table-cell>
          <table:table-cell office:value-type="float" office:value="12196.25" calcext:value-type="float">
            <text:p>12196,25</text:p>
          </table:table-cell>
          <table:table-cell table:number-columns-repeated="2"/>
        </table:table-row>
        <table:table-row table:style-name="ro1">
          <table:table-cell office:value-type="float" office:value="17894.75" calcext:value-type="float">
            <text:p>17894,75</text:p>
          </table:table-cell>
          <table:table-cell office:value-type="float" office:value="16780.625" calcext:value-type="float">
            <text:p>16780,625</text:p>
          </table:table-cell>
          <table:table-cell office:value-type="float" office:value="15057.25" calcext:value-type="float">
            <text:p>15057,25</text:p>
          </table:table-cell>
          <table:table-cell office:value-type="float" office:value="15956.9375" calcext:value-type="float">
            <text:p>15956,9375</text:p>
          </table:table-cell>
          <table:table-cell table:number-columns-repeated="2"/>
        </table:table-row>
        <table:table-row table:style-name="ro1">
          <table:table-cell office:value-type="float" office:value="14442.9375" calcext:value-type="float">
            <text:p>14442,9375</text:p>
          </table:table-cell>
          <table:table-cell office:value-type="float" office:value="18397.0625" calcext:value-type="float">
            <text:p>18397,0625</text:p>
          </table:table-cell>
          <table:table-cell office:value-type="float" office:value="19410.625" calcext:value-type="float">
            <text:p>19410,625</text:p>
          </table:table-cell>
          <table:table-cell office:value-type="float" office:value="17681.1875" calcext:value-type="float">
            <text:p>17681,1875</text:p>
          </table:table-cell>
          <table:table-cell table:number-columns-repeated="2"/>
        </table:table-row>
        <table:table-row table:style-name="ro1">
          <table:table-cell office:value-type="float" office:value="14446.375" calcext:value-type="float">
            <text:p>14446,375</text:p>
          </table:table-cell>
          <table:table-cell office:value-type="float" office:value="16977.375" calcext:value-type="float">
            <text:p>16977,375</text:p>
          </table:table-cell>
          <table:table-cell office:value-type="float" office:value="20249.6875" calcext:value-type="float">
            <text:p>20249,6875</text:p>
          </table:table-cell>
          <table:table-cell office:value-type="float" office:value="14628.3125" calcext:value-type="float">
            <text:p>14628,3125</text:p>
          </table:table-cell>
          <table:table-cell table:number-columns-repeated="2"/>
        </table:table-row>
        <table:table-row table:style-name="ro1">
          <table:table-cell office:value-type="float" office:value="17185.9375" calcext:value-type="float">
            <text:p>17185,9375</text:p>
          </table:table-cell>
          <table:table-cell office:value-type="float" office:value="18152.875" calcext:value-type="float">
            <text:p>18152,875</text:p>
          </table:table-cell>
          <table:table-cell table:number-columns-repeated="4"/>
        </table:table-row>
        <table:table-row table:style-name="ro1">
          <table:table-cell office:value-type="float" office:value="16674.875" calcext:value-type="float">
            <text:p>16674,875</text:p>
          </table:table-cell>
          <table:table-cell office:value-type="float" office:value="14052" calcext:value-type="float">
            <text:p>14052</text:p>
          </table:table-cell>
          <table:table-cell office:value-type="float" office:value="13474.8125" calcext:value-type="float">
            <text:p>13474,8125</text:p>
          </table:table-cell>
          <table:table-cell office:value-type="float" office:value="17156.375" calcext:value-type="float">
            <text:p>17156,375</text:p>
          </table:table-cell>
          <table:table-cell table:number-columns-repeated="2"/>
        </table:table-row>
        <table:table-row table:style-name="ro1">
          <table:table-cell office:value-type="float" office:value="14971.625" calcext:value-type="float">
            <text:p>14971,625</text:p>
          </table:table-cell>
          <table:table-cell office:value-type="float" office:value="18523.75" calcext:value-type="float">
            <text:p>18523,75</text:p>
          </table:table-cell>
          <table:table-cell/>
          <table:table-cell office:value-type="float" office:value="14177.0625" calcext:value-type="float">
            <text:p>14177,0625</text:p>
          </table:table-cell>
          <table:table-cell table:number-columns-repeated="2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18667.0625" calcext:value-type="float">
            <text:p>18667,0625</text:p>
          </table:table-cell>
          <table:table-cell table:number-columns-repeated="4"/>
        </table:table-row>
        <table:table-row table:style-name="ro1">
          <table:table-cell office:value-type="float" office:value="19862.4375" calcext:value-type="float">
            <text:p>19862,4375</text:p>
          </table:table-cell>
          <table:table-cell office:value-type="float" office:value="14459.9375" calcext:value-type="float">
            <text:p>14459,9375</text:p>
          </table:table-cell>
          <table:table-cell office:value-type="float" office:value="17670" calcext:value-type="float">
            <text:p>17670</text:p>
          </table:table-cell>
          <table:table-cell office:value-type="float" office:value="13332.875" calcext:value-type="float">
            <text:p>13332,875</text:p>
          </table:table-cell>
          <table:table-cell table:number-columns-repeated="2"/>
        </table:table-row>
        <table:table-row table:style-name="ro1">
          <table:table-cell office:value-type="float" office:value="20117.375" calcext:value-type="float">
            <text:p>20117,375</text:p>
          </table:table-cell>
          <table:table-cell office:value-type="float" office:value="18710.8125" calcext:value-type="float">
            <text:p>18710,8125</text:p>
          </table:table-cell>
          <table:table-cell office:value-type="float" office:value="14330.5625" calcext:value-type="float">
            <text:p>14330,5625</text:p>
          </table:table-cell>
          <table:table-cell office:value-type="float" office:value="16652.75" calcext:value-type="float">
            <text:p>16652,75</text:p>
          </table:table-cell>
          <table:table-cell table:number-columns-repeated="2"/>
        </table:table-row>
        <table:table-row table:style-name="ro1">
          <table:table-cell office:value-type="float" office:value="16972.3125" calcext:value-type="float">
            <text:p>16972,3125</text:p>
          </table:table-cell>
          <table:table-cell office:value-type="float" office:value="20633.6875" calcext:value-type="float">
            <text:p>20633,6875</text:p>
          </table:table-cell>
          <table:table-cell office:value-type="float" office:value="19068.5625" calcext:value-type="float">
            <text:p>19068,5625</text:p>
          </table:table-cell>
          <table:table-cell office:value-type="float" office:value="18583.5625" calcext:value-type="float">
            <text:p>18583,56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097.9375" calcext:value-type="float">
            <text:p>20097,9375</text:p>
          </table:table-cell>
          <table:table-cell office:value-type="float" office:value="19880.0625" calcext:value-type="float">
            <text:p>19880,0625</text:p>
          </table:table-cell>
          <table:table-cell office:value-type="float" office:value="19253" calcext:value-type="float">
            <text:p>19253</text:p>
          </table:table-cell>
          <table:table-cell office:value-type="float" office:value="15837.75" calcext:value-type="float">
            <text:p>15837,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37.25" calcext:value-type="float">
            <text:p>13037,25</text:p>
          </table:table-cell>
          <table:table-cell office:value-type="float" office:value="20343.1875" calcext:value-type="float">
            <text:p>20343,1875</text:p>
          </table:table-cell>
          <table:table-cell office:value-type="float" office:value="16495.75" calcext:value-type="float">
            <text:p>16495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95.375" calcext:value-type="float">
            <text:p>20895,375</text:p>
          </table:table-cell>
          <table:table-cell office:value-type="float" office:value="15530.8125" calcext:value-type="float">
            <text:p>15530,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23.625" calcext:value-type="float">
            <text:p>17123,625</text:p>
          </table:table-cell>
          <table:table-cell office:value-type="float" office:value="18819.3125" calcext:value-type="float">
            <text:p>18819,3125</text:p>
          </table:table-cell>
          <table:table-cell office:value-type="float" office:value="15586.0625" calcext:value-type="float">
            <text:p>15586,0625</text:p>
          </table:table-cell>
          <table:table-cell table:number-columns-repeated="2"/>
        </table:table-row>
        <table:table-row table:style-name="ro1">
          <table:table-cell office:value-type="float" office:value="20716.875" calcext:value-type="float">
            <text:p>20716,875</text:p>
          </table:table-cell>
          <table:table-cell office:value-type="float" office:value="16813.6875" calcext:value-type="float">
            <text:p>16813,6875</text:p>
          </table:table-cell>
          <table:table-cell/>
          <table:table-cell office:value-type="float" office:value="17779.3125" calcext:value-type="float">
            <text:p>17779,3125</text:p>
          </table:table-cell>
          <table:table-cell table:number-columns-repeated="2"/>
        </table:table-row>
        <table:table-row table:style-name="ro1">
          <table:table-cell office:value-type="float" office:value="18617.6875" calcext:value-type="float">
            <text:p>18617,6875</text:p>
          </table:table-cell>
          <table:table-cell office:value-type="float" office:value="14318.0625" calcext:value-type="float">
            <text:p>14318,0625</text:p>
          </table:table-cell>
          <table:table-cell office:value-type="float" office:value="14300.5625" calcext:value-type="float">
            <text:p>14300,5625</text:p>
          </table:table-cell>
          <table:table-cell office:value-type="float" office:value="17648.375" calcext:value-type="float">
            <text:p>17648,375</text:p>
          </table:table-cell>
          <table:table-cell table:number-columns-repeated="2"/>
        </table:table-row>
        <table:table-row table:style-name="ro1">
          <table:table-cell office:value-type="float" office:value="14690.375" calcext:value-type="float">
            <text:p>14690,375</text:p>
          </table:table-cell>
          <table:table-cell office:value-type="float" office:value="13388.4375" calcext:value-type="float">
            <text:p>13388,4375</text:p>
          </table:table-cell>
          <table:table-cell office:value-type="float" office:value="18751.125" calcext:value-type="float">
            <text:p>18751,125</text:p>
          </table:table-cell>
          <table:table-cell office:value-type="float" office:value="16587.4375" calcext:value-type="float">
            <text:p>16587,4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02.5625" calcext:value-type="float">
            <text:p>19102,5625</text:p>
          </table:table-cell>
          <table:table-cell/>
          <table:table-cell office:value-type="float" office:value="17880.75" calcext:value-type="float">
            <text:p>17880,75</text:p>
          </table:table-cell>
          <table:table-cell table:number-columns-repeated="2"/>
        </table:table-row>
        <table:table-row table:style-name="ro1">
          <table:table-cell office:value-type="float" office:value="16734.9375" calcext:value-type="float">
            <text:p>16734,9375</text:p>
          </table:table-cell>
          <table:table-cell office:value-type="float" office:value="19540.6875" calcext:value-type="float">
            <text:p>19540,6875</text:p>
          </table:table-cell>
          <table:table-cell office:value-type="float" office:value="13595.75" calcext:value-type="float">
            <text:p>13595,75</text:p>
          </table:table-cell>
          <table:table-cell office:value-type="float" office:value="16722.6875" calcext:value-type="float">
            <text:p>16722,6875</text:p>
          </table:table-cell>
          <table:table-cell table:number-columns-repeated="2"/>
        </table:table-row>
        <table:table-row table:style-name="ro1">
          <table:table-cell office:value-type="float" office:value="19481.5" calcext:value-type="float">
            <text:p>19481,5</text:p>
          </table:table-cell>
          <table:table-cell office:value-type="float" office:value="19925.9375" calcext:value-type="float">
            <text:p>19925,9375</text:p>
          </table:table-cell>
          <table:table-cell office:value-type="float" office:value="19202.75" calcext:value-type="float">
            <text:p>19202,75</text:p>
          </table:table-cell>
          <table:table-cell office:value-type="float" office:value="11571.6875" calcext:value-type="float">
            <text:p>11571,6875</text:p>
          </table:table-cell>
          <table:table-cell table:number-columns-repeated="2"/>
        </table:table-row>
        <table:table-row table:style-name="ro1">
          <table:table-cell office:value-type="float" office:value="14069.5" calcext:value-type="float">
            <text:p>14069,5</text:p>
          </table:table-cell>
          <table:table-cell office:value-type="float" office:value="18570.1875" calcext:value-type="float">
            <text:p>18570,1875</text:p>
          </table:table-cell>
          <table:table-cell office:value-type="float" office:value="16876.875" calcext:value-type="float">
            <text:p>16876,875</text:p>
          </table:table-cell>
          <table:table-cell office:value-type="float" office:value="14044.5625" calcext:value-type="float">
            <text:p>14044,5625</text:p>
          </table:table-cell>
          <table:table-cell table:number-columns-repeated="2"/>
        </table:table-row>
        <table:table-row table:style-name="ro1">
          <table:table-cell office:value-type="float" office:value="13796.25" calcext:value-type="float">
            <text:p>13796,25</text:p>
          </table:table-cell>
          <table:table-cell office:value-type="float" office:value="13651.3125" calcext:value-type="float">
            <text:p>13651,3125</text:p>
          </table:table-cell>
          <table:table-cell/>
          <table:table-cell office:value-type="float" office:value="11814.4375" calcext:value-type="float">
            <text:p>11814,4375</text:p>
          </table:table-cell>
          <table:table-cell table:number-columns-repeated="2"/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13042" calcext:value-type="float">
            <text:p>130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748.9375" calcext:value-type="float">
            <text:p>13748,9375</text:p>
          </table:table-cell>
          <table:table-cell table:number-columns-repeated="3"/>
        </table:table-row>
        <table:table-row table:style-name="ro1">
          <table:table-cell office:value-type="float" office:value="12818.625" calcext:value-type="float">
            <text:p>12818,625</text:p>
          </table:table-cell>
          <table:table-cell office:value-type="float" office:value="16698.5625" calcext:value-type="float">
            <text:p>16698,5625</text:p>
          </table:table-cell>
          <table:table-cell office:value-type="float" office:value="16303.8125" calcext:value-type="float">
            <text:p>16303,8125</text:p>
          </table:table-cell>
          <table:table-cell office:value-type="float" office:value="13836.8125" calcext:value-type="float">
            <text:p>13836,8125</text:p>
          </table:table-cell>
          <table:table-cell table:number-columns-repeated="2"/>
        </table:table-row>
        <table:table-row table:style-name="ro1">
          <table:table-cell office:value-type="float" office:value="14893.5" calcext:value-type="float">
            <text:p>14893,5</text:p>
          </table:table-cell>
          <table:table-cell/>
          <table:table-cell office:value-type="float" office:value="14724.25" calcext:value-type="float">
            <text:p>14724,25</text:p>
          </table:table-cell>
          <table:table-cell office:value-type="float" office:value="14571.375" calcext:value-type="float">
            <text:p>14571,375</text:p>
          </table:table-cell>
          <table:table-cell table:number-columns-repeated="2"/>
        </table:table-row>
        <table:table-row table:style-name="ro1">
          <table:table-cell office:value-type="float" office:value="15951.25" calcext:value-type="float">
            <text:p>15951,25</text:p>
          </table:table-cell>
          <table:table-cell/>
          <table:table-cell office:value-type="float" office:value="13569.6875" calcext:value-type="float">
            <text:p>13569,6875</text:p>
          </table:table-cell>
          <table:table-cell office:value-type="float" office:value="11904.625" calcext:value-type="float">
            <text:p>11904,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88.25" calcext:value-type="float">
            <text:p>14888,25</text:p>
          </table:table-cell>
          <table:table-cell table:number-columns-repeated="3"/>
        </table:table-row>
        <table:table-row table:style-name="ro1">
          <table:table-cell office:value-type="float" office:value="10585.9375" calcext:value-type="float">
            <text:p>10585,9375</text:p>
          </table:table-cell>
          <table:table-cell/>
          <table:table-cell office:value-type="float" office:value="13426.1875" calcext:value-type="float">
            <text:p>13426,1875</text:p>
          </table:table-cell>
          <table:table-cell office:value-type="float" office:value="15419.1875" calcext:value-type="float">
            <text:p>15419,1875</text:p>
          </table:table-cell>
          <table:table-cell table:number-columns-repeated="2"/>
        </table:table-row>
        <table:table-row table:style-name="ro1">
          <table:table-cell office:value-type="float" office:value="13135.875" calcext:value-type="float">
            <text:p>13135,875</text:p>
          </table:table-cell>
          <table:table-cell office:value-type="float" office:value="14632" calcext:value-type="float">
            <text:p>14632</text:p>
          </table:table-cell>
          <table:table-cell/>
          <table:table-cell office:value-type="float" office:value="16856.375" calcext:value-type="float">
            <text:p>16856,375</text:p>
          </table:table-cell>
          <table:table-cell table:number-columns-repeated="2"/>
        </table:table-row>
        <table:table-row table:style-name="ro1">
          <table:table-cell office:value-type="float" office:value="13835.3125" calcext:value-type="float">
            <text:p>13835,3125</text:p>
          </table:table-cell>
          <table:table-cell office:value-type="float" office:value="13610.5" calcext:value-type="float">
            <text:p>13610,5</text:p>
          </table:table-cell>
          <table:table-cell office:value-type="float" office:value="14297.4375" calcext:value-type="float">
            <text:p>14297,4375</text:p>
          </table:table-cell>
          <table:table-cell office:value-type="float" office:value="15917.375" calcext:value-type="float">
            <text:p>15917,375</text:p>
          </table:table-cell>
          <table:table-cell table:number-columns-repeated="2"/>
        </table:table-row>
        <table:table-row table:style-name="ro1">
          <table:table-cell office:value-type="float" office:value="12986.3125" calcext:value-type="float">
            <text:p>12986,3125</text:p>
          </table:table-cell>
          <table:table-cell office:value-type="float" office:value="13323.5" calcext:value-type="float">
            <text:p>13323,5</text:p>
          </table:table-cell>
          <table:table-cell office:value-type="float" office:value="14585.8125" calcext:value-type="float">
            <text:p>14585,8125</text:p>
          </table:table-cell>
          <table:table-cell office:value-type="float" office:value="15923.4375" calcext:value-type="float">
            <text:p>15923,4375</text:p>
          </table:table-cell>
          <table:table-cell table:number-columns-repeated="2"/>
        </table:table-row>
        <table:table-row table:style-name="ro1">
          <table:table-cell office:value-type="float" office:value="14933.375" calcext:value-type="float">
            <text:p>14933,375</text:p>
          </table:table-cell>
          <table:table-cell office:value-type="float" office:value="13039.75" calcext:value-type="float">
            <text:p>13039,75</text:p>
          </table:table-cell>
          <table:table-cell office:value-type="float" office:value="13500.25" calcext:value-type="float">
            <text:p>13500,25</text:p>
          </table:table-cell>
          <table:table-cell office:value-type="float" office:value="15840.3125" calcext:value-type="float">
            <text:p>15840,3125</text:p>
          </table:table-cell>
          <table:table-cell table:number-columns-repeated="2"/>
        </table:table-row>
        <table:table-row table:style-name="ro1">
          <table:table-cell office:value-type="float" office:value="13789.125" calcext:value-type="float">
            <text:p>13789,125</text:p>
          </table:table-cell>
          <table:table-cell office:value-type="float" office:value="13590.4375" calcext:value-type="float">
            <text:p>13590,4375</text:p>
          </table:table-cell>
          <table:table-cell office:value-type="float" office:value="13752.4375" calcext:value-type="float">
            <text:p>13752,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61" calcext:value-type="float">
            <text:p>13661</text:p>
          </table:table-cell>
          <table:table-cell office:value-type="float" office:value="14001.5625" calcext:value-type="float">
            <text:p>14001,5625</text:p>
          </table:table-cell>
          <table:table-cell office:value-type="float" office:value="13701.5625" calcext:value-type="float">
            <text:p>13701,5625</text:p>
          </table:table-cell>
          <table:table-cell table:number-columns-repeated="2"/>
        </table:table-row>
        <table:table-row table:style-name="ro1">
          <table:table-cell office:value-type="float" office:value="12983.125" calcext:value-type="float">
            <text:p>12983,125</text:p>
          </table:table-cell>
          <table:table-cell office:value-type="float" office:value="12642.875" calcext:value-type="float">
            <text:p>12642,875</text:p>
          </table:table-cell>
          <table:table-cell office:value-type="float" office:value="12908" calcext:value-type="float">
            <text:p>12908</text:p>
          </table:table-cell>
          <table:table-cell office:value-type="float" office:value="12928.4375" calcext:value-type="float">
            <text:p>12928,4375</text:p>
          </table:table-cell>
          <table:table-cell table:number-columns-repeated="2"/>
        </table:table-row>
        <table:table-row table:style-name="ro1">
          <table:table-cell office:value-type="float" office:value="12852.9375" calcext:value-type="float">
            <text:p>12852,9375</text:p>
          </table:table-cell>
          <table:table-cell/>
          <table:table-cell office:value-type="float" office:value="12389" calcext:value-type="float">
            <text:p>123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0" calcext:value-type="float">
            <text:p>13600</text:p>
          </table:table-cell>
          <table:table-cell office:value-type="float" office:value="12077.6875" calcext:value-type="float">
            <text:p>12077,6875</text:p>
          </table:table-cell>
          <table:table-cell table:number-columns-repeated="2"/>
        </table:table-row>
        <table:table-row table:style-name="ro1">
          <table:table-cell office:value-type="float" office:value="12085.5625" calcext:value-type="float">
            <text:p>12085,56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743.1875" calcext:value-type="float">
            <text:p>11743,1875</text:p>
          </table:table-cell>
          <table:table-cell table:number-columns-repeated="2"/>
        </table:table-row>
        <table:table-row table:style-name="ro1">
          <table:table-cell office:value-type="float" office:value="11739" calcext:value-type="float">
            <text:p>11739</text:p>
          </table:table-cell>
          <table:table-cell office:value-type="float" office:value="11812.125" calcext:value-type="float">
            <text:p>11812,125</text:p>
          </table:table-cell>
          <table:table-cell office:value-type="float" office:value="12161.875" calcext:value-type="float">
            <text:p>12161,875</text:p>
          </table:table-cell>
          <table:table-cell table:number-columns-repeated="3"/>
        </table:table-row>
        <table:table-row table:style-name="ro1">
          <table:table-cell office:value-type="float" office:value="12090.4375" calcext:value-type="float">
            <text:p>12090,4375</text:p>
          </table:table-cell>
          <table:table-cell table:number-columns-repeated="2"/>
          <table:table-cell office:value-type="float" office:value="12592.6875" calcext:value-type="float">
            <text:p>12592,6875</text:p>
          </table:table-cell>
          <table:table-cell table:number-columns-repeated="2"/>
        </table:table-row>
        <table:table-row table:style-name="ro1">
          <table:table-cell office:value-type="float" office:value="12154.9375" calcext:value-type="float">
            <text:p>12154,9375</text:p>
          </table:table-cell>
          <table:table-cell office:value-type="float" office:value="12909.3125" calcext:value-type="float">
            <text:p>12909,3125</text:p>
          </table:table-cell>
          <table:table-cell office:value-type="float" office:value="12000.5" calcext:value-type="float">
            <text:p>12000,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202.5" calcext:value-type="float">
            <text:p>11202,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1526.5625" calcext:value-type="float">
            <text:p>11526,56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280.8125" calcext:value-type="float">
            <text:p>11280,8125</text:p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office:value-type="float" office:value="8832.875" calcext:value-type="float">
            <text:p>8832,8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2.8125" calcext:value-type="float">
            <text:p>10862,8125</text:p>
          </table:table-cell>
          <table:table-cell office:value-type="float" office:value="10753.875" calcext:value-type="float">
            <text:p>10753,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51.3125" calcext:value-type="float">
            <text:p>10351,3125</text:p>
          </table:table-cell>
          <table:table-cell/>
          <table:table-cell office:value-type="float" office:value="8026.5625" calcext:value-type="float">
            <text:p>8026,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3.0625" calcext:value-type="float">
            <text:p>10113,0625</text:p>
          </table:table-cell>
          <table:table-cell office:value-type="float" office:value="10678.8125" calcext:value-type="float">
            <text:p>10678,8125</text:p>
          </table:table-cell>
          <table:table-cell table:number-columns-repeated="2"/>
        </table:table-row>
        <table:table-row table:style-name="ro1">
          <table:table-cell office:value-type="float" office:value="8724.5" calcext:value-type="float">
            <text:p>8724,5</text:p>
          </table:table-cell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10115.25" calcext:value-type="float">
            <text:p>10115,25</text:p>
          </table:table-cell>
          <table:table-cell/>
          <table:table-cell office:value-type="float" office:value="10513.8125" calcext:value-type="float">
            <text:p>10513,8125</text:p>
          </table:table-cell>
          <table:table-cell office:value-type="float" office:value="8818.625" calcext:value-type="float">
            <text:p>8818,625</text:p>
          </table:table-cell>
          <table:table-cell table:number-columns-repeated="2"/>
        </table:table-row>
        <table:table-row table:style-name="ro1">
          <table:table-cell office:value-type="float" office:value="10412.1875" calcext:value-type="float">
            <text:p>10412,1875</text:p>
          </table:table-cell>
          <table:table-cell office:value-type="float" office:value="10594.25" calcext:value-type="float">
            <text:p>10594,25</text:p>
          </table:table-cell>
          <table:table-cell office:value-type="float" office:value="9362.6875" calcext:value-type="float">
            <text:p>9362,6875</text:p>
          </table:table-cell>
          <table:table-cell office:value-type="float" office:value="10532.5625" calcext:value-type="float">
            <text:p>10532,5625</text:p>
          </table:table-cell>
          <table:table-cell table:number-columns-repeated="2"/>
        </table:table-row>
        <table:table-row table:style-name="ro1">
          <table:table-cell office:value-type="float" office:value="10130.3125" calcext:value-type="float">
            <text:p>10130,3125</text:p>
          </table:table-cell>
          <table:table-cell office:value-type="float" office:value="10973.6875" calcext:value-type="float">
            <text:p>10973,6875</text:p>
          </table:table-cell>
          <table:table-cell office:value-type="float" office:value="10758.9375" calcext:value-type="float">
            <text:p>10758,9375</text:p>
          </table:table-cell>
          <table:table-cell office:value-type="float" office:value="10141.8125" calcext:value-type="float">
            <text:p>10141,8125</text:p>
          </table:table-cell>
          <table:table-cell table:number-columns-repeated="2"/>
        </table:table-row>
        <table:table-row table:style-name="ro1">
          <table:table-cell office:value-type="float" office:value="10327.875" calcext:value-type="float">
            <text:p>10327,875</text:p>
          </table:table-cell>
          <table:table-cell office:value-type="float" office:value="10349" calcext:value-type="float">
            <text:p>10349</text:p>
          </table:table-cell>
          <table:table-cell office:value-type="float" office:value="9243.5625" calcext:value-type="float">
            <text:p>9243,5625</text:p>
          </table:table-cell>
          <table:table-cell table:number-columns-repeated="3"/>
        </table:table-row>
        <table:table-row table:style-name="ro1">
          <table:table-cell office:value-type="float" office:value="10420.5" calcext:value-type="float">
            <text:p>10420,5</text:p>
          </table:table-cell>
          <table:table-cell office:value-type="float" office:value="10206.4375" calcext:value-type="float">
            <text:p>10206,4375</text:p>
          </table:table-cell>
          <table:table-cell office:value-type="float" office:value="10853.9375" calcext:value-type="float">
            <text:p>10853,9375</text:p>
          </table:table-cell>
          <table:table-cell office:value-type="float" office:value="10451.3125" calcext:value-type="float">
            <text:p>10451,3125</text:p>
          </table:table-cell>
          <table:table-cell table:number-columns-repeated="2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float" office:value="10649.5625" calcext:value-type="float">
            <text:p>10649,5625</text:p>
          </table:table-cell>
          <table:table-cell office:value-type="float" office:value="10357.5" calcext:value-type="float">
            <text:p>10357,5</text:p>
          </table:table-cell>
          <table:table-cell office:value-type="float" office:value="10062.1875" calcext:value-type="float">
            <text:p>10062,1875</text:p>
          </table:table-cell>
          <table:table-cell table:number-columns-repeated="2"/>
        </table:table-row>
        <table:table-row table:style-name="ro1">
          <table:table-cell office:value-type="float" office:value="10014.625" calcext:value-type="float">
            <text:p>10014,625</text:p>
          </table:table-cell>
          <table:table-cell office:value-type="float" office:value="10423.625" calcext:value-type="float">
            <text:p>10423,625</text:p>
          </table:table-cell>
          <table:table-cell office:value-type="float" office:value="10175.375" calcext:value-type="float">
            <text:p>10175,375</text:p>
          </table:table-cell>
          <table:table-cell office:value-type="float" office:value="10924.1875" calcext:value-type="float">
            <text:p>10924,1875</text:p>
          </table:table-cell>
          <table:table-cell table:number-columns-repeated="2"/>
        </table:table-row>
        <table:table-row table:style-name="ro1">
          <table:table-cell office:value-type="float" office:value="9588.1875" calcext:value-type="float">
            <text:p>9588,1875</text:p>
          </table:table-cell>
          <table:table-cell office:value-type="float" office:value="9949.0625" calcext:value-type="float">
            <text:p>9949,0625</text:p>
          </table:table-cell>
          <table:table-cell office:value-type="float" office:value="9832.8125" calcext:value-type="float">
            <text:p>9832,8125</text:p>
          </table:table-cell>
          <table:table-cell office:value-type="float" office:value="10634" calcext:value-type="float">
            <text:p>10634</text:p>
          </table:table-cell>
          <table:table-cell table:number-columns-repeated="2"/>
        </table:table-row>
        <table:table-row table:style-name="ro1">
          <table:table-cell office:value-type="float" office:value="10194.25" calcext:value-type="float">
            <text:p>10194,25</text:p>
          </table:table-cell>
          <table:table-cell office:value-type="float" office:value="9817.0625" calcext:value-type="float">
            <text:p>9817,0625</text:p>
          </table:table-cell>
          <table:table-cell/>
          <table:table-cell office:value-type="float" office:value="10966.3125" calcext:value-type="float">
            <text:p>10966,3125</text:p>
          </table:table-cell>
          <table:table-cell table:number-columns-repeated="2"/>
        </table:table-row>
        <table:table-row table:style-name="ro1">
          <table:table-cell office:value-type="float" office:value="10054.5625" calcext:value-type="float">
            <text:p>10054,5625</text:p>
          </table:table-cell>
          <table:table-cell office:value-type="float" office:value="10163.1875" calcext:value-type="float">
            <text:p>10163,1875</text:p>
          </table:table-cell>
          <table:table-cell office:value-type="float" office:value="10224.3125" calcext:value-type="float">
            <text:p>10224,3125</text:p>
          </table:table-cell>
          <table:table-cell office:value-type="float" office:value="10793.75" calcext:value-type="float">
            <text:p>10793,75</text:p>
          </table:table-cell>
          <table:table-cell table:number-columns-repeated="2"/>
        </table:table-row>
        <table:table-row table:style-name="ro1">
          <table:table-cell office:value-type="float" office:value="9744.5625" calcext:value-type="float">
            <text:p>9744,5625</text:p>
          </table:table-cell>
          <table:table-cell office:value-type="float" office:value="9835.8125" calcext:value-type="float">
            <text:p>9835,8125</text:p>
          </table:table-cell>
          <table:table-cell table:number-columns-repeated="4"/>
        </table:table-row>
        <table:table-row table:style-name="ro1">
          <table:table-cell office:value-type="float" office:value="10119.375" calcext:value-type="float">
            <text:p>10119,375</text:p>
          </table:table-cell>
          <table:table-cell office:value-type="float" office:value="9433.25" calcext:value-type="float">
            <text:p>9433,25</text:p>
          </table:table-cell>
          <table:table-cell office:value-type="float" office:value="9954.0625" calcext:value-type="float">
            <text:p>9954,0625</text:p>
          </table:table-cell>
          <table:table-cell table:number-columns-repeated="3"/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float" office:value="9459.3125" calcext:value-type="float">
            <text:p>9459,3125</text:p>
          </table:table-cell>
          <table:table-cell table:number-columns-repeated="2"/>
        </table:table-row>
        <table:table-row table:style-name="ro1">
          <table:table-cell office:value-type="float" office:value="9872.8125" calcext:value-type="float">
            <text:p>9872,8125</text:p>
          </table:table-cell>
          <table:table-cell/>
          <table:table-cell office:value-type="float" office:value="9709.5" calcext:value-type="float">
            <text:p>9709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5.875" calcext:value-type="float">
            <text:p>9645,875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/>
          <table:table-cell office:value-type="float" office:value="10414.25" calcext:value-type="float">
            <text:p>10414,25</text:p>
          </table:table-cell>
          <table:table-cell office:value-type="float" office:value="9976.3125" calcext:value-type="float">
            <text:p>9976,3125</text:p>
          </table:table-cell>
          <table:table-cell table:number-columns-repeated="2"/>
        </table:table-row>
        <table:table-row table:style-name="ro1">
          <table:table-cell office:value-type="float" office:value="9039.6875" calcext:value-type="float">
            <text:p>9039,6875</text:p>
          </table:table-cell>
          <table:table-cell table:number-columns-repeated="2"/>
          <table:table-cell office:value-type="float" office:value="8642.125" calcext:value-type="float">
            <text:p>8642,125</text:p>
          </table:table-cell>
          <table:table-cell table:number-columns-repeated="2"/>
        </table:table-row>
        <table:table-row table:style-name="ro1">
          <table:table-cell office:value-type="float" office:value="9374.125" calcext:value-type="float">
            <text:p>9374,1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892.5625" calcext:value-type="float">
            <text:p>8892,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4.125" calcext:value-type="float">
            <text:p>8614,125</text:p>
          </table:table-cell>
          <table:table-cell office:value-type="float" office:value="9065.9375" calcext:value-type="float">
            <text:p>9065,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20.875" calcext:value-type="float">
            <text:p>8820,875</text:p>
          </table:table-cell>
          <table:table-cell office:value-type="float" office:value="9222" calcext:value-type="float">
            <text:p>9222</text:p>
          </table:table-cell>
          <table:table-cell office:value-type="float" office:value="9860.8125" calcext:value-type="float">
            <text:p>9860,8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3.9375" calcext:value-type="float">
            <text:p>9143,9375</text:p>
          </table:table-cell>
          <table:table-cell office:value-type="float" office:value="8953.1875" calcext:value-type="float">
            <text:p>8953,1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94.0625" calcext:value-type="float">
            <text:p>8894,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81.0625" calcext:value-type="float">
            <text:p>8581,06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7774.25" calcext:value-type="float">
            <text:p>7774,25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3"/>
          <table:table-cell office:value-type="float" office:value="5671.8125" calcext:value-type="float">
            <text:p>5671,8125</text:p>
          </table:table-cell>
          <table:table-cell table:number-columns-repeated="2"/>
        </table:table-row>
        <table:table-row table:style-name="ro1">
          <table:table-cell office:value-type="float" office:value="6226.5625" calcext:value-type="float">
            <text:p>6226,5625</text:p>
          </table:table-cell>
          <table:table-cell table:number-columns-repeated="5"/>
        </table:table-row>
        <table:table-row table:style-name="ro1">
          <table:table-cell office:value-type="float" office:value="5636.4375" calcext:value-type="float">
            <text:p>5636,4375</text:p>
          </table:table-cell>
          <table:table-cell office:value-type="float" office:value="5692.1875" calcext:value-type="float">
            <text:p>5692,1875</text:p>
          </table:table-cell>
          <table:table-cell table:number-columns-repeated="4"/>
        </table:table-row>
        <table:table-row table:style-name="ro1">
          <table:table-cell office:value-type="float" office:value="5267.5" calcext:value-type="float">
            <text:p>5267,5</text:p>
          </table:table-cell>
          <table:table-cell/>
          <table:table-cell office:value-type="float" office:value="5297.5625" calcext:value-type="float">
            <text:p>5297,5625</text:p>
          </table:table-cell>
          <table:table-cell office:value-type="float" office:value="5660.8125" calcext:value-type="float">
            <text:p>5660,81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5797" calcext:value-type="float">
            <text:p>5797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float" office:value="5923.625" calcext:value-type="float">
            <text:p>5923,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8.375" calcext:value-type="float">
            <text:p>5528,375</text:p>
          </table:table-cell>
          <table:table-cell table:number-columns-repeated="3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2"/>
          <table:table-cell office:value-type="float" office:value="5631.5625" calcext:value-type="float">
            <text:p>5631,56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6268.5625" calcext:value-type="float">
            <text:p>6268,56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889.4375" calcext:value-type="float">
            <text:p>5889,43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746.375" calcext:value-type="float">
            <text:p>5746,375</text:p>
          </table:table-cell>
          <table:table-cell/>
          <table:table-cell office:value-type="float" office:value="6464.0625" calcext:value-type="float">
            <text:p>6464,0625</text:p>
          </table:table-cell>
          <table:table-cell office:value-type="float" office:value="6414.8125" calcext:value-type="float">
            <text:p>6414,8125</text:p>
          </table:table-cell>
          <table:table-cell table:number-columns-repeated="2"/>
        </table:table-row>
        <table:table-row table:style-name="ro1">
          <table:table-cell office:value-type="float" office:value="6177.9375" calcext:value-type="float">
            <text:p>6177,9375</text:p>
          </table:table-cell>
          <table:table-cell/>
          <table:table-cell office:value-type="float" office:value="6566.6875" calcext:value-type="float">
            <text:p>6566,6875</text:p>
          </table:table-cell>
          <table:table-cell office:value-type="float" office:value="5857.5625" calcext:value-type="float">
            <text:p>5857,562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6254.3125" calcext:value-type="float">
            <text:p>6254,3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3.25" calcext:value-type="float">
            <text:p>6343,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float" office:value="6483.3125" calcext:value-type="float">
            <text:p>6483,3125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6805.3125" calcext:value-type="float">
            <text:p>6805,3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3.875" calcext:value-type="float">
            <text:p>5413,875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6591.5625" calcext:value-type="float">
            <text:p>6591,562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formula="of:=AVERAGE([.A2:.A181])" office:value-type="float" office:value="12683.4243951613" calcext:value-type="float">
            <text:p>12683,4243951613</text:p>
          </table:table-cell>
          <table:table-cell table:formula="of:=AVERAGE([.B2:.B181])" office:value-type="float" office:value="13782.4445754717" calcext:value-type="float">
            <text:p>13782,4445754717</text:p>
          </table:table-cell>
          <table:table-cell table:formula="of:=AVERAGE([.C2:.C181])" office:value-type="float" office:value="12306.5946691176" calcext:value-type="float">
            <text:p>12306,5946691176</text:p>
          </table:table-cell>
          <table:table-cell table:formula="of:=AVERAGE([.D2:.D181])" office:value-type="float" office:value="12519.7028688525" calcext:value-type="float">
            <text:p>12519,7028688525</text:p>
          </table:table-cell>
          <table:table-cell table:number-columns-repeated="2"/>
        </table:table-row>
      </table:table>
      <table:table table:name="halfGpu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Nombre de points interet</text:p>
          </table:table-cell>
          <table:table-cell office:value-type="string" calcext:value-type="string">
            <text:p>Nombre de match</text:p>
          </table:table-cell>
          <table:table-cell office:value-type="string" calcext:value-type="string">
            <text:p>Coefficient de translation</text:p>
          </table:table-cell>
          <table:table-cell office:value-type="string" calcext:value-type="string">
            <text:p>Coefficient de rotation</text:p>
          </table:table-cell>
          <table:table-cell office:value-type="string" calcext:value-type="string">
            <text:p>Distance D VisionCheck</text:p>
          </table:table-cell>
          <table:table-cell office:value-type="string" calcext:value-type="string">
            <text:p>Distance ROI 1</text:p>
          </table:table-cell>
          <table:table-cell office:value-type="string" calcext:value-type="string">
            <text:p>Distance ROI 2</text:p>
          </table:table-cell>
          <table:table-cell office:value-type="string" calcext:value-type="string">
            <text:p>Distance ROI 3</text:p>
          </table:table-cell>
          <table:table-cell office:value-type="string" calcext:value-type="string">
            <text:p>CropRef=False</text:p>
          </table:table-cell>
          <table:table-cell office:value-type="string" calcext:value-type="string">
            <text:p>max_edge=600 &amp; max_sum_edges=1080</text:p>
          </table:table-cell>
        </table:table-row>
        <table:table-row table:style-name="ro1">
          <table:table-cell office:value-type="string" calcext:value-type="string">
            <text:p>0.5180444717407227</text:p>
          </table:table-cell>
          <table:table-cell office:value-type="float" office:value="676" calcext:value-type="float">
            <text:p>676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3496789932251</text:p>
          </table:table-cell>
          <table:table-cell office:value-type="float" office:value="683" calcext:value-type="float">
            <text:p>683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20283889770508</text:p>
          </table:table-cell>
          <table:table-cell office:value-type="float" office:value="682" calcext:value-type="float">
            <text:p>682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927584648132324</text:p>
          </table:table-cell>
          <table:table-cell office:value-type="float" office:value="683" calcext:value-type="float">
            <text:p>683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6671838760376</text:p>
          </table:table-cell>
          <table:table-cell office:value-type="float" office:value="703" calcext:value-type="float">
            <text:p>703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712364196777344</text:p>
          </table:table-cell>
          <table:table-cell office:value-type="float" office:value="696" calcext:value-type="float">
            <text:p>696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42266082763672</text:p>
          </table:table-cell>
          <table:table-cell office:value-type="float" office:value="679" calcext:value-type="float">
            <text:p>679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926592350006104</text:p>
          </table:table-cell>
          <table:table-cell office:value-type="float" office:value="695" calcext:value-type="float">
            <text:p>69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3.71296553651547</text:p>
          </table:table-cell>
          <table:table-cell office:value-type="string" calcext:value-type="string">
            <text:p>-0.048795826449305746</text:p>
          </table:table-cell>
          <table:table-cell office:value-type="string" calcext:value-type="string">
            <text:p>13848.375</text:p>
          </table:table-cell>
          <table:table-cell office:value-type="string" calcext:value-type="string">
            <text:p>2788.875</text:p>
          </table:table-cell>
          <table:table-cell office:value-type="string" calcext:value-type="string">
            <text:p>917.125</text:p>
          </table:table-cell>
          <table:table-cell office:value-type="string" calcext:value-type="string">
            <text:p>10142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811180114746094</text:p>
          </table:table-cell>
          <table:table-cell office:value-type="float" office:value="675" calcext:value-type="float">
            <text:p>67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99.2622987713219</text:p>
          </table:table-cell>
          <table:table-cell office:value-type="string" calcext:value-type="string">
            <text:p>-0.12438616313920185</text:p>
          </table:table-cell>
          <table:table-cell office:value-type="string" calcext:value-type="string">
            <text:p>15797.4375</text:p>
          </table:table-cell>
          <table:table-cell office:value-type="string" calcext:value-type="string">
            <text:p>2580.3125</text:p>
          </table:table-cell>
          <table:table-cell office:value-type="string" calcext:value-type="string">
            <text:p>943.3125</text:p>
          </table:table-cell>
          <table:table-cell office:value-type="string" calcext:value-type="string">
            <text:p>12273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9750804901123</text:p>
          </table:table-cell>
          <table:table-cell office:value-type="float" office:value="686" calcext:value-type="float">
            <text:p>6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89.25506839386212</text:p>
          </table:table-cell>
          <table:table-cell office:value-type="string" calcext:value-type="string">
            <text:p>-0.08028180655346923</text:p>
          </table:table-cell>
          <table:table-cell office:value-type="string" calcext:value-type="string">
            <text:p>17894.75</text:p>
          </table:table-cell>
          <table:table-cell office:value-type="string" calcext:value-type="string">
            <text:p>3078.625</text:p>
          </table:table-cell>
          <table:table-cell office:value-type="string" calcext:value-type="string">
            <text:p>1013.125</text:p>
          </table:table-cell>
          <table:table-cell office:value-type="string" calcext:value-type="string">
            <text:p>1380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332674980163574</text:p>
          </table:table-cell>
          <table:table-cell office:value-type="float" office:value="668" calcext:value-type="float">
            <text:p>66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4.06471569757664</text:p>
          </table:table-cell>
          <table:table-cell office:value-type="string" calcext:value-type="string">
            <text:p>-0.02161023821006488</text:p>
          </table:table-cell>
          <table:table-cell office:value-type="string" calcext:value-type="string">
            <text:p>14442.9375</text:p>
          </table:table-cell>
          <table:table-cell office:value-type="string" calcext:value-type="string">
            <text:p>3492.875</text:p>
          </table:table-cell>
          <table:table-cell office:value-type="string" calcext:value-type="string">
            <text:p>1031.5625</text:p>
          </table:table-cell>
          <table:table-cell office:value-type="string" calcext:value-type="string">
            <text:p>991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93073654174805</text:p>
          </table:table-cell>
          <table:table-cell office:value-type="float" office:value="687" calcext:value-type="float">
            <text:p>6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17.87110117629842</text:p>
          </table:table-cell>
          <table:table-cell office:value-type="string" calcext:value-type="string">
            <text:p>-0.19813515213439845</text:p>
          </table:table-cell>
          <table:table-cell office:value-type="string" calcext:value-type="string">
            <text:p>14446.375</text:p>
          </table:table-cell>
          <table:table-cell office:value-type="string" calcext:value-type="string">
            <text:p>3282.3125</text:p>
          </table:table-cell>
          <table:table-cell office:value-type="string" calcext:value-type="string">
            <text:p>1025.6875</text:p>
          </table:table-cell>
          <table:table-cell office:value-type="string" calcext:value-type="string">
            <text:p>1013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79508876800537</text:p>
          </table:table-cell>
          <table:table-cell office:value-type="float" office:value="667" calcext:value-type="float">
            <text:p>6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81.592285779191</text:p>
          </table:table-cell>
          <table:table-cell office:value-type="string" calcext:value-type="string">
            <text:p>0.03414512642422068</text:p>
          </table:table-cell>
          <table:table-cell office:value-type="string" calcext:value-type="string">
            <text:p>17185.9375</text:p>
          </table:table-cell>
          <table:table-cell office:value-type="string" calcext:value-type="string">
            <text:p>2964.875</text:p>
          </table:table-cell>
          <table:table-cell office:value-type="string" calcext:value-type="string">
            <text:p>974.9375</text:p>
          </table:table-cell>
          <table:table-cell office:value-type="string" calcext:value-type="string">
            <text:p>13246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71290397644043</text:p>
          </table:table-cell>
          <table:table-cell office:value-type="float" office:value="660" calcext:value-type="float">
            <text:p>66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82.07326180509111</text:p>
          </table:table-cell>
          <table:table-cell office:value-type="string" calcext:value-type="string">
            <text:p>0.04786588466748001</text:p>
          </table:table-cell>
          <table:table-cell office:value-type="string" calcext:value-type="string">
            <text:p>16674.875</text:p>
          </table:table-cell>
          <table:table-cell office:value-type="string" calcext:value-type="string">
            <text:p>2711.25</text:p>
          </table:table-cell>
          <table:table-cell office:value-type="string" calcext:value-type="string">
            <text:p>934.5625</text:p>
          </table:table-cell>
          <table:table-cell office:value-type="string" calcext:value-type="string">
            <text:p>13029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04691886901855</text:p>
          </table:table-cell>
          <table:table-cell office:value-type="float" office:value="662" calcext:value-type="float">
            <text:p>66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22.42304709895626</text:p>
          </table:table-cell>
          <table:table-cell office:value-type="string" calcext:value-type="string">
            <text:p>-0.15684701302199103</text:p>
          </table:table-cell>
          <table:table-cell office:value-type="string" calcext:value-type="string">
            <text:p>14971.625</text:p>
          </table:table-cell>
          <table:table-cell office:value-type="string" calcext:value-type="string">
            <text:p>3080.875</text:p>
          </table:table-cell>
          <table:table-cell office:value-type="string" calcext:value-type="string">
            <text:p>1087.0625</text:p>
          </table:table-cell>
          <table:table-cell office:value-type="string" calcext:value-type="string">
            <text:p>10803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39247131347656</text:p>
          </table:table-cell>
          <table:table-cell office:value-type="float" office:value="645" calcext:value-type="float">
            <text:p>64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82.70525215984829</text:p>
          </table:table-cell>
          <table:table-cell office:value-type="string" calcext:value-type="string">
            <text:p>-0.11359447271312881</text:p>
          </table:table-cell>
          <table:table-cell office:value-type="string" calcext:value-type="string">
            <text:p>17510.0</text:p>
          </table:table-cell>
          <table:table-cell office:value-type="string" calcext:value-type="string">
            <text:p>3055.0</text:p>
          </table:table-cell>
          <table:table-cell office:value-type="string" calcext:value-type="string">
            <text:p>1035.9375</text:p>
          </table:table-cell>
          <table:table-cell office:value-type="string" calcext:value-type="string">
            <text:p>13419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3638172149658</text:p>
          </table:table-cell>
          <table:table-cell office:value-type="float" office:value="669" calcext:value-type="float">
            <text:p>6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94.70165801213975</text:p>
          </table:table-cell>
          <table:table-cell office:value-type="string" calcext:value-type="string">
            <text:p>-0.14224373899174125</text:p>
          </table:table-cell>
          <table:table-cell office:value-type="string" calcext:value-type="string">
            <text:p>19862.4375</text:p>
          </table:table-cell>
          <table:table-cell office:value-type="string" calcext:value-type="string">
            <text:p>3196.25</text:p>
          </table:table-cell>
          <table:table-cell office:value-type="string" calcext:value-type="string">
            <text:p>1108.25</text:p>
          </table:table-cell>
          <table:table-cell office:value-type="string" calcext:value-type="string">
            <text:p>15557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46971702575684</text:p>
          </table:table-cell>
          <table:table-cell office:value-type="float" office:value="663" calcext:value-type="float">
            <text:p>66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2.05536012803933</text:p>
          </table:table-cell>
          <table:table-cell office:value-type="string" calcext:value-type="string">
            <text:p>-0.23214215167504185</text:p>
          </table:table-cell>
          <table:table-cell office:value-type="string" calcext:value-type="string">
            <text:p>20117.375</text:p>
          </table:table-cell>
          <table:table-cell office:value-type="string" calcext:value-type="string">
            <text:p>3049.25</text:p>
          </table:table-cell>
          <table:table-cell office:value-type="string" calcext:value-type="string">
            <text:p>1082.1875</text:p>
          </table:table-cell>
          <table:table-cell office:value-type="string" calcext:value-type="string">
            <text:p>15985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41049289703369</text:p>
          </table:table-cell>
          <table:table-cell office:value-type="float" office:value="658" calcext:value-type="float">
            <text:p>6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04.29657986463897</text:p>
          </table:table-cell>
          <table:table-cell office:value-type="string" calcext:value-type="string">
            <text:p>-0.14245667348627916</text:p>
          </table:table-cell>
          <table:table-cell office:value-type="string" calcext:value-type="string">
            <text:p>16972.3125</text:p>
          </table:table-cell>
          <table:table-cell office:value-type="string" calcext:value-type="string">
            <text:p>2966.5625</text:p>
          </table:table-cell>
          <table:table-cell office:value-type="string" calcext:value-type="string">
            <text:p>1089.375</text:p>
          </table:table-cell>
          <table:table-cell office:value-type="string" calcext:value-type="string">
            <text:p>1291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051989555358887</text:p>
          </table:table-cell>
          <table:table-cell office:value-type="float" office:value="647" calcext:value-type="float">
            <text:p>64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.348361729334691</text:p>
          </table:table-cell>
          <table:table-cell office:value-type="string" calcext:value-type="string">
            <text:p>0.0149300984080741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446067810058594</text:p>
          </table:table-cell>
          <table:table-cell office:value-type="float" office:value="689" calcext:value-type="float">
            <text:p>68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19.42401335954227</text:p>
          </table:table-cell>
          <table:table-cell office:value-type="string" calcext:value-type="string">
            <text:p>-0.23997064871299723</text:p>
          </table:table-cell>
          <table:table-cell office:value-type="string" calcext:value-type="string">
            <text:p>20097.9375</text:p>
          </table:table-cell>
          <table:table-cell office:value-type="string" calcext:value-type="string">
            <text:p>3244.25</text:p>
          </table:table-cell>
          <table:table-cell office:value-type="string" calcext:value-type="string">
            <text:p>1016.1875</text:p>
          </table:table-cell>
          <table:table-cell office:value-type="string" calcext:value-type="string">
            <text:p>158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764050483703613</text:p>
          </table:table-cell>
          <table:table-cell office:value-type="float" office:value="641" calcext:value-type="float">
            <text:p>6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9.9192459044854</text:p>
          </table:table-cell>
          <table:table-cell office:value-type="string" calcext:value-type="string">
            <text:p>0.143898699771479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175657272338867</text:p>
          </table:table-cell>
          <table:table-cell office:value-type="float" office:value="648" calcext:value-type="float">
            <text:p>6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19.834409059691396</text:p>
          </table:table-cell>
          <table:table-cell office:value-type="string" calcext:value-type="string">
            <text:p>0.0601129349090866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041356086730957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44.07916034459005</text:p>
          </table:table-cell>
          <table:table-cell office:value-type="string" calcext:value-type="string">
            <text:p>-0.043104657217452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635133743286133</text:p>
          </table:table-cell>
          <table:table-cell office:value-type="float" office:value="634" calcext:value-type="float">
            <text:p>6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7.56251046453397</text:p>
          </table:table-cell>
          <table:table-cell office:value-type="string" calcext:value-type="string">
            <text:p>0.04720471056394058</text:p>
          </table:table-cell>
          <table:table-cell office:value-type="string" calcext:value-type="string">
            <text:p>20716.875</text:p>
          </table:table-cell>
          <table:table-cell office:value-type="string" calcext:value-type="string">
            <text:p>3503.375</text:p>
          </table:table-cell>
          <table:table-cell office:value-type="string" calcext:value-type="string">
            <text:p>1089.125</text:p>
          </table:table-cell>
          <table:table-cell office:value-type="string" calcext:value-type="string">
            <text:p>16124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34578800201416</text:p>
          </table:table-cell>
          <table:table-cell office:value-type="float" office:value="656" calcext:value-type="float">
            <text:p>65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6.63041846356933</text:p>
          </table:table-cell>
          <table:table-cell office:value-type="string" calcext:value-type="string">
            <text:p>-0.12637877579531484</text:p>
          </table:table-cell>
          <table:table-cell office:value-type="string" calcext:value-type="string">
            <text:p>18617.6875</text:p>
          </table:table-cell>
          <table:table-cell office:value-type="string" calcext:value-type="string">
            <text:p>3014.625</text:p>
          </table:table-cell>
          <table:table-cell office:value-type="string" calcext:value-type="string">
            <text:p>1073.4375</text:p>
          </table:table-cell>
          <table:table-cell office:value-type="string" calcext:value-type="string">
            <text:p>14529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44542407989502</text:p>
          </table:table-cell>
          <table:table-cell office:value-type="float" office:value="667" calcext:value-type="float">
            <text:p>66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2.42245245354547</text:p>
          </table:table-cell>
          <table:table-cell office:value-type="string" calcext:value-type="string">
            <text:p>-0.22762741006882747</text:p>
          </table:table-cell>
          <table:table-cell office:value-type="string" calcext:value-type="string">
            <text:p>14690.375</text:p>
          </table:table-cell>
          <table:table-cell office:value-type="string" calcext:value-type="string">
            <text:p>2886.5625</text:p>
          </table:table-cell>
          <table:table-cell office:value-type="string" calcext:value-type="string">
            <text:p>970.6875</text:p>
          </table:table-cell>
          <table:table-cell office:value-type="string" calcext:value-type="string">
            <text:p>1083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2654447555542</text:p>
          </table:table-cell>
          <table:table-cell office:value-type="float" office:value="675" calcext:value-type="float">
            <text:p>67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8.02715009040441</text:p>
          </table:table-cell>
          <table:table-cell office:value-type="string" calcext:value-type="string">
            <text:p>0.00388768527260163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1892738342285</text:p>
          </table:table-cell>
          <table:table-cell office:value-type="float" office:value="655" calcext:value-type="float">
            <text:p>65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73.43509433838616</text:p>
          </table:table-cell>
          <table:table-cell office:value-type="string" calcext:value-type="string">
            <text:p>-0.11883839483505533</text:p>
          </table:table-cell>
          <table:table-cell office:value-type="string" calcext:value-type="string">
            <text:p>16734.9375</text:p>
          </table:table-cell>
          <table:table-cell office:value-type="string" calcext:value-type="string">
            <text:p>2857.125</text:p>
          </table:table-cell>
          <table:table-cell office:value-type="string" calcext:value-type="string">
            <text:p>966.5</text:p>
          </table:table-cell>
          <table:table-cell office:value-type="string" calcext:value-type="string">
            <text:p>12911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15235900878906</text:p>
          </table:table-cell>
          <table:table-cell office:value-type="float" office:value="647" calcext:value-type="float">
            <text:p>64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2.6132857894667</text:p>
          </table:table-cell>
          <table:table-cell office:value-type="string" calcext:value-type="string">
            <text:p>-0.11302041691202284</text:p>
          </table:table-cell>
          <table:table-cell office:value-type="string" calcext:value-type="string">
            <text:p>19481.5</text:p>
          </table:table-cell>
          <table:table-cell office:value-type="string" calcext:value-type="string">
            <text:p>3364.9375</text:p>
          </table:table-cell>
          <table:table-cell office:value-type="string" calcext:value-type="string">
            <text:p>1130.0625</text:p>
          </table:table-cell>
          <table:table-cell office:value-type="string" calcext:value-type="string">
            <text:p>1498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962602615356445</text:p>
          </table:table-cell>
          <table:table-cell office:value-type="float" office:value="648" calcext:value-type="float">
            <text:p>64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21.99461519489931</text:p>
          </table:table-cell>
          <table:table-cell office:value-type="string" calcext:value-type="string">
            <text:p>-0.18214996162109504</text:p>
          </table:table-cell>
          <table:table-cell office:value-type="string" calcext:value-type="string">
            <text:p>14069.5</text:p>
          </table:table-cell>
          <table:table-cell office:value-type="string" calcext:value-type="string">
            <text:p>2800.875</text:p>
          </table:table-cell>
          <table:table-cell office:value-type="string" calcext:value-type="string">
            <text:p>955.5625</text:p>
          </table:table-cell>
          <table:table-cell office:value-type="string" calcext:value-type="string">
            <text:p>10313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395331382751465</text:p>
          </table:table-cell>
          <table:table-cell office:value-type="float" office:value="625" calcext:value-type="float">
            <text:p>6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8.84418017836907</text:p>
          </table:table-cell>
          <table:table-cell office:value-type="string" calcext:value-type="string">
            <text:p>-0.16460898349930533</text:p>
          </table:table-cell>
          <table:table-cell office:value-type="string" calcext:value-type="string">
            <text:p>13796.25</text:p>
          </table:table-cell>
          <table:table-cell office:value-type="string" calcext:value-type="string">
            <text:p>2597.3125</text:p>
          </table:table-cell>
          <table:table-cell office:value-type="string" calcext:value-type="string">
            <text:p>947.875</text:p>
          </table:table-cell>
          <table:table-cell office:value-type="string" calcext:value-type="string">
            <text:p>1025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691685676574707</text:p>
          </table:table-cell>
          <table:table-cell office:value-type="float" office:value="677" calcext:value-type="float">
            <text:p>67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21.716138943424</text:p>
          </table:table-cell>
          <table:table-cell office:value-type="string" calcext:value-type="string">
            <text:p>-0.2402631665468667</text:p>
          </table:table-cell>
          <table:table-cell office:value-type="string" calcext:value-type="string">
            <text:p>16763.0</text:p>
          </table:table-cell>
          <table:table-cell office:value-type="string" calcext:value-type="string">
            <text:p>3126.125</text:p>
          </table:table-cell>
          <table:table-cell office:value-type="string" calcext:value-type="string">
            <text:p>1050.1875</text:p>
          </table:table-cell>
          <table:table-cell office:value-type="string" calcext:value-type="string">
            <text:p>12586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601329803466797</text:p>
          </table:table-cell>
          <table:table-cell office:value-type="float" office:value="643" calcext:value-type="float">
            <text:p>6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9.8251508480079</text:p>
          </table:table-cell>
          <table:table-cell office:value-type="string" calcext:value-type="string">
            <text:p>-0.0842276810718029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04836082458496</text:p>
          </table:table-cell>
          <table:table-cell office:value-type="float" office:value="666" calcext:value-type="float">
            <text:p>66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16.52544135608841</text:p>
          </table:table-cell>
          <table:table-cell office:value-type="string" calcext:value-type="string">
            <text:p>-0.19284818898963002</text:p>
          </table:table-cell>
          <table:table-cell office:value-type="string" calcext:value-type="string">
            <text:p>12818.625</text:p>
          </table:table-cell>
          <table:table-cell office:value-type="string" calcext:value-type="string">
            <text:p>2983.125</text:p>
          </table:table-cell>
          <table:table-cell office:value-type="string" calcext:value-type="string">
            <text:p>836.9375</text:p>
          </table:table-cell>
          <table:table-cell office:value-type="string" calcext:value-type="string">
            <text:p>8998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4765625</text:p>
          </table:table-cell>
          <table:table-cell office:value-type="float" office:value="641" calcext:value-type="float">
            <text:p>64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90.3909031447536</text:p>
          </table:table-cell>
          <table:table-cell office:value-type="string" calcext:value-type="string">
            <text:p>-0.13536643712035532</text:p>
          </table:table-cell>
          <table:table-cell office:value-type="string" calcext:value-type="string">
            <text:p>14893.5</text:p>
          </table:table-cell>
          <table:table-cell office:value-type="string" calcext:value-type="string">
            <text:p>2794.75</text:p>
          </table:table-cell>
          <table:table-cell office:value-type="string" calcext:value-type="string">
            <text:p>861.375</text:p>
          </table:table-cell>
          <table:table-cell office:value-type="string" calcext:value-type="string">
            <text:p>11237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28797912597656</text:p>
          </table:table-cell>
          <table:table-cell office:value-type="float" office:value="627" calcext:value-type="float">
            <text:p>6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2.71811555318095</text:p>
          </table:table-cell>
          <table:table-cell office:value-type="string" calcext:value-type="string">
            <text:p>-0.1146018856057697</text:p>
          </table:table-cell>
          <table:table-cell office:value-type="string" calcext:value-type="string">
            <text:p>15951.25</text:p>
          </table:table-cell>
          <table:table-cell office:value-type="string" calcext:value-type="string">
            <text:p>3050.5625</text:p>
          </table:table-cell>
          <table:table-cell office:value-type="string" calcext:value-type="string">
            <text:p>1078.75</text:p>
          </table:table-cell>
          <table:table-cell office:value-type="string" calcext:value-type="string">
            <text:p>11821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357571601867676</text:p>
          </table:table-cell>
          <table:table-cell office:value-type="float" office:value="630" calcext:value-type="float">
            <text:p>63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5.30177166764249</text:p>
          </table:table-cell>
          <table:table-cell office:value-type="string" calcext:value-type="string">
            <text:p>-0.113510683488476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06240463256836</text:p>
          </table:table-cell>
          <table:table-cell office:value-type="float" office:value="629" calcext:value-type="float">
            <text:p>6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8093997711969</text:p>
          </table:table-cell>
          <table:table-cell office:value-type="string" calcext:value-type="string">
            <text:p>-0.05019874745938894</text:p>
          </table:table-cell>
          <table:table-cell office:value-type="string" calcext:value-type="string">
            <text:p>10585.9375</text:p>
          </table:table-cell>
          <table:table-cell office:value-type="string" calcext:value-type="string">
            <text:p>3303.875</text:p>
          </table:table-cell>
          <table:table-cell office:value-type="string" calcext:value-type="string">
            <text:p>1024.0</text:p>
          </table:table-cell>
          <table:table-cell office:value-type="string" calcext:value-type="string">
            <text:p>6258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01087379455566</text:p>
          </table:table-cell>
          <table:table-cell office:value-type="float" office:value="619" calcext:value-type="float">
            <text:p>61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68.28450439575494</text:p>
          </table:table-cell>
          <table:table-cell office:value-type="string" calcext:value-type="string">
            <text:p>-0.016348171170596858</text:p>
          </table:table-cell>
          <table:table-cell office:value-type="string" calcext:value-type="string">
            <text:p>13135.875</text:p>
          </table:table-cell>
          <table:table-cell office:value-type="string" calcext:value-type="string">
            <text:p>2665.8125</text:p>
          </table:table-cell>
          <table:table-cell office:value-type="string" calcext:value-type="string">
            <text:p>1070.375</text:p>
          </table:table-cell>
          <table:table-cell office:value-type="string" calcext:value-type="string">
            <text:p>9399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28631019592285</text:p>
          </table:table-cell>
          <table:table-cell office:value-type="float" office:value="627" calcext:value-type="float">
            <text:p>6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51.72841282417831</text:p>
          </table:table-cell>
          <table:table-cell office:value-type="string" calcext:value-type="string">
            <text:p>-0.07228095784841607</text:p>
          </table:table-cell>
          <table:table-cell office:value-type="string" calcext:value-type="string">
            <text:p>13835.3125</text:p>
          </table:table-cell>
          <table:table-cell office:value-type="string" calcext:value-type="string">
            <text:p>2785.6875</text:p>
          </table:table-cell>
          <table:table-cell office:value-type="string" calcext:value-type="string">
            <text:p>982.1875</text:p>
          </table:table-cell>
          <table:table-cell office:value-type="string" calcext:value-type="string">
            <text:p>10067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76976013183594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9.580937098377035</text:p>
          </table:table-cell>
          <table:table-cell office:value-type="string" calcext:value-type="string">
            <text:p>-0.009982418471190906</text:p>
          </table:table-cell>
          <table:table-cell office:value-type="string" calcext:value-type="string">
            <text:p>12986.3125</text:p>
          </table:table-cell>
          <table:table-cell office:value-type="string" calcext:value-type="string">
            <text:p>2805.75</text:p>
          </table:table-cell>
          <table:table-cell office:value-type="string" calcext:value-type="string">
            <text:p>961.3125</text:p>
          </table:table-cell>
          <table:table-cell office:value-type="string" calcext:value-type="string">
            <text:p>921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6225109100342</text:p>
          </table:table-cell>
          <table:table-cell office:value-type="float" office:value="652" calcext:value-type="float">
            <text:p>65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41.98989084987196</text:p>
          </table:table-cell>
          <table:table-cell office:value-type="string" calcext:value-type="string">
            <text:p>-0.022502681185919502</text:p>
          </table:table-cell>
          <table:table-cell office:value-type="string" calcext:value-type="string">
            <text:p>14933.375</text:p>
          </table:table-cell>
          <table:table-cell office:value-type="string" calcext:value-type="string">
            <text:p>2847.75</text:p>
          </table:table-cell>
          <table:table-cell office:value-type="string" calcext:value-type="string">
            <text:p>922.125</text:p>
          </table:table-cell>
          <table:table-cell office:value-type="string" calcext:value-type="string">
            <text:p>1116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422456741333</text:p>
          </table:table-cell>
          <table:table-cell office:value-type="float" office:value="640" calcext:value-type="float">
            <text:p>64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6.70830314107496</text:p>
          </table:table-cell>
          <table:table-cell office:value-type="string" calcext:value-type="string">
            <text:p>-0.12773688366293498</text:p>
          </table:table-cell>
          <table:table-cell office:value-type="string" calcext:value-type="string">
            <text:p>13789.125</text:p>
          </table:table-cell>
          <table:table-cell office:value-type="string" calcext:value-type="string">
            <text:p>2738.25</text:p>
          </table:table-cell>
          <table:table-cell office:value-type="string" calcext:value-type="string">
            <text:p>889.125</text:p>
          </table:table-cell>
          <table:table-cell office:value-type="string" calcext:value-type="string">
            <text:p>1016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107876777648926</text:p>
          </table:table-cell>
          <table:table-cell office:value-type="float" office:value="637" calcext:value-type="float">
            <text:p>63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2.430760265860846</text:p>
          </table:table-cell>
          <table:table-cell office:value-type="string" calcext:value-type="string">
            <text:p>-0.099989962260445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03503799438477</text:p>
          </table:table-cell>
          <table:table-cell office:value-type="float" office:value="637" calcext:value-type="float">
            <text:p>6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1.608201630484022</text:p>
          </table:table-cell>
          <table:table-cell office:value-type="string" calcext:value-type="string">
            <text:p>0.03435489635387818</text:p>
          </table:table-cell>
          <table:table-cell office:value-type="string" calcext:value-type="string">
            <text:p>12983.125</text:p>
          </table:table-cell>
          <table:table-cell office:value-type="string" calcext:value-type="string">
            <text:p>2598.625</text:p>
          </table:table-cell>
          <table:table-cell office:value-type="string" calcext:value-type="string">
            <text:p>925.75</text:p>
          </table:table-cell>
          <table:table-cell office:value-type="string" calcext:value-type="string">
            <text:p>945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8221187591553</text:p>
          </table:table-cell>
          <table:table-cell office:value-type="float" office:value="644" calcext:value-type="float">
            <text:p>6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6.659988890208318</text:p>
          </table:table-cell>
          <table:table-cell office:value-type="string" calcext:value-type="string">
            <text:p>-0.060037770404408976</text:p>
          </table:table-cell>
          <table:table-cell office:value-type="string" calcext:value-type="string">
            <text:p>12852.9375</text:p>
          </table:table-cell>
          <table:table-cell office:value-type="string" calcext:value-type="string">
            <text:p>2490.9375</text:p>
          </table:table-cell>
          <table:table-cell office:value-type="string" calcext:value-type="string">
            <text:p>898.5</text:p>
          </table:table-cell>
          <table:table-cell office:value-type="string" calcext:value-type="string">
            <text:p>946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214616775512695</text:p>
          </table:table-cell>
          <table:table-cell office:value-type="float" office:value="662" calcext:value-type="float">
            <text:p>66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14.292281339292613</text:p>
          </table:table-cell>
          <table:table-cell office:value-type="string" calcext:value-type="string">
            <text:p>0.072218151629576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0316581726074</text:p>
          </table:table-cell>
          <table:table-cell office:value-type="float" office:value="638" calcext:value-type="float">
            <text:p>6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5.317432785121753</text:p>
          </table:table-cell>
          <table:table-cell office:value-type="string" calcext:value-type="string">
            <text:p>-0.05110482300610998</text:p>
          </table:table-cell>
          <table:table-cell office:value-type="string" calcext:value-type="string">
            <text:p>12085.5625</text:p>
          </table:table-cell>
          <table:table-cell office:value-type="string" calcext:value-type="string">
            <text:p>2792.625</text:p>
          </table:table-cell>
          <table:table-cell office:value-type="string" calcext:value-type="string">
            <text:p>951.4375</text:p>
          </table:table-cell>
          <table:table-cell office:value-type="string" calcext:value-type="string">
            <text:p>834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65204334259033</text:p>
          </table:table-cell>
          <table:table-cell office:value-type="float" office:value="637" calcext:value-type="float">
            <text:p>63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-3.0960104706964344</text:p>
          </table:table-cell>
          <table:table-cell office:value-type="string" calcext:value-type="string">
            <text:p>0.0234425354366440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1843490600586</text:p>
          </table:table-cell>
          <table:table-cell office:value-type="float" office:value="669" calcext:value-type="float">
            <text:p>66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55.49079705100952</text:p>
          </table:table-cell>
          <table:table-cell office:value-type="string" calcext:value-type="string">
            <text:p>0.0043349933764536</text:p>
          </table:table-cell>
          <table:table-cell office:value-type="string" calcext:value-type="string">
            <text:p>11739.0</text:p>
          </table:table-cell>
          <table:table-cell office:value-type="string" calcext:value-type="string">
            <text:p>2593.125</text:p>
          </table:table-cell>
          <table:table-cell office:value-type="string" calcext:value-type="string">
            <text:p>939.875</text:p>
          </table:table-cell>
          <table:table-cell office:value-type="string" calcext:value-type="string">
            <text:p>820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51783561706543</text:p>
          </table:table-cell>
          <table:table-cell office:value-type="float" office:value="655" calcext:value-type="float">
            <text:p>65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36.4015973643117</text:p>
          </table:table-cell>
          <table:table-cell office:value-type="string" calcext:value-type="string">
            <text:p>-0.030001327713777996</text:p>
          </table:table-cell>
          <table:table-cell office:value-type="string" calcext:value-type="string">
            <text:p>12090.4375</text:p>
          </table:table-cell>
          <table:table-cell office:value-type="string" calcext:value-type="string">
            <text:p>2639.0</text:p>
          </table:table-cell>
          <table:table-cell office:value-type="string" calcext:value-type="string">
            <text:p>981.1875</text:p>
          </table:table-cell>
          <table:table-cell office:value-type="string" calcext:value-type="string">
            <text:p>847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0042190551758</text:p>
          </table:table-cell>
          <table:table-cell office:value-type="float" office:value="654" calcext:value-type="float">
            <text:p>6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8.3863162719401</text:p>
          </table:table-cell>
          <table:table-cell office:value-type="string" calcext:value-type="string">
            <text:p>-0.05480994839379695</text:p>
          </table:table-cell>
          <table:table-cell office:value-type="string" calcext:value-type="string">
            <text:p>12154.9375</text:p>
          </table:table-cell>
          <table:table-cell office:value-type="string" calcext:value-type="string">
            <text:p>2514.9375</text:p>
          </table:table-cell>
          <table:table-cell office:value-type="string" calcext:value-type="string">
            <text:p>903.125</text:p>
          </table:table-cell>
          <table:table-cell office:value-type="string" calcext:value-type="string">
            <text:p>873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76657485961914</text:p>
          </table:table-cell>
          <table:table-cell office:value-type="float" office:value="664" calcext:value-type="float">
            <text:p>66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.937858166183467</text:p>
          </table:table-cell>
          <table:table-cell office:value-type="string" calcext:value-type="string">
            <text:p>-0.0024442064385367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9779109954834</text:p>
          </table:table-cell>
          <table:table-cell office:value-type="float" office:value="642" calcext:value-type="float">
            <text:p>64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4.17883430720249</text:p>
          </table:table-cell>
          <table:table-cell office:value-type="string" calcext:value-type="string">
            <text:p>-0.035152335798883334</text:p>
          </table:table-cell>
          <table:table-cell office:value-type="string" calcext:value-type="string">
            <text:p>11202.5</text:p>
          </table:table-cell>
          <table:table-cell office:value-type="string" calcext:value-type="string">
            <text:p>2530.0625</text:p>
          </table:table-cell>
          <table:table-cell office:value-type="string" calcext:value-type="string">
            <text:p>799.875</text:p>
          </table:table-cell>
          <table:table-cell office:value-type="string" calcext:value-type="string">
            <text:p>787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95425033569336</text:p>
          </table:table-cell>
          <table:table-cell office:value-type="float" office:value="657" calcext:value-type="float">
            <text:p>65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.077723366713384</text:p>
          </table:table-cell>
          <table:table-cell office:value-type="string" calcext:value-type="string">
            <text:p>0.0217297993068488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46129417419434</text:p>
          </table:table-cell>
          <table:table-cell office:value-type="float" office:value="677" calcext:value-type="float">
            <text:p>67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8.253446969672058</text:p>
          </table:table-cell>
          <table:table-cell office:value-type="string" calcext:value-type="string">
            <text:p>-0.020574679286139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52294063568115</text:p>
          </table:table-cell>
          <table:table-cell office:value-type="float" office:value="653" calcext:value-type="float">
            <text:p>65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11.821504600955137</text:p>
          </table:table-cell>
          <table:table-cell office:value-type="string" calcext:value-type="string">
            <text:p>-0.00647221079695543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747982025146484</text:p>
          </table:table-cell>
          <table:table-cell office:value-type="float" office:value="646" calcext:value-type="float">
            <text:p>64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6.70563073245667</text:p>
          </table:table-cell>
          <table:table-cell office:value-type="string" calcext:value-type="string">
            <text:p>-0.022829274832556905</text:p>
          </table:table-cell>
          <table:table-cell office:value-type="string" calcext:value-type="string">
            <text:p>11280.8125</text:p>
          </table:table-cell>
          <table:table-cell office:value-type="string" calcext:value-type="string">
            <text:p>2678.25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760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650208473205566</text:p>
          </table:table-cell>
          <table:table-cell office:value-type="float" office:value="675" calcext:value-type="float">
            <text:p>67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3.758400920871104</text:p>
          </table:table-cell>
          <table:table-cell office:value-type="string" calcext:value-type="string">
            <text:p>0.0420653992134068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2816505432129</text:p>
          </table:table-cell>
          <table:table-cell office:value-type="float" office:value="657" calcext:value-type="float">
            <text:p>65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2.303179914191336</text:p>
          </table:table-cell>
          <table:table-cell office:value-type="string" calcext:value-type="string">
            <text:p>0.030378565234535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7145462036133</text:p>
          </table:table-cell>
          <table:table-cell office:value-type="float" office:value="652" calcext:value-type="float">
            <text:p>65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11.520488767374825</text:p>
          </table:table-cell>
          <table:table-cell office:value-type="string" calcext:value-type="string">
            <text:p>0.0127060984116346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48089599609375</text:p>
          </table:table-cell>
          <table:table-cell office:value-type="float" office:value="666" calcext:value-type="float">
            <text:p>66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8.235808185369912</text:p>
          </table:table-cell>
          <table:table-cell office:value-type="string" calcext:value-type="string">
            <text:p>0.0624744363463732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9925422668457</text:p>
          </table:table-cell>
          <table:table-cell office:value-type="float" office:value="648" calcext:value-type="float">
            <text:p>64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5.862672875555509</text:p>
          </table:table-cell>
          <table:table-cell office:value-type="string" calcext:value-type="string">
            <text:p>-0.0234292502174308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78981399536133</text:p>
          </table:table-cell>
          <table:table-cell office:value-type="float" office:value="637" calcext:value-type="float">
            <text:p>63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5.226755596443585</text:p>
          </table:table-cell>
          <table:table-cell office:value-type="string" calcext:value-type="string">
            <text:p>-0.022128066555885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95177268981934</text:p>
          </table:table-cell>
          <table:table-cell office:value-type="float" office:value="632" calcext:value-type="float">
            <text:p>63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7.46479318652105</text:p>
          </table:table-cell>
          <table:table-cell office:value-type="string" calcext:value-type="string">
            <text:p>-0.043899138492955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26412200927734</text:p>
          </table:table-cell>
          <table:table-cell office:value-type="float" office:value="629" calcext:value-type="float">
            <text:p>62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-9.744765652917607</text:p>
          </table:table-cell>
          <table:table-cell office:value-type="string" calcext:value-type="string">
            <text:p>0.112496618482545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013914108276367</text:p>
          </table:table-cell>
          <table:table-cell office:value-type="float" office:value="651" calcext:value-type="float">
            <text:p>65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3.463949223848088</text:p>
          </table:table-cell>
          <table:table-cell office:value-type="string" calcext:value-type="string">
            <text:p>-0.0289935017542217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27961921691895</text:p>
          </table:table-cell>
          <table:table-cell office:value-type="float" office:value="656" calcext:value-type="float">
            <text:p>65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36.67144533438239</text:p>
          </table:table-cell>
          <table:table-cell office:value-type="string" calcext:value-type="string">
            <text:p>0.213882077038684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35402011871338</text:p>
          </table:table-cell>
          <table:table-cell office:value-type="float" office:value="653" calcext:value-type="float">
            <text:p>65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7.952256359062607</text:p>
          </table:table-cell>
          <table:table-cell office:value-type="string" calcext:value-type="string">
            <text:p>-0.0013244989363760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4535608291626</text:p>
          </table:table-cell>
          <table:table-cell office:value-type="float" office:value="647" calcext:value-type="float">
            <text:p>6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79.87386308993149</text:p>
          </table:table-cell>
          <table:table-cell office:value-type="string" calcext:value-type="string">
            <text:p>0.291232813307511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65873527526855</text:p>
          </table:table-cell>
          <table:table-cell office:value-type="float" office:value="631" calcext:value-type="float">
            <text:p>6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5.6607109382467895</text:p>
          </table:table-cell>
          <table:table-cell office:value-type="string" calcext:value-type="string">
            <text:p>0.094466452813662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17668151855469</text:p>
          </table:table-cell>
          <table:table-cell office:value-type="float" office:value="645" calcext:value-type="float">
            <text:p>6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7.46712227088763</text:p>
          </table:table-cell>
          <table:table-cell office:value-type="string" calcext:value-type="string">
            <text:p>-0.04079047023959367</text:p>
          </table:table-cell>
          <table:table-cell office:value-type="string" calcext:value-type="string">
            <text:p>8724.5</text:p>
          </table:table-cell>
          <table:table-cell office:value-type="string" calcext:value-type="string">
            <text:p>2252.0625</text:p>
          </table:table-cell>
          <table:table-cell office:value-type="string" calcext:value-type="string">
            <text:p>846.3125</text:p>
          </table:table-cell>
          <table:table-cell office:value-type="string" calcext:value-type="string">
            <text:p>5626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81981658935547</text:p>
          </table:table-cell>
          <table:table-cell office:value-type="float" office:value="641" calcext:value-type="float">
            <text:p>64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3.855227010485223</text:p>
          </table:table-cell>
          <table:table-cell office:value-type="string" calcext:value-type="string">
            <text:p>0.04517585319538958</text:p>
          </table:table-cell>
          <table:table-cell office:value-type="string" calcext:value-type="string">
            <text:p>10115.25</text:p>
          </table:table-cell>
          <table:table-cell office:value-type="string" calcext:value-type="string">
            <text:p>2379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69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438061714172363</text:p>
          </table:table-cell>
          <table:table-cell office:value-type="float" office:value="660" calcext:value-type="float">
            <text:p>66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1.463633851568865</text:p>
          </table:table-cell>
          <table:table-cell office:value-type="string" calcext:value-type="string">
            <text:p>0.030010579068102814</text:p>
          </table:table-cell>
          <table:table-cell office:value-type="string" calcext:value-type="string">
            <text:p>10412.1875</text:p>
          </table:table-cell>
          <table:table-cell office:value-type="string" calcext:value-type="string">
            <text:p>2362.875</text:p>
          </table:table-cell>
          <table:table-cell office:value-type="string" calcext:value-type="string">
            <text:p>807.8125</text:p>
          </table:table-cell>
          <table:table-cell office:value-type="string" calcext:value-type="string">
            <text:p>724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0455894470215</text:p>
          </table:table-cell>
          <table:table-cell office:value-type="float" office:value="636" calcext:value-type="float">
            <text:p>63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32.28446251862578</text:p>
          </table:table-cell>
          <table:table-cell office:value-type="string" calcext:value-type="string">
            <text:p>0.015955250319802758</text:p>
          </table:table-cell>
          <table:table-cell office:value-type="string" calcext:value-type="string">
            <text:p>10130.3125</text:p>
          </table:table-cell>
          <table:table-cell office:value-type="string" calcext:value-type="string">
            <text:p>2412.5625</text:p>
          </table:table-cell>
          <table:table-cell office:value-type="string" calcext:value-type="string">
            <text:p>914.4375</text:p>
          </table:table-cell>
          <table:table-cell office:value-type="string" calcext:value-type="string">
            <text:p>6803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3598327636719</text:p>
          </table:table-cell>
          <table:table-cell office:value-type="float" office:value="660" calcext:value-type="float">
            <text:p>66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40.9517757223403</text:p>
          </table:table-cell>
          <table:table-cell office:value-type="string" calcext:value-type="string">
            <text:p>-0.048776315887660564</text:p>
          </table:table-cell>
          <table:table-cell office:value-type="string" calcext:value-type="string">
            <text:p>10327.875</text:p>
          </table:table-cell>
          <table:table-cell office:value-type="string" calcext:value-type="string">
            <text:p>2247.375</text:p>
          </table:table-cell>
          <table:table-cell office:value-type="string" calcext:value-type="string">
            <text:p>832.0</text:p>
          </table:table-cell>
          <table:table-cell office:value-type="string" calcext:value-type="string">
            <text:p>724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16759777069092</text:p>
          </table:table-cell>
          <table:table-cell office:value-type="float" office:value="639" calcext:value-type="float">
            <text:p>63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7.66384476916228</text:p>
          </table:table-cell>
          <table:table-cell office:value-type="string" calcext:value-type="string">
            <text:p>-0.23282747762985026</text:p>
          </table:table-cell>
          <table:table-cell office:value-type="string" calcext:value-type="string">
            <text:p>10420.5</text:p>
          </table:table-cell>
          <table:table-cell office:value-type="string" calcext:value-type="string">
            <text:p>2435.3125</text:p>
          </table:table-cell>
          <table:table-cell office:value-type="string" calcext:value-type="string">
            <text:p>824.5</text:p>
          </table:table-cell>
          <table:table-cell office:value-type="string" calcext:value-type="string">
            <text:p>716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98933410644531</text:p>
          </table:table-cell>
          <table:table-cell office:value-type="float" office:value="672" calcext:value-type="float">
            <text:p>67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65.07555029782263</text:p>
          </table:table-cell>
          <table:table-cell office:value-type="string" calcext:value-type="string">
            <text:p>-0.09291526953686403</text:p>
          </table:table-cell>
          <table:table-cell office:value-type="string" calcext:value-type="string">
            <text:p>9968.0</text:p>
          </table:table-cell>
          <table:table-cell office:value-type="string" calcext:value-type="string">
            <text:p>2227.5</text:p>
          </table:table-cell>
          <table:table-cell office:value-type="string" calcext:value-type="string">
            <text:p>803.25</text:p>
          </table:table-cell>
          <table:table-cell office:value-type="string" calcext:value-type="string">
            <text:p>693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78956127166748</text:p>
          </table:table-cell>
          <table:table-cell office:value-type="float" office:value="609" calcext:value-type="float">
            <text:p>60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31.484720002448324</text:p>
          </table:table-cell>
          <table:table-cell office:value-type="string" calcext:value-type="string">
            <text:p>-0.13539568511346542</text:p>
          </table:table-cell>
          <table:table-cell office:value-type="string" calcext:value-type="string">
            <text:p>10014.625</text:p>
          </table:table-cell>
          <table:table-cell office:value-type="string" calcext:value-type="string">
            <text:p>2389.1875</text:p>
          </table:table-cell>
          <table:table-cell office:value-type="string" calcext:value-type="string">
            <text:p>903.0625</text:p>
          </table:table-cell>
          <table:table-cell office:value-type="string" calcext:value-type="string">
            <text:p>6722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04934310913086</text:p>
          </table:table-cell>
          <table:table-cell office:value-type="float" office:value="635" calcext:value-type="float">
            <text:p>63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7.233198166506707</text:p>
          </table:table-cell>
          <table:table-cell office:value-type="string" calcext:value-type="string">
            <text:p>-0.022738849010974393</text:p>
          </table:table-cell>
          <table:table-cell office:value-type="string" calcext:value-type="string">
            <text:p>9588.1875</text:p>
          </table:table-cell>
          <table:table-cell office:value-type="string" calcext:value-type="string">
            <text:p>2361.6875</text:p>
          </table:table-cell>
          <table:table-cell office:value-type="string" calcext:value-type="string">
            <text:p>854.375</text:p>
          </table:table-cell>
          <table:table-cell office:value-type="string" calcext:value-type="string">
            <text:p>637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33248996734619</text:p>
          </table:table-cell>
          <table:table-cell office:value-type="float" office:value="649" calcext:value-type="float">
            <text:p>64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6.82360180187394</text:p>
          </table:table-cell>
          <table:table-cell office:value-type="string" calcext:value-type="string">
            <text:p>-0.05749776559955809</text:p>
          </table:table-cell>
          <table:table-cell office:value-type="string" calcext:value-type="string">
            <text:p>10194.25</text:p>
          </table:table-cell>
          <table:table-cell office:value-type="string" calcext:value-type="string">
            <text:p>2414.625</text:p>
          </table:table-cell>
          <table:table-cell office:value-type="string" calcext:value-type="string">
            <text:p>815.25</text:p>
          </table:table-cell>
          <table:table-cell office:value-type="string" calcext:value-type="string">
            <text:p>6964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757638931274414</text:p>
          </table:table-cell>
          <table:table-cell office:value-type="float" office:value="626" calcext:value-type="float">
            <text:p>62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68.35610699026836</text:p>
          </table:table-cell>
          <table:table-cell office:value-type="string" calcext:value-type="string">
            <text:p>-0.09050042215000818</text:p>
          </table:table-cell>
          <table:table-cell office:value-type="string" calcext:value-type="string">
            <text:p>10054.5625</text:p>
          </table:table-cell>
          <table:table-cell office:value-type="string" calcext:value-type="string">
            <text:p>2376.375</text:p>
          </table:table-cell>
          <table:table-cell office:value-type="string" calcext:value-type="string">
            <text:p>862.75</text:p>
          </table:table-cell>
          <table:table-cell office:value-type="string" calcext:value-type="string">
            <text:p>6815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8982572555542</text:p>
          </table:table-cell>
          <table:table-cell office:value-type="float" office:value="629" calcext:value-type="float">
            <text:p>62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81.75554726280731</text:p>
          </table:table-cell>
          <table:table-cell office:value-type="string" calcext:value-type="string">
            <text:p>-0.24905053160306143</text:p>
          </table:table-cell>
          <table:table-cell office:value-type="string" calcext:value-type="string">
            <text:p>9744.5625</text:p>
          </table:table-cell>
          <table:table-cell office:value-type="string" calcext:value-type="string">
            <text:p>2219.4375</text:p>
          </table:table-cell>
          <table:table-cell office:value-type="string" calcext:value-type="string">
            <text:p>756.125</text:p>
          </table:table-cell>
          <table:table-cell office:value-type="string" calcext:value-type="string">
            <text:p>67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69772243499756</text:p>
          </table:table-cell>
          <table:table-cell office:value-type="float" office:value="640" calcext:value-type="float">
            <text:p>64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47.01819839850398</text:p>
          </table:table-cell>
          <table:table-cell office:value-type="string" calcext:value-type="string">
            <text:p>-0.02485037347920261</text:p>
          </table:table-cell>
          <table:table-cell office:value-type="string" calcext:value-type="string">
            <text:p>10119.375</text:p>
          </table:table-cell>
          <table:table-cell office:value-type="string" calcext:value-type="string">
            <text:p>2342.5625</text:p>
          </table:table-cell>
          <table:table-cell office:value-type="string" calcext:value-type="string">
            <text:p>848.75</text:p>
          </table:table-cell>
          <table:table-cell office:value-type="string" calcext:value-type="string">
            <text:p>6928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56783199310303</text:p>
          </table:table-cell>
          <table:table-cell office:value-type="float" office:value="620" calcext:value-type="float">
            <text:p>62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39.764340920645935</text:p>
          </table:table-cell>
          <table:table-cell office:value-type="string" calcext:value-type="string">
            <text:p>-0.1825881928019332</text:p>
          </table:table-cell>
          <table:table-cell office:value-type="string" calcext:value-type="string">
            <text:p>9695.0</text:p>
          </table:table-cell>
          <table:table-cell office:value-type="string" calcext:value-type="string">
            <text:p>2218.4375</text:p>
          </table:table-cell>
          <table:table-cell office:value-type="string" calcext:value-type="string">
            <text:p>886.9375</text:p>
          </table:table-cell>
          <table:table-cell office:value-type="string" calcext:value-type="string">
            <text:p>6589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634374618530273</text:p>
          </table:table-cell>
          <table:table-cell office:value-type="float" office:value="617" calcext:value-type="float">
            <text:p>6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1.193911140350417</text:p>
          </table:table-cell>
          <table:table-cell office:value-type="string" calcext:value-type="string">
            <text:p>-0.17989667365466855</text:p>
          </table:table-cell>
          <table:table-cell office:value-type="string" calcext:value-type="string">
            <text:p>9872.8125</text:p>
          </table:table-cell>
          <table:table-cell office:value-type="string" calcext:value-type="string">
            <text:p>2254.3125</text:p>
          </table:table-cell>
          <table:table-cell office:value-type="string" calcext:value-type="string">
            <text:p>899.4375</text:p>
          </table:table-cell>
          <table:table-cell office:value-type="string" calcext:value-type="string">
            <text:p>6719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2930431365967</text:p>
          </table:table-cell>
          <table:table-cell office:value-type="float" office:value="610" calcext:value-type="float">
            <text:p>6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5.928642020031521</text:p>
          </table:table-cell>
          <table:table-cell office:value-type="string" calcext:value-type="string">
            <text:p>0.0362272894977643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34278964996338</text:p>
          </table:table-cell>
          <table:table-cell office:value-type="float" office:value="625" calcext:value-type="float">
            <text:p>6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3.749273418701385</text:p>
          </table:table-cell>
          <table:table-cell office:value-type="string" calcext:value-type="string">
            <text:p>-0.052689485899431225</text:p>
          </table:table-cell>
          <table:table-cell office:value-type="string" calcext:value-type="string">
            <text:p>9242.0</text:p>
          </table:table-cell>
          <table:table-cell office:value-type="string" calcext:value-type="string">
            <text:p>2204.0625</text:p>
          </table:table-cell>
          <table:table-cell office:value-type="string" calcext:value-type="string">
            <text:p>877.125</text:p>
          </table:table-cell>
          <table:table-cell office:value-type="string" calcext:value-type="string">
            <text:p>616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506988525390625</text:p>
          </table:table-cell>
          <table:table-cell office:value-type="float" office:value="673" calcext:value-type="float">
            <text:p>67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0.94477498642192</text:p>
          </table:table-cell>
          <table:table-cell office:value-type="string" calcext:value-type="string">
            <text:p>-0.08539503970691253</text:p>
          </table:table-cell>
          <table:table-cell office:value-type="string" calcext:value-type="string">
            <text:p>9039.6875</text:p>
          </table:table-cell>
          <table:table-cell office:value-type="string" calcext:value-type="string">
            <text:p>2041.5</text:p>
          </table:table-cell>
          <table:table-cell office:value-type="string" calcext:value-type="string">
            <text:p>867.1875</text:p>
          </table:table-cell>
          <table:table-cell office:value-type="string" calcext:value-type="string">
            <text:p>613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309887886047363</text:p>
          </table:table-cell>
          <table:table-cell office:value-type="float" office:value="648" calcext:value-type="float">
            <text:p>64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33.49195022967608</text:p>
          </table:table-cell>
          <table:table-cell office:value-type="string" calcext:value-type="string">
            <text:p>-0.13188179324054966</text:p>
          </table:table-cell>
          <table:table-cell office:value-type="string" calcext:value-type="string">
            <text:p>9374.125</text:p>
          </table:table-cell>
          <table:table-cell office:value-type="string" calcext:value-type="string">
            <text:p>2235.875</text:p>
          </table:table-cell>
          <table:table-cell office:value-type="string" calcext:value-type="string">
            <text:p>872.625</text:p>
          </table:table-cell>
          <table:table-cell office:value-type="string" calcext:value-type="string">
            <text:p>6265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5831050872803</text:p>
          </table:table-cell>
          <table:table-cell office:value-type="float" office:value="638" calcext:value-type="float">
            <text:p>63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.6560075708164996</text:p>
          </table:table-cell>
          <table:table-cell office:value-type="string" calcext:value-type="string">
            <text:p>0.0311544246660009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40326499938965</text:p>
          </table:table-cell>
          <table:table-cell office:value-type="float" office:value="623" calcext:value-type="float">
            <text:p>62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176.94458571895825</text:p>
          </table:table-cell>
          <table:table-cell office:value-type="string" calcext:value-type="string">
            <text:p>0.2760022154428502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566104888916</text:p>
          </table:table-cell>
          <table:table-cell office:value-type="float" office:value="626" calcext:value-type="float">
            <text:p>62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8.637110465575052</text:p>
          </table:table-cell>
          <table:table-cell office:value-type="string" calcext:value-type="string">
            <text:p>-0.0028727768737439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8363780975342</text:p>
          </table:table-cell>
          <table:table-cell office:value-type="float" office:value="628" calcext:value-type="float">
            <text:p>62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25.371701865953316</text:p>
          </table:table-cell>
          <table:table-cell office:value-type="string" calcext:value-type="string">
            <text:p>-0.0841163743461416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756900787353516</text:p>
          </table:table-cell>
          <table:table-cell office:value-type="float" office:value="635" calcext:value-type="float">
            <text:p>63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83.52403859403205</text:p>
          </table:table-cell>
          <table:table-cell office:value-type="string" calcext:value-type="string">
            <text:p>0.129226155738449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14026832580566</text:p>
          </table:table-cell>
          <table:table-cell office:value-type="float" office:value="653" calcext:value-type="float">
            <text:p>65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-10.56252596599343</text:p>
          </table:table-cell>
          <table:table-cell office:value-type="string" calcext:value-type="string">
            <text:p>-0.183608410945710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88147258758545</text:p>
          </table:table-cell>
          <table:table-cell office:value-type="float" office:value="620" calcext:value-type="float">
            <text:p>62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11.898388538444044</text:p>
          </table:table-cell>
          <table:table-cell office:value-type="string" calcext:value-type="string">
            <text:p>-0.120843505327313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3611373901367</text:p>
          </table:table-cell>
          <table:table-cell office:value-type="float" office:value="637" calcext:value-type="float">
            <text:p>63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20.64367194767371</text:p>
          </table:table-cell>
          <table:table-cell office:value-type="string" calcext:value-type="string">
            <text:p>-0.023258777761814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5545768737793</text:p>
          </table:table-cell>
          <table:table-cell office:value-type="float" office:value="630" calcext:value-type="float">
            <text:p>63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37.68095493060705</text:p>
          </table:table-cell>
          <table:table-cell office:value-type="string" calcext:value-type="string">
            <text:p>0.01640387522336206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81093978881836</text:p>
          </table:table-cell>
          <table:table-cell office:value-type="float" office:value="621" calcext:value-type="float">
            <text:p>62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83.38294733727236</text:p>
          </table:table-cell>
          <table:table-cell office:value-type="string" calcext:value-type="string">
            <text:p>-0.021915227717407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28038597106934</text:p>
          </table:table-cell>
          <table:table-cell office:value-type="float" office:value="632" calcext:value-type="float">
            <text:p>63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65.24374808739074</text:p>
          </table:table-cell>
          <table:table-cell office:value-type="string" calcext:value-type="string">
            <text:p>-0.031575211957757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9754276275635</text:p>
          </table:table-cell>
          <table:table-cell office:value-type="float" office:value="616" calcext:value-type="float">
            <text:p>61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-71.0704680100545</text:p>
          </table:table-cell>
          <table:table-cell office:value-type="string" calcext:value-type="string">
            <text:p>-0.0520900998200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2101459503174</text:p>
          </table:table-cell>
          <table:table-cell office:value-type="float" office:value="615" calcext:value-type="float">
            <text:p>61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71.68253270703431</text:p>
          </table:table-cell>
          <table:table-cell office:value-type="string" calcext:value-type="string">
            <text:p>0.067210361097059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35145568847656</text:p>
          </table:table-cell>
          <table:table-cell office:value-type="float" office:value="618" calcext:value-type="float">
            <text:p>61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-30.752398385501767</text:p>
          </table:table-cell>
          <table:table-cell office:value-type="string" calcext:value-type="string">
            <text:p>0.0130021802153184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2637062072754</text:p>
          </table:table-cell>
          <table:table-cell office:value-type="float" office:value="615" calcext:value-type="float">
            <text:p>61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74.54350371374056</text:p>
          </table:table-cell>
          <table:table-cell office:value-type="string" calcext:value-type="string">
            <text:p>0.034706111544695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707704544067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25.19589902257986</text:p>
          </table:table-cell>
          <table:table-cell office:value-type="string" calcext:value-type="string">
            <text:p>0.0089437253378972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8135414123535</text:p>
          </table:table-cell>
          <table:table-cell office:value-type="float" office:value="651" calcext:value-type="float">
            <text:p>65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49.04456552253321</text:p>
          </table:table-cell>
          <table:table-cell office:value-type="string" calcext:value-type="string">
            <text:p>0.00364910925256825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7923221588135</text:p>
          </table:table-cell>
          <table:table-cell office:value-type="float" office:value="651" calcext:value-type="float">
            <text:p>65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-38.93279324475388</text:p>
          </table:table-cell>
          <table:table-cell office:value-type="string" calcext:value-type="string">
            <text:p>0.004024271374198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30989837646484</text:p>
          </table:table-cell>
          <table:table-cell office:value-type="float" office:value="661" calcext:value-type="float">
            <text:p>66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51.81792608050546</text:p>
          </table:table-cell>
          <table:table-cell office:value-type="string" calcext:value-type="string">
            <text:p>0.065357974991349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7658042907715</text:p>
          </table:table-cell>
          <table:table-cell office:value-type="float" office:value="646" calcext:value-type="float">
            <text:p>64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-74.56227636683894</text:p>
          </table:table-cell>
          <table:table-cell office:value-type="string" calcext:value-type="string">
            <text:p>0.113368227623097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55122756958</text:p>
          </table:table-cell>
          <table:table-cell office:value-type="float" office:value="622" calcext:value-type="float">
            <text:p>62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-26.099516954698824</text:p>
          </table:table-cell>
          <table:table-cell office:value-type="string" calcext:value-type="string">
            <text:p>-0.0262237001297877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51878356933594</text:p>
          </table:table-cell>
          <table:table-cell office:value-type="float" office:value="635" calcext:value-type="float">
            <text:p>63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-37.39915830253056</text:p>
          </table:table-cell>
          <table:table-cell office:value-type="string" calcext:value-type="string">
            <text:p>0.0244929697153585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3795471191406</text:p>
          </table:table-cell>
          <table:table-cell office:value-type="float" office:value="637" calcext:value-type="float">
            <text:p>63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-5.419320845319486</text:p>
          </table:table-cell>
          <table:table-cell office:value-type="string" calcext:value-type="string">
            <text:p>-0.0207960850608992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23612117767334</text:p>
          </table:table-cell>
          <table:table-cell office:value-type="float" office:value="614" calcext:value-type="float">
            <text:p>6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-12.063775439064784</text:p>
          </table:table-cell>
          <table:table-cell office:value-type="string" calcext:value-type="string">
            <text:p>0.0087354043571763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49059867858887</text:p>
          </table:table-cell>
          <table:table-cell office:value-type="float" office:value="635" calcext:value-type="float">
            <text:p>63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-13.536610392926598</text:p>
          </table:table-cell>
          <table:table-cell office:value-type="string" calcext:value-type="string">
            <text:p>-0.02250213957318742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88413429260254</text:p>
          </table:table-cell>
          <table:table-cell office:value-type="float" office:value="611" calcext:value-type="float">
            <text:p>61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0.197045174560992</text:p>
          </table:table-cell>
          <table:table-cell office:value-type="string" calcext:value-type="string">
            <text:p>-0.0216823741769281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0897960662842</text:p>
          </table:table-cell>
          <table:table-cell office:value-type="float" office:value="605" calcext:value-type="float">
            <text:p>60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1.2505214252601977</text:p>
          </table:table-cell>
          <table:table-cell office:value-type="string" calcext:value-type="string">
            <text:p>-0.09230594802377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2328338623047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4.042790578149743</text:p>
          </table:table-cell>
          <table:table-cell office:value-type="string" calcext:value-type="string">
            <text:p>-0.0557109021840694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36834144592285</text:p>
          </table:table-cell>
          <table:table-cell office:value-type="float" office:value="630" calcext:value-type="float">
            <text:p>63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.373111725149233</text:p>
          </table:table-cell>
          <table:table-cell office:value-type="string" calcext:value-type="string">
            <text:p>-0.00685558221098753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56053829193115</text:p>
          </table:table-cell>
          <table:table-cell office:value-type="float" office:value="634" calcext:value-type="float">
            <text:p>63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3.117096652284292</text:p>
          </table:table-cell>
          <table:table-cell office:value-type="string" calcext:value-type="string">
            <text:p>-0.09139143332521668</text:p>
          </table:table-cell>
          <table:table-cell office:value-type="string" calcext:value-type="string">
            <text:p>6226.5625</text:p>
          </table:table-cell>
          <table:table-cell office:value-type="string" calcext:value-type="string">
            <text:p>1462.75</text:p>
          </table:table-cell>
          <table:table-cell office:value-type="string" calcext:value-type="string">
            <text:p>844.5</text:p>
          </table:table-cell>
          <table:table-cell office:value-type="string" calcext:value-type="string">
            <text:p>3919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02145004272461</text:p>
          </table:table-cell>
          <table:table-cell office:value-type="float" office:value="627" calcext:value-type="float">
            <text:p>62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7.347616855710349</text:p>
          </table:table-cell>
          <table:table-cell office:value-type="string" calcext:value-type="string">
            <text:p>0.012863006331376315</text:p>
          </table:table-cell>
          <table:table-cell office:value-type="string" calcext:value-type="string">
            <text:p>5636.4375</text:p>
          </table:table-cell>
          <table:table-cell office:value-type="string" calcext:value-type="string">
            <text:p>1428.1875</text:p>
          </table:table-cell>
          <table:table-cell office:value-type="string" calcext:value-type="string">
            <text:p>889.0</text:p>
          </table:table-cell>
          <table:table-cell office:value-type="string" calcext:value-type="string">
            <text:p>331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02037715911865</text:p>
          </table:table-cell>
          <table:table-cell office:value-type="float" office:value="644" calcext:value-type="float">
            <text:p>64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.183056194147863</text:p>
          </table:table-cell>
          <table:table-cell office:value-type="string" calcext:value-type="string">
            <text:p>-0.011762418016960544</text:p>
          </table:table-cell>
          <table:table-cell office:value-type="string" calcext:value-type="string">
            <text:p>5267.5</text:p>
          </table:table-cell>
          <table:table-cell office:value-type="string" calcext:value-type="string">
            <text:p>1216.375</text:p>
          </table:table-cell>
          <table:table-cell office:value-type="string" calcext:value-type="string">
            <text:p>796.125</text:p>
          </table:table-cell>
          <table:table-cell office:value-type="string" calcext:value-type="string">
            <text:p>32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239986419678</text:p>
          </table:table-cell>
          <table:table-cell office:value-type="float" office:value="652" calcext:value-type="float">
            <text:p>65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.2613627270748284</text:p>
          </table:table-cell>
          <table:table-cell office:value-type="string" calcext:value-type="string">
            <text:p>0.02839957324882136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49079513549805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.714536301187581</text:p>
          </table:table-cell>
          <table:table-cell office:value-type="string" calcext:value-type="string">
            <text:p>-0.00745601976949603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7771224975586</text:p>
          </table:table-cell>
          <table:table-cell office:value-type="float" office:value="625" calcext:value-type="float">
            <text:p>62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075762268996308</text:p>
          </table:table-cell>
          <table:table-cell office:value-type="string" calcext:value-type="string">
            <text:p>-0.004783560338645298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52953338623047</text:p>
          </table:table-cell>
          <table:table-cell office:value-type="float" office:value="644" calcext:value-type="float">
            <text:p>64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2.2493610789455603</text:p>
          </table:table-cell>
          <table:table-cell office:value-type="string" calcext:value-type="string">
            <text:p>-0.0509958399142220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90971755981445</text:p>
          </table:table-cell>
          <table:table-cell office:value-type="float" office:value="629" calcext:value-type="float">
            <text:p>62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35563988921559986</text:p>
          </table:table-cell>
          <table:table-cell office:value-type="string" calcext:value-type="string">
            <text:p>-0.016439930352546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42299556732178</text:p>
          </table:table-cell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18.146580855466073</text:p>
          </table:table-cell>
          <table:table-cell office:value-type="string" calcext:value-type="string">
            <text:p>0.0288906847848139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6293029785156</text:p>
          </table:table-cell>
          <table:table-cell office:value-type="float" office:value="640" calcext:value-type="float">
            <text:p>64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.015090106219991</text:p>
          </table:table-cell>
          <table:table-cell office:value-type="string" calcext:value-type="string">
            <text:p>-0.055590134112505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3591957092285</text:p>
          </table:table-cell>
          <table:table-cell office:value-type="float" office:value="646" calcext:value-type="float">
            <text:p>64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-36.9866133034594</text:p>
          </table:table-cell>
          <table:table-cell office:value-type="string" calcext:value-type="string">
            <text:p>0.0175146496106690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4340515136719</text:p>
          </table:table-cell>
          <table:table-cell office:value-type="float" office:value="638" calcext:value-type="float">
            <text:p>63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22.421674137631438</text:p>
          </table:table-cell>
          <table:table-cell office:value-type="string" calcext:value-type="string">
            <text:p>0.00855191364392922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2846565246582</text:p>
          </table:table-cell>
          <table:table-cell office:value-type="float" office:value="629" calcext:value-type="float">
            <text:p>62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-25.63675688320452</text:p>
          </table:table-cell>
          <table:table-cell office:value-type="string" calcext:value-type="string">
            <text:p>0.0253523241980762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79358673095703</text:p>
          </table:table-cell>
          <table:table-cell office:value-type="float" office:value="622" calcext:value-type="float">
            <text:p>62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27.624703951992714</text:p>
          </table:table-cell>
          <table:table-cell office:value-type="string" calcext:value-type="string">
            <text:p>0.00227563783857514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3779716491699</text:p>
          </table:table-cell>
          <table:table-cell office:value-type="float" office:value="631" calcext:value-type="float">
            <text:p>63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-27.00233140274035</text:p>
          </table:table-cell>
          <table:table-cell office:value-type="string" calcext:value-type="string">
            <text:p>-0.0079679198668963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25120544433594</text:p>
          </table:table-cell>
          <table:table-cell office:value-type="float" office:value="636" calcext:value-type="float">
            <text:p>63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-37.60245139875116</text:p>
          </table:table-cell>
          <table:table-cell office:value-type="string" calcext:value-type="string">
            <text:p>0.0582968328605888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23191452026367</text:p>
          </table:table-cell>
          <table:table-cell office:value-type="float" office:value="628" calcext:value-type="float">
            <text:p>62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55.319576471837976</text:p>
          </table:table-cell>
          <table:table-cell office:value-type="string" calcext:value-type="string">
            <text:p>0.0454697333862675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3292407989502</text:p>
          </table:table-cell>
          <table:table-cell office:value-type="float" office:value="630" calcext:value-type="float">
            <text:p>63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22.042358761442113</text:p>
          </table:table-cell>
          <table:table-cell office:value-type="string" calcext:value-type="string">
            <text:p>-0.0149071570757732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561222076416</text:p>
          </table:table-cell>
          <table:table-cell office:value-type="float" office:value="618" calcext:value-type="float">
            <text:p>61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-46.55954629230298</text:p>
          </table:table-cell>
          <table:table-cell office:value-type="string" calcext:value-type="string">
            <text:p>0.021312768781158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4064884185791</text:p>
          </table:table-cell>
          <table:table-cell office:value-type="float" office:value="630" calcext:value-type="float">
            <text:p>63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25.672124780537327</text:p>
          </table:table-cell>
          <table:table-cell office:value-type="string" calcext:value-type="string">
            <text:p>0.00235187228937780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7176971435547</text:p>
          </table:table-cell>
          <table:table-cell office:value-type="float" office:value="619" calcext:value-type="float">
            <text:p>61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-39.6888428526754</text:p>
          </table:table-cell>
          <table:table-cell office:value-type="string" calcext:value-type="string">
            <text:p>0.0302126836043098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36843490600586</text:p>
          </table:table-cell>
          <table:table-cell office:value-type="float" office:value="626" calcext:value-type="float">
            <text:p>62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25.54605780415062</text:p>
          </table:table-cell>
          <table:table-cell office:value-type="string" calcext:value-type="string">
            <text:p>0.00389519283074693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19930267333984</text:p>
          </table:table-cell>
          <table:table-cell office:value-type="float" office:value="614" calcext:value-type="float">
            <text:p>61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45.06464920806019</text:p>
          </table:table-cell>
          <table:table-cell office:value-type="string" calcext:value-type="string">
            <text:p>-0.0532924501724360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907558441162</text:p>
          </table:table-cell>
          <table:table-cell office:value-type="float" office:value="614" calcext:value-type="float">
            <text:p>61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47.53710928541303</text:p>
          </table:table-cell>
          <table:table-cell office:value-type="string" calcext:value-type="string">
            <text:p>0.054783710415062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5760345458984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28.87201971226424</text:p>
          </table:table-cell>
          <table:table-cell office:value-type="string" calcext:value-type="string">
            <text:p>0.011529866674387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49591636657715</text:p>
          </table:table-cell>
          <table:table-cell office:value-type="float" office:value="636" calcext:value-type="float">
            <text:p>63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35.01870566373999</text:p>
          </table:table-cell>
          <table:table-cell office:value-type="string" calcext:value-type="string">
            <text:p>0.0020685313419470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20082664489746</text:p>
          </table:table-cell>
          <table:table-cell office:value-type="float" office:value="616" calcext:value-type="float">
            <text:p>6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-40.33051197415166</text:p>
          </table:table-cell>
          <table:table-cell office:value-type="string" calcext:value-type="string">
            <text:p>0.05250126542512159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23770904541016</text:p>
          </table:table-cell>
          <table:table-cell office:value-type="float" office:value="626" calcext:value-type="float">
            <text:p>62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-24.08899543589046</text:p>
          </table:table-cell>
          <table:table-cell office:value-type="string" calcext:value-type="string">
            <text:p>-0.0299403396800778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2859802246094</text:p>
          </table:table-cell>
          <table:table-cell office:value-type="float" office:value="621" calcext:value-type="float">
            <text:p>62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-3.3210901286424246</text:p>
          </table:table-cell>
          <table:table-cell office:value-type="string" calcext:value-type="string">
            <text:p>-0.00061105902320884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10584259033203</text:p>
          </table:table-cell>
          <table:table-cell office:value-type="float" office:value="622" calcext:value-type="float">
            <text:p>62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30.45642892178327</text:p>
          </table:table-cell>
          <table:table-cell office:value-type="string" calcext:value-type="string">
            <text:p>-0.040582867670889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117618560791</text:p>
          </table:table-cell>
          <table:table-cell office:value-type="float" office:value="625" calcext:value-type="float">
            <text:p>62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40.076191145036454</text:p>
          </table:table-cell>
          <table:table-cell office:value-type="string" calcext:value-type="string">
            <text:p>0.0227595461414016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70126724243164</text:p>
          </table:table-cell>
          <table:table-cell office:value-type="float" office:value="621" calcext:value-type="float">
            <text:p>62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16.371159297002247</text:p>
          </table:table-cell>
          <table:table-cell office:value-type="string" calcext:value-type="string">
            <text:p>-0.0099540295682062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76976585388184</text:p>
          </table:table-cell>
          <table:table-cell office:value-type="float" office:value="623" calcext:value-type="float">
            <text:p>62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27.28432685721962</text:p>
          </table:table-cell>
          <table:table-cell office:value-type="string" calcext:value-type="string">
            <text:p>0.046209890081210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5225257873535</text:p>
          </table:table-cell>
          <table:table-cell office:value-type="float" office:value="609" calcext:value-type="float">
            <text:p>60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6.973362023640605</text:p>
          </table:table-cell>
          <table:table-cell office:value-type="string" calcext:value-type="string">
            <text:p>-0.0290729282582673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2659664154053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-30.05236907366031</text:p>
          </table:table-cell>
          <table:table-cell office:value-type="string" calcext:value-type="string">
            <text:p>0.0303284444503549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5779113769531</text:p>
          </table:table-cell>
          <table:table-cell office:value-type="float" office:value="616" calcext:value-type="float">
            <text:p>61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7.970360323619483</text:p>
          </table:table-cell>
          <table:table-cell office:value-type="string" calcext:value-type="string">
            <text:p>-0.0201924297960907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83233642578125</text:p>
          </table:table-cell>
          <table:table-cell office:value-type="float" office:value="617" calcext:value-type="float">
            <text:p>61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3.720528501239766</text:p>
          </table:table-cell>
          <table:table-cell office:value-type="string" calcext:value-type="string">
            <text:p>-0.033822793818881466</text:p>
          </table:table-cell>
          <table:table-cell office:value-type="string" calcext:value-type="string">
            <text:p>6268.5625</text:p>
          </table:table-cell>
          <table:table-cell office:value-type="string" calcext:value-type="string">
            <text:p>1581.875</text:p>
          </table:table-cell>
          <table:table-cell office:value-type="string" calcext:value-type="string">
            <text:p>831.3125</text:p>
          </table:table-cell>
          <table:table-cell office:value-type="string" calcext:value-type="string">
            <text:p>3855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3109760284424</text:p>
          </table:table-cell>
          <table:table-cell office:value-type="float" office:value="627" calcext:value-type="float">
            <text:p>62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4.246430151685713</text:p>
          </table:table-cell>
          <table:table-cell office:value-type="string" calcext:value-type="string">
            <text:p>-0.029351008821021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2623176574707</text:p>
          </table:table-cell>
          <table:table-cell office:value-type="float" office:value="630" calcext:value-type="float">
            <text:p>6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6.58662663650116</text:p>
          </table:table-cell>
          <table:table-cell office:value-type="string" calcext:value-type="string">
            <text:p>-0.025463924517420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618688583374023</text:p>
          </table:table-cell>
          <table:table-cell office:value-type="float" office:value="633" calcext:value-type="float">
            <text:p>63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1.882813919655597</text:p>
          </table:table-cell>
          <table:table-cell office:value-type="string" calcext:value-type="string">
            <text:p>0.01425917495994446</text:p>
          </table:table-cell>
          <table:table-cell office:value-type="string" calcext:value-type="string">
            <text:p>5746.375</text:p>
          </table:table-cell>
          <table:table-cell office:value-type="string" calcext:value-type="string">
            <text:p>1408.3125</text:p>
          </table:table-cell>
          <table:table-cell office:value-type="string" calcext:value-type="string">
            <text:p>712.5</text:p>
          </table:table-cell>
          <table:table-cell office:value-type="string" calcext:value-type="string">
            <text:p>3625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330321311950684</text:p>
          </table:table-cell>
          <table:table-cell office:value-type="float" office:value="637" calcext:value-type="float">
            <text:p>63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37.12888997326875</text:p>
          </table:table-cell>
          <table:table-cell office:value-type="string" calcext:value-type="string">
            <text:p>-0.06546980652015497</text:p>
          </table:table-cell>
          <table:table-cell office:value-type="string" calcext:value-type="string">
            <text:p>6177.9375</text:p>
          </table:table-cell>
          <table:table-cell office:value-type="string" calcext:value-type="string">
            <text:p>1549.4375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383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78860092163086</text:p>
          </table:table-cell>
          <table:table-cell office:value-type="float" office:value="646" calcext:value-type="float">
            <text:p>64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.6845942352598655</text:p>
          </table:table-cell>
          <table:table-cell office:value-type="string" calcext:value-type="string">
            <text:p>-0.0207532277889379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83199310302734</text:p>
          </table:table-cell>
          <table:table-cell office:value-type="float" office:value="635" calcext:value-type="float">
            <text:p>63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2.572669008861059</text:p>
          </table:table-cell>
          <table:table-cell office:value-type="string" calcext:value-type="string">
            <text:p>0.0273498825817883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44654273986816</text:p>
          </table:table-cell>
          <table:table-cell office:value-type="float" office:value="638" calcext:value-type="float">
            <text:p>63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753580897135496</text:p>
          </table:table-cell>
          <table:table-cell office:value-type="string" calcext:value-type="string">
            <text:p>0.016102209976558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43074417114258</text:p>
          </table:table-cell>
          <table:table-cell office:value-type="float" office:value="619" calcext:value-type="float">
            <text:p>6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-0.08603917274897555</text:p>
          </table:table-cell>
          <table:table-cell office:value-type="string" calcext:value-type="string">
            <text:p>-0.064036689214329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7002925872803</text:p>
          </table:table-cell>
          <table:table-cell office:value-type="float" office:value="634" calcext:value-type="float">
            <text:p>63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3.140131798833378</text:p>
          </table:table-cell>
          <table:table-cell office:value-type="string" calcext:value-type="string">
            <text:p>-0.0219675303455443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3790912628174</text:p>
          </table:table-cell>
          <table:table-cell office:value-type="float" office:value="632" calcext:value-type="float">
            <text:p>63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3.402549451421079</text:p>
          </table:table-cell>
          <table:table-cell office:value-type="string" calcext:value-type="string">
            <text:p>-0.02171451659138532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7722225189209</text:p>
          </table:table-cell>
          <table:table-cell office:value-type="float" office:value="624" calcext:value-type="float">
            <text:p>62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7.7631173511658105</text:p>
          </table:table-cell>
          <table:table-cell office:value-type="string" calcext:value-type="string">
            <text:p>-0.066592461572307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8346366882324</text:p>
          </table:table-cell>
          <table:table-cell office:value-type="float" office:value="612" calcext:value-type="float">
            <text:p>61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25.211508649713238</text:p>
          </table:table-cell>
          <table:table-cell office:value-type="string" calcext:value-type="string">
            <text:p>-0.0313740486198324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879642486572</text:p>
          </table:table-cell>
          <table:table-cell office:value-type="float" office:value="609" calcext:value-type="float">
            <text:p>60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4.816955284592751</text:p>
          </table:table-cell>
          <table:table-cell office:value-type="string" calcext:value-type="string">
            <text:p>0.043736961315698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21370124816895</text:p>
          </table:table-cell>
          <table:table-cell office:value-type="float" office:value="610" calcext:value-type="float">
            <text:p>6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4.659605306238527</text:p>
          </table:table-cell>
          <table:table-cell office:value-type="string" calcext:value-type="string">
            <text:p>0.03545616045015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0885314941406</text:p>
          </table:table-cell>
          <table:table-cell office:value-type="float" office:value="612" calcext:value-type="float">
            <text:p>61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-13.913487542846013</text:p>
          </table:table-cell>
          <table:table-cell office:value-type="string" calcext:value-type="string">
            <text:p>-0.00328895682971658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3134536743164</text:p>
          </table:table-cell>
          <table:table-cell office:value-type="float" office:value="623" calcext:value-type="float">
            <text:p>62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1.744885456045365</text:p>
          </table:table-cell>
          <table:table-cell office:value-type="string" calcext:value-type="string">
            <text:p>-0.0149841455368414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7692165374756</text:p>
          </table:table-cell>
          <table:table-cell office:value-type="float" office:value="626" calcext:value-type="float">
            <text:p>62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.232885391686466</text:p>
          </table:table-cell>
          <table:table-cell office:value-type="string" calcext:value-type="string">
            <text:p>0.0085993998865642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8582191467285</text:p>
          </table:table-cell>
          <table:table-cell office:value-type="float" office:value="638" calcext:value-type="float">
            <text:p>63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-5.345635378900921</text:p>
          </table:table-cell>
          <table:table-cell office:value-type="string" calcext:value-type="string">
            <text:p>0.008290782753447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9105052947998</text:p>
          </table:table-cell>
          <table:table-cell office:value-type="float" office:value="615" calcext:value-type="float">
            <text:p>61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8.720157402724952</text:p>
          </table:table-cell>
          <table:table-cell office:value-type="string" calcext:value-type="string">
            <text:p>-0.0201763384173742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0549144744873</text:p>
          </table:table-cell>
          <table:table-cell office:value-type="float" office:value="626" calcext:value-type="float">
            <text:p>62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4.124156255576658</text:p>
          </table:table-cell>
          <table:table-cell office:value-type="string" calcext:value-type="string">
            <text:p>-0.0264963699279702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5644874572754</text:p>
          </table:table-cell>
          <table:table-cell office:value-type="float" office:value="600" calcext:value-type="float">
            <text:p>6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8.029117440454929</text:p>
          </table:table-cell>
          <table:table-cell office:value-type="string" calcext:value-type="string">
            <text:p>0.0148991796605210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9124126434326</text:p>
          </table:table-cell>
          <table:table-cell office:value-type="float" office:value="616" calcext:value-type="float">
            <text:p>61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4.383789416090355</text:p>
          </table:table-cell>
          <table:table-cell office:value-type="string" calcext:value-type="string">
            <text:p>0.0049341742108143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13166427612305</text:p>
          </table:table-cell>
          <table:table-cell office:value-type="float" office:value="632" calcext:value-type="float">
            <text:p>63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698817929967781</text:p>
          </table:table-cell>
          <table:table-cell office:value-type="string" calcext:value-type="string">
            <text:p>0.016980681725214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9828186035156</text:p>
          </table:table-cell>
          <table:table-cell office:value-type="float" office:value="625" calcext:value-type="float">
            <text:p>62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7.924215326438433</text:p>
          </table:table-cell>
          <table:table-cell office:value-type="string" calcext:value-type="string">
            <text:p>-0.0079877998215136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</table:table>
      <table:table table:name="thirdGpu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Nombre de points interet</text:p>
          </table:table-cell>
          <table:table-cell office:value-type="string" calcext:value-type="string">
            <text:p>Nombre de match</text:p>
          </table:table-cell>
          <table:table-cell office:value-type="string" calcext:value-type="string">
            <text:p>Coefficient de translation</text:p>
          </table:table-cell>
          <table:table-cell office:value-type="string" calcext:value-type="string">
            <text:p>Coefficient de rotation</text:p>
          </table:table-cell>
          <table:table-cell office:value-type="string" calcext:value-type="string">
            <text:p>Distance D VisionCheck</text:p>
          </table:table-cell>
          <table:table-cell office:value-type="string" calcext:value-type="string">
            <text:p>Distance ROI 1</text:p>
          </table:table-cell>
          <table:table-cell office:value-type="string" calcext:value-type="string">
            <text:p>Distance ROI 2</text:p>
          </table:table-cell>
          <table:table-cell office:value-type="string" calcext:value-type="string">
            <text:p>Distance ROI 3</text:p>
          </table:table-cell>
          <table:table-cell office:value-type="string" calcext:value-type="string">
            <text:p>CropRef=False</text:p>
          </table:table-cell>
          <table:table-cell office:value-type="string" calcext:value-type="string">
            <text:p>max_edge=600 &amp; max_sum_edges=1080</text:p>
          </table:table-cell>
        </table:table-row>
        <table:table-row table:style-name="ro1">
          <table:table-cell office:value-type="string" calcext:value-type="string">
            <text:p>0.513533353805542</text:p>
          </table:table-cell>
          <table:table-cell office:value-type="float" office:value="450" calcext:value-type="float">
            <text:p>450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94853973388672</text:p>
          </table:table-cell>
          <table:table-cell office:value-type="float" office:value="455" calcext:value-type="float">
            <text:p>455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771754264831543</text:p>
          </table:table-cell>
          <table:table-cell office:value-type="float" office:value="454" calcext:value-type="float">
            <text:p>454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755112648010254</text:p>
          </table:table-cell>
          <table:table-cell office:value-type="float" office:value="455" calcext:value-type="float">
            <text:p>455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824158668518066</text:p>
          </table:table-cell>
          <table:table-cell office:value-type="float" office:value="468" calcext:value-type="float">
            <text:p>468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65802764892578</text:p>
          </table:table-cell>
          <table:table-cell office:value-type="float" office:value="439" calcext:value-type="float">
            <text:p>439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6580917835235596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21.40591861883553</text:p>
          </table:table-cell>
          <table:table-cell office:value-type="string" calcext:value-type="string">
            <text:p>-0.1474834664315999</text:p>
          </table:table-cell>
          <table:table-cell office:value-type="string" calcext:value-type="string">
            <text:p>14560.4375</text:p>
          </table:table-cell>
          <table:table-cell office:value-type="string" calcext:value-type="string">
            <text:p>2963.125</text:p>
          </table:table-cell>
          <table:table-cell office:value-type="string" calcext:value-type="string">
            <text:p>915.4375</text:p>
          </table:table-cell>
          <table:table-cell office:value-type="string" calcext:value-type="string">
            <text:p>10681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82750129699707</text:p>
          </table:table-cell>
          <table:table-cell office:value-type="float" office:value="463" calcext:value-type="float">
            <text:p>4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0.87521412206539</text:p>
          </table:table-cell>
          <table:table-cell office:value-type="string" calcext:value-type="string">
            <text:p>-0.11979275069917697</text:p>
          </table:table-cell>
          <table:table-cell office:value-type="string" calcext:value-type="string">
            <text:p>15880.5</text:p>
          </table:table-cell>
          <table:table-cell office:value-type="string" calcext:value-type="string">
            <text:p>2915.6875</text:p>
          </table:table-cell>
          <table:table-cell office:value-type="string" calcext:value-type="string">
            <text:p>1084.9375</text:p>
          </table:table-cell>
          <table:table-cell office:value-type="string" calcext:value-type="string">
            <text:p>11879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5900764465332</text:p>
          </table:table-cell>
          <table:table-cell office:value-type="float" office:value="450" calcext:value-type="float">
            <text:p>45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5.28792575726513</text:p>
          </table:table-cell>
          <table:table-cell office:value-type="string" calcext:value-type="string">
            <text:p>-0.004659187184078824</text:p>
          </table:table-cell>
          <table:table-cell office:value-type="string" calcext:value-type="string">
            <text:p>15349.3125</text:p>
          </table:table-cell>
          <table:table-cell office:value-type="string" calcext:value-type="string">
            <text:p>2795.875</text:p>
          </table:table-cell>
          <table:table-cell office:value-type="string" calcext:value-type="string">
            <text:p>1023.0</text:p>
          </table:table-cell>
          <table:table-cell office:value-type="string" calcext:value-type="string">
            <text:p>1153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77246570587158</text:p>
          </table:table-cell>
          <table:table-cell office:value-type="float" office:value="457" calcext:value-type="float">
            <text:p>45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99.68213601031701</text:p>
          </table:table-cell>
          <table:table-cell office:value-type="string" calcext:value-type="string">
            <text:p>-0.07578562341174333</text:p>
          </table:table-cell>
          <table:table-cell office:value-type="string" calcext:value-type="string">
            <text:p>16780.625</text:p>
          </table:table-cell>
          <table:table-cell office:value-type="string" calcext:value-type="string">
            <text:p>3166.75</text:p>
          </table:table-cell>
          <table:table-cell office:value-type="string" calcext:value-type="string">
            <text:p>1002.4375</text:p>
          </table:table-cell>
          <table:table-cell office:value-type="string" calcext:value-type="string">
            <text:p>12611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27280902862549</text:p>
          </table:table-cell>
          <table:table-cell office:value-type="float" office:value="445" calcext:value-type="float">
            <text:p>44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58.76290234006257</text:p>
          </table:table-cell>
          <table:table-cell office:value-type="string" calcext:value-type="string">
            <text:p>0.013996174981099396</text:p>
          </table:table-cell>
          <table:table-cell office:value-type="string" calcext:value-type="string">
            <text:p>18397.0625</text:p>
          </table:table-cell>
          <table:table-cell office:value-type="string" calcext:value-type="string">
            <text:p>3242.4375</text:p>
          </table:table-cell>
          <table:table-cell office:value-type="string" calcext:value-type="string">
            <text:p>1027.3125</text:p>
          </table:table-cell>
          <table:table-cell office:value-type="string" calcext:value-type="string">
            <text:p>14127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8333053588867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18.84738268922646</text:p>
          </table:table-cell>
          <table:table-cell office:value-type="string" calcext:value-type="string">
            <text:p>-0.12332310946784188</text:p>
          </table:table-cell>
          <table:table-cell office:value-type="string" calcext:value-type="string">
            <text:p>16977.375</text:p>
          </table:table-cell>
          <table:table-cell office:value-type="string" calcext:value-type="string">
            <text:p>3255.0625</text:p>
          </table:table-cell>
          <table:table-cell office:value-type="string" calcext:value-type="string">
            <text:p>1001.8125</text:p>
          </table:table-cell>
          <table:table-cell office:value-type="string" calcext:value-type="string">
            <text:p>1272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673614501953125</text:p>
          </table:table-cell>
          <table:table-cell office:value-type="float" office:value="444" calcext:value-type="float">
            <text:p>44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22.6782928346712</text:p>
          </table:table-cell>
          <table:table-cell office:value-type="string" calcext:value-type="string">
            <text:p>-0.21715306482672056</text:p>
          </table:table-cell>
          <table:table-cell office:value-type="string" calcext:value-type="string">
            <text:p>18152.875</text:p>
          </table:table-cell>
          <table:table-cell office:value-type="string" calcext:value-type="string">
            <text:p>2880.4375</text:p>
          </table:table-cell>
          <table:table-cell office:value-type="string" calcext:value-type="string">
            <text:p>882.25</text:p>
          </table:table-cell>
          <table:table-cell office:value-type="string" calcext:value-type="string">
            <text:p>1439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44826126098633</text:p>
          </table:table-cell>
          <table:table-cell office:value-type="float" office:value="440" calcext:value-type="float">
            <text:p>44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3.95676637023277</text:p>
          </table:table-cell>
          <table:table-cell office:value-type="string" calcext:value-type="string">
            <text:p>-0.021438400545583436</text:p>
          </table:table-cell>
          <table:table-cell office:value-type="string" calcext:value-type="string">
            <text:p>14052.0</text:p>
          </table:table-cell>
          <table:table-cell office:value-type="string" calcext:value-type="string">
            <text:p>2551.9375</text:p>
          </table:table-cell>
          <table:table-cell office:value-type="string" calcext:value-type="string">
            <text:p>866.4375</text:p>
          </table:table-cell>
          <table:table-cell office:value-type="string" calcext:value-type="string">
            <text:p>10633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50142669677734</text:p>
          </table:table-cell>
          <table:table-cell office:value-type="float" office:value="441" calcext:value-type="float">
            <text:p>4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1.34918201109386</text:p>
          </table:table-cell>
          <table:table-cell office:value-type="string" calcext:value-type="string">
            <text:p>-0.14128455757523675</text:p>
          </table:table-cell>
          <table:table-cell office:value-type="string" calcext:value-type="string">
            <text:p>18523.75</text:p>
          </table:table-cell>
          <table:table-cell office:value-type="string" calcext:value-type="string">
            <text:p>2946.375</text:p>
          </table:table-cell>
          <table:table-cell office:value-type="string" calcext:value-type="string">
            <text:p>1041.3125</text:p>
          </table:table-cell>
          <table:table-cell office:value-type="string" calcext:value-type="string">
            <text:p>14536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9480972290039</text:p>
          </table:table-cell>
          <table:table-cell office:value-type="float" office:value="430" calcext:value-type="float">
            <text:p>4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3.68733628766839</text:p>
          </table:table-cell>
          <table:table-cell office:value-type="string" calcext:value-type="string">
            <text:p>-0.09837197517234313</text:p>
          </table:table-cell>
          <table:table-cell office:value-type="string" calcext:value-type="string">
            <text:p>18667.0625</text:p>
          </table:table-cell>
          <table:table-cell office:value-type="string" calcext:value-type="string">
            <text:p>3119.5</text:p>
          </table:table-cell>
          <table:table-cell office:value-type="string" calcext:value-type="string">
            <text:p>957.9375</text:p>
          </table:table-cell>
          <table:table-cell office:value-type="string" calcext:value-type="string">
            <text:p>14589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8644332885742</text:p>
          </table:table-cell>
          <table:table-cell office:value-type="float" office:value="445" calcext:value-type="float">
            <text:p>4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3.23691297509046</text:p>
          </table:table-cell>
          <table:table-cell office:value-type="string" calcext:value-type="string">
            <text:p>-0.15850118037715993</text:p>
          </table:table-cell>
          <table:table-cell office:value-type="string" calcext:value-type="string">
            <text:p>14459.9375</text:p>
          </table:table-cell>
          <table:table-cell office:value-type="string" calcext:value-type="string">
            <text:p>2985.75</text:p>
          </table:table-cell>
          <table:table-cell office:value-type="string" calcext:value-type="string">
            <text:p>998.875</text:p>
          </table:table-cell>
          <table:table-cell office:value-type="string" calcext:value-type="string">
            <text:p>10475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46402168273926</text:p>
          </table:table-cell>
          <table:table-cell office:value-type="float" office:value="442" calcext:value-type="float">
            <text:p>44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1.18596500445341</text:p>
          </table:table-cell>
          <table:table-cell office:value-type="string" calcext:value-type="string">
            <text:p>-0.007739001937653549</text:p>
          </table:table-cell>
          <table:table-cell office:value-type="string" calcext:value-type="string">
            <text:p>18710.8125</text:p>
          </table:table-cell>
          <table:table-cell office:value-type="string" calcext:value-type="string">
            <text:p>3058.9375</text:p>
          </table:table-cell>
          <table:table-cell office:value-type="string" calcext:value-type="string">
            <text:p>1034.0</text:p>
          </table:table-cell>
          <table:table-cell office:value-type="string" calcext:value-type="string">
            <text:p>14617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098451614379883</text:p>
          </table:table-cell>
          <table:table-cell office:value-type="float" office:value="438" calcext:value-type="float">
            <text:p>4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1.17054764334787</text:p>
          </table:table-cell>
          <table:table-cell office:value-type="string" calcext:value-type="string">
            <text:p>-0.19308990461592093</text:p>
          </table:table-cell>
          <table:table-cell office:value-type="string" calcext:value-type="string">
            <text:p>20633.6875</text:p>
          </table:table-cell>
          <table:table-cell office:value-type="string" calcext:value-type="string">
            <text:p>3551.4375</text:p>
          </table:table-cell>
          <table:table-cell office:value-type="string" calcext:value-type="string">
            <text:p>1154.3125</text:p>
          </table:table-cell>
          <table:table-cell office:value-type="string" calcext:value-type="string">
            <text:p>15927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703826904296875</text:p>
          </table:table-cell>
          <table:table-cell office:value-type="float" office:value="431" calcext:value-type="float">
            <text:p>4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1.404754179510874</text:p>
          </table:table-cell>
          <table:table-cell office:value-type="string" calcext:value-type="string">
            <text:p>0.06545304298484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6311264038086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61.1635664015977</text:p>
          </table:table-cell>
          <table:table-cell office:value-type="string" calcext:value-type="string">
            <text:p>-0.23417403301860645</text:p>
          </table:table-cell>
          <table:table-cell office:value-type="string" calcext:value-type="string">
            <text:p>19880.0625</text:p>
          </table:table-cell>
          <table:table-cell office:value-type="string" calcext:value-type="string">
            <text:p>3012.5</text:p>
          </table:table-cell>
          <table:table-cell office:value-type="string" calcext:value-type="string">
            <text:p>1066.5625</text:p>
          </table:table-cell>
          <table:table-cell office:value-type="string" calcext:value-type="string">
            <text:p>158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486719131469727</text:p>
          </table:table-cell>
          <table:table-cell office:value-type="float" office:value="427" calcext:value-type="float">
            <text:p>4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7281261629554</text:p>
          </table:table-cell>
          <table:table-cell office:value-type="string" calcext:value-type="string">
            <text:p>0.31487487417998805</text:p>
          </table:table-cell>
          <table:table-cell office:value-type="string" calcext:value-type="string">
            <text:p>13037.25</text:p>
          </table:table-cell>
          <table:table-cell office:value-type="string" calcext:value-type="string">
            <text:p>2633.0625</text:p>
          </table:table-cell>
          <table:table-cell office:value-type="string" calcext:value-type="string">
            <text:p>935.1875</text:p>
          </table:table-cell>
          <table:table-cell office:value-type="string" calcext:value-type="string">
            <text:p>946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71052551269531</text:p>
          </table:table-cell>
          <table:table-cell office:value-type="float" office:value="431" calcext:value-type="float">
            <text:p>4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15.883927188239618</text:p>
          </table:table-cell>
          <table:table-cell office:value-type="string" calcext:value-type="string">
            <text:p>0.28627640766078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8832473754883</text:p>
          </table:table-cell>
          <table:table-cell office:value-type="float" office:value="427" calcext:value-type="float">
            <text:p>4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39.1082243815912</text:p>
          </table:table-cell>
          <table:table-cell office:value-type="string" calcext:value-type="string">
            <text:p>-0.20735236239232327</text:p>
          </table:table-cell>
          <table:table-cell office:value-type="string" calcext:value-type="string">
            <text:p>17123.625</text:p>
          </table:table-cell>
          <table:table-cell office:value-type="string" calcext:value-type="string">
            <text:p>2952.375</text:p>
          </table:table-cell>
          <table:table-cell office:value-type="string" calcext:value-type="string">
            <text:p>949.0</text:p>
          </table:table-cell>
          <table:table-cell office:value-type="string" calcext:value-type="string">
            <text:p>1322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93592357635498</text:p>
          </table:table-cell>
          <table:table-cell office:value-type="float" office:value="422" calcext:value-type="float">
            <text:p>4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8.44034644032082</text:p>
          </table:table-cell>
          <table:table-cell office:value-type="string" calcext:value-type="string">
            <text:p>-0.08705159444884043</text:p>
          </table:table-cell>
          <table:table-cell office:value-type="string" calcext:value-type="string">
            <text:p>16813.6875</text:p>
          </table:table-cell>
          <table:table-cell office:value-type="string" calcext:value-type="string">
            <text:p>2934.5</text:p>
          </table:table-cell>
          <table:table-cell office:value-type="string" calcext:value-type="string">
            <text:p>1027.625</text:p>
          </table:table-cell>
          <table:table-cell office:value-type="string" calcext:value-type="string">
            <text:p>12851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0309429168701</text:p>
          </table:table-cell>
          <table:table-cell office:value-type="float" office:value="437" calcext:value-type="float">
            <text:p>43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9.84762394657928</text:p>
          </table:table-cell>
          <table:table-cell office:value-type="string" calcext:value-type="string">
            <text:p>-0.010361232229922567</text:p>
          </table:table-cell>
          <table:table-cell office:value-type="string" calcext:value-type="string">
            <text:p>14318.0625</text:p>
          </table:table-cell>
          <table:table-cell office:value-type="string" calcext:value-type="string">
            <text:p>2877.625</text:p>
          </table:table-cell>
          <table:table-cell office:value-type="string" calcext:value-type="string">
            <text:p>949.375</text:p>
          </table:table-cell>
          <table:table-cell office:value-type="string" calcext:value-type="string">
            <text:p>1049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67098236083984</text:p>
          </table:table-cell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7.58923068605735</text:p>
          </table:table-cell>
          <table:table-cell office:value-type="string" calcext:value-type="string">
            <text:p>-0.055501327129000945</text:p>
          </table:table-cell>
          <table:table-cell office:value-type="string" calcext:value-type="string">
            <text:p>13388.4375</text:p>
          </table:table-cell>
          <table:table-cell office:value-type="string" calcext:value-type="string">
            <text:p>3181.25</text:p>
          </table:table-cell>
          <table:table-cell office:value-type="string" calcext:value-type="string">
            <text:p>1120.0625</text:p>
          </table:table-cell>
          <table:table-cell office:value-type="string" calcext:value-type="string">
            <text:p>9087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6464252471924</text:p>
          </table:table-cell>
          <table:table-cell office:value-type="float" office:value="450" calcext:value-type="float">
            <text:p>4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5.0821149906128</text:p>
          </table:table-cell>
          <table:table-cell office:value-type="string" calcext:value-type="string">
            <text:p>-0.16237730407900422</text:p>
          </table:table-cell>
          <table:table-cell office:value-type="string" calcext:value-type="string">
            <text:p>19102.5625</text:p>
          </table:table-cell>
          <table:table-cell office:value-type="string" calcext:value-type="string">
            <text:p>3221.5</text:p>
          </table:table-cell>
          <table:table-cell office:value-type="string" calcext:value-type="string">
            <text:p>1152.875</text:p>
          </table:table-cell>
          <table:table-cell office:value-type="string" calcext:value-type="string">
            <text:p>14728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81819248199463</text:p>
          </table:table-cell>
          <table:table-cell office:value-type="float" office:value="436" calcext:value-type="float">
            <text:p>43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4.13422074043886</text:p>
          </table:table-cell>
          <table:table-cell office:value-type="string" calcext:value-type="string">
            <text:p>-0.09818891424852144</text:p>
          </table:table-cell>
          <table:table-cell office:value-type="string" calcext:value-type="string">
            <text:p>19540.6875</text:p>
          </table:table-cell>
          <table:table-cell office:value-type="string" calcext:value-type="string">
            <text:p>3082.625</text:p>
          </table:table-cell>
          <table:table-cell office:value-type="string" calcext:value-type="string">
            <text:p>1027.4375</text:p>
          </table:table-cell>
          <table:table-cell office:value-type="string" calcext:value-type="string">
            <text:p>1543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97395133972168</text:p>
          </table:table-cell>
          <table:table-cell office:value-type="float" office:value="431" calcext:value-type="float">
            <text:p>4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7.74083158887396</text:p>
          </table:table-cell>
          <table:table-cell office:value-type="string" calcext:value-type="string">
            <text:p>-0.2994808334092738</text:p>
          </table:table-cell>
          <table:table-cell office:value-type="string" calcext:value-type="string">
            <text:p>19925.9375</text:p>
          </table:table-cell>
          <table:table-cell office:value-type="string" calcext:value-type="string">
            <text:p>3201.375</text:p>
          </table:table-cell>
          <table:table-cell office:value-type="string" calcext:value-type="string">
            <text:p>1047.1875</text:p>
          </table:table-cell>
          <table:table-cell office:value-type="string" calcext:value-type="string">
            <text:p>15677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2472610473633</text:p>
          </table:table-cell>
          <table:table-cell office:value-type="float" office:value="431" calcext:value-type="float">
            <text:p>4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23.25887585386535</text:p>
          </table:table-cell>
          <table:table-cell office:value-type="string" calcext:value-type="string">
            <text:p>-0.156716046811684</text:p>
          </table:table-cell>
          <table:table-cell office:value-type="string" calcext:value-type="string">
            <text:p>18570.1875</text:p>
          </table:table-cell>
          <table:table-cell office:value-type="string" calcext:value-type="string">
            <text:p>3196.375</text:p>
          </table:table-cell>
          <table:table-cell office:value-type="string" calcext:value-type="string">
            <text:p>1167.1875</text:p>
          </table:table-cell>
          <table:table-cell office:value-type="string" calcext:value-type="string">
            <text:p>14206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05995750427246</text:p>
          </table:table-cell>
          <table:table-cell office:value-type="float" office:value="416" calcext:value-type="float">
            <text:p>4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86.76061109286691</text:p>
          </table:table-cell>
          <table:table-cell office:value-type="string" calcext:value-type="string">
            <text:p>-0.14316149155020336</text:p>
          </table:table-cell>
          <table:table-cell office:value-type="string" calcext:value-type="string">
            <text:p>13651.3125</text:p>
          </table:table-cell>
          <table:table-cell office:value-type="string" calcext:value-type="string">
            <text:p>2983.1875</text:p>
          </table:table-cell>
          <table:table-cell office:value-type="string" calcext:value-type="string">
            <text:p>956.25</text:p>
          </table:table-cell>
          <table:table-cell office:value-type="string" calcext:value-type="string">
            <text:p>9711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35921287536621</text:p>
          </table:table-cell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0.11109009143487</text:p>
          </table:table-cell>
          <table:table-cell office:value-type="string" calcext:value-type="string">
            <text:p>-0.1349505601792421</text:p>
          </table:table-cell>
          <table:table-cell office:value-type="string" calcext:value-type="string">
            <text:p>13042.0</text:p>
          </table:table-cell>
          <table:table-cell office:value-type="string" calcext:value-type="string">
            <text:p>2850.625</text:p>
          </table:table-cell>
          <table:table-cell office:value-type="string" calcext:value-type="string">
            <text:p>967.5625</text:p>
          </table:table-cell>
          <table:table-cell office:value-type="string" calcext:value-type="string">
            <text:p>9223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517909049987793</text:p>
          </table:table-cell>
          <table:table-cell office:value-type="float" office:value="428" calcext:value-type="float">
            <text:p>4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55.651286599089325</text:p>
          </table:table-cell>
          <table:table-cell office:value-type="string" calcext:value-type="string">
            <text:p>-0.036925208827604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15171718597412</text:p>
          </table:table-cell>
          <table:table-cell office:value-type="float" office:value="444" calcext:value-type="float">
            <text:p>44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65.94007590921842</text:p>
          </table:table-cell>
          <table:table-cell office:value-type="string" calcext:value-type="string">
            <text:p>-0.08973478054424286</text:p>
          </table:table-cell>
          <table:table-cell office:value-type="string" calcext:value-type="string">
            <text:p>16698.5625</text:p>
          </table:table-cell>
          <table:table-cell office:value-type="string" calcext:value-type="string">
            <text:p>3157.125</text:p>
          </table:table-cell>
          <table:table-cell office:value-type="string" calcext:value-type="string">
            <text:p>1064.9375</text:p>
          </table:table-cell>
          <table:table-cell office:value-type="string" calcext:value-type="string">
            <text:p>124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079813957214355</text:p>
          </table:table-cell>
          <table:table-cell office:value-type="float" office:value="427" calcext:value-type="float">
            <text:p>4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5.372743290068215</text:p>
          </table:table-cell>
          <table:table-cell office:value-type="string" calcext:value-type="string">
            <text:p>-0.0307821201985075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07218551635742</text:p>
          </table:table-cell>
          <table:table-cell office:value-type="float" office:value="417" calcext:value-type="float">
            <text:p>4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15.125780802135221</text:p>
          </table:table-cell>
          <table:table-cell office:value-type="string" calcext:value-type="string">
            <text:p>0.143571552918578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28254222869873</text:p>
          </table:table-cell>
          <table:table-cell office:value-type="float" office:value="419" calcext:value-type="float">
            <text:p>4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.6766747014542744</text:p>
          </table:table-cell>
          <table:table-cell office:value-type="string" calcext:value-type="string">
            <text:p>0.0395930191106644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930516242980957</text:p>
          </table:table-cell>
          <table:table-cell office:value-type="float" office:value="419" calcext:value-type="float">
            <text:p>4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8.464146296941035</text:p>
          </table:table-cell>
          <table:table-cell office:value-type="string" calcext:value-type="string">
            <text:p>0.052651497333155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8853931427002</text:p>
          </table:table-cell>
          <table:table-cell office:value-type="float" office:value="412" calcext:value-type="float">
            <text:p>4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59.79353085503638</text:p>
          </table:table-cell>
          <table:table-cell office:value-type="string" calcext:value-type="string">
            <text:p>0.03521035563596834</text:p>
          </table:table-cell>
          <table:table-cell office:value-type="string" calcext:value-type="string">
            <text:p>14632.0</text:p>
          </table:table-cell>
          <table:table-cell office:value-type="string" calcext:value-type="string">
            <text:p>2752.625</text:p>
          </table:table-cell>
          <table:table-cell office:value-type="string" calcext:value-type="string">
            <text:p>1023.625</text:p>
          </table:table-cell>
          <table:table-cell office:value-type="string" calcext:value-type="string">
            <text:p>1085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30256652832031</text:p>
          </table:table-cell>
          <table:table-cell office:value-type="float" office:value="418" calcext:value-type="float">
            <text:p>4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1.644810585152186</text:p>
          </table:table-cell>
          <table:table-cell office:value-type="string" calcext:value-type="string">
            <text:p>-0.08566405212808721</text:p>
          </table:table-cell>
          <table:table-cell office:value-type="string" calcext:value-type="string">
            <text:p>13610.5</text:p>
          </table:table-cell>
          <table:table-cell office:value-type="string" calcext:value-type="string">
            <text:p>2684.375</text:p>
          </table:table-cell>
          <table:table-cell office:value-type="string" calcext:value-type="string">
            <text:p>931.375</text:p>
          </table:table-cell>
          <table:table-cell office:value-type="string" calcext:value-type="string">
            <text:p>999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87722682952881</text:p>
          </table:table-cell>
          <table:table-cell office:value-type="float" office:value="418" calcext:value-type="float">
            <text:p>4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.40689738554378</text:p>
          </table:table-cell>
          <table:table-cell office:value-type="string" calcext:value-type="string">
            <text:p>0.02216854624528315</text:p>
          </table:table-cell>
          <table:table-cell office:value-type="string" calcext:value-type="string">
            <text:p>13323.5</text:p>
          </table:table-cell>
          <table:table-cell office:value-type="string" calcext:value-type="string">
            <text:p>2768.4375</text:p>
          </table:table-cell>
          <table:table-cell office:value-type="string" calcext:value-type="string">
            <text:p>920.375</text:p>
          </table:table-cell>
          <table:table-cell office:value-type="string" calcext:value-type="string">
            <text:p>9634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032175064086914</text:p>
          </table:table-cell>
          <table:table-cell office:value-type="float" office:value="434" calcext:value-type="float">
            <text:p>4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3.689621785602277</text:p>
          </table:table-cell>
          <table:table-cell office:value-type="string" calcext:value-type="string">
            <text:p>-0.03666831032229486</text:p>
          </table:table-cell>
          <table:table-cell office:value-type="string" calcext:value-type="string">
            <text:p>13039.75</text:p>
          </table:table-cell>
          <table:table-cell office:value-type="string" calcext:value-type="string">
            <text:p>2684.1875</text:p>
          </table:table-cell>
          <table:table-cell office:value-type="string" calcext:value-type="string">
            <text:p>886.6875</text:p>
          </table:table-cell>
          <table:table-cell office:value-type="string" calcext:value-type="string">
            <text:p>9468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94026470184326</text:p>
          </table:table-cell>
          <table:table-cell office:value-type="float" office:value="426" calcext:value-type="float">
            <text:p>42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3.888393339947214</text:p>
          </table:table-cell>
          <table:table-cell office:value-type="string" calcext:value-type="string">
            <text:p>-0.008091968586270036</text:p>
          </table:table-cell>
          <table:table-cell office:value-type="string" calcext:value-type="string">
            <text:p>13590.4375</text:p>
          </table:table-cell>
          <table:table-cell office:value-type="string" calcext:value-type="string">
            <text:p>2807.25</text:p>
          </table:table-cell>
          <table:table-cell office:value-type="string" calcext:value-type="string">
            <text:p>907.25</text:p>
          </table:table-cell>
          <table:table-cell office:value-type="string" calcext:value-type="string">
            <text:p>9875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608314514160156</text:p>
          </table:table-cell>
          <table:table-cell office:value-type="float" office:value="424" calcext:value-type="float">
            <text:p>42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.69000371431168</text:p>
          </table:table-cell>
          <table:table-cell office:value-type="string" calcext:value-type="string">
            <text:p>0.0013546241675666953</text:p>
          </table:table-cell>
          <table:table-cell office:value-type="string" calcext:value-type="string">
            <text:p>13661.0</text:p>
          </table:table-cell>
          <table:table-cell office:value-type="string" calcext:value-type="string">
            <text:p>2616.125</text:p>
          </table:table-cell>
          <table:table-cell office:value-type="string" calcext:value-type="string">
            <text:p>962.125</text:p>
          </table:table-cell>
          <table:table-cell office:value-type="string" calcext:value-type="string">
            <text:p>1008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64712905883789</text:p>
          </table:table-cell>
          <table:table-cell office:value-type="float" office:value="424" calcext:value-type="float">
            <text:p>42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8.69795642184713</text:p>
          </table:table-cell>
          <table:table-cell office:value-type="string" calcext:value-type="string">
            <text:p>-0.06743536764538574</text:p>
          </table:table-cell>
          <table:table-cell office:value-type="string" calcext:value-type="string">
            <text:p>12642.875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932.1875</text:p>
          </table:table-cell>
          <table:table-cell office:value-type="string" calcext:value-type="string">
            <text:p>8995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3795680999756</text:p>
          </table:table-cell>
          <table:table-cell office:value-type="float" office:value="429" calcext:value-type="float">
            <text:p>42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8.113220594694754</text:p>
          </table:table-cell>
          <table:table-cell office:value-type="string" calcext:value-type="string">
            <text:p>-0.062396688977860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2014904022217</text:p>
          </table:table-cell>
          <table:table-cell office:value-type="float" office:value="441" calcext:value-type="float">
            <text:p>4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5027510933006925</text:p>
          </table:table-cell>
          <table:table-cell office:value-type="string" calcext:value-type="string">
            <text:p>-0.0294559064473244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9154815673828</text:p>
          </table:table-cell>
          <table:table-cell office:value-type="float" office:value="425" calcext:value-type="float">
            <text:p>42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6.943411410323753</text:p>
          </table:table-cell>
          <table:table-cell office:value-type="string" calcext:value-type="string">
            <text:p>0.011015472051355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60953426361084</text:p>
          </table:table-cell>
          <table:table-cell office:value-type="float" office:value="424" calcext:value-type="float">
            <text:p>4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27.750968162984503</text:p>
          </table:table-cell>
          <table:table-cell office:value-type="string" calcext:value-type="string">
            <text:p>-0.0367070844248033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80598735809326</text:p>
          </table:table-cell>
          <table:table-cell office:value-type="float" office:value="446" calcext:value-type="float">
            <text:p>44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0.436915443976964</text:p>
          </table:table-cell>
          <table:table-cell office:value-type="string" calcext:value-type="string">
            <text:p>-0.03752789268085331</text:p>
          </table:table-cell>
          <table:table-cell office:value-type="string" calcext:value-type="string">
            <text:p>11812.125</text:p>
          </table:table-cell>
          <table:table-cell office:value-type="string" calcext:value-type="string">
            <text:p>2305.625</text:p>
          </table:table-cell>
          <table:table-cell office:value-type="string" calcext:value-type="string">
            <text:p>859.25</text:p>
          </table:table-cell>
          <table:table-cell office:value-type="string" calcext:value-type="string">
            <text:p>86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52577209472656</text:p>
          </table:table-cell>
          <table:table-cell office:value-type="float" office:value="436" calcext:value-type="float">
            <text:p>43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19.88584430652029</text:p>
          </table:table-cell>
          <table:table-cell office:value-type="string" calcext:value-type="string">
            <text:p>0.0297609475440465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04390621185303</text:p>
          </table:table-cell>
          <table:table-cell office:value-type="float" office:value="435" calcext:value-type="float">
            <text:p>43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3.33683243038384</text:p>
          </table:table-cell>
          <table:table-cell office:value-type="string" calcext:value-type="string">
            <text:p>-0.04837180318402011</text:p>
          </table:table-cell>
          <table:table-cell office:value-type="string" calcext:value-type="string">
            <text:p>12909.3125</text:p>
          </table:table-cell>
          <table:table-cell office:value-type="string" calcext:value-type="string">
            <text:p>2597.5625</text:p>
          </table:table-cell>
          <table:table-cell office:value-type="string" calcext:value-type="string">
            <text:p>897.625</text:p>
          </table:table-cell>
          <table:table-cell office:value-type="string" calcext:value-type="string">
            <text:p>9414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8366165161133</text:p>
          </table:table-cell>
          <table:table-cell office:value-type="float" office:value="442" calcext:value-type="float">
            <text:p>44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4.00581474914638</text:p>
          </table:table-cell>
          <table:table-cell office:value-type="string" calcext:value-type="string">
            <text:p>-0.0475754214611822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51753997802734</text:p>
          </table:table-cell>
          <table:table-cell office:value-type="float" office:value="427" calcext:value-type="float">
            <text:p>42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5.924188988002571</text:p>
          </table:table-cell>
          <table:table-cell office:value-type="string" calcext:value-type="string">
            <text:p>0.0422693537523458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5805549621582</text:p>
          </table:table-cell>
          <table:table-cell office:value-type="float" office:value="437" calcext:value-type="float">
            <text:p>4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1.558184440772557</text:p>
          </table:table-cell>
          <table:table-cell office:value-type="string" calcext:value-type="string">
            <text:p>-0.031813579675571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60463523864746</text:p>
          </table:table-cell>
          <table:table-cell office:value-type="float" office:value="451" calcext:value-type="float">
            <text:p>45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3.85689420018434</text:p>
          </table:table-cell>
          <table:table-cell office:value-type="string" calcext:value-type="string">
            <text:p>0.0120514717006563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7052478790283</text:p>
          </table:table-cell>
          <table:table-cell office:value-type="float" office:value="435" calcext:value-type="float">
            <text:p>43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4.516050818804004</text:p>
          </table:table-cell>
          <table:table-cell office:value-type="string" calcext:value-type="string">
            <text:p>-0.0062490893882281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4662799835205</text:p>
          </table:table-cell>
          <table:table-cell office:value-type="float" office:value="430" calcext:value-type="float">
            <text:p>43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9.226106178406454</text:p>
          </table:table-cell>
          <table:table-cell office:value-type="string" calcext:value-type="string">
            <text:p>-0.0057970545803452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770149230957</text:p>
          </table:table-cell>
          <table:table-cell office:value-type="float" office:value="449" calcext:value-type="float">
            <text:p>4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6.459698646219692</text:p>
          </table:table-cell>
          <table:table-cell office:value-type="string" calcext:value-type="string">
            <text:p>-0.037926628579081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79591941833496</text:p>
          </table:table-cell>
          <table:table-cell office:value-type="float" office:value="438" calcext:value-type="float">
            <text:p>4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234525762041764</text:p>
          </table:table-cell>
          <table:table-cell office:value-type="string" calcext:value-type="string">
            <text:p>-0.0069692168729838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36216354370117</text:p>
          </table:table-cell>
          <table:table-cell office:value-type="float" office:value="434" calcext:value-type="float">
            <text:p>43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0.614070252535392</text:p>
          </table:table-cell>
          <table:table-cell office:value-type="string" calcext:value-type="string">
            <text:p>-0.026424716598593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2289390563965</text:p>
          </table:table-cell>
          <table:table-cell office:value-type="float" office:value="443" calcext:value-type="float">
            <text:p>44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6.48494909396541</text:p>
          </table:table-cell>
          <table:table-cell office:value-type="string" calcext:value-type="string">
            <text:p>0.08194169972234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53941535949707</text:p>
          </table:table-cell>
          <table:table-cell office:value-type="float" office:value="432" calcext:value-type="float">
            <text:p>4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.389618829125077</text:p>
          </table:table-cell>
          <table:table-cell office:value-type="string" calcext:value-type="string">
            <text:p>0.066070996068903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66629219055176</text:p>
          </table:table-cell>
          <table:table-cell office:value-type="float" office:value="424" calcext:value-type="float">
            <text:p>4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3.553079310701808</text:p>
          </table:table-cell>
          <table:table-cell office:value-type="string" calcext:value-type="string">
            <text:p>-0.0166037312375787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3037509918213</text:p>
          </table:table-cell>
          <table:table-cell office:value-type="float" office:value="421" calcext:value-type="float">
            <text:p>4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4.789189643297412</text:p>
          </table:table-cell>
          <table:table-cell office:value-type="string" calcext:value-type="string">
            <text:p>-0.00282650964736329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1678524017334</text:p>
          </table:table-cell>
          <table:table-cell office:value-type="float" office:value="419" calcext:value-type="float">
            <text:p>41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2.752159483599518</text:p>
          </table:table-cell>
          <table:table-cell office:value-type="string" calcext:value-type="string">
            <text:p>0.088480746893438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176456451416</text:p>
          </table:table-cell>
          <table:table-cell office:value-type="float" office:value="434" calcext:value-type="float">
            <text:p>43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45.95355515817033</text:p>
          </table:table-cell>
          <table:table-cell office:value-type="string" calcext:value-type="string">
            <text:p>0.232536786103462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295724868774414</text:p>
          </table:table-cell>
          <table:table-cell office:value-type="float" office:value="437" calcext:value-type="float">
            <text:p>43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0.9445027117496849</text:p>
          </table:table-cell>
          <table:table-cell office:value-type="string" calcext:value-type="string">
            <text:p>0.128887149645728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487582206726074</text:p>
          </table:table-cell>
          <table:table-cell office:value-type="float" office:value="435" calcext:value-type="float">
            <text:p>4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25.076464768935864</text:p>
          </table:table-cell>
          <table:table-cell office:value-type="string" calcext:value-type="string">
            <text:p>0.21275330711969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79268455505371</text:p>
          </table:table-cell>
          <table:table-cell office:value-type="float" office:value="431" calcext:value-type="float">
            <text:p>43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41.96516836368457</text:p>
          </table:table-cell>
          <table:table-cell office:value-type="string" calcext:value-type="string">
            <text:p>-0.017000522408093043</text:p>
          </table:table-cell>
          <table:table-cell office:value-type="string" calcext:value-type="string">
            <text:p>10351.3125</text:p>
          </table:table-cell>
          <table:table-cell office:value-type="string" calcext:value-type="string">
            <text:p>2286.4375</text:p>
          </table:table-cell>
          <table:table-cell office:value-type="string" calcext:value-type="string">
            <text:p>843.25</text:p>
          </table:table-cell>
          <table:table-cell office:value-type="string" calcext:value-type="string">
            <text:p>7221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40331649780273</text:p>
          </table:table-cell>
          <table:table-cell office:value-type="float" office:value="420" calcext:value-type="float">
            <text:p>42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6.572024415695532</text:p>
          </table:table-cell>
          <table:table-cell office:value-type="string" calcext:value-type="string">
            <text:p>-0.0214635162822151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424041748046875</text:p>
          </table:table-cell>
          <table:table-cell office:value-type="float" office:value="429" calcext:value-type="float">
            <text:p>4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1.64418379832701</text:p>
          </table:table-cell>
          <table:table-cell office:value-type="string" calcext:value-type="string">
            <text:p>0.046948646908330255</text:p>
          </table:table-cell>
          <table:table-cell office:value-type="string" calcext:value-type="string">
            <text:p>9948.0</text:p>
          </table:table-cell>
          <table:table-cell office:value-type="string" calcext:value-type="string">
            <text:p>2317.0</text:p>
          </table:table-cell>
          <table:table-cell office:value-type="string" calcext:value-type="string">
            <text:p>910.5625</text:p>
          </table:table-cell>
          <table:table-cell office:value-type="string" calcext:value-type="string">
            <text:p>672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2929286956787</text:p>
          </table:table-cell>
          <table:table-cell office:value-type="float" office:value="427" calcext:value-type="float">
            <text:p>42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.2844635358832557</text:p>
          </table:table-cell>
          <table:table-cell office:value-type="string" calcext:value-type="string">
            <text:p>0.083144729516771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91296863555908</text:p>
          </table:table-cell>
          <table:table-cell office:value-type="float" office:value="439" calcext:value-type="float">
            <text:p>43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31.842684952525744</text:p>
          </table:table-cell>
          <table:table-cell office:value-type="string" calcext:value-type="string">
            <text:p>0.007763670605973482</text:p>
          </table:table-cell>
          <table:table-cell office:value-type="string" calcext:value-type="string">
            <text:p>10594.25</text:p>
          </table:table-cell>
          <table:table-cell office:value-type="string" calcext:value-type="string">
            <text:p>2529.0</text:p>
          </table:table-cell>
          <table:table-cell office:value-type="string" calcext:value-type="string">
            <text:p>924.75</text:p>
          </table:table-cell>
          <table:table-cell office:value-type="string" calcext:value-type="string">
            <text:p>71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524439811706543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67.66840872030659</text:p>
          </table:table-cell>
          <table:table-cell office:value-type="string" calcext:value-type="string">
            <text:p>-0.13576012816278188</text:p>
          </table:table-cell>
          <table:table-cell office:value-type="string" calcext:value-type="string">
            <text:p>10973.6875</text:p>
          </table:table-cell>
          <table:table-cell office:value-type="string" calcext:value-type="string">
            <text:p>2379.5625</text:p>
          </table:table-cell>
          <table:table-cell office:value-type="string" calcext:value-type="string">
            <text:p>907.25</text:p>
          </table:table-cell>
          <table:table-cell office:value-type="string" calcext:value-type="string">
            <text:p>768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520983695983887</text:p>
          </table:table-cell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44.34245344948236</text:p>
          </table:table-cell>
          <table:table-cell office:value-type="string" calcext:value-type="string">
            <text:p>-0.07537096202677221</text:p>
          </table:table-cell>
          <table:table-cell office:value-type="string" calcext:value-type="string">
            <text:p>10349.0</text:p>
          </table:table-cell>
          <table:table-cell office:value-type="string" calcext:value-type="string">
            <text:p>2324.4375</text:p>
          </table:table-cell>
          <table:table-cell office:value-type="string" calcext:value-type="string">
            <text:p>912.375</text:p>
          </table:table-cell>
          <table:table-cell office:value-type="string" calcext:value-type="string">
            <text:p>711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309886932373047</text:p>
          </table:table-cell>
          <table:table-cell office:value-type="float" office:value="425" calcext:value-type="float">
            <text:p>42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55.01895338486935</text:p>
          </table:table-cell>
          <table:table-cell office:value-type="string" calcext:value-type="string">
            <text:p>-0.10240385660699847</text:p>
          </table:table-cell>
          <table:table-cell office:value-type="string" calcext:value-type="string">
            <text:p>10206.4375</text:p>
          </table:table-cell>
          <table:table-cell office:value-type="string" calcext:value-type="string">
            <text:p>2346.625</text:p>
          </table:table-cell>
          <table:table-cell office:value-type="string" calcext:value-type="string">
            <text:p>771.3125</text:p>
          </table:table-cell>
          <table:table-cell office:value-type="string" calcext:value-type="string">
            <text:p>708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469175338745117</text:p>
          </table:table-cell>
          <table:table-cell office:value-type="float" office:value="447" calcext:value-type="float">
            <text:p>44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37.4828777858123</text:p>
          </table:table-cell>
          <table:table-cell office:value-type="string" calcext:value-type="string">
            <text:p>-0.028261734163824603</text:p>
          </table:table-cell>
          <table:table-cell office:value-type="string" calcext:value-type="string">
            <text:p>10649.5625</text:p>
          </table:table-cell>
          <table:table-cell office:value-type="string" calcext:value-type="string">
            <text:p>2411.8125</text:p>
          </table:table-cell>
          <table:table-cell office:value-type="string" calcext:value-type="string">
            <text:p>880.4375</text:p>
          </table:table-cell>
          <table:table-cell office:value-type="string" calcext:value-type="string">
            <text:p>7357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385156631469727</text:p>
          </table:table-cell>
          <table:table-cell office:value-type="float" office:value="406" calcext:value-type="float">
            <text:p>40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1.84436767671841</text:p>
          </table:table-cell>
          <table:table-cell office:value-type="string" calcext:value-type="string">
            <text:p>0.0913672096252246</text:p>
          </table:table-cell>
          <table:table-cell office:value-type="string" calcext:value-type="string">
            <text:p>10423.625</text:p>
          </table:table-cell>
          <table:table-cell office:value-type="string" calcext:value-type="string">
            <text:p>2291.25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727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64403247833252</text:p>
          </table:table-cell>
          <table:table-cell office:value-type="float" office:value="423" calcext:value-type="float">
            <text:p>4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74.912375813191</text:p>
          </table:table-cell>
          <table:table-cell office:value-type="string" calcext:value-type="string">
            <text:p>-0.07475639112764795</text:p>
          </table:table-cell>
          <table:table-cell office:value-type="string" calcext:value-type="string">
            <text:p>9949.0625</text:p>
          </table:table-cell>
          <table:table-cell office:value-type="string" calcext:value-type="string">
            <text:p>2317.6875</text:p>
          </table:table-cell>
          <table:table-cell office:value-type="string" calcext:value-type="string">
            <text:p>919.6875</text:p>
          </table:table-cell>
          <table:table-cell office:value-type="string" calcext:value-type="string">
            <text:p>6711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69290351867676</text:p>
          </table:table-cell>
          <table:table-cell office:value-type="float" office:value="432" calcext:value-type="float">
            <text:p>43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84.46778449811778</text:p>
          </table:table-cell>
          <table:table-cell office:value-type="string" calcext:value-type="string">
            <text:p>-0.035335386183425944</text:p>
          </table:table-cell>
          <table:table-cell office:value-type="string" calcext:value-type="string">
            <text:p>9817.0625</text:p>
          </table:table-cell>
          <table:table-cell office:value-type="string" calcext:value-type="string">
            <text:p>2308.125</text:p>
          </table:table-cell>
          <table:table-cell office:value-type="string" calcext:value-type="string">
            <text:p>735.8125</text:p>
          </table:table-cell>
          <table:table-cell office:value-type="string" calcext:value-type="string">
            <text:p>677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441685676574707</text:p>
          </table:table-cell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11.39057832862943</text:p>
          </table:table-cell>
          <table:table-cell office:value-type="string" calcext:value-type="string">
            <text:p>-0.14332491336030567</text:p>
          </table:table-cell>
          <table:table-cell office:value-type="string" calcext:value-type="string">
            <text:p>10163.1875</text:p>
          </table:table-cell>
          <table:table-cell office:value-type="string" calcext:value-type="string">
            <text:p>2355.75</text:p>
          </table:table-cell>
          <table:table-cell office:value-type="string" calcext:value-type="string">
            <text:p>789.3125</text:p>
          </table:table-cell>
          <table:table-cell office:value-type="string" calcext:value-type="string">
            <text:p>7018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7796878814697</text:p>
          </table:table-cell>
          <table:table-cell office:value-type="float" office:value="419" calcext:value-type="float">
            <text:p>41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5.28439504722777</text:p>
          </table:table-cell>
          <table:table-cell office:value-type="string" calcext:value-type="string">
            <text:p>-0.028449144105071718</text:p>
          </table:table-cell>
          <table:table-cell office:value-type="string" calcext:value-type="string">
            <text:p>9835.8125</text:p>
          </table:table-cell>
          <table:table-cell office:value-type="string" calcext:value-type="string">
            <text:p>2351.5</text:p>
          </table:table-cell>
          <table:table-cell office:value-type="string" calcext:value-type="string">
            <text:p>834.3125</text:p>
          </table:table-cell>
          <table:table-cell office:value-type="string" calcext:value-type="string">
            <text:p>66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592681884765625</text:p>
          </table:table-cell>
          <table:table-cell office:value-type="float" office:value="426" calcext:value-type="float">
            <text:p>42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58.68882892922376</text:p>
          </table:table-cell>
          <table:table-cell office:value-type="string" calcext:value-type="string">
            <text:p>0.004872315242409921</text:p>
          </table:table-cell>
          <table:table-cell office:value-type="string" calcext:value-type="string">
            <text:p>9433.25</text:p>
          </table:table-cell>
          <table:table-cell office:value-type="string" calcext:value-type="string">
            <text:p>2231.8125</text:p>
          </table:table-cell>
          <table:table-cell office:value-type="string" calcext:value-type="string">
            <text:p>747.0625</text:p>
          </table:table-cell>
          <table:table-cell office:value-type="string" calcext:value-type="string">
            <text:p>6454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24863815307617</text:p>
          </table:table-cell>
          <table:table-cell office:value-type="float" office:value="413" calcext:value-type="float">
            <text:p>41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2.818817810262324</text:p>
          </table:table-cell>
          <table:table-cell office:value-type="string" calcext:value-type="string">
            <text:p>-0.044347830408010706</text:p>
          </table:table-cell>
          <table:table-cell office:value-type="string" calcext:value-type="string">
            <text:p>9576.0</text:p>
          </table:table-cell>
          <table:table-cell office:value-type="string" calcext:value-type="string">
            <text:p>2362.875</text:p>
          </table:table-cell>
          <table:table-cell office:value-type="string" calcext:value-type="string">
            <text:p>809.0625</text:p>
          </table:table-cell>
          <table:table-cell office:value-type="string" calcext:value-type="string">
            <text:p>6404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568416595459</text:p>
          </table:table-cell>
          <table:table-cell office:value-type="float" office:value="411" calcext:value-type="float">
            <text:p>41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-3.9563446367486756</text:p>
          </table:table-cell>
          <table:table-cell office:value-type="string" calcext:value-type="string">
            <text:p>0.037061916224101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60965156555176</text:p>
          </table:table-cell>
          <table:table-cell office:value-type="float" office:value="406" calcext:value-type="float">
            <text:p>4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9.7305080106713</text:p>
          </table:table-cell>
          <table:table-cell office:value-type="string" calcext:value-type="string">
            <text:p>-0.036400351115300225</text:p>
          </table:table-cell>
          <table:table-cell office:value-type="string" calcext:value-type="string">
            <text:p>9645.875</text:p>
          </table:table-cell>
          <table:table-cell office:value-type="string" calcext:value-type="string">
            <text:p>2225.625</text:p>
          </table:table-cell>
          <table:table-cell office:value-type="string" calcext:value-type="string">
            <text:p>825.625</text:p>
          </table:table-cell>
          <table:table-cell office:value-type="string" calcext:value-type="string">
            <text:p>6594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6062316894531</text:p>
          </table:table-cell>
          <table:table-cell office:value-type="float" office:value="416" calcext:value-type="float">
            <text:p>41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9.390351398480664</text:p>
          </table:table-cell>
          <table:table-cell office:value-type="string" calcext:value-type="string">
            <text:p>0.0401245239299600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10469245910645</text:p>
          </table:table-cell>
          <table:table-cell office:value-type="float" office:value="448" calcext:value-type="float">
            <text:p>44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10.465743861142581</text:p>
          </table:table-cell>
          <table:table-cell office:value-type="string" calcext:value-type="string">
            <text:p>0.04200154495610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6091651916504</text:p>
          </table:table-cell>
          <table:table-cell office:value-type="float" office:value="431" calcext:value-type="float">
            <text:p>43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6.306710179284667</text:p>
          </table:table-cell>
          <table:table-cell office:value-type="string" calcext:value-type="string">
            <text:p>0.0051432896755431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6268081665039</text:p>
          </table:table-cell>
          <table:table-cell office:value-type="float" office:value="425" calcext:value-type="float">
            <text:p>42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11.00132575718101</text:p>
          </table:table-cell>
          <table:table-cell office:value-type="string" calcext:value-type="string">
            <text:p>0.0441149159886556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77224349975586</text:p>
          </table:table-cell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.5320551806141054</text:p>
          </table:table-cell>
          <table:table-cell office:value-type="string" calcext:value-type="string">
            <text:p>0.079656279933244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437557220459</text:p>
          </table:table-cell>
          <table:table-cell office:value-type="float" office:value="417" calcext:value-type="float">
            <text:p>4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9.66118107853782</text:p>
          </table:table-cell>
          <table:table-cell office:value-type="string" calcext:value-type="string">
            <text:p>-0.08934404046636882</text:p>
          </table:table-cell>
          <table:table-cell office:value-type="string" calcext:value-type="string">
            <text:p>8820.875</text:p>
          </table:table-cell>
          <table:table-cell office:value-type="string" calcext:value-type="string">
            <text:p>2379.75</text:p>
          </table:table-cell>
          <table:table-cell office:value-type="string" calcext:value-type="string">
            <text:p>797.0</text:p>
          </table:table-cell>
          <table:table-cell office:value-type="string" calcext:value-type="string">
            <text:p>5644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8868293762207</text:p>
          </table:table-cell>
          <table:table-cell office:value-type="float" office:value="418" calcext:value-type="float">
            <text:p>41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24.44397504300623</text:p>
          </table:table-cell>
          <table:table-cell office:value-type="string" calcext:value-type="string">
            <text:p>0.0261693080708522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77794456481934</text:p>
          </table:table-cell>
          <table:table-cell office:value-type="float" office:value="423" calcext:value-type="float">
            <text:p>42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6.083804602565079</text:p>
          </table:table-cell>
          <table:table-cell office:value-type="string" calcext:value-type="string">
            <text:p>-0.088637766158377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10399055480957</text:p>
          </table:table-cell>
          <table:table-cell office:value-type="float" office:value="435" calcext:value-type="float">
            <text:p>4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9.339394447685558</text:p>
          </table:table-cell>
          <table:table-cell office:value-type="string" calcext:value-type="string">
            <text:p>-0.011179532931084268</text:p>
          </table:table-cell>
          <table:table-cell office:value-type="string" calcext:value-type="string">
            <text:p>8581.0625</text:p>
          </table:table-cell>
          <table:table-cell office:value-type="string" calcext:value-type="string">
            <text:p>1991.0</text:p>
          </table:table-cell>
          <table:table-cell office:value-type="string" calcext:value-type="string">
            <text:p>731.375</text:p>
          </table:table-cell>
          <table:table-cell office:value-type="string" calcext:value-type="string">
            <text:p>5858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27417278289795</text:p>
          </table:table-cell>
          <table:table-cell office:value-type="float" office:value="413" calcext:value-type="float">
            <text:p>4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4.885848526391186</text:p>
          </table:table-cell>
          <table:table-cell office:value-type="string" calcext:value-type="string">
            <text:p>-0.118095604792072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027697563171387</text:p>
          </table:table-cell>
          <table:table-cell office:value-type="float" office:value="424" calcext:value-type="float">
            <text:p>42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18.907656363609167</text:p>
          </table:table-cell>
          <table:table-cell office:value-type="string" calcext:value-type="string">
            <text:p>-0.049350654159267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311010360717773</text:p>
          </table:table-cell>
          <table:table-cell office:value-type="float" office:value="419" calcext:value-type="float">
            <text:p>41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1.500206135424904</text:p>
          </table:table-cell>
          <table:table-cell office:value-type="string" calcext:value-type="string">
            <text:p>0.00398520367510929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022903442383</text:p>
          </table:table-cell>
          <table:table-cell office:value-type="float" office:value="413" calcext:value-type="float">
            <text:p>4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57.319785381763545</text:p>
          </table:table-cell>
          <table:table-cell office:value-type="string" calcext:value-type="string">
            <text:p>-0.146393623806086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58737564086914</text:p>
          </table:table-cell>
          <table:table-cell office:value-type="float" office:value="421" calcext:value-type="float">
            <text:p>42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29.247049044511996</text:p>
          </table:table-cell>
          <table:table-cell office:value-type="string" calcext:value-type="string">
            <text:p>-0.02253885432917856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85073471069336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.74558530682509</text:p>
          </table:table-cell>
          <table:table-cell office:value-type="string" calcext:value-type="string">
            <text:p>-0.02297482675202938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7892436981201</text:p>
          </table:table-cell>
          <table:table-cell office:value-type="float" office:value="410" calcext:value-type="float">
            <text:p>4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-16.150320084929024</text:p>
          </table:table-cell>
          <table:table-cell office:value-type="string" calcext:value-type="string">
            <text:p>-0.0181103463897906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0635185241699</text:p>
          </table:table-cell>
          <table:table-cell office:value-type="float" office:value="411" calcext:value-type="float">
            <text:p>4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40.85390124726345</text:p>
          </table:table-cell>
          <table:table-cell office:value-type="string" calcext:value-type="string">
            <text:p>0.013979298687753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5837993621826</text:p>
          </table:table-cell>
          <table:table-cell office:value-type="float" office:value="410" calcext:value-type="float">
            <text:p>4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74.99127556228795</text:p>
          </table:table-cell>
          <table:table-cell office:value-type="string" calcext:value-type="string">
            <text:p>0.009398286328990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27972984313965</text:p>
          </table:table-cell>
          <table:table-cell office:value-type="float" office:value="416" calcext:value-type="float">
            <text:p>41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39.80615581638249</text:p>
          </table:table-cell>
          <table:table-cell office:value-type="string" calcext:value-type="string">
            <text:p>0.0227708556149680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0239200592041</text:p>
          </table:table-cell>
          <table:table-cell office:value-type="float" office:value="433" calcext:value-type="float">
            <text:p>4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35.21221515054616</text:p>
          </table:table-cell>
          <table:table-cell office:value-type="string" calcext:value-type="string">
            <text:p>0.0233470690480001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227840423584</text:p>
          </table:table-cell>
          <table:table-cell office:value-type="float" office:value="434" calcext:value-type="float">
            <text:p>43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55.35850449602299</text:p>
          </table:table-cell>
          <table:table-cell office:value-type="string" calcext:value-type="string">
            <text:p>0.083974033978906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3448905944824</text:p>
          </table:table-cell>
          <table:table-cell office:value-type="float" office:value="440" calcext:value-type="float">
            <text:p>44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-45.31692863937448</text:p>
          </table:table-cell>
          <table:table-cell office:value-type="string" calcext:value-type="string">
            <text:p>-0.00100807639774326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7914409637451</text:p>
          </table:table-cell>
          <table:table-cell office:value-type="float" office:value="430" calcext:value-type="float">
            <text:p>4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35.857343436496805</text:p>
          </table:table-cell>
          <table:table-cell office:value-type="string" calcext:value-type="string">
            <text:p>0.0266361626781105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09239768981934</text:p>
          </table:table-cell>
          <table:table-cell office:value-type="float" office:value="414" calcext:value-type="float">
            <text:p>41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35.78396465504167</text:p>
          </table:table-cell>
          <table:table-cell office:value-type="string" calcext:value-type="string">
            <text:p>0.047510460584583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21661376953125</text:p>
          </table:table-cell>
          <table:table-cell office:value-type="float" office:value="423" calcext:value-type="float">
            <text:p>4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6.136435999796177</text:p>
          </table:table-cell>
          <table:table-cell office:value-type="string" calcext:value-type="string">
            <text:p>0.0210421396601236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5608901977539</text:p>
          </table:table-cell>
          <table:table-cell office:value-type="float" office:value="424" calcext:value-type="float">
            <text:p>42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38.266284123950214</text:p>
          </table:table-cell>
          <table:table-cell office:value-type="string" calcext:value-type="string">
            <text:p>-0.0285889030716843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4669828414917</text:p>
          </table:table-cell>
          <table:table-cell office:value-type="float" office:value="409" calcext:value-type="float">
            <text:p>40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16.320683886889004</text:p>
          </table:table-cell>
          <table:table-cell office:value-type="string" calcext:value-type="string">
            <text:p>0.0137427338029915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898895263672</text:p>
          </table:table-cell>
          <table:table-cell office:value-type="float" office:value="423" calcext:value-type="float">
            <text:p>42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24.99226768861069</text:p>
          </table:table-cell>
          <table:table-cell office:value-type="string" calcext:value-type="string">
            <text:p>0.0228652683529412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01102447509766</text:p>
          </table:table-cell>
          <table:table-cell office:value-type="float" office:value="407" calcext:value-type="float">
            <text:p>40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488948297191767</text:p>
          </table:table-cell>
          <table:table-cell office:value-type="string" calcext:value-type="string">
            <text:p>-0.0092342298228137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22593307495117</text:p>
          </table:table-cell>
          <table:table-cell office:value-type="float" office:value="403" calcext:value-type="float">
            <text:p>40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-36.158086985694275</text:p>
          </table:table-cell>
          <table:table-cell office:value-type="string" calcext:value-type="string">
            <text:p>-0.1209168946918819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2660903930664</text:p>
          </table:table-cell>
          <table:table-cell office:value-type="float" office:value="426" calcext:value-type="float">
            <text:p>4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.745458258903112</text:p>
          </table:table-cell>
          <table:table-cell office:value-type="string" calcext:value-type="string">
            <text:p>-0.013229738961761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3735866546631</text:p>
          </table:table-cell>
          <table:table-cell office:value-type="float" office:value="419" calcext:value-type="float">
            <text:p>4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9.103817521093102</text:p>
          </table:table-cell>
          <table:table-cell office:value-type="string" calcext:value-type="string">
            <text:p>-0.08664067858844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0930404663086</text:p>
          </table:table-cell>
          <table:table-cell office:value-type="float" office:value="422" calcext:value-type="float">
            <text:p>42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18.563825204043127</text:p>
          </table:table-cell>
          <table:table-cell office:value-type="string" calcext:value-type="string">
            <text:p>-0.094726697442908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5347900390625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0.877224290610833</text:p>
          </table:table-cell>
          <table:table-cell office:value-type="string" calcext:value-type="string">
            <text:p>-0.03215800658500527</text:p>
          </table:table-cell>
          <table:table-cell office:value-type="string" calcext:value-type="string">
            <text:p>5692.1875</text:p>
          </table:table-cell>
          <table:table-cell office:value-type="string" calcext:value-type="string">
            <text:p>1380.1875</text:p>
          </table:table-cell>
          <table:table-cell office:value-type="string" calcext:value-type="string">
            <text:p>618.4375</text:p>
          </table:table-cell>
          <table:table-cell office:value-type="string" calcext:value-type="string">
            <text:p>3693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605814933776855</text:p>
          </table:table-cell>
          <table:table-cell office:value-type="float" office:value="429" calcext:value-type="float">
            <text:p>42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.225592045003941</text:p>
          </table:table-cell>
          <table:table-cell office:value-type="string" calcext:value-type="string">
            <text:p>-0.005548603560169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5230541229248</text:p>
          </table:table-cell>
          <table:table-cell office:value-type="float" office:value="434" calcext:value-type="float">
            <text:p>43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10.617483550360246</text:p>
          </table:table-cell>
          <table:table-cell office:value-type="string" calcext:value-type="string">
            <text:p>0.0169810850758744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34130668640137</text:p>
          </table:table-cell>
          <table:table-cell office:value-type="float" office:value="420" calcext:value-type="float">
            <text:p>42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0.9290527066199954</text:p>
          </table:table-cell>
          <table:table-cell office:value-type="string" calcext:value-type="string">
            <text:p>0.004402385990992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43397903442383</text:p>
          </table:table-cell>
          <table:table-cell office:value-type="float" office:value="416" calcext:value-type="float">
            <text:p>4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4.730116156257475</text:p>
          </table:table-cell>
          <table:table-cell office:value-type="string" calcext:value-type="string">
            <text:p>-0.0350390346912592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40014457702637</text:p>
          </table:table-cell>
          <table:table-cell office:value-type="float" office:value="429" calcext:value-type="float">
            <text:p>42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20.239774474946554</text:p>
          </table:table-cell>
          <table:table-cell office:value-type="string" calcext:value-type="string">
            <text:p>0.034533553668353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9378299713135</text:p>
          </table:table-cell>
          <table:table-cell office:value-type="float" office:value="419" calcext:value-type="float">
            <text:p>41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5.02827364652737</text:p>
          </table:table-cell>
          <table:table-cell office:value-type="string" calcext:value-type="string">
            <text:p>-0.01612882201664703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59124183654785</text:p>
          </table:table-cell>
          <table:table-cell office:value-type="float" office:value="429" calcext:value-type="float">
            <text:p>42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11.058003178811061</text:p>
          </table:table-cell>
          <table:table-cell office:value-type="string" calcext:value-type="string">
            <text:p>-0.0215722435174560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0117988586426</text:p>
          </table:table-cell>
          <table:table-cell office:value-type="float" office:value="426" calcext:value-type="float">
            <text:p>42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0.97680980600957</text:p>
          </table:table-cell>
          <table:table-cell office:value-type="string" calcext:value-type="string">
            <text:p>-0.00339566058991309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55130195617676</text:p>
          </table:table-cell>
          <table:table-cell office:value-type="float" office:value="430" calcext:value-type="float">
            <text:p>43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18.092429762185155</text:p>
          </table:table-cell>
          <table:table-cell office:value-type="string" calcext:value-type="string">
            <text:p>-0.00706719870684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08154487609863</text:p>
          </table:table-cell>
          <table:table-cell office:value-type="float" office:value="425" calcext:value-type="float">
            <text:p>42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13.636548007720535</text:p>
          </table:table-cell>
          <table:table-cell office:value-type="string" calcext:value-type="string">
            <text:p>-0.00031207376815083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58163261413574</text:p>
          </table:table-cell>
          <table:table-cell office:value-type="float" office:value="419" calcext:value-type="float">
            <text:p>41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-21.08234664656232</text:p>
          </table:table-cell>
          <table:table-cell office:value-type="string" calcext:value-type="string">
            <text:p>-0.0183175096333255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1136169433594</text:p>
          </table:table-cell>
          <table:table-cell office:value-type="float" office:value="414" calcext:value-type="float">
            <text:p>41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31.052274897680096</text:p>
          </table:table-cell>
          <table:table-cell office:value-type="string" calcext:value-type="string">
            <text:p>-0.0057649559185462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427303314209</text:p>
          </table:table-cell>
          <table:table-cell office:value-type="float" office:value="420" calcext:value-type="float">
            <text:p>42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63.40860966280542</text:p>
          </table:table-cell>
          <table:table-cell office:value-type="string" calcext:value-type="string">
            <text:p>-0.033371611168304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59593772888184</text:p>
          </table:table-cell>
          <table:table-cell office:value-type="float" office:value="424" calcext:value-type="float">
            <text:p>42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30.68650732258761</text:p>
          </table:table-cell>
          <table:table-cell office:value-type="string" calcext:value-type="string">
            <text:p>-0.0568809253886193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06516647338867</text:p>
          </table:table-cell>
          <table:table-cell office:value-type="float" office:value="418" calcext:value-type="float">
            <text:p>4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-27.93837655609481</text:p>
          </table:table-cell>
          <table:table-cell office:value-type="string" calcext:value-type="string">
            <text:p>0.0106940229143022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93665885925293</text:p>
          </table:table-cell>
          <table:table-cell office:value-type="float" office:value="419" calcext:value-type="float">
            <text:p>41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34.98195802104152</text:p>
          </table:table-cell>
          <table:table-cell office:value-type="string" calcext:value-type="string">
            <text:p>-0.0086731666657498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8479461669922</text:p>
          </table:table-cell>
          <table:table-cell office:value-type="float" office:value="412" calcext:value-type="float">
            <text:p>41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39.9568538512002</text:p>
          </table:table-cell>
          <table:table-cell office:value-type="string" calcext:value-type="string">
            <text:p>0.03755948238510862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7487335205078</text:p>
          </table:table-cell>
          <table:table-cell office:value-type="float" office:value="420" calcext:value-type="float">
            <text:p>42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60.83870363175861</text:p>
          </table:table-cell>
          <table:table-cell office:value-type="string" calcext:value-type="string">
            <text:p>0.080727426007025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18855857849121</text:p>
          </table:table-cell>
          <table:table-cell office:value-type="float" office:value="412" calcext:value-type="float">
            <text:p>41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35.852824506861275</text:p>
          </table:table-cell>
          <table:table-cell office:value-type="string" calcext:value-type="string">
            <text:p>0.0200270545815906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6829090118408</text:p>
          </table:table-cell>
          <table:table-cell office:value-type="float" office:value="417" calcext:value-type="float">
            <text:p>41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46.5385756105615</text:p>
          </table:table-cell>
          <table:table-cell office:value-type="string" calcext:value-type="string">
            <text:p>0.03278263058961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4258728027344</text:p>
          </table:table-cell>
          <table:table-cell office:value-type="float" office:value="409" calcext:value-type="float">
            <text:p>40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49.565658275115815</text:p>
          </table:table-cell>
          <table:table-cell office:value-type="string" calcext:value-type="string">
            <text:p>0.0360838335499003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732425689697</text:p>
          </table:table-cell>
          <table:table-cell office:value-type="float" office:value="409" calcext:value-type="float">
            <text:p>40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20.724858972927798</text:p>
          </table:table-cell>
          <table:table-cell office:value-type="string" calcext:value-type="string">
            <text:p>0.00284820850733847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1828727722168</text:p>
          </table:table-cell>
          <table:table-cell office:value-type="float" office:value="417" calcext:value-type="float">
            <text:p>4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32.409546398290054</text:p>
          </table:table-cell>
          <table:table-cell office:value-type="string" calcext:value-type="string">
            <text:p>0.033807352411515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7050609588623</text:p>
          </table:table-cell>
          <table:table-cell office:value-type="float" office:value="423" calcext:value-type="float">
            <text:p>42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22.147766563592985</text:p>
          </table:table-cell>
          <table:table-cell office:value-type="string" calcext:value-type="string">
            <text:p>-0.005824453441322579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09153747558594</text:p>
          </table:table-cell>
          <table:table-cell office:value-type="float" office:value="410" calcext:value-type="float">
            <text:p>4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16.50714230246254</text:p>
          </table:table-cell>
          <table:table-cell office:value-type="string" calcext:value-type="string">
            <text:p>-0.0160825587688604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3304328918457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-36.774043380811136</text:p>
          </table:table-cell>
          <table:table-cell office:value-type="string" calcext:value-type="string">
            <text:p>0.0212432681900495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7055377960205</text:p>
          </table:table-cell>
          <table:table-cell office:value-type="float" office:value="414" calcext:value-type="float">
            <text:p>41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4.136844076667625</text:p>
          </table:table-cell>
          <table:table-cell office:value-type="string" calcext:value-type="string">
            <text:p>-0.0249406274157466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1509761810303</text:p>
          </table:table-cell>
          <table:table-cell office:value-type="float" office:value="414" calcext:value-type="float">
            <text:p>41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18.428665604942804</text:p>
          </table:table-cell>
          <table:table-cell office:value-type="string" calcext:value-type="string">
            <text:p>-0.00035698507615035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2937355041504</text:p>
          </table:table-cell>
          <table:table-cell office:value-type="float" office:value="416" calcext:value-type="float">
            <text:p>4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11.332274498192957</text:p>
          </table:table-cell>
          <table:table-cell office:value-type="string" calcext:value-type="string">
            <text:p>-0.0343458319512629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97645378112793</text:p>
          </table:table-cell>
          <table:table-cell office:value-type="float" office:value="414" calcext:value-type="float">
            <text:p>41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16.79202427834685</text:p>
          </table:table-cell>
          <table:table-cell office:value-type="string" calcext:value-type="string">
            <text:p>0.0359316888389995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80427551269531</text:p>
          </table:table-cell>
          <table:table-cell office:value-type="float" office:value="415" calcext:value-type="float">
            <text:p>41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30.796891219334327</text:p>
          </table:table-cell>
          <table:table-cell office:value-type="string" calcext:value-type="string">
            <text:p>-0.063125637390694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5620822906494</text:p>
          </table:table-cell>
          <table:table-cell office:value-type="float" office:value="406" calcext:value-type="float">
            <text:p>40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-10.991210375365235</text:p>
          </table:table-cell>
          <table:table-cell office:value-type="string" calcext:value-type="string">
            <text:p>-0.00142057198896279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5951499938965</text:p>
          </table:table-cell>
          <table:table-cell office:value-type="float" office:value="414" calcext:value-type="float">
            <text:p>41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4.676583037204958</text:p>
          </table:table-cell>
          <table:table-cell office:value-type="string" calcext:value-type="string">
            <text:p>-0.0290791104907313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54279136657715</text:p>
          </table:table-cell>
          <table:table-cell office:value-type="float" office:value="410" calcext:value-type="float">
            <text:p>41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8.786031074603496</text:p>
          </table:table-cell>
          <table:table-cell office:value-type="string" calcext:value-type="string">
            <text:p>-0.0290746014996765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15233421325684</text:p>
          </table:table-cell>
          <table:table-cell office:value-type="float" office:value="411" calcext:value-type="float">
            <text:p>41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-1.875752982602286</text:p>
          </table:table-cell>
          <table:table-cell office:value-type="string" calcext:value-type="string">
            <text:p>-0.00129347965805598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9331340789795</text:p>
          </table:table-cell>
          <table:table-cell office:value-type="float" office:value="418" calcext:value-type="float">
            <text:p>41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22.303454491854612</text:p>
          </table:table-cell>
          <table:table-cell office:value-type="string" calcext:value-type="string">
            <text:p>0.067920517933328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68217277526855</text:p>
          </table:table-cell>
          <table:table-cell office:value-type="float" office:value="420" calcext:value-type="float">
            <text:p>42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15.080926075384426</text:p>
          </table:table-cell>
          <table:table-cell office:value-type="string" calcext:value-type="string">
            <text:p>0.0259496860510193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9852752685547</text:p>
          </table:table-cell>
          <table:table-cell office:value-type="float" office:value="422" calcext:value-type="float">
            <text:p>42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7.771374756839049</text:p>
          </table:table-cell>
          <table:table-cell office:value-type="string" calcext:value-type="string">
            <text:p>-0.0153557834754896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55843353271484</text:p>
          </table:table-cell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-10.883424629536458</text:p>
          </table:table-cell>
          <table:table-cell office:value-type="string" calcext:value-type="string">
            <text:p>0.046124256041657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3960704803467</text:p>
          </table:table-cell>
          <table:table-cell office:value-type="float" office:value="430" calcext:value-type="float">
            <text:p>43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16.271278672098795</text:p>
          </table:table-cell>
          <table:table-cell office:value-type="string" calcext:value-type="string">
            <text:p>0.000192163419603891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24843597412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.760126236969256</text:p>
          </table:table-cell>
          <table:table-cell office:value-type="string" calcext:value-type="string">
            <text:p>0.0160270087145538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52623176574707</text:p>
          </table:table-cell>
          <table:table-cell office:value-type="float" office:value="425" calcext:value-type="float">
            <text:p>42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8.681807216051283</text:p>
          </table:table-cell>
          <table:table-cell office:value-type="string" calcext:value-type="string">
            <text:p>-0.05300217214578209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31872940063477</text:p>
          </table:table-cell>
          <table:table-cell office:value-type="float" office:value="412" calcext:value-type="float">
            <text:p>4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5.006672279144677</text:p>
          </table:table-cell>
          <table:table-cell office:value-type="string" calcext:value-type="string">
            <text:p>-0.0068104266560712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93085193634033</text:p>
          </table:table-cell>
          <table:table-cell office:value-type="float" office:value="422" calcext:value-type="float">
            <text:p>42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16.48054394179291</text:p>
          </table:table-cell>
          <table:table-cell office:value-type="string" calcext:value-type="string">
            <text:p>0.0714965198650108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26405906677246</text:p>
          </table:table-cell>
          <table:table-cell office:value-type="float" office:value="421" calcext:value-type="float">
            <text:p>42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11.709805692254855</text:p>
          </table:table-cell>
          <table:table-cell office:value-type="string" calcext:value-type="string">
            <text:p>0.020192523236872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66102600097656</text:p>
          </table:table-cell>
          <table:table-cell office:value-type="float" office:value="415" calcext:value-type="float">
            <text:p>41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2.231791451711736</text:p>
          </table:table-cell>
          <table:table-cell office:value-type="string" calcext:value-type="string">
            <text:p>0.039975983096962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6816234588623</text:p>
          </table:table-cell>
          <table:table-cell office:value-type="float" office:value="408" calcext:value-type="float">
            <text:p>40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-14.223909786134907</text:p>
          </table:table-cell>
          <table:table-cell office:value-type="string" calcext:value-type="string">
            <text:p>0.0174993571900873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1606788635254</text:p>
          </table:table-cell>
          <table:table-cell office:value-type="float" office:value="405" calcext:value-type="float">
            <text:p>40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.180492903639175</text:p>
          </table:table-cell>
          <table:table-cell office:value-type="string" calcext:value-type="string">
            <text:p>-0.02481219548457743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72375106811523</text:p>
          </table:table-cell>
          <table:table-cell office:value-type="float" office:value="406" calcext:value-type="float">
            <text:p>40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6.044513559620862</text:p>
          </table:table-cell>
          <table:table-cell office:value-type="string" calcext:value-type="string">
            <text:p>0.0320618821685139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739465713501</text:p>
          </table:table-cell>
          <table:table-cell office:value-type="float" office:value="407" calcext:value-type="float">
            <text:p>40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9.16336642782241</text:p>
          </table:table-cell>
          <table:table-cell office:value-type="string" calcext:value-type="string">
            <text:p>0.0107070900247340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0110969543457</text:p>
          </table:table-cell>
          <table:table-cell office:value-type="float" office:value="415" calcext:value-type="float">
            <text:p>4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8.453439145618134</text:p>
          </table:table-cell>
          <table:table-cell office:value-type="string" calcext:value-type="string">
            <text:p>0.0226240689907869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456708908081055</text:p>
          </table:table-cell>
          <table:table-cell office:value-type="float" office:value="417" calcext:value-type="float">
            <text:p>4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.1497832012019815</text:p>
          </table:table-cell>
          <table:table-cell office:value-type="string" calcext:value-type="string">
            <text:p>-0.035003876936690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218355178833</text:p>
          </table:table-cell>
          <table:table-cell office:value-type="float" office:value="425" calcext:value-type="float">
            <text:p>42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.9733382275229925</text:p>
          </table:table-cell>
          <table:table-cell office:value-type="string" calcext:value-type="string">
            <text:p>0.02529014822018042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75569915771484</text:p>
          </table:table-cell>
          <table:table-cell office:value-type="float" office:value="410" calcext:value-type="float">
            <text:p>4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.770414634574111</text:p>
          </table:table-cell>
          <table:table-cell office:value-type="string" calcext:value-type="string">
            <text:p>-0.0207597187913119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696271896362305</text:p>
          </table:table-cell>
          <table:table-cell office:value-type="float" office:value="417" calcext:value-type="float">
            <text:p>4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5.790844810884243</text:p>
          </table:table-cell>
          <table:table-cell office:value-type="string" calcext:value-type="string">
            <text:p>-0.0033025895109790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7443466186523</text:p>
          </table:table-cell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7.728816276797115</text:p>
          </table:table-cell>
          <table:table-cell office:value-type="string" calcext:value-type="string">
            <text:p>-0.01858723417439279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2132968902588</text:p>
          </table:table-cell>
          <table:table-cell office:value-type="float" office:value="410" calcext:value-type="float">
            <text:p>4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-7.593993373692854</text:p>
          </table:table-cell>
          <table:table-cell office:value-type="string" calcext:value-type="string">
            <text:p>0.015418131175502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713151931762695</text:p>
          </table:table-cell>
          <table:table-cell office:value-type="float" office:value="421" calcext:value-type="float">
            <text:p>42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.047025948508132</text:p>
          </table:table-cell>
          <table:table-cell office:value-type="string" calcext:value-type="string">
            <text:p>-0.003425658551784843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1342387199401855</text:p>
          </table:table-cell>
          <table:table-cell office:value-type="float" office:value="416" calcext:value-type="float">
            <text:p>41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19.8467926976252</text:p>
          </table:table-cell>
          <table:table-cell office:value-type="string" calcext:value-type="string">
            <text:p>0.0349422426818391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</table:table>
      <table:table table:name="videoApprocheCropRefD2Gpu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Nombre de points interet</text:p>
          </table:table-cell>
          <table:table-cell office:value-type="string" calcext:value-type="string">
            <text:p>Nombre de match</text:p>
          </table:table-cell>
          <table:table-cell office:value-type="string" calcext:value-type="string">
            <text:p>Coefficient de translation</text:p>
          </table:table-cell>
          <table:table-cell office:value-type="string" calcext:value-type="string">
            <text:p>Coefficient de rotation</text:p>
          </table:table-cell>
          <table:table-cell office:value-type="string" calcext:value-type="string">
            <text:p>Distance D VisionCheck</text:p>
          </table:table-cell>
          <table:table-cell office:value-type="string" calcext:value-type="string">
            <text:p>Distance ROI 1</text:p>
          </table:table-cell>
          <table:table-cell office:value-type="string" calcext:value-type="string">
            <text:p>Distance ROI 2</text:p>
          </table:table-cell>
          <table:table-cell office:value-type="string" calcext:value-type="string">
            <text:p>Distance ROI 3</text:p>
          </table:table-cell>
          <table:table-cell office:value-type="string" calcext:value-type="string">
            <text:p>CropRef=False</text:p>
          </table:table-cell>
          <table:table-cell office:value-type="string" calcext:value-type="string">
            <text:p>max_edge=600 &amp; max_sum_edges=1080</text:p>
          </table:table-cell>
        </table:table-row>
        <table:table-row table:style-name="ro1">
          <table:table-cell office:value-type="string" calcext:value-type="string">
            <text:p>0.5421013832092285</text:p>
          </table:table-cell>
          <table:table-cell office:value-type="float" office:value="1352" calcext:value-type="float">
            <text:p>1352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1475296020508</text:p>
          </table:table-cell>
          <table:table-cell office:value-type="float" office:value="1365" calcext:value-type="float">
            <text:p>1365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47804260253906</text:p>
          </table:table-cell>
          <table:table-cell office:value-type="float" office:value="1364" calcext:value-type="float">
            <text:p>1364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09105491638184</text:p>
          </table:table-cell>
          <table:table-cell office:value-type="float" office:value="1406" calcext:value-type="float">
            <text:p>1406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6258959770202637</text:p>
          </table:table-cell>
          <table:table-cell office:value-type="float" office:value="1392" calcext:value-type="float">
            <text:p>1392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888977289199829</text:p>
          </table:table-cell>
          <table:table-cell office:value-type="float" office:value="1319" calcext:value-type="float">
            <text:p>1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33.84411386174156</text:p>
          </table:table-cell>
          <table:table-cell office:value-type="string" calcext:value-type="string">
            <text:p>-0.09159151354541169</text:p>
          </table:table-cell>
          <table:table-cell office:value-type="string" calcext:value-type="string">
            <text:p>18969.3125</text:p>
          </table:table-cell>
          <table:table-cell office:value-type="string" calcext:value-type="string">
            <text:p>3421.5625</text:p>
          </table:table-cell>
          <table:table-cell office:value-type="string" calcext:value-type="string">
            <text:p>1043.3125</text:p>
          </table:table-cell>
          <table:table-cell office:value-type="string" calcext:value-type="string">
            <text:p>14504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51176929473877</text:p>
          </table:table-cell>
          <table:table-cell office:value-type="float" office:value="1358" calcext:value-type="float">
            <text:p>135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36.52834959937644</text:p>
          </table:table-cell>
          <table:table-cell office:value-type="string" calcext:value-type="string">
            <text:p>-0.15855088971424044</text:p>
          </table:table-cell>
          <table:table-cell office:value-type="string" calcext:value-type="string">
            <text:p>15135.875</text:p>
          </table:table-cell>
          <table:table-cell office:value-type="string" calcext:value-type="string">
            <text:p>3016.875</text:p>
          </table:table-cell>
          <table:table-cell office:value-type="string" calcext:value-type="string">
            <text:p>1028.3125</text:p>
          </table:table-cell>
          <table:table-cell office:value-type="string" calcext:value-type="string">
            <text:p>1109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918131828308105</text:p>
          </table:table-cell>
          <table:table-cell office:value-type="float" office:value="1390" calcext:value-type="float">
            <text:p>139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153.7305908474434</text:p>
          </table:table-cell>
          <table:table-cell office:value-type="string" calcext:value-type="string">
            <text:p>-0.21425879912846907</text:p>
          </table:table-cell>
          <table:table-cell office:value-type="string" calcext:value-type="string">
            <text:p>14520.5625</text:p>
          </table:table-cell>
          <table:table-cell office:value-type="string" calcext:value-type="string">
            <text:p>2980.25</text:p>
          </table:table-cell>
          <table:table-cell office:value-type="string" calcext:value-type="string">
            <text:p>1190.5625</text:p>
          </table:table-cell>
          <table:table-cell office:value-type="string" calcext:value-type="string">
            <text:p>1034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80554962158203</text:p>
          </table:table-cell>
          <table:table-cell office:value-type="float" office:value="1350" calcext:value-type="float">
            <text:p>135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142.52403757794713</text:p>
          </table:table-cell>
          <table:table-cell office:value-type="string" calcext:value-type="string">
            <text:p>-0.11697351837765893</text:p>
          </table:table-cell>
          <table:table-cell office:value-type="string" calcext:value-type="string">
            <text:p>18248.625</text:p>
          </table:table-cell>
          <table:table-cell office:value-type="string" calcext:value-type="string">
            <text:p>3169.875</text:p>
          </table:table-cell>
          <table:table-cell office:value-type="string" calcext:value-type="string">
            <text:p>1040.375</text:p>
          </table:table-cell>
          <table:table-cell office:value-type="string" calcext:value-type="string">
            <text:p>1403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29383087158203</text:p>
          </table:table-cell>
          <table:table-cell office:value-type="float" office:value="1371" calcext:value-type="float">
            <text:p>137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7.67217380073582</text:p>
          </table:table-cell>
          <table:table-cell office:value-type="string" calcext:value-type="string">
            <text:p>0.17955432944933053</text:p>
          </table:table-cell>
          <table:table-cell office:value-type="string" calcext:value-type="string">
            <text:p>15057.25</text:p>
          </table:table-cell>
          <table:table-cell office:value-type="string" calcext:value-type="string">
            <text:p>2777.75</text:p>
          </table:table-cell>
          <table:table-cell office:value-type="string" calcext:value-type="string">
            <text:p>997.5625</text:p>
          </table:table-cell>
          <table:table-cell office:value-type="string" calcext:value-type="string">
            <text:p>11281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727968215942383</text:p>
          </table:table-cell>
          <table:table-cell office:value-type="float" office:value="1335" calcext:value-type="float">
            <text:p>133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39.88933618555055</text:p>
          </table:table-cell>
          <table:table-cell office:value-type="string" calcext:value-type="string">
            <text:p>-0.21099496390867176</text:p>
          </table:table-cell>
          <table:table-cell office:value-type="string" calcext:value-type="string">
            <text:p>19410.625</text:p>
          </table:table-cell>
          <table:table-cell office:value-type="string" calcext:value-type="string">
            <text:p>3349.0625</text:p>
          </table:table-cell>
          <table:table-cell office:value-type="string" calcext:value-type="string">
            <text:p>1045.625</text:p>
          </table:table-cell>
          <table:table-cell office:value-type="string" calcext:value-type="string">
            <text:p>15015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78771686553955</text:p>
          </table:table-cell>
          <table:table-cell office:value-type="float" office:value="1373" calcext:value-type="float">
            <text:p>137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1.82276297770492</text:p>
          </table:table-cell>
          <table:table-cell office:value-type="string" calcext:value-type="string">
            <text:p>-0.0831774825607709</text:p>
          </table:table-cell>
          <table:table-cell office:value-type="string" calcext:value-type="string">
            <text:p>20249.6875</text:p>
          </table:table-cell>
          <table:table-cell office:value-type="string" calcext:value-type="string">
            <text:p>3408.3125</text:p>
          </table:table-cell>
          <table:table-cell office:value-type="string" calcext:value-type="string">
            <text:p>1099.5625</text:p>
          </table:table-cell>
          <table:table-cell office:value-type="string" calcext:value-type="string">
            <text:p>15741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08982181549072</text:p>
          </table:table-cell>
          <table:table-cell office:value-type="float" office:value="1333" calcext:value-type="float">
            <text:p>133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152.4402378191507</text:p>
          </table:table-cell>
          <table:table-cell office:value-type="string" calcext:value-type="string">
            <text:p>0.651885793312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80586051940918</text:p>
          </table:table-cell>
          <table:table-cell office:value-type="float" office:value="1320" calcext:value-type="float">
            <text:p>132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23.59711599075712</text:p>
          </table:table-cell>
          <table:table-cell office:value-type="string" calcext:value-type="string">
            <text:p>-0.19395547455686685</text:p>
          </table:table-cell>
          <table:table-cell office:value-type="string" calcext:value-type="string">
            <text:p>13474.8125</text:p>
          </table:table-cell>
          <table:table-cell office:value-type="string" calcext:value-type="string">
            <text:p>2547.625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002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38591194152832</text:p>
          </table:table-cell>
          <table:table-cell office:value-type="float" office:value="1323" calcext:value-type="float">
            <text:p>13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-27.011406664157963</text:p>
          </table:table-cell>
          <table:table-cell office:value-type="string" calcext:value-type="string">
            <text:p>0.14491554107307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532612800598145</text:p>
          </table:table-cell>
          <table:table-cell office:value-type="float" office:value="1290" calcext:value-type="float">
            <text:p>129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35.41788720930845</text:p>
          </table:table-cell>
          <table:table-cell office:value-type="string" calcext:value-type="string">
            <text:p>0.143928432165923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067763328552246</text:p>
          </table:table-cell>
          <table:table-cell office:value-type="float" office:value="1337" calcext:value-type="float">
            <text:p>133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89.9422194634459</text:p>
          </table:table-cell>
          <table:table-cell office:value-type="string" calcext:value-type="string">
            <text:p>-0.06647295363267508</text:p>
          </table:table-cell>
          <table:table-cell office:value-type="string" calcext:value-type="string">
            <text:p>17670.0</text:p>
          </table:table-cell>
          <table:table-cell office:value-type="string" calcext:value-type="string">
            <text:p>3126.1875</text:p>
          </table:table-cell>
          <table:table-cell office:value-type="string" calcext:value-type="string">
            <text:p>1059.1875</text:p>
          </table:table-cell>
          <table:table-cell office:value-type="string" calcext:value-type="string">
            <text:p>13484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61796188354492</text:p>
          </table:table-cell>
          <table:table-cell office:value-type="float" office:value="1326" calcext:value-type="float">
            <text:p>13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45.15099117432375</text:p>
          </table:table-cell>
          <table:table-cell office:value-type="string" calcext:value-type="string">
            <text:p>-0.006036346173859175</text:p>
          </table:table-cell>
          <table:table-cell office:value-type="string" calcext:value-type="string">
            <text:p>14330.5625</text:p>
          </table:table-cell>
          <table:table-cell office:value-type="string" calcext:value-type="string">
            <text:p>3313.75</text:p>
          </table:table-cell>
          <table:table-cell office:value-type="string" calcext:value-type="string">
            <text:p>994.1875</text:p>
          </table:table-cell>
          <table:table-cell office:value-type="string" calcext:value-type="string">
            <text:p>10022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837362766265869</text:p>
          </table:table-cell>
          <table:table-cell office:value-type="float" office:value="1315" calcext:value-type="float">
            <text:p>131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87.04275957800392</text:p>
          </table:table-cell>
          <table:table-cell office:value-type="string" calcext:value-type="string">
            <text:p>-0.15229405974662755</text:p>
          </table:table-cell>
          <table:table-cell office:value-type="string" calcext:value-type="string">
            <text:p>19068.5625</text:p>
          </table:table-cell>
          <table:table-cell office:value-type="string" calcext:value-type="string">
            <text:p>3291.6875</text:p>
          </table:table-cell>
          <table:table-cell office:value-type="string" calcext:value-type="string">
            <text:p>1084.375</text:p>
          </table:table-cell>
          <table:table-cell office:value-type="string" calcext:value-type="string">
            <text:p>1469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109323501586914</text:p>
          </table:table-cell>
          <table:table-cell office:value-type="float" office:value="1293" calcext:value-type="float">
            <text:p>129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-131.1878418720287</text:p>
          </table:table-cell>
          <table:table-cell office:value-type="string" calcext:value-type="string">
            <text:p>0.31811042208783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536614418029785</text:p>
          </table:table-cell>
          <table:table-cell office:value-type="float" office:value="1377" calcext:value-type="float">
            <text:p>1377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54.62960570460355</text:p>
          </table:table-cell>
          <table:table-cell office:value-type="string" calcext:value-type="string">
            <text:p>-0.06327421106207211</text:p>
          </table:table-cell>
          <table:table-cell office:value-type="string" calcext:value-type="string">
            <text:p>19253.0</text:p>
          </table:table-cell>
          <table:table-cell office:value-type="string" calcext:value-type="string">
            <text:p>2936.125</text:p>
          </table:table-cell>
          <table:table-cell office:value-type="string" calcext:value-type="string">
            <text:p>1027.875</text:p>
          </table:table-cell>
          <table:table-cell office:value-type="string" calcext:value-type="string">
            <text:p>1528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59834098815918</text:p>
          </table:table-cell>
          <table:table-cell office:value-type="float" office:value="1281" calcext:value-type="float">
            <text:p>12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81.14520476366035</text:p>
          </table:table-cell>
          <table:table-cell office:value-type="string" calcext:value-type="string">
            <text:p>-0.1968640033436093</text:p>
          </table:table-cell>
          <table:table-cell office:value-type="string" calcext:value-type="string">
            <text:p>20343.1875</text:p>
          </table:table-cell>
          <table:table-cell office:value-type="string" calcext:value-type="string">
            <text:p>3302.625</text:p>
          </table:table-cell>
          <table:table-cell office:value-type="string" calcext:value-type="string">
            <text:p>1131.25</text:p>
          </table:table-cell>
          <table:table-cell office:value-type="string" calcext:value-type="string">
            <text:p>15909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415281295776367</text:p>
          </table:table-cell>
          <table:table-cell office:value-type="float" office:value="1295" calcext:value-type="float">
            <text:p>129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39.0912826755494</text:p>
          </table:table-cell>
          <table:table-cell office:value-type="string" calcext:value-type="string">
            <text:p>-0.24193897600825615</text:p>
          </table:table-cell>
          <table:table-cell office:value-type="string" calcext:value-type="string">
            <text:p>20895.375</text:p>
          </table:table-cell>
          <table:table-cell office:value-type="string" calcext:value-type="string">
            <text:p>3180.0</text:p>
          </table:table-cell>
          <table:table-cell office:value-type="string" calcext:value-type="string">
            <text:p>1069.1875</text:p>
          </table:table-cell>
          <table:table-cell office:value-type="string" calcext:value-type="string">
            <text:p>16646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14822006225586</text:p>
          </table:table-cell>
          <table:table-cell office:value-type="float" office:value="1281" calcext:value-type="float">
            <text:p>12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3.0524718997084</text:p>
          </table:table-cell>
          <table:table-cell office:value-type="string" calcext:value-type="string">
            <text:p>-0.15725635602402727</text:p>
          </table:table-cell>
          <table:table-cell office:value-type="string" calcext:value-type="string">
            <text:p>18819.3125</text:p>
          </table:table-cell>
          <table:table-cell office:value-type="string" calcext:value-type="string">
            <text:p>3122.3125</text:p>
          </table:table-cell>
          <table:table-cell office:value-type="string" calcext:value-type="string">
            <text:p>1157.0625</text:p>
          </table:table-cell>
          <table:table-cell office:value-type="string" calcext:value-type="string">
            <text:p>14539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087841987609863</text:p>
          </table:table-cell>
          <table:table-cell office:value-type="float" office:value="1267" calcext:value-type="float">
            <text:p>126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.2037304130147675</text:p>
          </table:table-cell>
          <table:table-cell office:value-type="string" calcext:value-type="string">
            <text:p>0.15401151497950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83680725097656</text:p>
          </table:table-cell>
          <table:table-cell office:value-type="float" office:value="1311" calcext:value-type="float">
            <text:p>13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22.80906480932057</text:p>
          </table:table-cell>
          <table:table-cell office:value-type="string" calcext:value-type="string">
            <text:p>-0.2137466300067995</text:p>
          </table:table-cell>
          <table:table-cell office:value-type="string" calcext:value-type="string">
            <text:p>14300.5625</text:p>
          </table:table-cell>
          <table:table-cell office:value-type="string" calcext:value-type="string">
            <text:p>2895.625</text:p>
          </table:table-cell>
          <table:table-cell office:value-type="string" calcext:value-type="string">
            <text:p>1139.625</text:p>
          </table:table-cell>
          <table:table-cell office:value-type="string" calcext:value-type="string">
            <text:p>10265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298338890075684</text:p>
          </table:table-cell>
          <table:table-cell office:value-type="float" office:value="1334" calcext:value-type="float">
            <text:p>133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67.71625779598114</text:p>
          </table:table-cell>
          <table:table-cell office:value-type="string" calcext:value-type="string">
            <text:p>-0.04163003029576445</text:p>
          </table:table-cell>
          <table:table-cell office:value-type="string" calcext:value-type="string">
            <text:p>18751.125</text:p>
          </table:table-cell>
          <table:table-cell office:value-type="string" calcext:value-type="string">
            <text:p>3013.5625</text:p>
          </table:table-cell>
          <table:table-cell office:value-type="string" calcext:value-type="string">
            <text:p>1057.875</text:p>
          </table:table-cell>
          <table:table-cell office:value-type="string" calcext:value-type="string">
            <text:p>14679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54574775695801</text:p>
          </table:table-cell>
          <table:table-cell office:value-type="float" office:value="1350" calcext:value-type="float">
            <text:p>135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-1015.9566866156104</text:p>
          </table:table-cell>
          <table:table-cell office:value-type="string" calcext:value-type="string">
            <text:p>2.160117556804542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649195671081543</text:p>
          </table:table-cell>
          <table:table-cell office:value-type="float" office:value="1310" calcext:value-type="float">
            <text:p>13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91.09798388743287</text:p>
          </table:table-cell>
          <table:table-cell office:value-type="string" calcext:value-type="string">
            <text:p>-0.05352383105522687</text:p>
          </table:table-cell>
          <table:table-cell office:value-type="string" calcext:value-type="string">
            <text:p>13595.75</text:p>
          </table:table-cell>
          <table:table-cell office:value-type="string" calcext:value-type="string">
            <text:p>2616.375</text:p>
          </table:table-cell>
          <table:table-cell office:value-type="string" calcext:value-type="string">
            <text:p>941.0</text:p>
          </table:table-cell>
          <table:table-cell office:value-type="string" calcext:value-type="string">
            <text:p>1003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050477981567383</text:p>
          </table:table-cell>
          <table:table-cell office:value-type="float" office:value="1294" calcext:value-type="float">
            <text:p>129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95.27699013639838</text:p>
          </table:table-cell>
          <table:table-cell office:value-type="string" calcext:value-type="string">
            <text:p>-0.14932976543403773</text:p>
          </table:table-cell>
          <table:table-cell office:value-type="string" calcext:value-type="string">
            <text:p>19202.75</text:p>
          </table:table-cell>
          <table:table-cell office:value-type="string" calcext:value-type="string">
            <text:p>3490.625</text:p>
          </table:table-cell>
          <table:table-cell office:value-type="string" calcext:value-type="string">
            <text:p>1151.6875</text:p>
          </table:table-cell>
          <table:table-cell office:value-type="string" calcext:value-type="string">
            <text:p>1456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31083106994629</text:p>
          </table:table-cell>
          <table:table-cell office:value-type="float" office:value="1295" calcext:value-type="float">
            <text:p>129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70.52535950858862</text:p>
          </table:table-cell>
          <table:table-cell office:value-type="string" calcext:value-type="string">
            <text:p>-0.020594798336416073</text:p>
          </table:table-cell>
          <table:table-cell office:value-type="string" calcext:value-type="string">
            <text:p>16876.875</text:p>
          </table:table-cell>
          <table:table-cell office:value-type="string" calcext:value-type="string">
            <text:p>2988.6875</text:p>
          </table:table-cell>
          <table:table-cell office:value-type="string" calcext:value-type="string">
            <text:p>1033.1875</text:p>
          </table:table-cell>
          <table:table-cell office:value-type="string" calcext:value-type="string">
            <text:p>128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74596214294434</text:p>
          </table:table-cell>
          <table:table-cell office:value-type="float" office:value="1249" calcext:value-type="float">
            <text:p>124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8.84469478855492</text:p>
          </table:table-cell>
          <table:table-cell office:value-type="string" calcext:value-type="string">
            <text:p>-0.1344398103549833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44067859649658</text:p>
          </table:table-cell>
          <table:table-cell office:value-type="float" office:value="1354" calcext:value-type="float">
            <text:p>135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0.81570947360006</text:p>
          </table:table-cell>
          <table:table-cell office:value-type="string" calcext:value-type="string">
            <text:p>-0.076855089161333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18446922302246</text:p>
          </table:table-cell>
          <table:table-cell office:value-type="float" office:value="1285" calcext:value-type="float">
            <text:p>128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29.33528257463038</text:p>
          </table:table-cell>
          <table:table-cell office:value-type="string" calcext:value-type="string">
            <text:p>-0.1491335693513782</text:p>
          </table:table-cell>
          <table:table-cell office:value-type="string" calcext:value-type="string">
            <text:p>13748.9375</text:p>
          </table:table-cell>
          <table:table-cell office:value-type="string" calcext:value-type="string">
            <text:p>2781.5625</text:p>
          </table:table-cell>
          <table:table-cell office:value-type="string" calcext:value-type="string">
            <text:p>906.3125</text:p>
          </table:table-cell>
          <table:table-cell office:value-type="string" calcext:value-type="string">
            <text:p>1006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07522487640381</text:p>
          </table:table-cell>
          <table:table-cell office:value-type="float" office:value="1332" calcext:value-type="float">
            <text:p>133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2.49629908570613</text:p>
          </table:table-cell>
          <table:table-cell office:value-type="string" calcext:value-type="string">
            <text:p>-0.13903923848800093</text:p>
          </table:table-cell>
          <table:table-cell office:value-type="string" calcext:value-type="string">
            <text:p>16303.8125</text:p>
          </table:table-cell>
          <table:table-cell office:value-type="string" calcext:value-type="string">
            <text:p>3064.0</text:p>
          </table:table-cell>
          <table:table-cell office:value-type="string" calcext:value-type="string">
            <text:p>1016.25</text:p>
          </table:table-cell>
          <table:table-cell office:value-type="string" calcext:value-type="string">
            <text:p>12223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91712951660156</text:p>
          </table:table-cell>
          <table:table-cell office:value-type="float" office:value="1282" calcext:value-type="float">
            <text:p>128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96.84806992161998</text:p>
          </table:table-cell>
          <table:table-cell office:value-type="string" calcext:value-type="string">
            <text:p>-0.1523159254240656</text:p>
          </table:table-cell>
          <table:table-cell office:value-type="string" calcext:value-type="string">
            <text:p>14724.25</text:p>
          </table:table-cell>
          <table:table-cell office:value-type="string" calcext:value-type="string">
            <text:p>2668.1875</text:p>
          </table:table-cell>
          <table:table-cell office:value-type="string" calcext:value-type="string">
            <text:p>967.4375</text:p>
          </table:table-cell>
          <table:table-cell office:value-type="string" calcext:value-type="string">
            <text:p>11088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79286575317383</text:p>
          </table:table-cell>
          <table:table-cell office:value-type="float" office:value="1253" calcext:value-type="float">
            <text:p>125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98.79504724402622</text:p>
          </table:table-cell>
          <table:table-cell office:value-type="string" calcext:value-type="string">
            <text:p>-0.12175586872493409</text:p>
          </table:table-cell>
          <table:table-cell office:value-type="string" calcext:value-type="string">
            <text:p>13569.6875</text:p>
          </table:table-cell>
          <table:table-cell office:value-type="string" calcext:value-type="string">
            <text:p>3353.375</text:p>
          </table:table-cell>
          <table:table-cell office:value-type="string" calcext:value-type="string">
            <text:p>981.3125</text:p>
          </table:table-cell>
          <table:table-cell office:value-type="string" calcext:value-type="string">
            <text:p>923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11937141418457</text:p>
          </table:table-cell>
          <table:table-cell office:value-type="float" office:value="1259" calcext:value-type="float">
            <text:p>125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77.14159703082323</text:p>
          </table:table-cell>
          <table:table-cell office:value-type="string" calcext:value-type="string">
            <text:p>-0.03651999335306917</text:p>
          </table:table-cell>
          <table:table-cell office:value-type="string" calcext:value-type="string">
            <text:p>14888.25</text:p>
          </table:table-cell>
          <table:table-cell office:value-type="string" calcext:value-type="string">
            <text:p>2806.125</text:p>
          </table:table-cell>
          <table:table-cell office:value-type="string" calcext:value-type="string">
            <text:p>987.0625</text:p>
          </table:table-cell>
          <table:table-cell office:value-type="string" calcext:value-type="string">
            <text:p>11095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758938789367676</text:p>
          </table:table-cell>
          <table:table-cell office:value-type="float" office:value="1258" calcext:value-type="float">
            <text:p>125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53.89442338267692</text:p>
          </table:table-cell>
          <table:table-cell office:value-type="string" calcext:value-type="string">
            <text:p>-0.029724324423981666</text:p>
          </table:table-cell>
          <table:table-cell office:value-type="string" calcext:value-type="string">
            <text:p>13426.1875</text:p>
          </table:table-cell>
          <table:table-cell office:value-type="string" calcext:value-type="string">
            <text:p>3102.9375</text:p>
          </table:table-cell>
          <table:table-cell office:value-type="string" calcext:value-type="string">
            <text:p>995.5625</text:p>
          </table:table-cell>
          <table:table-cell office:value-type="string" calcext:value-type="string">
            <text:p>9327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6658411026001</text:p>
          </table:table-cell>
          <table:table-cell office:value-type="float" office:value="1238" calcext:value-type="float">
            <text:p>123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6.432373255971516</text:p>
          </table:table-cell>
          <table:table-cell office:value-type="string" calcext:value-type="string">
            <text:p>0.099843285783225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960737228393555</text:p>
          </table:table-cell>
          <table:table-cell office:value-type="float" office:value="1254" calcext:value-type="float">
            <text:p>125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46.60364683264121</text:p>
          </table:table-cell>
          <table:table-cell office:value-type="string" calcext:value-type="string">
            <text:p>-0.04535451367417989</text:p>
          </table:table-cell>
          <table:table-cell office:value-type="string" calcext:value-type="string">
            <text:p>14297.4375</text:p>
          </table:table-cell>
          <table:table-cell office:value-type="string" calcext:value-type="string">
            <text:p>2868.1875</text:p>
          </table:table-cell>
          <table:table-cell office:value-type="string" calcext:value-type="string">
            <text:p>909.0625</text:p>
          </table:table-cell>
          <table:table-cell office:value-type="string" calcext:value-type="string">
            <text:p>1052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37638664245605</text:p>
          </table:table-cell>
          <table:table-cell office:value-type="float" office:value="1255" calcext:value-type="float">
            <text:p>125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51.06862507647174</text:p>
          </table:table-cell>
          <table:table-cell office:value-type="string" calcext:value-type="string">
            <text:p>-0.028585059059955988</text:p>
          </table:table-cell>
          <table:table-cell office:value-type="string" calcext:value-type="string">
            <text:p>14585.8125</text:p>
          </table:table-cell>
          <table:table-cell office:value-type="string" calcext:value-type="string">
            <text:p>2953.0</text:p>
          </table:table-cell>
          <table:table-cell office:value-type="string" calcext:value-type="string">
            <text:p>1073.4375</text:p>
          </table:table-cell>
          <table:table-cell office:value-type="string" calcext:value-type="string">
            <text:p>1055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93043327331543</text:p>
          </table:table-cell>
          <table:table-cell office:value-type="float" office:value="1303" calcext:value-type="float">
            <text:p>130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30.951590483628415</text:p>
          </table:table-cell>
          <table:table-cell office:value-type="string" calcext:value-type="string">
            <text:p>0.054054108324750744</text:p>
          </table:table-cell>
          <table:table-cell office:value-type="string" calcext:value-type="string">
            <text:p>13500.25</text:p>
          </table:table-cell>
          <table:table-cell office:value-type="string" calcext:value-type="string">
            <text:p>2806.9375</text:p>
          </table:table-cell>
          <table:table-cell office:value-type="string" calcext:value-type="string">
            <text:p>946.0625</text:p>
          </table:table-cell>
          <table:table-cell office:value-type="string" calcext:value-type="string">
            <text:p>97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975804328918457</text:p>
          </table:table-cell>
          <table:table-cell office:value-type="float" office:value="1280" calcext:value-type="float">
            <text:p>128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41.77959633831259</text:p>
          </table:table-cell>
          <table:table-cell office:value-type="string" calcext:value-type="string">
            <text:p>0.0014973919959440467</text:p>
          </table:table-cell>
          <table:table-cell office:value-type="string" calcext:value-type="string">
            <text:p>13752.4375</text:p>
          </table:table-cell>
          <table:table-cell office:value-type="string" calcext:value-type="string">
            <text:p>2726.875</text:p>
          </table:table-cell>
          <table:table-cell office:value-type="string" calcext:value-type="string">
            <text:p>830.875</text:p>
          </table:table-cell>
          <table:table-cell office:value-type="string" calcext:value-type="string">
            <text:p>10194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03910541534424</text:p>
          </table:table-cell>
          <table:table-cell office:value-type="float" office:value="1274" calcext:value-type="float">
            <text:p>1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5.220098100415168</text:p>
          </table:table-cell>
          <table:table-cell office:value-type="string" calcext:value-type="string">
            <text:p>-0.03740782127774936</text:p>
          </table:table-cell>
          <table:table-cell office:value-type="string" calcext:value-type="string">
            <text:p>14001.5625</text:p>
          </table:table-cell>
          <table:table-cell office:value-type="string" calcext:value-type="string">
            <text:p>2957.3125</text:p>
          </table:table-cell>
          <table:table-cell office:value-type="string" calcext:value-type="string">
            <text:p>990.375</text:p>
          </table:table-cell>
          <table:table-cell office:value-type="string" calcext:value-type="string">
            <text:p>10053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747495651245117</text:p>
          </table:table-cell>
          <table:table-cell office:value-type="float" office:value="1273" calcext:value-type="float">
            <text:p>127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2.440320884733474</text:p>
          </table:table-cell>
          <table:table-cell office:value-type="string" calcext:value-type="string">
            <text:p>-0.010114602842564227</text:p>
          </table:table-cell>
          <table:table-cell office:value-type="string" calcext:value-type="string">
            <text:p>12908.0</text:p>
          </table:table-cell>
          <table:table-cell office:value-type="string" calcext:value-type="string">
            <text:p>2635.3125</text:p>
          </table:table-cell>
          <table:table-cell office:value-type="string" calcext:value-type="string">
            <text:p>954.25</text:p>
          </table:table-cell>
          <table:table-cell office:value-type="string" calcext:value-type="string">
            <text:p>9318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631457328796387</text:p>
          </table:table-cell>
          <table:table-cell office:value-type="float" office:value="1287" calcext:value-type="float">
            <text:p>128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8.7648762455311</text:p>
          </table:table-cell>
          <table:table-cell office:value-type="string" calcext:value-type="string">
            <text:p>-0.04442751281119379</text:p>
          </table:table-cell>
          <table:table-cell office:value-type="string" calcext:value-type="string">
            <text:p>12389.0</text:p>
          </table:table-cell>
          <table:table-cell office:value-type="string" calcext:value-type="string">
            <text:p>2500.875</text:p>
          </table:table-cell>
          <table:table-cell office:value-type="string" calcext:value-type="string">
            <text:p>878.9375</text:p>
          </table:table-cell>
          <table:table-cell office:value-type="string" calcext:value-type="string">
            <text:p>9009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6997761726379395</text:p>
          </table:table-cell>
          <table:table-cell office:value-type="float" office:value="1323" calcext:value-type="float">
            <text:p>132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.2584928672848</text:p>
          </table:table-cell>
          <table:table-cell office:value-type="string" calcext:value-type="string">
            <text:p>-0.05204411881202903</text:p>
          </table:table-cell>
          <table:table-cell office:value-type="string" calcext:value-type="string">
            <text:p>13600.0</text:p>
          </table:table-cell>
          <table:table-cell office:value-type="string" calcext:value-type="string">
            <text:p>2789.125</text:p>
          </table:table-cell>
          <table:table-cell office:value-type="string" calcext:value-type="string">
            <text:p>926.3125</text:p>
          </table:table-cell>
          <table:table-cell office:value-type="string" calcext:value-type="string">
            <text:p>9884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604089736938477</text:p>
          </table:table-cell>
          <table:table-cell office:value-type="float" office:value="1275" calcext:value-type="float">
            <text:p>127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-7.484433054734223</text:p>
          </table:table-cell>
          <table:table-cell office:value-type="string" calcext:value-type="string">
            <text:p>0.0029868895199382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60299491882324</text:p>
          </table:table-cell>
          <table:table-cell office:value-type="float" office:value="1274" calcext:value-type="float">
            <text:p>127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3.70081992385611</text:p>
          </table:table-cell>
          <table:table-cell office:value-type="string" calcext:value-type="string">
            <text:p>-0.0097503280336196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544482231140137</text:p>
          </table:table-cell>
          <table:table-cell office:value-type="float" office:value="1338" calcext:value-type="float">
            <text:p>13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9.32014871900576</text:p>
          </table:table-cell>
          <table:table-cell office:value-type="string" calcext:value-type="string">
            <text:p>-0.0261362957017876</text:p>
          </table:table-cell>
          <table:table-cell office:value-type="string" calcext:value-type="string">
            <text:p>12161.875</text:p>
          </table:table-cell>
          <table:table-cell office:value-type="string" calcext:value-type="string">
            <text:p>2536.3125</text:p>
          </table:table-cell>
          <table:table-cell office:value-type="string" calcext:value-type="string">
            <text:p>866.625</text:p>
          </table:table-cell>
          <table:table-cell office:value-type="string" calcext:value-type="string">
            <text:p>8758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435288429260254</text:p>
          </table:table-cell>
          <table:table-cell office:value-type="float" office:value="1310" calcext:value-type="float">
            <text:p>131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-10.91663574043844</text:p>
          </table:table-cell>
          <table:table-cell office:value-type="string" calcext:value-type="string">
            <text:p>0.092637677047781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47352981567383</text:p>
          </table:table-cell>
          <table:table-cell office:value-type="float" office:value="1307" calcext:value-type="float">
            <text:p>130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30.954979611627618</text:p>
          </table:table-cell>
          <table:table-cell office:value-type="string" calcext:value-type="string">
            <text:p>-0.06237409272475401</text:p>
          </table:table-cell>
          <table:table-cell office:value-type="string" calcext:value-type="string">
            <text:p>12000.5</text:p>
          </table:table-cell>
          <table:table-cell office:value-type="string" calcext:value-type="string">
            <text:p>2547.375</text:p>
          </table:table-cell>
          <table:table-cell office:value-type="string" calcext:value-type="string">
            <text:p>902.8125</text:p>
          </table:table-cell>
          <table:table-cell office:value-type="string" calcext:value-type="string">
            <text:p>855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040422439575195</text:p>
          </table:table-cell>
          <table:table-cell office:value-type="float" office:value="1328" calcext:value-type="float">
            <text:p>132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2.288348279652718</text:p>
          </table:table-cell>
          <table:table-cell office:value-type="string" calcext:value-type="string">
            <text:p>-0.0100667746174386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89553451538086</text:p>
          </table:table-cell>
          <table:table-cell office:value-type="float" office:value="1283" calcext:value-type="float">
            <text:p>128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9.336328864301777</text:p>
          </table:table-cell>
          <table:table-cell office:value-type="string" calcext:value-type="string">
            <text:p>-0.0190648860574872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0308141708374</text:p>
          </table:table-cell>
          <table:table-cell office:value-type="float" office:value="1313" calcext:value-type="float">
            <text:p>131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21.633293208782515</text:p>
          </table:table-cell>
          <table:table-cell office:value-type="string" calcext:value-type="string">
            <text:p>-0.00166516674877751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68758201599121</text:p>
          </table:table-cell>
          <table:table-cell office:value-type="float" office:value="1353" calcext:value-type="float">
            <text:p>135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36.706745977261285</text:p>
          </table:table-cell>
          <table:table-cell office:value-type="string" calcext:value-type="string">
            <text:p>-0.02273488904848844</text:p>
          </table:table-cell>
          <table:table-cell office:value-type="string" calcext:value-type="string">
            <text:p>11526.5625</text:p>
          </table:table-cell>
          <table:table-cell office:value-type="string" calcext:value-type="string">
            <text:p>2706.5</text:p>
          </table:table-cell>
          <table:table-cell office:value-type="string" calcext:value-type="string">
            <text:p>942.8125</text:p>
          </table:table-cell>
          <table:table-cell office:value-type="string" calcext:value-type="string">
            <text:p>787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667749404907227</text:p>
          </table:table-cell>
          <table:table-cell office:value-type="float" office:value="1306" calcext:value-type="float">
            <text:p>130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0.480191774924421</text:p>
          </table:table-cell>
          <table:table-cell office:value-type="string" calcext:value-type="string">
            <text:p>0.065217169865101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82574939727783</text:p>
          </table:table-cell>
          <table:table-cell office:value-type="float" office:value="1292" calcext:value-type="float">
            <text:p>129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14.989681773468114</text:p>
          </table:table-cell>
          <table:table-cell office:value-type="string" calcext:value-type="string">
            <text:p>0.068940845371952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340662956237793</text:p>
          </table:table-cell>
          <table:table-cell office:value-type="float" office:value="1349" calcext:value-type="float">
            <text:p>134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4.841136389279864</text:p>
          </table:table-cell>
          <table:table-cell office:value-type="string" calcext:value-type="string">
            <text:p>0.0539317764216937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6440830230713</text:p>
          </table:table-cell>
          <table:table-cell office:value-type="float" office:value="1314" calcext:value-type="float">
            <text:p>131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5.340228431509013</text:p>
          </table:table-cell>
          <table:table-cell office:value-type="string" calcext:value-type="string">
            <text:p>0.0359033301637645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63053321838379</text:p>
          </table:table-cell>
          <table:table-cell office:value-type="float" office:value="1303" calcext:value-type="float">
            <text:p>130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4.938249076490365</text:p>
          </table:table-cell>
          <table:table-cell office:value-type="string" calcext:value-type="string">
            <text:p>0.01730472994940993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2112293243408</text:p>
          </table:table-cell>
          <table:table-cell office:value-type="float" office:value="1331" calcext:value-type="float">
            <text:p>13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30.827455589553615</text:p>
          </table:table-cell>
          <table:table-cell office:value-type="string" calcext:value-type="string">
            <text:p>-0.0250905695291853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32097053527832</text:p>
          </table:table-cell>
          <table:table-cell office:value-type="float" office:value="1296" calcext:value-type="float">
            <text:p>129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21.145251924744635</text:p>
          </table:table-cell>
          <table:table-cell office:value-type="string" calcext:value-type="string">
            <text:p>0.0088577306617181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1240921020508</text:p>
          </table:table-cell>
          <table:table-cell office:value-type="float" office:value="1274" calcext:value-type="float">
            <text:p>127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2.4372824429425926</text:p>
          </table:table-cell>
          <table:table-cell office:value-type="string" calcext:value-type="string">
            <text:p>0.047611864086907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3308734893799</text:p>
          </table:table-cell>
          <table:table-cell office:value-type="float" office:value="1263" calcext:value-type="float">
            <text:p>126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3.9067694014938557</text:p>
          </table:table-cell>
          <table:table-cell office:value-type="string" calcext:value-type="string">
            <text:p>0.026637230544240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65652084350586</text:p>
          </table:table-cell>
          <table:table-cell office:value-type="float" office:value="1257" calcext:value-type="float">
            <text:p>125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-21.44856110336817</text:p>
          </table:table-cell>
          <table:table-cell office:value-type="string" calcext:value-type="string">
            <text:p>0.104974877200505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176420211792</text:p>
          </table:table-cell>
          <table:table-cell office:value-type="float" office:value="1302" calcext:value-type="float">
            <text:p>130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2.1966899697294036</text:p>
          </table:table-cell>
          <table:table-cell office:value-type="string" calcext:value-type="string">
            <text:p>0.103515109101030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477176666259766</text:p>
          </table:table-cell>
          <table:table-cell office:value-type="float" office:value="1312" calcext:value-type="float">
            <text:p>131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26.738018211083197</text:p>
          </table:table-cell>
          <table:table-cell office:value-type="string" calcext:value-type="string">
            <text:p>0.05945241307582043</text:p>
          </table:table-cell>
          <table:table-cell office:value-type="string" calcext:value-type="string">
            <text:p>8832.875</text:p>
          </table:table-cell>
          <table:table-cell office:value-type="string" calcext:value-type="string">
            <text:p>2222.375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578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0933837890625</text:p>
          </table:table-cell>
          <table:table-cell office:value-type="float" office:value="1305" calcext:value-type="float">
            <text:p>130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9.830559317988744</text:p>
          </table:table-cell>
          <table:table-cell office:value-type="string" calcext:value-type="string">
            <text:p>0.011224072974735887</text:p>
          </table:table-cell>
          <table:table-cell office:value-type="string" calcext:value-type="string">
            <text:p>10862.8125</text:p>
          </table:table-cell>
          <table:table-cell office:value-type="string" calcext:value-type="string">
            <text:p>2511.3125</text:p>
          </table:table-cell>
          <table:table-cell office:value-type="string" calcext:value-type="string">
            <text:p>896.625</text:p>
          </table:table-cell>
          <table:table-cell office:value-type="string" calcext:value-type="string">
            <text:p>745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76156711578369</text:p>
          </table:table-cell>
          <table:table-cell office:value-type="float" office:value="1293" calcext:value-type="float">
            <text:p>129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5.523430768986898</text:p>
          </table:table-cell>
          <table:table-cell office:value-type="string" calcext:value-type="string">
            <text:p>0.097066175943199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31216812133789</text:p>
          </table:table-cell>
          <table:table-cell office:value-type="float" office:value="1262" calcext:value-type="float">
            <text:p>1262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17.57382954042003</text:p>
          </table:table-cell>
          <table:table-cell office:value-type="string" calcext:value-type="string">
            <text:p>0.03693943446473162</text:p>
          </table:table-cell>
          <table:table-cell office:value-type="string" calcext:value-type="string">
            <text:p>10113.0625</text:p>
          </table:table-cell>
          <table:table-cell office:value-type="string" calcext:value-type="string">
            <text:p>2183.4375</text:p>
          </table:table-cell>
          <table:table-cell office:value-type="string" calcext:value-type="string">
            <text:p>840.1875</text:p>
          </table:table-cell>
          <table:table-cell office:value-type="string" calcext:value-type="string">
            <text:p>7089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96217346191406</text:p>
          </table:table-cell>
          <table:table-cell office:value-type="float" office:value="1289" calcext:value-type="float">
            <text:p>128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-28.37211404128431</text:p>
          </table:table-cell>
          <table:table-cell office:value-type="string" calcext:value-type="string">
            <text:p>0.203233681198358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82522201538086</text:p>
          </table:table-cell>
          <table:table-cell office:value-type="float" office:value="1282" calcext:value-type="float">
            <text:p>128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40.16174372260294</text:p>
          </table:table-cell>
          <table:table-cell office:value-type="string" calcext:value-type="string">
            <text:p>-0.054999007044602165</text:p>
          </table:table-cell>
          <table:table-cell office:value-type="string" calcext:value-type="string">
            <text:p>10513.8125</text:p>
          </table:table-cell>
          <table:table-cell office:value-type="string" calcext:value-type="string">
            <text:p>2420.8125</text:p>
          </table:table-cell>
          <table:table-cell office:value-type="string" calcext:value-type="string">
            <text:p>903.5625</text:p>
          </table:table-cell>
          <table:table-cell office:value-type="string" calcext:value-type="string">
            <text:p>7189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85721778869629</text:p>
          </table:table-cell>
          <table:table-cell office:value-type="float" office:value="1319" calcext:value-type="float">
            <text:p>1319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22.906148609478635</text:p>
          </table:table-cell>
          <table:table-cell office:value-type="string" calcext:value-type="string">
            <text:p>0.03311826444864471</text:p>
          </table:table-cell>
          <table:table-cell office:value-type="string" calcext:value-type="string">
            <text:p>9362.6875</text:p>
          </table:table-cell>
          <table:table-cell office:value-type="string" calcext:value-type="string">
            <text:p>2331.125</text:p>
          </table:table-cell>
          <table:table-cell office:value-type="string" calcext:value-type="string">
            <text:p>784.0</text:p>
          </table:table-cell>
          <table:table-cell office:value-type="string" calcext:value-type="string">
            <text:p>6247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75536251068115</text:p>
          </table:table-cell>
          <table:table-cell office:value-type="float" office:value="1272" calcext:value-type="float">
            <text:p>127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6.48009627404321</text:p>
          </table:table-cell>
          <table:table-cell office:value-type="string" calcext:value-type="string">
            <text:p>0.04736583542331886</text:p>
          </table:table-cell>
          <table:table-cell office:value-type="string" calcext:value-type="string">
            <text:p>10758.9375</text:p>
          </table:table-cell>
          <table:table-cell office:value-type="string" calcext:value-type="string">
            <text:p>2266.0</text:p>
          </table:table-cell>
          <table:table-cell office:value-type="string" calcext:value-type="string">
            <text:p>908.375</text:p>
          </table:table-cell>
          <table:table-cell office:value-type="string" calcext:value-type="string">
            <text:p>7584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521427154541016</text:p>
          </table:table-cell>
          <table:table-cell office:value-type="float" office:value="1320" calcext:value-type="float">
            <text:p>132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4.53971677245351</text:p>
          </table:table-cell>
          <table:table-cell office:value-type="string" calcext:value-type="string">
            <text:p>-0.061839934084210964</text:p>
          </table:table-cell>
          <table:table-cell office:value-type="string" calcext:value-type="string">
            <text:p>9243.5625</text:p>
          </table:table-cell>
          <table:table-cell office:value-type="string" calcext:value-type="string">
            <text:p>2453.875</text:p>
          </table:table-cell>
          <table:table-cell office:value-type="string" calcext:value-type="string">
            <text:p>910.5</text:p>
          </table:table-cell>
          <table:table-cell office:value-type="string" calcext:value-type="string">
            <text:p>5879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88353729248047</text:p>
          </table:table-cell>
          <table:table-cell office:value-type="float" office:value="1277" calcext:value-type="float">
            <text:p>12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70.8523883941725</text:p>
          </table:table-cell>
          <table:table-cell office:value-type="string" calcext:value-type="string">
            <text:p>-0.10054086083267001</text:p>
          </table:table-cell>
          <table:table-cell office:value-type="string" calcext:value-type="string">
            <text:p>10853.9375</text:p>
          </table:table-cell>
          <table:table-cell office:value-type="string" calcext:value-type="string">
            <text:p>2357.0</text:p>
          </table:table-cell>
          <table:table-cell office:value-type="string" calcext:value-type="string">
            <text:p>837.375</text:p>
          </table:table-cell>
          <table:table-cell office:value-type="string" calcext:value-type="string">
            <text:p>7659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62251663208008</text:p>
          </table:table-cell>
          <table:table-cell office:value-type="float" office:value="1343" calcext:value-type="float">
            <text:p>134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2.786876861526885</text:p>
          </table:table-cell>
          <table:table-cell office:value-type="string" calcext:value-type="string">
            <text:p>0.0435420780214479</text:p>
          </table:table-cell>
          <table:table-cell office:value-type="string" calcext:value-type="string">
            <text:p>10357.5</text:p>
          </table:table-cell>
          <table:table-cell office:value-type="string" calcext:value-type="string">
            <text:p>2270.375</text:p>
          </table:table-cell>
          <table:table-cell office:value-type="string" calcext:value-type="string">
            <text:p>857.25</text:p>
          </table:table-cell>
          <table:table-cell office:value-type="string" calcext:value-type="string">
            <text:p>7229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71893310546875</text:p>
          </table:table-cell>
          <table:table-cell office:value-type="float" office:value="1218" calcext:value-type="float">
            <text:p>12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59.11983569378729</text:p>
          </table:table-cell>
          <table:table-cell office:value-type="string" calcext:value-type="string">
            <text:p>-0.015322148749085206</text:p>
          </table:table-cell>
          <table:table-cell office:value-type="string" calcext:value-type="string">
            <text:p>10175.375</text:p>
          </table:table-cell>
          <table:table-cell office:value-type="string" calcext:value-type="string">
            <text:p>2421.9375</text:p>
          </table:table-cell>
          <table:table-cell office:value-type="string" calcext:value-type="string">
            <text:p>918.25</text:p>
          </table:table-cell>
          <table:table-cell office:value-type="string" calcext:value-type="string">
            <text:p>6835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90199279785156</text:p>
          </table:table-cell>
          <table:table-cell office:value-type="float" office:value="1270" calcext:value-type="float">
            <text:p>127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62.232822819364756</text:p>
          </table:table-cell>
          <table:table-cell office:value-type="string" calcext:value-type="string">
            <text:p>-0.12515785642051452</text:p>
          </table:table-cell>
          <table:table-cell office:value-type="string" calcext:value-type="string">
            <text:p>9832.8125</text:p>
          </table:table-cell>
          <table:table-cell office:value-type="string" calcext:value-type="string">
            <text:p>2244.9375</text:p>
          </table:table-cell>
          <table:table-cell office:value-type="string" calcext:value-type="string">
            <text:p>855.25</text:p>
          </table:table-cell>
          <table:table-cell office:value-type="string" calcext:value-type="string">
            <text:p>6732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971041679382324</text:p>
          </table:table-cell>
          <table:table-cell office:value-type="float" office:value="1298" calcext:value-type="float">
            <text:p>129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-31.0843125133932</text:p>
          </table:table-cell>
          <table:table-cell office:value-type="string" calcext:value-type="string">
            <text:p>0.0604098981140349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403862953186035</text:p>
          </table:table-cell>
          <table:table-cell office:value-type="float" office:value="1251" calcext:value-type="float">
            <text:p>125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70.24040792456977</text:p>
          </table:table-cell>
          <table:table-cell office:value-type="string" calcext:value-type="string">
            <text:p>-0.04754327738502679</text:p>
          </table:table-cell>
          <table:table-cell office:value-type="string" calcext:value-type="string">
            <text:p>10224.3125</text:p>
          </table:table-cell>
          <table:table-cell office:value-type="string" calcext:value-type="string">
            <text:p>2368.0625</text:p>
          </table:table-cell>
          <table:table-cell office:value-type="string" calcext:value-type="string">
            <text:p>779.3125</text:p>
          </table:table-cell>
          <table:table-cell office:value-type="string" calcext:value-type="string">
            <text:p>7076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3421516418457</text:p>
          </table:table-cell>
          <table:table-cell office:value-type="float" office:value="1257" calcext:value-type="float">
            <text:p>125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-4.405277465855131</text:p>
          </table:table-cell>
          <table:table-cell office:value-type="string" calcext:value-type="string">
            <text:p>0.09970541903564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5534348487854004</text:p>
          </table:table-cell>
          <table:table-cell office:value-type="float" office:value="1279" calcext:value-type="float">
            <text:p>127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67.1195180763545</text:p>
          </table:table-cell>
          <table:table-cell office:value-type="string" calcext:value-type="string">
            <text:p>-0.10361054755697298</text:p>
          </table:table-cell>
          <table:table-cell office:value-type="string" calcext:value-type="string">
            <text:p>9954.0625</text:p>
          </table:table-cell>
          <table:table-cell office:value-type="string" calcext:value-type="string">
            <text:p>2274.0625</text:p>
          </table:table-cell>
          <table:table-cell office:value-type="string" calcext:value-type="string">
            <text:p>803.875</text:p>
          </table:table-cell>
          <table:table-cell office:value-type="string" calcext:value-type="string">
            <text:p>6876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0538330078125</text:p>
          </table:table-cell>
          <table:table-cell office:value-type="float" office:value="1240" calcext:value-type="float">
            <text:p>124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3.20723101295387</text:p>
          </table:table-cell>
          <table:table-cell office:value-type="string" calcext:value-type="string">
            <text:p>0.0305750798768916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78049373626709</text:p>
          </table:table-cell>
          <table:table-cell office:value-type="float" office:value="1233" calcext:value-type="float">
            <text:p>123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5.57974429136778</text:p>
          </table:table-cell>
          <table:table-cell office:value-type="string" calcext:value-type="string">
            <text:p>-0.007113793116526702</text:p>
          </table:table-cell>
          <table:table-cell office:value-type="string" calcext:value-type="string">
            <text:p>9709.5</text:p>
          </table:table-cell>
          <table:table-cell office:value-type="string" calcext:value-type="string">
            <text:p>2263.5625</text:p>
          </table:table-cell>
          <table:table-cell office:value-type="string" calcext:value-type="string">
            <text:p>901.1875</text:p>
          </table:table-cell>
          <table:table-cell office:value-type="string" calcext:value-type="string">
            <text:p>654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54958915710449</text:p>
          </table:table-cell>
          <table:table-cell office:value-type="float" office:value="1220" calcext:value-type="float">
            <text:p>122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7.93786904604174</text:p>
          </table:table-cell>
          <table:table-cell office:value-type="string" calcext:value-type="string">
            <text:p>0.060267575266831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244457244873047</text:p>
          </table:table-cell>
          <table:table-cell office:value-type="float" office:value="1249" calcext:value-type="float">
            <text:p>124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54.997819698118924</text:p>
          </table:table-cell>
          <table:table-cell office:value-type="string" calcext:value-type="string">
            <text:p>-0.06240073476805105</text:p>
          </table:table-cell>
          <table:table-cell office:value-type="string" calcext:value-type="string">
            <text:p>10414.25</text:p>
          </table:table-cell>
          <table:table-cell office:value-type="string" calcext:value-type="string">
            <text:p>2281.625</text:p>
          </table:table-cell>
          <table:table-cell office:value-type="string" calcext:value-type="string">
            <text:p>922.5625</text:p>
          </table:table-cell>
          <table:table-cell office:value-type="string" calcext:value-type="string">
            <text:p>721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950085639953613</text:p>
          </table:table-cell>
          <table:table-cell office:value-type="float" office:value="1346" calcext:value-type="float">
            <text:p>134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5.224126517796053</text:p>
          </table:table-cell>
          <table:table-cell office:value-type="string" calcext:value-type="string">
            <text:p>-0.031325009536336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756059646606445</text:p>
          </table:table-cell>
          <table:table-cell office:value-type="float" office:value="1295" calcext:value-type="float">
            <text:p>129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2.4498042520509746</text:p>
          </table:table-cell>
          <table:table-cell office:value-type="string" calcext:value-type="string">
            <text:p>-0.0654669726651645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24531936645508</text:p>
          </table:table-cell>
          <table:table-cell office:value-type="float" office:value="1275" calcext:value-type="float">
            <text:p>127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.424193799855018</text:p>
          </table:table-cell>
          <table:table-cell office:value-type="string" calcext:value-type="string">
            <text:p>-6.865645519466002e-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44210720062256</text:p>
          </table:table-cell>
          <table:table-cell office:value-type="float" office:value="1246" calcext:value-type="float">
            <text:p>124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26.85816284146373</text:p>
          </table:table-cell>
          <table:table-cell office:value-type="string" calcext:value-type="string">
            <text:p>-0.07084246547301612</text:p>
          </table:table-cell>
          <table:table-cell office:value-type="string" calcext:value-type="string">
            <text:p>8614.125</text:p>
          </table:table-cell>
          <table:table-cell office:value-type="string" calcext:value-type="string">
            <text:p>2122.9375</text:p>
          </table:table-cell>
          <table:table-cell office:value-type="string" calcext:value-type="string">
            <text:p>800.1875</text:p>
          </table:table-cell>
          <table:table-cell office:value-type="string" calcext:value-type="string">
            <text:p>569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3504905700683594</text:p>
          </table:table-cell>
          <table:table-cell office:value-type="float" office:value="1252" calcext:value-type="float">
            <text:p>125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36.41161997864029</text:p>
          </table:table-cell>
          <table:table-cell office:value-type="string" calcext:value-type="string">
            <text:p>-0.0393946220018756</text:p>
          </table:table-cell>
          <table:table-cell office:value-type="string" calcext:value-type="string">
            <text:p>9222.0</text:p>
          </table:table-cell>
          <table:table-cell office:value-type="string" calcext:value-type="string">
            <text:p>2370.3125</text:p>
          </table:table-cell>
          <table:table-cell office:value-type="string" calcext:value-type="string">
            <text:p>882.5625</text:p>
          </table:table-cell>
          <table:table-cell office:value-type="string" calcext:value-type="string">
            <text:p>5969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256739616394043</text:p>
          </table:table-cell>
          <table:table-cell office:value-type="float" office:value="1255" calcext:value-type="float">
            <text:p>125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2.705917902269316</text:p>
          </table:table-cell>
          <table:table-cell office:value-type="string" calcext:value-type="string">
            <text:p>-0.03683589752102855</text:p>
          </table:table-cell>
          <table:table-cell office:value-type="string" calcext:value-type="string">
            <text:p>9143.9375</text:p>
          </table:table-cell>
          <table:table-cell office:value-type="string" calcext:value-type="string">
            <text:p>2127.8125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6108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221309661865234</text:p>
          </table:table-cell>
          <table:table-cell office:value-type="float" office:value="1269" calcext:value-type="float">
            <text:p>126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14.896753244363587</text:p>
          </table:table-cell>
          <table:table-cell office:value-type="string" calcext:value-type="string">
            <text:p>-0.0293193861642164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82523918151855</text:p>
          </table:table-cell>
          <table:table-cell office:value-type="float" office:value="1305" calcext:value-type="float">
            <text:p>130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-29.730858259280893</text:p>
          </table:table-cell>
          <table:table-cell office:value-type="string" calcext:value-type="string">
            <text:p>0.00110267365616056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42983055114746</text:p>
          </table:table-cell>
          <table:table-cell office:value-type="float" office:value="1240" calcext:value-type="float">
            <text:p>124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-65.64170474361057</text:p>
          </table:table-cell>
          <table:table-cell office:value-type="string" calcext:value-type="string">
            <text:p>0.0202239259950474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47312927246094</text:p>
          </table:table-cell>
          <table:table-cell office:value-type="float" office:value="1273" calcext:value-type="float">
            <text:p>12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-74.83040337196462</text:p>
          </table:table-cell>
          <table:table-cell office:value-type="string" calcext:value-type="string">
            <text:p>0.081520639910569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628649711608887</text:p>
          </table:table-cell>
          <table:table-cell office:value-type="float" office:value="1259" calcext:value-type="float">
            <text:p>125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.7568747187033806</text:p>
          </table:table-cell>
          <table:table-cell office:value-type="string" calcext:value-type="string">
            <text:p>0.0440420143869686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9547939300537</text:p>
          </table:table-cell>
          <table:table-cell office:value-type="float" office:value="1241" calcext:value-type="float">
            <text:p>124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-33.20769694110975</text:p>
          </table:table-cell>
          <table:table-cell office:value-type="string" calcext:value-type="string">
            <text:p>0.0080380605405248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3158321380615</text:p>
          </table:table-cell>
          <table:table-cell office:value-type="float" office:value="1264" calcext:value-type="float">
            <text:p>126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47.79490305603399</text:p>
          </table:table-cell>
          <table:table-cell office:value-type="string" calcext:value-type="string">
            <text:p>0.022880915737165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120412826538086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-39.467692604261714</text:p>
          </table:table-cell>
          <table:table-cell office:value-type="string" calcext:value-type="string">
            <text:p>-0.0485437166588625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751983642578125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-38.626477411838124</text:p>
          </table:table-cell>
          <table:table-cell office:value-type="string" calcext:value-type="string">
            <text:p>-0.0258871192707738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9824924468994</text:p>
          </table:table-cell>
          <table:table-cell office:value-type="float" office:value="1235" calcext:value-type="float">
            <text:p>123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-42.856067626936095</text:p>
          </table:table-cell>
          <table:table-cell office:value-type="string" calcext:value-type="string">
            <text:p>0.0078682094653306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19915199279785</text:p>
          </table:table-cell>
          <table:table-cell office:value-type="float" office:value="1230" calcext:value-type="float">
            <text:p>123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-31.143706619039463</text:p>
          </table:table-cell>
          <table:table-cell office:value-type="string" calcext:value-type="string">
            <text:p>0.00638043162614079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2790222167969</text:p>
          </table:table-cell>
          <table:table-cell office:value-type="float" office:value="1249" calcext:value-type="float">
            <text:p>1249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-59.52424601821198</text:p>
          </table:table-cell>
          <table:table-cell office:value-type="string" calcext:value-type="string">
            <text:p>0.01046898484119483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18178939819336</text:p>
          </table:table-cell>
          <table:table-cell office:value-type="float" office:value="1301" calcext:value-type="float">
            <text:p>130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-35.03555625309655</text:p>
          </table:table-cell>
          <table:table-cell office:value-type="string" calcext:value-type="string">
            <text:p>-0.0195511510268264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66418266296387</text:p>
          </table:table-cell>
          <table:table-cell office:value-type="float" office:value="1302" calcext:value-type="float">
            <text:p>130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-49.319739123655694</text:p>
          </table:table-cell>
          <table:table-cell office:value-type="string" calcext:value-type="string">
            <text:p>0.002728618674508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61941146850586</text:p>
          </table:table-cell>
          <table:table-cell office:value-type="float" office:value="1321" calcext:value-type="float">
            <text:p>132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-33.075449628913525</text:p>
          </table:table-cell>
          <table:table-cell office:value-type="string" calcext:value-type="string">
            <text:p>-0.02092235168501512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18017196655273</text:p>
          </table:table-cell>
          <table:table-cell office:value-type="float" office:value="1292" calcext:value-type="float">
            <text:p>129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30.85973797155067</text:p>
          </table:table-cell>
          <table:table-cell office:value-type="string" calcext:value-type="string">
            <text:p>0.039324150845199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6859817504883</text:p>
          </table:table-cell>
          <table:table-cell office:value-type="float" office:value="1243" calcext:value-type="float">
            <text:p>124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-15.313453812107326</text:p>
          </table:table-cell>
          <table:table-cell office:value-type="string" calcext:value-type="string">
            <text:p>0.0188302117960426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90727615356445</text:p>
          </table:table-cell>
          <table:table-cell office:value-type="float" office:value="1270" calcext:value-type="float">
            <text:p>127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-87.05034091069639</text:p>
          </table:table-cell>
          <table:table-cell office:value-type="string" calcext:value-type="string">
            <text:p>0.1833926030112208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6353645324707</text:p>
          </table:table-cell>
          <table:table-cell office:value-type="float" office:value="1273" calcext:value-type="float">
            <text:p>127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-7.007552879829909</text:p>
          </table:table-cell>
          <table:table-cell office:value-type="string" calcext:value-type="string">
            <text:p>0.0131536793041491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341187477111816</text:p>
          </table:table-cell>
          <table:table-cell office:value-type="float" office:value="1227" calcext:value-type="float">
            <text:p>122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.132312312745441</text:p>
          </table:table-cell>
          <table:table-cell office:value-type="string" calcext:value-type="string">
            <text:p>-0.0125357660460832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52025032043457</text:p>
          </table:table-cell>
          <table:table-cell office:value-type="float" office:value="1270" calcext:value-type="float">
            <text:p>127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14.21906920772468</text:p>
          </table:table-cell>
          <table:table-cell office:value-type="string" calcext:value-type="string">
            <text:p>-0.02077917763008208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44813346862793</text:p>
          </table:table-cell>
          <table:table-cell office:value-type="float" office:value="1222" calcext:value-type="float">
            <text:p>1222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7.432729331113826</text:p>
          </table:table-cell>
          <table:table-cell office:value-type="string" calcext:value-type="string">
            <text:p>-0.00906275070572060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92845344543457</text:p>
          </table:table-cell>
          <table:table-cell office:value-type="float" office:value="1210" calcext:value-type="float">
            <text:p>121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7.111460359487237</text:p>
          </table:table-cell>
          <table:table-cell office:value-type="string" calcext:value-type="string">
            <text:p>0.0055916247784794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198256492614746</text:p>
          </table:table-cell>
          <table:table-cell office:value-type="float" office:value="1279" calcext:value-type="float">
            <text:p>1279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-17.60481279226387</text:p>
          </table:table-cell>
          <table:table-cell office:value-type="string" calcext:value-type="string">
            <text:p>0.00540279598584716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1441707611084</text:p>
          </table:table-cell>
          <table:table-cell office:value-type="float" office:value="1259" calcext:value-type="float">
            <text:p>125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9.381967376846502</text:p>
          </table:table-cell>
          <table:table-cell office:value-type="string" calcext:value-type="string">
            <text:p>-0.0296121422589125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4591636657715</text:p>
          </table:table-cell>
          <table:table-cell office:value-type="float" office:value="1267" calcext:value-type="float">
            <text:p>126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-14.876190129778262</text:p>
          </table:table-cell>
          <table:table-cell office:value-type="string" calcext:value-type="string">
            <text:p>0.029420555149522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861759185791</text:p>
          </table:table-cell>
          <table:table-cell office:value-type="float" office:value="1253" calcext:value-type="float">
            <text:p>125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-5.697814262594214</text:p>
          </table:table-cell>
          <table:table-cell office:value-type="string" calcext:value-type="string">
            <text:p>0.0047757817878090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46237564086914</text:p>
          </table:table-cell>
          <table:table-cell office:value-type="float" office:value="1287" calcext:value-type="float">
            <text:p>128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6.847936841467742</text:p>
          </table:table-cell>
          <table:table-cell office:value-type="string" calcext:value-type="string">
            <text:p>-0.009574597104516063</text:p>
          </table:table-cell>
          <table:table-cell office:value-type="string" calcext:value-type="string">
            <text:p>5297.5625</text:p>
          </table:table-cell>
          <table:table-cell office:value-type="string" calcext:value-type="string">
            <text:p>1379.0625</text:p>
          </table:table-cell>
          <table:table-cell office:value-type="string" calcext:value-type="string">
            <text:p>876.3125</text:p>
          </table:table-cell>
          <table:table-cell office:value-type="string" calcext:value-type="string">
            <text:p>304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96998023986816</text:p>
          </table:table-cell>
          <table:table-cell office:value-type="float" office:value="1304" calcext:value-type="float">
            <text:p>130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-12.648263742545428</text:p>
          </table:table-cell>
          <table:table-cell office:value-type="string" calcext:value-type="string">
            <text:p>0.0272675700271386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128517150878906</text:p>
          </table:table-cell>
          <table:table-cell office:value-type="float" office:value="1262" calcext:value-type="float">
            <text:p>126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0.1297687963814</text:p>
          </table:table-cell>
          <table:table-cell office:value-type="string" calcext:value-type="string">
            <text:p>-0.027078818726159692</text:p>
          </table:table-cell>
          <table:table-cell office:value-type="string" calcext:value-type="string">
            <text:p>5797.0</text:p>
          </table:table-cell>
          <table:table-cell office:value-type="string" calcext:value-type="string">
            <text:p>1401.5625</text:p>
          </table:table-cell>
          <table:table-cell office:value-type="string" calcext:value-type="string">
            <text:p>875.25</text:p>
          </table:table-cell>
          <table:table-cell office:value-type="string" calcext:value-type="string">
            <text:p>352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2701072692871</text:p>
          </table:table-cell>
          <table:table-cell office:value-type="float" office:value="1250" calcext:value-type="float">
            <text:p>12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.7496802601801775</text:p>
          </table:table-cell>
          <table:table-cell office:value-type="string" calcext:value-type="string">
            <text:p>-0.0041072598882986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910737991333</text:p>
          </table:table-cell>
          <table:table-cell office:value-type="float" office:value="1288" calcext:value-type="float">
            <text:p>128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-16.76455916798101</text:p>
          </table:table-cell>
          <table:table-cell office:value-type="string" calcext:value-type="string">
            <text:p>-0.0245630305231044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5877742767334</text:p>
          </table:table-cell>
          <table:table-cell office:value-type="float" office:value="1258" calcext:value-type="float">
            <text:p>125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-18.828256301739312</text:p>
          </table:table-cell>
          <table:table-cell office:value-type="string" calcext:value-type="string">
            <text:p>0.0237282791660061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72587585449219</text:p>
          </table:table-cell>
          <table:table-cell office:value-type="float" office:value="1289" calcext:value-type="float">
            <text:p>1289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7.03991381784657</text:p>
          </table:table-cell>
          <table:table-cell office:value-type="string" calcext:value-type="string">
            <text:p>-0.06942815798363872</text:p>
          </table:table-cell>
          <table:table-cell office:value-type="string" calcext:value-type="string">
            <text:p>5923.625</text:p>
          </table:table-cell>
          <table:table-cell office:value-type="string" calcext:value-type="string">
            <text:p>1290.1875</text:p>
          </table:table-cell>
          <table:table-cell office:value-type="string" calcext:value-type="string">
            <text:p>708.8125</text:p>
          </table:table-cell>
          <table:table-cell office:value-type="string" calcext:value-type="string">
            <text:p>3924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869643211364746</text:p>
          </table:table-cell>
          <table:table-cell office:value-type="float" office:value="1280" calcext:value-type="float">
            <text:p>128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21.544739329912396</text:p>
          </table:table-cell>
          <table:table-cell office:value-type="string" calcext:value-type="string">
            <text:p>-0.07399964635047823</text:p>
          </table:table-cell>
          <table:table-cell office:value-type="string" calcext:value-type="string">
            <text:p>5528.375</text:p>
          </table:table-cell>
          <table:table-cell office:value-type="string" calcext:value-type="string">
            <text:p>1335.875</text:p>
          </table:table-cell>
          <table:table-cell office:value-type="string" calcext:value-type="string">
            <text:p>837.5</text:p>
          </table:table-cell>
          <table:table-cell office:value-type="string" calcext:value-type="string">
            <text:p>335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2169609069824</text:p>
          </table:table-cell>
          <table:table-cell office:value-type="float" office:value="1292" calcext:value-type="float">
            <text:p>129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-15.820908157818272</text:p>
          </table:table-cell>
          <table:table-cell office:value-type="string" calcext:value-type="string">
            <text:p>-0.0349164927523887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8948574066162</text:p>
          </table:table-cell>
          <table:table-cell office:value-type="float" office:value="1275" calcext:value-type="float">
            <text:p>1275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-29.507785741181934</text:p>
          </table:table-cell>
          <table:table-cell office:value-type="string" calcext:value-type="string">
            <text:p>0.03062387175992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12476539611816</text:p>
          </table:table-cell>
          <table:table-cell office:value-type="float" office:value="1257" calcext:value-type="float">
            <text:p>125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-13.786432978028827</text:p>
          </table:table-cell>
          <table:table-cell office:value-type="string" calcext:value-type="string">
            <text:p>-0.0315739429981649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2014636993408</text:p>
          </table:table-cell>
          <table:table-cell office:value-type="float" office:value="1243" calcext:value-type="float">
            <text:p>124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-16.000762927238785</text:p>
          </table:table-cell>
          <table:table-cell office:value-type="string" calcext:value-type="string">
            <text:p>0.0095778702434949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01380729675293</text:p>
          </table:table-cell>
          <table:table-cell office:value-type="float" office:value="1262" calcext:value-type="float">
            <text:p>1262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-11.585971537699091</text:p>
          </table:table-cell>
          <table:table-cell office:value-type="string" calcext:value-type="string">
            <text:p>-0.0341027292528585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33385848999023</text:p>
          </table:table-cell>
          <table:table-cell office:value-type="float" office:value="1272" calcext:value-type="float">
            <text:p>127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-22.635901535885758</text:p>
          </table:table-cell>
          <table:table-cell office:value-type="string" calcext:value-type="string">
            <text:p>0.00292292616459430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49686431884766</text:p>
          </table:table-cell>
          <table:table-cell office:value-type="float" office:value="1255" calcext:value-type="float">
            <text:p>125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-46.023054065440114</text:p>
          </table:table-cell>
          <table:table-cell office:value-type="string" calcext:value-type="string">
            <text:p>0.045326151453091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6522617340088</text:p>
          </table:table-cell>
          <table:table-cell office:value-type="float" office:value="1259" calcext:value-type="float">
            <text:p>125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6.359694672745487</text:p>
          </table:table-cell>
          <table:table-cell office:value-type="string" calcext:value-type="string">
            <text:p>-0.034396884217976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3635883331299</text:p>
          </table:table-cell>
          <table:table-cell office:value-type="float" office:value="1236" calcext:value-type="float">
            <text:p>123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-29.716931681978338</text:p>
          </table:table-cell>
          <table:table-cell office:value-type="string" calcext:value-type="string">
            <text:p>0.0162712755657991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0434856414795</text:p>
          </table:table-cell>
          <table:table-cell office:value-type="float" office:value="1260" calcext:value-type="float">
            <text:p>126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-3.15209622773488</text:p>
          </table:table-cell>
          <table:table-cell office:value-type="string" calcext:value-type="string">
            <text:p>-0.0500451929639109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246524810791</text:p>
          </table:table-cell>
          <table:table-cell office:value-type="float" office:value="1237" calcext:value-type="float">
            <text:p>123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-12.658713929721774</text:p>
          </table:table-cell>
          <table:table-cell office:value-type="string" calcext:value-type="string">
            <text:p>-0.023757183143736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0093193054199</text:p>
          </table:table-cell>
          <table:table-cell office:value-type="float" office:value="1251" calcext:value-type="float">
            <text:p>1251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5.733361409724921</text:p>
          </table:table-cell>
          <table:table-cell office:value-type="string" calcext:value-type="string">
            <text:p>-0.0458019108323198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964879989624</text:p>
          </table:table-cell>
          <table:table-cell office:value-type="float" office:value="1227" calcext:value-type="float">
            <text:p>1227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-0.35850625770294897</text:p>
          </table:table-cell>
          <table:table-cell office:value-type="string" calcext:value-type="string">
            <text:p>-0.0498988249591146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98849582672119</text:p>
          </table:table-cell>
          <table:table-cell office:value-type="float" office:value="1227" calcext:value-type="float">
            <text:p>122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3.494417264252768</text:p>
          </table:table-cell>
          <table:table-cell office:value-type="string" calcext:value-type="string">
            <text:p>-0.058385230288407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4871826171875</text:p>
          </table:table-cell>
          <table:table-cell office:value-type="float" office:value="1253" calcext:value-type="float">
            <text:p>125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7.734288523191861</text:p>
          </table:table-cell>
          <table:table-cell office:value-type="string" calcext:value-type="string">
            <text:p>-0.0297900157323164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28788566589355</text:p>
          </table:table-cell>
          <table:table-cell office:value-type="float" office:value="1271" calcext:value-type="float">
            <text:p>127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1.683207526809126</text:p>
          </table:table-cell>
          <table:table-cell office:value-type="string" calcext:value-type="string">
            <text:p>-0.044830808487422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19025802612305</text:p>
          </table:table-cell>
          <table:table-cell office:value-type="float" office:value="1231" calcext:value-type="float">
            <text:p>12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7.055939787331786</text:p>
          </table:table-cell>
          <table:table-cell office:value-type="string" calcext:value-type="string">
            <text:p>0.00801531536086772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9560794830322</text:p>
          </table:table-cell>
          <table:table-cell office:value-type="float" office:value="1251" calcext:value-type="float">
            <text:p>125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-4.352918659869886</text:p>
          </table:table-cell>
          <table:table-cell office:value-type="string" calcext:value-type="string">
            <text:p>-0.00171553044886283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74760818481445</text:p>
          </table:table-cell>
          <table:table-cell office:value-type="float" office:value="1242" calcext:value-type="float">
            <text:p>1242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20.939644360638585</text:p>
          </table:table-cell>
          <table:table-cell office:value-type="string" calcext:value-type="string">
            <text:p>-0.051088509767105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2468776702881</text:p>
          </table:table-cell>
          <table:table-cell office:value-type="float" office:value="1243" calcext:value-type="float">
            <text:p>124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9.39049756017362</text:p>
          </table:table-cell>
          <table:table-cell office:value-type="string" calcext:value-type="string">
            <text:p>-0.0059018697259756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6528835296631</text:p>
          </table:table-cell>
          <table:table-cell office:value-type="float" office:value="1249" calcext:value-type="float">
            <text:p>124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21.90682818237799</text:p>
          </table:table-cell>
          <table:table-cell office:value-type="string" calcext:value-type="string">
            <text:p>0.038132713916012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784910202026367</text:p>
          </table:table-cell>
          <table:table-cell office:value-type="float" office:value="1242" calcext:value-type="float">
            <text:p>124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7.4461374460144665</text:p>
          </table:table-cell>
          <table:table-cell office:value-type="string" calcext:value-type="string">
            <text:p>-0.0116350143998378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10691738128662</text:p>
          </table:table-cell>
          <table:table-cell office:value-type="float" office:value="1246" calcext:value-type="float">
            <text:p>1246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18.744438531183288</text:p>
          </table:table-cell>
          <table:table-cell office:value-type="string" calcext:value-type="string">
            <text:p>-0.04217203819550131</text:p>
          </table:table-cell>
          <table:table-cell office:value-type="string" calcext:value-type="string">
            <text:p>5631.5625</text:p>
          </table:table-cell>
          <table:table-cell office:value-type="string" calcext:value-type="string">
            <text:p>1456.1875</text:p>
          </table:table-cell>
          <table:table-cell office:value-type="string" calcext:value-type="string">
            <text:p>790.9375</text:p>
          </table:table-cell>
          <table:table-cell office:value-type="string" calcext:value-type="string">
            <text:p>3384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7240562438965</text:p>
          </table:table-cell>
          <table:table-cell office:value-type="float" office:value="1218" calcext:value-type="float">
            <text:p>121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6.486429219026876</text:p>
          </table:table-cell>
          <table:table-cell office:value-type="string" calcext:value-type="string">
            <text:p>-0.00186719150199921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29591369628906</text:p>
          </table:table-cell>
          <table:table-cell office:value-type="float" office:value="1243" calcext:value-type="float">
            <text:p>124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9.921316781753404</text:p>
          </table:table-cell>
          <table:table-cell office:value-type="string" calcext:value-type="string">
            <text:p>0.043994386183520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6307621002197</text:p>
          </table:table-cell>
          <table:table-cell office:value-type="float" office:value="1232" calcext:value-type="float">
            <text:p>123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2.505204914884878</text:p>
          </table:table-cell>
          <table:table-cell office:value-type="string" calcext:value-type="string">
            <text:p>-0.0371192424918459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17842102050781</text:p>
          </table:table-cell>
          <table:table-cell office:value-type="float" office:value="1234" calcext:value-type="float">
            <text:p>123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2.240237229876456</text:p>
          </table:table-cell>
          <table:table-cell office:value-type="string" calcext:value-type="string">
            <text:p>-0.0217848496785823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26465606689453</text:p>
          </table:table-cell>
          <table:table-cell office:value-type="float" office:value="1254" calcext:value-type="float">
            <text:p>125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5.824524544254661</text:p>
          </table:table-cell>
          <table:table-cell office:value-type="string" calcext:value-type="string">
            <text:p>-0.0246424810845661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66988372802734</text:p>
          </table:table-cell>
          <table:table-cell office:value-type="float" office:value="1260" calcext:value-type="float">
            <text:p>126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7.368905289521484</text:p>
          </table:table-cell>
          <table:table-cell office:value-type="string" calcext:value-type="string">
            <text:p>0.01832631287966339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3573522567749</text:p>
          </table:table-cell>
          <table:table-cell office:value-type="float" office:value="1266" calcext:value-type="float">
            <text:p>126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22.083663815184675</text:p>
          </table:table-cell>
          <table:table-cell office:value-type="string" calcext:value-type="string">
            <text:p>-0.04968284543801135</text:p>
          </table:table-cell>
          <table:table-cell office:value-type="string" calcext:value-type="string">
            <text:p>6464.0625</text:p>
          </table:table-cell>
          <table:table-cell office:value-type="string" calcext:value-type="string">
            <text:p>1593.125</text:p>
          </table:table-cell>
          <table:table-cell office:value-type="string" calcext:value-type="string">
            <text:p>799.125</text:p>
          </table:table-cell>
          <table:table-cell office:value-type="string" calcext:value-type="string">
            <text:p>4071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823365211486816</text:p>
          </table:table-cell>
          <table:table-cell office:value-type="float" office:value="1274" calcext:value-type="float">
            <text:p>127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2.119063736657129</text:p>
          </table:table-cell>
          <table:table-cell office:value-type="string" calcext:value-type="string">
            <text:p>-0.003870131361951622</text:p>
          </table:table-cell>
          <table:table-cell office:value-type="string" calcext:value-type="string">
            <text:p>6566.6875</text:p>
          </table:table-cell>
          <table:table-cell office:value-type="string" calcext:value-type="string">
            <text:p>1685.125</text:p>
          </table:table-cell>
          <table:table-cell office:value-type="string" calcext:value-type="string">
            <text:p>781.25</text:p>
          </table:table-cell>
          <table:table-cell office:value-type="string" calcext:value-type="string">
            <text:p>410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66661834716797</text:p>
          </table:table-cell>
          <table:table-cell office:value-type="float" office:value="1292" calcext:value-type="float">
            <text:p>129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3.3566348499017</text:p>
          </table:table-cell>
          <table:table-cell office:value-type="string" calcext:value-type="string">
            <text:p>-0.029712066267131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09542655944824</text:p>
          </table:table-cell>
          <table:table-cell office:value-type="float" office:value="1269" calcext:value-type="float">
            <text:p>1269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24.346459442957762</text:p>
          </table:table-cell>
          <table:table-cell office:value-type="string" calcext:value-type="string">
            <text:p>-0.0423214494032089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047359466552734</text:p>
          </table:table-cell>
          <table:table-cell office:value-type="float" office:value="1276" calcext:value-type="float">
            <text:p>1276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24.09959544338416</text:p>
          </table:table-cell>
          <table:table-cell office:value-type="string" calcext:value-type="string">
            <text:p>-0.038570862243886776</text:p>
          </table:table-cell>
          <table:table-cell office:value-type="string" calcext:value-type="string">
            <text:p>6254.3125</text:p>
          </table:table-cell>
          <table:table-cell office:value-type="string" calcext:value-type="string">
            <text:p>1542.5625</text:p>
          </table:table-cell>
          <table:table-cell office:value-type="string" calcext:value-type="string">
            <text:p>908.3125</text:p>
          </table:table-cell>
          <table:table-cell office:value-type="string" calcext:value-type="string">
            <text:p>3803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897132873535156</text:p>
          </table:table-cell>
          <table:table-cell office:value-type="float" office:value="1237" calcext:value-type="float">
            <text:p>123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2.38501299367418</text:p>
          </table:table-cell>
          <table:table-cell office:value-type="string" calcext:value-type="string">
            <text:p>-0.047305156819944696</text:p>
          </table:table-cell>
          <table:table-cell office:value-type="string" calcext:value-type="string">
            <text:p>6343.25</text:p>
          </table:table-cell>
          <table:table-cell office:value-type="string" calcext:value-type="string">
            <text:p>1533.375</text:p>
          </table:table-cell>
          <table:table-cell office:value-type="string" calcext:value-type="string">
            <text:p>784.8125</text:p>
          </table:table-cell>
          <table:table-cell office:value-type="string" calcext:value-type="string">
            <text:p>4025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891719818115234</text:p>
          </table:table-cell>
          <table:table-cell office:value-type="float" office:value="1267" calcext:value-type="float">
            <text:p>126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8.275071518708383</text:p>
          </table:table-cell>
          <table:table-cell office:value-type="string" calcext:value-type="string">
            <text:p>-0.0125870489048890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2381076812744</text:p>
          </table:table-cell>
          <table:table-cell office:value-type="float" office:value="1264" calcext:value-type="float">
            <text:p>126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2.31694401290235</text:p>
          </table:table-cell>
          <table:table-cell office:value-type="string" calcext:value-type="string">
            <text:p>-0.042028982954542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7738971710205</text:p>
          </table:table-cell>
          <table:table-cell office:value-type="float" office:value="1247" calcext:value-type="float">
            <text:p>124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9.55895815739342</text:p>
          </table:table-cell>
          <table:table-cell office:value-type="string" calcext:value-type="string">
            <text:p>-0.020296462563597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327096939086914</text:p>
          </table:table-cell>
          <table:table-cell office:value-type="float" office:value="1224" calcext:value-type="float">
            <text:p>1224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6.26202868143403</text:p>
          </table:table-cell>
          <table:table-cell office:value-type="string" calcext:value-type="string">
            <text:p>-0.041427561281961345</text:p>
          </table:table-cell>
          <table:table-cell office:value-type="string" calcext:value-type="string">
            <text:p>6483.3125</text:p>
          </table:table-cell>
          <table:table-cell office:value-type="string" calcext:value-type="string">
            <text:p>1471.875</text:p>
          </table:table-cell>
          <table:table-cell office:value-type="string" calcext:value-type="string">
            <text:p>897.25</text:p>
          </table:table-cell>
          <table:table-cell office:value-type="string" calcext:value-type="string">
            <text:p>411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163780212402344</text:p>
          </table:table-cell>
          <table:table-cell office:value-type="float" office:value="1217" calcext:value-type="float">
            <text:p>1217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8.982687904817958</text:p>
          </table:table-cell>
          <table:table-cell office:value-type="string" calcext:value-type="string">
            <text:p>-0.01809012565282192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88196849822998</text:p>
          </table:table-cell>
          <table:table-cell office:value-type="float" office:value="1219" calcext:value-type="float">
            <text:p>121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7.08522575546563</text:p>
          </table:table-cell>
          <table:table-cell office:value-type="string" calcext:value-type="string">
            <text:p>-0.01493400115532469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579225540161133</text:p>
          </table:table-cell>
          <table:table-cell office:value-type="float" office:value="1223" calcext:value-type="float">
            <text:p>1223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3.456818542910028</text:p>
          </table:table-cell>
          <table:table-cell office:value-type="string" calcext:value-type="string">
            <text:p>-0.072850719577585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90980529785156</text:p>
          </table:table-cell>
          <table:table-cell office:value-type="float" office:value="1246" calcext:value-type="float">
            <text:p>124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2.036089983260142</text:p>
          </table:table-cell>
          <table:table-cell office:value-type="string" calcext:value-type="string">
            <text:p>-0.0418320464953006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40819573402404785</text:p>
          </table:table-cell>
          <table:table-cell office:value-type="float" office:value="1252" calcext:value-type="float">
            <text:p>125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8.542547985958173</text:p>
          </table:table-cell>
          <table:table-cell office:value-type="string" calcext:value-type="string">
            <text:p>-0.027535700892186616</text:p>
          </table:table-cell>
          <table:table-cell office:value-type="string" calcext:value-type="string">
            <text:p>6805.3125</text:p>
          </table:table-cell>
          <table:table-cell office:value-type="string" calcext:value-type="string">
            <text:p>1697.125</text:p>
          </table:table-cell>
          <table:table-cell office:value-type="string" calcext:value-type="string">
            <text:p>828.3125</text:p>
          </table:table-cell>
          <table:table-cell office:value-type="string" calcext:value-type="string">
            <text:p>4279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848443031311035</text:p>
          </table:table-cell>
          <table:table-cell office:value-type="float" office:value="1275" calcext:value-type="float">
            <text:p>1275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5.705156784157133</text:p>
          </table:table-cell>
          <table:table-cell office:value-type="string" calcext:value-type="string">
            <text:p>-0.04575048271914807</text:p>
          </table:table-cell>
          <table:table-cell office:value-type="string" calcext:value-type="string">
            <text:p>5413.875</text:p>
          </table:table-cell>
          <table:table-cell office:value-type="string" calcext:value-type="string">
            <text:p>1395.75</text:p>
          </table:table-cell>
          <table:table-cell office:value-type="string" calcext:value-type="string">
            <text:p>753.0</text:p>
          </table:table-cell>
          <table:table-cell office:value-type="string" calcext:value-type="string">
            <text:p>3265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54761219024658</text:p>
          </table:table-cell>
          <table:table-cell office:value-type="float" office:value="1230" calcext:value-type="float">
            <text:p>123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7.87150176932791</text:p>
          </table:table-cell>
          <table:table-cell office:value-type="string" calcext:value-type="string">
            <text:p>-0.0203531717527519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854743003845215</text:p>
          </table:table-cell>
          <table:table-cell office:value-type="float" office:value="1252" calcext:value-type="float">
            <text:p>1252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0.579576480092342</text:p>
          </table:table-cell>
          <table:table-cell office:value-type="string" calcext:value-type="string">
            <text:p>-0.0117771780646532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60850429534912</text:p>
          </table:table-cell>
          <table:table-cell office:value-type="float" office:value="1199" calcext:value-type="float">
            <text:p>119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7.097624084033073</text:p>
          </table:table-cell>
          <table:table-cell office:value-type="string" calcext:value-type="string">
            <text:p>0.02029491755404875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366414070129395</text:p>
          </table:table-cell>
          <table:table-cell office:value-type="float" office:value="1231" calcext:value-type="float">
            <text:p>123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8.7198270464368</text:p>
          </table:table-cell>
          <table:table-cell office:value-type="string" calcext:value-type="string">
            <text:p>-0.0232934418358341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9082932472229004</text:p>
          </table:table-cell>
          <table:table-cell office:value-type="float" office:value="1263" calcext:value-type="float">
            <text:p>126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.835854004972003</text:p>
          </table:table-cell>
          <table:table-cell office:value-type="string" calcext:value-type="string">
            <text:p>-0.05192490029439478</text:p>
          </table:table-cell>
          <table:table-cell office:value-type="string" calcext:value-type="string">
            <text:p>6591.5625</text:p>
          </table:table-cell>
          <table:table-cell office:value-type="string" calcext:value-type="string">
            <text:p>1642.25</text:p>
          </table:table-cell>
          <table:table-cell office:value-type="string" calcext:value-type="string">
            <text:p>803.25</text:p>
          </table:table-cell>
          <table:table-cell office:value-type="string" calcext:value-type="string">
            <text:p>4146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7409543991088867</text:p>
          </table:table-cell>
          <table:table-cell office:value-type="float" office:value="1249" calcext:value-type="float">
            <text:p>124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5.015905267578736</text:p>
          </table:table-cell>
          <table:table-cell office:value-type="string" calcext:value-type="string">
            <text:p>-0.021427090442114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</table:table>
      <table:table table:name="videoApprocheD2TierLowResGpu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Nombre de points interet</text:p>
          </table:table-cell>
          <table:table-cell office:value-type="string" calcext:value-type="string">
            <text:p>Nombre de match</text:p>
          </table:table-cell>
          <table:table-cell office:value-type="string" calcext:value-type="string">
            <text:p>Coefficient de translation</text:p>
          </table:table-cell>
          <table:table-cell office:value-type="string" calcext:value-type="string">
            <text:p>Coefficient de rotation</text:p>
          </table:table-cell>
          <table:table-cell office:value-type="string" calcext:value-type="string">
            <text:p>Distance D VisionCheck</text:p>
          </table:table-cell>
          <table:table-cell office:value-type="string" calcext:value-type="string">
            <text:p>Distance ROI 1</text:p>
          </table:table-cell>
          <table:table-cell office:value-type="string" calcext:value-type="string">
            <text:p>Distance ROI 2</text:p>
          </table:table-cell>
          <table:table-cell office:value-type="string" calcext:value-type="string">
            <text:p>Distance ROI 3</text:p>
          </table:table-cell>
          <table:table-cell office:value-type="string" calcext:value-type="string">
            <text:p>CropRef=False</text:p>
          </table:table-cell>
          <table:table-cell office:value-type="string" calcext:value-type="string">
            <text:p>max_edge=600 &amp; max_sum_edges=1080</text:p>
          </table:table-cell>
        </table:table-row>
        <table:table-row table:style-name="ro1">
          <table:table-cell office:value-type="string" calcext:value-type="string">
            <text:p>0.3358438014984131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809892654418945</text:p>
          </table:table-cell>
          <table:table-cell office:value-type="float" office:value="232" calcext:value-type="float">
            <text:p>232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09995079040527</text:p>
          </table:table-cell>
          <table:table-cell office:value-type="float" office:value="238" calcext:value-type="float">
            <text:p>238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043140411376953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359188079833984</text:p>
          </table:table-cell>
          <table:table-cell office:value-type="float" office:value="234" calcext:value-type="float">
            <text:p>234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47419548034668</text:p>
          </table:table-cell>
          <table:table-cell office:value-type="float" office:value="245" calcext:value-type="float">
            <text:p>245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01271057128906</text:p>
          </table:table-cell>
          <table:table-cell office:value-type="float" office:value="236" calcext:value-type="float">
            <text:p>236</text:p>
          </table:table-cell>
          <table:table-cell table:number-columns-repeated="7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323850631713867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2.45343183160881</text:p>
          </table:table-cell>
          <table:table-cell office:value-type="string" calcext:value-type="string">
            <text:p>-0.05958054991076586</text:p>
          </table:table-cell>
          <table:table-cell office:value-type="string" calcext:value-type="string">
            <text:p>18726.875</text:p>
          </table:table-cell>
          <table:table-cell office:value-type="string" calcext:value-type="string">
            <text:p>3431.0625</text:p>
          </table:table-cell>
          <table:table-cell office:value-type="string" calcext:value-type="string">
            <text:p>1030.0</text:p>
          </table:table-cell>
          <table:table-cell office:value-type="string" calcext:value-type="string">
            <text:p>14265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759413719177246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12.35940414865311</text:p>
          </table:table-cell>
          <table:table-cell office:value-type="string" calcext:value-type="string">
            <text:p>0.09046775642264114</text:p>
          </table:table-cell>
          <table:table-cell office:value-type="string" calcext:value-type="string">
            <text:p>12196.25</text:p>
          </table:table-cell>
          <table:table-cell office:value-type="string" calcext:value-type="string">
            <text:p>2284.0625</text:p>
          </table:table-cell>
          <table:table-cell office:value-type="string" calcext:value-type="string">
            <text:p>931.3125</text:p>
          </table:table-cell>
          <table:table-cell office:value-type="string" calcext:value-type="string">
            <text:p>898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579480171203613</text:p>
          </table:table-cell>
          <table:table-cell office:value-type="float" office:value="237" calcext:value-type="float">
            <text:p>2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9.11154608666688</text:p>
          </table:table-cell>
          <table:table-cell office:value-type="string" calcext:value-type="string">
            <text:p>0.12317280723458811</text:p>
          </table:table-cell>
          <table:table-cell office:value-type="string" calcext:value-type="string">
            <text:p>15956.9375</text:p>
          </table:table-cell>
          <table:table-cell office:value-type="string" calcext:value-type="string">
            <text:p>2915.0</text:p>
          </table:table-cell>
          <table:table-cell office:value-type="string" calcext:value-type="string">
            <text:p>973.125</text:p>
          </table:table-cell>
          <table:table-cell office:value-type="string" calcext:value-type="string">
            <text:p>12068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078468322753906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2.94833397045775</text:p>
          </table:table-cell>
          <table:table-cell office:value-type="string" calcext:value-type="string">
            <text:p>0.04539787813436457</text:p>
          </table:table-cell>
          <table:table-cell office:value-type="string" calcext:value-type="string">
            <text:p>17681.1875</text:p>
          </table:table-cell>
          <table:table-cell office:value-type="string" calcext:value-type="string">
            <text:p>3321.5625</text:p>
          </table:table-cell>
          <table:table-cell office:value-type="string" calcext:value-type="string">
            <text:p>1026.8125</text:p>
          </table:table-cell>
          <table:table-cell office:value-type="string" calcext:value-type="string">
            <text:p>13332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8275785446167</text:p>
          </table:table-cell>
          <table:table-cell office:value-type="float" office:value="225" calcext:value-type="float">
            <text:p>2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8.35115370161301</text:p>
          </table:table-cell>
          <table:table-cell office:value-type="string" calcext:value-type="string">
            <text:p>-0.19849763449829796</text:p>
          </table:table-cell>
          <table:table-cell office:value-type="string" calcext:value-type="string">
            <text:p>14628.3125</text:p>
          </table:table-cell>
          <table:table-cell office:value-type="string" calcext:value-type="string">
            <text:p>2809.625</text:p>
          </table:table-cell>
          <table:table-cell office:value-type="string" calcext:value-type="string">
            <text:p>960.8125</text:p>
          </table:table-cell>
          <table:table-cell office:value-type="string" calcext:value-type="string">
            <text:p>10857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2052583694458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.5504371228881</text:p>
          </table:table-cell>
          <table:table-cell office:value-type="string" calcext:value-type="string">
            <text:p>0.03438193959726586</text:p>
          </table:table-cell>
          <table:table-cell office:value-type="string" calcext:value-type="string">
            <text:p>32821.0</text:p>
          </table:table-cell>
          <table:table-cell office:value-type="string" calcext:value-type="string">
            <text:p>4570.0625</text:p>
          </table:table-cell>
          <table:table-cell office:value-type="string" calcext:value-type="string">
            <text:p>1307.8125</text:p>
          </table:table-cell>
          <table:table-cell office:value-type="string" calcext:value-type="string">
            <text:p>2694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083974838256836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8.14784661504595</text:p>
          </table:table-cell>
          <table:table-cell office:value-type="string" calcext:value-type="string">
            <text:p>0.13487898037944576</text:p>
          </table:table-cell>
          <table:table-cell office:value-type="string" calcext:value-type="string">
            <text:p>17156.375</text:p>
          </table:table-cell>
          <table:table-cell office:value-type="string" calcext:value-type="string">
            <text:p>3065.6875</text:p>
          </table:table-cell>
          <table:table-cell office:value-type="string" calcext:value-type="string">
            <text:p>965.9375</text:p>
          </table:table-cell>
          <table:table-cell office:value-type="string" calcext:value-type="string">
            <text:p>1312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354340553283691</text:p>
          </table:table-cell>
          <table:table-cell office:value-type="float" office:value="231" calcext:value-type="float">
            <text:p>2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3.13106758011327</text:p>
          </table:table-cell>
          <table:table-cell office:value-type="string" calcext:value-type="string">
            <text:p>0.0018558148376735494</text:p>
          </table:table-cell>
          <table:table-cell office:value-type="string" calcext:value-type="string">
            <text:p>14177.0625</text:p>
          </table:table-cell>
          <table:table-cell office:value-type="string" calcext:value-type="string">
            <text:p>3076.3125</text:p>
          </table:table-cell>
          <table:table-cell office:value-type="string" calcext:value-type="string">
            <text:p>921.0625</text:p>
          </table:table-cell>
          <table:table-cell office:value-type="string" calcext:value-type="string">
            <text:p>10179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454458236694336</text:p>
          </table:table-cell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.654789152804563</text:p>
          </table:table-cell>
          <table:table-cell office:value-type="string" calcext:value-type="string">
            <text:p>0.1988562720668152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660065650939941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4.47206240486071</text:p>
          </table:table-cell>
          <table:table-cell office:value-type="string" calcext:value-type="string">
            <text:p>0.12167867564896703</text:p>
          </table:table-cell>
          <table:table-cell office:value-type="string" calcext:value-type="string">
            <text:p>13332.875</text:p>
          </table:table-cell>
          <table:table-cell office:value-type="string" calcext:value-type="string">
            <text:p>3086.875</text:p>
          </table:table-cell>
          <table:table-cell office:value-type="string" calcext:value-type="string">
            <text:p>983.75</text:p>
          </table:table-cell>
          <table:table-cell office:value-type="string" calcext:value-type="string">
            <text:p>926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737910270690918</text:p>
          </table:table-cell>
          <table:table-cell office:value-type="float" office:value="235" calcext:value-type="float">
            <text:p>2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.29122445415677</text:p>
          </table:table-cell>
          <table:table-cell office:value-type="string" calcext:value-type="string">
            <text:p>0.12126724277016157</text:p>
          </table:table-cell>
          <table:table-cell office:value-type="string" calcext:value-type="string">
            <text:p>16652.75</text:p>
          </table:table-cell>
          <table:table-cell office:value-type="string" calcext:value-type="string">
            <text:p>3012.8125</text:p>
          </table:table-cell>
          <table:table-cell office:value-type="string" calcext:value-type="string">
            <text:p>1006.1875</text:p>
          </table:table-cell>
          <table:table-cell office:value-type="string" calcext:value-type="string">
            <text:p>1263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41828441619873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25941095463573</text:p>
          </table:table-cell>
          <table:table-cell office:value-type="string" calcext:value-type="string">
            <text:p>0.03958896105341035</text:p>
          </table:table-cell>
          <table:table-cell office:value-type="string" calcext:value-type="string">
            <text:p>18583.5625</text:p>
          </table:table-cell>
          <table:table-cell office:value-type="string" calcext:value-type="string">
            <text:p>3263.375</text:p>
          </table:table-cell>
          <table:table-cell office:value-type="string" calcext:value-type="string">
            <text:p>1144.625</text:p>
          </table:table-cell>
          <table:table-cell office:value-type="string" calcext:value-type="string">
            <text:p>14175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686773300170898</text:p>
          </table:table-cell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79.09449576166557</text:p>
          </table:table-cell>
          <table:table-cell office:value-type="string" calcext:value-type="string">
            <text:p>0.4758213280274135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419095039367676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96498814752844</text:p>
          </table:table-cell>
          <table:table-cell office:value-type="string" calcext:value-type="string">
            <text:p>0.14953242884185833</text:p>
          </table:table-cell>
          <table:table-cell office:value-type="string" calcext:value-type="string">
            <text:p>15837.75</text:p>
          </table:table-cell>
          <table:table-cell office:value-type="string" calcext:value-type="string">
            <text:p>2714.6875</text:p>
          </table:table-cell>
          <table:table-cell office:value-type="string" calcext:value-type="string">
            <text:p>863.5625</text:p>
          </table:table-cell>
          <table:table-cell office:value-type="string" calcext:value-type="string">
            <text:p>1225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555733680725098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4.05375776191632</text:p>
          </table:table-cell>
          <table:table-cell office:value-type="string" calcext:value-type="string">
            <text:p>0.09121478394517608</text:p>
          </table:table-cell>
          <table:table-cell office:value-type="string" calcext:value-type="string">
            <text:p>16495.75</text:p>
          </table:table-cell>
          <table:table-cell office:value-type="string" calcext:value-type="string">
            <text:p>3077.125</text:p>
          </table:table-cell>
          <table:table-cell office:value-type="string" calcext:value-type="string">
            <text:p>971.9375</text:p>
          </table:table-cell>
          <table:table-cell office:value-type="string" calcext:value-type="string">
            <text:p>12446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612738609313965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6.38601676080478</text:p>
          </table:table-cell>
          <table:table-cell office:value-type="string" calcext:value-type="string">
            <text:p>0.013856713527630168</text:p>
          </table:table-cell>
          <table:table-cell office:value-type="string" calcext:value-type="string">
            <text:p>15530.8125</text:p>
          </table:table-cell>
          <table:table-cell office:value-type="string" calcext:value-type="string">
            <text:p>3123.0</text:p>
          </table:table-cell>
          <table:table-cell office:value-type="string" calcext:value-type="string">
            <text:p>1000.8125</text:p>
          </table:table-cell>
          <table:table-cell office:value-type="string" calcext:value-type="string">
            <text:p>1140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11728286743164</text:p>
          </table:table-cell>
          <table:table-cell office:value-type="float" office:value="232" calcext:value-type="float">
            <text:p>2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7.663155270271936</text:p>
          </table:table-cell>
          <table:table-cell office:value-type="string" calcext:value-type="string">
            <text:p>0.23059169222144207</text:p>
          </table:table-cell>
          <table:table-cell office:value-type="string" calcext:value-type="string">
            <text:p>15586.0625</text:p>
          </table:table-cell>
          <table:table-cell office:value-type="string" calcext:value-type="string">
            <text:p>2838.375</text:p>
          </table:table-cell>
          <table:table-cell office:value-type="string" calcext:value-type="string">
            <text:p>988.375</text:p>
          </table:table-cell>
          <table:table-cell office:value-type="string" calcext:value-type="string">
            <text:p>11759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264625549316406</text:p>
          </table:table-cell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.768186562464834</text:p>
          </table:table-cell>
          <table:table-cell office:value-type="string" calcext:value-type="string">
            <text:p>0.03133277325003407</text:p>
          </table:table-cell>
          <table:table-cell office:value-type="string" calcext:value-type="string">
            <text:p>17779.3125</text:p>
          </table:table-cell>
          <table:table-cell office:value-type="string" calcext:value-type="string">
            <text:p>3317.0</text:p>
          </table:table-cell>
          <table:table-cell office:value-type="string" calcext:value-type="string">
            <text:p>983.5625</text:p>
          </table:table-cell>
          <table:table-cell office:value-type="string" calcext:value-type="string">
            <text:p>1347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734715461730957</text:p>
          </table:table-cell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8.90885346177942</text:p>
          </table:table-cell>
          <table:table-cell office:value-type="string" calcext:value-type="string">
            <text:p>0.0044135649930499635</text:p>
          </table:table-cell>
          <table:table-cell office:value-type="string" calcext:value-type="string">
            <text:p>17648.375</text:p>
          </table:table-cell>
          <table:table-cell office:value-type="string" calcext:value-type="string">
            <text:p>3062.5</text:p>
          </table:table-cell>
          <table:table-cell office:value-type="string" calcext:value-type="string">
            <text:p>988.4375</text:p>
          </table:table-cell>
          <table:table-cell office:value-type="string" calcext:value-type="string">
            <text:p>13597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760369300842285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0.54446813462602</text:p>
          </table:table-cell>
          <table:table-cell office:value-type="string" calcext:value-type="string">
            <text:p>-0.17445912531195826</text:p>
          </table:table-cell>
          <table:table-cell office:value-type="string" calcext:value-type="string">
            <text:p>16587.4375</text:p>
          </table:table-cell>
          <table:table-cell office:value-type="string" calcext:value-type="string">
            <text:p>3039.1875</text:p>
          </table:table-cell>
          <table:table-cell office:value-type="string" calcext:value-type="string">
            <text:p>1019.0625</text:p>
          </table:table-cell>
          <table:table-cell office:value-type="string" calcext:value-type="string">
            <text:p>12529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9224214553833</text:p>
          </table:table-cell>
          <table:table-cell office:value-type="float" office:value="235" calcext:value-type="float">
            <text:p>2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4.504488691066</text:p>
          </table:table-cell>
          <table:table-cell office:value-type="string" calcext:value-type="string">
            <text:p>-0.04589570859028326</text:p>
          </table:table-cell>
          <table:table-cell office:value-type="string" calcext:value-type="string">
            <text:p>17880.75</text:p>
          </table:table-cell>
          <table:table-cell office:value-type="string" calcext:value-type="string">
            <text:p>3091.75</text:p>
          </table:table-cell>
          <table:table-cell office:value-type="string" calcext:value-type="string">
            <text:p>1012.6875</text:p>
          </table:table-cell>
          <table:table-cell office:value-type="string" calcext:value-type="string">
            <text:p>13776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18539810180664</text:p>
          </table:table-cell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6.71778366460308</text:p>
          </table:table-cell>
          <table:table-cell office:value-type="string" calcext:value-type="string">
            <text:p>-0.18161418330350604</text:p>
          </table:table-cell>
          <table:table-cell office:value-type="string" calcext:value-type="string">
            <text:p>16722.6875</text:p>
          </table:table-cell>
          <table:table-cell office:value-type="string" calcext:value-type="string">
            <text:p>3054.1875</text:p>
          </table:table-cell>
          <table:table-cell office:value-type="string" calcext:value-type="string">
            <text:p>1142.75</text:p>
          </table:table-cell>
          <table:table-cell office:value-type="string" calcext:value-type="string">
            <text:p>1252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005535125732422</text:p>
          </table:table-cell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3.05408805041681</text:p>
          </table:table-cell>
          <table:table-cell office:value-type="string" calcext:value-type="string">
            <text:p>0.07126181530511332</text:p>
          </table:table-cell>
          <table:table-cell office:value-type="string" calcext:value-type="string">
            <text:p>11571.6875</text:p>
          </table:table-cell>
          <table:table-cell office:value-type="string" calcext:value-type="string">
            <text:p>2808.5625</text:p>
          </table:table-cell>
          <table:table-cell office:value-type="string" calcext:value-type="string">
            <text:p>899.6875</text:p>
          </table:table-cell>
          <table:table-cell office:value-type="string" calcext:value-type="string">
            <text:p>7863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13809585571289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5.8981291702819</text:p>
          </table:table-cell>
          <table:table-cell office:value-type="string" calcext:value-type="string">
            <text:p>0.10663299543007482</text:p>
          </table:table-cell>
          <table:table-cell office:value-type="string" calcext:value-type="string">
            <text:p>14044.5625</text:p>
          </table:table-cell>
          <table:table-cell office:value-type="string" calcext:value-type="string">
            <text:p>2830.125</text:p>
          </table:table-cell>
          <table:table-cell office:value-type="string" calcext:value-type="string">
            <text:p>927.4375</text:p>
          </table:table-cell>
          <table:table-cell office:value-type="string" calcext:value-type="string">
            <text:p>1028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750093460083008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99288140856805</text:p>
          </table:table-cell>
          <table:table-cell office:value-type="string" calcext:value-type="string">
            <text:p>0.0013620735795564394</text:p>
          </table:table-cell>
          <table:table-cell office:value-type="string" calcext:value-type="string">
            <text:p>11814.4375</text:p>
          </table:table-cell>
          <table:table-cell office:value-type="string" calcext:value-type="string">
            <text:p>3008.8125</text:p>
          </table:table-cell>
          <table:table-cell office:value-type="string" calcext:value-type="string">
            <text:p>973.5</text:p>
          </table:table-cell>
          <table:table-cell office:value-type="string" calcext:value-type="string">
            <text:p>783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360950469970703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8.218196717126542</text:p>
          </table:table-cell>
          <table:table-cell office:value-type="string" calcext:value-type="string">
            <text:p>0.074561019223462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67690372467041</text:p>
          </table:table-cell>
          <table:table-cell office:value-type="float" office:value="238" calcext:value-type="float">
            <text:p>2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19.857736268310163</text:p>
          </table:table-cell>
          <table:table-cell office:value-type="string" calcext:value-type="string">
            <text:p>0.114896275856217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352195739746094</text:p>
          </table:table-cell>
          <table:table-cell office:value-type="float" office:value="234" calcext:value-type="float">
            <text:p>2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7.33695538061971</text:p>
          </table:table-cell>
          <table:table-cell office:value-type="string" calcext:value-type="string">
            <text:p>-0.15560191675952376</text:p>
          </table:table-cell>
          <table:table-cell office:value-type="string" calcext:value-type="string">
            <text:p>13836.8125</text:p>
          </table:table-cell>
          <table:table-cell office:value-type="string" calcext:value-type="string">
            <text:p>2781.6875</text:p>
          </table:table-cell>
          <table:table-cell office:value-type="string" calcext:value-type="string">
            <text:p>952.6875</text:p>
          </table:table-cell>
          <table:table-cell office:value-type="string" calcext:value-type="string">
            <text:p>10102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61874771118164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3.1932232465548</text:p>
          </table:table-cell>
          <table:table-cell office:value-type="string" calcext:value-type="string">
            <text:p>-0.16895692040393842</text:p>
          </table:table-cell>
          <table:table-cell office:value-type="string" calcext:value-type="string">
            <text:p>14571.375</text:p>
          </table:table-cell>
          <table:table-cell office:value-type="string" calcext:value-type="string">
            <text:p>2901.3125</text:p>
          </table:table-cell>
          <table:table-cell office:value-type="string" calcext:value-type="string">
            <text:p>974.8125</text:p>
          </table:table-cell>
          <table:table-cell office:value-type="string" calcext:value-type="string">
            <text:p>1069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683049201965332</text:p>
          </table:table-cell>
          <table:table-cell office:value-type="float" office:value="219" calcext:value-type="float">
            <text:p>2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2.02090045584782</text:p>
          </table:table-cell>
          <table:table-cell office:value-type="string" calcext:value-type="string">
            <text:p>0.03161970327010799</text:p>
          </table:table-cell>
          <table:table-cell office:value-type="string" calcext:value-type="string">
            <text:p>11904.625</text:p>
          </table:table-cell>
          <table:table-cell office:value-type="string" calcext:value-type="string">
            <text:p>2750.3125</text:p>
          </table:table-cell>
          <table:table-cell office:value-type="string" calcext:value-type="string">
            <text:p>880.9375</text:p>
          </table:table-cell>
          <table:table-cell office:value-type="string" calcext:value-type="string">
            <text:p>8273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804194450378418</text:p>
          </table:table-cell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12.067129293623283</text:p>
          </table:table-cell>
          <table:table-cell office:value-type="string" calcext:value-type="string">
            <text:p>0.220374985050343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917940139770508</text:p>
          </table:table-cell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4.46432179458218</text:p>
          </table:table-cell>
          <table:table-cell office:value-type="string" calcext:value-type="string">
            <text:p>-0.08500133078683443</text:p>
          </table:table-cell>
          <table:table-cell office:value-type="string" calcext:value-type="string">
            <text:p>15419.1875</text:p>
          </table:table-cell>
          <table:table-cell office:value-type="string" calcext:value-type="string">
            <text:p>2880.1875</text:p>
          </table:table-cell>
          <table:table-cell office:value-type="string" calcext:value-type="string">
            <text:p>980.625</text:p>
          </table:table-cell>
          <table:table-cell office:value-type="string" calcext:value-type="string">
            <text:p>1155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224879264831543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8.409549746846</text:p>
          </table:table-cell>
          <table:table-cell office:value-type="string" calcext:value-type="string">
            <text:p>-0.3653611861761308</text:p>
          </table:table-cell>
          <table:table-cell office:value-type="string" calcext:value-type="string">
            <text:p>16856.375</text:p>
          </table:table-cell>
          <table:table-cell office:value-type="string" calcext:value-type="string">
            <text:p>3312.5</text:p>
          </table:table-cell>
          <table:table-cell office:value-type="string" calcext:value-type="string">
            <text:p>1037.625</text:p>
          </table:table-cell>
          <table:table-cell office:value-type="string" calcext:value-type="string">
            <text:p>1250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1007680892944336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8.8547436273231</text:p>
          </table:table-cell>
          <table:table-cell office:value-type="string" calcext:value-type="string">
            <text:p>0.21604925690440097</text:p>
          </table:table-cell>
          <table:table-cell office:value-type="string" calcext:value-type="string">
            <text:p>15917.375</text:p>
          </table:table-cell>
          <table:table-cell office:value-type="string" calcext:value-type="string">
            <text:p>3073.375</text:p>
          </table:table-cell>
          <table:table-cell office:value-type="string" calcext:value-type="string">
            <text:p>1032.8125</text:p>
          </table:table-cell>
          <table:table-cell office:value-type="string" calcext:value-type="string">
            <text:p>11811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84496021270752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2.59867745224208</text:p>
          </table:table-cell>
          <table:table-cell office:value-type="string" calcext:value-type="string">
            <text:p>-0.013418288109293356</text:p>
          </table:table-cell>
          <table:table-cell office:value-type="string" calcext:value-type="string">
            <text:p>15923.4375</text:p>
          </table:table-cell>
          <table:table-cell office:value-type="string" calcext:value-type="string">
            <text:p>2898.6875</text:p>
          </table:table-cell>
          <table:table-cell office:value-type="string" calcext:value-type="string">
            <text:p>977.5</text:p>
          </table:table-cell>
          <table:table-cell office:value-type="string" calcext:value-type="string">
            <text:p>120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624947547912598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1.63989200248922</text:p>
          </table:table-cell>
          <table:table-cell office:value-type="string" calcext:value-type="string">
            <text:p>-0.09702376869319332</text:p>
          </table:table-cell>
          <table:table-cell office:value-type="string" calcext:value-type="string">
            <text:p>15840.3125</text:p>
          </table:table-cell>
          <table:table-cell office:value-type="string" calcext:value-type="string">
            <text:p>2928.8125</text:p>
          </table:table-cell>
          <table:table-cell office:value-type="string" calcext:value-type="string">
            <text:p>975.4375</text:p>
          </table:table-cell>
          <table:table-cell office:value-type="string" calcext:value-type="string">
            <text:p>11936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97570419311523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6.369553293239495</text:p>
          </table:table-cell>
          <table:table-cell office:value-type="string" calcext:value-type="string">
            <text:p>0.0247997428307099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261549949645996</text:p>
          </table:table-cell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6.87890028856336</text:p>
          </table:table-cell>
          <table:table-cell office:value-type="string" calcext:value-type="string">
            <text:p>-0.1062441739431979</text:p>
          </table:table-cell>
          <table:table-cell office:value-type="string" calcext:value-type="string">
            <text:p>13701.5625</text:p>
          </table:table-cell>
          <table:table-cell office:value-type="string" calcext:value-type="string">
            <text:p>2715.4375</text:p>
          </table:table-cell>
          <table:table-cell office:value-type="string" calcext:value-type="string">
            <text:p>1029.1875</text:p>
          </table:table-cell>
          <table:table-cell office:value-type="string" calcext:value-type="string">
            <text:p>9956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848369598388672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70.0281369940125</text:p>
          </table:table-cell>
          <table:table-cell office:value-type="string" calcext:value-type="string">
            <text:p>-0.1621806397097118</text:p>
          </table:table-cell>
          <table:table-cell office:value-type="string" calcext:value-type="string">
            <text:p>12928.4375</text:p>
          </table:table-cell>
          <table:table-cell office:value-type="string" calcext:value-type="string">
            <text:p>2655.5</text:p>
          </table:table-cell>
          <table:table-cell office:value-type="string" calcext:value-type="string">
            <text:p>858.5625</text:p>
          </table:table-cell>
          <table:table-cell office:value-type="string" calcext:value-type="string">
            <text:p>9414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07977867126465</text:p>
          </table:table-cell>
          <table:table-cell office:value-type="float" office:value="229" calcext:value-type="float">
            <text:p>2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.1457937044069597</text:p>
          </table:table-cell>
          <table:table-cell office:value-type="string" calcext:value-type="string">
            <text:p>-0.0059023104650199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32992935180664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6.75067888326458</text:p>
          </table:table-cell>
          <table:table-cell office:value-type="string" calcext:value-type="string">
            <text:p>-0.03307396187154433</text:p>
          </table:table-cell>
          <table:table-cell office:value-type="string" calcext:value-type="string">
            <text:p>12077.6875</text:p>
          </table:table-cell>
          <table:table-cell office:value-type="string" calcext:value-type="string">
            <text:p>2592.375</text:p>
          </table:table-cell>
          <table:table-cell office:value-type="string" calcext:value-type="string">
            <text:p>961.75</text:p>
          </table:table-cell>
          <table:table-cell office:value-type="string" calcext:value-type="string">
            <text:p>8523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7672119140625</text:p>
          </table:table-cell>
          <table:table-cell office:value-type="float" office:value="227" calcext:value-type="float">
            <text:p>2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19.386047419216176</text:p>
          </table:table-cell>
          <table:table-cell office:value-type="string" calcext:value-type="string">
            <text:p>-0.0248296532426729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580244064331055</text:p>
          </table:table-cell>
          <table:table-cell office:value-type="float" office:value="228" calcext:value-type="float">
            <text:p>2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.687313974933456</text:p>
          </table:table-cell>
          <table:table-cell office:value-type="string" calcext:value-type="string">
            <text:p>0.036974466605540254</text:p>
          </table:table-cell>
          <table:table-cell office:value-type="string" calcext:value-type="string">
            <text:p>11743.1875</text:p>
          </table:table-cell>
          <table:table-cell office:value-type="string" calcext:value-type="string">
            <text:p>2571.0625</text:p>
          </table:table-cell>
          <table:table-cell office:value-type="string" calcext:value-type="string">
            <text:p>810.75</text:p>
          </table:table-cell>
          <table:table-cell office:value-type="string" calcext:value-type="string">
            <text:p>8361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29373359680176</text:p>
          </table:table-cell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8.838591259740678</text:p>
          </table:table-cell>
          <table:table-cell office:value-type="string" calcext:value-type="string">
            <text:p>0.0136409615868761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809292793273926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44.403173350146766</text:p>
          </table:table-cell>
          <table:table-cell office:value-type="string" calcext:value-type="string">
            <text:p>-0.017995515431739093</text:p>
          </table:table-cell>
          <table:table-cell office:value-type="string" calcext:value-type="string">
            <text:p>12592.6875</text:p>
          </table:table-cell>
          <table:table-cell office:value-type="string" calcext:value-type="string">
            <text:p>2666.4375</text:p>
          </table:table-cell>
          <table:table-cell office:value-type="string" calcext:value-type="string">
            <text:p>889.5</text:p>
          </table:table-cell>
          <table:table-cell office:value-type="string" calcext:value-type="string">
            <text:p>903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4054069519043</text:p>
          </table:table-cell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36.99588224516347</text:p>
          </table:table-cell>
          <table:table-cell office:value-type="string" calcext:value-type="string">
            <text:p>0.030209257632929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50440788269043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2.32235819567848</text:p>
          </table:table-cell>
          <table:table-cell office:value-type="string" calcext:value-type="string">
            <text:p>-0.080922228786133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453124046325684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4.93666367510006</text:p>
          </table:table-cell>
          <table:table-cell office:value-type="string" calcext:value-type="string">
            <text:p>-0.0530370781184464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63127040863037</text:p>
          </table:table-cell>
          <table:table-cell office:value-type="float" office:value="226" calcext:value-type="float">
            <text:p>2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53049920749839</text:p>
          </table:table-cell>
          <table:table-cell office:value-type="string" calcext:value-type="string">
            <text:p>-0.0550177834934599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04845237731934</text:p>
          </table:table-cell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8.809883046729812</text:p>
          </table:table-cell>
          <table:table-cell office:value-type="string" calcext:value-type="string">
            <text:p>-0.04281448909952982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63934707641602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.6476948031774867</text:p>
          </table:table-cell>
          <table:table-cell office:value-type="string" calcext:value-type="string">
            <text:p>0.07062016953510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526762008667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5.35615184223979</text:p>
          </table:table-cell>
          <table:table-cell office:value-type="string" calcext:value-type="string">
            <text:p>-0.0492596769023939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2841968536377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1.615281747271432</text:p>
          </table:table-cell>
          <table:table-cell office:value-type="string" calcext:value-type="string">
            <text:p>-0.0155993764247743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865316390991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.284864423415243</text:p>
          </table:table-cell>
          <table:table-cell office:value-type="string" calcext:value-type="string">
            <text:p>-0.0392767938592304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185046195983887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64.39367017799971</text:p>
          </table:table-cell>
          <table:table-cell office:value-type="string" calcext:value-type="string">
            <text:p>0.1756616970754413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60406112670898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2.4728864164584756</text:p>
          </table:table-cell>
          <table:table-cell office:value-type="string" calcext:value-type="string">
            <text:p>0.0275357059058360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91862869262695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31.770645740549046</text:p>
          </table:table-cell>
          <table:table-cell office:value-type="string" calcext:value-type="string">
            <text:p>0.069956622808553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74029159545898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2.39575630433876</text:p>
          </table:table-cell>
          <table:table-cell office:value-type="string" calcext:value-type="string">
            <text:p>0.00299382070141027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07407760620117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.762497670551436</text:p>
          </table:table-cell>
          <table:table-cell office:value-type="string" calcext:value-type="string">
            <text:p>0.0317896734078032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4288444519043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.020484262253785</text:p>
          </table:table-cell>
          <table:table-cell office:value-type="string" calcext:value-type="string">
            <text:p>-0.065332463861564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54447746276855</text:p>
          </table:table-cell>
          <table:table-cell office:value-type="float" office:value="220" calcext:value-type="float">
            <text:p>2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47.87395716772155</text:p>
          </table:table-cell>
          <table:table-cell office:value-type="string" calcext:value-type="string">
            <text:p>0.218369027457713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30907154083252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9.562966146591284</text:p>
          </table:table-cell>
          <table:table-cell office:value-type="string" calcext:value-type="string">
            <text:p>0.124943933162129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857596397399902</text:p>
          </table:table-cell>
          <table:table-cell office:value-type="float" office:value="217" calcext:value-type="float">
            <text:p>21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1.71895179511865</text:p>
          </table:table-cell>
          <table:table-cell office:value-type="string" calcext:value-type="string">
            <text:p>-0.10236205612753918</text:p>
          </table:table-cell>
          <table:table-cell office:value-type="string" calcext:value-type="string">
            <text:p>10753.875</text:p>
          </table:table-cell>
          <table:table-cell office:value-type="string" calcext:value-type="string">
            <text:p>2507.625</text:p>
          </table:table-cell>
          <table:table-cell office:value-type="string" calcext:value-type="string">
            <text:p>937.25</text:p>
          </table:table-cell>
          <table:table-cell office:value-type="string" calcext:value-type="string">
            <text:p>730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947936058044434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.475428301985051</text:p>
          </table:table-cell>
          <table:table-cell office:value-type="string" calcext:value-type="string">
            <text:p>0.02908443574163588</text:p>
          </table:table-cell>
          <table:table-cell office:value-type="string" calcext:value-type="string">
            <text:p>8026.5625</text:p>
          </table:table-cell>
          <table:table-cell office:value-type="string" calcext:value-type="string">
            <text:p>1930.125</text:p>
          </table:table-cell>
          <table:table-cell office:value-type="string" calcext:value-type="string">
            <text:p>739.125</text:p>
          </table:table-cell>
          <table:table-cell office:value-type="string" calcext:value-type="string">
            <text:p>5357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011213302612305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644344489440243</text:p>
          </table:table-cell>
          <table:table-cell office:value-type="string" calcext:value-type="string">
            <text:p>0.005631742603518817</text:p>
          </table:table-cell>
          <table:table-cell office:value-type="string" calcext:value-type="string">
            <text:p>10678.8125</text:p>
          </table:table-cell>
          <table:table-cell office:value-type="string" calcext:value-type="string">
            <text:p>2530.5625</text:p>
          </table:table-cell>
          <table:table-cell office:value-type="string" calcext:value-type="string">
            <text:p>927.0625</text:p>
          </table:table-cell>
          <table:table-cell office:value-type="string" calcext:value-type="string">
            <text:p>7221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79319953918457</text:p>
          </table:table-cell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35.39974945346403</text:p>
          </table:table-cell>
          <table:table-cell office:value-type="string" calcext:value-type="string">
            <text:p>0.018195577264207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401862144470215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3.89242032485354</text:p>
          </table:table-cell>
          <table:table-cell office:value-type="string" calcext:value-type="string">
            <text:p>0.02555047625281956</text:p>
          </table:table-cell>
          <table:table-cell office:value-type="string" calcext:value-type="string">
            <text:p>8818.625</text:p>
          </table:table-cell>
          <table:table-cell office:value-type="string" calcext:value-type="string">
            <text:p>2168.25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5858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197726249694824</text:p>
          </table:table-cell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.882004320181558</text:p>
          </table:table-cell>
          <table:table-cell office:value-type="string" calcext:value-type="string">
            <text:p>0.028998926776791712</text:p>
          </table:table-cell>
          <table:table-cell office:value-type="string" calcext:value-type="string">
            <text:p>10532.5625</text:p>
          </table:table-cell>
          <table:table-cell office:value-type="string" calcext:value-type="string">
            <text:p>2583.125</text:p>
          </table:table-cell>
          <table:table-cell office:value-type="string" calcext:value-type="string">
            <text:p>783.875</text:p>
          </table:table-cell>
          <table:table-cell office:value-type="string" calcext:value-type="string">
            <text:p>7165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612266540527344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8.43034600352034</text:p>
          </table:table-cell>
          <table:table-cell office:value-type="string" calcext:value-type="string">
            <text:p>-0.006326546367597946</text:p>
          </table:table-cell>
          <table:table-cell office:value-type="string" calcext:value-type="string">
            <text:p>10141.8125</text:p>
          </table:table-cell>
          <table:table-cell office:value-type="string" calcext:value-type="string">
            <text:p>2340.5</text:p>
          </table:table-cell>
          <table:table-cell office:value-type="string" calcext:value-type="string">
            <text:p>819.8125</text:p>
          </table:table-cell>
          <table:table-cell office:value-type="string" calcext:value-type="string">
            <text:p>698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80233192443848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3.7294642546804084</text:p>
          </table:table-cell>
          <table:table-cell office:value-type="string" calcext:value-type="string">
            <text:p>0.080570879638081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39339828491211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6.55383591692079</text:p>
          </table:table-cell>
          <table:table-cell office:value-type="string" calcext:value-type="string">
            <text:p>-0.08145863544296397</text:p>
          </table:table-cell>
          <table:table-cell office:value-type="string" calcext:value-type="string">
            <text:p>10451.3125</text:p>
          </table:table-cell>
          <table:table-cell office:value-type="string" calcext:value-type="string">
            <text:p>2476.25</text:p>
          </table:table-cell>
          <table:table-cell office:value-type="string" calcext:value-type="string">
            <text:p>868.5625</text:p>
          </table:table-cell>
          <table:table-cell office:value-type="string" calcext:value-type="string">
            <text:p>710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146894454956055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1.86235636211345</text:p>
          </table:table-cell>
          <table:table-cell office:value-type="string" calcext:value-type="string">
            <text:p>0.0366224058872459</text:p>
          </table:table-cell>
          <table:table-cell office:value-type="string" calcext:value-type="string">
            <text:p>10062.1875</text:p>
          </table:table-cell>
          <table:table-cell office:value-type="string" calcext:value-type="string">
            <text:p>2320.25</text:p>
          </table:table-cell>
          <table:table-cell office:value-type="string" calcext:value-type="string">
            <text:p>864.875</text:p>
          </table:table-cell>
          <table:table-cell office:value-type="string" calcext:value-type="string">
            <text:p>6877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0090293884277344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4.77477630699593</text:p>
          </table:table-cell>
          <table:table-cell office:value-type="string" calcext:value-type="string">
            <text:p>-0.12424522372180542</text:p>
          </table:table-cell>
          <table:table-cell office:value-type="string" calcext:value-type="string">
            <text:p>10924.1875</text:p>
          </table:table-cell>
          <table:table-cell office:value-type="string" calcext:value-type="string">
            <text:p>2545.125</text:p>
          </table:table-cell>
          <table:table-cell office:value-type="string" calcext:value-type="string">
            <text:p>898.125</text:p>
          </table:table-cell>
          <table:table-cell office:value-type="string" calcext:value-type="string">
            <text:p>748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692899703979492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3.24796099838639</text:p>
          </table:table-cell>
          <table:table-cell office:value-type="string" calcext:value-type="string">
            <text:p>0.06970071505603205</text:p>
          </table:table-cell>
          <table:table-cell office:value-type="string" calcext:value-type="string">
            <text:p>10634.0</text:p>
          </table:table-cell>
          <table:table-cell office:value-type="string" calcext:value-type="string">
            <text:p>2503.0625</text:p>
          </table:table-cell>
          <table:table-cell office:value-type="string" calcext:value-type="string">
            <text:p>847.625</text:p>
          </table:table-cell>
          <table:table-cell office:value-type="string" calcext:value-type="string">
            <text:p>7283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72675323486328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8.20112624588131</text:p>
          </table:table-cell>
          <table:table-cell office:value-type="string" calcext:value-type="string">
            <text:p>0.029787757372741766</text:p>
          </table:table-cell>
          <table:table-cell office:value-type="string" calcext:value-type="string">
            <text:p>10966.3125</text:p>
          </table:table-cell>
          <table:table-cell office:value-type="string" calcext:value-type="string">
            <text:p>2693.3125</text:p>
          </table:table-cell>
          <table:table-cell office:value-type="string" calcext:value-type="string">
            <text:p>875.0625</text:p>
          </table:table-cell>
          <table:table-cell office:value-type="string" calcext:value-type="string">
            <text:p>7397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516756057739258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1.48693639637082</text:p>
          </table:table-cell>
          <table:table-cell office:value-type="string" calcext:value-type="string">
            <text:p>-0.02600932507207656</text:p>
          </table:table-cell>
          <table:table-cell office:value-type="string" calcext:value-type="string">
            <text:p>10793.75</text:p>
          </table:table-cell>
          <table:table-cell office:value-type="string" calcext:value-type="string">
            <text:p>2522.5625</text:p>
          </table:table-cell>
          <table:table-cell office:value-type="string" calcext:value-type="string">
            <text:p>894.5625</text:p>
          </table:table-cell>
          <table:table-cell office:value-type="string" calcext:value-type="string">
            <text:p>7376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18213272094727</text:p>
          </table:table-cell>
          <table:table-cell office:value-type="float" office:value="220" calcext:value-type="float">
            <text:p>2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67.80858791993288</text:p>
          </table:table-cell>
          <table:table-cell office:value-type="string" calcext:value-type="string">
            <text:p>0.256135172712881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5749225616455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025360240643558</text:p>
          </table:table-cell>
          <table:table-cell office:value-type="string" calcext:value-type="string">
            <text:p>-0.03985707433023942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675374031066895</text:p>
          </table:table-cell>
          <table:table-cell office:value-type="float" office:value="205" calcext:value-type="float">
            <text:p>2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3.253161732448687</text:p>
          </table:table-cell>
          <table:table-cell office:value-type="string" calcext:value-type="string">
            <text:p>0.01016559095129007</text:p>
          </table:table-cell>
          <table:table-cell office:value-type="string" calcext:value-type="string">
            <text:p>9459.3125</text:p>
          </table:table-cell>
          <table:table-cell office:value-type="string" calcext:value-type="string">
            <text:p>2307.125</text:p>
          </table:table-cell>
          <table:table-cell office:value-type="string" calcext:value-type="string">
            <text:p>834.3125</text:p>
          </table:table-cell>
          <table:table-cell office:value-type="string" calcext:value-type="string">
            <text:p>6317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45116233825684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8.75472002954426</text:p>
          </table:table-cell>
          <table:table-cell office:value-type="string" calcext:value-type="string">
            <text:p>-0.2824986301949952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82285690307617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826296418673998</text:p>
          </table:table-cell>
          <table:table-cell office:value-type="string" calcext:value-type="string">
            <text:p>-0.0305900393874276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539191246032715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4.3839900022324</text:p>
          </table:table-cell>
          <table:table-cell office:value-type="string" calcext:value-type="string">
            <text:p>-0.011296654759480296</text:p>
          </table:table-cell>
          <table:table-cell office:value-type="string" calcext:value-type="string">
            <text:p>9976.3125</text:p>
          </table:table-cell>
          <table:table-cell office:value-type="string" calcext:value-type="string">
            <text:p>2241.375</text:p>
          </table:table-cell>
          <table:table-cell office:value-type="string" calcext:value-type="string">
            <text:p>853.1875</text:p>
          </table:table-cell>
          <table:table-cell office:value-type="string" calcext:value-type="string">
            <text:p>688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8456530570983887</text:p>
          </table:table-cell>
          <table:table-cell office:value-type="float" office:value="215" calcext:value-type="float">
            <text:p>2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.972919246166409</text:p>
          </table:table-cell>
          <table:table-cell office:value-type="string" calcext:value-type="string">
            <text:p>0.08003825771312009</text:p>
          </table:table-cell>
          <table:table-cell office:value-type="string" calcext:value-type="string">
            <text:p>8642.125</text:p>
          </table:table-cell>
          <table:table-cell office:value-type="string" calcext:value-type="string">
            <text:p>2122.625</text:p>
          </table:table-cell>
          <table:table-cell office:value-type="string" calcext:value-type="string">
            <text:p>814.625</text:p>
          </table:table-cell>
          <table:table-cell office:value-type="string" calcext:value-type="string">
            <text:p>570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92585372924805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29.84392937006191</text:p>
          </table:table-cell>
          <table:table-cell office:value-type="string" calcext:value-type="string">
            <text:p>-0.41719987990941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56033706665039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1.92400405942186</text:p>
          </table:table-cell>
          <table:table-cell office:value-type="string" calcext:value-type="string">
            <text:p>-0.26534591702915167</text:p>
          </table:table-cell>
          <table:table-cell office:value-type="string" calcext:value-type="string">
            <text:p>8892.5625</text:p>
          </table:table-cell>
          <table:table-cell office:value-type="string" calcext:value-type="string">
            <text:p>2065.25</text:p>
          </table:table-cell>
          <table:table-cell office:value-type="string" calcext:value-type="string">
            <text:p>951.875</text:p>
          </table:table-cell>
          <table:table-cell office:value-type="string" calcext:value-type="string">
            <text:p>5875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82423353195190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45.08006983074931</text:p>
          </table:table-cell>
          <table:table-cell office:value-type="string" calcext:value-type="string">
            <text:p>-0.011151623729991206</text:p>
          </table:table-cell>
          <table:table-cell office:value-type="string" calcext:value-type="string">
            <text:p>9065.9375</text:p>
          </table:table-cell>
          <table:table-cell office:value-type="string" calcext:value-type="string">
            <text:p>2384.1875</text:p>
          </table:table-cell>
          <table:table-cell office:value-type="string" calcext:value-type="string">
            <text:p>740.25</text:p>
          </table:table-cell>
          <table:table-cell office:value-type="string" calcext:value-type="string">
            <text:p>594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80991554260254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4.037881426854184</text:p>
          </table:table-cell>
          <table:table-cell office:value-type="string" calcext:value-type="string">
            <text:p>-0.035860891997894204</text:p>
          </table:table-cell>
          <table:table-cell office:value-type="string" calcext:value-type="string">
            <text:p>9860.8125</text:p>
          </table:table-cell>
          <table:table-cell office:value-type="string" calcext:value-type="string">
            <text:p>2417.5</text:p>
          </table:table-cell>
          <table:table-cell office:value-type="string" calcext:value-type="string">
            <text:p>803.625</text:p>
          </table:table-cell>
          <table:table-cell office:value-type="string" calcext:value-type="string">
            <text:p>6639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249488830566406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3.63931060580753</text:p>
          </table:table-cell>
          <table:table-cell office:value-type="string" calcext:value-type="string">
            <text:p>-0.008451178234182732</text:p>
          </table:table-cell>
          <table:table-cell office:value-type="string" calcext:value-type="string">
            <text:p>8953.1875</text:p>
          </table:table-cell>
          <table:table-cell office:value-type="string" calcext:value-type="string">
            <text:p>2087.1875</text:p>
          </table:table-cell>
          <table:table-cell office:value-type="string" calcext:value-type="string">
            <text:p>818.8125</text:p>
          </table:table-cell>
          <table:table-cell office:value-type="string" calcext:value-type="string">
            <text:p>604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992592811584473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6.366181222240364</text:p>
          </table:table-cell>
          <table:table-cell office:value-type="string" calcext:value-type="string">
            <text:p>0.021218739761608423</text:p>
          </table:table-cell>
          <table:table-cell office:value-type="string" calcext:value-type="string">
            <text:p>8894.0625</text:p>
          </table:table-cell>
          <table:table-cell office:value-type="string" calcext:value-type="string">
            <text:p>2327.0625</text:p>
          </table:table-cell>
          <table:table-cell office:value-type="string" calcext:value-type="string">
            <text:p>819.4375</text:p>
          </table:table-cell>
          <table:table-cell office:value-type="string" calcext:value-type="string">
            <text:p>5747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19715309143066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94.19642021876754</text:p>
          </table:table-cell>
          <table:table-cell office:value-type="string" calcext:value-type="string">
            <text:p>0.1470246876403042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70386791229248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35.06024752182422</text:p>
          </table:table-cell>
          <table:table-cell office:value-type="string" calcext:value-type="string">
            <text:p>0.036468716480912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9185280799865723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1.36698203137553</text:p>
          </table:table-cell>
          <table:table-cell office:value-type="string" calcext:value-type="string">
            <text:p>-0.040083065082656306</text:p>
          </table:table-cell>
          <table:table-cell office:value-type="string" calcext:value-type="string">
            <text:p>7774.25</text:p>
          </table:table-cell>
          <table:table-cell office:value-type="string" calcext:value-type="string">
            <text:p>1910.6875</text:p>
          </table:table-cell>
          <table:table-cell office:value-type="string" calcext:value-type="string">
            <text:p>855.625</text:p>
          </table:table-cell>
          <table:table-cell office:value-type="string" calcext:value-type="string">
            <text:p>5007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11616611480713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78.45930508462504</text:p>
          </table:table-cell>
          <table:table-cell office:value-type="string" calcext:value-type="string">
            <text:p>-0.105444570508539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1801528930664</text:p>
          </table:table-cell>
          <table:table-cell office:value-type="float" office:value="208" calcext:value-type="float">
            <text:p>2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11.479263944515091</text:p>
          </table:table-cell>
          <table:table-cell office:value-type="string" calcext:value-type="string">
            <text:p>0.0226299919101569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28641510009766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33.12494322239979</text:p>
          </table:table-cell>
          <table:table-cell office:value-type="string" calcext:value-type="string">
            <text:p>0.0246571913203691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37162399291992</text:p>
          </table:table-cell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33.54524663637811</text:p>
          </table:table-cell>
          <table:table-cell office:value-type="string" calcext:value-type="string">
            <text:p>-0.017342241375520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95136451721191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60.81494009025203</text:p>
          </table:table-cell>
          <table:table-cell office:value-type="string" calcext:value-type="string">
            <text:p>0.00152214097230344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13527870178223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56.40560862680692</text:p>
          </table:table-cell>
          <table:table-cell office:value-type="string" calcext:value-type="string">
            <text:p>-0.081904401953450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13716506958008</text:p>
          </table:table-cell>
          <table:table-cell office:value-type="float" office:value="218" calcext:value-type="float">
            <text:p>2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52.38982668075501</text:p>
          </table:table-cell>
          <table:table-cell office:value-type="string" calcext:value-type="string">
            <text:p>0.023590045794711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00238609313965</text:p>
          </table:table-cell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38.469336281299334</text:p>
          </table:table-cell>
          <table:table-cell office:value-type="string" calcext:value-type="string">
            <text:p>-0.0214827863175685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1858024597168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27.73021056827339</text:p>
          </table:table-cell>
          <table:table-cell office:value-type="string" calcext:value-type="string">
            <text:p>0.027770085042484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7882137298584</text:p>
          </table:table-cell>
          <table:table-cell office:value-type="float" office:value="217" calcext:value-type="float">
            <text:p>2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75.61377461408719</text:p>
          </table:table-cell>
          <table:table-cell office:value-type="string" calcext:value-type="string">
            <text:p>0.0046224974878231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3462791442871</text:p>
          </table:table-cell>
          <table:table-cell office:value-type="float" office:value="230" calcext:value-type="float">
            <text:p>2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66.86281930719093</text:p>
          </table:table-cell>
          <table:table-cell office:value-type="string" calcext:value-type="string">
            <text:p>-0.00117372169607132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48113059997559</text:p>
          </table:table-cell>
          <table:table-cell office:value-type="float" office:value="218" calcext:value-type="float">
            <text:p>2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30.572875469655894</text:p>
          </table:table-cell>
          <table:table-cell office:value-type="string" calcext:value-type="string">
            <text:p>0.01552554178641386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027928352355957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45.19350146998502</text:p>
          </table:table-cell>
          <table:table-cell office:value-type="string" calcext:value-type="string">
            <text:p>-0.0424084313818107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37351036071777</text:p>
          </table:table-cell>
          <table:table-cell office:value-type="float" office:value="219" calcext:value-type="float">
            <text:p>2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22.598109331230418</text:p>
          </table:table-cell>
          <table:table-cell office:value-type="string" calcext:value-type="string">
            <text:p>-0.0432330254635035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9557285308838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31.11377034106272</text:p>
          </table:table-cell>
          <table:table-cell office:value-type="string" calcext:value-type="string">
            <text:p>0.0290865669885682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954828262329102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14.49082145315765</text:p>
          </table:table-cell>
          <table:table-cell office:value-type="string" calcext:value-type="string">
            <text:p>-0.058090755432959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1925506591797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1.359292572721884</text:p>
          </table:table-cell>
          <table:table-cell office:value-type="string" calcext:value-type="string">
            <text:p>-0.03015656987931993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6363410949707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62.006894305296115</text:p>
          </table:table-cell>
          <table:table-cell office:value-type="string" calcext:value-type="string">
            <text:p>0.0503448956126778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95780181884766</text:p>
          </table:table-cell>
          <table:table-cell office:value-type="float" office:value="219" calcext:value-type="float">
            <text:p>2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25.755696643206694</text:p>
          </table:table-cell>
          <table:table-cell office:value-type="string" calcext:value-type="string">
            <text:p>0.0333361090576365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31781387329102</text:p>
          </table:table-cell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2.9945144639709618</text:p>
          </table:table-cell>
          <table:table-cell office:value-type="string" calcext:value-type="string">
            <text:p>0.0027459610302498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7481613159179688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5.486048962070264</text:p>
          </table:table-cell>
          <table:table-cell office:value-type="string" calcext:value-type="string">
            <text:p>-0.07457789246682167</text:p>
          </table:table-cell>
          <table:table-cell office:value-type="string" calcext:value-type="string">
            <text:p>5671.8125</text:p>
          </table:table-cell>
          <table:table-cell office:value-type="string" calcext:value-type="string">
            <text:p>1357.9375</text:p>
          </table:table-cell>
          <table:table-cell office:value-type="string" calcext:value-type="string">
            <text:p>810.8125</text:p>
          </table:table-cell>
          <table:table-cell office:value-type="string" calcext:value-type="string">
            <text:p>3503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96564865112305</text:p>
          </table:table-cell>
          <table:table-cell office:value-type="float" office:value="229" calcext:value-type="float">
            <text:p>2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.517842458084651</text:p>
          </table:table-cell>
          <table:table-cell office:value-type="string" calcext:value-type="string">
            <text:p>0.0280792294263312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5538272857666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.7581472933045585</text:p>
          </table:table-cell>
          <table:table-cell office:value-type="string" calcext:value-type="string">
            <text:p>-0.0302016620574767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76993465423584</text:p>
          </table:table-cell>
          <table:table-cell office:value-type="float" office:value="224" calcext:value-type="float">
            <text:p>2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.660104310809924</text:p>
          </table:table-cell>
          <table:table-cell office:value-type="string" calcext:value-type="string">
            <text:p>0.02637607770191986</text:p>
          </table:table-cell>
          <table:table-cell office:value-type="string" calcext:value-type="string">
            <text:p>5660.8125</text:p>
          </table:table-cell>
          <table:table-cell office:value-type="string" calcext:value-type="string">
            <text:p>1479.625</text:p>
          </table:table-cell>
          <table:table-cell office:value-type="string" calcext:value-type="string">
            <text:p>779.0625</text:p>
          </table:table-cell>
          <table:table-cell office:value-type="string" calcext:value-type="string">
            <text:p>340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85955238342285</text:p>
          </table:table-cell>
          <table:table-cell office:value-type="float" office:value="218" calcext:value-type="float">
            <text:p>2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.086763905228871</text:p>
          </table:table-cell>
          <table:table-cell office:value-type="string" calcext:value-type="string">
            <text:p>0.01279734922348749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5015411376953</text:p>
          </table:table-cell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43.9824289709168</text:p>
          </table:table-cell>
          <table:table-cell office:value-type="string" calcext:value-type="string">
            <text:p>0.078645117394899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64158630371094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2.115330902867865</text:p>
          </table:table-cell>
          <table:table-cell office:value-type="string" calcext:value-type="string">
            <text:p>-1.1319125232563121e-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49756050109863</text:p>
          </table:table-cell>
          <table:table-cell office:value-type="float" office:value="224" calcext:value-type="float">
            <text:p>2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2.027352567758495</text:p>
          </table:table-cell>
          <table:table-cell office:value-type="string" calcext:value-type="string">
            <text:p>-0.013683741479484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24476432800293</text:p>
          </table:table-cell>
          <table:table-cell office:value-type="float" office:value="216" calcext:value-type="float">
            <text:p>2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1.8592298836499364</text:p>
          </table:table-cell>
          <table:table-cell office:value-type="string" calcext:value-type="string">
            <text:p>-0.0195684243230896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10815048217773</text:p>
          </table:table-cell>
          <table:table-cell office:value-type="float" office:value="218" calcext:value-type="float">
            <text:p>2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4.783357323293717</text:p>
          </table:table-cell>
          <table:table-cell office:value-type="string" calcext:value-type="string">
            <text:p>-0.0238734590272159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89946174621582</text:p>
          </table:table-cell>
          <table:table-cell office:value-type="float" office:value="218" calcext:value-type="float">
            <text:p>2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10.373432642569774</text:p>
          </table:table-cell>
          <table:table-cell office:value-type="string" calcext:value-type="string">
            <text:p>-0.0131055671034030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7057933807373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6.38475942441011</text:p>
          </table:table-cell>
          <table:table-cell office:value-type="string" calcext:value-type="string">
            <text:p>-0.046592224848364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599458694458</text:p>
          </table:table-cell>
          <table:table-cell office:value-type="float" office:value="224" calcext:value-type="float">
            <text:p>2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.5536716868</text:p>
          </table:table-cell>
          <table:table-cell office:value-type="string" calcext:value-type="string">
            <text:p>-0.063406927641774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82612228393555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43.70915560486177</text:p>
          </table:table-cell>
          <table:table-cell office:value-type="string" calcext:value-type="string">
            <text:p>-0.079355438080502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9940414428711</text:p>
          </table:table-cell>
          <table:table-cell office:value-type="float" office:value="213" calcext:value-type="float">
            <text:p>2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38.94128251488926</text:p>
          </table:table-cell>
          <table:table-cell office:value-type="string" calcext:value-type="string">
            <text:p>0.037422180863442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38719367980957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23.595593274080933</text:p>
          </table:table-cell>
          <table:table-cell office:value-type="string" calcext:value-type="string">
            <text:p>0.0309806359249553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0375061035156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53.728427054205255</text:p>
          </table:table-cell>
          <table:table-cell office:value-type="string" calcext:value-type="string">
            <text:p>0.07091562979753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23553848266602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40.39487590194488</text:p>
          </table:table-cell>
          <table:table-cell office:value-type="string" calcext:value-type="string">
            <text:p>0.01053113472449822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39727973937988</text:p>
          </table:table-cell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41.12389347634015</text:p>
          </table:table-cell>
          <table:table-cell office:value-type="string" calcext:value-type="string">
            <text:p>0.02345464176848922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1266746520996</text:p>
          </table:table-cell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11.62610148493916</text:p>
          </table:table-cell>
          <table:table-cell office:value-type="string" calcext:value-type="string">
            <text:p>-0.0364042446079644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97186851501465</text:p>
          </table:table-cell>
          <table:table-cell office:value-type="float" office:value="209" calcext:value-type="float">
            <text:p>20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38.288091735999735</text:p>
          </table:table-cell>
          <table:table-cell office:value-type="string" calcext:value-type="string">
            <text:p>0.0151012566445612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48678016662598</text:p>
          </table:table-cell>
          <table:table-cell office:value-type="float" office:value="212" calcext:value-type="float">
            <text:p>2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24.98064538708061</text:p>
          </table:table-cell>
          <table:table-cell office:value-type="string" calcext:value-type="string">
            <text:p>-0.0044302693812447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11451530456543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39.07598792213413</text:p>
          </table:table-cell>
          <table:table-cell office:value-type="string" calcext:value-type="string">
            <text:p>0.0317695490127794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0094451904297</text:p>
          </table:table-cell>
          <table:table-cell office:value-type="float" office:value="210" calcext:value-type="float">
            <text:p>2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17.572325536576113</text:p>
          </table:table-cell>
          <table:table-cell office:value-type="string" calcext:value-type="string">
            <text:p>-0.0130864415504247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04697036743164</text:p>
          </table:table-cell>
          <table:table-cell office:value-type="float" office:value="222" calcext:value-type="float">
            <text:p>2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14.368459187234135</text:p>
          </table:table-cell>
          <table:table-cell office:value-type="string" calcext:value-type="string">
            <text:p>-0.0299261111006572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63920211791992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7.4291952498634934</text:p>
          </table:table-cell>
          <table:table-cell office:value-type="string" calcext:value-type="string">
            <text:p>-0.031984605157388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68059349060059</text:p>
          </table:table-cell>
          <table:table-cell office:value-type="float" office:value="228" calcext:value-type="float">
            <text:p>2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28.28665047358927</text:p>
          </table:table-cell>
          <table:table-cell office:value-type="string" calcext:value-type="string">
            <text:p>0.0169030925416624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6578712463379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12.449595248789464</text:p>
          </table:table-cell>
          <table:table-cell office:value-type="string" calcext:value-type="string">
            <text:p>-0.0071408565174418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58131790161133</text:p>
          </table:table-cell>
          <table:table-cell office:value-type="float" office:value="227" calcext:value-type="float">
            <text:p>2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6.6238447608824575</text:p>
          </table:table-cell>
          <table:table-cell office:value-type="string" calcext:value-type="string">
            <text:p>-0.019998629291740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9433307647705</text:p>
          </table:table-cell>
          <table:table-cell office:value-type="float" office:value="229" calcext:value-type="float">
            <text:p>2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3.397376448838237</text:p>
          </table:table-cell>
          <table:table-cell office:value-type="string" calcext:value-type="string">
            <text:p>-0.00448763615104886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1880207061767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17.81277988935226</text:p>
          </table:table-cell>
          <table:table-cell office:value-type="string" calcext:value-type="string">
            <text:p>0.058853699539202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84016799926758</text:p>
          </table:table-cell>
          <table:table-cell office:value-type="float" office:value="224" calcext:value-type="float">
            <text:p>2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17.08803619620624</text:p>
          </table:table-cell>
          <table:table-cell office:value-type="string" calcext:value-type="string">
            <text:p>0.031996791134847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3076343536377</text:p>
          </table:table-cell>
          <table:table-cell office:value-type="float" office:value="223" calcext:value-type="float">
            <text:p>2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6.376733380501742</text:p>
          </table:table-cell>
          <table:table-cell office:value-type="string" calcext:value-type="string">
            <text:p>-0.02230913421669875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2992172241211</text:p>
          </table:table-cell>
          <table:table-cell office:value-type="float" office:value="229" calcext:value-type="float">
            <text:p>2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2.193602186767256</text:p>
          </table:table-cell>
          <table:table-cell office:value-type="string" calcext:value-type="string">
            <text:p>-0.032721213822579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19005298614502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9.345947712094409</text:p>
          </table:table-cell>
          <table:table-cell office:value-type="string" calcext:value-type="string">
            <text:p>-0.12744585138929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66152000427246</text:p>
          </table:table-cell>
          <table:table-cell office:value-type="float" office:value="213" calcext:value-type="float">
            <text:p>2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22.72413823163378</text:p>
          </table:table-cell>
          <table:table-cell office:value-type="string" calcext:value-type="string">
            <text:p>-0.0266218589839624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71056175231934</text:p>
          </table:table-cell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0.6708866150961903</text:p>
          </table:table-cell>
          <table:table-cell office:value-type="string" calcext:value-type="string">
            <text:p>-0.0354613731595349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23355865478516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693794465204498</text:p>
          </table:table-cell>
          <table:table-cell office:value-type="string" calcext:value-type="string">
            <text:p>-0.0245557787164132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602764129638672</text:p>
          </table:table-cell>
          <table:table-cell office:value-type="float" office:value="229" calcext:value-type="float">
            <text:p>2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8.185416779446456</text:p>
          </table:table-cell>
          <table:table-cell office:value-type="string" calcext:value-type="string">
            <text:p>-0.015641681134839023</text:p>
          </table:table-cell>
          <table:table-cell office:value-type="string" calcext:value-type="string">
            <text:p>5889.4375</text:p>
          </table:table-cell>
          <table:table-cell office:value-type="string" calcext:value-type="string">
            <text:p>1403.8125</text:p>
          </table:table-cell>
          <table:table-cell office:value-type="string" calcext:value-type="string">
            <text:p>778.9375</text:p>
          </table:table-cell>
          <table:table-cell office:value-type="string" calcext:value-type="string">
            <text:p>3706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77469635009766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39485840026389774</text:p>
          </table:table-cell>
          <table:table-cell office:value-type="string" calcext:value-type="string">
            <text:p>-0.000158448451338277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929865837097168</text:p>
          </table:table-cell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.053601967248472</text:p>
          </table:table-cell>
          <table:table-cell office:value-type="string" calcext:value-type="string">
            <text:p>-0.02711688716369794</text:p>
          </table:table-cell>
          <table:table-cell office:value-type="string" calcext:value-type="string">
            <text:p>6414.8125</text:p>
          </table:table-cell>
          <table:table-cell office:value-type="string" calcext:value-type="string">
            <text:p>1579.625</text:p>
          </table:table-cell>
          <table:table-cell office:value-type="string" calcext:value-type="string">
            <text:p>751.0</text:p>
          </table:table-cell>
          <table:table-cell office:value-type="string" calcext:value-type="string">
            <text:p>408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5997695922851562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8.071587238145383</text:p>
          </table:table-cell>
          <table:table-cell office:value-type="string" calcext:value-type="string">
            <text:p>0.016582591937134503</text:p>
          </table:table-cell>
          <table:table-cell office:value-type="string" calcext:value-type="string">
            <text:p>5857.5625</text:p>
          </table:table-cell>
          <table:table-cell office:value-type="string" calcext:value-type="string">
            <text:p>1403.1875</text:p>
          </table:table-cell>
          <table:table-cell office:value-type="string" calcext:value-type="string">
            <text:p>742.3125</text:p>
          </table:table-cell>
          <table:table-cell office:value-type="string" calcext:value-type="string">
            <text:p>3712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4392728805542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2.829303729147181</text:p>
          </table:table-cell>
          <table:table-cell office:value-type="string" calcext:value-type="string">
            <text:p>-0.0435146796810784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3812894821167</text:p>
          </table:table-cell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5.313617596263757</text:p>
          </table:table-cell>
          <table:table-cell office:value-type="string" calcext:value-type="string">
            <text:p>-0.0259800351063455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75140380859375</text:p>
          </table:table-cell>
          <table:table-cell office:value-type="float" office:value="222" calcext:value-type="float">
            <text:p>2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41030588239484</text:p>
          </table:table-cell>
          <table:table-cell office:value-type="string" calcext:value-type="string">
            <text:p>-0.06412866339456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7207202911377</text:p>
          </table:table-cell>
          <table:table-cell office:value-type="float" office:value="218" calcext:value-type="float">
            <text:p>2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9.722694246221117</text:p>
          </table:table-cell>
          <table:table-cell office:value-type="string" calcext:value-type="string">
            <text:p>-0.052868734403686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24452590942383</text:p>
          </table:table-cell>
          <table:table-cell office:value-type="float" office:value="221" calcext:value-type="float">
            <text:p>2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.621448964434613</text:p>
          </table:table-cell>
          <table:table-cell office:value-type="string" calcext:value-type="string">
            <text:p>-0.00457342633333588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911794662475586</text:p>
          </table:table-cell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.591831043266465</text:p>
          </table:table-cell>
          <table:table-cell office:value-type="string" calcext:value-type="string">
            <text:p>0.0137448882368707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55845069885254</text:p>
          </table:table-cell>
          <table:table-cell office:value-type="float" office:value="222" calcext:value-type="float">
            <text:p>2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938634459251986</text:p>
          </table:table-cell>
          <table:table-cell office:value-type="string" calcext:value-type="string">
            <text:p>-0.0441594232339002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501643180847168</text:p>
          </table:table-cell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.1719768338409295</text:p>
          </table:table-cell>
          <table:table-cell office:value-type="string" calcext:value-type="string">
            <text:p>-0.001547493107353355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34196662902832</text:p>
          </table:table-cell>
          <table:table-cell office:value-type="float" office:value="215" calcext:value-type="float">
            <text:p>2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1.4342550193850094</text:p>
          </table:table-cell>
          <table:table-cell office:value-type="string" calcext:value-type="string">
            <text:p>-0.031606603582570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23188972473145</text:p>
          </table:table-cell>
          <table:table-cell office:value-type="float" office:value="216" calcext:value-type="float">
            <text:p>2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6.47402662938407</text:p>
          </table:table-cell>
          <table:table-cell office:value-type="string" calcext:value-type="string">
            <text:p>-0.0719604137975206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57871627807617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17.149994010328896</text:p>
          </table:table-cell>
          <table:table-cell office:value-type="string" calcext:value-type="string">
            <text:p>0.0495034609954795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02065086364746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1.465817277355155</text:p>
          </table:table-cell>
          <table:table-cell office:value-type="string" calcext:value-type="string">
            <text:p>-0.0426104613171421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42548561096191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5.088271743548626</text:p>
          </table:table-cell>
          <table:table-cell office:value-type="string" calcext:value-type="string">
            <text:p>0.02835511610743649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59580993652344</text:p>
          </table:table-cell>
          <table:table-cell office:value-type="float" office:value="214" calcext:value-type="float">
            <text:p>21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.0561186211914428</text:p>
          </table:table-cell>
          <table:table-cell office:value-type="string" calcext:value-type="string">
            <text:p>-0.0147710679814000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56281471252441</text:p>
          </table:table-cell>
          <table:table-cell office:value-type="float" office:value="225" calcext:value-type="float">
            <text:p>2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6.972675004385064</text:p>
          </table:table-cell>
          <table:table-cell office:value-type="string" calcext:value-type="string">
            <text:p>-0.0335182051645896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77588844299316</text:p>
          </table:table-cell>
          <table:table-cell office:value-type="float" office:value="223" calcext:value-type="float">
            <text:p>2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6.947829537088392</text:p>
          </table:table-cell>
          <table:table-cell office:value-type="string" calcext:value-type="string">
            <text:p>0.0105362755347096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7568941116333</text:p>
          </table:table-cell>
          <table:table-cell office:value-type="float" office:value="223" calcext:value-type="float">
            <text:p>2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.27932243690008</text:p>
          </table:table-cell>
          <table:table-cell office:value-type="string" calcext:value-type="string">
            <text:p>-0.04273526343645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33488655090332</text:p>
          </table:table-cell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1.230748122529665</text:p>
          </table:table-cell>
          <table:table-cell office:value-type="string" calcext:value-type="string">
            <text:p>-0.0127553975134578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682459831237793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.338350384815967</text:p>
          </table:table-cell>
          <table:table-cell office:value-type="string" calcext:value-type="string">
            <text:p>-0.068242633985059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4839577674865723</text:p>
          </table:table-cell>
          <table:table-cell office:value-type="float" office:value="215" calcext:value-type="float">
            <text:p>2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3.845661195204997</text:p>
          </table:table-cell>
          <table:table-cell office:value-type="string" calcext:value-type="string">
            <text:p>-0.106956796783444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6:02:33.453218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0:00:31.019021384</meta:creation-date>
    <dc:date>2020-05-12T17:36:35.794486219</dc:date>
    <meta:editing-duration>PT4H41M1S</meta:editing-duration>
    <meta:editing-cycles>42</meta:editing-cycles>
    <meta:generator>LibreOffice/6.0.7.3$Linux_X86_64 LibreOffice_project/00m0$Build-3</meta:generator>
    <meta:document-statistic meta:table-count="10" meta:cell-count="103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052cm" svg:height="19.154cm" xlink:href=".." xlink:type="simple" chart:class="chart:line" chart:style-name="ch1">
        <chart:title svg:x="14.178cm" svg:y="0.519cm" chart:style-name="ch2">
          <text:p>Temps de calcul par frames</text:p>
        </chart:title>
        <chart:legend chart:legend-position="end" svg:x="30.327cm" svg:y="8.531cm" style:legend-expansion="high" chart:style-name="ch3"/>
        <chart:plot-area chart:style-name="ch4" table:cell-range-address="Temps.A10:Temps.D182 Temps.D1:Temps.D1" chart:data-source-has-labels="row" svg:x="1.692cm" svg:y="1.681cm" svg:width="27.954cm" svg:height="16.109cm">
          <chartooo:coordinate-region svg:x="2.419cm" svg:y="1.802cm" svg:width="27.087cm" svg:height="14.985cm"/>
          <chart:axis chart:dimension="x" chart:name="primary-x" chart:style-name="ch5">
            <chart:title svg:x="14.765cm" svg:y="18.173cm" chart:style-name="ch6">
              <text:p>Frames (n°)</text:p>
            </chart:title>
          </chart:axis>
          <chart:axis chart:dimension="y" chart:name="primary-y" chart:style-name="ch5">
            <chart:title svg:x="0.451cm" svg:y="10.679cm" chart:style-name="ch7">
              <text:p>Temps (sec)</text:p>
            </chart:title>
            <chart:grid chart:style-name="ch8" chart:class="major"/>
          </chart:axis>
          <chart:series chart:style-name="ch9" chart:values-cell-range-address="Temps.A10:Temps.A182" loext:label-string="halfgpu" chart:class="chart:line">
            <chart:data-point chart:repeated="173"/>
          </chart:series>
          <chart:series chart:style-name="ch10" chart:values-cell-range-address="Temps.B10:Temps.B182" loext:label-string="third" chart:class="chart:line">
            <chart:data-point chart:repeated="173"/>
          </chart:series>
          <chart:series chart:style-name="ch11" chart:values-cell-range-address="Temps.C10:Temps.C182" loext:label-string="d2gpu" chart:class="chart:line">
            <chart:data-point chart:repeated="173"/>
          </chart:series>
          <chart:series chart:style-name="ch12" chart:values-cell-range-address="Temps.D10:Temps.D182" chart:label-cell-address="Temps.D1:Temps.D1" chart:class="chart:line">
            <chart:data-point chart:repeated="1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fgpu</text:p>
              </table:table-cell>
              <table:table-cell office:value-type="string">
                <text:p>third</text:p>
              </table:table-cell>
              <table:table-cell office:value-type="string">
                <text:p>d2gpu</text:p>
              </table:table-cell>
              <table:table-cell office:value-type="string">
                <text:p>D2 third low res</text:p>
                <draw:g>
                  <svg:desc>Temps.D1:Te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8111801147461">
                <text:p>0.418111801147461</text:p>
                <draw:g>
                  <svg:desc>Temps.A10:Temps.A182</svg:desc>
                </draw:g>
              </table:table-cell>
              <table:table-cell office:value-type="float" office:value="0.385590076446533">
                <text:p>0.385590076446533</text:p>
                <draw:g>
                  <svg:desc>Temps.B10:Temps.B182</svg:desc>
                </draw:g>
              </table:table-cell>
              <table:table-cell office:value-type="float" office:value="0.45805549621582">
                <text:p>0.45805549621582</text:p>
                <draw:g>
                  <svg:desc>Temps.C10:Temps.C182</svg:desc>
                </draw:g>
              </table:table-cell>
              <table:table-cell office:value-type="float" office:value="0.227594137191772">
                <text:p>0.227594137191772</text:p>
                <draw:g>
                  <svg:desc>Temps.D10:Temps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975080490112">
                <text:p>0.379975080490112</text:p>
              </table:table-cell>
              <table:table-cell office:value-type="float" office:value="0.367724657058716">
                <text:p>0.367724657058716</text:p>
              </table:table-cell>
              <table:table-cell office:value-type="float" office:value="0.46293830871582">
                <text:p>0.46293830871582</text:p>
              </table:table-cell>
              <table:table-cell office:value-type="float" office:value="0.215794801712036">
                <text:p>0.215794801712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26749801636">
                <text:p>0.403326749801636</text:p>
              </table:table-cell>
              <table:table-cell office:value-type="float" office:value="0.392728090286255">
                <text:p>0.392728090286255</text:p>
              </table:table-cell>
              <table:table-cell office:value-type="float" office:value="0.457279682159424">
                <text:p>0.457279682159424</text:p>
              </table:table-cell>
              <table:table-cell office:value-type="float" office:value="0.200784683227539">
                <text:p>0.200784683227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2930736541748">
                <text:p>0.402930736541748</text:p>
              </table:table-cell>
              <table:table-cell office:value-type="float" office:value="0.391833305358887">
                <text:p>0.391833305358887</text:p>
              </table:table-cell>
              <table:table-cell office:value-type="float" office:value="0.447877168655396">
                <text:p>0.447877168655396</text:p>
              </table:table-cell>
              <table:table-cell office:value-type="float" office:value="0.218275785446167">
                <text:p>0.21827578544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950887680054">
                <text:p>0.397950887680054</text:p>
              </table:table-cell>
              <table:table-cell office:value-type="float" office:value="0.396736145019531">
                <text:p>0.396736145019531</text:p>
              </table:table-cell>
              <table:table-cell office:value-type="float" office:value="0.400898218154907">
                <text:p>0.400898218154907</text:p>
              </table:table-cell>
              <table:table-cell office:value-type="float" office:value="0.212052583694458">
                <text:p>0.212052583694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171290397644">
                <text:p>0.39171290397644</text:p>
              </table:table-cell>
              <table:table-cell office:value-type="float" office:value="0.394482612609863">
                <text:p>0.394482612609863</text:p>
              </table:table-cell>
              <table:table-cell office:value-type="float" office:value="0.448058605194092">
                <text:p>0.448058605194092</text:p>
              </table:table-cell>
              <table:table-cell office:value-type="float" office:value="0.210839748382568">
                <text:p>0.210839748382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2046918869019">
                <text:p>0.402046918869019</text:p>
              </table:table-cell>
              <table:table-cell office:value-type="float" office:value="0.391501426696777">
                <text:p>0.391501426696777</text:p>
              </table:table-cell>
              <table:table-cell office:value-type="float" office:value="0.423859119415283">
                <text:p>0.423859119415283</text:p>
              </table:table-cell>
              <table:table-cell office:value-type="float" office:value="0.223543405532837">
                <text:p>0.223543405532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924713134766">
                <text:p>0.393924713134766</text:p>
              </table:table-cell>
              <table:table-cell office:value-type="float" office:value="0.373948097229004">
                <text:p>0.373948097229004</text:p>
              </table:table-cell>
              <table:table-cell office:value-type="float" office:value="0.405326128005982">
                <text:p>0.405326128005982</text:p>
              </table:table-cell>
              <table:table-cell office:value-type="float" office:value="0.164544582366943">
                <text:p>0.164544582366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5363817214966">
                <text:p>0.385363817214966</text:p>
              </table:table-cell>
              <table:table-cell office:value-type="float" office:value="0.376864433288574">
                <text:p>0.376864433288574</text:p>
              </table:table-cell>
              <table:table-cell office:value-type="float" office:value="0.450677633285522">
                <text:p>0.450677633285522</text:p>
              </table:table-cell>
              <table:table-cell office:value-type="float" office:value="0.216600656509399">
                <text:p>0.21660065650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1469717025757">
                <text:p>0.391469717025757</text:p>
              </table:table-cell>
              <table:table-cell office:value-type="float" office:value="0.384640216827393">
                <text:p>0.384640216827393</text:p>
              </table:table-cell>
              <table:table-cell office:value-type="float" office:value="0.456179618835449">
                <text:p>0.456179618835449</text:p>
              </table:table-cell>
              <table:table-cell office:value-type="float" office:value="0.207379102706909">
                <text:p>0.207379102706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104928970337">
                <text:p>0.424104928970337</text:p>
              </table:table-cell>
              <table:table-cell office:value-type="float" office:value="0.410984516143799">
                <text:p>0.410984516143799</text:p>
              </table:table-cell>
              <table:table-cell office:value-type="float" office:value="0.483736276626587">
                <text:p>0.483736276626587</text:p>
              </table:table-cell>
              <table:table-cell office:value-type="float" office:value="0.224182844161987">
                <text:p>0.224182844161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0519895553589">
                <text:p>0.350519895553589</text:p>
              </table:table-cell>
              <table:table-cell office:value-type="float" office:value="0.347038269042969">
                <text:p>0.347038269042969</text:p>
              </table:table-cell>
              <table:table-cell office:value-type="float" office:value="0.411093235015869">
                <text:p>0.411093235015869</text:p>
              </table:table-cell>
              <table:table-cell office:value-type="float" office:value="0.166867733001709">
                <text:p>0.166867733001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4460678100586">
                <text:p>0.394460678100586</text:p>
              </table:table-cell>
              <table:table-cell office:value-type="float" office:value="0.391631126403809">
                <text:p>0.391631126403809</text:p>
              </table:table-cell>
              <table:table-cell office:value-type="float" office:value="0.445366144180298">
                <text:p>0.445366144180298</text:p>
              </table:table-cell>
              <table:table-cell office:value-type="float" office:value="0.224190950393677">
                <text:p>0.224190950393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640504837036">
                <text:p>0.357640504837036</text:p>
              </table:table-cell>
              <table:table-cell office:value-type="float" office:value="0.384867191314697">
                <text:p>0.384867191314697</text:p>
              </table:table-cell>
              <table:table-cell office:value-type="float" office:value="0.445983409881592">
                <text:p>0.445983409881592</text:p>
              </table:table-cell>
              <table:table-cell office:value-type="float" office:value="0.215557336807251">
                <text:p>0.215557336807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1756572723389">
                <text:p>0.351756572723389</text:p>
              </table:table-cell>
              <table:table-cell office:value-type="float" office:value="0.357105255126953">
                <text:p>0.357105255126953</text:p>
              </table:table-cell>
              <table:table-cell office:value-type="float" office:value="0.464152812957764">
                <text:p>0.464152812957764</text:p>
              </table:table-cell>
              <table:table-cell office:value-type="float" office:value="0.22612738609314">
                <text:p>0.22612738609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041356086731">
                <text:p>0.35041356086731</text:p>
              </table:table-cell>
              <table:table-cell office:value-type="float" office:value="0.373883247375488">
                <text:p>0.373883247375488</text:p>
              </table:table-cell>
              <table:table-cell office:value-type="float" office:value="0.455148220062256">
                <text:p>0.455148220062256</text:p>
              </table:table-cell>
              <table:table-cell office:value-type="float" office:value="0.201172828674316">
                <text:p>0.201172828674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6351337432861">
                <text:p>0.396351337432861</text:p>
              </table:table-cell>
              <table:table-cell office:value-type="float" office:value="0.38935923576355">
                <text:p>0.38935923576355</text:p>
              </table:table-cell>
              <table:table-cell office:value-type="float" office:value="0.410878419876099">
                <text:p>0.410878419876099</text:p>
              </table:table-cell>
              <table:table-cell office:value-type="float" office:value="0.202646255493164">
                <text:p>0.202646255493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3457880020142">
                <text:p>0.403457880020142</text:p>
              </table:table-cell>
              <table:table-cell office:value-type="float" office:value="0.37903094291687">
                <text:p>0.37903094291687</text:p>
              </table:table-cell>
              <table:table-cell office:value-type="float" office:value="0.448368072509766">
                <text:p>0.448368072509766</text:p>
              </table:table-cell>
              <table:table-cell office:value-type="float" office:value="0.20734715461731">
                <text:p>0.20734715461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445424079895">
                <text:p>0.39445424079895</text:p>
              </table:table-cell>
              <table:table-cell office:value-type="float" office:value="0.37467098236084">
                <text:p>0.37467098236084</text:p>
              </table:table-cell>
              <table:table-cell office:value-type="float" office:value="0.442983388900757">
                <text:p>0.442983388900757</text:p>
              </table:table-cell>
              <table:table-cell office:value-type="float" office:value="0.207603693008423">
                <text:p>0.207603693008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2654447555542">
                <text:p>0.362654447555542</text:p>
              </table:table-cell>
              <table:table-cell office:value-type="float" office:value="0.374646425247192">
                <text:p>0.374646425247192</text:p>
              </table:table-cell>
              <table:table-cell office:value-type="float" office:value="0.42545747756958">
                <text:p>0.42545747756958</text:p>
              </table:table-cell>
              <table:table-cell office:value-type="float" office:value="0.219224214553833">
                <text:p>0.219224214553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2189273834229">
                <text:p>0.382189273834229</text:p>
              </table:table-cell>
              <table:table-cell office:value-type="float" office:value="0.388181924819946">
                <text:p>0.388181924819946</text:p>
              </table:table-cell>
              <table:table-cell office:value-type="float" office:value="0.446491956710815">
                <text:p>0.446491956710815</text:p>
              </table:table-cell>
              <table:table-cell office:value-type="float" office:value="0.211853981018066">
                <text:p>0.211853981018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1523590087891">
                <text:p>0.401523590087891</text:p>
              </table:table-cell>
              <table:table-cell office:value-type="float" office:value="0.389739513397217">
                <text:p>0.389739513397217</text:p>
              </table:table-cell>
              <table:table-cell office:value-type="float" office:value="0.450504779815674">
                <text:p>0.450504779815674</text:p>
              </table:table-cell>
              <table:table-cell office:value-type="float" office:value="0.210055351257324">
                <text:p>0.210055351257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9626026153564">
                <text:p>0.389626026153564</text:p>
              </table:table-cell>
              <table:table-cell office:value-type="float" office:value="0.378247261047363">
                <text:p>0.378247261047363</text:p>
              </table:table-cell>
              <table:table-cell office:value-type="float" office:value="0.453108310699463">
                <text:p>0.453108310699463</text:p>
              </table:table-cell>
              <table:table-cell office:value-type="float" office:value="0.211380958557129">
                <text:p>0.211380958557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3953313827515">
                <text:p>0.403953313827515</text:p>
              </table:table-cell>
              <table:table-cell office:value-type="float" office:value="0.380059957504272">
                <text:p>0.380059957504272</text:p>
              </table:table-cell>
              <table:table-cell office:value-type="float" office:value="0.402745962142944">
                <text:p>0.402745962142944</text:p>
              </table:table-cell>
              <table:table-cell office:value-type="float" office:value="0.20750093460083">
                <text:p>0.20750093460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6916856765747">
                <text:p>0.406916856765747</text:p>
              </table:table-cell>
              <table:table-cell office:value-type="float" office:value="0.383592128753662">
                <text:p>0.383592128753662</text:p>
              </table:table-cell>
              <table:table-cell office:value-type="float" office:value="0.404406785964966">
                <text:p>0.404406785964966</text:p>
              </table:table-cell>
              <table:table-cell office:value-type="float" office:value="0.163609504699707">
                <text:p>0.163609504699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013298034668">
                <text:p>0.356013298034668</text:p>
              </table:table-cell>
              <table:table-cell office:value-type="float" office:value="0.335179090499878">
                <text:p>0.335179090499878</text:p>
              </table:table-cell>
              <table:table-cell office:value-type="float" office:value="0.451844692230225">
                <text:p>0.451844692230225</text:p>
              </table:table-cell>
              <table:table-cell office:value-type="float" office:value="0.156769037246704">
                <text:p>0.156769037246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048360824585">
                <text:p>0.40048360824585</text:p>
              </table:table-cell>
              <table:table-cell office:value-type="float" office:value="0.381517171859741">
                <text:p>0.381517171859741</text:p>
              </table:table-cell>
              <table:table-cell office:value-type="float" office:value="0.460752248764038">
                <text:p>0.460752248764038</text:p>
              </table:table-cell>
              <table:table-cell office:value-type="float" office:value="0.213521957397461">
                <text:p>0.213521957397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0.340798139572144">
                <text:p>0.340798139572144</text:p>
              </table:table-cell>
              <table:table-cell office:value-type="float" office:value="0.459171295166016">
                <text:p>0.459171295166016</text:p>
              </table:table-cell>
              <table:table-cell office:value-type="float" office:value="0.216187477111816">
                <text:p>0.216187477111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2287979125977">
                <text:p>0.382287979125977</text:p>
              </table:table-cell>
              <table:table-cell office:value-type="float" office:value="0.330721855163574">
                <text:p>0.330721855163574</text:p>
              </table:table-cell>
              <table:table-cell office:value-type="float" office:value="0.457928657531738">
                <text:p>0.457928657531738</text:p>
              </table:table-cell>
              <table:table-cell office:value-type="float" office:value="0.216830492019653">
                <text:p>0.216830492019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3575716018677">
                <text:p>0.343575716018677</text:p>
              </table:table-cell>
              <table:table-cell office:value-type="float" office:value="0.332825422286987">
                <text:p>0.332825422286987</text:p>
              </table:table-cell>
              <table:table-cell office:value-type="float" office:value="0.455119371414185">
                <text:p>0.455119371414185</text:p>
              </table:table-cell>
              <table:table-cell office:value-type="float" office:value="0.168041944503784">
                <text:p>0.16804194450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624046325684">
                <text:p>0.390624046325684</text:p>
              </table:table-cell>
              <table:table-cell office:value-type="float" office:value="0.33930516242981">
                <text:p>0.33930516242981</text:p>
              </table:table-cell>
              <table:table-cell office:value-type="float" office:value="0.457589387893677">
                <text:p>0.457589387893677</text:p>
              </table:table-cell>
              <table:table-cell office:value-type="float" office:value="0.209179401397705">
                <text:p>0.209179401397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3010873794556">
                <text:p>0.373010873794556</text:p>
              </table:table-cell>
              <table:table-cell office:value-type="float" office:value="0.3738853931427">
                <text:p>0.3738853931427</text:p>
              </table:table-cell>
              <table:table-cell office:value-type="float" office:value="0.406658411026001">
                <text:p>0.406658411026001</text:p>
              </table:table-cell>
              <table:table-cell office:value-type="float" office:value="0.222487926483154">
                <text:p>0.222487926483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2286310195923">
                <text:p>0.382286310195923</text:p>
              </table:table-cell>
              <table:table-cell office:value-type="float" office:value="0.363025665283203">
                <text:p>0.363025665283203</text:p>
              </table:table-cell>
              <table:table-cell office:value-type="float" office:value="0.449607372283936">
                <text:p>0.449607372283936</text:p>
              </table:table-cell>
              <table:table-cell office:value-type="float" office:value="0.210076808929443">
                <text:p>0.210076808929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3769760131836">
                <text:p>0.373769760131836</text:p>
              </table:table-cell>
              <table:table-cell office:value-type="float" office:value="0.368772268295288">
                <text:p>0.368772268295288</text:p>
              </table:table-cell>
              <table:table-cell office:value-type="float" office:value="0.455376386642456">
                <text:p>0.455376386642456</text:p>
              </table:table-cell>
              <table:table-cell office:value-type="float" office:value="0.208449602127075">
                <text:p>0.208449602127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5622510910034">
                <text:p>0.375622510910034</text:p>
              </table:table-cell>
              <table:table-cell office:value-type="float" office:value="0.370321750640869">
                <text:p>0.370321750640869</text:p>
              </table:table-cell>
              <table:table-cell office:value-type="float" office:value="0.459304332733154">
                <text:p>0.459304332733154</text:p>
              </table:table-cell>
              <table:table-cell office:value-type="float" office:value="0.206249475479126">
                <text:p>0.206249475479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2422456741333">
                <text:p>0.372422456741333</text:p>
              </table:table-cell>
              <table:table-cell office:value-type="float" office:value="0.369402647018433">
                <text:p>0.369402647018433</text:p>
              </table:table-cell>
              <table:table-cell office:value-type="float" office:value="0.459758043289185">
                <text:p>0.459758043289185</text:p>
              </table:table-cell>
              <table:table-cell office:value-type="float" office:value="0.150975704193115">
                <text:p>0.15097570419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1078767776489">
                <text:p>0.331078767776489</text:p>
              </table:table-cell>
              <table:table-cell office:value-type="float" office:value="0.366083145141602">
                <text:p>0.366083145141602</text:p>
              </table:table-cell>
              <table:table-cell office:value-type="float" office:value="0.450391054153442">
                <text:p>0.450391054153442</text:p>
              </table:table-cell>
              <table:table-cell office:value-type="float" office:value="0.20261549949646">
                <text:p>0.20261549949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5035037994385">
                <text:p>0.385035037994385</text:p>
              </table:table-cell>
              <table:table-cell office:value-type="float" office:value="0.366471290588379">
                <text:p>0.366471290588379</text:p>
              </table:table-cell>
              <table:table-cell office:value-type="float" office:value="0.447474956512451">
                <text:p>0.447474956512451</text:p>
              </table:table-cell>
              <table:table-cell office:value-type="float" office:value="0.208483695983887">
                <text:p>0.208483695983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1822118759155">
                <text:p>0.371822118759155</text:p>
              </table:table-cell>
              <table:table-cell office:value-type="float" office:value="0.319379568099976">
                <text:p>0.319379568099976</text:p>
              </table:table-cell>
              <table:table-cell office:value-type="float" office:value="0.446314573287964">
                <text:p>0.446314573287964</text:p>
              </table:table-cell>
              <table:table-cell office:value-type="float" office:value="0.146079778671265">
                <text:p>0.146079778671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2146167755127">
                <text:p>0.332146167755127</text:p>
              </table:table-cell>
              <table:table-cell office:value-type="float" office:value="0.322201490402222">
                <text:p>0.322201490402222</text:p>
              </table:table-cell>
              <table:table-cell office:value-type="float" office:value="0.469977617263794">
                <text:p>0.469977617263794</text:p>
              </table:table-cell>
              <table:table-cell office:value-type="float" office:value="0.193299293518066">
                <text:p>0.193299293518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9031658172607">
                <text:p>0.379031658172607</text:p>
              </table:table-cell>
              <table:table-cell office:value-type="float" office:value="0.323915481567383">
                <text:p>0.323915481567383</text:p>
              </table:table-cell>
              <table:table-cell office:value-type="float" office:value="0.416040897369385">
                <text:p>0.416040897369385</text:p>
              </table:table-cell>
              <table:table-cell office:value-type="float" office:value="0.145767211914063">
                <text:p>0.145767211914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6520433425903">
                <text:p>0.336520433425903</text:p>
              </table:table-cell>
              <table:table-cell office:value-type="float" office:value="0.326095342636108">
                <text:p>0.326095342636108</text:p>
              </table:table-cell>
              <table:table-cell office:value-type="float" office:value="0.396029949188232">
                <text:p>0.396029949188232</text:p>
              </table:table-cell>
              <table:table-cell office:value-type="float" office:value="0.205802440643311">
                <text:p>0.205802440643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1184349060059">
                <text:p>0.371184349060059</text:p>
              </table:table-cell>
              <table:table-cell office:value-type="float" office:value="0.368059873580933">
                <text:p>0.368059873580933</text:p>
              </table:table-cell>
              <table:table-cell office:value-type="float" office:value="0.445444822311401">
                <text:p>0.445444822311401</text:p>
              </table:table-cell>
              <table:table-cell office:value-type="float" office:value="0.148293733596802">
                <text:p>0.148293733596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5517835617065">
                <text:p>0.385517835617065</text:p>
              </table:table-cell>
              <table:table-cell office:value-type="float" office:value="0.338525772094727">
                <text:p>0.338525772094727</text:p>
              </table:table-cell>
              <table:table-cell office:value-type="float" office:value="0.424352884292603">
                <text:p>0.424352884292603</text:p>
              </table:table-cell>
              <table:table-cell office:value-type="float" office:value="0.208092927932739">
                <text:p>0.208092927932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6004219055176">
                <text:p>0.376004219055176</text:p>
              </table:table-cell>
              <table:table-cell office:value-type="float" office:value="0.36043906211853">
                <text:p>0.36043906211853</text:p>
              </table:table-cell>
              <table:table-cell office:value-type="float" office:value="0.434735298156738">
                <text:p>0.434735298156738</text:p>
              </table:table-cell>
              <table:table-cell office:value-type="float" office:value="0.150405406951904">
                <text:p>0.150405406951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8766574859619">
                <text:p>0.338766574859619</text:p>
              </table:table-cell>
              <table:table-cell office:value-type="float" office:value="0.319836616516113">
                <text:p>0.319836616516113</text:p>
              </table:table-cell>
              <table:table-cell office:value-type="float" office:value="0.390404224395752">
                <text:p>0.390404224395752</text:p>
              </table:table-cell>
              <table:table-cell office:value-type="float" office:value="0.155044078826904">
                <text:p>0.155044078826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9779109954834">
                <text:p>0.369779109954834</text:p>
              </table:table-cell>
              <table:table-cell office:value-type="float" office:value="0.320517539978027">
                <text:p>0.320517539978027</text:p>
              </table:table-cell>
              <table:table-cell office:value-type="float" office:value="0.398955345153809">
                <text:p>0.398955345153809</text:p>
              </table:table-cell>
              <table:table-cell office:value-type="float" office:value="0.154531240463257">
                <text:p>0.154531240463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1954250335693">
                <text:p>0.321954250335693</text:p>
              </table:table-cell>
              <table:table-cell office:value-type="float" office:value="0.319580554962158">
                <text:p>0.319580554962158</text:p>
              </table:table-cell>
              <table:table-cell office:value-type="float" office:value="0.390308141708374">
                <text:p>0.390308141708374</text:p>
              </table:table-cell>
              <table:table-cell office:value-type="float" office:value="0.156312704086304">
                <text:p>0.156312704086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461294174194">
                <text:p>0.323461294174194</text:p>
              </table:table-cell>
              <table:table-cell office:value-type="float" office:value="0.319604635238647">
                <text:p>0.319604635238647</text:p>
              </table:table-cell>
              <table:table-cell office:value-type="float" office:value="0.436875820159912">
                <text:p>0.436875820159912</text:p>
              </table:table-cell>
              <table:table-cell office:value-type="float" office:value="0.144048452377319">
                <text:p>0.144048452377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5229406356811">
                <text:p>0.325229406356811</text:p>
              </table:table-cell>
              <table:table-cell office:value-type="float" office:value="0.319705247879028">
                <text:p>0.319705247879028</text:p>
              </table:table-cell>
              <table:table-cell office:value-type="float" office:value="0.396677494049072">
                <text:p>0.396677494049072</text:p>
              </table:table-cell>
              <table:table-cell office:value-type="float" office:value="0.146639347076416">
                <text:p>0.146639347076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7479820251465">
                <text:p>0.347479820251465</text:p>
              </table:table-cell>
              <table:table-cell office:value-type="float" office:value="0.32046627998352">
                <text:p>0.32046627998352</text:p>
              </table:table-cell>
              <table:table-cell office:value-type="float" office:value="0.398257493972778">
                <text:p>0.398257493972778</text:p>
              </table:table-cell>
              <table:table-cell office:value-type="float" office:value="0.150526762008667">
                <text:p>0.15052676200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6502084732056">
                <text:p>0.326502084732056</text:p>
              </table:table-cell>
              <table:table-cell office:value-type="float" office:value="0.319077014923096">
                <text:p>0.319077014923096</text:p>
              </table:table-cell>
              <table:table-cell office:value-type="float" office:value="0.393406629562378">
                <text:p>0.393406629562378</text:p>
              </table:table-cell>
              <table:table-cell office:value-type="float" office:value="0.148284196853638">
                <text:p>0.148284196853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8281650543213">
                <text:p>0.318281650543213</text:p>
              </table:table-cell>
              <table:table-cell office:value-type="float" office:value="0.318795919418335">
                <text:p>0.318795919418335</text:p>
              </table:table-cell>
              <table:table-cell office:value-type="float" office:value="0.380644083023071">
                <text:p>0.380644083023071</text:p>
              </table:table-cell>
              <table:table-cell office:value-type="float" office:value="0.150865316390991">
                <text:p>0.150865316390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9714546203613">
                <text:p>0.319714546203613</text:p>
              </table:table-cell>
              <table:table-cell office:value-type="float" office:value="0.319362163543701">
                <text:p>0.319362163543701</text:p>
              </table:table-cell>
              <table:table-cell office:value-type="float" office:value="0.386305332183838">
                <text:p>0.386305332183838</text:p>
              </table:table-cell>
              <table:table-cell office:value-type="float" office:value="0.151850461959839">
                <text:p>0.151850461959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9480895996094">
                <text:p>0.319480895996094</text:p>
              </table:table-cell>
              <table:table-cell office:value-type="float" office:value="0.31902289390564">
                <text:p>0.31902289390564</text:p>
              </table:table-cell>
              <table:table-cell office:value-type="float" office:value="0.385211229324341">
                <text:p>0.385211229324341</text:p>
              </table:table-cell>
              <table:table-cell office:value-type="float" office:value="0.146604061126709">
                <text:p>0.146604061126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19992542266846">
                <text:p>0.319992542266846</text:p>
              </table:table-cell>
              <table:table-cell office:value-type="float" office:value="0.325394153594971">
                <text:p>0.325394153594971</text:p>
              </table:table-cell>
              <table:table-cell office:value-type="float" office:value="0.383209705352783">
                <text:p>0.383209705352783</text:p>
              </table:table-cell>
              <table:table-cell office:value-type="float" office:value="0.148918628692627">
                <text:p>0.148918628692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0789813995361">
                <text:p>0.320789813995361</text:p>
              </table:table-cell>
              <table:table-cell office:value-type="float" office:value="0.317666292190552">
                <text:p>0.317666292190552</text:p>
              </table:table-cell>
              <table:table-cell office:value-type="float" office:value="0.380124092102051">
                <text:p>0.380124092102051</text:p>
              </table:table-cell>
              <table:table-cell office:value-type="float" office:value="0.148740291595459">
                <text:p>0.14874029159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9951772689819">
                <text:p>0.319951772689819</text:p>
              </table:table-cell>
              <table:table-cell office:value-type="float" office:value="0.319303750991821">
                <text:p>0.319303750991821</text:p>
              </table:table-cell>
              <table:table-cell office:value-type="float" office:value="0.37933087348938">
                <text:p>0.37933087348938</text:p>
              </table:table-cell>
              <table:table-cell office:value-type="float" office:value="0.149074077606201">
                <text:p>0.149074077606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3264122009277">
                <text:p>0.323264122009277</text:p>
              </table:table-cell>
              <table:table-cell office:value-type="float" office:value="0.319167852401733">
                <text:p>0.319167852401733</text:p>
              </table:table-cell>
              <table:table-cell office:value-type="float" office:value="0.386565208435059">
                <text:p>0.386565208435059</text:p>
              </table:table-cell>
              <table:table-cell office:value-type="float" office:value="0.149428844451904">
                <text:p>0.149428844451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0139141082764">
                <text:p>0.350139141082764</text:p>
              </table:table-cell>
              <table:table-cell office:value-type="float" office:value="0.322176456451416">
                <text:p>0.322176456451416</text:p>
              </table:table-cell>
              <table:table-cell office:value-type="float" office:value="0.385176420211792">
                <text:p>0.385176420211792</text:p>
              </table:table-cell>
              <table:table-cell office:value-type="float" office:value="0.149544477462769">
                <text:p>0.149544477462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3279619216919">
                <text:p>0.323279619216919</text:p>
              </table:table-cell>
              <table:table-cell office:value-type="float" office:value="0.352957248687744">
                <text:p>0.352957248687744</text:p>
              </table:table-cell>
              <table:table-cell office:value-type="float" office:value="0.444771766662598">
                <text:p>0.444771766662598</text:p>
              </table:table-cell>
              <table:table-cell office:value-type="float" office:value="0.153090715408325">
                <text:p>0.153090715408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3540201187134">
                <text:p>0.333540201187134</text:p>
              </table:table-cell>
              <table:table-cell office:value-type="float" office:value="0.334875822067261">
                <text:p>0.334875822067261</text:p>
              </table:table-cell>
              <table:table-cell office:value-type="float" office:value="0.455093383789063">
                <text:p>0.455093383789063</text:p>
              </table:table-cell>
              <table:table-cell office:value-type="float" office:value="0.208575963973999">
                <text:p>0.208575963973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4535608291626">
                <text:p>0.324535608291626</text:p>
              </table:table-cell>
              <table:table-cell office:value-type="float" office:value="0.357926845550537">
                <text:p>0.357926845550537</text:p>
              </table:table-cell>
              <table:table-cell office:value-type="float" office:value="0.397615671157837">
                <text:p>0.397615671157837</text:p>
              </table:table-cell>
              <table:table-cell office:value-type="float" office:value="0.179479360580444">
                <text:p>0.179479360580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6658735275269">
                <text:p>0.316658735275269</text:p>
              </table:table-cell>
              <table:table-cell office:value-type="float" office:value="0.317403316497803">
                <text:p>0.317403316497803</text:p>
              </table:table-cell>
              <table:table-cell office:value-type="float" office:value="0.433121681213379">
                <text:p>0.433121681213379</text:p>
              </table:table-cell>
              <table:table-cell office:value-type="float" office:value="0.170112133026123">
                <text:p>0.170112133026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1766815185547">
                <text:p>0.361766815185547</text:p>
              </table:table-cell>
              <table:table-cell office:value-type="float" office:value="0.354240417480469">
                <text:p>0.354240417480469</text:p>
              </table:table-cell>
              <table:table-cell office:value-type="float" office:value="0.389621734619141">
                <text:p>0.389621734619141</text:p>
              </table:table-cell>
              <table:table-cell office:value-type="float" office:value="0.145793199539185">
                <text:p>0.145793199539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8198165893555">
                <text:p>0.358198165893555</text:p>
              </table:table-cell>
              <table:table-cell office:value-type="float" office:value="0.317292928695679">
                <text:p>0.317292928695679</text:p>
              </table:table-cell>
              <table:table-cell office:value-type="float" office:value="0.428252220153809">
                <text:p>0.428252220153809</text:p>
              </table:table-cell>
              <table:table-cell office:value-type="float" office:value="0.174018621444702">
                <text:p>0.17401862144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4380617141724">
                <text:p>0.344380617141724</text:p>
              </table:table-cell>
              <table:table-cell office:value-type="float" office:value="0.339129686355591">
                <text:p>0.339129686355591</text:p>
              </table:table-cell>
              <table:table-cell office:value-type="float" office:value="0.428572177886963">
                <text:p>0.428572177886963</text:p>
              </table:table-cell>
              <table:table-cell office:value-type="float" office:value="0.191977262496948">
                <text:p>0.191977262496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1045589447021">
                <text:p>0.371045589447021</text:p>
              </table:table-cell>
              <table:table-cell office:value-type="float" office:value="0.355244398117065">
                <text:p>0.355244398117065</text:p>
              </table:table-cell>
              <table:table-cell office:value-type="float" office:value="0.457553625106811">
                <text:p>0.457553625106811</text:p>
              </table:table-cell>
              <table:table-cell office:value-type="float" office:value="0.176122665405273">
                <text:p>0.176122665405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8359832763672">
                <text:p>0.338359832763672</text:p>
              </table:table-cell>
              <table:table-cell office:value-type="float" office:value="0.345209836959839">
                <text:p>0.345209836959839</text:p>
              </table:table-cell>
              <table:table-cell office:value-type="float" office:value="0.44521427154541">
                <text:p>0.44521427154541</text:p>
              </table:table-cell>
              <table:table-cell office:value-type="float" office:value="0.144802331924438">
                <text:p>0.144802331924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1675977706909">
                <text:p>0.361675977706909</text:p>
              </table:table-cell>
              <table:table-cell office:value-type="float" office:value="0.353098869323731">
                <text:p>0.353098869323731</text:p>
              </table:table-cell>
              <table:table-cell office:value-type="float" office:value="0.448835372924805">
                <text:p>0.448835372924805</text:p>
              </table:table-cell>
              <table:table-cell office:value-type="float" office:value="0.173933982849121">
                <text:p>0.173933982849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9893341064453">
                <text:p>0.339893341064453</text:p>
              </table:table-cell>
              <table:table-cell office:value-type="float" office:value="0.344691753387451">
                <text:p>0.344691753387451</text:p>
              </table:table-cell>
              <table:table-cell office:value-type="float" office:value="0.446225166320801">
                <text:p>0.446225166320801</text:p>
              </table:table-cell>
              <table:table-cell office:value-type="float" office:value="0.201468944549561">
                <text:p>0.201468944549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7895612716675">
                <text:p>0.357895612716675</text:p>
              </table:table-cell>
              <table:table-cell office:value-type="float" office:value="0.343851566314697">
                <text:p>0.343851566314697</text:p>
              </table:table-cell>
              <table:table-cell office:value-type="float" office:value="0.447189331054688">
                <text:p>0.447189331054688</text:p>
              </table:table-cell>
              <table:table-cell office:value-type="float" office:value="0.200902938842773">
                <text:p>0.200902938842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50493431091309">
                <text:p>0.350493431091309</text:p>
              </table:table-cell>
              <table:table-cell office:value-type="float" office:value="0.336440324783325">
                <text:p>0.336440324783325</text:p>
              </table:table-cell>
              <table:table-cell office:value-type="float" office:value="0.429019927978516">
                <text:p>0.429019927978516</text:p>
              </table:table-cell>
              <table:table-cell office:value-type="float" office:value="0.176928997039795">
                <text:p>0.176928997039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3324899673462">
                <text:p>0.343324899673462</text:p>
              </table:table-cell>
              <table:table-cell office:value-type="float" office:value="0.338692903518677">
                <text:p>0.338692903518677</text:p>
              </table:table-cell>
              <table:table-cell office:value-type="float" office:value="0.399710416793823">
                <text:p>0.399710416793823</text:p>
              </table:table-cell>
              <table:table-cell office:value-type="float" office:value="0.197267532348633">
                <text:p>0.19726753234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7576389312744">
                <text:p>0.337576389312744</text:p>
              </table:table-cell>
              <table:table-cell office:value-type="float" office:value="0.344416856765747">
                <text:p>0.344416856765747</text:p>
              </table:table-cell>
              <table:table-cell office:value-type="float" office:value="0.440386295318604">
                <text:p>0.440386295318604</text:p>
              </table:table-cell>
              <table:table-cell office:value-type="float" office:value="0.175167560577393">
                <text:p>0.175167560577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8982572555542">
                <text:p>0.348982572555542</text:p>
              </table:table-cell>
              <table:table-cell office:value-type="float" office:value="0.33877968788147">
                <text:p>0.33877968788147</text:p>
              </table:table-cell>
              <table:table-cell office:value-type="float" office:value="0.378342151641846">
                <text:p>0.378342151641846</text:p>
              </table:table-cell>
              <table:table-cell office:value-type="float" office:value="0.145182132720947">
                <text:p>0.145182132720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6977224349976">
                <text:p>0.356977224349976</text:p>
              </table:table-cell>
              <table:table-cell office:value-type="float" office:value="0.359268188476562">
                <text:p>0.359268188476562</text:p>
              </table:table-cell>
              <table:table-cell office:value-type="float" office:value="0.45534348487854">
                <text:p>0.45534348487854</text:p>
              </table:table-cell>
              <table:table-cell office:value-type="float" office:value="0.150574922561646">
                <text:p>0.150574922561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567831993103">
                <text:p>0.35567831993103</text:p>
              </table:table-cell>
              <table:table-cell office:value-type="float" office:value="0.342486381530762">
                <text:p>0.342486381530762</text:p>
              </table:table-cell>
              <table:table-cell office:value-type="float" office:value="0.402053833007813">
                <text:p>0.402053833007813</text:p>
              </table:table-cell>
              <table:table-cell office:value-type="float" office:value="0.196753740310669">
                <text:p>0.1967537403106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6343746185303">
                <text:p>0.356343746185303</text:p>
              </table:table-cell>
              <table:table-cell office:value-type="float" office:value="0.322568416595459">
                <text:p>0.322568416595459</text:p>
              </table:table-cell>
              <table:table-cell office:value-type="float" office:value="0.437804937362671">
                <text:p>0.437804937362671</text:p>
              </table:table-cell>
              <table:table-cell office:value-type="float" office:value="0.147451162338257">
                <text:p>0.147451162338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2293043136597">
                <text:p>0.322293043136597</text:p>
              </table:table-cell>
              <table:table-cell office:value-type="float" office:value="0.346096515655518">
                <text:p>0.346096515655518</text:p>
              </table:table-cell>
              <table:table-cell office:value-type="float" office:value="0.395495891571045">
                <text:p>0.395495891571045</text:p>
              </table:table-cell>
              <table:table-cell office:value-type="float" office:value="0.147822856903076">
                <text:p>0.147822856903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3427896499634">
                <text:p>0.343427896499634</text:p>
              </table:table-cell>
              <table:table-cell office:value-type="float" office:value="0.320606231689453">
                <text:p>0.320606231689453</text:p>
              </table:table-cell>
              <table:table-cell office:value-type="float" office:value="0.432444572448731">
                <text:p>0.432444572448731</text:p>
              </table:table-cell>
              <table:table-cell office:value-type="float" office:value="0.175391912460327">
                <text:p>0.175391912460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5069885253906">
                <text:p>0.345069885253906</text:p>
              </table:table-cell>
              <table:table-cell office:value-type="float" office:value="0.322104692459106">
                <text:p>0.322104692459106</text:p>
              </table:table-cell>
              <table:table-cell office:value-type="float" office:value="0.389500856399536">
                <text:p>0.389500856399536</text:p>
              </table:table-cell>
              <table:table-cell office:value-type="float" office:value="0.184565305709839">
                <text:p>0.1845653057098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3098878860474">
                <text:p>0.343098878860474</text:p>
              </table:table-cell>
              <table:table-cell office:value-type="float" office:value="0.31960916519165">
                <text:p>0.31960916519165</text:p>
              </table:table-cell>
              <table:table-cell office:value-type="float" office:value="0.397560596466064">
                <text:p>0.397560596466064</text:p>
              </table:table-cell>
              <table:table-cell office:value-type="float" office:value="0.147925853729248">
                <text:p>0.147925853729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058310508728">
                <text:p>0.32058310508728</text:p>
              </table:table-cell>
              <table:table-cell office:value-type="float" office:value="0.319626808166504">
                <text:p>0.319626808166504</text:p>
              </table:table-cell>
              <table:table-cell office:value-type="float" office:value="0.392453193664551">
                <text:p>0.392453193664551</text:p>
              </table:table-cell>
              <table:table-cell office:value-type="float" office:value="0.195603370666504">
                <text:p>0.195603370666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140326499939">
                <text:p>0.32140326499939</text:p>
              </table:table-cell>
              <table:table-cell office:value-type="float" office:value="0.319772243499756">
                <text:p>0.319772243499756</text:p>
              </table:table-cell>
              <table:table-cell office:value-type="float" office:value="0.424421072006226">
                <text:p>0.424421072006226</text:p>
              </table:table-cell>
              <table:table-cell office:value-type="float" office:value="0.18242335319519">
                <text:p>0.18242335319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1566104888916">
                <text:p>0.321566104888916</text:p>
              </table:table-cell>
              <table:table-cell office:value-type="float" office:value="0.338437557220459">
                <text:p>0.338437557220459</text:p>
              </table:table-cell>
              <table:table-cell office:value-type="float" office:value="0.435049057006836">
                <text:p>0.435049057006836</text:p>
              </table:table-cell>
              <table:table-cell office:value-type="float" office:value="0.178099155426025">
                <text:p>0.178099155426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9836378097534">
                <text:p>0.319836378097534</text:p>
              </table:table-cell>
              <table:table-cell office:value-type="float" office:value="0.317886829376221">
                <text:p>0.317886829376221</text:p>
              </table:table-cell>
              <table:table-cell office:value-type="float" office:value="0.425673961639404">
                <text:p>0.425673961639404</text:p>
              </table:table-cell>
              <table:table-cell office:value-type="float" office:value="0.172494888305664">
                <text:p>0.172494888305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7569007873535">
                <text:p>0.327569007873535</text:p>
              </table:table-cell>
              <table:table-cell office:value-type="float" office:value="0.316777944564819">
                <text:p>0.316777944564819</text:p>
              </table:table-cell>
              <table:table-cell office:value-type="float" office:value="0.402213096618652">
                <text:p>0.402213096618652</text:p>
              </table:table-cell>
              <table:table-cell office:value-type="float" office:value="0.169925928115845">
                <text:p>0.169925928115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8140268325806">
                <text:p>0.318140268325806</text:p>
              </table:table-cell>
              <table:table-cell office:value-type="float" office:value="0.331039905548096">
                <text:p>0.331039905548096</text:p>
              </table:table-cell>
              <table:table-cell office:value-type="float" office:value="0.374825239181519">
                <text:p>0.374825239181519</text:p>
              </table:table-cell>
              <table:table-cell office:value-type="float" office:value="0.145197153091431">
                <text:p>0.145197153091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814725875854">
                <text:p>0.348814725875854</text:p>
              </table:table-cell>
              <table:table-cell office:value-type="float" office:value="0.342741727828979">
                <text:p>0.342741727828979</text:p>
              </table:table-cell>
              <table:table-cell office:value-type="float" office:value="0.404298305511475">
                <text:p>0.404298305511475</text:p>
              </table:table-cell>
              <table:table-cell office:value-type="float" office:value="0.167038679122925">
                <text:p>0.167038679122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0361137390137">
                <text:p>0.320361137390137</text:p>
              </table:table-cell>
              <table:table-cell office:value-type="float" office:value="0.320276975631714">
                <text:p>0.320276975631714</text:p>
              </table:table-cell>
              <table:table-cell office:value-type="float" office:value="0.384731292724609">
                <text:p>0.384731292724609</text:p>
              </table:table-cell>
              <table:table-cell office:value-type="float" office:value="0.191852807998657">
                <text:p>0.1918528079986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8455457687378">
                <text:p>0.318455457687378</text:p>
              </table:table-cell>
              <table:table-cell office:value-type="float" office:value="0.323110103607178">
                <text:p>0.323110103607178</text:p>
              </table:table-cell>
              <table:table-cell office:value-type="float" office:value="0.386286497116089">
                <text:p>0.386286497116089</text:p>
              </table:table-cell>
              <table:table-cell office:value-type="float" office:value="0.161161661148071">
                <text:p>0.161161661148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8810939788818">
                <text:p>0.318810939788818</text:p>
              </table:table-cell>
              <table:table-cell office:value-type="float" office:value="0.318402290344238">
                <text:p>0.318402290344238</text:p>
              </table:table-cell>
              <table:table-cell office:value-type="float" office:value="0.376954793930054">
                <text:p>0.376954793930054</text:p>
              </table:table-cell>
              <table:table-cell office:value-type="float" office:value="0.146180152893066">
                <text:p>0.1461801528930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9280385971069">
                <text:p>0.319280385971069</text:p>
              </table:table-cell>
              <table:table-cell office:value-type="float" office:value="0.317587375640869">
                <text:p>0.317587375640869</text:p>
              </table:table-cell>
              <table:table-cell office:value-type="float" office:value="0.376315832138061">
                <text:p>0.376315832138061</text:p>
              </table:table-cell>
              <table:table-cell office:value-type="float" office:value="0.147286415100098">
                <text:p>0.147286415100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5975427627563">
                <text:p>0.315975427627563</text:p>
              </table:table-cell>
              <table:table-cell office:value-type="float" office:value="0.315850734710693">
                <text:p>0.315850734710693</text:p>
              </table:table-cell>
              <table:table-cell office:value-type="float" office:value="0.381204128265381">
                <text:p>0.381204128265381</text:p>
              </table:table-cell>
              <table:table-cell office:value-type="float" office:value="0.14937162399292">
                <text:p>0.14937162399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1210145950317">
                <text:p>0.321210145950317</text:p>
              </table:table-cell>
              <table:table-cell office:value-type="float" office:value="0.31878924369812">
                <text:p>0.31878924369812</text:p>
              </table:table-cell>
              <table:table-cell office:value-type="float" office:value="0.387519836425781">
                <text:p>0.387519836425781</text:p>
              </table:table-cell>
              <table:table-cell office:value-type="float" office:value="0.147951364517212">
                <text:p>0.147951364517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2351455688477">
                <text:p>0.322351455688477</text:p>
              </table:table-cell>
              <table:table-cell office:value-type="float" office:value="0.32106351852417">
                <text:p>0.32106351852417</text:p>
              </table:table-cell>
              <table:table-cell office:value-type="float" office:value="0.382982492446899">
                <text:p>0.382982492446899</text:p>
              </table:table-cell>
              <table:table-cell office:value-type="float" office:value="0.150135278701782">
                <text:p>0.150135278701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8426370620728">
                <text:p>0.318426370620728</text:p>
              </table:table-cell>
              <table:table-cell office:value-type="float" office:value="0.317583799362183">
                <text:p>0.317583799362183</text:p>
              </table:table-cell>
              <table:table-cell office:value-type="float" office:value="0.374199151992798">
                <text:p>0.374199151992798</text:p>
              </table:table-cell>
              <table:table-cell office:value-type="float" office:value="0.14713716506958">
                <text:p>0.14713716506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18707704544067">
                <text:p>0.318707704544067</text:p>
              </table:table-cell>
              <table:table-cell office:value-type="float" office:value="0.322797298431396">
                <text:p>0.322797298431396</text:p>
              </table:table-cell>
              <table:table-cell office:value-type="float" office:value="0.374279022216797">
                <text:p>0.374279022216797</text:p>
              </table:table-cell>
              <table:table-cell office:value-type="float" office:value="0.14800238609314">
                <text:p>0.14800238609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5813541412354">
                <text:p>0.315813541412354</text:p>
              </table:table-cell>
              <table:table-cell office:value-type="float" office:value="0.318023920059204">
                <text:p>0.318023920059204</text:p>
              </table:table-cell>
              <table:table-cell office:value-type="float" office:value="0.380181789398193">
                <text:p>0.380181789398193</text:p>
              </table:table-cell>
              <table:table-cell office:value-type="float" office:value="0.147185802459717">
                <text:p>0.147185802459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5792322158813">
                <text:p>0.315792322158813</text:p>
              </table:table-cell>
              <table:table-cell office:value-type="float" office:value="0.317227840423584">
                <text:p>0.317227840423584</text:p>
              </table:table-cell>
              <table:table-cell office:value-type="float" office:value="0.379664182662964">
                <text:p>0.379664182662964</text:p>
              </table:table-cell>
              <table:table-cell office:value-type="float" office:value="0.148788213729858">
                <text:p>0.148788213729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3309898376465">
                <text:p>0.323309898376465</text:p>
              </table:table-cell>
              <table:table-cell office:value-type="float" office:value="0.315634489059448">
                <text:p>0.315634489059448</text:p>
              </table:table-cell>
              <table:table-cell office:value-type="float" office:value="0.375619411468506">
                <text:p>0.375619411468506</text:p>
              </table:table-cell>
              <table:table-cell office:value-type="float" office:value="0.150346279144287">
                <text:p>0.1503462791442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7176580429077">
                <text:p>0.317176580429077</text:p>
              </table:table-cell>
              <table:table-cell office:value-type="float" office:value="0.314791440963745">
                <text:p>0.314791440963745</text:p>
              </table:table-cell>
              <table:table-cell office:value-type="float" office:value="0.376180171966553">
                <text:p>0.376180171966553</text:p>
              </table:table-cell>
              <table:table-cell office:value-type="float" office:value="0.148481130599976">
                <text:p>0.148481130599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7155122756958">
                <text:p>0.317155122756958</text:p>
              </table:table-cell>
              <table:table-cell office:value-type="float" office:value="0.314092397689819">
                <text:p>0.314092397689819</text:p>
              </table:table-cell>
              <table:table-cell office:value-type="float" office:value="0.371685981750488">
                <text:p>0.371685981750488</text:p>
              </table:table-cell>
              <table:table-cell office:value-type="float" office:value="0.15027928352356">
                <text:p>0.15027928352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6518783569336">
                <text:p>0.316518783569336</text:p>
              </table:table-cell>
              <table:table-cell office:value-type="float" office:value="0.314216613769531">
                <text:p>0.314216613769531</text:p>
              </table:table-cell>
              <table:table-cell office:value-type="float" office:value="0.377907276153564">
                <text:p>0.377907276153564</text:p>
              </table:table-cell>
              <table:table-cell office:value-type="float" office:value="0.146373510360718">
                <text:p>0.1463735103607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6379547119141">
                <text:p>0.316379547119141</text:p>
              </table:table-cell>
              <table:table-cell office:value-type="float" office:value="0.314560890197754">
                <text:p>0.314560890197754</text:p>
              </table:table-cell>
              <table:table-cell office:value-type="float" office:value="0.372635364532471">
                <text:p>0.372635364532471</text:p>
              </table:table-cell>
              <table:table-cell office:value-type="float" office:value="0.146955728530884">
                <text:p>0.146955728530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2361211776733">
                <text:p>0.342361211776733</text:p>
              </table:table-cell>
              <table:table-cell office:value-type="float" office:value="0.334669828414917">
                <text:p>0.334669828414917</text:p>
              </table:table-cell>
              <table:table-cell office:value-type="float" office:value="0.393411874771118">
                <text:p>0.393411874771118</text:p>
              </table:table-cell>
              <table:table-cell office:value-type="float" office:value="0.159548282623291">
                <text:p>0.159548282623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0490598678589">
                <text:p>0.320490598678589</text:p>
              </table:table-cell>
              <table:table-cell office:value-type="float" office:value="0.319089889526367">
                <text:p>0.319089889526367</text:p>
              </table:table-cell>
              <table:table-cell office:value-type="float" office:value="0.378520250320435">
                <text:p>0.378520250320435</text:p>
              </table:table-cell>
              <table:table-cell office:value-type="float" office:value="0.14619255065918">
                <text:p>0.146192550659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18884134292603">
                <text:p>0.318884134292603</text:p>
              </table:table-cell>
              <table:table-cell office:value-type="float" office:value="0.315011024475098">
                <text:p>0.315011024475098</text:p>
              </table:table-cell>
              <table:table-cell office:value-type="float" office:value="0.373448133468628">
                <text:p>0.373448133468628</text:p>
              </table:table-cell>
              <table:table-cell office:value-type="float" office:value="0.148636341094971">
                <text:p>0.148636341094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7089796066284">
                <text:p>0.317089796066284</text:p>
              </table:table-cell>
              <table:table-cell office:value-type="float" office:value="0.317225933074951">
                <text:p>0.317225933074951</text:p>
              </table:table-cell>
              <table:table-cell office:value-type="float" office:value="0.371928453445435">
                <text:p>0.371928453445435</text:p>
              </table:table-cell>
              <table:table-cell office:value-type="float" office:value="0.147957801818848">
                <text:p>0.147957801818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5623283386231">
                <text:p>0.315623283386231</text:p>
              </table:table-cell>
              <table:table-cell office:value-type="float" office:value="0.318426609039307">
                <text:p>0.318426609039307</text:p>
              </table:table-cell>
              <table:table-cell office:value-type="float" office:value="0.381982564926147">
                <text:p>0.381982564926147</text:p>
              </table:table-cell>
              <table:table-cell office:value-type="float" office:value="0.148317813873291">
                <text:p>0.148317813873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6368341445923">
                <text:p>0.316368341445923</text:p>
              </table:table-cell>
              <table:table-cell office:value-type="float" office:value="0.316373586654663">
                <text:p>0.316373586654663</text:p>
              </table:table-cell>
              <table:table-cell office:value-type="float" office:value="0.376144170761108">
                <text:p>0.376144170761108</text:p>
              </table:table-cell>
              <table:table-cell office:value-type="float" office:value="0.174816131591797">
                <text:p>0.1748161315917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5605382919311">
                <text:p>0.335605382919311</text:p>
              </table:table-cell>
              <table:table-cell office:value-type="float" office:value="0.319009304046631">
                <text:p>0.319009304046631</text:p>
              </table:table-cell>
              <table:table-cell office:value-type="float" office:value="0.382459163665771">
                <text:p>0.382459163665771</text:p>
              </table:table-cell>
              <table:table-cell office:value-type="float" office:value="0.144965648651123">
                <text:p>0.144965648651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0214500427246">
                <text:p>0.330214500427246</text:p>
              </table:table-cell>
              <table:table-cell office:value-type="float" office:value="0.325347900390625">
                <text:p>0.325347900390625</text:p>
              </table:table-cell>
              <table:table-cell office:value-type="float" office:value="0.380861759185791">
                <text:p>0.380861759185791</text:p>
              </table:table-cell>
              <table:table-cell office:value-type="float" office:value="0.145553827285767">
                <text:p>0.1455538272857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0203771591186">
                <text:p>0.330203771591186</text:p>
              </table:table-cell>
              <table:table-cell office:value-type="float" office:value="0.326058149337769">
                <text:p>0.326058149337769</text:p>
              </table:table-cell>
              <table:table-cell office:value-type="float" office:value="0.394623756408691">
                <text:p>0.394623756408691</text:p>
              </table:table-cell>
              <table:table-cell office:value-type="float" office:value="0.157699346542358">
                <text:p>0.1576993465423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5623998641968">
                <text:p>0.315623998641968</text:p>
              </table:table-cell>
              <table:table-cell office:value-type="float" office:value="0.313523054122925">
                <text:p>0.313523054122925</text:p>
              </table:table-cell>
              <table:table-cell office:value-type="float" office:value="0.377969980239868">
                <text:p>0.377969980239868</text:p>
              </table:table-cell>
              <table:table-cell office:value-type="float" office:value="0.144859552383423">
                <text:p>0.144859552383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4490795135498">
                <text:p>0.314490795135498</text:p>
              </table:table-cell>
              <table:table-cell office:value-type="float" office:value="0.314341306686401">
                <text:p>0.314341306686401</text:p>
              </table:table-cell>
              <table:table-cell office:value-type="float" office:value="0.401285171508789">
                <text:p>0.401285171508789</text:p>
              </table:table-cell>
              <table:table-cell office:value-type="float" office:value="0.146501541137695">
                <text:p>0.146501541137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5377712249756">
                <text:p>0.315377712249756</text:p>
              </table:table-cell>
              <table:table-cell office:value-type="float" office:value="0.315433979034424">
                <text:p>0.315433979034424</text:p>
              </table:table-cell>
              <table:table-cell office:value-type="float" office:value="0.372270107269287">
                <text:p>0.372270107269287</text:p>
              </table:table-cell>
              <table:table-cell office:value-type="float" office:value="0.148641586303711">
                <text:p>0.148641586303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9529533386231">
                <text:p>0.319529533386231</text:p>
              </table:table-cell>
              <table:table-cell office:value-type="float" office:value="0.318400144577026">
                <text:p>0.318400144577026</text:p>
              </table:table-cell>
              <table:table-cell office:value-type="float" office:value="0.372910737991333">
                <text:p>0.372910737991333</text:p>
              </table:table-cell>
              <table:table-cell office:value-type="float" office:value="0.145497560501099">
                <text:p>0.145497560501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7909717559814">
                <text:p>0.317909717559814</text:p>
              </table:table-cell>
              <table:table-cell office:value-type="float" office:value="0.314937829971313">
                <text:p>0.314937829971313</text:p>
              </table:table-cell>
              <table:table-cell office:value-type="float" office:value="0.374587774276733">
                <text:p>0.374587774276733</text:p>
              </table:table-cell>
              <table:table-cell office:value-type="float" office:value="0.146244764328003">
                <text:p>0.146244764328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4229955673218">
                <text:p>0.324229955673218</text:p>
              </table:table-cell>
              <table:table-cell office:value-type="float" office:value="0.313591241836548">
                <text:p>0.313591241836548</text:p>
              </table:table-cell>
              <table:table-cell office:value-type="float" office:value="0.397258758544922">
                <text:p>0.397258758544922</text:p>
              </table:table-cell>
              <table:table-cell office:value-type="float" office:value="0.146108150482178">
                <text:p>0.146108150482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15362930297852">
                <text:p>0.315362930297852</text:p>
              </table:table-cell>
              <table:table-cell office:value-type="float" office:value="0.315301179885864">
                <text:p>0.315301179885864</text:p>
              </table:table-cell>
              <table:table-cell office:value-type="float" office:value="0.388696432113647">
                <text:p>0.388696432113647</text:p>
              </table:table-cell>
              <table:table-cell office:value-type="float" office:value="0.146899461746216">
                <text:p>0.146899461746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5635919570923">
                <text:p>0.315635919570923</text:p>
              </table:table-cell>
              <table:table-cell office:value-type="float" office:value="0.318551301956177">
                <text:p>0.318551301956177</text:p>
              </table:table-cell>
              <table:table-cell office:value-type="float" office:value="0.375216960906982">
                <text:p>0.375216960906982</text:p>
              </table:table-cell>
              <table:table-cell office:value-type="float" office:value="0.147705793380737">
                <text:p>0.1477057933807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4434051513672">
                <text:p>0.314434051513672</text:p>
              </table:table-cell>
              <table:table-cell office:value-type="float" office:value="0.319081544876099">
                <text:p>0.319081544876099</text:p>
              </table:table-cell>
              <table:table-cell office:value-type="float" office:value="0.374894857406616">
                <text:p>0.374894857406616</text:p>
              </table:table-cell>
              <table:table-cell office:value-type="float" office:value="0.147599458694458">
                <text:p>0.1475994586944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6284656524658">
                <text:p>0.316284656524658</text:p>
              </table:table-cell>
              <table:table-cell office:value-type="float" office:value="0.314581632614136">
                <text:p>0.314581632614136</text:p>
              </table:table-cell>
              <table:table-cell office:value-type="float" office:value="0.374124765396118">
                <text:p>0.374124765396118</text:p>
              </table:table-cell>
              <table:table-cell office:value-type="float" office:value="0.148826122283936">
                <text:p>0.148826122283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4793586730957">
                <text:p>0.314793586730957</text:p>
              </table:table-cell>
              <table:table-cell office:value-type="float" office:value="0.314113616943359">
                <text:p>0.314113616943359</text:p>
              </table:table-cell>
              <table:table-cell office:value-type="float" office:value="0.375201463699341">
                <text:p>0.375201463699341</text:p>
              </table:table-cell>
              <table:table-cell office:value-type="float" office:value="0.147994041442871">
                <text:p>0.147994041442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837797164917">
                <text:p>0.31837797164917</text:p>
              </table:table-cell>
              <table:table-cell office:value-type="float" office:value="0.315427303314209">
                <text:p>0.315427303314209</text:p>
              </table:table-cell>
              <table:table-cell office:value-type="float" office:value="0.372013807296753">
                <text:p>0.372013807296753</text:p>
              </table:table-cell>
              <table:table-cell office:value-type="float" office:value="0.14838719367981">
                <text:p>0.14838719367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251205444336">
                <text:p>0.317251205444336</text:p>
              </table:table-cell>
              <table:table-cell office:value-type="float" office:value="0.314595937728882">
                <text:p>0.314595937728882</text:p>
              </table:table-cell>
              <table:table-cell office:value-type="float" office:value="0.37433385848999">
                <text:p>0.37433385848999</text:p>
              </table:table-cell>
              <table:table-cell office:value-type="float" office:value="0.147037506103516">
                <text:p>0.147037506103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0231914520264">
                <text:p>0.320231914520264</text:p>
              </table:table-cell>
              <table:table-cell office:value-type="float" office:value="0.318065166473389">
                <text:p>0.318065166473389</text:p>
              </table:table-cell>
              <table:table-cell office:value-type="float" office:value="0.375496864318848">
                <text:p>0.375496864318848</text:p>
              </table:table-cell>
              <table:table-cell office:value-type="float" office:value="0.145235538482666">
                <text:p>0.145235538482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1632924079895">
                <text:p>0.31632924079895</text:p>
              </table:table-cell>
              <table:table-cell office:value-type="float" office:value="0.317936658859253">
                <text:p>0.317936658859253</text:p>
              </table:table-cell>
              <table:table-cell office:value-type="float" office:value="0.379652261734009">
                <text:p>0.379652261734009</text:p>
              </table:table-cell>
              <table:table-cell office:value-type="float" office:value="0.14739727973938">
                <text:p>0.14739727973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6561222076416">
                <text:p>0.316561222076416</text:p>
              </table:table-cell>
              <table:table-cell office:value-type="float" office:value="0.314847946166992">
                <text:p>0.314847946166992</text:p>
              </table:table-cell>
              <table:table-cell office:value-type="float" office:value="0.37536358833313">
                <text:p>0.37536358833313</text:p>
              </table:table-cell>
              <table:table-cell office:value-type="float" office:value="0.1471266746521">
                <text:p>0.14712667465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6406488418579">
                <text:p>0.316406488418579</text:p>
              </table:table-cell>
              <table:table-cell office:value-type="float" office:value="0.321748733520508">
                <text:p>0.321748733520508</text:p>
              </table:table-cell>
              <table:table-cell office:value-type="float" office:value="0.377043485641479">
                <text:p>0.377043485641479</text:p>
              </table:table-cell>
              <table:table-cell office:value-type="float" office:value="0.147971868515015">
                <text:p>0.147971868515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5717697143555">
                <text:p>0.315717697143555</text:p>
              </table:table-cell>
              <table:table-cell office:value-type="float" office:value="0.321885585784912">
                <text:p>0.321885585784912</text:p>
              </table:table-cell>
              <table:table-cell office:value-type="float" office:value="0.375246524810791">
                <text:p>0.375246524810791</text:p>
              </table:table-cell>
              <table:table-cell office:value-type="float" office:value="0.149486780166626">
                <text:p>0.149486780166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8368434906006">
                <text:p>0.318368434906006</text:p>
              </table:table-cell>
              <table:table-cell office:value-type="float" office:value="0.318682909011841">
                <text:p>0.318682909011841</text:p>
              </table:table-cell>
              <table:table-cell office:value-type="float" office:value="0.37800931930542">
                <text:p>0.37800931930542</text:p>
              </table:table-cell>
              <table:table-cell office:value-type="float" office:value="0.147114515304565">
                <text:p>0.1471145153045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619930267334">
                <text:p>0.31619930267334</text:p>
              </table:table-cell>
              <table:table-cell office:value-type="float" office:value="0.315425872802734">
                <text:p>0.315425872802734</text:p>
              </table:table-cell>
              <table:table-cell office:value-type="float" office:value="0.375964879989624">
                <text:p>0.375964879989624</text:p>
              </table:table-cell>
              <table:table-cell office:value-type="float" office:value="0.14600944519043">
                <text:p>0.146009445190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15690755844116">
                <text:p>0.315690755844116</text:p>
              </table:table-cell>
              <table:table-cell office:value-type="float" office:value="0.31717324256897">
                <text:p>0.31717324256897</text:p>
              </table:table-cell>
              <table:table-cell office:value-type="float" office:value="0.379884958267212">
                <text:p>0.379884958267212</text:p>
              </table:table-cell>
              <table:table-cell office:value-type="float" office:value="0.148046970367432">
                <text:p>0.148046970367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845760345459">
                <text:p>0.31845760345459</text:p>
              </table:table-cell>
              <table:table-cell office:value-type="float" office:value="0.319182872772217">
                <text:p>0.319182872772217</text:p>
              </table:table-cell>
              <table:table-cell office:value-type="float" office:value="0.377487182617187">
                <text:p>0.377487182617187</text:p>
              </table:table-cell>
              <table:table-cell office:value-type="float" office:value="0.14863920211792">
                <text:p>0.14863920211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9495916366577">
                <text:p>0.319495916366577</text:p>
              </table:table-cell>
              <table:table-cell office:value-type="float" office:value="0.315705060958862">
                <text:p>0.315705060958862</text:p>
              </table:table-cell>
              <table:table-cell office:value-type="float" office:value="0.380287885665894">
                <text:p>0.380287885665894</text:p>
              </table:table-cell>
              <table:table-cell office:value-type="float" office:value="0.146680593490601">
                <text:p>0.146680593490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8200826644897">
                <text:p>0.318200826644897</text:p>
              </table:table-cell>
              <table:table-cell office:value-type="float" office:value="0.316091537475586">
                <text:p>0.316091537475586</text:p>
              </table:table-cell>
              <table:table-cell office:value-type="float" office:value="0.375190258026123">
                <text:p>0.375190258026123</text:p>
              </table:table-cell>
              <table:table-cell office:value-type="float" office:value="0.147657871246338">
                <text:p>0.147657871246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923770904541">
                <text:p>0.31923770904541</text:p>
              </table:table-cell>
              <table:table-cell office:value-type="float" office:value="0.316330432891846">
                <text:p>0.316330432891846</text:p>
              </table:table-cell>
              <table:table-cell office:value-type="float" office:value="0.378956079483032">
                <text:p>0.378956079483032</text:p>
              </table:table-cell>
              <table:table-cell office:value-type="float" office:value="0.144581317901611">
                <text:p>0.1445813179016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5328598022461">
                <text:p>0.315328598022461</text:p>
              </table:table-cell>
              <table:table-cell office:value-type="float" office:value="0.31570553779602">
                <text:p>0.31570553779602</text:p>
              </table:table-cell>
              <table:table-cell office:value-type="float" office:value="0.376747608184814">
                <text:p>0.376747608184814</text:p>
              </table:table-cell>
              <table:table-cell office:value-type="float" office:value="0.146943330764771">
                <text:p>0.146943330764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16105842590332">
                <text:p>0.316105842590332</text:p>
              </table:table-cell>
              <table:table-cell office:value-type="float" office:value="0.31515097618103">
                <text:p>0.31515097618103</text:p>
              </table:table-cell>
              <table:table-cell office:value-type="float" office:value="0.380246877670288">
                <text:p>0.380246877670288</text:p>
              </table:table-cell>
              <table:table-cell office:value-type="float" office:value="0.146188020706177">
                <text:p>0.1461880207061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8117618560791">
                <text:p>0.318117618560791</text:p>
              </table:table-cell>
              <table:table-cell office:value-type="float" office:value="0.317129373550415">
                <text:p>0.317129373550415</text:p>
              </table:table-cell>
              <table:table-cell office:value-type="float" office:value="0.377652883529663">
                <text:p>0.377652883529663</text:p>
              </table:table-cell>
              <table:table-cell office:value-type="float" office:value="0.145840167999268">
                <text:p>0.145840167999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8701267242432">
                <text:p>0.318701267242432</text:p>
              </table:table-cell>
              <table:table-cell office:value-type="float" office:value="0.314976453781128">
                <text:p>0.314976453781128</text:p>
              </table:table-cell>
              <table:table-cell office:value-type="float" office:value="0.377849102020264">
                <text:p>0.377849102020264</text:p>
              </table:table-cell>
              <table:table-cell office:value-type="float" office:value="0.147307634353638">
                <text:p>0.147307634353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17769765853882">
                <text:p>0.317769765853882</text:p>
              </table:table-cell>
              <table:table-cell office:value-type="float" office:value="0.318042755126953">
                <text:p>0.318042755126953</text:p>
              </table:table-cell>
              <table:table-cell office:value-type="float" office:value="0.391069173812866">
                <text:p>0.391069173812866</text:p>
              </table:table-cell>
              <table:table-cell office:value-type="float" office:value="0.148299217224121">
                <text:p>0.1482992172241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7522525787354">
                <text:p>0.317522525787354</text:p>
              </table:table-cell>
              <table:table-cell office:value-type="float" office:value="0.314562082290649">
                <text:p>0.314562082290649</text:p>
              </table:table-cell>
              <table:table-cell office:value-type="float" office:value="0.372724056243896">
                <text:p>0.372724056243896</text:p>
              </table:table-cell>
              <table:table-cell office:value-type="float" office:value="0.15190052986145">
                <text:p>0.15190052986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4265966415405">
                <text:p>0.314265966415405</text:p>
              </table:table-cell>
              <table:table-cell office:value-type="float" office:value="0.315595149993896">
                <text:p>0.315595149993896</text:p>
              </table:table-cell>
              <table:table-cell office:value-type="float" office:value="0.372959136962891">
                <text:p>0.372959136962891</text:p>
              </table:table-cell>
              <table:table-cell office:value-type="float" office:value="0.146661520004272">
                <text:p>0.1466615200042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16577911376953">
                <text:p>0.316577911376953</text:p>
              </table:table-cell>
              <table:table-cell office:value-type="float" office:value="0.317542791366577">
                <text:p>0.317542791366577</text:p>
              </table:table-cell>
              <table:table-cell office:value-type="float" office:value="0.37363076210022">
                <text:p>0.37363076210022</text:p>
              </table:table-cell>
              <table:table-cell office:value-type="float" office:value="0.147710561752319">
                <text:p>0.1477105617523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8323364257812">
                <text:p>0.328323364257812</text:p>
              </table:table-cell>
              <table:table-cell office:value-type="float" office:value="0.316152334213257">
                <text:p>0.316152334213257</text:p>
              </table:table-cell>
              <table:table-cell office:value-type="float" office:value="0.371784210205078">
                <text:p>0.371784210205078</text:p>
              </table:table-cell>
              <table:table-cell office:value-type="float" office:value="0.146233558654785">
                <text:p>0.146233558654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8310976028442">
                <text:p>0.318310976028442</text:p>
              </table:table-cell>
              <table:table-cell office:value-type="float" office:value="0.313933134078979">
                <text:p>0.313933134078979</text:p>
              </table:table-cell>
              <table:table-cell office:value-type="float" office:value="0.382646560668945">
                <text:p>0.382646560668945</text:p>
              </table:table-cell>
              <table:table-cell office:value-type="float" office:value="0.160276412963867">
                <text:p>0.160276412963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9026231765747">
                <text:p>0.319026231765747</text:p>
              </table:table-cell>
              <table:table-cell office:value-type="float" office:value="0.315682172775269">
                <text:p>0.315682172775269</text:p>
              </table:table-cell>
              <table:table-cell office:value-type="float" office:value="0.376669883728027">
                <text:p>0.376669883728027</text:p>
              </table:table-cell>
              <table:table-cell office:value-type="float" office:value="0.147774696350098">
                <text:p>0.1477746963500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618688583374">
                <text:p>0.33618688583374</text:p>
              </table:table-cell>
              <table:table-cell office:value-type="float" office:value="0.314985275268555">
                <text:p>0.314985275268555</text:p>
              </table:table-cell>
              <table:table-cell office:value-type="float" office:value="0.393573522567749">
                <text:p>0.393573522567749</text:p>
              </table:table-cell>
              <table:table-cell office:value-type="float" office:value="0.159298658370972">
                <text:p>0.1592986583709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3303213119507">
                <text:p>0.333303213119507</text:p>
              </table:table-cell>
              <table:table-cell office:value-type="float" office:value="0.315558433532715">
                <text:p>0.315558433532715</text:p>
              </table:table-cell>
              <table:table-cell office:value-type="float" office:value="0.398233652114868">
                <text:p>0.398233652114868</text:p>
              </table:table-cell>
              <table:table-cell office:value-type="float" office:value="0.159976959228516">
                <text:p>0.159976959228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17788600921631">
                <text:p>0.317788600921631</text:p>
              </table:table-cell>
              <table:table-cell office:value-type="float" office:value="0.315396070480347">
                <text:p>0.315396070480347</text:p>
              </table:table-cell>
              <table:table-cell office:value-type="float" office:value="0.375666618347168">
                <text:p>0.375666618347168</text:p>
              </table:table-cell>
              <table:table-cell office:value-type="float" office:value="0.144392728805542">
                <text:p>0.1443927288055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7831993103027">
                <text:p>0.317831993103027</text:p>
              </table:table-cell>
              <table:table-cell office:value-type="float" office:value="0.317124843597412">
                <text:p>0.317124843597412</text:p>
              </table:table-cell>
              <table:table-cell office:value-type="float" office:value="0.380954265594482">
                <text:p>0.380954265594482</text:p>
              </table:table-cell>
              <table:table-cell office:value-type="float" office:value="0.143812894821167">
                <text:p>0.143812894821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6446542739868">
                <text:p>0.316446542739868</text:p>
              </table:table-cell>
              <table:table-cell office:value-type="float" office:value="0.315262317657471">
                <text:p>0.315262317657471</text:p>
              </table:table-cell>
              <table:table-cell office:value-type="float" office:value="0.400473594665527">
                <text:p>0.400473594665527</text:p>
              </table:table-cell>
              <table:table-cell office:value-type="float" office:value="0.146751403808594">
                <text:p>0.1467514038085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24307441711426">
                <text:p>0.324307441711426</text:p>
              </table:table-cell>
              <table:table-cell office:value-type="float" office:value="0.313318729400635">
                <text:p>0.313318729400635</text:p>
              </table:table-cell>
              <table:table-cell office:value-type="float" office:value="0.388971328735352">
                <text:p>0.388971328735352</text:p>
              </table:table-cell>
              <table:table-cell office:value-type="float" office:value="0.145720720291138">
                <text:p>0.1457207202911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570029258728">
                <text:p>0.31570029258728</text:p>
              </table:table-cell>
              <table:table-cell office:value-type="float" office:value="0.319308519363403">
                <text:p>0.319308519363403</text:p>
              </table:table-cell>
              <table:table-cell office:value-type="float" office:value="0.398917198181152">
                <text:p>0.398917198181152</text:p>
              </table:table-cell>
              <table:table-cell office:value-type="float" office:value="0.146244525909424">
                <text:p>0.1462445259094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9379091262817">
                <text:p>0.319379091262817</text:p>
              </table:table-cell>
              <table:table-cell office:value-type="float" office:value="0.314264059066772">
                <text:p>0.314264059066772</text:p>
              </table:table-cell>
              <table:table-cell office:value-type="float" office:value="0.376238107681274">
                <text:p>0.376238107681274</text:p>
              </table:table-cell>
              <table:table-cell office:value-type="float" office:value="0.149117946624756">
                <text:p>0.1491179466247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6772222518921">
                <text:p>0.316772222518921</text:p>
              </table:table-cell>
              <table:table-cell office:value-type="float" office:value="0.314661026000977">
                <text:p>0.314661026000977</text:p>
              </table:table-cell>
              <table:table-cell office:value-type="float" office:value="0.385773897171021">
                <text:p>0.385773897171021</text:p>
              </table:table-cell>
              <table:table-cell office:value-type="float" office:value="0.147558450698853">
                <text:p>0.147558450698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0834636688232">
                <text:p>0.320834636688232</text:p>
              </table:table-cell>
              <table:table-cell office:value-type="float" office:value="0.316681623458862">
                <text:p>0.316681623458862</text:p>
              </table:table-cell>
              <table:table-cell office:value-type="float" office:value="0.393270969390869">
                <text:p>0.393270969390869</text:p>
              </table:table-cell>
              <table:table-cell office:value-type="float" office:value="0.145016431808472">
                <text:p>0.145016431808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15387964248657">
                <text:p>0.315387964248657</text:p>
              </table:table-cell>
              <table:table-cell office:value-type="float" office:value="0.316160678863525">
                <text:p>0.316160678863525</text:p>
              </table:table-cell>
              <table:table-cell office:value-type="float" office:value="0.416378021240234">
                <text:p>0.416378021240234</text:p>
              </table:table-cell>
              <table:table-cell office:value-type="float" office:value="0.147341966629028">
                <text:p>0.147341966629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8213701248169">
                <text:p>0.318213701248169</text:p>
              </table:table-cell>
              <table:table-cell office:value-type="float" office:value="0.317723751068115">
                <text:p>0.317723751068115</text:p>
              </table:table-cell>
              <table:table-cell office:value-type="float" office:value="0.3988196849823">
                <text:p>0.3988196849823</text:p>
              </table:table-cell>
              <table:table-cell office:value-type="float" office:value="0.146231889724731">
                <text:p>0.1462318897247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8088531494141">
                <text:p>0.318088531494141</text:p>
              </table:table-cell>
              <table:table-cell office:value-type="float" office:value="0.314739465713501">
                <text:p>0.314739465713501</text:p>
              </table:table-cell>
              <table:table-cell office:value-type="float" office:value="0.385792255401611">
                <text:p>0.385792255401611</text:p>
              </table:table-cell>
              <table:table-cell office:value-type="float" office:value="0.147578716278076">
                <text:p>0.147578716278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0313453674316">
                <text:p>0.320313453674316</text:p>
              </table:table-cell>
              <table:table-cell office:value-type="float" office:value="0.314011096954346">
                <text:p>0.314011096954346</text:p>
              </table:table-cell>
              <table:table-cell office:value-type="float" office:value="0.375909805297852">
                <text:p>0.375909805297852</text:p>
              </table:table-cell>
              <table:table-cell office:value-type="float" office:value="0.146020650863647">
                <text:p>0.1460206508636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8769216537476">
                <text:p>0.318769216537476</text:p>
              </table:table-cell>
              <table:table-cell office:value-type="float" office:value="0.314567089080811">
                <text:p>0.314567089080811</text:p>
              </table:table-cell>
              <table:table-cell office:value-type="float" office:value="0.408195734024048">
                <text:p>0.408195734024048</text:p>
              </table:table-cell>
              <table:table-cell office:value-type="float" office:value="0.146425485610962">
                <text:p>0.146425485610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7858219146729">
                <text:p>0.317858219146729</text:p>
              </table:table-cell>
              <table:table-cell office:value-type="float" office:value="0.313218355178833">
                <text:p>0.313218355178833</text:p>
              </table:table-cell>
              <table:table-cell office:value-type="float" office:value="0.384844303131104">
                <text:p>0.384844303131104</text:p>
              </table:table-cell>
              <table:table-cell office:value-type="float" office:value="0.148595809936523">
                <text:p>0.148595809936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69105052948">
                <text:p>0.3169105052948</text:p>
              </table:table-cell>
              <table:table-cell office:value-type="float" office:value="0.317755699157715">
                <text:p>0.317755699157715</text:p>
              </table:table-cell>
              <table:table-cell office:value-type="float" office:value="0.375476121902466">
                <text:p>0.375476121902466</text:p>
              </table:table-cell>
              <table:table-cell office:value-type="float" office:value="0.146562814712524">
                <text:p>0.146562814712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18054914474487">
                <text:p>0.318054914474487</text:p>
              </table:table-cell>
              <table:table-cell office:value-type="float" office:value="0.316962718963623">
                <text:p>0.316962718963623</text:p>
              </table:table-cell>
              <table:table-cell office:value-type="float" office:value="0.378547430038452">
                <text:p>0.378547430038452</text:p>
              </table:table-cell>
              <table:table-cell office:value-type="float" office:value="0.147775888442993">
                <text:p>0.1477758884429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7564487457275">
                <text:p>0.317564487457275</text:p>
              </table:table-cell>
              <table:table-cell office:value-type="float" office:value="0.317174434661865">
                <text:p>0.317174434661865</text:p>
              </table:table-cell>
              <table:table-cell office:value-type="float" office:value="0.376085042953491">
                <text:p>0.376085042953491</text:p>
              </table:table-cell>
              <table:table-cell office:value-type="float" office:value="0.147568941116333">
                <text:p>0.147568941116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6912412643433">
                <text:p>0.316912412643433</text:p>
              </table:table-cell>
              <table:table-cell office:value-type="float" office:value="0.317213296890259">
                <text:p>0.317213296890259</text:p>
              </table:table-cell>
              <table:table-cell office:value-type="float" office:value="0.373664140701294">
                <text:p>0.373664140701294</text:p>
              </table:table-cell>
              <table:table-cell office:value-type="float" office:value="0.146334886550903">
                <text:p>0.146334886550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15131664276123">
                <text:p>0.315131664276123</text:p>
              </table:table-cell>
              <table:table-cell office:value-type="float" office:value="0.317131519317627">
                <text:p>0.317131519317627</text:p>
              </table:table-cell>
              <table:table-cell office:value-type="float" office:value="0.39082932472229">
                <text:p>0.39082932472229</text:p>
              </table:table-cell>
              <table:table-cell office:value-type="float" office:value="0.146824598312378">
                <text:p>0.146824598312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5982818603516">
                <text:p>0.315982818603516</text:p>
              </table:table-cell>
              <table:table-cell office:value-type="float" office:value="0.313423871994019">
                <text:p>0.313423871994019</text:p>
              </table:table-cell>
              <table:table-cell office:value-type="float" office:value="0.374095439910889">
                <text:p>0.374095439910889</text:p>
              </table:table-cell>
              <table:table-cell office:value-type="float" office:value="0.148395776748657">
                <text:p>0.148395776748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723cm" svg:height="20.773cm" xlink:href=".." xlink:type="simple" chart:class="chart:line" chart:style-name="ch1">
        <chart:title svg:x="17.881cm" svg:y="0.551cm" chart:style-name="ch2">
          <text:p>Nombre de match par frames</text:p>
        </chart:title>
        <chart:legend chart:legend-position="end" svg:x="37.998cm" svg:y="9.34cm" style:legend-expansion="high" chart:style-name="ch3"/>
        <chart:plot-area chart:style-name="ch4" table:cell-range-address="'Nb match'.A1:'Nb match'.D182" chart:data-source-has-labels="row" svg:x="1.845cm" svg:y="1.745cm" svg:width="35.319cm" svg:height="17.632cm">
          <chartooo:coordinate-region svg:x="2.652cm" svg:y="1.866cm" svg:width="34.371cm" svg:height="16.509cm"/>
          <chart:axis chart:dimension="x" chart:name="primary-x" chart:style-name="ch5">
            <chart:title svg:x="18.6cm" svg:y="19.792cm" chart:style-name="ch6">
              <text:p>Frames (n°)</text:p>
            </chart:title>
          </chart:axis>
          <chart:axis chart:dimension="y" chart:name="primary-y" chart:style-name="ch5">
            <chart:title svg:x="0.451cm" svg:y="11.306cm" chart:style-name="ch7">
              <text:p>Nb match</text:p>
            </chart:title>
            <chart:grid chart:style-name="ch8" chart:class="major"/>
          </chart:axis>
          <chart:series chart:style-name="ch9" chart:values-cell-range-address="'Nb match'.A2:'Nb match'.A182" chart:label-cell-address="'Nb match'.A1:'Nb match'.A1" chart:class="chart:line">
            <chart:data-point chart:repeated="181"/>
          </chart:series>
          <chart:series chart:style-name="ch10" chart:values-cell-range-address="'Nb match'.B2:'Nb match'.B182" chart:label-cell-address="'Nb match'.B1:'Nb match'.B1" chart:class="chart:line">
            <chart:data-point chart:repeated="181"/>
          </chart:series>
          <chart:series chart:style-name="ch11" chart:values-cell-range-address="'Nb match'.C2:'Nb match'.C182" chart:label-cell-address="'Nb match'.C1:'Nb match'.C1" chart:class="chart:line">
            <chart:data-point chart:repeated="181"/>
          </chart:series>
          <chart:series chart:style-name="ch12" chart:values-cell-range-address="'Nb match'.D2:'Nb match'.D182" chart:label-cell-address="'Nb match'.D1:'Nb match'.D1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Half</text:p>
                <draw:g>
                  <svg:desc>'Nb match'.A1:'Nb match'.A1</svg:desc>
                </draw:g>
              </table:table-cell>
              <table:table-cell office:value-type="string">
                <text:p>D2 Third</text:p>
                <draw:g>
                  <svg:desc>'Nb match'.B1:'Nb match'.B1</svg:desc>
                </draw:g>
              </table:table-cell>
              <table:table-cell office:value-type="string">
                <text:p>D2 </text:p>
                <draw:g>
                  <svg:desc>'Nb match'.C1:'Nb match'.C1</svg:desc>
                </draw:g>
              </table:table-cell>
              <table:table-cell office:value-type="string">
                <text:p>D2 third low res</text:p>
                <draw:g>
                  <svg:desc>'Nb match'.D1:'Nb match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b match'.A2:'Nb match'.A182</svg:desc>
                </draw:g>
              </table:table-cell>
              <table:table-cell office:value-type="float" office:value="NaN">
                <text:p>NaN</text:p>
                <draw:g>
                  <svg:desc>'Nb match'.B2:'Nb match'.B182</svg:desc>
                </draw:g>
              </table:table-cell>
              <table:table-cell office:value-type="float" office:value="NaN">
                <text:p>NaN</text:p>
                <draw:g>
                  <svg:desc>'Nb match'.C2:'Nb match'.C182</svg:desc>
                </draw:g>
              </table:table-cell>
              <table:table-cell office:value-type="float" office:value="NaN">
                <text:p>NaN</text:p>
                <draw:g>
                  <svg:desc>'Nb match'.D2:'Nb match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136">
                <text:p>136</text:p>
              </table:table-cell>
              <table:table-cell office:value-type="float" office:value="325">
                <text:p>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">
                <text:p>178</text:p>
              </table:table-cell>
              <table:table-cell office:value-type="float" office:value="121">
                <text:p>121</text:p>
              </table:table-cell>
              <table:table-cell office:value-type="float" office:value="327">
                <text:p>3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127">
                <text:p>127</text:p>
              </table:table-cell>
              <table:table-cell office:value-type="float" office:value="330">
                <text:p>3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316">
                <text:p>3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124">
                <text:p>124</text:p>
              </table:table-cell>
              <table:table-cell office:value-type="float" office:value="328">
                <text:p>3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114">
                <text:p>114</text:p>
              </table:table-cell>
              <table:table-cell office:value-type="float" office:value="297">
                <text:p>2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">
                <text:p>174</text:p>
              </table:table-cell>
              <table:table-cell office:value-type="float" office:value="118">
                <text:p>118</text:p>
              </table:table-cell>
              <table:table-cell office:value-type="float" office:value="298">
                <text:p>2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309">
                <text:p>3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">
                <text:p>163</text:p>
              </table:table-cell>
              <table:table-cell office:value-type="float" office:value="119">
                <text:p>119</text:p>
              </table:table-cell>
              <table:table-cell office:value-type="float" office:value="293">
                <text:p>2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316">
                <text:p>3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">
                <text:p>174</text:p>
              </table:table-cell>
              <table:table-cell office:value-type="float" office:value="123">
                <text:p>123</text:p>
              </table:table-cell>
              <table:table-cell office:value-type="float" office:value="331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321">
                <text:p>3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">
                <text:p>186</text:p>
              </table:table-cell>
              <table:table-cell office:value-type="float" office:value="130">
                <text:p>130</text:p>
              </table:table-cell>
              <table:table-cell office:value-type="float" office:value="319">
                <text:p>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325">
                <text:p>3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309">
                <text:p>3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">
                <text:p>173</text:p>
              </table:table-cell>
              <table:table-cell office:value-type="float" office:value="121">
                <text:p>121</text:p>
              </table:table-cell>
              <table:table-cell office:value-type="float" office:value="303">
                <text:p>3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8">
                <text:p>168</text:p>
              </table:table-cell>
              <table:table-cell office:value-type="float" office:value="120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301">
                <text:p>3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">
                <text:p>174</text:p>
              </table:table-cell>
              <table:table-cell office:value-type="float" office:value="115">
                <text:p>115</text:p>
              </table:table-cell>
              <table:table-cell office:value-type="float" office:value="318">
                <text:p>3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">
                <text:p>174</text:p>
              </table:table-cell>
              <table:table-cell office:value-type="float" office:value="122">
                <text:p>122</text:p>
              </table:table-cell>
              <table:table-cell office:value-type="float" office:value="316">
                <text:p>3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">
                <text:p>178</text:p>
              </table:table-cell>
              <table:table-cell office:value-type="float" office:value="133">
                <text:p>133</text:p>
              </table:table-cell>
              <table:table-cell office:value-type="float" office:value="318">
                <text:p>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298">
                <text:p>2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134">
                <text:p>134</text:p>
              </table:table-cell>
              <table:table-cell office:value-type="float" office:value="310">
                <text:p>3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">
                <text:p>181</text:p>
              </table:table-cell>
              <table:table-cell office:value-type="float" office:value="131">
                <text:p>131</text:p>
              </table:table-cell>
              <table:table-cell office:value-type="float" office:value="316">
                <text:p>3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8">
                <text:p>188</text:p>
              </table:table-cell>
              <table:table-cell office:value-type="float" office:value="147">
                <text:p>147</text:p>
              </table:table-cell>
              <table:table-cell office:value-type="float" office:value="317">
                <text:p>3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326">
                <text:p>3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">
                <text:p>192</text:p>
              </table:table-cell>
              <table:table-cell office:value-type="float" office:value="136">
                <text:p>136</text:p>
              </table:table-cell>
              <table:table-cell office:value-type="float" office:value="329">
                <text:p>3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">
                <text:p>179</text:p>
              </table:table-cell>
              <table:table-cell office:value-type="float" office:value="135">
                <text:p>135</text:p>
              </table:table-cell>
              <table:table-cell office:value-type="float" office:value="308">
                <text:p>3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">
                <text:p>188</text:p>
              </table:table-cell>
              <table:table-cell office:value-type="float" office:value="143">
                <text:p>143</text:p>
              </table:table-cell>
              <table:table-cell office:value-type="float" office:value="331">
                <text:p>3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3">
                <text:p>133</text:p>
              </table:table-cell>
              <table:table-cell office:value-type="float" office:value="322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139">
                <text:p>139</text:p>
              </table:table-cell>
              <table:table-cell office:value-type="float" office:value="326">
                <text:p>3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">
                <text:p>196</text:p>
              </table:table-cell>
              <table:table-cell office:value-type="float" office:value="139">
                <text:p>139</text:p>
              </table:table-cell>
              <table:table-cell office:value-type="float" office:value="320">
                <text:p>3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  <table:table-cell office:value-type="float" office:value="150">
                <text:p>150</text:p>
              </table:table-cell>
              <table:table-cell office:value-type="float" office:value="351">
                <text:p>3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">
                <text:p>201</text:p>
              </table:table-cell>
              <table:table-cell office:value-type="float" office:value="150">
                <text:p>150</text:p>
              </table:table-cell>
              <table:table-cell office:value-type="float" office:value="361">
                <text:p>3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9">
                <text:p>219</text:p>
              </table:table-cell>
              <table:table-cell office:value-type="float" office:value="156">
                <text:p>156</text:p>
              </table:table-cell>
              <table:table-cell office:value-type="float" office:value="361">
                <text:p>3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7">
                <text:p>217</text:p>
              </table:table-cell>
              <table:table-cell office:value-type="float" office:value="161">
                <text:p>161</text:p>
              </table:table-cell>
              <table:table-cell office:value-type="float" office:value="371">
                <text:p>3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">
                <text:p>235</text:p>
              </table:table-cell>
              <table:table-cell office:value-type="float" office:value="181">
                <text:p>181</text:p>
              </table:table-cell>
              <table:table-cell office:value-type="float" office:value="399">
                <text:p>3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8">
                <text:p>238</text:p>
              </table:table-cell>
              <table:table-cell office:value-type="float" office:value="177">
                <text:p>177</text:p>
              </table:table-cell>
              <table:table-cell office:value-type="float" office:value="388">
                <text:p>3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">
                <text:p>244</text:p>
              </table:table-cell>
              <table:table-cell office:value-type="float" office:value="187">
                <text:p>187</text:p>
              </table:table-cell>
              <table:table-cell office:value-type="float" office:value="409">
                <text:p>4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">
                <text:p>251</text:p>
              </table:table-cell>
              <table:table-cell office:value-type="float" office:value="180">
                <text:p>180</text:p>
              </table:table-cell>
              <table:table-cell office:value-type="float" office:value="420">
                <text:p>4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8">
                <text:p>238</text:p>
              </table:table-cell>
              <table:table-cell office:value-type="float" office:value="172">
                <text:p>172</text:p>
              </table:table-cell>
              <table:table-cell office:value-type="float" office:value="407">
                <text:p>4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  <table:table-cell office:value-type="float" office:value="172">
                <text:p>172</text:p>
              </table:table-cell>
              <table:table-cell office:value-type="float" office:value="410">
                <text:p>4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">
                <text:p>259</text:p>
              </table:table-cell>
              <table:table-cell office:value-type="float" office:value="186">
                <text:p>186</text:p>
              </table:table-cell>
              <table:table-cell office:value-type="float" office:value="441">
                <text:p>4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">
                <text:p>276</text:p>
              </table:table-cell>
              <table:table-cell office:value-type="float" office:value="202">
                <text:p>202</text:p>
              </table:table-cell>
              <table:table-cell office:value-type="float" office:value="449">
                <text:p>4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189">
                <text:p>189</text:p>
              </table:table-cell>
              <table:table-cell office:value-type="float" office:value="427">
                <text:p>4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4">
                <text:p>274</text:p>
              </table:table-cell>
              <table:table-cell office:value-type="float" office:value="201">
                <text:p>201</text:p>
              </table:table-cell>
              <table:table-cell office:value-type="float" office:value="455">
                <text:p>4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">
                <text:p>261</text:p>
              </table:table-cell>
              <table:table-cell office:value-type="float" office:value="187">
                <text:p>187</text:p>
              </table:table-cell>
              <table:table-cell office:value-type="float" office:value="450">
                <text:p>4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0">
                <text:p>270</text:p>
              </table:table-cell>
              <table:table-cell office:value-type="float" office:value="196">
                <text:p>196</text:p>
              </table:table-cell>
              <table:table-cell office:value-type="float" office:value="461">
                <text:p>46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">
                <text:p>273</text:p>
              </table:table-cell>
              <table:table-cell office:value-type="float" office:value="191">
                <text:p>191</text:p>
              </table:table-cell>
              <table:table-cell office:value-type="float" office:value="472">
                <text:p>4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">
                <text:p>262</text:p>
              </table:table-cell>
              <table:table-cell office:value-type="float" office:value="181">
                <text:p>181</text:p>
              </table:table-cell>
              <table:table-cell office:value-type="float" office:value="479">
                <text:p>4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9">
                <text:p>269</text:p>
              </table:table-cell>
              <table:table-cell office:value-type="float" office:value="191">
                <text:p>191</text:p>
              </table:table-cell>
              <table:table-cell office:value-type="float" office:value="479">
                <text:p>4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">
                <text:p>273</text:p>
              </table:table-cell>
              <table:table-cell office:value-type="float" office:value="190">
                <text:p>190</text:p>
              </table:table-cell>
              <table:table-cell office:value-type="float" office:value="491">
                <text:p>4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6">
                <text:p>276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2">
                <text:p>282</text:p>
              </table:table-cell>
              <table:table-cell office:value-type="float" office:value="187">
                <text:p>187</text:p>
              </table:table-cell>
              <table:table-cell office:value-type="float" office:value="487">
                <text:p>4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8">
                <text:p>298</text:p>
              </table:table-cell>
              <table:table-cell office:value-type="float" office:value="196">
                <text:p>196</text:p>
              </table:table-cell>
              <table:table-cell office:value-type="float" office:value="504">
                <text:p>5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5">
                <text:p>285</text:p>
              </table:table-cell>
              <table:table-cell office:value-type="float" office:value="198">
                <text:p>198</text:p>
              </table:table-cell>
              <table:table-cell office:value-type="float" office:value="511">
                <text:p>5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">
                <text:p>273</text:p>
              </table:table-cell>
              <table:table-cell office:value-type="float" office:value="187">
                <text:p>187</text:p>
              </table:table-cell>
              <table:table-cell office:value-type="float" office:value="482">
                <text:p>4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1">
                <text:p>281</text:p>
              </table:table-cell>
              <table:table-cell office:value-type="float" office:value="191">
                <text:p>191</text:p>
              </table:table-cell>
              <table:table-cell office:value-type="float" office:value="487">
                <text:p>4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">
                <text:p>259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8">
                <text:p>278</text:p>
              </table:table-cell>
              <table:table-cell office:value-type="float" office:value="202">
                <text:p>202</text:p>
              </table:table-cell>
              <table:table-cell office:value-type="float" office:value="479">
                <text:p>4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5">
                <text:p>285</text:p>
              </table:table-cell>
              <table:table-cell office:value-type="float" office:value="189">
                <text:p>189</text:p>
              </table:table-cell>
              <table:table-cell office:value-type="float" office:value="487">
                <text:p>4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">
                <text:p>288</text:p>
              </table:table-cell>
              <table:table-cell office:value-type="float" office:value="193">
                <text:p>193</text:p>
              </table:table-cell>
              <table:table-cell office:value-type="float" office:value="492">
                <text:p>4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">
                <text:p>300</text:p>
              </table:table-cell>
              <table:table-cell office:value-type="float" office:value="197">
                <text:p>197</text:p>
              </table:table-cell>
              <table:table-cell office:value-type="float" office:value="500">
                <text:p>5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">
                <text:p>265</text:p>
              </table:table-cell>
              <table:table-cell office:value-type="float" office:value="183">
                <text:p>183</text:p>
              </table:table-cell>
              <table:table-cell office:value-type="float" office:value="475">
                <text:p>4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0">
                <text:p>270</text:p>
              </table:table-cell>
              <table:table-cell office:value-type="float" office:value="185">
                <text:p>185</text:p>
              </table:table-cell>
              <table:table-cell office:value-type="float" office:value="475">
                <text:p>4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">
                <text:p>252</text:p>
              </table:table-cell>
              <table:table-cell office:value-type="float" office:value="179">
                <text:p>179</text:p>
              </table:table-cell>
              <table:table-cell office:value-type="float" office:value="463">
                <text:p>4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  <table:table-cell office:value-type="float" office:value="468">
                <text:p>4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9">
                <text:p>259</text:p>
              </table:table-cell>
              <table:table-cell office:value-type="float" office:value="179">
                <text:p>179</text:p>
              </table:table-cell>
              <table:table-cell office:value-type="float" office:value="471">
                <text:p>4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4">
                <text:p>264</text:p>
              </table:table-cell>
              <table:table-cell office:value-type="float" office:value="184">
                <text:p>184</text:p>
              </table:table-cell>
              <table:table-cell office:value-type="float" office:value="483">
                <text:p>4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9">
                <text:p>269</text:p>
              </table:table-cell>
              <table:table-cell office:value-type="float" office:value="187">
                <text:p>187</text:p>
              </table:table-cell>
              <table:table-cell office:value-type="float" office:value="477">
                <text:p>4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6">
                <text:p>266</text:p>
              </table:table-cell>
              <table:table-cell office:value-type="float" office:value="183">
                <text:p>183</text:p>
              </table:table-cell>
              <table:table-cell office:value-type="float" office:value="471">
                <text:p>4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7">
                <text:p>247</text:p>
              </table:table-cell>
              <table:table-cell office:value-type="float" office:value="171">
                <text:p>171</text:p>
              </table:table-cell>
              <table:table-cell office:value-type="float" office:value="447">
                <text:p>4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1">
                <text:p>251</text:p>
              </table:table-cell>
              <table:table-cell office:value-type="float" office:value="183">
                <text:p>183</text:p>
              </table:table-cell>
              <table:table-cell office:value-type="float" office:value="476">
                <text:p>4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4">
                <text:p>264</text:p>
              </table:table-cell>
              <table:table-cell office:value-type="float" office:value="191">
                <text:p>191</text:p>
              </table:table-cell>
              <table:table-cell office:value-type="float" office:value="489">
                <text:p>4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  <table:table-cell office:value-type="float" office:value="488">
                <text:p>4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">
                <text:p>259</text:p>
              </table:table-cell>
              <table:table-cell office:value-type="float" office:value="182">
                <text:p>182</text:p>
              </table:table-cell>
              <table:table-cell office:value-type="float" office:value="475">
                <text:p>4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1">
                <text:p>261</text:p>
              </table:table-cell>
              <table:table-cell office:value-type="float" office:value="188">
                <text:p>188</text:p>
              </table:table-cell>
              <table:table-cell office:value-type="float" office:value="492">
                <text:p>49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">
                <text:p>252</text:p>
              </table:table-cell>
              <table:table-cell office:value-type="float" office:value="185">
                <text:p>185</text:p>
              </table:table-cell>
              <table:table-cell office:value-type="float" office:value="452">
                <text:p>4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2">
                <text:p>242</text:p>
              </table:table-cell>
              <table:table-cell office:value-type="float" office:value="179">
                <text:p>179</text:p>
              </table:table-cell>
              <table:table-cell office:value-type="float" office:value="460">
                <text:p>4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">
                <text:p>248</text:p>
              </table:table-cell>
              <table:table-cell office:value-type="float" office:value="168">
                <text:p>168</text:p>
              </table:table-cell>
              <table:table-cell office:value-type="float" office:value="457">
                <text:p>4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1">
                <text:p>261</text:p>
              </table:table-cell>
              <table:table-cell office:value-type="float" office:value="191">
                <text:p>191</text:p>
              </table:table-cell>
              <table:table-cell office:value-type="float" office:value="491">
                <text:p>4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">
                <text:p>246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185">
                <text:p>185</text:p>
              </table:table-cell>
              <table:table-cell office:value-type="float" office:value="485">
                <text:p>4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">
                <text:p>265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3">
                <text:p>263</text:p>
              </table:table-cell>
              <table:table-cell office:value-type="float" office:value="189">
                <text:p>189</text:p>
              </table:table-cell>
              <table:table-cell office:value-type="float" office:value="492">
                <text:p>4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">
                <text:p>272</text:p>
              </table:table-cell>
              <table:table-cell office:value-type="float" office:value="189">
                <text:p>189</text:p>
              </table:table-cell>
              <table:table-cell office:value-type="float" office:value="491">
                <text:p>4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4">
                <text:p>264</text:p>
              </table:table-cell>
              <table:table-cell office:value-type="float" office:value="193">
                <text:p>193</text:p>
              </table:table-cell>
              <table:table-cell office:value-type="float" office:value="488">
                <text:p>4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502">
                <text:p>5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2">
                <text:p>272</text:p>
              </table:table-cell>
              <table:table-cell office:value-type="float" office:value="191">
                <text:p>191</text:p>
              </table:table-cell>
              <table:table-cell office:value-type="float" office:value="493">
                <text:p>4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9">
                <text:p>279</text:p>
              </table:table-cell>
              <table:table-cell office:value-type="float" office:value="197">
                <text:p>197</text:p>
              </table:table-cell>
              <table:table-cell office:value-type="float" office:value="504">
                <text:p>5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4">
                <text:p>284</text:p>
              </table:table-cell>
              <table:table-cell office:value-type="float" office:value="202">
                <text:p>202</text:p>
              </table:table-cell>
              <table:table-cell office:value-type="float" office:value="484">
                <text:p>4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6">
                <text:p>286</text:p>
              </table:table-cell>
              <table:table-cell office:value-type="float" office:value="194">
                <text:p>194</text:p>
              </table:table-cell>
              <table:table-cell office:value-type="float" office:value="531">
                <text:p>5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215">
                <text:p>215</text:p>
              </table:table-cell>
              <table:table-cell office:value-type="float" office:value="550">
                <text:p>5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5">
                <text:p>315</text:p>
              </table:table-cell>
              <table:table-cell office:value-type="float" office:value="200">
                <text:p>200</text:p>
              </table:table-cell>
              <table:table-cell office:value-type="float" office:value="576">
                <text:p>57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">
                <text:p>308</text:p>
              </table:table-cell>
              <table:table-cell office:value-type="float" office:value="203">
                <text:p>203</text:p>
              </table:table-cell>
              <table:table-cell office:value-type="float" office:value="565">
                <text:p>5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  <table:table-cell office:value-type="float" office:value="209">
                <text:p>209</text:p>
              </table:table-cell>
              <table:table-cell office:value-type="float" office:value="575">
                <text:p>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8">
                <text:p>318</text:p>
              </table:table-cell>
              <table:table-cell office:value-type="float" office:value="224">
                <text:p>224</text:p>
              </table:table-cell>
              <table:table-cell office:value-type="float" office:value="598">
                <text:p>5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">
                <text:p>334</text:p>
              </table:table-cell>
              <table:table-cell office:value-type="float" office:value="222">
                <text:p>222</text:p>
              </table:table-cell>
              <table:table-cell office:value-type="float" office:value="597">
                <text:p>5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">
                <text:p>365</text:p>
              </table:table-cell>
              <table:table-cell office:value-type="float" office:value="234">
                <text:p>234</text:p>
              </table:table-cell>
              <table:table-cell office:value-type="float" office:value="638">
                <text:p>6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">
                <text:p>357</text:p>
              </table:table-cell>
              <table:table-cell office:value-type="float" office:value="232">
                <text:p>232</text:p>
              </table:table-cell>
              <table:table-cell office:value-type="float" office:value="624">
                <text:p>6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5">
                <text:p>365</text:p>
              </table:table-cell>
              <table:table-cell office:value-type="float" office:value="244">
                <text:p>244</text:p>
              </table:table-cell>
              <table:table-cell office:value-type="float" office:value="663">
                <text:p>6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">
                <text:p>361</text:p>
              </table:table-cell>
              <table:table-cell office:value-type="float" office:value="255">
                <text:p>255</text:p>
              </table:table-cell>
              <table:table-cell office:value-type="float" office:value="664">
                <text:p>66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">
                <text:p>364</text:p>
              </table:table-cell>
              <table:table-cell office:value-type="float" office:value="248">
                <text:p>248</text:p>
              </table:table-cell>
              <table:table-cell office:value-type="float" office:value="659">
                <text:p>6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6">
                <text:p>376</text:p>
              </table:table-cell>
              <table:table-cell office:value-type="float" office:value="250">
                <text:p>250</text:p>
              </table:table-cell>
              <table:table-cell office:value-type="float" office:value="674">
                <text:p>6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">
                <text:p>358</text:p>
              </table:table-cell>
              <table:table-cell office:value-type="float" office:value="243">
                <text:p>243</text:p>
              </table:table-cell>
              <table:table-cell office:value-type="float" office:value="643">
                <text:p>64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5">
                <text:p>355</text:p>
              </table:table-cell>
              <table:table-cell office:value-type="float" office:value="241">
                <text:p>241</text:p>
              </table:table-cell>
              <table:table-cell office:value-type="float" office:value="650">
                <text:p>6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6">
                <text:p>366</text:p>
              </table:table-cell>
              <table:table-cell office:value-type="float" office:value="248">
                <text:p>248</text:p>
              </table:table-cell>
              <table:table-cell office:value-type="float" office:value="667">
                <text:p>66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0">
                <text:p>360</text:p>
              </table:table-cell>
              <table:table-cell office:value-type="float" office:value="241">
                <text:p>241</text:p>
              </table:table-cell>
              <table:table-cell office:value-type="float" office:value="670">
                <text:p>6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  <table:table-cell office:value-type="float" office:value="239">
                <text:p>239</text:p>
              </table:table-cell>
              <table:table-cell office:value-type="float" office:value="657">
                <text:p>65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3">
                <text:p>373</text:p>
              </table:table-cell>
              <table:table-cell office:value-type="float" office:value="250">
                <text:p>250</text:p>
              </table:table-cell>
              <table:table-cell office:value-type="float" office:value="699">
                <text:p>69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">
                <text:p>381</text:p>
              </table:table-cell>
              <table:table-cell office:value-type="float" office:value="257">
                <text:p>257</text:p>
              </table:table-cell>
              <table:table-cell office:value-type="float" office:value="709">
                <text:p>7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0">
                <text:p>370</text:p>
              </table:table-cell>
              <table:table-cell office:value-type="float" office:value="251">
                <text:p>251</text:p>
              </table:table-cell>
              <table:table-cell office:value-type="float" office:value="688">
                <text:p>6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9">
                <text:p>379</text:p>
              </table:table-cell>
              <table:table-cell office:value-type="float" office:value="266">
                <text:p>266</text:p>
              </table:table-cell>
              <table:table-cell office:value-type="float" office:value="710">
                <text:p>7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5">
                <text:p>375</text:p>
              </table:table-cell>
              <table:table-cell office:value-type="float" office:value="262">
                <text:p>262</text:p>
              </table:table-cell>
              <table:table-cell office:value-type="float" office:value="701">
                <text:p>7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7">
                <text:p>377</text:p>
              </table:table-cell>
              <table:table-cell office:value-type="float" office:value="264">
                <text:p>264</text:p>
              </table:table-cell>
              <table:table-cell office:value-type="float" office:value="714">
                <text:p>7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2">
                <text:p>392</text:p>
              </table:table-cell>
              <table:table-cell office:value-type="float" office:value="270">
                <text:p>270</text:p>
              </table:table-cell>
              <table:table-cell office:value-type="float" office:value="718">
                <text:p>7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1">
                <text:p>371</text:p>
              </table:table-cell>
              <table:table-cell office:value-type="float" office:value="253">
                <text:p>253</text:p>
              </table:table-cell>
              <table:table-cell office:value-type="float" office:value="700">
                <text:p>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2">
                <text:p>402</text:p>
              </table:table-cell>
              <table:table-cell office:value-type="float" office:value="268">
                <text:p>268</text:p>
              </table:table-cell>
              <table:table-cell office:value-type="float" office:value="738">
                <text:p>7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8">
                <text:p>388</text:p>
              </table:table-cell>
              <table:table-cell office:value-type="float" office:value="270">
                <text:p>270</text:p>
              </table:table-cell>
              <table:table-cell office:value-type="float" office:value="718">
                <text:p>7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0">
                <text:p>400</text:p>
              </table:table-cell>
              <table:table-cell office:value-type="float" office:value="274">
                <text:p>274</text:p>
              </table:table-cell>
              <table:table-cell office:value-type="float" office:value="739">
                <text:p>7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6">
                <text:p>376</text:p>
              </table:table-cell>
              <table:table-cell office:value-type="float" office:value="260">
                <text:p>260</text:p>
              </table:table-cell>
              <table:table-cell office:value-type="float" office:value="729">
                <text:p>7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6">
                <text:p>386</text:p>
              </table:table-cell>
              <table:table-cell office:value-type="float" office:value="274">
                <text:p>274</text:p>
              </table:table-cell>
              <table:table-cell office:value-type="float" office:value="742">
                <text:p>74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1">
                <text:p>381</text:p>
              </table:table-cell>
              <table:table-cell office:value-type="float" office:value="279">
                <text:p>279</text:p>
              </table:table-cell>
              <table:table-cell office:value-type="float" office:value="691">
                <text:p>6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3">
                <text:p>393</text:p>
              </table:table-cell>
              <table:table-cell office:value-type="float" office:value="266">
                <text:p>266</text:p>
              </table:table-cell>
              <table:table-cell office:value-type="float" office:value="728">
                <text:p>7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9">
                <text:p>389</text:p>
              </table:table-cell>
              <table:table-cell office:value-type="float" office:value="263">
                <text:p>263</text:p>
              </table:table-cell>
              <table:table-cell office:value-type="float" office:value="716">
                <text:p>7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8">
                <text:p>398</text:p>
              </table:table-cell>
              <table:table-cell office:value-type="float" office:value="272">
                <text:p>272</text:p>
              </table:table-cell>
              <table:table-cell office:value-type="float" office:value="724">
                <text:p>7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8">
                <text:p>408</text:p>
              </table:table-cell>
              <table:table-cell office:value-type="float" office:value="273">
                <text:p>273</text:p>
              </table:table-cell>
              <table:table-cell office:value-type="float" office:value="751">
                <text:p>7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1">
                <text:p>391</text:p>
              </table:table-cell>
              <table:table-cell office:value-type="float" office:value="266">
                <text:p>266</text:p>
              </table:table-cell>
              <table:table-cell office:value-type="float" office:value="738">
                <text:p>7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1">
                <text:p>401</text:p>
              </table:table-cell>
              <table:table-cell office:value-type="float" office:value="273">
                <text:p>273</text:p>
              </table:table-cell>
              <table:table-cell office:value-type="float" office:value="730">
                <text:p>7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4">
                <text:p>394</text:p>
              </table:table-cell>
              <table:table-cell office:value-type="float" office:value="267">
                <text:p>267</text:p>
              </table:table-cell>
              <table:table-cell office:value-type="float" office:value="703">
                <text:p>70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2">
                <text:p>382</text:p>
              </table:table-cell>
              <table:table-cell office:value-type="float" office:value="262">
                <text:p>262</text:p>
              </table:table-cell>
              <table:table-cell office:value-type="float" office:value="688">
                <text:p>6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">
                <text:p>380</text:p>
              </table:table-cell>
              <table:table-cell office:value-type="float" office:value="261">
                <text:p>261</text:p>
              </table:table-cell>
              <table:table-cell office:value-type="float" office:value="711">
                <text:p>7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2">
                <text:p>392</text:p>
              </table:table-cell>
              <table:table-cell office:value-type="float" office:value="260">
                <text:p>260</text:p>
              </table:table-cell>
              <table:table-cell office:value-type="float" office:value="713">
                <text:p>7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">
                <text:p>382</text:p>
              </table:table-cell>
              <table:table-cell office:value-type="float" office:value="260">
                <text:p>260</text:p>
              </table:table-cell>
              <table:table-cell office:value-type="float" office:value="691">
                <text:p>6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65">
                <text:p>265</text:p>
              </table:table-cell>
              <table:table-cell office:value-type="float" office:value="702">
                <text:p>7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9">
                <text:p>389</text:p>
              </table:table-cell>
              <table:table-cell office:value-type="float" office:value="265">
                <text:p>265</text:p>
              </table:table-cell>
              <table:table-cell office:value-type="float" office:value="706">
                <text:p>7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2">
                <text:p>392</text:p>
              </table:table-cell>
              <table:table-cell office:value-type="float" office:value="257">
                <text:p>257</text:p>
              </table:table-cell>
              <table:table-cell office:value-type="float" office:value="717">
                <text:p>7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">
                <text:p>386</text:p>
              </table:table-cell>
              <table:table-cell office:value-type="float" office:value="261">
                <text:p>261</text:p>
              </table:table-cell>
              <table:table-cell office:value-type="float" office:value="700">
                <text:p>7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5">
                <text:p>395</text:p>
              </table:table-cell>
              <table:table-cell office:value-type="float" office:value="266">
                <text:p>266</text:p>
              </table:table-cell>
              <table:table-cell office:value-type="float" office:value="723">
                <text:p>7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">
                <text:p>387</text:p>
              </table:table-cell>
              <table:table-cell office:value-type="float" office:value="261">
                <text:p>261</text:p>
              </table:table-cell>
              <table:table-cell office:value-type="float" office:value="709">
                <text:p>7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9">
                <text:p>389</text:p>
              </table:table-cell>
              <table:table-cell office:value-type="float" office:value="269">
                <text:p>269</text:p>
              </table:table-cell>
              <table:table-cell office:value-type="float" office:value="730">
                <text:p>7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1">
                <text:p>391</text:p>
              </table:table-cell>
              <table:table-cell office:value-type="float" office:value="262">
                <text:p>262</text:p>
              </table:table-cell>
              <table:table-cell office:value-type="float" office:value="730">
                <text:p>7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0">
                <text:p>400</text:p>
              </table:table-cell>
              <table:table-cell office:value-type="float" office:value="273">
                <text:p>273</text:p>
              </table:table-cell>
              <table:table-cell office:value-type="float" office:value="728">
                <text:p>7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1">
                <text:p>401</text:p>
              </table:table-cell>
              <table:table-cell office:value-type="float" office:value="273">
                <text:p>273</text:p>
              </table:table-cell>
              <table:table-cell office:value-type="float" office:value="741">
                <text:p>7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5">
                <text:p>375</text:p>
              </table:table-cell>
              <table:table-cell office:value-type="float" office:value="258">
                <text:p>258</text:p>
              </table:table-cell>
              <table:table-cell office:value-type="float" office:value="726">
                <text:p>7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0">
                <text:p>380</text:p>
              </table:table-cell>
              <table:table-cell office:value-type="float" office:value="261">
                <text:p>261</text:p>
              </table:table-cell>
              <table:table-cell office:value-type="float" office:value="730">
                <text:p>7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3">
                <text:p>393</text:p>
              </table:table-cell>
              <table:table-cell office:value-type="float" office:value="265">
                <text:p>265</text:p>
              </table:table-cell>
              <table:table-cell office:value-type="float" office:value="741">
                <text:p>7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3">
                <text:p>393</text:p>
              </table:table-cell>
              <table:table-cell office:value-type="float" office:value="275">
                <text:p>275</text:p>
              </table:table-cell>
              <table:table-cell office:value-type="float" office:value="740">
                <text:p>7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1">
                <text:p>391</text:p>
              </table:table-cell>
              <table:table-cell office:value-type="float" office:value="267">
                <text:p>267</text:p>
              </table:table-cell>
              <table:table-cell office:value-type="float" office:value="742">
                <text:p>7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1">
                <text:p>391</text:p>
              </table:table-cell>
              <table:table-cell office:value-type="float" office:value="272">
                <text:p>272</text:p>
              </table:table-cell>
              <table:table-cell office:value-type="float" office:value="740">
                <text:p>7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1">
                <text:p>401</text:p>
              </table:table-cell>
              <table:table-cell office:value-type="float" office:value="263">
                <text:p>263</text:p>
              </table:table-cell>
              <table:table-cell office:value-type="float" office:value="753">
                <text:p>7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9">
                <text:p>409</text:p>
              </table:table-cell>
              <table:table-cell office:value-type="float" office:value="271">
                <text:p>271</text:p>
              </table:table-cell>
              <table:table-cell office:value-type="float" office:value="759">
                <text:p>7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7">
                <text:p>407</text:p>
              </table:table-cell>
              <table:table-cell office:value-type="float" office:value="269">
                <text:p>269</text:p>
              </table:table-cell>
              <table:table-cell office:value-type="float" office:value="754">
                <text:p>7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1">
                <text:p>401</text:p>
              </table:table-cell>
              <table:table-cell office:value-type="float" office:value="268">
                <text:p>268</text:p>
              </table:table-cell>
              <table:table-cell office:value-type="float" office:value="762">
                <text:p>76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4">
                <text:p>404</text:p>
              </table:table-cell>
              <table:table-cell office:value-type="float" office:value="264">
                <text:p>264</text:p>
              </table:table-cell>
              <table:table-cell office:value-type="float" office:value="745">
                <text:p>7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9">
                <text:p>399</text:p>
              </table:table-cell>
              <table:table-cell office:value-type="float" office:value="265">
                <text:p>265</text:p>
              </table:table-cell>
              <table:table-cell office:value-type="float" office:value="739">
                <text:p>7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5">
                <text:p>395</text:p>
              </table:table-cell>
              <table:table-cell office:value-type="float" office:value="267">
                <text:p>267</text:p>
              </table:table-cell>
              <table:table-cell office:value-type="float" office:value="739">
                <text:p>73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7">
                <text:p>397</text:p>
              </table:table-cell>
              <table:table-cell office:value-type="float" office:value="267">
                <text:p>267</text:p>
              </table:table-cell>
              <table:table-cell office:value-type="float" office:value="734">
                <text:p>7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5">
                <text:p>385</text:p>
              </table:table-cell>
              <table:table-cell office:value-type="float" office:value="265">
                <text:p>265</text:p>
              </table:table-cell>
              <table:table-cell office:value-type="float" office:value="740">
                <text:p>7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5">
                <text:p>385</text:p>
              </table:table-cell>
              <table:table-cell office:value-type="float" office:value="259">
                <text:p>259</text:p>
              </table:table-cell>
              <table:table-cell office:value-type="float" office:value="735">
                <text:p>7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9">
                <text:p>389</text:p>
              </table:table-cell>
              <table:table-cell office:value-type="float" office:value="264">
                <text:p>264</text:p>
              </table:table-cell>
              <table:table-cell office:value-type="float" office:value="729">
                <text:p>7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9">
                <text:p>389</text:p>
              </table:table-cell>
              <table:table-cell office:value-type="float" office:value="261">
                <text:p>261</text:p>
              </table:table-cell>
              <table:table-cell office:value-type="float" office:value="726">
                <text:p>7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53">
                <text:p>253</text:p>
              </table:table-cell>
              <table:table-cell office:value-type="float" office:value="732">
                <text:p>7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2">
                <text:p>392</text:p>
              </table:table-cell>
              <table:table-cell office:value-type="float" office:value="260">
                <text:p>260</text:p>
              </table:table-cell>
              <table:table-cell office:value-type="float" office:value="754">
                <text:p>7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8">
                <text:p>388</text:p>
              </table:table-cell>
              <table:table-cell office:value-type="float" office:value="262">
                <text:p>262</text:p>
              </table:table-cell>
              <table:table-cell office:value-type="float" office:value="742">
                <text:p>7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8">
                <text:p>388</text:p>
              </table:table-cell>
              <table:table-cell office:value-type="float" office:value="272">
                <text:p>272</text:p>
              </table:table-cell>
              <table:table-cell office:value-type="float" office:value="727">
                <text:p>7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7">
                <text:p>387</text:p>
              </table:table-cell>
              <table:table-cell office:value-type="float" office:value="261">
                <text:p>261</text:p>
              </table:table-cell>
              <table:table-cell office:value-type="float" office:value="742">
                <text:p>7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">
                <text:p>389</text:p>
              </table:table-cell>
              <table:table-cell office:value-type="float" office:value="268">
                <text:p>268</text:p>
              </table:table-cell>
              <table:table-cell office:value-type="float" office:value="736">
                <text:p>73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">
                <text:p>392</text:p>
              </table:table-cell>
              <table:table-cell office:value-type="float" office:value="265">
                <text:p>265</text:p>
              </table:table-cell>
              <table:table-cell office:value-type="float" office:value="724">
                <text:p>7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5">
                <text:p>405</text:p>
              </table:table-cell>
              <table:table-cell office:value-type="float" office:value="275">
                <text:p>275</text:p>
              </table:table-cell>
              <table:table-cell office:value-type="float" office:value="751">
                <text:p>7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6">
                <text:p>396</text:p>
              </table:table-cell>
              <table:table-cell office:value-type="float" office:value="269">
                <text:p>269</text:p>
              </table:table-cell>
              <table:table-cell office:value-type="float" office:value="750">
                <text:p>7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7">
                <text:p>407</text:p>
              </table:table-cell>
              <table:table-cell office:value-type="float" office:value="276">
                <text:p>276</text:p>
              </table:table-cell>
              <table:table-cell office:value-type="float" office:value="770">
                <text:p>77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782cm" svg:height="18.439cm" xlink:href=".." xlink:type="simple" chart:class="chart:line" chart:style-name="ch1">
        <chart:title svg:x="14.681cm" svg:y="0.504cm" chart:style-name="ch2">
          <text:p>Nombre d'amers</text:p>
        </chart:title>
        <chart:legend chart:legend-position="end" svg:x="29.057cm" svg:y="8.173cm" style:legend-expansion="high" chart:style-name="ch3"/>
        <chart:plot-area chart:style-name="ch4" table:cell-range-address="'Nb Keypoints'.A1:'Nb Keypoints'.D182" chart:data-source-has-labels="row" svg:x="1.666cm" svg:y="1.651cm" svg:width="26.736cm" svg:height="15.439cm">
          <chartooo:coordinate-region svg:x="2.473cm" svg:y="1.772cm" svg:width="25.603cm" svg:height="14.316cm"/>
          <chart:axis chart:dimension="x" chart:name="primary-x" chart:style-name="ch5">
            <chart:title svg:x="14.434cm" svg:y="17.458cm" chart:style-name="ch6">
              <text:p>Frames</text:p>
            </chart:title>
          </chart:axis>
          <chart:axis chart:dimension="y" chart:name="primary-y" chart:style-name="ch5">
            <chart:title svg:x="0.451cm" svg:y="11.319cm" chart:style-name="ch7">
              <text:p>Nombre de points d'intérêt</text:p>
            </chart:title>
            <chart:grid chart:style-name="ch8" chart:class="major"/>
          </chart:axis>
          <chart:series chart:style-name="ch9" chart:values-cell-range-address="'Nb Keypoints'.A2:'Nb Keypoints'.A182" chart:label-cell-address="'Nb Keypoints'.A1:'Nb Keypoints'.A1" chart:class="chart:line">
            <chart:data-point chart:repeated="181"/>
          </chart:series>
          <chart:series chart:style-name="ch10" chart:values-cell-range-address="'Nb Keypoints'.B2:'Nb Keypoints'.B182" chart:label-cell-address="'Nb Keypoints'.B1:'Nb Keypoints'.B1" chart:class="chart:line">
            <chart:data-point chart:repeated="181"/>
          </chart:series>
          <chart:series chart:style-name="ch11" chart:values-cell-range-address="'Nb Keypoints'.C2:'Nb Keypoints'.C182" chart:label-cell-address="'Nb Keypoints'.C1:'Nb Keypoints'.C1" chart:class="chart:line">
            <chart:data-point chart:repeated="181"/>
          </chart:series>
          <chart:series chart:style-name="ch12" chart:values-cell-range-address="'Nb Keypoints'.D2:'Nb Keypoints'.D182" chart:label-cell-address="'Nb Keypoints'.D1:'Nb Keypoints'.D1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Half</text:p>
                <draw:g>
                  <svg:desc>'Nb Keypoints'.A1:'Nb Keypoints'.A1</svg:desc>
                </draw:g>
              </table:table-cell>
              <table:table-cell office:value-type="string">
                <text:p>D2 Third</text:p>
                <draw:g>
                  <svg:desc>'Nb Keypoints'.B1:'Nb Keypoints'.B1</svg:desc>
                </draw:g>
              </table:table-cell>
              <table:table-cell office:value-type="string">
                <text:p>D2 </text:p>
                <draw:g>
                  <svg:desc>'Nb Keypoints'.C1:'Nb Keypoints'.C1</svg:desc>
                </draw:g>
              </table:table-cell>
              <table:table-cell office:value-type="string">
                <text:p>D2 third low res</text:p>
                <draw:g>
                  <svg:desc>'Nb Keypoints'.D1:'Nb Keypoin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6">
                <text:p>676</text:p>
                <draw:g>
                  <svg:desc>'Nb Keypoints'.A2:'Nb Keypoints'.A182</svg:desc>
                </draw:g>
              </table:table-cell>
              <table:table-cell office:value-type="float" office:value="450">
                <text:p>450</text:p>
                <draw:g>
                  <svg:desc>'Nb Keypoints'.B2:'Nb Keypoints'.B182</svg:desc>
                </draw:g>
              </table:table-cell>
              <table:table-cell office:value-type="float" office:value="1352">
                <text:p>1352</text:p>
                <draw:g>
                  <svg:desc>'Nb Keypoints'.C2:'Nb Keypoints'.C182</svg:desc>
                </draw:g>
              </table:table-cell>
              <table:table-cell office:value-type="float" office:value="235">
                <text:p>235</text:p>
                <draw:g>
                  <svg:desc>'Nb Keypoints'.D2:'Nb Keypoints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1365">
                <text:p>136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2">
                <text:p>682</text:p>
              </table:table-cell>
              <table:table-cell office:value-type="float" office:value="454">
                <text:p>454</text:p>
              </table:table-cell>
              <table:table-cell office:value-type="float" office:value="1364">
                <text:p>13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3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1406">
                <text:p>14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">
                <text:p>703</text:p>
              </table:table-cell>
              <table:table-cell office:value-type="float" office:value="468">
                <text:p>468</text:p>
              </table:table-cell>
              <table:table-cell office:value-type="float" office:value="1392">
                <text:p>13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6">
                <text:p>696</text:p>
              </table:table-cell>
              <table:table-cell office:value-type="float" office:value="439">
                <text:p>439</text:p>
              </table:table-cell>
              <table:table-cell office:value-type="float" office:value="1319">
                <text:p>1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9">
                <text:p>679</text:p>
              </table:table-cell>
              <table:table-cell office:value-type="float" office:value="452">
                <text:p>452</text:p>
              </table:table-cell>
              <table:table-cell office:value-type="float" office:value="1358">
                <text:p>135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5">
                <text:p>695</text:p>
              </table:table-cell>
              <table:table-cell office:value-type="float" office:value="463">
                <text:p>463</text:p>
              </table:table-cell>
              <table:table-cell office:value-type="float" office:value="1390">
                <text:p>13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5">
                <text:p>675</text:p>
              </table:table-cell>
              <table:table-cell office:value-type="float" office:value="450">
                <text:p>450</text:p>
              </table:table-cell>
              <table:table-cell office:value-type="float" office:value="1350">
                <text:p>13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">
                <text:p>686</text:p>
              </table:table-cell>
              <table:table-cell office:value-type="float" office:value="457">
                <text:p>457</text:p>
              </table:table-cell>
              <table:table-cell office:value-type="float" office:value="1371">
                <text:p>137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8">
                <text:p>668</text:p>
              </table:table-cell>
              <table:table-cell office:value-type="float" office:value="445">
                <text:p>445</text:p>
              </table:table-cell>
              <table:table-cell office:value-type="float" office:value="1335">
                <text:p>133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7">
                <text:p>687</text:p>
              </table:table-cell>
              <table:table-cell office:value-type="float" office:value="457">
                <text:p>457</text:p>
              </table:table-cell>
              <table:table-cell office:value-type="float" office:value="1373">
                <text:p>137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7">
                <text:p>667</text:p>
              </table:table-cell>
              <table:table-cell office:value-type="float" office:value="444">
                <text:p>444</text:p>
              </table:table-cell>
              <table:table-cell office:value-type="float" office:value="1333">
                <text:p>13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440">
                <text:p>440</text:p>
              </table:table-cell>
              <table:table-cell office:value-type="float" office:value="1320">
                <text:p>13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2">
                <text:p>662</text:p>
              </table:table-cell>
              <table:table-cell office:value-type="float" office:value="441">
                <text:p>441</text:p>
              </table:table-cell>
              <table:table-cell office:value-type="float" office:value="1323">
                <text:p>13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5">
                <text:p>645</text:p>
              </table:table-cell>
              <table:table-cell office:value-type="float" office:value="430">
                <text:p>430</text:p>
              </table:table-cell>
              <table:table-cell office:value-type="float" office:value="1290">
                <text:p>12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9">
                <text:p>669</text:p>
              </table:table-cell>
              <table:table-cell office:value-type="float" office:value="445">
                <text:p>445</text:p>
              </table:table-cell>
              <table:table-cell office:value-type="float" office:value="1337">
                <text:p>133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3">
                <text:p>663</text:p>
              </table:table-cell>
              <table:table-cell office:value-type="float" office:value="442">
                <text:p>442</text:p>
              </table:table-cell>
              <table:table-cell office:value-type="float" office:value="1326">
                <text:p>132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8">
                <text:p>658</text:p>
              </table:table-cell>
              <table:table-cell office:value-type="float" office:value="438">
                <text:p>438</text:p>
              </table:table-cell>
              <table:table-cell office:value-type="float" office:value="1315">
                <text:p>13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7">
                <text:p>647</text:p>
              </table:table-cell>
              <table:table-cell office:value-type="float" office:value="431">
                <text:p>431</text:p>
              </table:table-cell>
              <table:table-cell office:value-type="float" office:value="1293">
                <text:p>12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9">
                <text:p>689</text:p>
              </table:table-cell>
              <table:table-cell office:value-type="float" office:value="459">
                <text:p>459</text:p>
              </table:table-cell>
              <table:table-cell office:value-type="float" office:value="1377">
                <text:p>13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">
                <text:p>641</text:p>
              </table:table-cell>
              <table:table-cell office:value-type="float" office:value="427">
                <text:p>427</text:p>
              </table:table-cell>
              <table:table-cell office:value-type="float" office:value="1281">
                <text:p>12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">
                <text:p>648</text:p>
              </table:table-cell>
              <table:table-cell office:value-type="float" office:value="431">
                <text:p>431</text:p>
              </table:table-cell>
              <table:table-cell office:value-type="float" office:value="1295">
                <text:p>12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1">
                <text:p>641</text:p>
              </table:table-cell>
              <table:table-cell office:value-type="float" office:value="427">
                <text:p>427</text:p>
              </table:table-cell>
              <table:table-cell office:value-type="float" office:value="1281">
                <text:p>128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4">
                <text:p>634</text:p>
              </table:table-cell>
              <table:table-cell office:value-type="float" office:value="422">
                <text:p>422</text:p>
              </table:table-cell>
              <table:table-cell office:value-type="float" office:value="1267">
                <text:p>12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6">
                <text:p>656</text:p>
              </table:table-cell>
              <table:table-cell office:value-type="float" office:value="437">
                <text:p>437</text:p>
              </table:table-cell>
              <table:table-cell office:value-type="float" office:value="1311">
                <text:p>13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7">
                <text:p>667</text:p>
              </table:table-cell>
              <table:table-cell office:value-type="float" office:value="444">
                <text:p>444</text:p>
              </table:table-cell>
              <table:table-cell office:value-type="float" office:value="1334">
                <text:p>13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">
                <text:p>675</text:p>
              </table:table-cell>
              <table:table-cell office:value-type="float" office:value="450">
                <text:p>450</text:p>
              </table:table-cell>
              <table:table-cell office:value-type="float" office:value="1350">
                <text:p>13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5">
                <text:p>655</text:p>
              </table:table-cell>
              <table:table-cell office:value-type="float" office:value="436">
                <text:p>436</text:p>
              </table:table-cell>
              <table:table-cell office:value-type="float" office:value="1310">
                <text:p>13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7">
                <text:p>647</text:p>
              </table:table-cell>
              <table:table-cell office:value-type="float" office:value="431">
                <text:p>431</text:p>
              </table:table-cell>
              <table:table-cell office:value-type="float" office:value="1294">
                <text:p>12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8">
                <text:p>648</text:p>
              </table:table-cell>
              <table:table-cell office:value-type="float" office:value="431">
                <text:p>431</text:p>
              </table:table-cell>
              <table:table-cell office:value-type="float" office:value="1295">
                <text:p>12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49">
                <text:p>12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7">
                <text:p>677</text:p>
              </table:table-cell>
              <table:table-cell office:value-type="float" office:value="451">
                <text:p>451</text:p>
              </table:table-cell>
              <table:table-cell office:value-type="float" office:value="1354">
                <text:p>135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3">
                <text:p>643</text:p>
              </table:table-cell>
              <table:table-cell office:value-type="float" office:value="428">
                <text:p>428</text:p>
              </table:table-cell>
              <table:table-cell office:value-type="float" office:value="1285">
                <text:p>128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">
                <text:p>666</text:p>
              </table:table-cell>
              <table:table-cell office:value-type="float" office:value="444">
                <text:p>444</text:p>
              </table:table-cell>
              <table:table-cell office:value-type="float" office:value="1332">
                <text:p>13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1">
                <text:p>641</text:p>
              </table:table-cell>
              <table:table-cell office:value-type="float" office:value="427">
                <text:p>427</text:p>
              </table:table-cell>
              <table:table-cell office:value-type="float" office:value="1282">
                <text:p>128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7">
                <text:p>627</text:p>
              </table:table-cell>
              <table:table-cell office:value-type="float" office:value="417">
                <text:p>417</text:p>
              </table:table-cell>
              <table:table-cell office:value-type="float" office:value="1253">
                <text:p>12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0">
                <text:p>630</text:p>
              </table:table-cell>
              <table:table-cell office:value-type="float" office:value="419">
                <text:p>419</text:p>
              </table:table-cell>
              <table:table-cell office:value-type="float" office:value="1259">
                <text:p>125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1258">
                <text:p>125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9">
                <text:p>619</text:p>
              </table:table-cell>
              <table:table-cell office:value-type="float" office:value="412">
                <text:p>412</text:p>
              </table:table-cell>
              <table:table-cell office:value-type="float" office:value="1238">
                <text:p>123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7">
                <text:p>627</text:p>
              </table:table-cell>
              <table:table-cell office:value-type="float" office:value="418">
                <text:p>418</text:p>
              </table:table-cell>
              <table:table-cell office:value-type="float" office:value="1254">
                <text:p>125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8">
                <text:p>628</text:p>
              </table:table-cell>
              <table:table-cell office:value-type="float" office:value="418">
                <text:p>418</text:p>
              </table:table-cell>
              <table:table-cell office:value-type="float" office:value="1255">
                <text:p>12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2">
                <text:p>652</text:p>
              </table:table-cell>
              <table:table-cell office:value-type="float" office:value="434">
                <text:p>434</text:p>
              </table:table-cell>
              <table:table-cell office:value-type="float" office:value="1303">
                <text:p>130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0">
                <text:p>640</text:p>
              </table:table-cell>
              <table:table-cell office:value-type="float" office:value="426">
                <text:p>426</text:p>
              </table:table-cell>
              <table:table-cell office:value-type="float" office:value="1280">
                <text:p>12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4">
                <text:p>12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3">
                <text:p>12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4">
                <text:p>644</text:p>
              </table:table-cell>
              <table:table-cell office:value-type="float" office:value="429">
                <text:p>429</text:p>
              </table:table-cell>
              <table:table-cell office:value-type="float" office:value="1287">
                <text:p>128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2">
                <text:p>662</text:p>
              </table:table-cell>
              <table:table-cell office:value-type="float" office:value="441">
                <text:p>441</text:p>
              </table:table-cell>
              <table:table-cell office:value-type="float" office:value="1323">
                <text:p>132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8">
                <text:p>638</text:p>
              </table:table-cell>
              <table:table-cell office:value-type="float" office:value="425">
                <text:p>425</text:p>
              </table:table-cell>
              <table:table-cell office:value-type="float" office:value="1275">
                <text:p>127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4">
                <text:p>127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9">
                <text:p>669</text:p>
              </table:table-cell>
              <table:table-cell office:value-type="float" office:value="446">
                <text:p>446</text:p>
              </table:table-cell>
              <table:table-cell office:value-type="float" office:value="1338">
                <text:p>13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5">
                <text:p>655</text:p>
              </table:table-cell>
              <table:table-cell office:value-type="float" office:value="436">
                <text:p>436</text:p>
              </table:table-cell>
              <table:table-cell office:value-type="float" office:value="1310">
                <text:p>13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4">
                <text:p>654</text:p>
              </table:table-cell>
              <table:table-cell office:value-type="float" office:value="435">
                <text:p>435</text:p>
              </table:table-cell>
              <table:table-cell office:value-type="float" office:value="1307">
                <text:p>130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4">
                <text:p>664</text:p>
              </table:table-cell>
              <table:table-cell office:value-type="float" office:value="442">
                <text:p>442</text:p>
              </table:table-cell>
              <table:table-cell office:value-type="float" office:value="1328">
                <text:p>132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">
                <text:p>642</text:p>
              </table:table-cell>
              <table:table-cell office:value-type="float" office:value="427">
                <text:p>427</text:p>
              </table:table-cell>
              <table:table-cell office:value-type="float" office:value="1283">
                <text:p>128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">
                <text:p>657</text:p>
              </table:table-cell>
              <table:table-cell office:value-type="float" office:value="437">
                <text:p>437</text:p>
              </table:table-cell>
              <table:table-cell office:value-type="float" office:value="1313">
                <text:p>13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7">
                <text:p>677</text:p>
              </table:table-cell>
              <table:table-cell office:value-type="float" office:value="451">
                <text:p>451</text:p>
              </table:table-cell>
              <table:table-cell office:value-type="float" office:value="1353">
                <text:p>13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  <table:table-cell office:value-type="float" office:value="1306">
                <text:p>130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6">
                <text:p>646</text:p>
              </table:table-cell>
              <table:table-cell office:value-type="float" office:value="430">
                <text:p>430</text:p>
              </table:table-cell>
              <table:table-cell office:value-type="float" office:value="1292">
                <text:p>12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449">
                <text:p>449</text:p>
              </table:table-cell>
              <table:table-cell office:value-type="float" office:value="1349">
                <text:p>13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7">
                <text:p>657</text:p>
              </table:table-cell>
              <table:table-cell office:value-type="float" office:value="438">
                <text:p>438</text:p>
              </table:table-cell>
              <table:table-cell office:value-type="float" office:value="1314">
                <text:p>131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2">
                <text:p>652</text:p>
              </table:table-cell>
              <table:table-cell office:value-type="float" office:value="434">
                <text:p>434</text:p>
              </table:table-cell>
              <table:table-cell office:value-type="float" office:value="1303">
                <text:p>13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6">
                <text:p>666</text:p>
              </table:table-cell>
              <table:table-cell office:value-type="float" office:value="443">
                <text:p>443</text:p>
              </table:table-cell>
              <table:table-cell office:value-type="float" office:value="1331">
                <text:p>13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8">
                <text:p>648</text:p>
              </table:table-cell>
              <table:table-cell office:value-type="float" office:value="432">
                <text:p>432</text:p>
              </table:table-cell>
              <table:table-cell office:value-type="float" office:value="1296">
                <text:p>129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4">
                <text:p>127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2">
                <text:p>632</text:p>
              </table:table-cell>
              <table:table-cell office:value-type="float" office:value="421">
                <text:p>421</text:p>
              </table:table-cell>
              <table:table-cell office:value-type="float" office:value="1263">
                <text:p>126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1257">
                <text:p>12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1">
                <text:p>651</text:p>
              </table:table-cell>
              <table:table-cell office:value-type="float" office:value="434">
                <text:p>434</text:p>
              </table:table-cell>
              <table:table-cell office:value-type="float" office:value="1302">
                <text:p>13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">
                <text:p>656</text:p>
              </table:table-cell>
              <table:table-cell office:value-type="float" office:value="437">
                <text:p>437</text:p>
              </table:table-cell>
              <table:table-cell office:value-type="float" office:value="1312">
                <text:p>131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  <table:table-cell office:value-type="float" office:value="1305">
                <text:p>13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7">
                <text:p>647</text:p>
              </table:table-cell>
              <table:table-cell office:value-type="float" office:value="431">
                <text:p>431</text:p>
              </table:table-cell>
              <table:table-cell office:value-type="float" office:value="1293">
                <text:p>129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1">
                <text:p>631</text:p>
              </table:table-cell>
              <table:table-cell office:value-type="float" office:value="420">
                <text:p>420</text:p>
              </table:table-cell>
              <table:table-cell office:value-type="float" office:value="1262">
                <text:p>12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5">
                <text:p>645</text:p>
              </table:table-cell>
              <table:table-cell office:value-type="float" office:value="429">
                <text:p>429</text:p>
              </table:table-cell>
              <table:table-cell office:value-type="float" office:value="1289">
                <text:p>12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1">
                <text:p>641</text:p>
              </table:table-cell>
              <table:table-cell office:value-type="float" office:value="427">
                <text:p>427</text:p>
              </table:table-cell>
              <table:table-cell office:value-type="float" office:value="1282">
                <text:p>12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0">
                <text:p>660</text:p>
              </table:table-cell>
              <table:table-cell office:value-type="float" office:value="439">
                <text:p>439</text:p>
              </table:table-cell>
              <table:table-cell office:value-type="float" office:value="1319">
                <text:p>13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6">
                <text:p>636</text:p>
              </table:table-cell>
              <table:table-cell office:value-type="float" office:value="424">
                <text:p>424</text:p>
              </table:table-cell>
              <table:table-cell office:value-type="float" office:value="1272">
                <text:p>12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0">
                <text:p>660</text:p>
              </table:table-cell>
              <table:table-cell office:value-type="float" office:value="440">
                <text:p>440</text:p>
              </table:table-cell>
              <table:table-cell office:value-type="float" office:value="1320">
                <text:p>13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9">
                <text:p>639</text:p>
              </table:table-cell>
              <table:table-cell office:value-type="float" office:value="425">
                <text:p>425</text:p>
              </table:table-cell>
              <table:table-cell office:value-type="float" office:value="1277">
                <text:p>127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2">
                <text:p>672</text:p>
              </table:table-cell>
              <table:table-cell office:value-type="float" office:value="447">
                <text:p>447</text:p>
              </table:table-cell>
              <table:table-cell office:value-type="float" office:value="1343">
                <text:p>134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9">
                <text:p>609</text:p>
              </table:table-cell>
              <table:table-cell office:value-type="float" office:value="406">
                <text:p>406</text:p>
              </table:table-cell>
              <table:table-cell office:value-type="float" office:value="1218">
                <text:p>121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1270">
                <text:p>12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9">
                <text:p>649</text:p>
              </table:table-cell>
              <table:table-cell office:value-type="float" office:value="432">
                <text:p>432</text:p>
              </table:table-cell>
              <table:table-cell office:value-type="float" office:value="1298">
                <text:p>12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1">
                <text:p>1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1257">
                <text:p>1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">
                <text:p>640</text:p>
              </table:table-cell>
              <table:table-cell office:value-type="float" office:value="426">
                <text:p>426</text:p>
              </table:table-cell>
              <table:table-cell office:value-type="float" office:value="1279">
                <text:p>127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413">
                <text:p>413</text:p>
              </table:table-cell>
              <table:table-cell office:value-type="float" office:value="1240">
                <text:p>1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7">
                <text:p>617</text:p>
              </table:table-cell>
              <table:table-cell office:value-type="float" office:value="411">
                <text:p>411</text:p>
              </table:table-cell>
              <table:table-cell office:value-type="float" office:value="1233">
                <text:p>123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0">
                <text:p>610</text:p>
              </table:table-cell>
              <table:table-cell office:value-type="float" office:value="406">
                <text:p>406</text:p>
              </table:table-cell>
              <table:table-cell office:value-type="float" office:value="1220">
                <text:p>12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49">
                <text:p>12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3">
                <text:p>673</text:p>
              </table:table-cell>
              <table:table-cell office:value-type="float" office:value="448">
                <text:p>448</text:p>
              </table:table-cell>
              <table:table-cell office:value-type="float" office:value="1346">
                <text:p>134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8">
                <text:p>648</text:p>
              </table:table-cell>
              <table:table-cell office:value-type="float" office:value="431">
                <text:p>431</text:p>
              </table:table-cell>
              <table:table-cell office:value-type="float" office:value="1295">
                <text:p>12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8">
                <text:p>638</text:p>
              </table:table-cell>
              <table:table-cell office:value-type="float" office:value="425">
                <text:p>425</text:p>
              </table:table-cell>
              <table:table-cell office:value-type="float" office:value="1275">
                <text:p>12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3">
                <text:p>623</text:p>
              </table:table-cell>
              <table:table-cell office:value-type="float" office:value="415">
                <text:p>415</text:p>
              </table:table-cell>
              <table:table-cell office:value-type="float" office:value="1246">
                <text:p>124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2">
                <text:p>125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8">
                <text:p>628</text:p>
              </table:table-cell>
              <table:table-cell office:value-type="float" office:value="418">
                <text:p>418</text:p>
              </table:table-cell>
              <table:table-cell office:value-type="float" office:value="1255">
                <text:p>125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1269">
                <text:p>126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  <table:table-cell office:value-type="float" office:value="1305">
                <text:p>130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0">
                <text:p>620</text:p>
              </table:table-cell>
              <table:table-cell office:value-type="float" office:value="413">
                <text:p>413</text:p>
              </table:table-cell>
              <table:table-cell office:value-type="float" office:value="1240">
                <text:p>12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3">
                <text:p>12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0">
                <text:p>630</text:p>
              </table:table-cell>
              <table:table-cell office:value-type="float" office:value="419">
                <text:p>419</text:p>
              </table:table-cell>
              <table:table-cell office:value-type="float" office:value="1259">
                <text:p>125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1">
                <text:p>621</text:p>
              </table:table-cell>
              <table:table-cell office:value-type="float" office:value="413">
                <text:p>413</text:p>
              </table:table-cell>
              <table:table-cell office:value-type="float" office:value="1241">
                <text:p>12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2">
                <text:p>632</text:p>
              </table:table-cell>
              <table:table-cell office:value-type="float" office:value="421">
                <text:p>421</text:p>
              </table:table-cell>
              <table:table-cell office:value-type="float" office:value="1264">
                <text:p>12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6">
                <text:p>616</text:p>
              </table:table-cell>
              <table:table-cell office:value-type="float" office:value="410">
                <text:p>410</text:p>
              </table:table-cell>
              <table:table-cell office:value-type="float" office:value="1232">
                <text:p>12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">
                <text:p>615</text:p>
              </table:table-cell>
              <table:table-cell office:value-type="float" office:value="410">
                <text:p>410</text:p>
              </table:table-cell>
              <table:table-cell office:value-type="float" office:value="1230">
                <text:p>12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8">
                <text:p>618</text:p>
              </table:table-cell>
              <table:table-cell office:value-type="float" office:value="411">
                <text:p>411</text:p>
              </table:table-cell>
              <table:table-cell office:value-type="float" office:value="1235">
                <text:p>123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5">
                <text:p>615</text:p>
              </table:table-cell>
              <table:table-cell office:value-type="float" office:value="410">
                <text:p>410</text:p>
              </table:table-cell>
              <table:table-cell office:value-type="float" office:value="1230">
                <text:p>12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49">
                <text:p>1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1">
                <text:p>651</text:p>
              </table:table-cell>
              <table:table-cell office:value-type="float" office:value="433">
                <text:p>433</text:p>
              </table:table-cell>
              <table:table-cell office:value-type="float" office:value="1301">
                <text:p>130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1">
                <text:p>651</text:p>
              </table:table-cell>
              <table:table-cell office:value-type="float" office:value="434">
                <text:p>434</text:p>
              </table:table-cell>
              <table:table-cell office:value-type="float" office:value="1302">
                <text:p>13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1">
                <text:p>661</text:p>
              </table:table-cell>
              <table:table-cell office:value-type="float" office:value="440">
                <text:p>440</text:p>
              </table:table-cell>
              <table:table-cell office:value-type="float" office:value="1321">
                <text:p>13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6">
                <text:p>646</text:p>
              </table:table-cell>
              <table:table-cell office:value-type="float" office:value="430">
                <text:p>430</text:p>
              </table:table-cell>
              <table:table-cell office:value-type="float" office:value="1292">
                <text:p>12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2">
                <text:p>622</text:p>
              </table:table-cell>
              <table:table-cell office:value-type="float" office:value="414">
                <text:p>414</text:p>
              </table:table-cell>
              <table:table-cell office:value-type="float" office:value="1243">
                <text:p>1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1270">
                <text:p>12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3">
                <text:p>127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4">
                <text:p>614</text:p>
              </table:table-cell>
              <table:table-cell office:value-type="float" office:value="409">
                <text:p>409</text:p>
              </table:table-cell>
              <table:table-cell office:value-type="float" office:value="1227">
                <text:p>12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1270">
                <text:p>12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1">
                <text:p>611</text:p>
              </table:table-cell>
              <table:table-cell office:value-type="float" office:value="407">
                <text:p>407</text:p>
              </table:table-cell>
              <table:table-cell office:value-type="float" office:value="1222">
                <text:p>1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5">
                <text:p>605</text:p>
              </table:table-cell>
              <table:table-cell office:value-type="float" office:value="403">
                <text:p>403</text:p>
              </table:table-cell>
              <table:table-cell office:value-type="float" office:value="1210">
                <text:p>12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0">
                <text:p>640</text:p>
              </table:table-cell>
              <table:table-cell office:value-type="float" office:value="426">
                <text:p>426</text:p>
              </table:table-cell>
              <table:table-cell office:value-type="float" office:value="1279">
                <text:p>12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0">
                <text:p>630</text:p>
              </table:table-cell>
              <table:table-cell office:value-type="float" office:value="419">
                <text:p>419</text:p>
              </table:table-cell>
              <table:table-cell office:value-type="float" office:value="1259">
                <text:p>125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4">
                <text:p>634</text:p>
              </table:table-cell>
              <table:table-cell office:value-type="float" office:value="422">
                <text:p>422</text:p>
              </table:table-cell>
              <table:table-cell office:value-type="float" office:value="1267">
                <text:p>12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7">
                <text:p>627</text:p>
              </table:table-cell>
              <table:table-cell office:value-type="float" office:value="417">
                <text:p>417</text:p>
              </table:table-cell>
              <table:table-cell office:value-type="float" office:value="1253">
                <text:p>125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4">
                <text:p>644</text:p>
              </table:table-cell>
              <table:table-cell office:value-type="float" office:value="429">
                <text:p>429</text:p>
              </table:table-cell>
              <table:table-cell office:value-type="float" office:value="1287">
                <text:p>128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2">
                <text:p>652</text:p>
              </table:table-cell>
              <table:table-cell office:value-type="float" office:value="434">
                <text:p>434</text:p>
              </table:table-cell>
              <table:table-cell office:value-type="float" office:value="1304">
                <text:p>13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1">
                <text:p>631</text:p>
              </table:table-cell>
              <table:table-cell office:value-type="float" office:value="420">
                <text:p>420</text:p>
              </table:table-cell>
              <table:table-cell office:value-type="float" office:value="1262">
                <text:p>12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50">
                <text:p>12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4">
                <text:p>644</text:p>
              </table:table-cell>
              <table:table-cell office:value-type="float" office:value="429">
                <text:p>429</text:p>
              </table:table-cell>
              <table:table-cell office:value-type="float" office:value="1288">
                <text:p>1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1258">
                <text:p>125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429">
                <text:p>429</text:p>
              </table:table-cell>
              <table:table-cell office:value-type="float" office:value="1289">
                <text:p>12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0">
                <text:p>640</text:p>
              </table:table-cell>
              <table:table-cell office:value-type="float" office:value="426">
                <text:p>426</text:p>
              </table:table-cell>
              <table:table-cell office:value-type="float" office:value="1280">
                <text:p>12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6">
                <text:p>646</text:p>
              </table:table-cell>
              <table:table-cell office:value-type="float" office:value="430">
                <text:p>430</text:p>
              </table:table-cell>
              <table:table-cell office:value-type="float" office:value="1292">
                <text:p>12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8">
                <text:p>638</text:p>
              </table:table-cell>
              <table:table-cell office:value-type="float" office:value="425">
                <text:p>425</text:p>
              </table:table-cell>
              <table:table-cell office:value-type="float" office:value="1275">
                <text:p>127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9">
                <text:p>629</text:p>
              </table:table-cell>
              <table:table-cell office:value-type="float" office:value="419">
                <text:p>419</text:p>
              </table:table-cell>
              <table:table-cell office:value-type="float" office:value="1257">
                <text:p>125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2">
                <text:p>622</text:p>
              </table:table-cell>
              <table:table-cell office:value-type="float" office:value="414">
                <text:p>414</text:p>
              </table:table-cell>
              <table:table-cell office:value-type="float" office:value="1243">
                <text:p>12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1">
                <text:p>631</text:p>
              </table:table-cell>
              <table:table-cell office:value-type="float" office:value="420">
                <text:p>420</text:p>
              </table:table-cell>
              <table:table-cell office:value-type="float" office:value="1262">
                <text:p>12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6">
                <text:p>636</text:p>
              </table:table-cell>
              <table:table-cell office:value-type="float" office:value="424">
                <text:p>424</text:p>
              </table:table-cell>
              <table:table-cell office:value-type="float" office:value="1272">
                <text:p>127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8">
                <text:p>628</text:p>
              </table:table-cell>
              <table:table-cell office:value-type="float" office:value="418">
                <text:p>418</text:p>
              </table:table-cell>
              <table:table-cell office:value-type="float" office:value="1255">
                <text:p>125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0">
                <text:p>630</text:p>
              </table:table-cell>
              <table:table-cell office:value-type="float" office:value="419">
                <text:p>419</text:p>
              </table:table-cell>
              <table:table-cell office:value-type="float" office:value="1259">
                <text:p>125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8">
                <text:p>618</text:p>
              </table:table-cell>
              <table:table-cell office:value-type="float" office:value="412">
                <text:p>412</text:p>
              </table:table-cell>
              <table:table-cell office:value-type="float" office:value="1236">
                <text:p>123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0">
                <text:p>630</text:p>
              </table:table-cell>
              <table:table-cell office:value-type="float" office:value="420">
                <text:p>420</text:p>
              </table:table-cell>
              <table:table-cell office:value-type="float" office:value="1260">
                <text:p>12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9">
                <text:p>619</text:p>
              </table:table-cell>
              <table:table-cell office:value-type="float" office:value="412">
                <text:p>412</text:p>
              </table:table-cell>
              <table:table-cell office:value-type="float" office:value="1237">
                <text:p>123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1">
                <text:p>12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4">
                <text:p>614</text:p>
              </table:table-cell>
              <table:table-cell office:value-type="float" office:value="409">
                <text:p>409</text:p>
              </table:table-cell>
              <table:table-cell office:value-type="float" office:value="1227">
                <text:p>12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4">
                <text:p>614</text:p>
              </table:table-cell>
              <table:table-cell office:value-type="float" office:value="409">
                <text:p>409</text:p>
              </table:table-cell>
              <table:table-cell office:value-type="float" office:value="1227">
                <text:p>12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7">
                <text:p>627</text:p>
              </table:table-cell>
              <table:table-cell office:value-type="float" office:value="417">
                <text:p>417</text:p>
              </table:table-cell>
              <table:table-cell office:value-type="float" office:value="1253">
                <text:p>125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6">
                <text:p>636</text:p>
              </table:table-cell>
              <table:table-cell office:value-type="float" office:value="423">
                <text:p>423</text:p>
              </table:table-cell>
              <table:table-cell office:value-type="float" office:value="1271">
                <text:p>127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6">
                <text:p>616</text:p>
              </table:table-cell>
              <table:table-cell office:value-type="float" office:value="410">
                <text:p>410</text:p>
              </table:table-cell>
              <table:table-cell office:value-type="float" office:value="1231">
                <text:p>12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1">
                <text:p>125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1">
                <text:p>621</text:p>
              </table:table-cell>
              <table:table-cell office:value-type="float" office:value="414">
                <text:p>414</text:p>
              </table:table-cell>
              <table:table-cell office:value-type="float" office:value="1242">
                <text:p>12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2">
                <text:p>622</text:p>
              </table:table-cell>
              <table:table-cell office:value-type="float" office:value="414">
                <text:p>414</text:p>
              </table:table-cell>
              <table:table-cell office:value-type="float" office:value="1243">
                <text:p>124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49">
                <text:p>12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1">
                <text:p>621</text:p>
              </table:table-cell>
              <table:table-cell office:value-type="float" office:value="414">
                <text:p>414</text:p>
              </table:table-cell>
              <table:table-cell office:value-type="float" office:value="1242">
                <text:p>124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3">
                <text:p>623</text:p>
              </table:table-cell>
              <table:table-cell office:value-type="float" office:value="415">
                <text:p>415</text:p>
              </table:table-cell>
              <table:table-cell office:value-type="float" office:value="1246">
                <text:p>124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9">
                <text:p>609</text:p>
              </table:table-cell>
              <table:table-cell office:value-type="float" office:value="406">
                <text:p>406</text:p>
              </table:table-cell>
              <table:table-cell office:value-type="float" office:value="1218">
                <text:p>121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22">
                <text:p>622</text:p>
              </table:table-cell>
              <table:table-cell office:value-type="float" office:value="414">
                <text:p>414</text:p>
              </table:table-cell>
              <table:table-cell office:value-type="float" office:value="1243">
                <text:p>124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6">
                <text:p>616</text:p>
              </table:table-cell>
              <table:table-cell office:value-type="float" office:value="410">
                <text:p>410</text:p>
              </table:table-cell>
              <table:table-cell office:value-type="float" office:value="1232">
                <text:p>12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7">
                <text:p>617</text:p>
              </table:table-cell>
              <table:table-cell office:value-type="float" office:value="411">
                <text:p>411</text:p>
              </table:table-cell>
              <table:table-cell office:value-type="float" office:value="1234">
                <text:p>123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7">
                <text:p>627</text:p>
              </table:table-cell>
              <table:table-cell office:value-type="float" office:value="418">
                <text:p>418</text:p>
              </table:table-cell>
              <table:table-cell office:value-type="float" office:value="1254">
                <text:p>125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0">
                <text:p>630</text:p>
              </table:table-cell>
              <table:table-cell office:value-type="float" office:value="420">
                <text:p>420</text:p>
              </table:table-cell>
              <table:table-cell office:value-type="float" office:value="1260">
                <text:p>12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3">
                <text:p>633</text:p>
              </table:table-cell>
              <table:table-cell office:value-type="float" office:value="422">
                <text:p>422</text:p>
              </table:table-cell>
              <table:table-cell office:value-type="float" office:value="1266">
                <text:p>126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7">
                <text:p>637</text:p>
              </table:table-cell>
              <table:table-cell office:value-type="float" office:value="424">
                <text:p>424</text:p>
              </table:table-cell>
              <table:table-cell office:value-type="float" office:value="1274">
                <text:p>127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6">
                <text:p>646</text:p>
              </table:table-cell>
              <table:table-cell office:value-type="float" office:value="430">
                <text:p>430</text:p>
              </table:table-cell>
              <table:table-cell office:value-type="float" office:value="1292">
                <text:p>129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5">
                <text:p>635</text:p>
              </table:table-cell>
              <table:table-cell office:value-type="float" office:value="423">
                <text:p>423</text:p>
              </table:table-cell>
              <table:table-cell office:value-type="float" office:value="1269">
                <text:p>12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8">
                <text:p>638</text:p>
              </table:table-cell>
              <table:table-cell office:value-type="float" office:value="425">
                <text:p>425</text:p>
              </table:table-cell>
              <table:table-cell office:value-type="float" office:value="1276">
                <text:p>12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9">
                <text:p>619</text:p>
              </table:table-cell>
              <table:table-cell office:value-type="float" office:value="412">
                <text:p>412</text:p>
              </table:table-cell>
              <table:table-cell office:value-type="float" office:value="1237">
                <text:p>123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4">
                <text:p>634</text:p>
              </table:table-cell>
              <table:table-cell office:value-type="float" office:value="422">
                <text:p>422</text:p>
              </table:table-cell>
              <table:table-cell office:value-type="float" office:value="1267">
                <text:p>126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2">
                <text:p>632</text:p>
              </table:table-cell>
              <table:table-cell office:value-type="float" office:value="421">
                <text:p>421</text:p>
              </table:table-cell>
              <table:table-cell office:value-type="float" office:value="1264">
                <text:p>12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4">
                <text:p>624</text:p>
              </table:table-cell>
              <table:table-cell office:value-type="float" office:value="415">
                <text:p>415</text:p>
              </table:table-cell>
              <table:table-cell office:value-type="float" office:value="1247">
                <text:p>12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2">
                <text:p>612</text:p>
              </table:table-cell>
              <table:table-cell office:value-type="float" office:value="408">
                <text:p>408</text:p>
              </table:table-cell>
              <table:table-cell office:value-type="float" office:value="1224">
                <text:p>1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9">
                <text:p>609</text:p>
              </table:table-cell>
              <table:table-cell office:value-type="float" office:value="405">
                <text:p>405</text:p>
              </table:table-cell>
              <table:table-cell office:value-type="float" office:value="1217">
                <text:p>12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0">
                <text:p>610</text:p>
              </table:table-cell>
              <table:table-cell office:value-type="float" office:value="406">
                <text:p>406</text:p>
              </table:table-cell>
              <table:table-cell office:value-type="float" office:value="1219">
                <text:p>121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2">
                <text:p>612</text:p>
              </table:table-cell>
              <table:table-cell office:value-type="float" office:value="407">
                <text:p>407</text:p>
              </table:table-cell>
              <table:table-cell office:value-type="float" office:value="1223">
                <text:p>12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3">
                <text:p>623</text:p>
              </table:table-cell>
              <table:table-cell office:value-type="float" office:value="415">
                <text:p>415</text:p>
              </table:table-cell>
              <table:table-cell office:value-type="float" office:value="1246">
                <text:p>12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2">
                <text:p>12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8">
                <text:p>638</text:p>
              </table:table-cell>
              <table:table-cell office:value-type="float" office:value="425">
                <text:p>425</text:p>
              </table:table-cell>
              <table:table-cell office:value-type="float" office:value="1275">
                <text:p>12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5">
                <text:p>615</text:p>
              </table:table-cell>
              <table:table-cell office:value-type="float" office:value="410">
                <text:p>410</text:p>
              </table:table-cell>
              <table:table-cell office:value-type="float" office:value="1230">
                <text:p>1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6">
                <text:p>626</text:p>
              </table:table-cell>
              <table:table-cell office:value-type="float" office:value="417">
                <text:p>417</text:p>
              </table:table-cell>
              <table:table-cell office:value-type="float" office:value="1252">
                <text:p>125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0">
                <text:p>600</text:p>
              </table:table-cell>
              <table:table-cell office:value-type="float" office:value="399">
                <text:p>399</text:p>
              </table:table-cell>
              <table:table-cell office:value-type="float" office:value="1199">
                <text:p>11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6">
                <text:p>616</text:p>
              </table:table-cell>
              <table:table-cell office:value-type="float" office:value="410">
                <text:p>410</text:p>
              </table:table-cell>
              <table:table-cell office:value-type="float" office:value="1231">
                <text:p>12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2">
                <text:p>632</text:p>
              </table:table-cell>
              <table:table-cell office:value-type="float" office:value="421">
                <text:p>421</text:p>
              </table:table-cell>
              <table:table-cell office:value-type="float" office:value="1263">
                <text:p>12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5">
                <text:p>625</text:p>
              </table:table-cell>
              <table:table-cell office:value-type="float" office:value="416">
                <text:p>416</text:p>
              </table:table-cell>
              <table:table-cell office:value-type="float" office:value="1249">
                <text:p>124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dc5e7" draw:fill-color="#adc5e7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434cm" svg:height="12.193cm" xlink:href=".." xlink:type="simple" chart:class="chart:line" chart:style-name="ch1">
        <chart:legend chart:legend-position="end" svg:x="34.709cm" svg:y="5.05cm" style:legend-expansion="high" chart:style-name="ch2"/>
        <chart:plot-area chart:style-name="ch3" table:cell-range-address="'Coef translation'.A1:'Coef translation'.D182" chart:data-source-has-labels="row" svg:x="0.768cm" svg:y="0.243cm" svg:width="33.173cm" svg:height="11.707cm">
          <chartooo:coordinate-region svg:x="1.68cm" svg:y="0.442cm" svg:width="32.12cm" svg:height="11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ef translation'.A2:'Coef translation'.A182" chart:label-cell-address="'Coef translation'.A1:'Coef translation'.A1" chart:class="chart:line">
            <chart:data-point chart:repeated="181"/>
          </chart:series>
          <chart:series chart:style-name="ch7" chart:values-cell-range-address="'Coef translation'.B2:'Coef translation'.B182" chart:label-cell-address="'Coef translation'.B1:'Coef translation'.B1" chart:class="chart:line">
            <chart:data-point chart:repeated="181"/>
          </chart:series>
          <chart:series chart:style-name="ch8" chart:values-cell-range-address="'Coef translation'.C2:'Coef translation'.C182" chart:label-cell-address="'Coef translation'.C1:'Coef translation'.C1" chart:class="chart:line">
            <chart:data-point chart:repeated="181"/>
          </chart:series>
          <chart:series chart:style-name="ch9" chart:values-cell-range-address="'Coef translation'.D2:'Coef translation'.D182" chart:label-cell-address="'Coef translation'.D1:'Coef translation'.D1" chart:class="chart:line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Half</text:p>
                <draw:g>
                  <svg:desc>'Coef translation'.A1:'Coef translation'.A1</svg:desc>
                </draw:g>
              </table:table-cell>
              <table:table-cell office:value-type="string">
                <text:p>D2 Third</text:p>
                <draw:g>
                  <svg:desc>'Coef translation'.B1:'Coef translation'.B1</svg:desc>
                </draw:g>
              </table:table-cell>
              <table:table-cell office:value-type="string">
                <text:p>D2 </text:p>
                <draw:g>
                  <svg:desc>'Coef translation'.C1:'Coef translation'.C1</svg:desc>
                </draw:g>
              </table:table-cell>
              <table:table-cell office:value-type="string">
                <text:p>D2 third low res</text:p>
                <draw:g>
                  <svg:desc>'Coef translation'.D1:'Coef trans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ef translation'.A2:'Coef translation'.A182</svg:desc>
                </draw:g>
              </table:table-cell>
              <table:table-cell office:value-type="float" office:value="NaN">
                <text:p>NaN</text:p>
                <draw:g>
                  <svg:desc>'Coef translation'.B2:'Coef translation'.B182</svg:desc>
                </draw:g>
              </table:table-cell>
              <table:table-cell office:value-type="float" office:value="NaN">
                <text:p>NaN</text:p>
                <draw:g>
                  <svg:desc>'Coef translation'.C2:'Coef translation'.C182</svg:desc>
                </draw:g>
              </table:table-cell>
              <table:table-cell office:value-type="float" office:value="NaN">
                <text:p>NaN</text:p>
                <draw:g>
                  <svg:desc>'Coef translation'.D2:'Coef translation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844113861742">
                <text:p>133.84411386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1.405918618836">
                <text:p>121.405918618836</text:p>
              </table:table-cell>
              <table:table-cell office:value-type="float" office:value="136.528349599376">
                <text:p>136.52834959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.712965536515">
                <text:p>113.712965536515</text:p>
              </table:table-cell>
              <table:table-cell office:value-type="float" office:value="100.875214122065">
                <text:p>100.875214122065</text:p>
              </table:table-cell>
              <table:table-cell office:value-type="float" office:value="153.730590847443">
                <text:p>153.730590847443</text:p>
              </table:table-cell>
              <table:table-cell office:value-type="float" office:value="92.4534318316088">
                <text:p>92.4534318316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2622987713219">
                <text:p>99.2622987713219</text:p>
              </table:table-cell>
              <table:table-cell office:value-type="float" office:value="65.2879257572651">
                <text:p>65.2879257572651</text:p>
              </table:table-cell>
              <table:table-cell office:value-type="float" office:value="142.524037577947">
                <text:p>142.524037577947</text:p>
              </table:table-cell>
              <table:table-cell office:value-type="float" office:value="112.359404148653">
                <text:p>112.359404148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2550683938621">
                <text:p>89.2550683938621</text:p>
              </table:table-cell>
              <table:table-cell office:value-type="float" office:value="99.682136010317">
                <text:p>99.682136010317</text:p>
              </table:table-cell>
              <table:table-cell office:value-type="float" office:value="37.6721738007358">
                <text:p>37.6721738007358</text:p>
              </table:table-cell>
              <table:table-cell office:value-type="float" office:value="89.1115460866669">
                <text:p>89.1115460866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0647156975767">
                <text:p>74.0647156975767</text:p>
              </table:table-cell>
              <table:table-cell office:value-type="float" office:value="58.7629023400626">
                <text:p>58.7629023400626</text:p>
              </table:table-cell>
              <table:table-cell office:value-type="float" office:value="139.889336185551">
                <text:p>139.889336185551</text:p>
              </table:table-cell>
              <table:table-cell office:value-type="float" office:value="72.9483339704578">
                <text:p>72.9483339704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.871101176298">
                <text:p>117.871101176298</text:p>
              </table:table-cell>
              <table:table-cell office:value-type="float" office:value="118.847382689226">
                <text:p>118.847382689226</text:p>
              </table:table-cell>
              <table:table-cell office:value-type="float" office:value="51.8227629777049">
                <text:p>51.8227629777049</text:p>
              </table:table-cell>
              <table:table-cell office:value-type="float" office:value="158.351153701613">
                <text:p>158.351153701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592285779191">
                <text:p>81.592285779191</text:p>
              </table:table-cell>
              <table:table-cell office:value-type="float" office:value="122.678292834671">
                <text:p>122.678292834671</text:p>
              </table:table-cell>
              <table:table-cell office:value-type="float" office:value="-152.440237819151">
                <text:p>-152.440237819151</text:p>
              </table:table-cell>
              <table:table-cell office:value-type="float" office:value="120.550437122888">
                <text:p>120.550437122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0732618050911">
                <text:p>82.0732618050911</text:p>
              </table:table-cell>
              <table:table-cell office:value-type="float" office:value="83.9567663702328">
                <text:p>83.9567663702328</text:p>
              </table:table-cell>
              <table:table-cell office:value-type="float" office:value="123.597115990757">
                <text:p>123.597115990757</text:p>
              </table:table-cell>
              <table:table-cell office:value-type="float" office:value="68.1478466150459">
                <text:p>68.147846615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.423047098956">
                <text:p>122.423047098956</text:p>
              </table:table-cell>
              <table:table-cell office:value-type="float" office:value="111.349182011094">
                <text:p>111.349182011094</text:p>
              </table:table-cell>
              <table:table-cell office:value-type="float" office:value="-27.011406664158">
                <text:p>-27.011406664158</text:p>
              </table:table-cell>
              <table:table-cell office:value-type="float" office:value="43.1310675801133">
                <text:p>43.131067580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7052521598483">
                <text:p>82.7052521598483</text:p>
              </table:table-cell>
              <table:table-cell office:value-type="float" office:value="103.687336287668">
                <text:p>103.687336287668</text:p>
              </table:table-cell>
              <table:table-cell office:value-type="float" office:value="-35.4178872093084">
                <text:p>-35.4178872093084</text:p>
              </table:table-cell>
              <table:table-cell office:value-type="float" office:value="13.6547891528046">
                <text:p>13.6547891528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7016580121398">
                <text:p>94.7016580121398</text:p>
              </table:table-cell>
              <table:table-cell office:value-type="float" office:value="83.2369129750905">
                <text:p>83.2369129750905</text:p>
              </table:table-cell>
              <table:table-cell office:value-type="float" office:value="89.9422194634459">
                <text:p>89.9422194634459</text:p>
              </table:table-cell>
              <table:table-cell office:value-type="float" office:value="84.4720624048607">
                <text:p>84.4720624048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.055360128039">
                <text:p>132.055360128039</text:p>
              </table:table-cell>
              <table:table-cell office:value-type="float" office:value="71.1859650044534">
                <text:p>71.1859650044534</text:p>
              </table:table-cell>
              <table:table-cell office:value-type="float" office:value="45.1509911743238">
                <text:p>45.1509911743238</text:p>
              </table:table-cell>
              <table:table-cell office:value-type="float" office:value="22.2912244541568">
                <text:p>22.2912244541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296579864639">
                <text:p>104.296579864639</text:p>
              </table:table-cell>
              <table:table-cell office:value-type="float" office:value="91.1705476433479">
                <text:p>91.1705476433479</text:p>
              </table:table-cell>
              <table:table-cell office:value-type="float" office:value="87.0427595780039">
                <text:p>87.0427595780039</text:p>
              </table:table-cell>
              <table:table-cell office:value-type="float" office:value="75.2594109546357">
                <text:p>75.2594109546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836172933469">
                <text:p>6.34836172933469</text:p>
              </table:table-cell>
              <table:table-cell office:value-type="float" office:value="11.4047541795109">
                <text:p>11.4047541795109</text:p>
              </table:table-cell>
              <table:table-cell office:value-type="float" office:value="-131.187841872029">
                <text:p>-131.187841872029</text:p>
              </table:table-cell>
              <table:table-cell office:value-type="float" office:value="-179.094495761666">
                <text:p>-179.094495761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424013359542">
                <text:p>119.424013359542</text:p>
              </table:table-cell>
              <table:table-cell office:value-type="float" office:value="161.163566401598">
                <text:p>161.163566401598</text:p>
              </table:table-cell>
              <table:table-cell office:value-type="float" office:value="54.6296057046036">
                <text:p>54.6296057046036</text:p>
              </table:table-cell>
              <table:table-cell office:value-type="float" office:value="80.9649881475285">
                <text:p>80.9649881475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.9192459044854">
                <text:p>-9.9192459044854</text:p>
              </table:table-cell>
              <table:table-cell office:value-type="float" office:value="18.0728126162955">
                <text:p>18.0728126162955</text:p>
              </table:table-cell>
              <table:table-cell office:value-type="float" office:value="81.1452047636604">
                <text:p>81.1452047636604</text:p>
              </table:table-cell>
              <table:table-cell office:value-type="float" office:value="64.0537577619163">
                <text:p>64.0537577619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8344090596914">
                <text:p>-19.8344090596914</text:p>
              </table:table-cell>
              <table:table-cell office:value-type="float" office:value="-15.8839271882396">
                <text:p>-15.8839271882396</text:p>
              </table:table-cell>
              <table:table-cell office:value-type="float" office:value="139.091282675549">
                <text:p>139.091282675549</text:p>
              </table:table-cell>
              <table:table-cell office:value-type="float" office:value="96.3860167608048">
                <text:p>96.3860167608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0791603445901">
                <text:p>44.0791603445901</text:p>
              </table:table-cell>
              <table:table-cell office:value-type="float" office:value="139.108224381591">
                <text:p>139.108224381591</text:p>
              </table:table-cell>
              <table:table-cell office:value-type="float" office:value="113.052471899708">
                <text:p>113.052471899708</text:p>
              </table:table-cell>
              <table:table-cell office:value-type="float" office:value="37.6631552702719">
                <text:p>37.6631552702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562510464534">
                <text:p>37.562510464534</text:p>
              </table:table-cell>
              <table:table-cell office:value-type="float" office:value="88.4403464403208">
                <text:p>88.4403464403208</text:p>
              </table:table-cell>
              <table:table-cell office:value-type="float" office:value="1.20373041301477">
                <text:p>1.20373041301477</text:p>
              </table:table-cell>
              <table:table-cell office:value-type="float" office:value="63.7681865624648">
                <text:p>63.7681865624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.630418463569">
                <text:p>106.630418463569</text:p>
              </table:table-cell>
              <table:table-cell office:value-type="float" office:value="69.8476239465793">
                <text:p>69.8476239465793</text:p>
              </table:table-cell>
              <table:table-cell office:value-type="float" office:value="122.809064809321">
                <text:p>122.809064809321</text:p>
              </table:table-cell>
              <table:table-cell office:value-type="float" office:value="88.9088534617794">
                <text:p>88.9088534617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.422452453545">
                <text:p>102.422452453545</text:p>
              </table:table-cell>
              <table:table-cell office:value-type="float" office:value="57.5892306860573">
                <text:p>57.5892306860573</text:p>
              </table:table-cell>
              <table:table-cell office:value-type="float" office:value="67.7162577959811">
                <text:p>67.7162577959811</text:p>
              </table:table-cell>
              <table:table-cell office:value-type="float" office:value="170.544468134626">
                <text:p>170.54446813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0271500904044">
                <text:p>38.0271500904044</text:p>
              </table:table-cell>
              <table:table-cell office:value-type="float" office:value="105.082114990613">
                <text:p>105.082114990613</text:p>
              </table:table-cell>
              <table:table-cell office:value-type="float" office:value="NaN">
                <text:p>NaN</text:p>
              </table:table-cell>
              <table:table-cell office:value-type="float" office:value="74.504488691066">
                <text:p>74.504488691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4350943383862">
                <text:p>73.4350943383862</text:p>
              </table:table-cell>
              <table:table-cell office:value-type="float" office:value="84.1342207404389">
                <text:p>84.1342207404389</text:p>
              </table:table-cell>
              <table:table-cell office:value-type="float" office:value="91.0979838874329">
                <text:p>91.0979838874329</text:p>
              </table:table-cell>
              <table:table-cell office:value-type="float" office:value="86.7177836646031">
                <text:p>86.7177836646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6132857894667">
                <text:p>82.6132857894667</text:p>
              </table:table-cell>
              <table:table-cell office:value-type="float" office:value="127.740831588874">
                <text:p>127.740831588874</text:p>
              </table:table-cell>
              <table:table-cell office:value-type="float" office:value="95.2769901363984">
                <text:p>95.2769901363984</text:p>
              </table:table-cell>
              <table:table-cell office:value-type="float" office:value="63.0540880504168">
                <text:p>63.0540880504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994615194899">
                <text:p>121.994615194899</text:p>
              </table:table-cell>
              <table:table-cell office:value-type="float" office:value="123.258875853865">
                <text:p>123.258875853865</text:p>
              </table:table-cell>
              <table:table-cell office:value-type="float" office:value="70.5253595085886">
                <text:p>70.5253595085886</text:p>
              </table:table-cell>
              <table:table-cell office:value-type="float" office:value="55.8981291702819">
                <text:p>55.8981291702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8441801783691">
                <text:p>88.8441801783691</text:p>
              </table:table-cell>
              <table:table-cell office:value-type="float" office:value="86.7606110928669">
                <text:p>86.7606110928669</text:p>
              </table:table-cell>
              <table:table-cell office:value-type="float" office:value="58.8446947885549">
                <text:p>58.8446947885549</text:p>
              </table:table-cell>
              <table:table-cell office:value-type="float" office:value="68.9928814085681">
                <text:p>68.9928814085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.716138943424">
                <text:p>121.716138943424</text:p>
              </table:table-cell>
              <table:table-cell office:value-type="float" office:value="100.111090091435">
                <text:p>100.111090091435</text:p>
              </table:table-cell>
              <table:table-cell office:value-type="float" office:value="60.8157094736001">
                <text:p>60.8157094736001</text:p>
              </table:table-cell>
              <table:table-cell office:value-type="float" office:value="-8.21819671712654">
                <text:p>-8.21819671712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8251508480079">
                <text:p>59.8251508480079</text:p>
              </table:table-cell>
              <table:table-cell office:value-type="float" office:value="55.6512865990893">
                <text:p>55.6512865990893</text:p>
              </table:table-cell>
              <table:table-cell office:value-type="float" office:value="129.33528257463">
                <text:p>129.33528257463</text:p>
              </table:table-cell>
              <table:table-cell office:value-type="float" office:value="-19.8577362683102">
                <text:p>-19.8577362683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.525441356088">
                <text:p>116.525441356088</text:p>
              </table:table-cell>
              <table:table-cell office:value-type="float" office:value="65.9400759092184">
                <text:p>65.9400759092184</text:p>
              </table:table-cell>
              <table:table-cell office:value-type="float" office:value="102.496299085706">
                <text:p>102.496299085706</text:p>
              </table:table-cell>
              <table:table-cell office:value-type="float" office:value="107.33695538062">
                <text:p>107.33695538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3909031447536">
                <text:p>90.3909031447536</text:p>
              </table:table-cell>
              <table:table-cell office:value-type="float" office:value="45.3727432900682">
                <text:p>45.3727432900682</text:p>
              </table:table-cell>
              <table:table-cell office:value-type="float" office:value="96.84806992162">
                <text:p>96.84806992162</text:p>
              </table:table-cell>
              <table:table-cell office:value-type="float" office:value="53.1932232465548">
                <text:p>53.1932232465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718115553181">
                <text:p>92.718115553181</text:p>
              </table:table-cell>
              <table:table-cell office:value-type="float" office:value="-15.1257808021352">
                <text:p>-15.1257808021352</text:p>
              </table:table-cell>
              <table:table-cell office:value-type="float" office:value="98.7950472440262">
                <text:p>98.7950472440262</text:p>
              </table:table-cell>
              <table:table-cell office:value-type="float" office:value="82.0209004558478">
                <text:p>82.020900455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3017716676425">
                <text:p>45.3017716676425</text:p>
              </table:table-cell>
              <table:table-cell office:value-type="float" office:value="3.67667470145427">
                <text:p>3.67667470145427</text:p>
              </table:table-cell>
              <table:table-cell office:value-type="float" office:value="77.1415970308232">
                <text:p>77.1415970308232</text:p>
              </table:table-cell>
              <table:table-cell office:value-type="float" office:value="-12.0671292936233">
                <text:p>-12.0671292936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8093997711969">
                <text:p>53.8093997711969</text:p>
              </table:table-cell>
              <table:table-cell office:value-type="float" office:value="-8.46414629694104">
                <text:p>-8.46414629694104</text:p>
              </table:table-cell>
              <table:table-cell office:value-type="float" office:value="53.8944233826769">
                <text:p>53.8944233826769</text:p>
              </table:table-cell>
              <table:table-cell office:value-type="float" office:value="84.4643217945822">
                <text:p>84.4643217945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2845043957549">
                <text:p>68.2845043957549</text:p>
              </table:table-cell>
              <table:table-cell office:value-type="float" office:value="59.7935308550364">
                <text:p>59.7935308550364</text:p>
              </table:table-cell>
              <table:table-cell office:value-type="float" office:value="16.4323732559715">
                <text:p>16.4323732559715</text:p>
              </table:table-cell>
              <table:table-cell office:value-type="float" office:value="158.409549746846">
                <text:p>158.409549746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7284128241783">
                <text:p>51.7284128241783</text:p>
              </table:table-cell>
              <table:table-cell office:value-type="float" office:value="51.6448105851522">
                <text:p>51.6448105851522</text:p>
              </table:table-cell>
              <table:table-cell office:value-type="float" office:value="46.6036468326412">
                <text:p>46.6036468326412</text:p>
              </table:table-cell>
              <table:table-cell office:value-type="float" office:value="68.8547436273231">
                <text:p>68.8547436273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580937098377">
                <text:p>39.580937098377</text:p>
              </table:table-cell>
              <table:table-cell office:value-type="float" office:value="46.4068973855438">
                <text:p>46.4068973855438</text:p>
              </table:table-cell>
              <table:table-cell office:value-type="float" office:value="51.0686250764717">
                <text:p>51.0686250764717</text:p>
              </table:table-cell>
              <table:table-cell office:value-type="float" office:value="42.5986774522421">
                <text:p>42.5986774522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89890849872">
                <text:p>41.989890849872</text:p>
              </table:table-cell>
              <table:table-cell office:value-type="float" office:value="13.6896217856023">
                <text:p>13.6896217856023</text:p>
              </table:table-cell>
              <table:table-cell office:value-type="float" office:value="30.9515904836284">
                <text:p>30.9515904836284</text:p>
              </table:table-cell>
              <table:table-cell office:value-type="float" office:value="41.6398920024892">
                <text:p>41.6398920024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.708303141075">
                <text:p>86.708303141075</text:p>
              </table:table-cell>
              <table:table-cell office:value-type="float" office:value="33.8883933399472">
                <text:p>33.8883933399472</text:p>
              </table:table-cell>
              <table:table-cell office:value-type="float" office:value="41.7795963383126">
                <text:p>41.7795963383126</text:p>
              </table:table-cell>
              <table:table-cell office:value-type="float" office:value="-26.3695532932395">
                <text:p>-26.3695532932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307602658608">
                <text:p>12.4307602658608</text:p>
              </table:table-cell>
              <table:table-cell office:value-type="float" office:value="4.69000371431168">
                <text:p>4.69000371431168</text:p>
              </table:table-cell>
              <table:table-cell office:value-type="float" office:value="25.2200981004152">
                <text:p>25.2200981004152</text:p>
              </table:table-cell>
              <table:table-cell office:value-type="float" office:value="66.8789002885634">
                <text:p>66.878900288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608201630484">
                <text:p>11.608201630484</text:p>
              </table:table-cell>
              <table:table-cell office:value-type="float" office:value="28.6979564218471">
                <text:p>28.6979564218471</text:p>
              </table:table-cell>
              <table:table-cell office:value-type="float" office:value="22.4403208847335">
                <text:p>22.4403208847335</text:p>
              </table:table-cell>
              <table:table-cell office:value-type="float" office:value="70.0281369940125">
                <text:p>70.0281369940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599888902083">
                <text:p>16.6599888902083</text:p>
              </table:table-cell>
              <table:table-cell office:value-type="float" office:value="8.11322059469475">
                <text:p>8.11322059469475</text:p>
              </table:table-cell>
              <table:table-cell office:value-type="float" office:value="18.7648762455311">
                <text:p>18.7648762455311</text:p>
              </table:table-cell>
              <table:table-cell office:value-type="float" office:value="2.14579370440696">
                <text:p>2.145793704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2922813392926">
                <text:p>-14.2922813392926</text:p>
              </table:table-cell>
              <table:table-cell office:value-type="float" office:value="4.50275109330069">
                <text:p>4.50275109330069</text:p>
              </table:table-cell>
              <table:table-cell office:value-type="float" office:value="40.2584928672848">
                <text:p>40.2584928672848</text:p>
              </table:table-cell>
              <table:table-cell office:value-type="float" office:value="46.7506788832646">
                <text:p>46.7506788832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3174327851218">
                <text:p>25.3174327851218</text:p>
              </table:table-cell>
              <table:table-cell office:value-type="float" office:value="-6.94341141032375">
                <text:p>-6.94341141032375</text:p>
              </table:table-cell>
              <table:table-cell office:value-type="float" office:value="-7.48443305473422">
                <text:p>-7.48443305473422</text:p>
              </table:table-cell>
              <table:table-cell office:value-type="float" office:value="-19.3860474192162">
                <text:p>-19.3860474192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09601047069643">
                <text:p>-3.09601047069643</text:p>
              </table:table-cell>
              <table:table-cell office:value-type="float" office:value="-27.7509681629845">
                <text:p>-27.7509681629845</text:p>
              </table:table-cell>
              <table:table-cell office:value-type="float" office:value="23.7008199238561">
                <text:p>23.7008199238561</text:p>
              </table:table-cell>
              <table:table-cell office:value-type="float" office:value="25.6873139749335">
                <text:p>25.6873139749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4907970510095">
                <text:p>55.4907970510095</text:p>
              </table:table-cell>
              <table:table-cell office:value-type="float" office:value="30.436915443977">
                <text:p>30.436915443977</text:p>
              </table:table-cell>
              <table:table-cell office:value-type="float" office:value="29.3201487190058">
                <text:p>29.3201487190058</text:p>
              </table:table-cell>
              <table:table-cell office:value-type="float" office:value="-8.83859125974068">
                <text:p>-8.83859125974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4015973643117">
                <text:p>36.4015973643117</text:p>
              </table:table-cell>
              <table:table-cell office:value-type="float" office:value="-19.8858443065203">
                <text:p>-19.8858443065203</text:p>
              </table:table-cell>
              <table:table-cell office:value-type="float" office:value="-10.9166357404384">
                <text:p>-10.9166357404384</text:p>
              </table:table-cell>
              <table:table-cell office:value-type="float" office:value="44.4031733501468">
                <text:p>44.4031733501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3863162719401">
                <text:p>28.3863162719401</text:p>
              </table:table-cell>
              <table:table-cell office:value-type="float" office:value="33.3368324303838">
                <text:p>33.3368324303838</text:p>
              </table:table-cell>
              <table:table-cell office:value-type="float" office:value="30.9549796116276">
                <text:p>30.9549796116276</text:p>
              </table:table-cell>
              <table:table-cell office:value-type="float" office:value="-36.9958822451635">
                <text:p>-36.9958822451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3785816618347">
                <text:p>4.93785816618347</text:p>
              </table:table-cell>
              <table:table-cell office:value-type="float" office:value="14.0058147491464">
                <text:p>14.0058147491464</text:p>
              </table:table-cell>
              <table:table-cell office:value-type="float" office:value="2.28834827965272">
                <text:p>2.28834827965272</text:p>
              </table:table-cell>
              <table:table-cell office:value-type="float" office:value="32.3223581956785">
                <text:p>32.3223581956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1788343072025">
                <text:p>34.1788343072025</text:p>
              </table:table-cell>
              <table:table-cell office:value-type="float" office:value="15.9241889880026">
                <text:p>15.9241889880026</text:p>
              </table:table-cell>
              <table:table-cell office:value-type="float" office:value="19.3363288643018">
                <text:p>19.3363288643018</text:p>
              </table:table-cell>
              <table:table-cell office:value-type="float" office:value="24.9366636751001">
                <text:p>24.9366636751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0777233667134">
                <text:p>15.0777233667134</text:p>
              </table:table-cell>
              <table:table-cell office:value-type="float" office:value="11.5581844407726">
                <text:p>11.5581844407726</text:p>
              </table:table-cell>
              <table:table-cell office:value-type="float" office:value="21.6332932087825">
                <text:p>21.6332932087825</text:p>
              </table:table-cell>
              <table:table-cell office:value-type="float" office:value="26.5304992074984">
                <text:p>26.5304992074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25344696967206">
                <text:p>8.25344696967206</text:p>
              </table:table-cell>
              <table:table-cell office:value-type="float" office:value="23.8568942001843">
                <text:p>23.8568942001843</text:p>
              </table:table-cell>
              <table:table-cell office:value-type="float" office:value="36.7067459772613">
                <text:p>36.7067459772613</text:p>
              </table:table-cell>
              <table:table-cell office:value-type="float" office:value="18.8098830467298">
                <text:p>18.809883046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8215046009551">
                <text:p>-11.8215046009551</text:p>
              </table:table-cell>
              <table:table-cell office:value-type="float" office:value="24.516050818804">
                <text:p>24.516050818804</text:p>
              </table:table-cell>
              <table:table-cell office:value-type="float" office:value="10.4801917749244">
                <text:p>10.4801917749244</text:p>
              </table:table-cell>
              <table:table-cell office:value-type="float" office:value="1.64769480317749">
                <text:p>1.64769480317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7056307324567">
                <text:p>46.7056307324567</text:p>
              </table:table-cell>
              <table:table-cell office:value-type="float" office:value="-9.22610617840645">
                <text:p>-9.22610617840645</text:p>
              </table:table-cell>
              <table:table-cell office:value-type="float" office:value="-14.9896817734681">
                <text:p>-14.9896817734681</text:p>
              </table:table-cell>
              <table:table-cell office:value-type="float" office:value="35.3561518422398">
                <text:p>35.3561518422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7584009208711">
                <text:p>-3.7584009208711</text:p>
              </table:table-cell>
              <table:table-cell office:value-type="float" office:value="26.4596986462197">
                <text:p>26.4596986462197</text:p>
              </table:table-cell>
              <table:table-cell office:value-type="float" office:value="4.84113638927986">
                <text:p>4.84113638927986</text:p>
              </table:table-cell>
              <table:table-cell office:value-type="float" office:value="31.6152817472714">
                <text:p>31.6152817472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3031799141913">
                <text:p>22.3031799141913</text:p>
              </table:table-cell>
              <table:table-cell office:value-type="float" office:value="15.2345257620418">
                <text:p>15.2345257620418</text:p>
              </table:table-cell>
              <table:table-cell office:value-type="float" office:value="15.340228431509">
                <text:p>15.340228431509</text:p>
              </table:table-cell>
              <table:table-cell office:value-type="float" office:value="20.2848644234152">
                <text:p>20.2848644234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5204887673748">
                <text:p>-11.5204887673748</text:p>
              </table:table-cell>
              <table:table-cell office:value-type="float" office:value="10.6140702525354">
                <text:p>10.6140702525354</text:p>
              </table:table-cell>
              <table:table-cell office:value-type="float" office:value="4.93824907649037">
                <text:p>4.93824907649037</text:p>
              </table:table-cell>
              <table:table-cell office:value-type="float" office:value="-64.3936701779997">
                <text:p>-64.393670177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23580818536991">
                <text:p>8.23580818536991</text:p>
              </table:table-cell>
              <table:table-cell office:value-type="float" office:value="16.4849490939654">
                <text:p>16.4849490939654</text:p>
              </table:table-cell>
              <table:table-cell office:value-type="float" office:value="30.8274555895536">
                <text:p>30.8274555895536</text:p>
              </table:table-cell>
              <table:table-cell office:value-type="float" office:value="-2.47288641645848">
                <text:p>-2.47288641645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8626728755555">
                <text:p>15.8626728755555</text:p>
              </table:table-cell>
              <table:table-cell office:value-type="float" office:value="12.3896188291251">
                <text:p>12.3896188291251</text:p>
              </table:table-cell>
              <table:table-cell office:value-type="float" office:value="21.1452519247446">
                <text:p>21.1452519247446</text:p>
              </table:table-cell>
              <table:table-cell office:value-type="float" office:value="-31.770645740549">
                <text:p>-31.770645740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22675559644359">
                <text:p>5.22675559644359</text:p>
              </table:table-cell>
              <table:table-cell office:value-type="float" office:value="23.5530793107018">
                <text:p>23.5530793107018</text:p>
              </table:table-cell>
              <table:table-cell office:value-type="float" office:value="2.43728244294259">
                <text:p>2.43728244294259</text:p>
              </table:table-cell>
              <table:table-cell office:value-type="float" office:value="22.3957563043388">
                <text:p>22.3957563043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647931865211">
                <text:p>17.4647931865211</text:p>
              </table:table-cell>
              <table:table-cell office:value-type="float" office:value="-4.78918964329741">
                <text:p>-4.78918964329741</text:p>
              </table:table-cell>
              <table:table-cell office:value-type="float" office:value="3.90676940149386">
                <text:p>3.90676940149386</text:p>
              </table:table-cell>
              <table:table-cell office:value-type="float" office:value="15.7624976705514">
                <text:p>15.762497670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74476565291761">
                <text:p>-9.74476565291761</text:p>
              </table:table-cell>
              <table:table-cell office:value-type="float" office:value="12.7521594835995">
                <text:p>12.7521594835995</text:p>
              </table:table-cell>
              <table:table-cell office:value-type="float" office:value="-21.4485611033682">
                <text:p>-21.4485611033682</text:p>
              </table:table-cell>
              <table:table-cell office:value-type="float" office:value="22.0204842622538">
                <text:p>22.0204842622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639492238481">
                <text:p>13.4639492238481</text:p>
              </table:table-cell>
              <table:table-cell office:value-type="float" office:value="-45.9535551581703">
                <text:p>-45.9535551581703</text:p>
              </table:table-cell>
              <table:table-cell office:value-type="float" office:value="-2.1966899697294">
                <text:p>-2.1966899697294</text:p>
              </table:table-cell>
              <table:table-cell office:value-type="float" office:value="-47.8739571677215">
                <text:p>-47.8739571677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6.6714453343824">
                <text:p>-36.6714453343824</text:p>
              </table:table-cell>
              <table:table-cell office:value-type="float" office:value="-0.944502711749685">
                <text:p>-0.944502711749685</text:p>
              </table:table-cell>
              <table:table-cell office:value-type="float" office:value="26.7380182110832">
                <text:p>26.7380182110832</text:p>
              </table:table-cell>
              <table:table-cell office:value-type="float" office:value="-9.56296614659128">
                <text:p>-9.56296614659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5225635906261">
                <text:p>7.95225635906261</text:p>
              </table:table-cell>
              <table:table-cell office:value-type="float" office:value="-25.0764647689359">
                <text:p>-25.0764647689359</text:p>
              </table:table-cell>
              <table:table-cell office:value-type="float" office:value="19.8305593179887">
                <text:p>19.8305593179887</text:p>
              </table:table-cell>
              <table:table-cell office:value-type="float" office:value="31.7189517951186">
                <text:p>31.7189517951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9.8738630899315">
                <text:p>-79.8738630899315</text:p>
              </table:table-cell>
              <table:table-cell office:value-type="float" office:value="41.9651683636846">
                <text:p>41.9651683636846</text:p>
              </table:table-cell>
              <table:table-cell office:value-type="float" office:value="-5.5234307689869">
                <text:p>-5.5234307689869</text:p>
              </table:table-cell>
              <table:table-cell office:value-type="float" office:value="8.47542830198505">
                <text:p>8.47542830198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6071093824679">
                <text:p>5.66071093824679</text:p>
              </table:table-cell>
              <table:table-cell office:value-type="float" office:value="-6.57202441569553">
                <text:p>-6.57202441569553</text:p>
              </table:table-cell>
              <table:table-cell office:value-type="float" office:value="17.57382954042">
                <text:p>17.57382954042</text:p>
              </table:table-cell>
              <table:table-cell office:value-type="float" office:value="25.6443444894402">
                <text:p>25.6443444894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4671222708876">
                <text:p>27.4671222708876</text:p>
              </table:table-cell>
              <table:table-cell office:value-type="float" office:value="11.644183798327">
                <text:p>11.644183798327</text:p>
              </table:table-cell>
              <table:table-cell office:value-type="float" office:value="-28.3721140412843">
                <text:p>-28.3721140412843</text:p>
              </table:table-cell>
              <table:table-cell office:value-type="float" office:value="-35.399749453464">
                <text:p>-35.399749453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8552270104852">
                <text:p>13.8552270104852</text:p>
              </table:table-cell>
              <table:table-cell office:value-type="float" office:value="2.28446353588326">
                <text:p>2.28446353588326</text:p>
              </table:table-cell>
              <table:table-cell office:value-type="float" office:value="40.1617437226029">
                <text:p>40.1617437226029</text:p>
              </table:table-cell>
              <table:table-cell office:value-type="float" office:value="43.8924203248535">
                <text:p>43.892420324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4636338515689">
                <text:p>21.4636338515689</text:p>
              </table:table-cell>
              <table:table-cell office:value-type="float" office:value="31.8426849525257">
                <text:p>31.8426849525257</text:p>
              </table:table-cell>
              <table:table-cell office:value-type="float" office:value="22.9061486094786">
                <text:p>22.9061486094786</text:p>
              </table:table-cell>
              <table:table-cell office:value-type="float" office:value="18.8820043201816">
                <text:p>18.8820043201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2844625186258">
                <text:p>32.2844625186258</text:p>
              </table:table-cell>
              <table:table-cell office:value-type="float" office:value="67.6684087203066">
                <text:p>67.6684087203066</text:p>
              </table:table-cell>
              <table:table-cell office:value-type="float" office:value="26.4800962740432">
                <text:p>26.4800962740432</text:p>
              </table:table-cell>
              <table:table-cell office:value-type="float" office:value="48.4303460035203">
                <text:p>48.4303460035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9517757223403">
                <text:p>40.9517757223403</text:p>
              </table:table-cell>
              <table:table-cell office:value-type="float" office:value="44.3424534494824">
                <text:p>44.3424534494824</text:p>
              </table:table-cell>
              <table:table-cell office:value-type="float" office:value="34.5397167724535">
                <text:p>34.5397167724535</text:p>
              </table:table-cell>
              <table:table-cell office:value-type="float" office:value="-3.72946425468041">
                <text:p>-3.72946425468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6638447691623">
                <text:p>47.6638447691623</text:p>
              </table:table-cell>
              <table:table-cell office:value-type="float" office:value="55.0189533848694">
                <text:p>55.0189533848694</text:p>
              </table:table-cell>
              <table:table-cell office:value-type="float" office:value="70.8523883941725">
                <text:p>70.8523883941725</text:p>
              </table:table-cell>
              <table:table-cell office:value-type="float" office:value="76.5538359169208">
                <text:p>76.5538359169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.0755502978226">
                <text:p>65.0755502978226</text:p>
              </table:table-cell>
              <table:table-cell office:value-type="float" office:value="37.4828777858123">
                <text:p>37.4828777858123</text:p>
              </table:table-cell>
              <table:table-cell office:value-type="float" office:value="42.7868768615269">
                <text:p>42.7868768615269</text:p>
              </table:table-cell>
              <table:table-cell office:value-type="float" office:value="71.8623563621135">
                <text:p>71.8623563621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4847200024483">
                <text:p>31.4847200024483</text:p>
              </table:table-cell>
              <table:table-cell office:value-type="float" office:value="21.8443676767184">
                <text:p>21.8443676767184</text:p>
              </table:table-cell>
              <table:table-cell office:value-type="float" office:value="59.1198356937873">
                <text:p>59.1198356937873</text:p>
              </table:table-cell>
              <table:table-cell office:value-type="float" office:value="104.774776306996">
                <text:p>104.774776306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331981665067">
                <text:p>17.2331981665067</text:p>
              </table:table-cell>
              <table:table-cell office:value-type="float" office:value="74.912375813191">
                <text:p>74.912375813191</text:p>
              </table:table-cell>
              <table:table-cell office:value-type="float" office:value="62.2328228193648">
                <text:p>62.2328228193648</text:p>
              </table:table-cell>
              <table:table-cell office:value-type="float" office:value="33.2479609983864">
                <text:p>33.2479609983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.8236018018739">
                <text:p>56.8236018018739</text:p>
              </table:table-cell>
              <table:table-cell office:value-type="float" office:value="84.4677844981178">
                <text:p>84.4677844981178</text:p>
              </table:table-cell>
              <table:table-cell office:value-type="float" office:value="-31.0843125133932">
                <text:p>-31.0843125133932</text:p>
              </table:table-cell>
              <table:table-cell office:value-type="float" office:value="98.2011262458813">
                <text:p>98.2011262458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3561069902684">
                <text:p>68.3561069902684</text:p>
              </table:table-cell>
              <table:table-cell office:value-type="float" office:value="111.390578328629">
                <text:p>111.390578328629</text:p>
              </table:table-cell>
              <table:table-cell office:value-type="float" office:value="70.2404079245698">
                <text:p>70.2404079245698</text:p>
              </table:table-cell>
              <table:table-cell office:value-type="float" office:value="91.4869363963708">
                <text:p>91.4869363963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.7555472628073">
                <text:p>81.7555472628073</text:p>
              </table:table-cell>
              <table:table-cell office:value-type="float" office:value="55.2843950472278">
                <text:p>55.2843950472278</text:p>
              </table:table-cell>
              <table:table-cell office:value-type="float" office:value="-4.40527746585513">
                <text:p>-4.40527746585513</text:p>
              </table:table-cell>
              <table:table-cell office:value-type="float" office:value="-67.8085879199329">
                <text:p>-67.8085879199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018198398504">
                <text:p>47.018198398504</text:p>
              </table:table-cell>
              <table:table-cell office:value-type="float" office:value="58.6888289292238">
                <text:p>58.6888289292238</text:p>
              </table:table-cell>
              <table:table-cell office:value-type="float" office:value="67.1195180763545">
                <text:p>67.1195180763545</text:p>
              </table:table-cell>
              <table:table-cell office:value-type="float" office:value="10.0253602406436">
                <text:p>10.0253602406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7643409206459">
                <text:p>39.7643409206459</text:p>
              </table:table-cell>
              <table:table-cell office:value-type="float" office:value="32.8188178102623">
                <text:p>32.8188178102623</text:p>
              </table:table-cell>
              <table:table-cell office:value-type="float" office:value="3.20723101295387">
                <text:p>3.20723101295387</text:p>
              </table:table-cell>
              <table:table-cell office:value-type="float" office:value="13.2531617324487">
                <text:p>13.2531617324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1939111403504">
                <text:p>11.1939111403504</text:p>
              </table:table-cell>
              <table:table-cell office:value-type="float" office:value="-3.95634463674868">
                <text:p>-3.95634463674868</text:p>
              </table:table-cell>
              <table:table-cell office:value-type="float" office:value="45.5797442913678">
                <text:p>45.5797442913678</text:p>
              </table:table-cell>
              <table:table-cell office:value-type="float" office:value="-8.75472002954426">
                <text:p>-8.75472002954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9286420200315">
                <text:p>15.9286420200315</text:p>
              </table:table-cell>
              <table:table-cell office:value-type="float" office:value="49.7305080106713">
                <text:p>49.7305080106713</text:p>
              </table:table-cell>
              <table:table-cell office:value-type="float" office:value="17.9378690460417">
                <text:p>17.9378690460417</text:p>
              </table:table-cell>
              <table:table-cell office:value-type="float" office:value="22.826296418674">
                <text:p>22.826296418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7492734187014">
                <text:p>33.7492734187014</text:p>
              </table:table-cell>
              <table:table-cell office:value-type="float" office:value="29.3903513984807">
                <text:p>29.3903513984807</text:p>
              </table:table-cell>
              <table:table-cell office:value-type="float" office:value="54.9978196981189">
                <text:p>54.9978196981189</text:p>
              </table:table-cell>
              <table:table-cell office:value-type="float" office:value="34.3839900022324">
                <text:p>34.3839900022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9447749864219">
                <text:p>30.9447749864219</text:p>
              </table:table-cell>
              <table:table-cell office:value-type="float" office:value="-10.4657438611426">
                <text:p>-10.4657438611426</text:p>
              </table:table-cell>
              <table:table-cell office:value-type="float" office:value="15.2241265177961">
                <text:p>15.2241265177961</text:p>
              </table:table-cell>
              <table:table-cell office:value-type="float" office:value="5.97291924616641">
                <text:p>5.97291924616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4919502296761">
                <text:p>33.4919502296761</text:p>
              </table:table-cell>
              <table:table-cell office:value-type="float" office:value="6.30671017928467">
                <text:p>6.30671017928467</text:p>
              </table:table-cell>
              <table:table-cell office:value-type="float" office:value="2.44980425205097">
                <text:p>2.44980425205097</text:p>
              </table:table-cell>
              <table:table-cell office:value-type="float" office:value="-29.8439293700619">
                <text:p>-29.8439293700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560075708165">
                <text:p>1.6560075708165</text:p>
              </table:table-cell>
              <table:table-cell office:value-type="float" office:value="-11.001325757181">
                <text:p>-11.001325757181</text:p>
              </table:table-cell>
              <table:table-cell office:value-type="float" office:value="1.42419379985502">
                <text:p>1.42419379985502</text:p>
              </table:table-cell>
              <table:table-cell office:value-type="float" office:value="101.924004059422">
                <text:p>101.924004059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76.944585718958">
                <text:p>-176.944585718958</text:p>
              </table:table-cell>
              <table:table-cell office:value-type="float" office:value="1.53205518061411">
                <text:p>1.53205518061411</text:p>
              </table:table-cell>
              <table:table-cell office:value-type="float" office:value="26.8581628414637">
                <text:p>26.8581628414637</text:p>
              </table:table-cell>
              <table:table-cell office:value-type="float" office:value="45.0800698307493">
                <text:p>45.0800698307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.63711046557505">
                <text:p>-8.63711046557505</text:p>
              </table:table-cell>
              <table:table-cell office:value-type="float" office:value="49.6611810785378">
                <text:p>49.6611810785378</text:p>
              </table:table-cell>
              <table:table-cell office:value-type="float" office:value="36.4116199786403">
                <text:p>36.4116199786403</text:p>
              </table:table-cell>
              <table:table-cell office:value-type="float" office:value="34.0378814268542">
                <text:p>34.0378814268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3717018659533">
                <text:p>-25.3717018659533</text:p>
              </table:table-cell>
              <table:table-cell office:value-type="float" office:value="-24.4439750430062">
                <text:p>-24.4439750430062</text:p>
              </table:table-cell>
              <table:table-cell office:value-type="float" office:value="22.7059179022693">
                <text:p>22.7059179022693</text:p>
              </table:table-cell>
              <table:table-cell office:value-type="float" office:value="53.6393106058075">
                <text:p>53.6393106058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3.5240385940321">
                <text:p>-83.5240385940321</text:p>
              </table:table-cell>
              <table:table-cell office:value-type="float" office:value="-6.08380460256508">
                <text:p>-6.08380460256508</text:p>
              </table:table-cell>
              <table:table-cell office:value-type="float" office:value="-14.8967532443636">
                <text:p>-14.8967532443636</text:p>
              </table:table-cell>
              <table:table-cell office:value-type="float" office:value="26.3661812222404">
                <text:p>26.3661812222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5625259659934">
                <text:p>-10.5625259659934</text:p>
              </table:table-cell>
              <table:table-cell office:value-type="float" office:value="9.33939444768556">
                <text:p>9.33939444768556</text:p>
              </table:table-cell>
              <table:table-cell office:value-type="float" office:value="-29.7308582592809">
                <text:p>-29.7308582592809</text:p>
              </table:table-cell>
              <table:table-cell office:value-type="float" office:value="-94.1964202187675">
                <text:p>-94.1964202187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.898388538444">
                <text:p>-11.898388538444</text:p>
              </table:table-cell>
              <table:table-cell office:value-type="float" office:value="-4.88584852639119">
                <text:p>-4.88584852639119</text:p>
              </table:table-cell>
              <table:table-cell office:value-type="float" office:value="-65.6417047436106">
                <text:p>-65.6417047436106</text:p>
              </table:table-cell>
              <table:table-cell office:value-type="float" office:value="-35.0602475218242">
                <text:p>-35.0602475218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.6436719476737">
                <text:p>-20.6436719476737</text:p>
              </table:table-cell>
              <table:table-cell office:value-type="float" office:value="-18.9076563636092">
                <text:p>-18.9076563636092</text:p>
              </table:table-cell>
              <table:table-cell office:value-type="float" office:value="-74.8304033719646">
                <text:p>-74.8304033719646</text:p>
              </table:table-cell>
              <table:table-cell office:value-type="float" office:value="21.3669820313755">
                <text:p>21.366982031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7.680954930607">
                <text:p>-37.680954930607</text:p>
              </table:table-cell>
              <table:table-cell office:value-type="float" office:value="11.5002061354249">
                <text:p>11.5002061354249</text:p>
              </table:table-cell>
              <table:table-cell office:value-type="float" office:value="2.75687471870338">
                <text:p>2.75687471870338</text:p>
              </table:table-cell>
              <table:table-cell office:value-type="float" office:value="-78.459305084625">
                <text:p>-78.459305084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3.3829473372724">
                <text:p>-83.3829473372724</text:p>
              </table:table-cell>
              <table:table-cell office:value-type="float" office:value="-57.3197853817636">
                <text:p>-57.3197853817636</text:p>
              </table:table-cell>
              <table:table-cell office:value-type="float" office:value="-33.2076969411098">
                <text:p>-33.2076969411098</text:p>
              </table:table-cell>
              <table:table-cell office:value-type="float" office:value="-11.4792639445151">
                <text:p>-11.4792639445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5.2437480873907">
                <text:p>-65.2437480873907</text:p>
              </table:table-cell>
              <table:table-cell office:value-type="float" office:value="-29.247049044512">
                <text:p>-29.247049044512</text:p>
              </table:table-cell>
              <table:table-cell office:value-type="float" office:value="-47.794903056034">
                <text:p>-47.794903056034</text:p>
              </table:table-cell>
              <table:table-cell office:value-type="float" office:value="-33.1249432223998">
                <text:p>-33.1249432223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1.0704680100545">
                <text:p>-71.0704680100545</text:p>
              </table:table-cell>
              <table:table-cell office:value-type="float" office:value="-20.7455853068251">
                <text:p>-20.7455853068251</text:p>
              </table:table-cell>
              <table:table-cell office:value-type="float" office:value="-39.4676926042617">
                <text:p>-39.4676926042617</text:p>
              </table:table-cell>
              <table:table-cell office:value-type="float" office:value="-33.5452466363781">
                <text:p>-33.5452466363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1.6825327070343">
                <text:p>-71.6825327070343</text:p>
              </table:table-cell>
              <table:table-cell office:value-type="float" office:value="-16.150320084929">
                <text:p>-16.150320084929</text:p>
              </table:table-cell>
              <table:table-cell office:value-type="float" office:value="-38.6264774118381">
                <text:p>-38.6264774118381</text:p>
              </table:table-cell>
              <table:table-cell office:value-type="float" office:value="-60.814940090252">
                <text:p>-60.814940090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0.7523983855018">
                <text:p>-30.7523983855018</text:p>
              </table:table-cell>
              <table:table-cell office:value-type="float" office:value="-40.8539012472635">
                <text:p>-40.8539012472635</text:p>
              </table:table-cell>
              <table:table-cell office:value-type="float" office:value="-42.8560676269361">
                <text:p>-42.8560676269361</text:p>
              </table:table-cell>
              <table:table-cell office:value-type="float" office:value="-56.4056086268069">
                <text:p>-56.40560862680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4.5435037137406">
                <text:p>-74.5435037137406</text:p>
              </table:table-cell>
              <table:table-cell office:value-type="float" office:value="-74.991275562288">
                <text:p>-74.991275562288</text:p>
              </table:table-cell>
              <table:table-cell office:value-type="float" office:value="-31.1437066190395">
                <text:p>-31.1437066190395</text:p>
              </table:table-cell>
              <table:table-cell office:value-type="float" office:value="-52.389826680755">
                <text:p>-52.389826680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5.1958990225799">
                <text:p>-25.1958990225799</text:p>
              </table:table-cell>
              <table:table-cell office:value-type="float" office:value="-39.8061558163825">
                <text:p>-39.8061558163825</text:p>
              </table:table-cell>
              <table:table-cell office:value-type="float" office:value="-59.524246018212">
                <text:p>-59.524246018212</text:p>
              </table:table-cell>
              <table:table-cell office:value-type="float" office:value="-38.4693362812993">
                <text:p>-38.46933628129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9.0445655225332">
                <text:p>-49.0445655225332</text:p>
              </table:table-cell>
              <table:table-cell office:value-type="float" office:value="-35.2122151505462">
                <text:p>-35.2122151505462</text:p>
              </table:table-cell>
              <table:table-cell office:value-type="float" office:value="-35.0355562530966">
                <text:p>-35.0355562530966</text:p>
              </table:table-cell>
              <table:table-cell office:value-type="float" office:value="-27.7302105682734">
                <text:p>-27.7302105682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8.9327932447539">
                <text:p>-38.9327932447539</text:p>
              </table:table-cell>
              <table:table-cell office:value-type="float" office:value="-55.358504496023">
                <text:p>-55.358504496023</text:p>
              </table:table-cell>
              <table:table-cell office:value-type="float" office:value="-49.3197391236557">
                <text:p>-49.3197391236557</text:p>
              </table:table-cell>
              <table:table-cell office:value-type="float" office:value="-75.6137746140872">
                <text:p>-75.6137746140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1.8179260805055">
                <text:p>-51.8179260805055</text:p>
              </table:table-cell>
              <table:table-cell office:value-type="float" office:value="-45.3169286393745">
                <text:p>-45.3169286393745</text:p>
              </table:table-cell>
              <table:table-cell office:value-type="float" office:value="-33.0754496289135">
                <text:p>-33.0754496289135</text:p>
              </table:table-cell>
              <table:table-cell office:value-type="float" office:value="-66.8628193071909">
                <text:p>-66.8628193071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4.5622763668389">
                <text:p>-74.5622763668389</text:p>
              </table:table-cell>
              <table:table-cell office:value-type="float" office:value="-35.8573434364968">
                <text:p>-35.8573434364968</text:p>
              </table:table-cell>
              <table:table-cell office:value-type="float" office:value="-30.8597379715507">
                <text:p>-30.8597379715507</text:p>
              </table:table-cell>
              <table:table-cell office:value-type="float" office:value="-30.5728754696559">
                <text:p>-30.5728754696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6.0995169546988">
                <text:p>-26.0995169546988</text:p>
              </table:table-cell>
              <table:table-cell office:value-type="float" office:value="-35.7839646550417">
                <text:p>-35.7839646550417</text:p>
              </table:table-cell>
              <table:table-cell office:value-type="float" office:value="-15.3134538121073">
                <text:p>-15.3134538121073</text:p>
              </table:table-cell>
              <table:table-cell office:value-type="float" office:value="-45.193501469985">
                <text:p>-45.193501469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7.3991583025306">
                <text:p>-37.3991583025306</text:p>
              </table:table-cell>
              <table:table-cell office:value-type="float" office:value="-6.13643599979618">
                <text:p>-6.13643599979618</text:p>
              </table:table-cell>
              <table:table-cell office:value-type="float" office:value="-87.0503409106964">
                <text:p>-87.0503409106964</text:p>
              </table:table-cell>
              <table:table-cell office:value-type="float" office:value="-22.5981093312304">
                <text:p>-22.5981093312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.41932084531949">
                <text:p>-5.41932084531949</text:p>
              </table:table-cell>
              <table:table-cell office:value-type="float" office:value="-38.2662841239502">
                <text:p>-38.2662841239502</text:p>
              </table:table-cell>
              <table:table-cell office:value-type="float" office:value="-7.00755287982991">
                <text:p>-7.00755287982991</text:p>
              </table:table-cell>
              <table:table-cell office:value-type="float" office:value="-31.1137703410627">
                <text:p>-31.1137703410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.0637754390648">
                <text:p>-12.0637754390648</text:p>
              </table:table-cell>
              <table:table-cell office:value-type="float" office:value="-16.320683886889">
                <text:p>-16.320683886889</text:p>
              </table:table-cell>
              <table:table-cell office:value-type="float" office:value="6.13231231274544">
                <text:p>6.13231231274544</text:p>
              </table:table-cell>
              <table:table-cell office:value-type="float" office:value="-14.4908214531577">
                <text:p>-14.49082145315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.5366103929266">
                <text:p>-13.5366103929266</text:p>
              </table:table-cell>
              <table:table-cell office:value-type="float" office:value="-24.9922676886107">
                <text:p>-24.9922676886107</text:p>
              </table:table-cell>
              <table:table-cell office:value-type="float" office:value="14.2190692077247">
                <text:p>14.2190692077247</text:p>
              </table:table-cell>
              <table:table-cell office:value-type="float" office:value="-1.35929257272188">
                <text:p>-1.35929257272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.197045174561">
                <text:p>-10.197045174561</text:p>
              </table:table-cell>
              <table:table-cell office:value-type="float" office:value="1.48894829719177">
                <text:p>1.48894829719177</text:p>
              </table:table-cell>
              <table:table-cell office:value-type="float" office:value="17.4327293311138">
                <text:p>17.4327293311138</text:p>
              </table:table-cell>
              <table:table-cell office:value-type="float" office:value="-62.0068943052961">
                <text:p>-62.0068943052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2505214252602">
                <text:p>-1.2505214252602</text:p>
              </table:table-cell>
              <table:table-cell office:value-type="float" office:value="-36.1580869856943">
                <text:p>-36.1580869856943</text:p>
              </table:table-cell>
              <table:table-cell office:value-type="float" office:value="7.11146035948724">
                <text:p>7.11146035948724</text:p>
              </table:table-cell>
              <table:table-cell office:value-type="float" office:value="-25.7556966432067">
                <text:p>-25.7556966432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0427905781497">
                <text:p>14.0427905781497</text:p>
              </table:table-cell>
              <table:table-cell office:value-type="float" office:value="6.74545825890311">
                <text:p>6.74545825890311</text:p>
              </table:table-cell>
              <table:table-cell office:value-type="float" office:value="-17.6048127922639">
                <text:p>-17.6048127922639</text:p>
              </table:table-cell>
              <table:table-cell office:value-type="float" office:value="-2.99451446397096">
                <text:p>-2.99451446397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7311172514923">
                <text:p>5.37311172514923</text:p>
              </table:table-cell>
              <table:table-cell office:value-type="float" office:value="9.1038175210931">
                <text:p>9.1038175210931</text:p>
              </table:table-cell>
              <table:table-cell office:value-type="float" office:value="9.3819673768465">
                <text:p>9.3819673768465</text:p>
              </table:table-cell>
              <table:table-cell office:value-type="float" office:value="35.4860489620703">
                <text:p>35.48604896207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1170966522843">
                <text:p>23.1170966522843</text:p>
              </table:table-cell>
              <table:table-cell office:value-type="float" office:value="-18.5638252040431">
                <text:p>-18.5638252040431</text:p>
              </table:table-cell>
              <table:table-cell office:value-type="float" office:value="-14.8761901297783">
                <text:p>-14.8761901297783</text:p>
              </table:table-cell>
              <table:table-cell office:value-type="float" office:value="4.51784245808465">
                <text:p>4.51784245808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4761685571035">
                <text:p>7.34761685571035</text:p>
              </table:table-cell>
              <table:table-cell office:value-type="float" office:value="20.8772242906108">
                <text:p>20.8772242906108</text:p>
              </table:table-cell>
              <table:table-cell office:value-type="float" office:value="-5.69781426259421">
                <text:p>-5.69781426259421</text:p>
              </table:table-cell>
              <table:table-cell office:value-type="float" office:value="2.75814729330456">
                <text:p>2.75814729330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1830561941479">
                <text:p>10.1830561941479</text:p>
              </table:table-cell>
              <table:table-cell office:value-type="float" office:value="7.22559204500394">
                <text:p>7.22559204500394</text:p>
              </table:table-cell>
              <table:table-cell office:value-type="float" office:value="16.8479368414677">
                <text:p>16.8479368414677</text:p>
              </table:table-cell>
              <table:table-cell office:value-type="float" office:value="5.66010431080992">
                <text:p>5.66010431080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6136272707483">
                <text:p>1.26136272707483</text:p>
              </table:table-cell>
              <table:table-cell office:value-type="float" office:value="-10.6174835503602">
                <text:p>-10.6174835503602</text:p>
              </table:table-cell>
              <table:table-cell office:value-type="float" office:value="-12.6482637425454">
                <text:p>-12.6482637425454</text:p>
              </table:table-cell>
              <table:table-cell office:value-type="float" office:value="3.08676390522887">
                <text:p>3.08676390522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1453630118758">
                <text:p>1.71453630118758</text:p>
              </table:table-cell>
              <table:table-cell office:value-type="float" office:value="-0.929052706619995">
                <text:p>-0.929052706619995</text:p>
              </table:table-cell>
              <table:table-cell office:value-type="float" office:value="10.1297687963814">
                <text:p>10.1297687963814</text:p>
              </table:table-cell>
              <table:table-cell office:value-type="float" office:value="-43.9824289709168">
                <text:p>-43.9824289709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5762268996308">
                <text:p>0.075762268996308</text:p>
              </table:table-cell>
              <table:table-cell office:value-type="float" office:value="-4.73011615625748">
                <text:p>-4.73011615625748</text:p>
              </table:table-cell>
              <table:table-cell office:value-type="float" office:value="2.74968026018018">
                <text:p>2.74968026018018</text:p>
              </table:table-cell>
              <table:table-cell office:value-type="float" office:value="-2.11533090286786">
                <text:p>-2.11533090286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936107894556">
                <text:p>2.24936107894556</text:p>
              </table:table-cell>
              <table:table-cell office:value-type="float" office:value="-20.2397744749466">
                <text:p>-20.2397744749466</text:p>
              </table:table-cell>
              <table:table-cell office:value-type="float" office:value="-16.764559167981">
                <text:p>-16.764559167981</text:p>
              </table:table-cell>
              <table:table-cell office:value-type="float" office:value="-2.02735256775849">
                <text:p>-2.02735256775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56398892156">
                <text:p>0.3556398892156</text:p>
              </table:table-cell>
              <table:table-cell office:value-type="float" office:value="-5.02827364652737">
                <text:p>-5.02827364652737</text:p>
              </table:table-cell>
              <table:table-cell office:value-type="float" office:value="-18.8282563017393">
                <text:p>-18.8282563017393</text:p>
              </table:table-cell>
              <table:table-cell office:value-type="float" office:value="-1.85922988364994">
                <text:p>-1.85922988364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8.1465808554661">
                <text:p>-18.1465808554661</text:p>
              </table:table-cell>
              <table:table-cell office:value-type="float" office:value="-11.0580031788111">
                <text:p>-11.0580031788111</text:p>
              </table:table-cell>
              <table:table-cell office:value-type="float" office:value="17.0399138178466">
                <text:p>17.0399138178466</text:p>
              </table:table-cell>
              <table:table-cell office:value-type="float" office:value="-4.78335732329372">
                <text:p>-4.783357323293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1509010621999">
                <text:p>3.01509010621999</text:p>
              </table:table-cell>
              <table:table-cell office:value-type="float" office:value="-20.9768098060096">
                <text:p>-20.9768098060096</text:p>
              </table:table-cell>
              <table:table-cell office:value-type="float" office:value="21.5447393299124">
                <text:p>21.5447393299124</text:p>
              </table:table-cell>
              <table:table-cell office:value-type="float" office:value="-10.3734326425698">
                <text:p>-10.3734326425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6.9866133034594">
                <text:p>-36.9866133034594</text:p>
              </table:table-cell>
              <table:table-cell office:value-type="float" office:value="-18.0924297621852">
                <text:p>-18.0924297621852</text:p>
              </table:table-cell>
              <table:table-cell office:value-type="float" office:value="-15.8209081578183">
                <text:p>-15.8209081578183</text:p>
              </table:table-cell>
              <table:table-cell office:value-type="float" office:value="-6.38475942441011">
                <text:p>-6.38475942441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2.4216741376314">
                <text:p>-22.4216741376314</text:p>
              </table:table-cell>
              <table:table-cell office:value-type="float" office:value="-13.6365480077205">
                <text:p>-13.6365480077205</text:p>
              </table:table-cell>
              <table:table-cell office:value-type="float" office:value="-29.5077857411819">
                <text:p>-29.5077857411819</text:p>
              </table:table-cell>
              <table:table-cell office:value-type="float" office:value="20.5536716868">
                <text:p>20.5536716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5.6367568832045">
                <text:p>-25.6367568832045</text:p>
              </table:table-cell>
              <table:table-cell office:value-type="float" office:value="-21.0823466465623">
                <text:p>-21.0823466465623</text:p>
              </table:table-cell>
              <table:table-cell office:value-type="float" office:value="-13.7864329780288">
                <text:p>-13.7864329780288</text:p>
              </table:table-cell>
              <table:table-cell office:value-type="float" office:value="-43.7091556048618">
                <text:p>-43.7091556048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7.6247039519927">
                <text:p>-27.6247039519927</text:p>
              </table:table-cell>
              <table:table-cell office:value-type="float" office:value="-31.0522748976801">
                <text:p>-31.0522748976801</text:p>
              </table:table-cell>
              <table:table-cell office:value-type="float" office:value="-16.0007629272388">
                <text:p>-16.0007629272388</text:p>
              </table:table-cell>
              <table:table-cell office:value-type="float" office:value="-38.9412825148893">
                <text:p>-38.9412825148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7.0023314027403">
                <text:p>-27.0023314027403</text:p>
              </table:table-cell>
              <table:table-cell office:value-type="float" office:value="-63.4086096628054">
                <text:p>-63.4086096628054</text:p>
              </table:table-cell>
              <table:table-cell office:value-type="float" office:value="-11.5859715376991">
                <text:p>-11.5859715376991</text:p>
              </table:table-cell>
              <table:table-cell office:value-type="float" office:value="-23.5955932740809">
                <text:p>-23.5955932740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7.6024513987512">
                <text:p>-37.6024513987512</text:p>
              </table:table-cell>
              <table:table-cell office:value-type="float" office:value="-30.6865073225876">
                <text:p>-30.6865073225876</text:p>
              </table:table-cell>
              <table:table-cell office:value-type="float" office:value="-22.6359015358858">
                <text:p>-22.6359015358858</text:p>
              </table:table-cell>
              <table:table-cell office:value-type="float" office:value="-53.7284270542053">
                <text:p>-53.7284270542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5.319576471838">
                <text:p>-55.319576471838</text:p>
              </table:table-cell>
              <table:table-cell office:value-type="float" office:value="-27.9383765560948">
                <text:p>-27.9383765560948</text:p>
              </table:table-cell>
              <table:table-cell office:value-type="float" office:value="-46.0230540654401">
                <text:p>-46.0230540654401</text:p>
              </table:table-cell>
              <table:table-cell office:value-type="float" office:value="-40.3948759019449">
                <text:p>-40.3948759019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2.0423587614421">
                <text:p>-22.0423587614421</text:p>
              </table:table-cell>
              <table:table-cell office:value-type="float" office:value="-34.9819580210415">
                <text:p>-34.9819580210415</text:p>
              </table:table-cell>
              <table:table-cell office:value-type="float" office:value="-6.35969467274549">
                <text:p>-6.35969467274549</text:p>
              </table:table-cell>
              <table:table-cell office:value-type="float" office:value="-41.1238934763402">
                <text:p>-41.1238934763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6.559546292303">
                <text:p>-46.559546292303</text:p>
              </table:table-cell>
              <table:table-cell office:value-type="float" office:value="-39.9568538512002">
                <text:p>-39.9568538512002</text:p>
              </table:table-cell>
              <table:table-cell office:value-type="float" office:value="-29.7169316819783">
                <text:p>-29.7169316819783</text:p>
              </table:table-cell>
              <table:table-cell office:value-type="float" office:value="-11.6261014849392">
                <text:p>-11.6261014849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5.6721247805373">
                <text:p>-25.6721247805373</text:p>
              </table:table-cell>
              <table:table-cell office:value-type="float" office:value="-60.8387036317586">
                <text:p>-60.8387036317586</text:p>
              </table:table-cell>
              <table:table-cell office:value-type="float" office:value="-3.15209622773488">
                <text:p>-3.15209622773488</text:p>
              </table:table-cell>
              <table:table-cell office:value-type="float" office:value="-38.2880917359997">
                <text:p>-38.28809173599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.6888428526754">
                <text:p>-39.6888428526754</text:p>
              </table:table-cell>
              <table:table-cell office:value-type="float" office:value="-35.8528245068613">
                <text:p>-35.8528245068613</text:p>
              </table:table-cell>
              <table:table-cell office:value-type="float" office:value="-12.6587139297218">
                <text:p>-12.6587139297218</text:p>
              </table:table-cell>
              <table:table-cell office:value-type="float" office:value="-24.9806453870806">
                <text:p>-24.9806453870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5.5460578041506">
                <text:p>-25.5460578041506</text:p>
              </table:table-cell>
              <table:table-cell office:value-type="float" office:value="-46.5385756105615">
                <text:p>-46.5385756105615</text:p>
              </table:table-cell>
              <table:table-cell office:value-type="float" office:value="5.73336140972492">
                <text:p>5.73336140972492</text:p>
              </table:table-cell>
              <table:table-cell office:value-type="float" office:value="-39.0759879221341">
                <text:p>-39.0759879221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5.0646492080602">
                <text:p>-45.0646492080602</text:p>
              </table:table-cell>
              <table:table-cell office:value-type="float" office:value="-49.5656582751158">
                <text:p>-49.5656582751158</text:p>
              </table:table-cell>
              <table:table-cell office:value-type="float" office:value="-0.358506257702949">
                <text:p>-0.358506257702949</text:p>
              </table:table-cell>
              <table:table-cell office:value-type="float" office:value="-17.5723255365761">
                <text:p>-17.5723255365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7.537109285413">
                <text:p>-47.537109285413</text:p>
              </table:table-cell>
              <table:table-cell office:value-type="float" office:value="-20.7248589729278">
                <text:p>-20.7248589729278</text:p>
              </table:table-cell>
              <table:table-cell office:value-type="float" office:value="13.4944172642528">
                <text:p>13.4944172642528</text:p>
              </table:table-cell>
              <table:table-cell office:value-type="float" office:value="-14.3684591872341">
                <text:p>-14.3684591872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8.8720197122642">
                <text:p>-28.8720197122642</text:p>
              </table:table-cell>
              <table:table-cell office:value-type="float" office:value="-32.4095463982901">
                <text:p>-32.4095463982901</text:p>
              </table:table-cell>
              <table:table-cell office:value-type="float" office:value="7.73428852319186">
                <text:p>7.73428852319186</text:p>
              </table:table-cell>
              <table:table-cell office:value-type="float" office:value="-7.42919524986349">
                <text:p>-7.42919524986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.01870566374">
                <text:p>-35.01870566374</text:p>
              </table:table-cell>
              <table:table-cell office:value-type="float" office:value="-22.147766563593">
                <text:p>-22.147766563593</text:p>
              </table:table-cell>
              <table:table-cell office:value-type="float" office:value="11.6832075268091">
                <text:p>11.6832075268091</text:p>
              </table:table-cell>
              <table:table-cell office:value-type="float" office:value="-28.2866504735893">
                <text:p>-28.28665047358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0.3305119741517">
                <text:p>-40.3305119741517</text:p>
              </table:table-cell>
              <table:table-cell office:value-type="float" office:value="-16.5071423024625">
                <text:p>-16.5071423024625</text:p>
              </table:table-cell>
              <table:table-cell office:value-type="float" office:value="-7.05593978733179">
                <text:p>-7.05593978733179</text:p>
              </table:table-cell>
              <table:table-cell office:value-type="float" office:value="-12.4495952487895">
                <text:p>-12.44959524878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4.0889954358905">
                <text:p>-24.0889954358905</text:p>
              </table:table-cell>
              <table:table-cell office:value-type="float" office:value="-36.7740433808111">
                <text:p>-36.7740433808111</text:p>
              </table:table-cell>
              <table:table-cell office:value-type="float" office:value="-4.35291865986989">
                <text:p>-4.35291865986989</text:p>
              </table:table-cell>
              <table:table-cell office:value-type="float" office:value="-6.62384476088246">
                <text:p>-6.62384476088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32109012864242">
                <text:p>-3.32109012864242</text:p>
              </table:table-cell>
              <table:table-cell office:value-type="float" office:value="4.13684407666763">
                <text:p>4.13684407666763</text:p>
              </table:table-cell>
              <table:table-cell office:value-type="float" office:value="20.9396443606386">
                <text:p>20.9396443606386</text:p>
              </table:table-cell>
              <table:table-cell office:value-type="float" office:value="-3.39737644883824">
                <text:p>-3.39737644883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.4564289217833">
                <text:p>-30.4564289217833</text:p>
              </table:table-cell>
              <table:table-cell office:value-type="float" office:value="-18.4286656049428">
                <text:p>-18.4286656049428</text:p>
              </table:table-cell>
              <table:table-cell office:value-type="float" office:value="9.39049756017362">
                <text:p>9.39049756017362</text:p>
              </table:table-cell>
              <table:table-cell office:value-type="float" office:value="-17.8127798893523">
                <text:p>-17.8127798893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0.0761911450365">
                <text:p>-40.0761911450365</text:p>
              </table:table-cell>
              <table:table-cell office:value-type="float" office:value="-11.332274498193">
                <text:p>-11.332274498193</text:p>
              </table:table-cell>
              <table:table-cell office:value-type="float" office:value="-21.906828182378">
                <text:p>-21.906828182378</text:p>
              </table:table-cell>
              <table:table-cell office:value-type="float" office:value="-17.0880361962062">
                <text:p>-17.0880361962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.3711592970022">
                <text:p>-16.3711592970022</text:p>
              </table:table-cell>
              <table:table-cell office:value-type="float" office:value="-16.7920242783469">
                <text:p>-16.7920242783469</text:p>
              </table:table-cell>
              <table:table-cell office:value-type="float" office:value="7.44613744601447">
                <text:p>7.44613744601447</text:p>
              </table:table-cell>
              <table:table-cell office:value-type="float" office:value="-6.37673338050174">
                <text:p>-6.376733380501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7.2843268572196">
                <text:p>-27.2843268572196</text:p>
              </table:table-cell>
              <table:table-cell office:value-type="float" office:value="-30.7968912193343">
                <text:p>-30.7968912193343</text:p>
              </table:table-cell>
              <table:table-cell office:value-type="float" office:value="18.7444385311833">
                <text:p>18.7444385311833</text:p>
              </table:table-cell>
              <table:table-cell office:value-type="float" office:value="-2.19360218676726">
                <text:p>-2.19360218676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7336202364061">
                <text:p>6.97336202364061</text:p>
              </table:table-cell>
              <table:table-cell office:value-type="float" office:value="-10.9912103753652">
                <text:p>-10.9912103753652</text:p>
              </table:table-cell>
              <table:table-cell office:value-type="float" office:value="6.48642921902688">
                <text:p>6.48642921902688</text:p>
              </table:table-cell>
              <table:table-cell office:value-type="float" office:value="9.34594771209441">
                <text:p>9.34594771209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0.0523690736603">
                <text:p>-30.0523690736603</text:p>
              </table:table-cell>
              <table:table-cell office:value-type="float" office:value="4.67658303720496">
                <text:p>4.67658303720496</text:p>
              </table:table-cell>
              <table:table-cell office:value-type="float" office:value="-9.9213167817534">
                <text:p>-9.9213167817534</text:p>
              </table:table-cell>
              <table:table-cell office:value-type="float" office:value="-22.7241382316338">
                <text:p>-22.7241382316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7036032361948">
                <text:p>7.97036032361948</text:p>
              </table:table-cell>
              <table:table-cell office:value-type="float" office:value="8.7860310746035">
                <text:p>8.7860310746035</text:p>
              </table:table-cell>
              <table:table-cell office:value-type="float" office:value="22.5052049148849">
                <text:p>22.5052049148849</text:p>
              </table:table-cell>
              <table:table-cell office:value-type="float" office:value="-0.67088661509619">
                <text:p>-0.67088661509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7205285012398">
                <text:p>13.7205285012398</text:p>
              </table:table-cell>
              <table:table-cell office:value-type="float" office:value="-1.87575298260229">
                <text:p>-1.87575298260229</text:p>
              </table:table-cell>
              <table:table-cell office:value-type="float" office:value="22.2402372298765">
                <text:p>22.2402372298765</text:p>
              </table:table-cell>
              <table:table-cell office:value-type="float" office:value="10.6937944652045">
                <text:p>10.6937944652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24643015168571">
                <text:p>-4.24643015168571</text:p>
              </table:table-cell>
              <table:table-cell office:value-type="float" office:value="-22.3034544918546">
                <text:p>-22.3034544918546</text:p>
              </table:table-cell>
              <table:table-cell office:value-type="float" office:value="15.8245245442547">
                <text:p>15.8245245442547</text:p>
              </table:table-cell>
              <table:table-cell office:value-type="float" office:value="28.1854167794465">
                <text:p>28.18541677944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58662663650116">
                <text:p>-6.58662663650116</text:p>
              </table:table-cell>
              <table:table-cell office:value-type="float" office:value="-15.0809260753844">
                <text:p>-15.0809260753844</text:p>
              </table:table-cell>
              <table:table-cell office:value-type="float" office:value="7.36890528952148">
                <text:p>7.36890528952148</text:p>
              </table:table-cell>
              <table:table-cell office:value-type="float" office:value="0.394858400263898">
                <text:p>0.3948584002638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8828139196556">
                <text:p>11.8828139196556</text:p>
              </table:table-cell>
              <table:table-cell office:value-type="float" office:value="7.77137475683905">
                <text:p>7.77137475683905</text:p>
              </table:table-cell>
              <table:table-cell office:value-type="float" office:value="22.0836638151847">
                <text:p>22.0836638151847</text:p>
              </table:table-cell>
              <table:table-cell office:value-type="float" office:value="30.0536019672485">
                <text:p>30.05360196724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1288899732687">
                <text:p>37.1288899732687</text:p>
              </table:table-cell>
              <table:table-cell office:value-type="float" office:value="-10.8834246295365">
                <text:p>-10.8834246295365</text:p>
              </table:table-cell>
              <table:table-cell office:value-type="float" office:value="12.1190637366571">
                <text:p>12.1190637366571</text:p>
              </table:table-cell>
              <table:table-cell office:value-type="float" office:value="28.0715872381454">
                <text:p>28.0715872381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8459423525987">
                <text:p>5.68459423525987</text:p>
              </table:table-cell>
              <table:table-cell office:value-type="float" office:value="-16.2712786720988">
                <text:p>-16.2712786720988</text:p>
              </table:table-cell>
              <table:table-cell office:value-type="float" office:value="23.3566348499017">
                <text:p>23.3566348499017</text:p>
              </table:table-cell>
              <table:table-cell office:value-type="float" office:value="12.8293037291472">
                <text:p>12.8293037291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7266900886106">
                <text:p>-2.57266900886106</text:p>
              </table:table-cell>
              <table:table-cell office:value-type="float" office:value="10.7601262369693">
                <text:p>10.7601262369693</text:p>
              </table:table-cell>
              <table:table-cell office:value-type="float" office:value="24.3464594429578">
                <text:p>24.3464594429578</text:p>
              </table:table-cell>
              <table:table-cell office:value-type="float" office:value="15.3136175962638">
                <text:p>15.31361759626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3580897135496">
                <text:p>0.753580897135496</text:p>
              </table:table-cell>
              <table:table-cell office:value-type="float" office:value="18.6818072160513">
                <text:p>18.6818072160513</text:p>
              </table:table-cell>
              <table:table-cell office:value-type="float" office:value="24.0995954433842">
                <text:p>24.0995954433842</text:p>
              </table:table-cell>
              <table:table-cell office:value-type="float" office:value="20.1410305882395">
                <text:p>20.1410305882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60391727489756">
                <text:p>-0.0860391727489756</text:p>
              </table:table-cell>
              <table:table-cell office:value-type="float" office:value="-5.00667227914468">
                <text:p>-5.00667227914468</text:p>
              </table:table-cell>
              <table:table-cell office:value-type="float" office:value="22.3850129936742">
                <text:p>22.3850129936742</text:p>
              </table:table-cell>
              <table:table-cell office:value-type="float" office:value="9.72269424622112">
                <text:p>9.72269424622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1401317988334">
                <text:p>13.1401317988334</text:p>
              </table:table-cell>
              <table:table-cell office:value-type="float" office:value="-16.4805439417929">
                <text:p>-16.4805439417929</text:p>
              </table:table-cell>
              <table:table-cell office:value-type="float" office:value="18.2750715187084">
                <text:p>18.2750715187084</text:p>
              </table:table-cell>
              <table:table-cell office:value-type="float" office:value="2.62144896443461">
                <text:p>2.62144896443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0254945142108">
                <text:p>3.40254945142108</text:p>
              </table:table-cell>
              <table:table-cell office:value-type="float" office:value="-11.7098056922549">
                <text:p>-11.7098056922549</text:p>
              </table:table-cell>
              <table:table-cell office:value-type="float" office:value="22.3169440129023">
                <text:p>22.3169440129023</text:p>
              </table:table-cell>
              <table:table-cell office:value-type="float" office:value="4.59183104326647">
                <text:p>4.59183104326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.76311735116581">
                <text:p>-7.76311735116581</text:p>
              </table:table-cell>
              <table:table-cell office:value-type="float" office:value="-2.23179145171174">
                <text:p>-2.23179145171174</text:p>
              </table:table-cell>
              <table:table-cell office:value-type="float" office:value="19.5589581573934">
                <text:p>19.5589581573934</text:p>
              </table:table-cell>
              <table:table-cell office:value-type="float" office:value="20.938634459252">
                <text:p>20.938634459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5.2115086497132">
                <text:p>-25.2115086497132</text:p>
              </table:table-cell>
              <table:table-cell office:value-type="float" office:value="-14.2239097861349">
                <text:p>-14.2239097861349</text:p>
              </table:table-cell>
              <table:table-cell office:value-type="float" office:value="26.262028681434">
                <text:p>26.262028681434</text:p>
              </table:table-cell>
              <table:table-cell office:value-type="float" office:value="5.17197683384093">
                <text:p>5.17197683384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81695528459275">
                <text:p>-4.81695528459275</text:p>
              </table:table-cell>
              <table:table-cell office:value-type="float" office:value="5.18049290363918">
                <text:p>5.18049290363918</text:p>
              </table:table-cell>
              <table:table-cell office:value-type="float" office:value="18.982687904818">
                <text:p>18.982687904818</text:p>
              </table:table-cell>
              <table:table-cell office:value-type="float" office:value="-1.43425501938501">
                <text:p>-1.43425501938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65960530623853">
                <text:p>-4.65960530623853</text:p>
              </table:table-cell>
              <table:table-cell office:value-type="float" office:value="-6.04451355962086">
                <text:p>-6.04451355962086</text:p>
              </table:table-cell>
              <table:table-cell office:value-type="float" office:value="17.0852257554656">
                <text:p>17.0852257554656</text:p>
              </table:table-cell>
              <table:table-cell office:value-type="float" office:value="16.4740266293841">
                <text:p>16.4740266293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3.913487542846">
                <text:p>-13.913487542846</text:p>
              </table:table-cell>
              <table:table-cell office:value-type="float" office:value="-9.16336642782241">
                <text:p>-9.16336642782241</text:p>
              </table:table-cell>
              <table:table-cell office:value-type="float" office:value="23.45681854291">
                <text:p>23.45681854291</text:p>
              </table:table-cell>
              <table:table-cell office:value-type="float" office:value="-17.1499940103289">
                <text:p>-17.1499940103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74488545604537">
                <text:p>-1.74488545604537</text:p>
              </table:table-cell>
              <table:table-cell office:value-type="float" office:value="-8.45343914561813">
                <text:p>-8.45343914561813</text:p>
              </table:table-cell>
              <table:table-cell office:value-type="float" office:value="12.0360899832601">
                <text:p>12.0360899832601</text:p>
              </table:table-cell>
              <table:table-cell office:value-type="float" office:value="11.4658172773552">
                <text:p>11.4658172773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3288539168647">
                <text:p>3.23288539168647</text:p>
              </table:table-cell>
              <table:table-cell office:value-type="float" office:value="7.14978320120198">
                <text:p>7.14978320120198</text:p>
              </table:table-cell>
              <table:table-cell office:value-type="float" office:value="18.5425479859582">
                <text:p>18.5425479859582</text:p>
              </table:table-cell>
              <table:table-cell office:value-type="float" office:value="-5.08827174354863">
                <text:p>-5.088271743548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34563537890092">
                <text:p>-5.34563537890092</text:p>
              </table:table-cell>
              <table:table-cell office:value-type="float" office:value="2.97333822752299">
                <text:p>2.97333822752299</text:p>
              </table:table-cell>
              <table:table-cell office:value-type="float" office:value="25.7051567841571">
                <text:p>25.7051567841571</text:p>
              </table:table-cell>
              <table:table-cell office:value-type="float" office:value="1.05611862119144">
                <text:p>1.05611862119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2015740272495">
                <text:p>8.72015740272495</text:p>
              </table:table-cell>
              <table:table-cell office:value-type="float" office:value="3.77041463457411">
                <text:p>3.77041463457411</text:p>
              </table:table-cell>
              <table:table-cell office:value-type="float" office:value="17.8715017693279">
                <text:p>17.8715017693279</text:p>
              </table:table-cell>
              <table:table-cell office:value-type="float" office:value="16.9726750043851">
                <text:p>16.9726750043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1241562555767">
                <text:p>14.1241562555767</text:p>
              </table:table-cell>
              <table:table-cell office:value-type="float" office:value="15.7908448108842">
                <text:p>15.7908448108842</text:p>
              </table:table-cell>
              <table:table-cell office:value-type="float" office:value="20.5795764800923">
                <text:p>20.5795764800923</text:p>
              </table:table-cell>
              <table:table-cell office:value-type="float" office:value="-6.94782953708839">
                <text:p>-6.94782953708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02911744045493">
                <text:p>8.02911744045493</text:p>
              </table:table-cell>
              <table:table-cell office:value-type="float" office:value="17.7288162767971">
                <text:p>17.7288162767971</text:p>
              </table:table-cell>
              <table:table-cell office:value-type="float" office:value="7.09762408403307">
                <text:p>7.09762408403307</text:p>
              </table:table-cell>
              <table:table-cell office:value-type="float" office:value="17.2793224369001">
                <text:p>17.2793224369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38378941609036">
                <text:p>-4.38378941609036</text:p>
              </table:table-cell>
              <table:table-cell office:value-type="float" office:value="-7.59399337369285">
                <text:p>-7.59399337369285</text:p>
              </table:table-cell>
              <table:table-cell office:value-type="float" office:value="18.7198270464368">
                <text:p>18.7198270464368</text:p>
              </table:table-cell>
              <table:table-cell office:value-type="float" office:value="11.2307481225297">
                <text:p>11.23074812252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98817929967781">
                <text:p>0.698817929967781</text:p>
              </table:table-cell>
              <table:table-cell office:value-type="float" office:value="3.04702594850813">
                <text:p>3.04702594850813</text:p>
              </table:table-cell>
              <table:table-cell office:value-type="float" office:value="20.835854004972">
                <text:p>20.835854004972</text:p>
              </table:table-cell>
              <table:table-cell office:value-type="float" office:value="7.33835038481597">
                <text:p>7.33835038481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2421532643843">
                <text:p>7.92421532643843</text:p>
              </table:table-cell>
              <table:table-cell office:value-type="float" office:value="-19.8467926976252">
                <text:p>-19.8467926976252</text:p>
              </table:table-cell>
              <table:table-cell office:value-type="float" office:value="15.0159052675787">
                <text:p>15.0159052675787</text:p>
              </table:table-cell>
              <table:table-cell office:value-type="float" office:value="13.845661195205">
                <text:p>13.845661195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dc5e7" draw:fill-color="#adc5e7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767cm" svg:height="13.84cm" xlink:href=".." xlink:type="simple" chart:class="chart:line" chart:style-name="ch1">
        <chart:title svg:x="17.987cm" svg:y="0.412cm" chart:style-name="ch2">
          <text:p>Coefficiant d'angle</text:p>
        </chart:title>
        <chart:legend chart:legend-position="end" svg:x="36.042cm" svg:y="5.874cm" style:legend-expansion="high" chart:style-name="ch3"/>
        <chart:plot-area chart:style-name="ch4" table:cell-range-address="'Coef angle'.A1:'Coef angle'.D182" chart:data-source-has-labels="row" svg:x="0.739cm" svg:y="1.466cm" svg:width="34.451cm" svg:height="11.115cm">
          <chartooo:coordinate-region svg:x="1.572cm" svg:y="1.665cm" svg:width="33.477cm" svg:height="10.717cm"/>
          <chart:axis chart:dimension="x" chart:name="primary-x" chart:style-name="ch5">
            <chart:title svg:x="17.06cm" svg:y="12.857cm" chart:style-name="ch6">
              <text:p>Frames (n°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oef angle'.A2:'Coef angle'.A182" chart:label-cell-address="'Coef angle'.A1:'Coef angle'.A1" chart:class="chart:line">
            <chart:data-point chart:repeated="181"/>
          </chart:series>
          <chart:series chart:style-name="ch9" chart:values-cell-range-address="'Coef angle'.B2:'Coef angle'.B182" chart:label-cell-address="'Coef angle'.B1:'Coef angle'.B1" chart:class="chart:line">
            <chart:data-point chart:repeated="181"/>
          </chart:series>
          <chart:series chart:style-name="ch10" chart:values-cell-range-address="'Coef angle'.C2:'Coef angle'.C182" chart:label-cell-address="'Coef angle'.C1:'Coef angle'.C1" chart:class="chart:line">
            <chart:data-point chart:repeated="181"/>
          </chart:series>
          <chart:series chart:style-name="ch11" chart:values-cell-range-address="'Coef angle'.D2:'Coef angle'.D182" chart:label-cell-address="'Coef angle'.D1:'Coef angle'.D1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Half</text:p>
                <draw:g>
                  <svg:desc>'Coef angle'.A1:'Coef angle'.A1</svg:desc>
                </draw:g>
              </table:table-cell>
              <table:table-cell office:value-type="string">
                <text:p>D2 Third</text:p>
                <draw:g>
                  <svg:desc>'Coef angle'.B1:'Coef angle'.B1</svg:desc>
                </draw:g>
              </table:table-cell>
              <table:table-cell office:value-type="string">
                <text:p>D2 </text:p>
                <draw:g>
                  <svg:desc>'Coef angle'.C1:'Coef angle'.C1</svg:desc>
                </draw:g>
              </table:table-cell>
              <table:table-cell office:value-type="string">
                <text:p>D2 third low res</text:p>
                <draw:g>
                  <svg:desc>'Coef angle'.D1:'Coef angl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ef angle'.A2:'Coef angle'.A182</svg:desc>
                </draw:g>
              </table:table-cell>
              <table:table-cell office:value-type="float" office:value="NaN">
                <text:p>NaN</text:p>
                <draw:g>
                  <svg:desc>'Coef angle'.B2:'Coef angle'.B182</svg:desc>
                </draw:g>
              </table:table-cell>
              <table:table-cell office:value-type="float" office:value="NaN">
                <text:p>NaN</text:p>
                <draw:g>
                  <svg:desc>'Coef angle'.C2:'Coef angle'.C182</svg:desc>
                </draw:g>
              </table:table-cell>
              <table:table-cell office:value-type="float" office:value="NaN">
                <text:p>NaN</text:p>
                <draw:g>
                  <svg:desc>'Coef angle'.D2:'Coef angle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15915135454117">
                <text:p>-0.091591513545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-0.1474834664316">
                <text:p>-0.1474834664316</text:p>
              </table:table-cell>
              <table:table-cell office:value-type="float" office:value="-0.15855088971424">
                <text:p>-0.1585508897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87958264493058">
                <text:p>-0.0487958264493058</text:p>
              </table:table-cell>
              <table:table-cell office:value-type="float" office:value="-0.119792750699177">
                <text:p>-0.119792750699177</text:p>
              </table:table-cell>
              <table:table-cell office:value-type="float" office:value="-0.214258799128469">
                <text:p>-0.214258799128469</text:p>
              </table:table-cell>
              <table:table-cell office:value-type="float" office:value="-0.0595805499107659">
                <text:p>-0.0595805499107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4386163139202">
                <text:p>-0.124386163139202</text:p>
              </table:table-cell>
              <table:table-cell office:value-type="float" office:value="-0.00465918718407882">
                <text:p>-0.00465918718407882</text:p>
              </table:table-cell>
              <table:table-cell office:value-type="float" office:value="-0.116973518377659">
                <text:p>-0.116973518377659</text:p>
              </table:table-cell>
              <table:table-cell office:value-type="float" office:value="0.0904677564226411">
                <text:p>0.0904677564226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02818065534692">
                <text:p>-0.0802818065534692</text:p>
              </table:table-cell>
              <table:table-cell office:value-type="float" office:value="-0.0757856234117433">
                <text:p>-0.0757856234117433</text:p>
              </table:table-cell>
              <table:table-cell office:value-type="float" office:value="0.179554329449331">
                <text:p>0.179554329449331</text:p>
              </table:table-cell>
              <table:table-cell office:value-type="float" office:value="0.123172807234588">
                <text:p>0.123172807234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16102382100649">
                <text:p>-0.0216102382100649</text:p>
              </table:table-cell>
              <table:table-cell office:value-type="float" office:value="0.0139961749810994">
                <text:p>0.0139961749810994</text:p>
              </table:table-cell>
              <table:table-cell office:value-type="float" office:value="-0.210994963908672">
                <text:p>-0.210994963908672</text:p>
              </table:table-cell>
              <table:table-cell office:value-type="float" office:value="0.0453978781343646">
                <text:p>0.0453978781343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8135152134398">
                <text:p>-0.198135152134398</text:p>
              </table:table-cell>
              <table:table-cell office:value-type="float" office:value="-0.123323109467842">
                <text:p>-0.123323109467842</text:p>
              </table:table-cell>
              <table:table-cell office:value-type="float" office:value="-0.0831774825607709">
                <text:p>-0.0831774825607709</text:p>
              </table:table-cell>
              <table:table-cell office:value-type="float" office:value="-0.198497634498298">
                <text:p>-0.198497634498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1451264242207">
                <text:p>0.0341451264242207</text:p>
              </table:table-cell>
              <table:table-cell office:value-type="float" office:value="-0.217153064826721">
                <text:p>-0.217153064826721</text:p>
              </table:table-cell>
              <table:table-cell office:value-type="float" office:value="0.65188579331276">
                <text:p>0.65188579331276</text:p>
              </table:table-cell>
              <table:table-cell office:value-type="float" office:value="0.0343819395972659">
                <text:p>0.0343819395972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6588466748">
                <text:p>0.04786588466748</text:p>
              </table:table-cell>
              <table:table-cell office:value-type="float" office:value="-0.0214384005455834">
                <text:p>-0.0214384005455834</text:p>
              </table:table-cell>
              <table:table-cell office:value-type="float" office:value="-0.193955474556867">
                <text:p>-0.193955474556867</text:p>
              </table:table-cell>
              <table:table-cell office:value-type="float" office:value="0.134878980379446">
                <text:p>0.134878980379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6847013021991">
                <text:p>-0.156847013021991</text:p>
              </table:table-cell>
              <table:table-cell office:value-type="float" office:value="-0.141284557575237">
                <text:p>-0.141284557575237</text:p>
              </table:table-cell>
              <table:table-cell office:value-type="float" office:value="0.144915541073076">
                <text:p>0.144915541073076</text:p>
              </table:table-cell>
              <table:table-cell office:value-type="float" office:value="0.00185581483767355">
                <text:p>0.00185581483767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3594472713129">
                <text:p>-0.113594472713129</text:p>
              </table:table-cell>
              <table:table-cell office:value-type="float" office:value="-0.0983719751723431">
                <text:p>-0.0983719751723431</text:p>
              </table:table-cell>
              <table:table-cell office:value-type="float" office:value="0.143928432165924">
                <text:p>0.143928432165924</text:p>
              </table:table-cell>
              <table:table-cell office:value-type="float" office:value="0.198856272066815">
                <text:p>0.198856272066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42243738991741">
                <text:p>-0.142243738991741</text:p>
              </table:table-cell>
              <table:table-cell office:value-type="float" office:value="-0.15850118037716">
                <text:p>-0.15850118037716</text:p>
              </table:table-cell>
              <table:table-cell office:value-type="float" office:value="-0.0664729536326751">
                <text:p>-0.0664729536326751</text:p>
              </table:table-cell>
              <table:table-cell office:value-type="float" office:value="0.121678675648967">
                <text:p>0.121678675648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32142151675042">
                <text:p>-0.232142151675042</text:p>
              </table:table-cell>
              <table:table-cell office:value-type="float" office:value="-0.00773900193765355">
                <text:p>-0.00773900193765355</text:p>
              </table:table-cell>
              <table:table-cell office:value-type="float" office:value="-0.00603634617385918">
                <text:p>-0.00603634617385918</text:p>
              </table:table-cell>
              <table:table-cell office:value-type="float" office:value="0.121267242770162">
                <text:p>0.121267242770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42456673486279">
                <text:p>-0.142456673486279</text:p>
              </table:table-cell>
              <table:table-cell office:value-type="float" office:value="-0.193089904615921">
                <text:p>-0.193089904615921</text:p>
              </table:table-cell>
              <table:table-cell office:value-type="float" office:value="-0.152294059746628">
                <text:p>-0.152294059746628</text:p>
              </table:table-cell>
              <table:table-cell office:value-type="float" office:value="0.0395889610534104">
                <text:p>0.039588961053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9300984080741">
                <text:p>0.0149300984080741</text:p>
              </table:table-cell>
              <table:table-cell office:value-type="float" office:value="0.0654530429848451">
                <text:p>0.0654530429848451</text:p>
              </table:table-cell>
              <table:table-cell office:value-type="float" office:value="0.318110422087833">
                <text:p>0.318110422087833</text:p>
              </table:table-cell>
              <table:table-cell office:value-type="float" office:value="0.475821328027414">
                <text:p>0.47582132802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9970648712997">
                <text:p>-0.239970648712997</text:p>
              </table:table-cell>
              <table:table-cell office:value-type="float" office:value="-0.234174033018606">
                <text:p>-0.234174033018606</text:p>
              </table:table-cell>
              <table:table-cell office:value-type="float" office:value="-0.0632742110620721">
                <text:p>-0.0632742110620721</text:p>
              </table:table-cell>
              <table:table-cell office:value-type="float" office:value="0.149532428841858">
                <text:p>0.149532428841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89869977148">
                <text:p>0.14389869977148</text:p>
              </table:table-cell>
              <table:table-cell office:value-type="float" office:value="0.314874874179988">
                <text:p>0.314874874179988</text:p>
              </table:table-cell>
              <table:table-cell office:value-type="float" office:value="-0.196864003343609">
                <text:p>-0.196864003343609</text:p>
              </table:table-cell>
              <table:table-cell office:value-type="float" office:value="0.0912147839451761">
                <text:p>0.0912147839451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01129349090867">
                <text:p>0.0601129349090867</text:p>
              </table:table-cell>
              <table:table-cell office:value-type="float" office:value="0.286276407660783">
                <text:p>0.286276407660783</text:p>
              </table:table-cell>
              <table:table-cell office:value-type="float" office:value="-0.241938976008256">
                <text:p>-0.241938976008256</text:p>
              </table:table-cell>
              <table:table-cell office:value-type="float" office:value="0.0138567135276302">
                <text:p>0.013856713527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31046572174521">
                <text:p>-0.0431046572174521</text:p>
              </table:table-cell>
              <table:table-cell office:value-type="float" office:value="-0.207352362392323">
                <text:p>-0.207352362392323</text:p>
              </table:table-cell>
              <table:table-cell office:value-type="float" office:value="-0.157256356024027">
                <text:p>-0.157256356024027</text:p>
              </table:table-cell>
              <table:table-cell office:value-type="float" office:value="0.230591692221442">
                <text:p>0.230591692221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2047105639406">
                <text:p>0.0472047105639406</text:p>
              </table:table-cell>
              <table:table-cell office:value-type="float" office:value="-0.0870515944488404">
                <text:p>-0.0870515944488404</text:p>
              </table:table-cell>
              <table:table-cell office:value-type="float" office:value="0.154011514979502">
                <text:p>0.154011514979502</text:p>
              </table:table-cell>
              <table:table-cell office:value-type="float" office:value="0.0313327732500341">
                <text:p>0.0313327732500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26378775795315">
                <text:p>-0.126378775795315</text:p>
              </table:table-cell>
              <table:table-cell office:value-type="float" office:value="-0.0103612322299226">
                <text:p>-0.0103612322299226</text:p>
              </table:table-cell>
              <table:table-cell office:value-type="float" office:value="-0.213746630006799">
                <text:p>-0.213746630006799</text:p>
              </table:table-cell>
              <table:table-cell office:value-type="float" office:value="0.00441356499304996">
                <text:p>0.00441356499304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27627410068827">
                <text:p>-0.227627410068827</text:p>
              </table:table-cell>
              <table:table-cell office:value-type="float" office:value="-0.055501327129001">
                <text:p>-0.055501327129001</text:p>
              </table:table-cell>
              <table:table-cell office:value-type="float" office:value="-0.0416300302957645">
                <text:p>-0.0416300302957645</text:p>
              </table:table-cell>
              <table:table-cell office:value-type="float" office:value="-0.174459125311958">
                <text:p>-0.174459125311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8768527260164">
                <text:p>0.00388768527260164</text:p>
              </table:table-cell>
              <table:table-cell office:value-type="float" office:value="-0.162377304079004">
                <text:p>-0.162377304079004</text:p>
              </table:table-cell>
              <table:table-cell office:value-type="float" office:value="NaN">
                <text:p>NaN</text:p>
              </table:table-cell>
              <table:table-cell office:value-type="float" office:value="-0.0458957085902833">
                <text:p>-0.0458957085902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8838394835055">
                <text:p>-0.118838394835055</text:p>
              </table:table-cell>
              <table:table-cell office:value-type="float" office:value="-0.0981889142485214">
                <text:p>-0.0981889142485214</text:p>
              </table:table-cell>
              <table:table-cell office:value-type="float" office:value="-0.0535238310552269">
                <text:p>-0.0535238310552269</text:p>
              </table:table-cell>
              <table:table-cell office:value-type="float" office:value="-0.181614183303506">
                <text:p>-0.181614183303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13020416912023">
                <text:p>-0.113020416912023</text:p>
              </table:table-cell>
              <table:table-cell office:value-type="float" office:value="-0.299480833409274">
                <text:p>-0.299480833409274</text:p>
              </table:table-cell>
              <table:table-cell office:value-type="float" office:value="-0.149329765434038">
                <text:p>-0.149329765434038</text:p>
              </table:table-cell>
              <table:table-cell office:value-type="float" office:value="0.0712618153051133">
                <text:p>0.0712618153051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82149961621095">
                <text:p>-0.182149961621095</text:p>
              </table:table-cell>
              <table:table-cell office:value-type="float" office:value="-0.156716046811684">
                <text:p>-0.156716046811684</text:p>
              </table:table-cell>
              <table:table-cell office:value-type="float" office:value="-0.0205947983364161">
                <text:p>-0.0205947983364161</text:p>
              </table:table-cell>
              <table:table-cell office:value-type="float" office:value="0.106632995430075">
                <text:p>0.10663299543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64608983499305">
                <text:p>-0.164608983499305</text:p>
              </table:table-cell>
              <table:table-cell office:value-type="float" office:value="-0.143161491550203">
                <text:p>-0.143161491550203</text:p>
              </table:table-cell>
              <table:table-cell office:value-type="float" office:value="-0.134439810354983">
                <text:p>-0.134439810354983</text:p>
              </table:table-cell>
              <table:table-cell office:value-type="float" office:value="0.00136207357955644">
                <text:p>0.00136207357955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40263166546867">
                <text:p>-0.240263166546867</text:p>
              </table:table-cell>
              <table:table-cell office:value-type="float" office:value="-0.134950560179242">
                <text:p>-0.134950560179242</text:p>
              </table:table-cell>
              <table:table-cell office:value-type="float" office:value="-0.0768550891613332">
                <text:p>-0.0768550891613332</text:p>
              </table:table-cell>
              <table:table-cell office:value-type="float" office:value="0.0745610192234626">
                <text:p>0.0745610192234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84227681071803">
                <text:p>-0.084227681071803</text:p>
              </table:table-cell>
              <table:table-cell office:value-type="float" office:value="-0.036925208827605">
                <text:p>-0.036925208827605</text:p>
              </table:table-cell>
              <table:table-cell office:value-type="float" office:value="-0.149133569351378">
                <text:p>-0.149133569351378</text:p>
              </table:table-cell>
              <table:table-cell office:value-type="float" office:value="0.114896275856218">
                <text:p>0.114896275856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9284818898963">
                <text:p>-0.19284818898963</text:p>
              </table:table-cell>
              <table:table-cell office:value-type="float" office:value="-0.0897347805442429">
                <text:p>-0.0897347805442429</text:p>
              </table:table-cell>
              <table:table-cell office:value-type="float" office:value="-0.139039238488001">
                <text:p>-0.139039238488001</text:p>
              </table:table-cell>
              <table:table-cell office:value-type="float" office:value="-0.155601916759524">
                <text:p>-0.155601916759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5366437120355">
                <text:p>-0.135366437120355</text:p>
              </table:table-cell>
              <table:table-cell office:value-type="float" office:value="-0.0307821201985075">
                <text:p>-0.0307821201985075</text:p>
              </table:table-cell>
              <table:table-cell office:value-type="float" office:value="-0.152315925424066">
                <text:p>-0.152315925424066</text:p>
              </table:table-cell>
              <table:table-cell office:value-type="float" office:value="-0.168956920403938">
                <text:p>-0.168956920403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1460188560577">
                <text:p>-0.11460188560577</text:p>
              </table:table-cell>
              <table:table-cell office:value-type="float" office:value="0.143571552918579">
                <text:p>0.143571552918579</text:p>
              </table:table-cell>
              <table:table-cell office:value-type="float" office:value="-0.121755868724934">
                <text:p>-0.121755868724934</text:p>
              </table:table-cell>
              <table:table-cell office:value-type="float" office:value="0.031619703270108">
                <text:p>0.031619703270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3510683488476">
                <text:p>-0.113510683488476</text:p>
              </table:table-cell>
              <table:table-cell office:value-type="float" office:value="0.0395930191106645">
                <text:p>0.0395930191106645</text:p>
              </table:table-cell>
              <table:table-cell office:value-type="float" office:value="-0.0365199933530692">
                <text:p>-0.0365199933530692</text:p>
              </table:table-cell>
              <table:table-cell office:value-type="float" office:value="0.220374985050344">
                <text:p>0.220374985050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501987474593889">
                <text:p>-0.0501987474593889</text:p>
              </table:table-cell>
              <table:table-cell office:value-type="float" office:value="0.0526514973331554">
                <text:p>0.0526514973331554</text:p>
              </table:table-cell>
              <table:table-cell office:value-type="float" office:value="-0.0297243244239817">
                <text:p>-0.0297243244239817</text:p>
              </table:table-cell>
              <table:table-cell office:value-type="float" office:value="-0.0850013307868344">
                <text:p>-0.0850013307868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63481711705969">
                <text:p>-0.0163481711705969</text:p>
              </table:table-cell>
              <table:table-cell office:value-type="float" office:value="0.0352103556359683">
                <text:p>0.0352103556359683</text:p>
              </table:table-cell>
              <table:table-cell office:value-type="float" office:value="0.0998432857832251">
                <text:p>0.0998432857832251</text:p>
              </table:table-cell>
              <table:table-cell office:value-type="float" office:value="-0.365361186176131">
                <text:p>-0.365361186176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722809578484161">
                <text:p>-0.0722809578484161</text:p>
              </table:table-cell>
              <table:table-cell office:value-type="float" office:value="-0.0856640521280872">
                <text:p>-0.0856640521280872</text:p>
              </table:table-cell>
              <table:table-cell office:value-type="float" office:value="-0.0453545136741799">
                <text:p>-0.0453545136741799</text:p>
              </table:table-cell>
              <table:table-cell office:value-type="float" office:value="0.216049256904401">
                <text:p>0.216049256904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998241847119091">
                <text:p>-0.00998241847119091</text:p>
              </table:table-cell>
              <table:table-cell office:value-type="float" office:value="0.0221685462452832">
                <text:p>0.0221685462452832</text:p>
              </table:table-cell>
              <table:table-cell office:value-type="float" office:value="-0.028585059059956">
                <text:p>-0.028585059059956</text:p>
              </table:table-cell>
              <table:table-cell office:value-type="float" office:value="-0.0134182881092934">
                <text:p>-0.0134182881092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25026811859195">
                <text:p>-0.0225026811859195</text:p>
              </table:table-cell>
              <table:table-cell office:value-type="float" office:value="-0.0366683103222949">
                <text:p>-0.0366683103222949</text:p>
              </table:table-cell>
              <table:table-cell office:value-type="float" office:value="0.0540541083247507">
                <text:p>0.0540541083247507</text:p>
              </table:table-cell>
              <table:table-cell office:value-type="float" office:value="-0.0970237686931933">
                <text:p>-0.0970237686931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27736883662935">
                <text:p>-0.127736883662935</text:p>
              </table:table-cell>
              <table:table-cell office:value-type="float" office:value="-0.00809196858627004">
                <text:p>-0.00809196858627004</text:p>
              </table:table-cell>
              <table:table-cell office:value-type="float" office:value="0.00149739199594405">
                <text:p>0.00149739199594405</text:p>
              </table:table-cell>
              <table:table-cell office:value-type="float" office:value="0.02479974283071">
                <text:p>0.02479974283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99899622604455">
                <text:p>-0.0999899622604455</text:p>
              </table:table-cell>
              <table:table-cell office:value-type="float" office:value="0.0013546241675667">
                <text:p>0.0013546241675667</text:p>
              </table:table-cell>
              <table:table-cell office:value-type="float" office:value="-0.0374078212777494">
                <text:p>-0.0374078212777494</text:p>
              </table:table-cell>
              <table:table-cell office:value-type="float" office:value="-0.106244173943198">
                <text:p>-0.106244173943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43548963538782">
                <text:p>0.0343548963538782</text:p>
              </table:table-cell>
              <table:table-cell office:value-type="float" office:value="-0.0674353676453857">
                <text:p>-0.0674353676453857</text:p>
              </table:table-cell>
              <table:table-cell office:value-type="float" office:value="-0.0101146028425642">
                <text:p>-0.0101146028425642</text:p>
              </table:table-cell>
              <table:table-cell office:value-type="float" office:value="-0.162180639709712">
                <text:p>-0.162180639709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0037770404409">
                <text:p>-0.060037770404409</text:p>
              </table:table-cell>
              <table:table-cell office:value-type="float" office:value="-0.0623966889778604">
                <text:p>-0.0623966889778604</text:p>
              </table:table-cell>
              <table:table-cell office:value-type="float" office:value="-0.0444275128111938">
                <text:p>-0.0444275128111938</text:p>
              </table:table-cell>
              <table:table-cell office:value-type="float" office:value="-0.00590231046501993">
                <text:p>-0.0059023104650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2181516295762">
                <text:p>0.0722181516295762</text:p>
              </table:table-cell>
              <table:table-cell office:value-type="float" office:value="-0.0294559064473244">
                <text:p>-0.0294559064473244</text:p>
              </table:table-cell>
              <table:table-cell office:value-type="float" office:value="-0.052044118812029">
                <text:p>-0.052044118812029</text:p>
              </table:table-cell>
              <table:table-cell office:value-type="float" office:value="-0.0330739618715443">
                <text:p>-0.0330739618715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110482300611">
                <text:p>-0.05110482300611</text:p>
              </table:table-cell>
              <table:table-cell office:value-type="float" office:value="0.0110154720513558">
                <text:p>0.0110154720513558</text:p>
              </table:table-cell>
              <table:table-cell office:value-type="float" office:value="0.00298688951993828">
                <text:p>0.00298688951993828</text:p>
              </table:table-cell>
              <table:table-cell office:value-type="float" office:value="-0.024829653242673">
                <text:p>-0.024829653242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442535436644">
                <text:p>0.023442535436644</text:p>
              </table:table-cell>
              <table:table-cell office:value-type="float" office:value="-0.0367070844248034">
                <text:p>-0.0367070844248034</text:p>
              </table:table-cell>
              <table:table-cell office:value-type="float" office:value="-0.00975032803361964">
                <text:p>-0.00975032803361964</text:p>
              </table:table-cell>
              <table:table-cell office:value-type="float" office:value="0.0369744666055403">
                <text:p>0.0369744666055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3349933764536">
                <text:p>0.0043349933764536</text:p>
              </table:table-cell>
              <table:table-cell office:value-type="float" office:value="-0.0375278926808533">
                <text:p>-0.0375278926808533</text:p>
              </table:table-cell>
              <table:table-cell office:value-type="float" office:value="-0.0261362957017876">
                <text:p>-0.0261362957017876</text:p>
              </table:table-cell>
              <table:table-cell office:value-type="float" office:value="0.0136409615868761">
                <text:p>0.0136409615868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0001327713778">
                <text:p>-0.030001327713778</text:p>
              </table:table-cell>
              <table:table-cell office:value-type="float" office:value="0.0297609475440466">
                <text:p>0.0297609475440466</text:p>
              </table:table-cell>
              <table:table-cell office:value-type="float" office:value="0.0926376770477818">
                <text:p>0.0926376770477818</text:p>
              </table:table-cell>
              <table:table-cell office:value-type="float" office:value="-0.0179955154317391">
                <text:p>-0.0179955154317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48099483937969">
                <text:p>-0.0548099483937969</text:p>
              </table:table-cell>
              <table:table-cell office:value-type="float" office:value="-0.0483718031840201">
                <text:p>-0.0483718031840201</text:p>
              </table:table-cell>
              <table:table-cell office:value-type="float" office:value="-0.062374092724754">
                <text:p>-0.062374092724754</text:p>
              </table:table-cell>
              <table:table-cell office:value-type="float" office:value="0.0302092576329298">
                <text:p>0.0302092576329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44420643853671">
                <text:p>-0.00244420643853671</text:p>
              </table:table-cell>
              <table:table-cell office:value-type="float" office:value="-0.0475754214611823">
                <text:p>-0.0475754214611823</text:p>
              </table:table-cell>
              <table:table-cell office:value-type="float" office:value="-0.0100667746174387">
                <text:p>-0.0100667746174387</text:p>
              </table:table-cell>
              <table:table-cell office:value-type="float" office:value="-0.080922228786133">
                <text:p>-0.080922228786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51523357988833">
                <text:p>-0.0351523357988833</text:p>
              </table:table-cell>
              <table:table-cell office:value-type="float" office:value="0.0422693537523459">
                <text:p>0.0422693537523459</text:p>
              </table:table-cell>
              <table:table-cell office:value-type="float" office:value="-0.0190648860574873">
                <text:p>-0.0190648860574873</text:p>
              </table:table-cell>
              <table:table-cell office:value-type="float" office:value="-0.0530370781184465">
                <text:p>-0.05303707811844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7297993068488">
                <text:p>0.0217297993068488</text:p>
              </table:table-cell>
              <table:table-cell office:value-type="float" office:value="-0.0318135796755714">
                <text:p>-0.0318135796755714</text:p>
              </table:table-cell>
              <table:table-cell office:value-type="float" office:value="-0.00166516674877751">
                <text:p>-0.00166516674877751</text:p>
              </table:table-cell>
              <table:table-cell office:value-type="float" office:value="-0.0550177834934599">
                <text:p>-0.0550177834934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05746792861392">
                <text:p>-0.0205746792861392</text:p>
              </table:table-cell>
              <table:table-cell office:value-type="float" office:value="0.0120514717006564">
                <text:p>0.0120514717006564</text:p>
              </table:table-cell>
              <table:table-cell office:value-type="float" office:value="-0.0227348890484884">
                <text:p>-0.0227348890484884</text:p>
              </table:table-cell>
              <table:table-cell office:value-type="float" office:value="-0.0428144890995298">
                <text:p>-0.0428144890995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647221079695543">
                <text:p>-0.00647221079695543</text:p>
              </table:table-cell>
              <table:table-cell office:value-type="float" office:value="-0.00624908938822819">
                <text:p>-0.00624908938822819</text:p>
              </table:table-cell>
              <table:table-cell office:value-type="float" office:value="0.0652171698651017">
                <text:p>0.0652171698651017</text:p>
              </table:table-cell>
              <table:table-cell office:value-type="float" office:value="0.0706201695351073">
                <text:p>0.0706201695351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28292748325569">
                <text:p>-0.0228292748325569</text:p>
              </table:table-cell>
              <table:table-cell office:value-type="float" office:value="-0.00579705458034528">
                <text:p>-0.00579705458034528</text:p>
              </table:table-cell>
              <table:table-cell office:value-type="float" office:value="0.0689408453719528">
                <text:p>0.0689408453719528</text:p>
              </table:table-cell>
              <table:table-cell office:value-type="float" office:value="-0.0492596769023939">
                <text:p>-0.0492596769023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0653992134069">
                <text:p>0.0420653992134069</text:p>
              </table:table-cell>
              <table:table-cell office:value-type="float" office:value="-0.0379266285790815">
                <text:p>-0.0379266285790815</text:p>
              </table:table-cell>
              <table:table-cell office:value-type="float" office:value="0.0539317764216938">
                <text:p>0.0539317764216938</text:p>
              </table:table-cell>
              <table:table-cell office:value-type="float" office:value="-0.0155993764247744">
                <text:p>-0.0155993764247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3785652345356">
                <text:p>0.0303785652345356</text:p>
              </table:table-cell>
              <table:table-cell office:value-type="float" office:value="-0.0069692168729838">
                <text:p>-0.0069692168729838</text:p>
              </table:table-cell>
              <table:table-cell office:value-type="float" office:value="0.0359033301637645">
                <text:p>0.0359033301637645</text:p>
              </table:table-cell>
              <table:table-cell office:value-type="float" office:value="-0.0392767938592305">
                <text:p>-0.0392767938592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7060984116347">
                <text:p>0.0127060984116347</text:p>
              </table:table-cell>
              <table:table-cell office:value-type="float" office:value="-0.0264247165985931">
                <text:p>-0.0264247165985931</text:p>
              </table:table-cell>
              <table:table-cell office:value-type="float" office:value="0.0173047299494099">
                <text:p>0.0173047299494099</text:p>
              </table:table-cell>
              <table:table-cell office:value-type="float" office:value="0.175661697075441">
                <text:p>0.175661697075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4744363463732">
                <text:p>0.0624744363463732</text:p>
              </table:table-cell>
              <table:table-cell office:value-type="float" office:value="0.0819416997223478">
                <text:p>0.0819416997223478</text:p>
              </table:table-cell>
              <table:table-cell office:value-type="float" office:value="-0.0250905695291854">
                <text:p>-0.0250905695291854</text:p>
              </table:table-cell>
              <table:table-cell office:value-type="float" office:value="0.027535705905836">
                <text:p>0.027535705905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34292502174308">
                <text:p>-0.0234292502174308</text:p>
              </table:table-cell>
              <table:table-cell office:value-type="float" office:value="0.066070996068903">
                <text:p>0.066070996068903</text:p>
              </table:table-cell>
              <table:table-cell office:value-type="float" office:value="0.00885773066171814">
                <text:p>0.00885773066171814</text:p>
              </table:table-cell>
              <table:table-cell office:value-type="float" office:value="0.0699566228085534">
                <text:p>0.0699566228085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21280665558857">
                <text:p>-0.0221280665558857</text:p>
              </table:table-cell>
              <table:table-cell office:value-type="float" office:value="-0.0166037312375787">
                <text:p>-0.0166037312375787</text:p>
              </table:table-cell>
              <table:table-cell office:value-type="float" office:value="0.0476118640869079">
                <text:p>0.0476118640869079</text:p>
              </table:table-cell>
              <table:table-cell office:value-type="float" office:value="0.00299382070141028">
                <text:p>0.00299382070141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38991384929559">
                <text:p>-0.0438991384929559</text:p>
              </table:table-cell>
              <table:table-cell office:value-type="float" office:value="-0.00282650964736329">
                <text:p>-0.00282650964736329</text:p>
              </table:table-cell>
              <table:table-cell office:value-type="float" office:value="0.0266372305442405">
                <text:p>0.0266372305442405</text:p>
              </table:table-cell>
              <table:table-cell office:value-type="float" office:value="0.0317896734078032">
                <text:p>0.0317896734078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496618482545">
                <text:p>0.112496618482545</text:p>
              </table:table-cell>
              <table:table-cell office:value-type="float" office:value="0.0884807468934384">
                <text:p>0.0884807468934384</text:p>
              </table:table-cell>
              <table:table-cell office:value-type="float" office:value="0.104974877200506">
                <text:p>0.104974877200506</text:p>
              </table:table-cell>
              <table:table-cell office:value-type="float" office:value="-0.0653324638615641">
                <text:p>-0.0653324638615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89935017542218">
                <text:p>-0.0289935017542218</text:p>
              </table:table-cell>
              <table:table-cell office:value-type="float" office:value="0.232536786103462">
                <text:p>0.232536786103462</text:p>
              </table:table-cell>
              <table:table-cell office:value-type="float" office:value="0.10351510910103">
                <text:p>0.10351510910103</text:p>
              </table:table-cell>
              <table:table-cell office:value-type="float" office:value="0.218369027457713">
                <text:p>0.218369027457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3882077038684">
                <text:p>0.213882077038684</text:p>
              </table:table-cell>
              <table:table-cell office:value-type="float" office:value="0.128887149645728">
                <text:p>0.128887149645728</text:p>
              </table:table-cell>
              <table:table-cell office:value-type="float" office:value="0.0594524130758204">
                <text:p>0.0594524130758204</text:p>
              </table:table-cell>
              <table:table-cell office:value-type="float" office:value="0.12494393316213">
                <text:p>0.12494393316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32449893637605">
                <text:p>-0.00132449893637605</text:p>
              </table:table-cell>
              <table:table-cell office:value-type="float" office:value="0.212753307119694">
                <text:p>0.212753307119694</text:p>
              </table:table-cell>
              <table:table-cell office:value-type="float" office:value="0.0112240729747359">
                <text:p>0.0112240729747359</text:p>
              </table:table-cell>
              <table:table-cell office:value-type="float" office:value="-0.102362056127539">
                <text:p>-0.102362056127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232813307512">
                <text:p>0.291232813307512</text:p>
              </table:table-cell>
              <table:table-cell office:value-type="float" office:value="-0.017000522408093">
                <text:p>-0.017000522408093</text:p>
              </table:table-cell>
              <table:table-cell office:value-type="float" office:value="0.0970661759431995">
                <text:p>0.0970661759431995</text:p>
              </table:table-cell>
              <table:table-cell office:value-type="float" office:value="0.0290844357416359">
                <text:p>0.0290844357416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44664528136627">
                <text:p>0.0944664528136627</text:p>
              </table:table-cell>
              <table:table-cell office:value-type="float" office:value="-0.0214635162822151">
                <text:p>-0.0214635162822151</text:p>
              </table:table-cell>
              <table:table-cell office:value-type="float" office:value="0.0369394344647316">
                <text:p>0.0369394344647316</text:p>
              </table:table-cell>
              <table:table-cell office:value-type="float" office:value="0.00563174260351882">
                <text:p>0.00563174260351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07904702395937">
                <text:p>-0.0407904702395937</text:p>
              </table:table-cell>
              <table:table-cell office:value-type="float" office:value="0.0469486469083303">
                <text:p>0.0469486469083303</text:p>
              </table:table-cell>
              <table:table-cell office:value-type="float" office:value="0.203233681198359">
                <text:p>0.203233681198359</text:p>
              </table:table-cell>
              <table:table-cell office:value-type="float" office:value="0.0181955772642074">
                <text:p>0.0181955772642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1758531953896">
                <text:p>0.0451758531953896</text:p>
              </table:table-cell>
              <table:table-cell office:value-type="float" office:value="0.0831447295167718">
                <text:p>0.0831447295167718</text:p>
              </table:table-cell>
              <table:table-cell office:value-type="float" office:value="-0.0549990070446022">
                <text:p>-0.0549990070446022</text:p>
              </table:table-cell>
              <table:table-cell office:value-type="float" office:value="0.0255504762528196">
                <text:p>0.0255504762528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0105790681028">
                <text:p>0.0300105790681028</text:p>
              </table:table-cell>
              <table:table-cell office:value-type="float" office:value="0.00776367060597348">
                <text:p>0.00776367060597348</text:p>
              </table:table-cell>
              <table:table-cell office:value-type="float" office:value="0.0331182644486447">
                <text:p>0.0331182644486447</text:p>
              </table:table-cell>
              <table:table-cell office:value-type="float" office:value="0.0289989267767917">
                <text:p>0.0289989267767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9552503198028">
                <text:p>0.0159552503198028</text:p>
              </table:table-cell>
              <table:table-cell office:value-type="float" office:value="-0.135760128162782">
                <text:p>-0.135760128162782</text:p>
              </table:table-cell>
              <table:table-cell office:value-type="float" office:value="0.0473658354233189">
                <text:p>0.0473658354233189</text:p>
              </table:table-cell>
              <table:table-cell office:value-type="float" office:value="-0.00632654636759795">
                <text:p>-0.00632654636759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87763158876606">
                <text:p>-0.0487763158876606</text:p>
              </table:table-cell>
              <table:table-cell office:value-type="float" office:value="-0.0753709620267722">
                <text:p>-0.0753709620267722</text:p>
              </table:table-cell>
              <table:table-cell office:value-type="float" office:value="-0.061839934084211">
                <text:p>-0.061839934084211</text:p>
              </table:table-cell>
              <table:table-cell office:value-type="float" office:value="0.0805708796380811">
                <text:p>0.0805708796380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282747762985">
                <text:p>-0.23282747762985</text:p>
              </table:table-cell>
              <table:table-cell office:value-type="float" office:value="-0.102403856606998">
                <text:p>-0.102403856606998</text:p>
              </table:table-cell>
              <table:table-cell office:value-type="float" office:value="-0.10054086083267">
                <text:p>-0.10054086083267</text:p>
              </table:table-cell>
              <table:table-cell office:value-type="float" office:value="-0.081458635442964">
                <text:p>-0.081458635442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2915269536864">
                <text:p>-0.092915269536864</text:p>
              </table:table-cell>
              <table:table-cell office:value-type="float" office:value="-0.0282617341638246">
                <text:p>-0.0282617341638246</text:p>
              </table:table-cell>
              <table:table-cell office:value-type="float" office:value="0.0435420780214479">
                <text:p>0.0435420780214479</text:p>
              </table:table-cell>
              <table:table-cell office:value-type="float" office:value="0.0366224058872459">
                <text:p>0.0366224058872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35395685113465">
                <text:p>-0.135395685113465</text:p>
              </table:table-cell>
              <table:table-cell office:value-type="float" office:value="0.0913672096252246">
                <text:p>0.0913672096252246</text:p>
              </table:table-cell>
              <table:table-cell office:value-type="float" office:value="-0.0153221487490852">
                <text:p>-0.0153221487490852</text:p>
              </table:table-cell>
              <table:table-cell office:value-type="float" office:value="-0.124245223721805">
                <text:p>-0.124245223721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27388490109744">
                <text:p>-0.0227388490109744</text:p>
              </table:table-cell>
              <table:table-cell office:value-type="float" office:value="-0.074756391127648">
                <text:p>-0.074756391127648</text:p>
              </table:table-cell>
              <table:table-cell office:value-type="float" office:value="-0.125157856420515">
                <text:p>-0.125157856420515</text:p>
              </table:table-cell>
              <table:table-cell office:value-type="float" office:value="0.069700715056032">
                <text:p>0.069700715056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74977655995581">
                <text:p>-0.0574977655995581</text:p>
              </table:table-cell>
              <table:table-cell office:value-type="float" office:value="-0.0353353861834259">
                <text:p>-0.0353353861834259</text:p>
              </table:table-cell>
              <table:table-cell office:value-type="float" office:value="0.060409898114035">
                <text:p>0.060409898114035</text:p>
              </table:table-cell>
              <table:table-cell office:value-type="float" office:value="0.0297877573727418">
                <text:p>0.0297877573727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905004221500082">
                <text:p>-0.0905004221500082</text:p>
              </table:table-cell>
              <table:table-cell office:value-type="float" office:value="-0.143324913360306">
                <text:p>-0.143324913360306</text:p>
              </table:table-cell>
              <table:table-cell office:value-type="float" office:value="-0.0475432773850268">
                <text:p>-0.0475432773850268</text:p>
              </table:table-cell>
              <table:table-cell office:value-type="float" office:value="-0.0260093250720766">
                <text:p>-0.02600932507207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9050531603061">
                <text:p>-0.249050531603061</text:p>
              </table:table-cell>
              <table:table-cell office:value-type="float" office:value="-0.0284491441050717">
                <text:p>-0.0284491441050717</text:p>
              </table:table-cell>
              <table:table-cell office:value-type="float" office:value="0.0997054190356439">
                <text:p>0.0997054190356439</text:p>
              </table:table-cell>
              <table:table-cell office:value-type="float" office:value="0.256135172712881">
                <text:p>0.256135172712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48503734792026">
                <text:p>-0.0248503734792026</text:p>
              </table:table-cell>
              <table:table-cell office:value-type="float" office:value="0.00487231524240992">
                <text:p>0.00487231524240992</text:p>
              </table:table-cell>
              <table:table-cell office:value-type="float" office:value="-0.103610547556973">
                <text:p>-0.103610547556973</text:p>
              </table:table-cell>
              <table:table-cell office:value-type="float" office:value="-0.0398570743302394">
                <text:p>-0.0398570743302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82588192801933">
                <text:p>-0.182588192801933</text:p>
              </table:table-cell>
              <table:table-cell office:value-type="float" office:value="-0.0443478304080107">
                <text:p>-0.0443478304080107</text:p>
              </table:table-cell>
              <table:table-cell office:value-type="float" office:value="0.0305750798768916">
                <text:p>0.0305750798768916</text:p>
              </table:table-cell>
              <table:table-cell office:value-type="float" office:value="0.0101655909512901">
                <text:p>0.0101655909512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79896673654669">
                <text:p>-0.179896673654669</text:p>
              </table:table-cell>
              <table:table-cell office:value-type="float" office:value="0.0370619162241016">
                <text:p>0.0370619162241016</text:p>
              </table:table-cell>
              <table:table-cell office:value-type="float" office:value="-0.0071137931165267">
                <text:p>-0.0071137931165267</text:p>
              </table:table-cell>
              <table:table-cell office:value-type="float" office:value="-0.282498630194995">
                <text:p>-0.282498630194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62272894977643">
                <text:p>0.0362272894977643</text:p>
              </table:table-cell>
              <table:table-cell office:value-type="float" office:value="-0.0364003511153002">
                <text:p>-0.0364003511153002</text:p>
              </table:table-cell>
              <table:table-cell office:value-type="float" office:value="0.0602675752668317">
                <text:p>0.0602675752668317</text:p>
              </table:table-cell>
              <table:table-cell office:value-type="float" office:value="-0.0305900393874277">
                <text:p>-0.0305900393874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26894858994312">
                <text:p>-0.0526894858994312</text:p>
              </table:table-cell>
              <table:table-cell office:value-type="float" office:value="0.04012452392996">
                <text:p>0.04012452392996</text:p>
              </table:table-cell>
              <table:table-cell office:value-type="float" office:value="-0.0624007347680511">
                <text:p>-0.0624007347680511</text:p>
              </table:table-cell>
              <table:table-cell office:value-type="float" office:value="-0.0112966547594803">
                <text:p>-0.0112966547594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853950397069125">
                <text:p>-0.0853950397069125</text:p>
              </table:table-cell>
              <table:table-cell office:value-type="float" office:value="0.0420015449561051">
                <text:p>0.0420015449561051</text:p>
              </table:table-cell>
              <table:table-cell office:value-type="float" office:value="-0.0313250095363366">
                <text:p>-0.0313250095363366</text:p>
              </table:table-cell>
              <table:table-cell office:value-type="float" office:value="0.0800382577131201">
                <text:p>0.0800382577131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188179324055">
                <text:p>-0.13188179324055</text:p>
              </table:table-cell>
              <table:table-cell office:value-type="float" office:value="0.00514328967554317">
                <text:p>0.00514328967554317</text:p>
              </table:table-cell>
              <table:table-cell office:value-type="float" office:value="-0.0654669726651646">
                <text:p>-0.0654669726651646</text:p>
              </table:table-cell>
              <table:table-cell office:value-type="float" office:value="-0.417199879909412">
                <text:p>-0.417199879909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154424666001">
                <text:p>0.031154424666001</text:p>
              </table:table-cell>
              <table:table-cell office:value-type="float" office:value="0.0441149159886557">
                <text:p>0.0441149159886557</text:p>
              </table:table-cell>
              <table:table-cell office:value-type="float" office:value="-0.00006865645519466">
                <text:p>-0.00006865645519466</text:p>
              </table:table-cell>
              <table:table-cell office:value-type="float" office:value="-0.265345917029152">
                <text:p>-0.265345917029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600221544285">
                <text:p>0.27600221544285</text:p>
              </table:table-cell>
              <table:table-cell office:value-type="float" office:value="0.0796562799332447">
                <text:p>0.0796562799332447</text:p>
              </table:table-cell>
              <table:table-cell office:value-type="float" office:value="-0.0708424654730161">
                <text:p>-0.0708424654730161</text:p>
              </table:table-cell>
              <table:table-cell office:value-type="float" office:value="-0.0111516237299912">
                <text:p>-0.0111516237299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2872776873744">
                <text:p>-0.002872776873744</text:p>
              </table:table-cell>
              <table:table-cell office:value-type="float" office:value="-0.0893440404663688">
                <text:p>-0.0893440404663688</text:p>
              </table:table-cell>
              <table:table-cell office:value-type="float" office:value="-0.0393946220018756">
                <text:p>-0.0393946220018756</text:p>
              </table:table-cell>
              <table:table-cell office:value-type="float" office:value="-0.0358608919978942">
                <text:p>-0.0358608919978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41163743461416">
                <text:p>-0.0841163743461416</text:p>
              </table:table-cell>
              <table:table-cell office:value-type="float" office:value="0.0261693080708522">
                <text:p>0.0261693080708522</text:p>
              </table:table-cell>
              <table:table-cell office:value-type="float" office:value="-0.0368358975210285">
                <text:p>-0.0368358975210285</text:p>
              </table:table-cell>
              <table:table-cell office:value-type="float" office:value="-0.00845117823418273">
                <text:p>-0.00845117823418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922615573845">
                <text:p>0.12922615573845</text:p>
              </table:table-cell>
              <table:table-cell office:value-type="float" office:value="-0.0886377661583777">
                <text:p>-0.0886377661583777</text:p>
              </table:table-cell>
              <table:table-cell office:value-type="float" office:value="-0.0293193861642164">
                <text:p>-0.0293193861642164</text:p>
              </table:table-cell>
              <table:table-cell office:value-type="float" office:value="0.0212187397616084">
                <text:p>0.0212187397616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3608410945711">
                <text:p>-0.183608410945711</text:p>
              </table:table-cell>
              <table:table-cell office:value-type="float" office:value="-0.0111795329310843">
                <text:p>-0.0111795329310843</text:p>
              </table:table-cell>
              <table:table-cell office:value-type="float" office:value="0.00110267365616056">
                <text:p>0.00110267365616056</text:p>
              </table:table-cell>
              <table:table-cell office:value-type="float" office:value="0.147024687640304">
                <text:p>0.147024687640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20843505327314">
                <text:p>-0.120843505327314</text:p>
              </table:table-cell>
              <table:table-cell office:value-type="float" office:value="-0.118095604792072">
                <text:p>-0.118095604792072</text:p>
              </table:table-cell>
              <table:table-cell office:value-type="float" office:value="0.0202239259950475">
                <text:p>0.0202239259950475</text:p>
              </table:table-cell>
              <table:table-cell office:value-type="float" office:value="0.0364687164809127">
                <text:p>0.0364687164809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32587777618143">
                <text:p>-0.0232587777618143</text:p>
              </table:table-cell>
              <table:table-cell office:value-type="float" office:value="-0.049350654159268">
                <text:p>-0.049350654159268</text:p>
              </table:table-cell>
              <table:table-cell office:value-type="float" office:value="0.0815206399105695">
                <text:p>0.0815206399105695</text:p>
              </table:table-cell>
              <table:table-cell office:value-type="float" office:value="-0.0400830650826563">
                <text:p>-0.0400830650826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4038752233621">
                <text:p>0.0164038752233621</text:p>
              </table:table-cell>
              <table:table-cell office:value-type="float" office:value="0.0039852036751093">
                <text:p>0.0039852036751093</text:p>
              </table:table-cell>
              <table:table-cell office:value-type="float" office:value="0.0440420143869687">
                <text:p>0.0440420143869687</text:p>
              </table:table-cell>
              <table:table-cell office:value-type="float" office:value="-0.105444570508539">
                <text:p>-0.10544457050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19152277174078">
                <text:p>-0.0219152277174078</text:p>
              </table:table-cell>
              <table:table-cell office:value-type="float" office:value="-0.146393623806087">
                <text:p>-0.146393623806087</text:p>
              </table:table-cell>
              <table:table-cell office:value-type="float" office:value="0.00803806054052481">
                <text:p>0.00803806054052481</text:p>
              </table:table-cell>
              <table:table-cell office:value-type="float" office:value="0.0226299919101569">
                <text:p>0.02262999191015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15752119577578">
                <text:p>-0.0315752119577578</text:p>
              </table:table-cell>
              <table:table-cell office:value-type="float" office:value="-0.0225388543291786">
                <text:p>-0.0225388543291786</text:p>
              </table:table-cell>
              <table:table-cell office:value-type="float" office:value="0.0228809157371656">
                <text:p>0.0228809157371656</text:p>
              </table:table-cell>
              <table:table-cell office:value-type="float" office:value="0.0246571913203692">
                <text:p>0.0246571913203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2090099820055">
                <text:p>-0.052090099820055</text:p>
              </table:table-cell>
              <table:table-cell office:value-type="float" office:value="-0.0229748267520294">
                <text:p>-0.0229748267520294</text:p>
              </table:table-cell>
              <table:table-cell office:value-type="float" office:value="-0.0485437166588626">
                <text:p>-0.0485437166588626</text:p>
              </table:table-cell>
              <table:table-cell office:value-type="float" office:value="-0.0173422413755201">
                <text:p>-0.0173422413755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2103610970592">
                <text:p>0.0672103610970592</text:p>
              </table:table-cell>
              <table:table-cell office:value-type="float" office:value="-0.0181103463897906">
                <text:p>-0.0181103463897906</text:p>
              </table:table-cell>
              <table:table-cell office:value-type="float" office:value="-0.0258871192707739">
                <text:p>-0.0258871192707739</text:p>
              </table:table-cell>
              <table:table-cell office:value-type="float" office:value="0.00152214097230344">
                <text:p>0.00152214097230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0021802153184">
                <text:p>0.0130021802153184</text:p>
              </table:table-cell>
              <table:table-cell office:value-type="float" office:value="0.0139792986877536">
                <text:p>0.0139792986877536</text:p>
              </table:table-cell>
              <table:table-cell office:value-type="float" office:value="0.00786820946533065">
                <text:p>0.00786820946533065</text:p>
              </table:table-cell>
              <table:table-cell office:value-type="float" office:value="-0.0819044019534501">
                <text:p>-0.08190440195345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47061115446951">
                <text:p>0.0347061115446951</text:p>
              </table:table-cell>
              <table:table-cell office:value-type="float" office:value="0.00939828632899057">
                <text:p>0.00939828632899057</text:p>
              </table:table-cell>
              <table:table-cell office:value-type="float" office:value="0.00638043162614079">
                <text:p>0.00638043162614079</text:p>
              </table:table-cell>
              <table:table-cell office:value-type="float" office:value="0.0235900457947112">
                <text:p>0.0235900457947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94372533789725">
                <text:p>0.00894372533789725</text:p>
              </table:table-cell>
              <table:table-cell office:value-type="float" office:value="0.022770855614968">
                <text:p>0.022770855614968</text:p>
              </table:table-cell>
              <table:table-cell office:value-type="float" office:value="0.0104689848411948">
                <text:p>0.0104689848411948</text:p>
              </table:table-cell>
              <table:table-cell office:value-type="float" office:value="-0.0214827863175686">
                <text:p>-0.02148278631756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64910925256826">
                <text:p>0.00364910925256826</text:p>
              </table:table-cell>
              <table:table-cell office:value-type="float" office:value="0.0233470690480002">
                <text:p>0.0233470690480002</text:p>
              </table:table-cell>
              <table:table-cell office:value-type="float" office:value="-0.0195511510268265">
                <text:p>-0.0195511510268265</text:p>
              </table:table-cell>
              <table:table-cell office:value-type="float" office:value="0.0277700850424844">
                <text:p>0.0277700850424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402427137419855">
                <text:p>0.00402427137419855</text:p>
              </table:table-cell>
              <table:table-cell office:value-type="float" office:value="0.0839740339789062">
                <text:p>0.0839740339789062</text:p>
              </table:table-cell>
              <table:table-cell office:value-type="float" office:value="0.00272861867450804">
                <text:p>0.00272861867450804</text:p>
              </table:table-cell>
              <table:table-cell office:value-type="float" office:value="0.0046224974878231">
                <text:p>0.0046224974878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53579749913494">
                <text:p>0.0653579749913494</text:p>
              </table:table-cell>
              <table:table-cell office:value-type="float" office:value="-0.00100807639774327">
                <text:p>-0.00100807639774327</text:p>
              </table:table-cell>
              <table:table-cell office:value-type="float" office:value="-0.0209223516850151">
                <text:p>-0.0209223516850151</text:p>
              </table:table-cell>
              <table:table-cell office:value-type="float" office:value="-0.00117372169607132">
                <text:p>-0.00117372169607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3368227623098">
                <text:p>0.113368227623098</text:p>
              </table:table-cell>
              <table:table-cell office:value-type="float" office:value="0.0266361626781105">
                <text:p>0.0266361626781105</text:p>
              </table:table-cell>
              <table:table-cell office:value-type="float" office:value="0.0393241508451994">
                <text:p>0.0393241508451994</text:p>
              </table:table-cell>
              <table:table-cell office:value-type="float" office:value="0.0155255417864139">
                <text:p>0.0155255417864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62237001297878">
                <text:p>-0.0262237001297878</text:p>
              </table:table-cell>
              <table:table-cell office:value-type="float" office:value="0.0475104605845836">
                <text:p>0.0475104605845836</text:p>
              </table:table-cell>
              <table:table-cell office:value-type="float" office:value="0.0188302117960427">
                <text:p>0.0188302117960427</text:p>
              </table:table-cell>
              <table:table-cell office:value-type="float" office:value="-0.0424084313818107">
                <text:p>-0.0424084313818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4929697153586">
                <text:p>0.0244929697153586</text:p>
              </table:table-cell>
              <table:table-cell office:value-type="float" office:value="0.0210421396601236">
                <text:p>0.0210421396601236</text:p>
              </table:table-cell>
              <table:table-cell office:value-type="float" office:value="0.183392603011221">
                <text:p>0.183392603011221</text:p>
              </table:table-cell>
              <table:table-cell office:value-type="float" office:value="-0.0432330254635035">
                <text:p>-0.0432330254635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207960850608992">
                <text:p>-0.0207960850608992</text:p>
              </table:table-cell>
              <table:table-cell office:value-type="float" office:value="-0.0285889030716843">
                <text:p>-0.0285889030716843</text:p>
              </table:table-cell>
              <table:table-cell office:value-type="float" office:value="0.0131536793041492">
                <text:p>0.0131536793041492</text:p>
              </table:table-cell>
              <table:table-cell office:value-type="float" office:value="0.0290865669885683">
                <text:p>0.0290865669885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73540435717634">
                <text:p>0.00873540435717634</text:p>
              </table:table-cell>
              <table:table-cell office:value-type="float" office:value="0.0137427338029916">
                <text:p>0.0137427338029916</text:p>
              </table:table-cell>
              <table:table-cell office:value-type="float" office:value="-0.0125357660460833">
                <text:p>-0.0125357660460833</text:p>
              </table:table-cell>
              <table:table-cell office:value-type="float" office:value="-0.05809075543296">
                <text:p>-0.05809075543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25021395731874">
                <text:p>-0.0225021395731874</text:p>
              </table:table-cell>
              <table:table-cell office:value-type="float" office:value="0.0228652683529412">
                <text:p>0.0228652683529412</text:p>
              </table:table-cell>
              <table:table-cell office:value-type="float" office:value="-0.0207791776300821">
                <text:p>-0.0207791776300821</text:p>
              </table:table-cell>
              <table:table-cell office:value-type="float" office:value="-0.0301565698793199">
                <text:p>-0.0301565698793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16823741769281">
                <text:p>-0.0216823741769281</text:p>
              </table:table-cell>
              <table:table-cell office:value-type="float" office:value="-0.0092342298228137">
                <text:p>-0.0092342298228137</text:p>
              </table:table-cell>
              <table:table-cell office:value-type="float" office:value="-0.0090627507057206">
                <text:p>-0.0090627507057206</text:p>
              </table:table-cell>
              <table:table-cell office:value-type="float" office:value="0.0503448956126779">
                <text:p>0.0503448956126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23059480237712">
                <text:p>-0.0923059480237712</text:p>
              </table:table-cell>
              <table:table-cell office:value-type="float" office:value="-0.120916894691882">
                <text:p>-0.120916894691882</text:p>
              </table:table-cell>
              <table:table-cell office:value-type="float" office:value="0.00559162477847949">
                <text:p>0.00559162477847949</text:p>
              </table:table-cell>
              <table:table-cell office:value-type="float" office:value="0.0333361090576366">
                <text:p>0.0333361090576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57109021840695">
                <text:p>-0.0557109021840695</text:p>
              </table:table-cell>
              <table:table-cell office:value-type="float" office:value="-0.0132297389617615">
                <text:p>-0.0132297389617615</text:p>
              </table:table-cell>
              <table:table-cell office:value-type="float" office:value="0.00540279598584716">
                <text:p>0.00540279598584716</text:p>
              </table:table-cell>
              <table:table-cell office:value-type="float" office:value="0.00274596103024988">
                <text:p>0.00274596103024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685558221098753">
                <text:p>-0.00685558221098753</text:p>
              </table:table-cell>
              <table:table-cell office:value-type="float" office:value="-0.0866406785884471">
                <text:p>-0.0866406785884471</text:p>
              </table:table-cell>
              <table:table-cell office:value-type="float" office:value="-0.0296121422589125">
                <text:p>-0.0296121422589125</text:p>
              </table:table-cell>
              <table:table-cell office:value-type="float" office:value="-0.0745778924668217">
                <text:p>-0.07457789246682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13914333252167">
                <text:p>-0.0913914333252167</text:p>
              </table:table-cell>
              <table:table-cell office:value-type="float" office:value="-0.0947266974429087">
                <text:p>-0.0947266974429087</text:p>
              </table:table-cell>
              <table:table-cell office:value-type="float" office:value="0.0294205551495229">
                <text:p>0.0294205551495229</text:p>
              </table:table-cell>
              <table:table-cell office:value-type="float" office:value="0.0280792294263312">
                <text:p>0.0280792294263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8630063313763">
                <text:p>0.0128630063313763</text:p>
              </table:table-cell>
              <table:table-cell office:value-type="float" office:value="-0.0321580065850053">
                <text:p>-0.0321580065850053</text:p>
              </table:table-cell>
              <table:table-cell office:value-type="float" office:value="0.00477578178780901">
                <text:p>0.00477578178780901</text:p>
              </table:table-cell>
              <table:table-cell office:value-type="float" office:value="-0.0302016620574767">
                <text:p>-0.03020166205747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17624180169605">
                <text:p>-0.0117624180169605</text:p>
              </table:table-cell>
              <table:table-cell office:value-type="float" office:value="-0.00554860356016916">
                <text:p>-0.00554860356016916</text:p>
              </table:table-cell>
              <table:table-cell office:value-type="float" office:value="-0.00957459710451606">
                <text:p>-0.00957459710451606</text:p>
              </table:table-cell>
              <table:table-cell office:value-type="float" office:value="0.0263760777019199">
                <text:p>0.0263760777019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3995732488214">
                <text:p>0.0283995732488214</text:p>
              </table:table-cell>
              <table:table-cell office:value-type="float" office:value="0.0169810850758745">
                <text:p>0.0169810850758745</text:p>
              </table:table-cell>
              <table:table-cell office:value-type="float" office:value="0.0272675700271387">
                <text:p>0.0272675700271387</text:p>
              </table:table-cell>
              <table:table-cell office:value-type="float" office:value="0.0127973492234875">
                <text:p>0.0127973492234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745601976949603">
                <text:p>-0.00745601976949603</text:p>
              </table:table-cell>
              <table:table-cell office:value-type="float" office:value="0.00440238599099246">
                <text:p>0.00440238599099246</text:p>
              </table:table-cell>
              <table:table-cell office:value-type="float" office:value="-0.0270788187261597">
                <text:p>-0.0270788187261597</text:p>
              </table:table-cell>
              <table:table-cell office:value-type="float" office:value="0.0786451173948999">
                <text:p>0.0786451173948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47835603386453">
                <text:p>-0.0047835603386453</text:p>
              </table:table-cell>
              <table:table-cell office:value-type="float" office:value="-0.0350390346912592">
                <text:p>-0.0350390346912592</text:p>
              </table:table-cell>
              <table:table-cell office:value-type="float" office:value="-0.00410725988829866">
                <text:p>-0.00410725988829866</text:p>
              </table:table-cell>
              <table:table-cell office:value-type="float" office:value="-0.0000113191252325631">
                <text:p>-0.00001131912523256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0995839914222">
                <text:p>-0.050995839914222</text:p>
              </table:table-cell>
              <table:table-cell office:value-type="float" office:value="0.0345335536683537">
                <text:p>0.0345335536683537</text:p>
              </table:table-cell>
              <table:table-cell office:value-type="float" office:value="-0.0245630305231045">
                <text:p>-0.0245630305231045</text:p>
              </table:table-cell>
              <table:table-cell office:value-type="float" office:value="-0.0136837414794848">
                <text:p>-0.0136837414794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64399303525461">
                <text:p>-0.0164399303525461</text:p>
              </table:table-cell>
              <table:table-cell office:value-type="float" office:value="-0.016128822016647">
                <text:p>-0.016128822016647</text:p>
              </table:table-cell>
              <table:table-cell office:value-type="float" office:value="0.0237282791660062">
                <text:p>0.0237282791660062</text:p>
              </table:table-cell>
              <table:table-cell office:value-type="float" office:value="-0.0195684243230897">
                <text:p>-0.01956842432308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88906847848139">
                <text:p>0.0288906847848139</text:p>
              </table:table-cell>
              <table:table-cell office:value-type="float" office:value="-0.0215722435174561">
                <text:p>-0.0215722435174561</text:p>
              </table:table-cell>
              <table:table-cell office:value-type="float" office:value="-0.0694281579836387">
                <text:p>-0.0694281579836387</text:p>
              </table:table-cell>
              <table:table-cell office:value-type="float" office:value="-0.0238734590272159">
                <text:p>-0.0238734590272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55590134112505">
                <text:p>-0.055590134112505</text:p>
              </table:table-cell>
              <table:table-cell office:value-type="float" office:value="-0.00339566058991309">
                <text:p>-0.00339566058991309</text:p>
              </table:table-cell>
              <table:table-cell office:value-type="float" office:value="-0.0739996463504782">
                <text:p>-0.0739996463504782</text:p>
              </table:table-cell>
              <table:table-cell office:value-type="float" office:value="-0.013105567103403">
                <text:p>-0.013105567103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7514649610669">
                <text:p>0.017514649610669</text:p>
              </table:table-cell>
              <table:table-cell office:value-type="float" office:value="-0.0070671987068439">
                <text:p>-0.0070671987068439</text:p>
              </table:table-cell>
              <table:table-cell office:value-type="float" office:value="-0.0349164927523887">
                <text:p>-0.0349164927523887</text:p>
              </table:table-cell>
              <table:table-cell office:value-type="float" office:value="-0.0465922248483649">
                <text:p>-0.0465922248483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55191364392923">
                <text:p>0.00855191364392923</text:p>
              </table:table-cell>
              <table:table-cell office:value-type="float" office:value="-0.000312073768150834">
                <text:p>-0.000312073768150834</text:p>
              </table:table-cell>
              <table:table-cell office:value-type="float" office:value="0.0306238717599212">
                <text:p>0.0306238717599212</text:p>
              </table:table-cell>
              <table:table-cell office:value-type="float" office:value="-0.0634069276417747">
                <text:p>-0.0634069276417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53523241980762">
                <text:p>0.0253523241980762</text:p>
              </table:table-cell>
              <table:table-cell office:value-type="float" office:value="-0.0183175096333256">
                <text:p>-0.0183175096333256</text:p>
              </table:table-cell>
              <table:table-cell office:value-type="float" office:value="-0.0315739429981649">
                <text:p>-0.0315739429981649</text:p>
              </table:table-cell>
              <table:table-cell office:value-type="float" office:value="-0.0793554380805021">
                <text:p>-0.0793554380805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7563783857515">
                <text:p>0.00227563783857515</text:p>
              </table:table-cell>
              <table:table-cell office:value-type="float" office:value="-0.0057649559185463">
                <text:p>-0.0057649559185463</text:p>
              </table:table-cell>
              <table:table-cell office:value-type="float" office:value="0.00957787024349499">
                <text:p>0.00957787024349499</text:p>
              </table:table-cell>
              <table:table-cell office:value-type="float" office:value="0.0374221808634427">
                <text:p>0.0374221808634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796791986689635">
                <text:p>-0.00796791986689635</text:p>
              </table:table-cell>
              <table:table-cell office:value-type="float" office:value="-0.0333716111683046">
                <text:p>-0.0333716111683046</text:p>
              </table:table-cell>
              <table:table-cell office:value-type="float" office:value="-0.0341027292528585">
                <text:p>-0.0341027292528585</text:p>
              </table:table-cell>
              <table:table-cell office:value-type="float" office:value="0.0309806359249554">
                <text:p>0.0309806359249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82968328605889">
                <text:p>0.0582968328605889</text:p>
              </table:table-cell>
              <table:table-cell office:value-type="float" office:value="-0.0568809253886194">
                <text:p>-0.0568809253886194</text:p>
              </table:table-cell>
              <table:table-cell office:value-type="float" office:value="0.00292292616459431">
                <text:p>0.00292292616459431</text:p>
              </table:table-cell>
              <table:table-cell office:value-type="float" office:value="0.0709156297975398">
                <text:p>0.0709156297975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54697333862676">
                <text:p>0.0454697333862676</text:p>
              </table:table-cell>
              <table:table-cell office:value-type="float" office:value="0.0106940229143023">
                <text:p>0.0106940229143023</text:p>
              </table:table-cell>
              <table:table-cell office:value-type="float" office:value="0.0453261514530914">
                <text:p>0.0453261514530914</text:p>
              </table:table-cell>
              <table:table-cell office:value-type="float" office:value="0.0105311347244982">
                <text:p>0.0105311347244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49071570757733">
                <text:p>-0.0149071570757733</text:p>
              </table:table-cell>
              <table:table-cell office:value-type="float" office:value="-0.00867316666574984">
                <text:p>-0.00867316666574984</text:p>
              </table:table-cell>
              <table:table-cell office:value-type="float" office:value="-0.0343968842179766">
                <text:p>-0.0343968842179766</text:p>
              </table:table-cell>
              <table:table-cell office:value-type="float" office:value="0.0234546417684892">
                <text:p>0.0234546417684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13127687811584">
                <text:p>0.0213127687811584</text:p>
              </table:table-cell>
              <table:table-cell office:value-type="float" office:value="0.0375594823851086">
                <text:p>0.0375594823851086</text:p>
              </table:table-cell>
              <table:table-cell office:value-type="float" office:value="0.0162712755657992">
                <text:p>0.0162712755657992</text:p>
              </table:table-cell>
              <table:table-cell office:value-type="float" office:value="-0.0364042446079645">
                <text:p>-0.0364042446079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518722893778">
                <text:p>0.0023518722893778</text:p>
              </table:table-cell>
              <table:table-cell office:value-type="float" office:value="0.0807274260070259">
                <text:p>0.0807274260070259</text:p>
              </table:table-cell>
              <table:table-cell office:value-type="float" office:value="-0.050045192963911">
                <text:p>-0.050045192963911</text:p>
              </table:table-cell>
              <table:table-cell office:value-type="float" office:value="0.0151012566445612">
                <text:p>0.0151012566445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02126836043099">
                <text:p>0.0302126836043099</text:p>
              </table:table-cell>
              <table:table-cell office:value-type="float" office:value="0.0200270545815907">
                <text:p>0.0200270545815907</text:p>
              </table:table-cell>
              <table:table-cell office:value-type="float" office:value="-0.0237571831437367">
                <text:p>-0.0237571831437367</text:p>
              </table:table-cell>
              <table:table-cell office:value-type="float" office:value="-0.00443026938124479">
                <text:p>-0.004430269381244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89519283074693">
                <text:p>0.00389519283074693</text:p>
              </table:table-cell>
              <table:table-cell office:value-type="float" office:value="0.0327826305896177">
                <text:p>0.0327826305896177</text:p>
              </table:table-cell>
              <table:table-cell office:value-type="float" office:value="-0.0458019108323199">
                <text:p>-0.0458019108323199</text:p>
              </table:table-cell>
              <table:table-cell office:value-type="float" office:value="0.0317695490127795">
                <text:p>0.0317695490127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532924501724361">
                <text:p>-0.0532924501724361</text:p>
              </table:table-cell>
              <table:table-cell office:value-type="float" office:value="0.0360838335499003">
                <text:p>0.0360838335499003</text:p>
              </table:table-cell>
              <table:table-cell office:value-type="float" office:value="-0.0498988249591146">
                <text:p>-0.0498988249591146</text:p>
              </table:table-cell>
              <table:table-cell office:value-type="float" office:value="-0.0130864415504247">
                <text:p>-0.01308644155042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47837104150623">
                <text:p>0.0547837104150623</text:p>
              </table:table-cell>
              <table:table-cell office:value-type="float" office:value="0.00284820850733847">
                <text:p>0.00284820850733847</text:p>
              </table:table-cell>
              <table:table-cell office:value-type="float" office:value="-0.0583852302884076">
                <text:p>-0.0583852302884076</text:p>
              </table:table-cell>
              <table:table-cell office:value-type="float" office:value="-0.0299261111006573">
                <text:p>-0.02992611110065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5298666743875">
                <text:p>0.0115298666743875</text:p>
              </table:table-cell>
              <table:table-cell office:value-type="float" office:value="0.0338073524115154">
                <text:p>0.0338073524115154</text:p>
              </table:table-cell>
              <table:table-cell office:value-type="float" office:value="-0.0297900157323165">
                <text:p>-0.0297900157323165</text:p>
              </table:table-cell>
              <table:table-cell office:value-type="float" office:value="-0.0319846051573885">
                <text:p>-0.0319846051573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06853134194702">
                <text:p>0.00206853134194702</text:p>
              </table:table-cell>
              <table:table-cell office:value-type="float" office:value="-0.00582445344132258">
                <text:p>-0.00582445344132258</text:p>
              </table:table-cell>
              <table:table-cell office:value-type="float" office:value="-0.0448308084874225">
                <text:p>-0.0448308084874225</text:p>
              </table:table-cell>
              <table:table-cell office:value-type="float" office:value="0.0169030925416625">
                <text:p>0.016903092541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5012654251216">
                <text:p>0.0525012654251216</text:p>
              </table:table-cell>
              <table:table-cell office:value-type="float" office:value="-0.0160825587688604">
                <text:p>-0.0160825587688604</text:p>
              </table:table-cell>
              <table:table-cell office:value-type="float" office:value="0.00801531536086773">
                <text:p>0.00801531536086773</text:p>
              </table:table-cell>
              <table:table-cell office:value-type="float" office:value="-0.00714085651744185">
                <text:p>-0.00714085651744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99403396800779">
                <text:p>-0.0299403396800779</text:p>
              </table:table-cell>
              <table:table-cell office:value-type="float" office:value="0.0212432681900495">
                <text:p>0.0212432681900495</text:p>
              </table:table-cell>
              <table:table-cell office:value-type="float" office:value="-0.00171553044886284">
                <text:p>-0.00171553044886284</text:p>
              </table:table-cell>
              <table:table-cell office:value-type="float" office:value="-0.0199986292917408">
                <text:p>-0.0199986292917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611059023208848">
                <text:p>-0.000611059023208848</text:p>
              </table:table-cell>
              <table:table-cell office:value-type="float" office:value="-0.0249406274157466">
                <text:p>-0.0249406274157466</text:p>
              </table:table-cell>
              <table:table-cell office:value-type="float" office:value="-0.0510885097671057">
                <text:p>-0.0510885097671057</text:p>
              </table:table-cell>
              <table:table-cell office:value-type="float" office:value="-0.00448763615104886">
                <text:p>-0.00448763615104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05828676708895">
                <text:p>-0.0405828676708895</text:p>
              </table:table-cell>
              <table:table-cell office:value-type="float" office:value="-0.000356985076150359">
                <text:p>-0.000356985076150359</text:p>
              </table:table-cell>
              <table:table-cell office:value-type="float" office:value="-0.00590186972597561">
                <text:p>-0.00590186972597561</text:p>
              </table:table-cell>
              <table:table-cell office:value-type="float" office:value="0.0588536995392027">
                <text:p>0.0588536995392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7595461414017">
                <text:p>0.0227595461414017</text:p>
              </table:table-cell>
              <table:table-cell office:value-type="float" office:value="-0.0343458319512629">
                <text:p>-0.0343458319512629</text:p>
              </table:table-cell>
              <table:table-cell office:value-type="float" office:value="0.0381327139160128">
                <text:p>0.0381327139160128</text:p>
              </table:table-cell>
              <table:table-cell office:value-type="float" office:value="0.0319967911348478">
                <text:p>0.0319967911348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995402956820627">
                <text:p>-0.00995402956820627</text:p>
              </table:table-cell>
              <table:table-cell office:value-type="float" office:value="0.0359316888389996">
                <text:p>0.0359316888389996</text:p>
              </table:table-cell>
              <table:table-cell office:value-type="float" office:value="-0.0116350143998378">
                <text:p>-0.0116350143998378</text:p>
              </table:table-cell>
              <table:table-cell office:value-type="float" office:value="-0.0223091342166988">
                <text:p>-0.02230913421669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62098900812107">
                <text:p>0.0462098900812107</text:p>
              </table:table-cell>
              <table:table-cell office:value-type="float" office:value="-0.0631256373906945">
                <text:p>-0.0631256373906945</text:p>
              </table:table-cell>
              <table:table-cell office:value-type="float" office:value="-0.0421720381955013">
                <text:p>-0.0421720381955013</text:p>
              </table:table-cell>
              <table:table-cell office:value-type="float" office:value="-0.0327212138225795">
                <text:p>-0.0327212138225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90729282582673">
                <text:p>-0.0290729282582673</text:p>
              </table:table-cell>
              <table:table-cell office:value-type="float" office:value="-0.0014205719889628">
                <text:p>-0.0014205719889628</text:p>
              </table:table-cell>
              <table:table-cell office:value-type="float" office:value="-0.00186719150199922">
                <text:p>-0.00186719150199922</text:p>
              </table:table-cell>
              <table:table-cell office:value-type="float" office:value="-0.127445851389291">
                <text:p>-0.127445851389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03284444503549">
                <text:p>0.0303284444503549</text:p>
              </table:table-cell>
              <table:table-cell office:value-type="float" office:value="-0.0290791104907314">
                <text:p>-0.0290791104907314</text:p>
              </table:table-cell>
              <table:table-cell office:value-type="float" office:value="0.0439943861835201">
                <text:p>0.0439943861835201</text:p>
              </table:table-cell>
              <table:table-cell office:value-type="float" office:value="-0.0266218589839624">
                <text:p>-0.0266218589839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01924297960907">
                <text:p>-0.0201924297960907</text:p>
              </table:table-cell>
              <table:table-cell office:value-type="float" office:value="-0.0290746014996766">
                <text:p>-0.0290746014996766</text:p>
              </table:table-cell>
              <table:table-cell office:value-type="float" office:value="-0.0371192424918459">
                <text:p>-0.0371192424918459</text:p>
              </table:table-cell>
              <table:table-cell office:value-type="float" office:value="-0.0354613731595349">
                <text:p>-0.0354613731595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338227938188815">
                <text:p>-0.0338227938188815</text:p>
              </table:table-cell>
              <table:table-cell office:value-type="float" office:value="-0.00129347965805599">
                <text:p>-0.00129347965805599</text:p>
              </table:table-cell>
              <table:table-cell office:value-type="float" office:value="-0.0217848496785823">
                <text:p>-0.0217848496785823</text:p>
              </table:table-cell>
              <table:table-cell office:value-type="float" office:value="-0.0245557787164132">
                <text:p>-0.02455577871641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293510088210218">
                <text:p>-0.0293510088210218</text:p>
              </table:table-cell>
              <table:table-cell office:value-type="float" office:value="0.0679205179333285">
                <text:p>0.0679205179333285</text:p>
              </table:table-cell>
              <table:table-cell office:value-type="float" office:value="-0.0246424810845661">
                <text:p>-0.0246424810845661</text:p>
              </table:table-cell>
              <table:table-cell office:value-type="float" office:value="-0.015641681134839">
                <text:p>-0.015641681134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54639245174206">
                <text:p>-0.0254639245174206</text:p>
              </table:table-cell>
              <table:table-cell office:value-type="float" office:value="0.0259496860510194">
                <text:p>0.0259496860510194</text:p>
              </table:table-cell>
              <table:table-cell office:value-type="float" office:value="0.0183263128796634">
                <text:p>0.0183263128796634</text:p>
              </table:table-cell>
              <table:table-cell office:value-type="float" office:value="-0.000158448451338278">
                <text:p>-0.0001584484513382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42591749599445">
                <text:p>0.0142591749599445</text:p>
              </table:table-cell>
              <table:table-cell office:value-type="float" office:value="-0.0153557834754896">
                <text:p>-0.0153557834754896</text:p>
              </table:table-cell>
              <table:table-cell office:value-type="float" office:value="-0.0496828454380114">
                <text:p>-0.0496828454380114</text:p>
              </table:table-cell>
              <table:table-cell office:value-type="float" office:value="-0.0271168871636979">
                <text:p>-0.0271168871636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5469806520155">
                <text:p>-0.065469806520155</text:p>
              </table:table-cell>
              <table:table-cell office:value-type="float" office:value="0.0461242560416573">
                <text:p>0.0461242560416573</text:p>
              </table:table-cell>
              <table:table-cell office:value-type="float" office:value="-0.00387013136195162">
                <text:p>-0.00387013136195162</text:p>
              </table:table-cell>
              <table:table-cell office:value-type="float" office:value="0.0165825919371345">
                <text:p>0.01658259193713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20753227788938">
                <text:p>-0.020753227788938</text:p>
              </table:table-cell>
              <table:table-cell office:value-type="float" office:value="0.000192163419603892">
                <text:p>0.000192163419603892</text:p>
              </table:table-cell>
              <table:table-cell office:value-type="float" office:value="-0.0297120662671313">
                <text:p>-0.0297120662671313</text:p>
              </table:table-cell>
              <table:table-cell office:value-type="float" office:value="-0.0435146796810785">
                <text:p>-0.0435146796810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73498825817884">
                <text:p>0.0273498825817884</text:p>
              </table:table-cell>
              <table:table-cell office:value-type="float" office:value="0.0160270087145538">
                <text:p>0.0160270087145538</text:p>
              </table:table-cell>
              <table:table-cell office:value-type="float" office:value="-0.0423214494032089">
                <text:p>-0.0423214494032089</text:p>
              </table:table-cell>
              <table:table-cell office:value-type="float" office:value="-0.0259800351063456">
                <text:p>-0.02598003510634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61022099765586">
                <text:p>0.0161022099765586</text:p>
              </table:table-cell>
              <table:table-cell office:value-type="float" office:value="-0.0530021721457821">
                <text:p>-0.0530021721457821</text:p>
              </table:table-cell>
              <table:table-cell office:value-type="float" office:value="-0.0385708622438868">
                <text:p>-0.0385708622438868</text:p>
              </table:table-cell>
              <table:table-cell office:value-type="float" office:value="-0.0641286633945643">
                <text:p>-0.0641286633945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640366892143295">
                <text:p>-0.0640366892143295</text:p>
              </table:table-cell>
              <table:table-cell office:value-type="float" office:value="-0.00681042665607125">
                <text:p>-0.00681042665607125</text:p>
              </table:table-cell>
              <table:table-cell office:value-type="float" office:value="-0.0473051568199447">
                <text:p>-0.0473051568199447</text:p>
              </table:table-cell>
              <table:table-cell office:value-type="float" office:value="-0.0528687344036868">
                <text:p>-0.05286873440368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219675303455443">
                <text:p>-0.0219675303455443</text:p>
              </table:table-cell>
              <table:table-cell office:value-type="float" office:value="0.0714965198650109">
                <text:p>0.0714965198650109</text:p>
              </table:table-cell>
              <table:table-cell office:value-type="float" office:value="-0.012587048904889">
                <text:p>-0.012587048904889</text:p>
              </table:table-cell>
              <table:table-cell office:value-type="float" office:value="-0.00457342633333588">
                <text:p>-0.004573426333335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217145165913853">
                <text:p>-0.0217145165913853</text:p>
              </table:table-cell>
              <table:table-cell office:value-type="float" office:value="0.0201925232368721">
                <text:p>0.0201925232368721</text:p>
              </table:table-cell>
              <table:table-cell office:value-type="float" office:value="-0.0420289829545425">
                <text:p>-0.0420289829545425</text:p>
              </table:table-cell>
              <table:table-cell office:value-type="float" office:value="0.0137448882368708">
                <text:p>0.0137448882368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665924615723071">
                <text:p>-0.0665924615723071</text:p>
              </table:table-cell>
              <table:table-cell office:value-type="float" office:value="0.0399759830969625">
                <text:p>0.0399759830969625</text:p>
              </table:table-cell>
              <table:table-cell office:value-type="float" office:value="-0.0202964625635979">
                <text:p>-0.0202964625635979</text:p>
              </table:table-cell>
              <table:table-cell office:value-type="float" office:value="-0.0441594232339002">
                <text:p>-0.0441594232339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313740486198325">
                <text:p>-0.0313740486198325</text:p>
              </table:table-cell>
              <table:table-cell office:value-type="float" office:value="0.0174993571900873">
                <text:p>0.0174993571900873</text:p>
              </table:table-cell>
              <table:table-cell office:value-type="float" office:value="-0.0414275612819614">
                <text:p>-0.0414275612819614</text:p>
              </table:table-cell>
              <table:table-cell office:value-type="float" office:value="-0.00154749310735336">
                <text:p>-0.00154749310735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37369613156984">
                <text:p>0.0437369613156984</text:p>
              </table:table-cell>
              <table:table-cell office:value-type="float" office:value="-0.0248121954845774">
                <text:p>-0.0248121954845774</text:p>
              </table:table-cell>
              <table:table-cell office:value-type="float" office:value="-0.0180901256528219">
                <text:p>-0.0180901256528219</text:p>
              </table:table-cell>
              <table:table-cell office:value-type="float" office:value="-0.0316066035825708">
                <text:p>-0.03160660358257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54561604501558">
                <text:p>0.0354561604501558</text:p>
              </table:table-cell>
              <table:table-cell office:value-type="float" office:value="0.0320618821685139">
                <text:p>0.0320618821685139</text:p>
              </table:table-cell>
              <table:table-cell office:value-type="float" office:value="-0.0149340011553247">
                <text:p>-0.0149340011553247</text:p>
              </table:table-cell>
              <table:table-cell office:value-type="float" office:value="-0.0719604137975206">
                <text:p>-0.07196041379752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28895682971658">
                <text:p>-0.00328895682971658</text:p>
              </table:table-cell>
              <table:table-cell office:value-type="float" office:value="0.010707090024734">
                <text:p>0.010707090024734</text:p>
              </table:table-cell>
              <table:table-cell office:value-type="float" office:value="-0.0728507195775852">
                <text:p>-0.0728507195775852</text:p>
              </table:table-cell>
              <table:table-cell office:value-type="float" office:value="0.0495034609954795">
                <text:p>0.04950346099547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49841455368415">
                <text:p>-0.0149841455368415</text:p>
              </table:table-cell>
              <table:table-cell office:value-type="float" office:value="0.0226240689907869">
                <text:p>0.0226240689907869</text:p>
              </table:table-cell>
              <table:table-cell office:value-type="float" office:value="-0.0418320464953006">
                <text:p>-0.0418320464953006</text:p>
              </table:table-cell>
              <table:table-cell office:value-type="float" office:value="-0.0426104613171422">
                <text:p>-0.0426104613171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5993998865643">
                <text:p>0.0085993998865643</text:p>
              </table:table-cell>
              <table:table-cell office:value-type="float" office:value="-0.0350038769366901">
                <text:p>-0.0350038769366901</text:p>
              </table:table-cell>
              <table:table-cell office:value-type="float" office:value="-0.0275357008921866">
                <text:p>-0.0275357008921866</text:p>
              </table:table-cell>
              <table:table-cell office:value-type="float" office:value="0.0283551161074365">
                <text:p>0.0283551161074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29078275344753">
                <text:p>0.00829078275344753</text:p>
              </table:table-cell>
              <table:table-cell office:value-type="float" office:value="0.0252901482201804">
                <text:p>0.0252901482201804</text:p>
              </table:table-cell>
              <table:table-cell office:value-type="float" office:value="-0.0457504827191481">
                <text:p>-0.0457504827191481</text:p>
              </table:table-cell>
              <table:table-cell office:value-type="float" office:value="-0.0147710679814">
                <text:p>-0.01477106798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01763384173742">
                <text:p>-0.0201763384173742</text:p>
              </table:table-cell>
              <table:table-cell office:value-type="float" office:value="-0.020759718791312">
                <text:p>-0.020759718791312</text:p>
              </table:table-cell>
              <table:table-cell office:value-type="float" office:value="-0.0203531717527519">
                <text:p>-0.0203531717527519</text:p>
              </table:table-cell>
              <table:table-cell office:value-type="float" office:value="-0.0335182051645896">
                <text:p>-0.0335182051645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64963699279703">
                <text:p>-0.0264963699279703</text:p>
              </table:table-cell>
              <table:table-cell office:value-type="float" office:value="-0.00330258951097907">
                <text:p>-0.00330258951097907</text:p>
              </table:table-cell>
              <table:table-cell office:value-type="float" office:value="-0.0117771780646532">
                <text:p>-0.0117771780646532</text:p>
              </table:table-cell>
              <table:table-cell office:value-type="float" office:value="0.0105362755347097">
                <text:p>0.0105362755347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899179660521">
                <text:p>0.014899179660521</text:p>
              </table:table-cell>
              <table:table-cell office:value-type="float" office:value="-0.0185872341743928">
                <text:p>-0.0185872341743928</text:p>
              </table:table-cell>
              <table:table-cell office:value-type="float" office:value="0.0202949175540488">
                <text:p>0.0202949175540488</text:p>
              </table:table-cell>
              <table:table-cell office:value-type="float" office:value="-0.0427352634364572">
                <text:p>-0.0427352634364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9341742108144">
                <text:p>0.0049341742108144</text:p>
              </table:table-cell>
              <table:table-cell office:value-type="float" office:value="0.0154181311755024">
                <text:p>0.0154181311755024</text:p>
              </table:table-cell>
              <table:table-cell office:value-type="float" office:value="-0.0232934418358342">
                <text:p>-0.0232934418358342</text:p>
              </table:table-cell>
              <table:table-cell office:value-type="float" office:value="-0.0127553975134578">
                <text:p>-0.0127553975134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69806817252144">
                <text:p>0.0169806817252144</text:p>
              </table:table-cell>
              <table:table-cell office:value-type="float" office:value="-0.00342565855178484">
                <text:p>-0.00342565855178484</text:p>
              </table:table-cell>
              <table:table-cell office:value-type="float" office:value="-0.0519249002943948">
                <text:p>-0.0519249002943948</text:p>
              </table:table-cell>
              <table:table-cell office:value-type="float" office:value="-0.0682426339850594">
                <text:p>-0.0682426339850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798779982151364">
                <text:p>-0.00798779982151364</text:p>
              </table:table-cell>
              <table:table-cell office:value-type="float" office:value="0.0349422426818391">
                <text:p>0.0349422426818391</text:p>
              </table:table-cell>
              <table:table-cell office:value-type="float" office:value="-0.0214270904421144">
                <text:p>-0.0214270904421144</text:p>
              </table:table-cell>
              <table:table-cell office:value-type="float" office:value="-0.106956796783444">
                <text:p>-0.106956796783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32cm" svg:height="15.207cm" xlink:href=".." xlink:type="simple" chart:class="chart:line" chart:style-name="ch1">
        <chart:title svg:x="11.127cm" svg:y="0.44cm" chart:style-name="ch2">
          <text:p>Distance D matching GPU</text:p>
        </chart:title>
        <chart:legend chart:legend-position="end" svg:x="23.907cm" svg:y="7.055cm" style:legend-expansion="high" chart:style-name="ch3"/>
        <chart:plot-area chart:style-name="ch4" table:cell-range-address="'Distance D'.D1:'Distance D'.D182 'Distance D'.B1:'Distance D'.B181" chart:data-source-has-labels="row" svg:x="1.563cm" svg:y="1.523cm" svg:width="21.792cm" svg:height="12.399cm">
          <chartooo:coordinate-region svg:x="2.74cm" svg:y="1.644cm" svg:width="20.474cm" svg:height="11.276cm"/>
          <chart:axis chart:dimension="x" chart:name="primary-x" chart:style-name="ch5">
            <chart:title svg:x="11.555cm" svg:y="14.226cm" chart:style-name="ch6">
              <text:p>Frames (n°)</text:p>
            </chart:title>
          </chart:axis>
          <chart:axis chart:dimension="y" chart:name="primary-y" chart:style-name="ch5">
            <chart:title svg:x="0.451cm" svg:y="8.494cm" chart:style-name="ch7">
              <text:p>Distances</text:p>
            </chart:title>
            <chart:grid chart:style-name="ch8" chart:class="major"/>
          </chart:axis>
          <chart:series chart:style-name="ch9" chart:values-cell-range-address="'Distance D'.D2:'Distance D'.D182" chart:label-cell-address="'Distance D'.D1:'Distance D'.D1" chart:class="chart:line">
            <chart:data-point chart:repeated="181"/>
          </chart:series>
          <chart:series chart:style-name="ch10" chart:values-cell-range-address="'Distance D'.B2:'Distance D'.B181" chart:label-cell-address="'Distance D'.B1:'Distance D'.B1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third low res</text:p>
                <draw:g>
                  <svg:desc>'Distance D'.D1:'Distance D'.D1</svg:desc>
                </draw:g>
              </table:table-cell>
              <table:table-cell office:value-type="string">
                <text:p>D2 Third</text:p>
                <draw:g>
                  <svg:desc>'Distance D'.B1:'Distance 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istance D'.D2:'Distance D'.D182</svg:desc>
                </draw:g>
              </table:table-cell>
              <table:table-cell office:value-type="float" office:value="NaN">
                <text:p>NaN</text:p>
                <draw:g>
                  <svg:desc>'Distance D'.B2:'Distance D'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560.4375">
                <text:p>1456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26.875">
                <text:p>18726.875</text:p>
              </table:table-cell>
              <table:table-cell office:value-type="float" office:value="15880.5">
                <text:p>158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96.25">
                <text:p>12196.25</text:p>
              </table:table-cell>
              <table:table-cell office:value-type="float" office:value="15349.3125">
                <text:p>15349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56.9375">
                <text:p>15956.9375</text:p>
              </table:table-cell>
              <table:table-cell office:value-type="float" office:value="16780.625">
                <text:p>1678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81.1875">
                <text:p>17681.1875</text:p>
              </table:table-cell>
              <table:table-cell office:value-type="float" office:value="18397.0625">
                <text:p>18397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28.3125">
                <text:p>14628.3125</text:p>
              </table:table-cell>
              <table:table-cell office:value-type="float" office:value="16977.375">
                <text:p>16977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8152.875">
                <text:p>18152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56.375">
                <text:p>17156.375</text:p>
              </table:table-cell>
              <table:table-cell office:value-type="float" office:value="14052">
                <text:p>14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77.0625">
                <text:p>14177.0625</text:p>
              </table:table-cell>
              <table:table-cell office:value-type="float" office:value="18523.75">
                <text:p>1852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8667.0625">
                <text:p>18667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32.875">
                <text:p>13332.875</text:p>
              </table:table-cell>
              <table:table-cell office:value-type="float" office:value="14459.9375">
                <text:p>14459.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52.75">
                <text:p>16652.75</text:p>
              </table:table-cell>
              <table:table-cell office:value-type="float" office:value="18710.8125">
                <text:p>18710.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83.5625">
                <text:p>18583.5625</text:p>
              </table:table-cell>
              <table:table-cell office:value-type="float" office:value="20633.6875">
                <text:p>20633.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37.75">
                <text:p>15837.75</text:p>
              </table:table-cell>
              <table:table-cell office:value-type="float" office:value="19880.0625">
                <text:p>19880.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95.75">
                <text:p>16495.75</text:p>
              </table:table-cell>
              <table:table-cell office:value-type="float" office:value="13037.25">
                <text:p>1303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30.8125">
                <text:p>15530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6.0625">
                <text:p>15586.0625</text:p>
              </table:table-cell>
              <table:table-cell office:value-type="float" office:value="17123.625">
                <text:p>17123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779.3125">
                <text:p>17779.3125</text:p>
              </table:table-cell>
              <table:table-cell office:value-type="float" office:value="16813.6875">
                <text:p>16813.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48.375">
                <text:p>17648.375</text:p>
              </table:table-cell>
              <table:table-cell office:value-type="float" office:value="14318.0625">
                <text:p>14318.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87.4375">
                <text:p>16587.4375</text:p>
              </table:table-cell>
              <table:table-cell office:value-type="float" office:value="13388.4375">
                <text:p>13388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80.75">
                <text:p>17880.75</text:p>
              </table:table-cell>
              <table:table-cell office:value-type="float" office:value="19102.5625">
                <text:p>19102.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22.6875">
                <text:p>16722.6875</text:p>
              </table:table-cell>
              <table:table-cell office:value-type="float" office:value="19540.6875">
                <text:p>19540.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71.6875">
                <text:p>11571.6875</text:p>
              </table:table-cell>
              <table:table-cell office:value-type="float" office:value="19925.9375">
                <text:p>19925.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44.5625">
                <text:p>14044.5625</text:p>
              </table:table-cell>
              <table:table-cell office:value-type="float" office:value="18570.1875">
                <text:p>18570.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14.4375">
                <text:p>11814.4375</text:p>
              </table:table-cell>
              <table:table-cell office:value-type="float" office:value="13651.3125">
                <text:p>13651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042">
                <text:p>13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36.8125">
                <text:p>13836.8125</text:p>
              </table:table-cell>
              <table:table-cell office:value-type="float" office:value="16698.5625">
                <text:p>16698.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71.375">
                <text:p>1457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04.625">
                <text:p>1190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19.1875">
                <text:p>15419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56.375">
                <text:p>16856.375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17.375">
                <text:p>15917.375</text:p>
              </table:table-cell>
              <table:table-cell office:value-type="float" office:value="13610.5">
                <text:p>136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3.4375">
                <text:p>15923.4375</text:p>
              </table:table-cell>
              <table:table-cell office:value-type="float" office:value="13323.5">
                <text:p>1332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0.3125">
                <text:p>15840.3125</text:p>
              </table:table-cell>
              <table:table-cell office:value-type="float" office:value="13039.75">
                <text:p>1303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3590.4375">
                <text:p>13590.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01.5625">
                <text:p>13701.5625</text:p>
              </table:table-cell>
              <table:table-cell office:value-type="float" office:value="13661">
                <text:p>13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28.4375">
                <text:p>12928.4375</text:p>
              </table:table-cell>
              <table:table-cell office:value-type="float" office:value="12642.875">
                <text:p>12642.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77.6875">
                <text:p>12077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43.1875">
                <text:p>11743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1812.125">
                <text:p>11812.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92.6875">
                <text:p>12592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2909.3125">
                <text:p>12909.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53.875">
                <text:p>1075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26.5625">
                <text:p>8026.5625</text:p>
              </table:table-cell>
              <table:table-cell office:value-type="float" office:value="10351.3125">
                <text:p>10351.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78.8125">
                <text:p>10678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18.625">
                <text:p>881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32.5625">
                <text:p>10532.5625</text:p>
              </table:table-cell>
              <table:table-cell office:value-type="float" office:value="10594.25">
                <text:p>10594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41.8125">
                <text:p>10141.8125</text:p>
              </table:table-cell>
              <table:table-cell office:value-type="float" office:value="10973.6875">
                <text:p>10973.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51.3125">
                <text:p>10451.3125</text:p>
              </table:table-cell>
              <table:table-cell office:value-type="float" office:value="10206.4375">
                <text:p>10206.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62.1875">
                <text:p>10062.1875</text:p>
              </table:table-cell>
              <table:table-cell office:value-type="float" office:value="10649.5625">
                <text:p>10649.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24.1875">
                <text:p>10924.1875</text:p>
              </table:table-cell>
              <table:table-cell office:value-type="float" office:value="10423.625">
                <text:p>10423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34">
                <text:p>10634</text:p>
              </table:table-cell>
              <table:table-cell office:value-type="float" office:value="9949.0625">
                <text:p>9949.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66.3125">
                <text:p>10966.3125</text:p>
              </table:table-cell>
              <table:table-cell office:value-type="float" office:value="9817.0625">
                <text:p>9817.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3.75">
                <text:p>10793.75</text:p>
              </table:table-cell>
              <table:table-cell office:value-type="float" office:value="10163.1875">
                <text:p>10163.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9835.8125">
                <text:p>9835.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9433.25">
                <text:p>9433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59.3125">
                <text:p>9459.3125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9645.875">
                <text:p>9645.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76.3125">
                <text:p>9976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42.125">
                <text:p>864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2.5625">
                <text:p>8892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65.9375">
                <text:p>9065.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60.8125">
                <text:p>9860.8125</text:p>
              </table:table-cell>
              <table:table-cell office:value-type="float" office:value="8820.875">
                <text:p>8820.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3.1875">
                <text:p>8953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94.0625">
                <text:p>8894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8581.0625">
                <text:p>8581.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74.25">
                <text:p>777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71.8125">
                <text:p>5671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5692.1875">
                <text:p>5692.1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60.8125">
                <text:p>5660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89.4375">
                <text:p>5889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14.8125">
                <text:p>6414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57.5625">
                <text:p>5857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434cm" svg:height="12.193cm" xlink:href=".." xlink:type="simple" chart:class="chart:line" chart:style-name="ch1">
        <chart:legend chart:legend-position="end" svg:x="34.709cm" svg:y="5.548cm" style:legend-expansion="high" chart:style-name="ch2"/>
        <chart:plot-area chart:style-name="ch3" table:cell-range-address="'Coef translation'.B1:'Coef translation'.B182 'Coef translation'.D1:'Coef translation'.D182" chart:data-source-has-labels="row" svg:x="0.768cm" svg:y="0.243cm" svg:width="33.173cm" svg:height="11.707cm">
          <chartooo:coordinate-region svg:x="1.68cm" svg:y="0.442cm" svg:width="32.12cm" svg:height="11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ef translation'.B2:'Coef translation'.B182" chart:label-cell-address="'Coef translation'.B1:'Coef translation'.B1" chart:class="chart:line">
            <chart:data-point chart:repeated="181"/>
          </chart:series>
          <chart:series chart:style-name="ch7" chart:values-cell-range-address="'Coef translation'.D2:'Coef translation'.D182" chart:label-cell-address="'Coef translation'.D1:'Coef translation'.D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Third</text:p>
                <draw:g>
                  <svg:desc>'Coef translation'.B1:'Coef translation'.B1</svg:desc>
                </draw:g>
              </table:table-cell>
              <table:table-cell office:value-type="string">
                <text:p>D2 third low res</text:p>
                <draw:g>
                  <svg:desc>'Coef translation'.D1:'Coef trans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ef translation'.B2:'Coef translation'.B182</svg:desc>
                </draw:g>
              </table:table-cell>
              <table:table-cell office:value-type="float" office:value="NaN">
                <text:p>NaN</text:p>
                <draw:g>
                  <svg:desc>'Coef translation'.D2:'Coef translation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.405918618836">
                <text:p>121.405918618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875214122065">
                <text:p>100.875214122065</text:p>
              </table:table-cell>
              <table:table-cell office:value-type="float" office:value="92.4534318316088">
                <text:p>92.4534318316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879257572651">
                <text:p>65.2879257572651</text:p>
              </table:table-cell>
              <table:table-cell office:value-type="float" office:value="112.359404148653">
                <text:p>112.359404148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82136010317">
                <text:p>99.682136010317</text:p>
              </table:table-cell>
              <table:table-cell office:value-type="float" office:value="89.1115460866669">
                <text:p>89.1115460866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7629023400626">
                <text:p>58.7629023400626</text:p>
              </table:table-cell>
              <table:table-cell office:value-type="float" office:value="72.9483339704578">
                <text:p>72.9483339704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.847382689226">
                <text:p>118.847382689226</text:p>
              </table:table-cell>
              <table:table-cell office:value-type="float" office:value="158.351153701613">
                <text:p>158.351153701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678292834671">
                <text:p>122.678292834671</text:p>
              </table:table-cell>
              <table:table-cell office:value-type="float" office:value="120.550437122888">
                <text:p>120.550437122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9567663702328">
                <text:p>83.9567663702328</text:p>
              </table:table-cell>
              <table:table-cell office:value-type="float" office:value="68.1478466150459">
                <text:p>68.147846615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.349182011094">
                <text:p>111.349182011094</text:p>
              </table:table-cell>
              <table:table-cell office:value-type="float" office:value="43.1310675801133">
                <text:p>43.131067580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.687336287668">
                <text:p>103.687336287668</text:p>
              </table:table-cell>
              <table:table-cell office:value-type="float" office:value="13.6547891528046">
                <text:p>13.6547891528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2369129750905">
                <text:p>83.2369129750905</text:p>
              </table:table-cell>
              <table:table-cell office:value-type="float" office:value="84.4720624048607">
                <text:p>84.4720624048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1859650044534">
                <text:p>71.1859650044534</text:p>
              </table:table-cell>
              <table:table-cell office:value-type="float" office:value="22.2912244541568">
                <text:p>22.2912244541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705476433479">
                <text:p>91.1705476433479</text:p>
              </table:table-cell>
              <table:table-cell office:value-type="float" office:value="75.2594109546357">
                <text:p>75.2594109546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047541795109">
                <text:p>11.4047541795109</text:p>
              </table:table-cell>
              <table:table-cell office:value-type="float" office:value="-179.094495761666">
                <text:p>-179.094495761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163566401598">
                <text:p>161.163566401598</text:p>
              </table:table-cell>
              <table:table-cell office:value-type="float" office:value="80.9649881475285">
                <text:p>80.9649881475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0728126162955">
                <text:p>18.0728126162955</text:p>
              </table:table-cell>
              <table:table-cell office:value-type="float" office:value="64.0537577619163">
                <text:p>64.0537577619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8839271882396">
                <text:p>-15.8839271882396</text:p>
              </table:table-cell>
              <table:table-cell office:value-type="float" office:value="96.3860167608048">
                <text:p>96.3860167608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.108224381591">
                <text:p>139.108224381591</text:p>
              </table:table-cell>
              <table:table-cell office:value-type="float" office:value="37.6631552702719">
                <text:p>37.6631552702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4403464403208">
                <text:p>88.4403464403208</text:p>
              </table:table-cell>
              <table:table-cell office:value-type="float" office:value="63.7681865624648">
                <text:p>63.7681865624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8476239465793">
                <text:p>69.8476239465793</text:p>
              </table:table-cell>
              <table:table-cell office:value-type="float" office:value="88.9088534617794">
                <text:p>88.9088534617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5892306860573">
                <text:p>57.5892306860573</text:p>
              </table:table-cell>
              <table:table-cell office:value-type="float" office:value="170.544468134626">
                <text:p>170.54446813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082114990613">
                <text:p>105.082114990613</text:p>
              </table:table-cell>
              <table:table-cell office:value-type="float" office:value="74.504488691066">
                <text:p>74.504488691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1342207404389">
                <text:p>84.1342207404389</text:p>
              </table:table-cell>
              <table:table-cell office:value-type="float" office:value="86.7177836646031">
                <text:p>86.7177836646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.740831588874">
                <text:p>127.740831588874</text:p>
              </table:table-cell>
              <table:table-cell office:value-type="float" office:value="63.0540880504168">
                <text:p>63.0540880504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258875853865">
                <text:p>123.258875853865</text:p>
              </table:table-cell>
              <table:table-cell office:value-type="float" office:value="55.8981291702819">
                <text:p>55.8981291702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7606110928669">
                <text:p>86.7606110928669</text:p>
              </table:table-cell>
              <table:table-cell office:value-type="float" office:value="68.9928814085681">
                <text:p>68.9928814085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111090091435">
                <text:p>100.111090091435</text:p>
              </table:table-cell>
              <table:table-cell office:value-type="float" office:value="-8.21819671712654">
                <text:p>-8.21819671712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6512865990893">
                <text:p>55.6512865990893</text:p>
              </table:table-cell>
              <table:table-cell office:value-type="float" office:value="-19.8577362683102">
                <text:p>-19.8577362683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9400759092184">
                <text:p>65.9400759092184</text:p>
              </table:table-cell>
              <table:table-cell office:value-type="float" office:value="107.33695538062">
                <text:p>107.33695538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3727432900682">
                <text:p>45.3727432900682</text:p>
              </table:table-cell>
              <table:table-cell office:value-type="float" office:value="53.1932232465548">
                <text:p>53.1932232465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1257808021352">
                <text:p>-15.1257808021352</text:p>
              </table:table-cell>
              <table:table-cell office:value-type="float" office:value="82.0209004558478">
                <text:p>82.020900455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7667470145427">
                <text:p>3.67667470145427</text:p>
              </table:table-cell>
              <table:table-cell office:value-type="float" office:value="-12.0671292936233">
                <text:p>-12.0671292936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46414629694104">
                <text:p>-8.46414629694104</text:p>
              </table:table-cell>
              <table:table-cell office:value-type="float" office:value="84.4643217945822">
                <text:p>84.4643217945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7935308550364">
                <text:p>59.7935308550364</text:p>
              </table:table-cell>
              <table:table-cell office:value-type="float" office:value="158.409549746846">
                <text:p>158.409549746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6448105851522">
                <text:p>51.6448105851522</text:p>
              </table:table-cell>
              <table:table-cell office:value-type="float" office:value="68.8547436273231">
                <text:p>68.8547436273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4068973855438">
                <text:p>46.4068973855438</text:p>
              </table:table-cell>
              <table:table-cell office:value-type="float" office:value="42.5986774522421">
                <text:p>42.5986774522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6896217856023">
                <text:p>13.6896217856023</text:p>
              </table:table-cell>
              <table:table-cell office:value-type="float" office:value="41.6398920024892">
                <text:p>41.6398920024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8883933399472">
                <text:p>33.8883933399472</text:p>
              </table:table-cell>
              <table:table-cell office:value-type="float" office:value="-26.3695532932395">
                <text:p>-26.3695532932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000371431168">
                <text:p>4.69000371431168</text:p>
              </table:table-cell>
              <table:table-cell office:value-type="float" office:value="66.8789002885634">
                <text:p>66.878900288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6979564218471">
                <text:p>28.6979564218471</text:p>
              </table:table-cell>
              <table:table-cell office:value-type="float" office:value="70.0281369940125">
                <text:p>70.0281369940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1322059469475">
                <text:p>8.11322059469475</text:p>
              </table:table-cell>
              <table:table-cell office:value-type="float" office:value="2.14579370440696">
                <text:p>2.145793704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0275109330069">
                <text:p>4.50275109330069</text:p>
              </table:table-cell>
              <table:table-cell office:value-type="float" office:value="46.7506788832646">
                <text:p>46.7506788832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94341141032375">
                <text:p>-6.94341141032375</text:p>
              </table:table-cell>
              <table:table-cell office:value-type="float" office:value="-19.3860474192162">
                <text:p>-19.3860474192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7.7509681629845">
                <text:p>-27.7509681629845</text:p>
              </table:table-cell>
              <table:table-cell office:value-type="float" office:value="25.6873139749335">
                <text:p>25.6873139749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436915443977">
                <text:p>30.436915443977</text:p>
              </table:table-cell>
              <table:table-cell office:value-type="float" office:value="-8.83859125974068">
                <text:p>-8.83859125974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8858443065203">
                <text:p>-19.8858443065203</text:p>
              </table:table-cell>
              <table:table-cell office:value-type="float" office:value="44.4031733501468">
                <text:p>44.4031733501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3368324303838">
                <text:p>33.3368324303838</text:p>
              </table:table-cell>
              <table:table-cell office:value-type="float" office:value="-36.9958822451635">
                <text:p>-36.9958822451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0058147491464">
                <text:p>14.0058147491464</text:p>
              </table:table-cell>
              <table:table-cell office:value-type="float" office:value="32.3223581956785">
                <text:p>32.3223581956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241889880026">
                <text:p>15.9241889880026</text:p>
              </table:table-cell>
              <table:table-cell office:value-type="float" office:value="24.9366636751001">
                <text:p>24.9366636751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5581844407726">
                <text:p>11.5581844407726</text:p>
              </table:table-cell>
              <table:table-cell office:value-type="float" office:value="26.5304992074984">
                <text:p>26.5304992074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8568942001843">
                <text:p>23.8568942001843</text:p>
              </table:table-cell>
              <table:table-cell office:value-type="float" office:value="18.8098830467298">
                <text:p>18.809883046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16050818804">
                <text:p>24.516050818804</text:p>
              </table:table-cell>
              <table:table-cell office:value-type="float" office:value="1.64769480317749">
                <text:p>1.64769480317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22610617840645">
                <text:p>-9.22610617840645</text:p>
              </table:table-cell>
              <table:table-cell office:value-type="float" office:value="35.3561518422398">
                <text:p>35.3561518422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4596986462197">
                <text:p>26.4596986462197</text:p>
              </table:table-cell>
              <table:table-cell office:value-type="float" office:value="31.6152817472714">
                <text:p>31.6152817472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345257620418">
                <text:p>15.2345257620418</text:p>
              </table:table-cell>
              <table:table-cell office:value-type="float" office:value="20.2848644234152">
                <text:p>20.2848644234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140702525354">
                <text:p>10.6140702525354</text:p>
              </table:table-cell>
              <table:table-cell office:value-type="float" office:value="-64.3936701779997">
                <text:p>-64.393670177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849490939654">
                <text:p>16.4849490939654</text:p>
              </table:table-cell>
              <table:table-cell office:value-type="float" office:value="-2.47288641645848">
                <text:p>-2.47288641645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896188291251">
                <text:p>12.3896188291251</text:p>
              </table:table-cell>
              <table:table-cell office:value-type="float" office:value="-31.770645740549">
                <text:p>-31.770645740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5530793107018">
                <text:p>23.5530793107018</text:p>
              </table:table-cell>
              <table:table-cell office:value-type="float" office:value="22.3957563043388">
                <text:p>22.3957563043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78918964329741">
                <text:p>-4.78918964329741</text:p>
              </table:table-cell>
              <table:table-cell office:value-type="float" office:value="15.7624976705514">
                <text:p>15.762497670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521594835995">
                <text:p>12.7521594835995</text:p>
              </table:table-cell>
              <table:table-cell office:value-type="float" office:value="22.0204842622538">
                <text:p>22.0204842622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5.9535551581703">
                <text:p>-45.9535551581703</text:p>
              </table:table-cell>
              <table:table-cell office:value-type="float" office:value="-47.8739571677215">
                <text:p>-47.8739571677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44502711749685">
                <text:p>-0.944502711749685</text:p>
              </table:table-cell>
              <table:table-cell office:value-type="float" office:value="-9.56296614659128">
                <text:p>-9.56296614659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5.0764647689359">
                <text:p>-25.0764647689359</text:p>
              </table:table-cell>
              <table:table-cell office:value-type="float" office:value="31.7189517951186">
                <text:p>31.7189517951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.9651683636846">
                <text:p>41.9651683636846</text:p>
              </table:table-cell>
              <table:table-cell office:value-type="float" office:value="8.47542830198505">
                <text:p>8.47542830198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57202441569553">
                <text:p>-6.57202441569553</text:p>
              </table:table-cell>
              <table:table-cell office:value-type="float" office:value="25.6443444894402">
                <text:p>25.64434448944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44183798327">
                <text:p>11.644183798327</text:p>
              </table:table-cell>
              <table:table-cell office:value-type="float" office:value="-35.399749453464">
                <text:p>-35.399749453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8446353588326">
                <text:p>2.28446353588326</text:p>
              </table:table-cell>
              <table:table-cell office:value-type="float" office:value="43.8924203248535">
                <text:p>43.892420324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8426849525257">
                <text:p>31.8426849525257</text:p>
              </table:table-cell>
              <table:table-cell office:value-type="float" office:value="18.8820043201816">
                <text:p>18.8820043201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6684087203066">
                <text:p>67.6684087203066</text:p>
              </table:table-cell>
              <table:table-cell office:value-type="float" office:value="48.4303460035203">
                <text:p>48.4303460035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.3424534494824">
                <text:p>44.3424534494824</text:p>
              </table:table-cell>
              <table:table-cell office:value-type="float" office:value="-3.72946425468041">
                <text:p>-3.72946425468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0189533848694">
                <text:p>55.0189533848694</text:p>
              </table:table-cell>
              <table:table-cell office:value-type="float" office:value="76.5538359169208">
                <text:p>76.5538359169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4828777858123">
                <text:p>37.4828777858123</text:p>
              </table:table-cell>
              <table:table-cell office:value-type="float" office:value="71.8623563621135">
                <text:p>71.8623563621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8443676767184">
                <text:p>21.8443676767184</text:p>
              </table:table-cell>
              <table:table-cell office:value-type="float" office:value="104.774776306996">
                <text:p>104.774776306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.912375813191">
                <text:p>74.912375813191</text:p>
              </table:table-cell>
              <table:table-cell office:value-type="float" office:value="33.2479609983864">
                <text:p>33.2479609983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.4677844981178">
                <text:p>84.4677844981178</text:p>
              </table:table-cell>
              <table:table-cell office:value-type="float" office:value="98.2011262458813">
                <text:p>98.2011262458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.390578328629">
                <text:p>111.390578328629</text:p>
              </table:table-cell>
              <table:table-cell office:value-type="float" office:value="91.4869363963708">
                <text:p>91.4869363963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2843950472278">
                <text:p>55.2843950472278</text:p>
              </table:table-cell>
              <table:table-cell office:value-type="float" office:value="-67.8085879199329">
                <text:p>-67.8085879199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6888289292238">
                <text:p>58.6888289292238</text:p>
              </table:table-cell>
              <table:table-cell office:value-type="float" office:value="10.0253602406436">
                <text:p>10.0253602406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8188178102623">
                <text:p>32.8188178102623</text:p>
              </table:table-cell>
              <table:table-cell office:value-type="float" office:value="13.2531617324487">
                <text:p>13.2531617324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95634463674868">
                <text:p>-3.95634463674868</text:p>
              </table:table-cell>
              <table:table-cell office:value-type="float" office:value="-8.75472002954426">
                <text:p>-8.75472002954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7305080106713">
                <text:p>49.7305080106713</text:p>
              </table:table-cell>
              <table:table-cell office:value-type="float" office:value="22.826296418674">
                <text:p>22.826296418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3903513984807">
                <text:p>29.3903513984807</text:p>
              </table:table-cell>
              <table:table-cell office:value-type="float" office:value="34.3839900022324">
                <text:p>34.3839900022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.4657438611426">
                <text:p>-10.4657438611426</text:p>
              </table:table-cell>
              <table:table-cell office:value-type="float" office:value="5.97291924616641">
                <text:p>5.97291924616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0671017928467">
                <text:p>6.30671017928467</text:p>
              </table:table-cell>
              <table:table-cell office:value-type="float" office:value="-29.8439293700619">
                <text:p>-29.8439293700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001325757181">
                <text:p>-11.001325757181</text:p>
              </table:table-cell>
              <table:table-cell office:value-type="float" office:value="101.924004059422">
                <text:p>101.924004059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3205518061411">
                <text:p>1.53205518061411</text:p>
              </table:table-cell>
              <table:table-cell office:value-type="float" office:value="45.0800698307493">
                <text:p>45.0800698307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6611810785378">
                <text:p>49.6611810785378</text:p>
              </table:table-cell>
              <table:table-cell office:value-type="float" office:value="34.0378814268542">
                <text:p>34.0378814268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4.4439750430062">
                <text:p>-24.4439750430062</text:p>
              </table:table-cell>
              <table:table-cell office:value-type="float" office:value="53.6393106058075">
                <text:p>53.6393106058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08380460256508">
                <text:p>-6.08380460256508</text:p>
              </table:table-cell>
              <table:table-cell office:value-type="float" office:value="26.3661812222404">
                <text:p>26.3661812222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33939444768556">
                <text:p>9.33939444768556</text:p>
              </table:table-cell>
              <table:table-cell office:value-type="float" office:value="-94.1964202187675">
                <text:p>-94.1964202187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88584852639119">
                <text:p>-4.88584852639119</text:p>
              </table:table-cell>
              <table:table-cell office:value-type="float" office:value="-35.0602475218242">
                <text:p>-35.0602475218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.9076563636092">
                <text:p>-18.9076563636092</text:p>
              </table:table-cell>
              <table:table-cell office:value-type="float" office:value="21.3669820313755">
                <text:p>21.366982031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5002061354249">
                <text:p>11.5002061354249</text:p>
              </table:table-cell>
              <table:table-cell office:value-type="float" office:value="-78.459305084625">
                <text:p>-78.459305084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7.3197853817636">
                <text:p>-57.3197853817636</text:p>
              </table:table-cell>
              <table:table-cell office:value-type="float" office:value="-11.4792639445151">
                <text:p>-11.4792639445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9.247049044512">
                <text:p>-29.247049044512</text:p>
              </table:table-cell>
              <table:table-cell office:value-type="float" office:value="-33.1249432223998">
                <text:p>-33.1249432223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.7455853068251">
                <text:p>-20.7455853068251</text:p>
              </table:table-cell>
              <table:table-cell office:value-type="float" office:value="-33.5452466363781">
                <text:p>-33.5452466363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.150320084929">
                <text:p>-16.150320084929</text:p>
              </table:table-cell>
              <table:table-cell office:value-type="float" office:value="-60.814940090252">
                <text:p>-60.814940090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0.8539012472635">
                <text:p>-40.8539012472635</text:p>
              </table:table-cell>
              <table:table-cell office:value-type="float" office:value="-56.4056086268069">
                <text:p>-56.40560862680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4.991275562288">
                <text:p>-74.991275562288</text:p>
              </table:table-cell>
              <table:table-cell office:value-type="float" office:value="-52.389826680755">
                <text:p>-52.389826680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9.8061558163825">
                <text:p>-39.8061558163825</text:p>
              </table:table-cell>
              <table:table-cell office:value-type="float" office:value="-38.4693362812993">
                <text:p>-38.46933628129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5.2122151505462">
                <text:p>-35.2122151505462</text:p>
              </table:table-cell>
              <table:table-cell office:value-type="float" office:value="-27.7302105682734">
                <text:p>-27.7302105682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5.358504496023">
                <text:p>-55.358504496023</text:p>
              </table:table-cell>
              <table:table-cell office:value-type="float" office:value="-75.6137746140872">
                <text:p>-75.6137746140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5.3169286393745">
                <text:p>-45.3169286393745</text:p>
              </table:table-cell>
              <table:table-cell office:value-type="float" office:value="-66.8628193071909">
                <text:p>-66.8628193071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5.8573434364968">
                <text:p>-35.8573434364968</text:p>
              </table:table-cell>
              <table:table-cell office:value-type="float" office:value="-30.5728754696559">
                <text:p>-30.5728754696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7839646550417">
                <text:p>-35.7839646550417</text:p>
              </table:table-cell>
              <table:table-cell office:value-type="float" office:value="-45.193501469985">
                <text:p>-45.193501469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13643599979618">
                <text:p>-6.13643599979618</text:p>
              </table:table-cell>
              <table:table-cell office:value-type="float" office:value="-22.5981093312304">
                <text:p>-22.5981093312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2662841239502">
                <text:p>-38.2662841239502</text:p>
              </table:table-cell>
              <table:table-cell office:value-type="float" office:value="-31.1137703410627">
                <text:p>-31.1137703410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.320683886889">
                <text:p>-16.320683886889</text:p>
              </table:table-cell>
              <table:table-cell office:value-type="float" office:value="-14.4908214531577">
                <text:p>-14.49082145315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4.9922676886107">
                <text:p>-24.9922676886107</text:p>
              </table:table-cell>
              <table:table-cell office:value-type="float" office:value="-1.35929257272188">
                <text:p>-1.35929257272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894829719177">
                <text:p>1.48894829719177</text:p>
              </table:table-cell>
              <table:table-cell office:value-type="float" office:value="-62.0068943052961">
                <text:p>-62.0068943052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.1580869856943">
                <text:p>-36.1580869856943</text:p>
              </table:table-cell>
              <table:table-cell office:value-type="float" office:value="-25.7556966432067">
                <text:p>-25.7556966432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4545825890311">
                <text:p>6.74545825890311</text:p>
              </table:table-cell>
              <table:table-cell office:value-type="float" office:value="-2.99451446397096">
                <text:p>-2.99451446397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1038175210931">
                <text:p>9.1038175210931</text:p>
              </table:table-cell>
              <table:table-cell office:value-type="float" office:value="35.4860489620703">
                <text:p>35.48604896207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8.5638252040431">
                <text:p>-18.5638252040431</text:p>
              </table:table-cell>
              <table:table-cell office:value-type="float" office:value="4.51784245808465">
                <text:p>4.51784245808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8772242906108">
                <text:p>20.8772242906108</text:p>
              </table:table-cell>
              <table:table-cell office:value-type="float" office:value="2.75814729330456">
                <text:p>2.75814729330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2559204500394">
                <text:p>7.22559204500394</text:p>
              </table:table-cell>
              <table:table-cell office:value-type="float" office:value="5.66010431080992">
                <text:p>5.66010431080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.6174835503602">
                <text:p>-10.6174835503602</text:p>
              </table:table-cell>
              <table:table-cell office:value-type="float" office:value="3.08676390522887">
                <text:p>3.08676390522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29052706619995">
                <text:p>-0.929052706619995</text:p>
              </table:table-cell>
              <table:table-cell office:value-type="float" office:value="-43.9824289709168">
                <text:p>-43.9824289709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73011615625748">
                <text:p>-4.73011615625748</text:p>
              </table:table-cell>
              <table:table-cell office:value-type="float" office:value="-2.11533090286786">
                <text:p>-2.11533090286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.2397744749466">
                <text:p>-20.2397744749466</text:p>
              </table:table-cell>
              <table:table-cell office:value-type="float" office:value="-2.02735256775849">
                <text:p>-2.02735256775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02827364652737">
                <text:p>-5.02827364652737</text:p>
              </table:table-cell>
              <table:table-cell office:value-type="float" office:value="-1.85922988364994">
                <text:p>-1.85922988364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.0580031788111">
                <text:p>-11.0580031788111</text:p>
              </table:table-cell>
              <table:table-cell office:value-type="float" office:value="-4.78335732329372">
                <text:p>-4.783357323293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.9768098060096">
                <text:p>-20.9768098060096</text:p>
              </table:table-cell>
              <table:table-cell office:value-type="float" office:value="-10.3734326425698">
                <text:p>-10.3734326425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8.0924297621852">
                <text:p>-18.0924297621852</text:p>
              </table:table-cell>
              <table:table-cell office:value-type="float" office:value="-6.38475942441011">
                <text:p>-6.38475942441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.6365480077205">
                <text:p>-13.6365480077205</text:p>
              </table:table-cell>
              <table:table-cell office:value-type="float" office:value="20.5536716868">
                <text:p>20.5536716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1.0823466465623">
                <text:p>-21.0823466465623</text:p>
              </table:table-cell>
              <table:table-cell office:value-type="float" office:value="-43.7091556048618">
                <text:p>-43.70915560486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1.0522748976801">
                <text:p>-31.0522748976801</text:p>
              </table:table-cell>
              <table:table-cell office:value-type="float" office:value="-38.9412825148893">
                <text:p>-38.9412825148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3.4086096628054">
                <text:p>-63.4086096628054</text:p>
              </table:table-cell>
              <table:table-cell office:value-type="float" office:value="-23.5955932740809">
                <text:p>-23.5955932740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0.6865073225876">
                <text:p>-30.6865073225876</text:p>
              </table:table-cell>
              <table:table-cell office:value-type="float" office:value="-53.7284270542053">
                <text:p>-53.7284270542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7.9383765560948">
                <text:p>-27.9383765560948</text:p>
              </table:table-cell>
              <table:table-cell office:value-type="float" office:value="-40.3948759019449">
                <text:p>-40.3948759019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.9819580210415">
                <text:p>-34.9819580210415</text:p>
              </table:table-cell>
              <table:table-cell office:value-type="float" office:value="-41.1238934763402">
                <text:p>-41.1238934763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9.9568538512002">
                <text:p>-39.9568538512002</text:p>
              </table:table-cell>
              <table:table-cell office:value-type="float" office:value="-11.6261014849392">
                <text:p>-11.6261014849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0.8387036317586">
                <text:p>-60.8387036317586</text:p>
              </table:table-cell>
              <table:table-cell office:value-type="float" office:value="-38.2880917359997">
                <text:p>-38.28809173599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5.8528245068613">
                <text:p>-35.8528245068613</text:p>
              </table:table-cell>
              <table:table-cell office:value-type="float" office:value="-24.9806453870806">
                <text:p>-24.9806453870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6.5385756105615">
                <text:p>-46.5385756105615</text:p>
              </table:table-cell>
              <table:table-cell office:value-type="float" office:value="-39.0759879221341">
                <text:p>-39.0759879221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9.5656582751158">
                <text:p>-49.5656582751158</text:p>
              </table:table-cell>
              <table:table-cell office:value-type="float" office:value="-17.5723255365761">
                <text:p>-17.5723255365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0.7248589729278">
                <text:p>-20.7248589729278</text:p>
              </table:table-cell>
              <table:table-cell office:value-type="float" office:value="-14.3684591872341">
                <text:p>-14.3684591872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2.4095463982901">
                <text:p>-32.4095463982901</text:p>
              </table:table-cell>
              <table:table-cell office:value-type="float" office:value="-7.42919524986349">
                <text:p>-7.42919524986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2.147766563593">
                <text:p>-22.147766563593</text:p>
              </table:table-cell>
              <table:table-cell office:value-type="float" office:value="-28.2866504735893">
                <text:p>-28.28665047358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6.5071423024625">
                <text:p>-16.5071423024625</text:p>
              </table:table-cell>
              <table:table-cell office:value-type="float" office:value="-12.4495952487895">
                <text:p>-12.44959524878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6.7740433808111">
                <text:p>-36.7740433808111</text:p>
              </table:table-cell>
              <table:table-cell office:value-type="float" office:value="-6.62384476088246">
                <text:p>-6.62384476088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3684407666763">
                <text:p>4.13684407666763</text:p>
              </table:table-cell>
              <table:table-cell office:value-type="float" office:value="-3.39737644883824">
                <text:p>-3.39737644883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.4286656049428">
                <text:p>-18.4286656049428</text:p>
              </table:table-cell>
              <table:table-cell office:value-type="float" office:value="-17.8127798893523">
                <text:p>-17.8127798893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.332274498193">
                <text:p>-11.332274498193</text:p>
              </table:table-cell>
              <table:table-cell office:value-type="float" office:value="-17.0880361962062">
                <text:p>-17.0880361962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.7920242783469">
                <text:p>-16.7920242783469</text:p>
              </table:table-cell>
              <table:table-cell office:value-type="float" office:value="-6.37673338050174">
                <text:p>-6.376733380501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0.7968912193343">
                <text:p>-30.7968912193343</text:p>
              </table:table-cell>
              <table:table-cell office:value-type="float" office:value="-2.19360218676726">
                <text:p>-2.19360218676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.9912103753652">
                <text:p>-10.9912103753652</text:p>
              </table:table-cell>
              <table:table-cell office:value-type="float" office:value="9.34594771209441">
                <text:p>9.34594771209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7658303720496">
                <text:p>4.67658303720496</text:p>
              </table:table-cell>
              <table:table-cell office:value-type="float" office:value="-22.7241382316338">
                <text:p>-22.7241382316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860310746035">
                <text:p>8.7860310746035</text:p>
              </table:table-cell>
              <table:table-cell office:value-type="float" office:value="-0.67088661509619">
                <text:p>-0.67088661509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87575298260229">
                <text:p>-1.87575298260229</text:p>
              </table:table-cell>
              <table:table-cell office:value-type="float" office:value="10.6937944652045">
                <text:p>10.6937944652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2.3034544918546">
                <text:p>-22.3034544918546</text:p>
              </table:table-cell>
              <table:table-cell office:value-type="float" office:value="28.1854167794465">
                <text:p>28.18541677944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5.0809260753844">
                <text:p>-15.0809260753844</text:p>
              </table:table-cell>
              <table:table-cell office:value-type="float" office:value="0.394858400263898">
                <text:p>0.3948584002638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7137475683905">
                <text:p>7.77137475683905</text:p>
              </table:table-cell>
              <table:table-cell office:value-type="float" office:value="30.0536019672485">
                <text:p>30.05360196724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0.8834246295365">
                <text:p>-10.8834246295365</text:p>
              </table:table-cell>
              <table:table-cell office:value-type="float" office:value="28.0715872381454">
                <text:p>28.0715872381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.2712786720988">
                <text:p>-16.2712786720988</text:p>
              </table:table-cell>
              <table:table-cell office:value-type="float" office:value="12.8293037291472">
                <text:p>12.8293037291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7601262369693">
                <text:p>10.7601262369693</text:p>
              </table:table-cell>
              <table:table-cell office:value-type="float" office:value="15.3136175962638">
                <text:p>15.31361759626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6818072160513">
                <text:p>18.6818072160513</text:p>
              </table:table-cell>
              <table:table-cell office:value-type="float" office:value="20.1410305882395">
                <text:p>20.1410305882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00667227914468">
                <text:p>-5.00667227914468</text:p>
              </table:table-cell>
              <table:table-cell office:value-type="float" office:value="9.72269424622112">
                <text:p>9.72269424622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6.4805439417929">
                <text:p>-16.4805439417929</text:p>
              </table:table-cell>
              <table:table-cell office:value-type="float" office:value="2.62144896443461">
                <text:p>2.62144896443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.7098056922549">
                <text:p>-11.7098056922549</text:p>
              </table:table-cell>
              <table:table-cell office:value-type="float" office:value="4.59183104326647">
                <text:p>4.59183104326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23179145171174">
                <text:p>-2.23179145171174</text:p>
              </table:table-cell>
              <table:table-cell office:value-type="float" office:value="20.938634459252">
                <text:p>20.938634459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.2239097861349">
                <text:p>-14.2239097861349</text:p>
              </table:table-cell>
              <table:table-cell office:value-type="float" office:value="5.17197683384093">
                <text:p>5.17197683384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8049290363918">
                <text:p>5.18049290363918</text:p>
              </table:table-cell>
              <table:table-cell office:value-type="float" office:value="-1.43425501938501">
                <text:p>-1.43425501938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04451355962086">
                <text:p>-6.04451355962086</text:p>
              </table:table-cell>
              <table:table-cell office:value-type="float" office:value="16.4740266293841">
                <text:p>16.4740266293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16336642782241">
                <text:p>-9.16336642782241</text:p>
              </table:table-cell>
              <table:table-cell office:value-type="float" office:value="-17.1499940103289">
                <text:p>-17.1499940103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45343914561813">
                <text:p>-8.45343914561813</text:p>
              </table:table-cell>
              <table:table-cell office:value-type="float" office:value="11.4658172773552">
                <text:p>11.4658172773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4978320120198">
                <text:p>7.14978320120198</text:p>
              </table:table-cell>
              <table:table-cell office:value-type="float" office:value="-5.08827174354863">
                <text:p>-5.088271743548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7333822752299">
                <text:p>2.97333822752299</text:p>
              </table:table-cell>
              <table:table-cell office:value-type="float" office:value="1.05611862119144">
                <text:p>1.05611862119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77041463457411">
                <text:p>3.77041463457411</text:p>
              </table:table-cell>
              <table:table-cell office:value-type="float" office:value="16.9726750043851">
                <text:p>16.9726750043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7908448108842">
                <text:p>15.7908448108842</text:p>
              </table:table-cell>
              <table:table-cell office:value-type="float" office:value="-6.94782953708839">
                <text:p>-6.94782953708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288162767971">
                <text:p>17.7288162767971</text:p>
              </table:table-cell>
              <table:table-cell office:value-type="float" office:value="17.2793224369001">
                <text:p>17.2793224369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59399337369285">
                <text:p>-7.59399337369285</text:p>
              </table:table-cell>
              <table:table-cell office:value-type="float" office:value="11.2307481225297">
                <text:p>11.23074812252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4702594850813">
                <text:p>3.04702594850813</text:p>
              </table:table-cell>
              <table:table-cell office:value-type="float" office:value="7.33835038481597">
                <text:p>7.33835038481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.8467926976252">
                <text:p>-19.8467926976252</text:p>
              </table:table-cell>
              <table:table-cell office:value-type="float" office:value="13.845661195205">
                <text:p>13.8456611952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dc5e7" draw:fill-color="#adc5e7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32cm" svg:height="15.207cm" xlink:href=".." xlink:type="simple" chart:class="chart:line" chart:column-mapping="1 2" chart:style-name="ch1">
        <chart:title svg:x="11.127cm" svg:y="0.44cm" chart:style-name="ch2">
          <text:p>Distance D matching GPU</text:p>
        </chart:title>
        <chart:legend chart:legend-position="end" svg:x="23.907cm" svg:y="6.557cm" style:legend-expansion="high" chart:style-name="ch3"/>
        <chart:plot-area chart:style-name="ch4" table:cell-range-address="'Distance D'.A1:'Distance D'.C181 'Distance D'.D1:'Distance D'.D182" chart:data-source-has-labels="row" svg:x="1.563cm" svg:y="1.523cm" svg:width="21.792cm" svg:height="12.399cm">
          <chartooo:coordinate-region svg:x="2.74cm" svg:y="1.644cm" svg:width="20.615cm" svg:height="11.276cm"/>
          <chart:axis chart:dimension="x" chart:name="primary-x" chart:style-name="ch5">
            <chart:title svg:x="11.555cm" svg:y="14.226cm" chart:style-name="ch6">
              <text:p>Frames (n°)</text:p>
            </chart:title>
          </chart:axis>
          <chart:axis chart:dimension="y" chart:name="primary-y" chart:style-name="ch5">
            <chart:title svg:x="0.451cm" svg:y="8.494cm" chart:style-name="ch7">
              <text:p>Distances</text:p>
            </chart:title>
            <chart:grid chart:style-name="ch8" chart:class="major"/>
          </chart:axis>
          <chart:series chart:style-name="ch9" chart:values-cell-range-address="'Distance D'.A2:'Distance D'.A181" chart:label-cell-address="'Distance D'.A1:'Distance D'.A1" chart:class="chart:line">
            <chart:data-point chart:repeated="180"/>
          </chart:series>
          <chart:series chart:style-name="ch10" chart:values-cell-range-address="'Distance D'.D2:'Distance D'.D182" chart:label-cell-address="'Distance D'.D1:'Distance D'.D1" chart:class="chart:line">
            <chart:data-point chart:repeated="181"/>
          </chart:series>
          <chart:series chart:style-name="ch11" chart:values-cell-range-address="'Distance D'.B2:'Distance D'.B181" chart:label-cell-address="'Distance D'.B1:'Distance D'.B1" chart:class="chart:line">
            <chart:data-point chart:repeated="180"/>
          </chart:series>
          <chart:series chart:style-name="ch12" chart:values-cell-range-address="'Distance D'.C2:'Distance D'.C181" chart:label-cell-address="'Distance D'.C1:'Distance D'.C1" chart:class="chart:line">
            <chart:data-point chart:repeated="1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Half</text:p>
                <draw:g>
                  <svg:desc>'Distance D'.A1:'Distance D'.A1</svg:desc>
                </draw:g>
              </table:table-cell>
              <table:table-cell office:value-type="string">
                <text:p>D2 third low res</text:p>
                <draw:g>
                  <svg:desc>'Distance D'.D1:'Distance D'.D1</svg:desc>
                </draw:g>
              </table:table-cell>
              <table:table-cell office:value-type="string">
                <text:p>D2 Third</text:p>
                <draw:g>
                  <svg:desc>'Distance D'.B1:'Distance D'.B1</svg:desc>
                </draw:g>
              </table:table-cell>
              <table:table-cell office:value-type="string">
                <text:p>D2 </text:p>
                <draw:g>
                  <svg:desc>'Distance D'.C1:'Distance 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istance D'.A2:'Distance D'.A181</svg:desc>
                </draw:g>
              </table:table-cell>
              <table:table-cell office:value-type="float" office:value="NaN">
                <text:p>NaN</text:p>
                <draw:g>
                  <svg:desc>'Distance D'.D2:'Distance D'.D182</svg:desc>
                </draw:g>
              </table:table-cell>
              <table:table-cell office:value-type="float" office:value="NaN">
                <text:p>NaN</text:p>
                <draw:g>
                  <svg:desc>'Distance D'.B2:'Distance D'.B181</svg:desc>
                </draw:g>
              </table:table-cell>
              <table:table-cell office:value-type="float" office:value="NaN">
                <text:p>NaN</text:p>
                <draw:g>
                  <svg:desc>'Distance D'.C2:'Distance D'.C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69.3125">
                <text:p>18969.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60.4375">
                <text:p>14560.4375</text:p>
              </table:table-cell>
              <table:table-cell office:value-type="float" office:value="15135.875">
                <text:p>15135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48.375">
                <text:p>13848.375</text:p>
              </table:table-cell>
              <table:table-cell office:value-type="float" office:value="18726.875">
                <text:p>18726.875</text:p>
              </table:table-cell>
              <table:table-cell office:value-type="float" office:value="15880.5">
                <text:p>15880.5</text:p>
              </table:table-cell>
              <table:table-cell office:value-type="float" office:value="14520.5625">
                <text:p>14520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97.4375">
                <text:p>15797.4375</text:p>
              </table:table-cell>
              <table:table-cell office:value-type="float" office:value="12196.25">
                <text:p>12196.25</text:p>
              </table:table-cell>
              <table:table-cell office:value-type="float" office:value="15349.3125">
                <text:p>15349.3125</text:p>
              </table:table-cell>
              <table:table-cell office:value-type="float" office:value="18248.625">
                <text:p>18248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94.75">
                <text:p>17894.75</text:p>
              </table:table-cell>
              <table:table-cell office:value-type="float" office:value="15956.9375">
                <text:p>15956.9375</text:p>
              </table:table-cell>
              <table:table-cell office:value-type="float" office:value="16780.625">
                <text:p>16780.625</text:p>
              </table:table-cell>
              <table:table-cell office:value-type="float" office:value="15057.25">
                <text:p>1505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42.9375">
                <text:p>14442.9375</text:p>
              </table:table-cell>
              <table:table-cell office:value-type="float" office:value="17681.1875">
                <text:p>17681.1875</text:p>
              </table:table-cell>
              <table:table-cell office:value-type="float" office:value="18397.0625">
                <text:p>18397.0625</text:p>
              </table:table-cell>
              <table:table-cell office:value-type="float" office:value="19410.625">
                <text:p>1941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46.375">
                <text:p>14446.375</text:p>
              </table:table-cell>
              <table:table-cell office:value-type="float" office:value="14628.3125">
                <text:p>14628.3125</text:p>
              </table:table-cell>
              <table:table-cell office:value-type="float" office:value="16977.375">
                <text:p>16977.375</text:p>
              </table:table-cell>
              <table:table-cell office:value-type="float" office:value="20249.6875">
                <text:p>20249.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85.9375">
                <text:p>17185.9375</text:p>
              </table:table-cell>
              <table:table-cell office:value-type="float" office:value="NaN">
                <text:p>NaN</text:p>
              </table:table-cell>
              <table:table-cell office:value-type="float" office:value="18152.875">
                <text:p>1815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74.875">
                <text:p>16674.875</text:p>
              </table:table-cell>
              <table:table-cell office:value-type="float" office:value="17156.375">
                <text:p>17156.375</text:p>
              </table:table-cell>
              <table:table-cell office:value-type="float" office:value="14052">
                <text:p>14052</text:p>
              </table:table-cell>
              <table:table-cell office:value-type="float" office:value="13474.8125">
                <text:p>13474.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71.625">
                <text:p>14971.625</text:p>
              </table:table-cell>
              <table:table-cell office:value-type="float" office:value="14177.0625">
                <text:p>14177.0625</text:p>
              </table:table-cell>
              <table:table-cell office:value-type="float" office:value="18523.75">
                <text:p>1852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10">
                <text:p>17510</text:p>
              </table:table-cell>
              <table:table-cell office:value-type="float" office:value="NaN">
                <text:p>NaN</text:p>
              </table:table-cell>
              <table:table-cell office:value-type="float" office:value="18667.0625">
                <text:p>18667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62.4375">
                <text:p>19862.4375</text:p>
              </table:table-cell>
              <table:table-cell office:value-type="float" office:value="13332.875">
                <text:p>13332.875</text:p>
              </table:table-cell>
              <table:table-cell office:value-type="float" office:value="14459.9375">
                <text:p>14459.9375</text:p>
              </table:table-cell>
              <table:table-cell office:value-type="float" office:value="17670">
                <text:p>176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7.375">
                <text:p>20117.375</text:p>
              </table:table-cell>
              <table:table-cell office:value-type="float" office:value="16652.75">
                <text:p>16652.75</text:p>
              </table:table-cell>
              <table:table-cell office:value-type="float" office:value="18710.8125">
                <text:p>18710.8125</text:p>
              </table:table-cell>
              <table:table-cell office:value-type="float" office:value="14330.5625">
                <text:p>14330.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72.3125">
                <text:p>16972.3125</text:p>
              </table:table-cell>
              <table:table-cell office:value-type="float" office:value="18583.5625">
                <text:p>18583.5625</text:p>
              </table:table-cell>
              <table:table-cell office:value-type="float" office:value="20633.6875">
                <text:p>20633.6875</text:p>
              </table:table-cell>
              <table:table-cell office:value-type="float" office:value="19068.5625">
                <text:p>19068.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97.9375">
                <text:p>20097.9375</text:p>
              </table:table-cell>
              <table:table-cell office:value-type="float" office:value="15837.75">
                <text:p>15837.75</text:p>
              </table:table-cell>
              <table:table-cell office:value-type="float" office:value="19880.0625">
                <text:p>19880.0625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6495.75">
                <text:p>16495.75</text:p>
              </table:table-cell>
              <table:table-cell office:value-type="float" office:value="13037.25">
                <text:p>13037.25</text:p>
              </table:table-cell>
              <table:table-cell office:value-type="float" office:value="20343.1875">
                <text:p>20343.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530.8125">
                <text:p>15530.8125</text:p>
              </table:table-cell>
              <table:table-cell office:value-type="float" office:value="NaN">
                <text:p>NaN</text:p>
              </table:table-cell>
              <table:table-cell office:value-type="float" office:value="20895.375">
                <text:p>20895.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586.0625">
                <text:p>15586.0625</text:p>
              </table:table-cell>
              <table:table-cell office:value-type="float" office:value="17123.625">
                <text:p>17123.625</text:p>
              </table:table-cell>
              <table:table-cell office:value-type="float" office:value="18819.3125">
                <text:p>18819.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16.875">
                <text:p>20716.875</text:p>
              </table:table-cell>
              <table:table-cell office:value-type="float" office:value="17779.3125">
                <text:p>17779.3125</text:p>
              </table:table-cell>
              <table:table-cell office:value-type="float" office:value="16813.6875">
                <text:p>16813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17.6875">
                <text:p>18617.6875</text:p>
              </table:table-cell>
              <table:table-cell office:value-type="float" office:value="17648.375">
                <text:p>17648.375</text:p>
              </table:table-cell>
              <table:table-cell office:value-type="float" office:value="14318.0625">
                <text:p>14318.0625</text:p>
              </table:table-cell>
              <table:table-cell office:value-type="float" office:value="14300.5625">
                <text:p>14300.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90.375">
                <text:p>14690.375</text:p>
              </table:table-cell>
              <table:table-cell office:value-type="float" office:value="16587.4375">
                <text:p>16587.4375</text:p>
              </table:table-cell>
              <table:table-cell office:value-type="float" office:value="13388.4375">
                <text:p>13388.4375</text:p>
              </table:table-cell>
              <table:table-cell office:value-type="float" office:value="18751.125">
                <text:p>1875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7880.75">
                <text:p>17880.75</text:p>
              </table:table-cell>
              <table:table-cell office:value-type="float" office:value="19102.5625">
                <text:p>19102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34.9375">
                <text:p>16734.9375</text:p>
              </table:table-cell>
              <table:table-cell office:value-type="float" office:value="16722.6875">
                <text:p>16722.6875</text:p>
              </table:table-cell>
              <table:table-cell office:value-type="float" office:value="19540.6875">
                <text:p>19540.6875</text:p>
              </table:table-cell>
              <table:table-cell office:value-type="float" office:value="13595.75">
                <text:p>13595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81.5">
                <text:p>19481.5</text:p>
              </table:table-cell>
              <table:table-cell office:value-type="float" office:value="11571.6875">
                <text:p>11571.6875</text:p>
              </table:table-cell>
              <table:table-cell office:value-type="float" office:value="19925.9375">
                <text:p>19925.9375</text:p>
              </table:table-cell>
              <table:table-cell office:value-type="float" office:value="19202.75">
                <text:p>1920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69.5">
                <text:p>14069.5</text:p>
              </table:table-cell>
              <table:table-cell office:value-type="float" office:value="14044.5625">
                <text:p>14044.5625</text:p>
              </table:table-cell>
              <table:table-cell office:value-type="float" office:value="18570.1875">
                <text:p>18570.1875</text:p>
              </table:table-cell>
              <table:table-cell office:value-type="float" office:value="16876.875">
                <text:p>16876.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96.25">
                <text:p>13796.25</text:p>
              </table:table-cell>
              <table:table-cell office:value-type="float" office:value="11814.4375">
                <text:p>11814.4375</text:p>
              </table:table-cell>
              <table:table-cell office:value-type="float" office:value="13651.3125">
                <text:p>13651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63">
                <text:p>16763</text:p>
              </table:table-cell>
              <table:table-cell office:value-type="float" office:value="NaN">
                <text:p>NaN</text:p>
              </table:table-cell>
              <table:table-cell office:value-type="float" office:value="13042">
                <text:p>1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48.9375">
                <text:p>13748.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18.625">
                <text:p>12818.625</text:p>
              </table:table-cell>
              <table:table-cell office:value-type="float" office:value="13836.8125">
                <text:p>13836.8125</text:p>
              </table:table-cell>
              <table:table-cell office:value-type="float" office:value="16698.5625">
                <text:p>16698.5625</text:p>
              </table:table-cell>
              <table:table-cell office:value-type="float" office:value="16303.8125">
                <text:p>16303.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93.5">
                <text:p>14893.5</text:p>
              </table:table-cell>
              <table:table-cell office:value-type="float" office:value="14571.375">
                <text:p>14571.375</text:p>
              </table:table-cell>
              <table:table-cell office:value-type="float" office:value="NaN">
                <text:p>NaN</text:p>
              </table:table-cell>
              <table:table-cell office:value-type="float" office:value="14724.25">
                <text:p>14724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51.25">
                <text:p>15951.25</text:p>
              </table:table-cell>
              <table:table-cell office:value-type="float" office:value="11904.625">
                <text:p>11904.625</text:p>
              </table:table-cell>
              <table:table-cell office:value-type="float" office:value="NaN">
                <text:p>NaN</text:p>
              </table:table-cell>
              <table:table-cell office:value-type="float" office:value="13569.6875">
                <text:p>13569.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8.25">
                <text:p>14888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85.9375">
                <text:p>10585.9375</text:p>
              </table:table-cell>
              <table:table-cell office:value-type="float" office:value="15419.1875">
                <text:p>15419.1875</text:p>
              </table:table-cell>
              <table:table-cell office:value-type="float" office:value="NaN">
                <text:p>NaN</text:p>
              </table:table-cell>
              <table:table-cell office:value-type="float" office:value="13426.1875">
                <text:p>13426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35.875">
                <text:p>13135.875</text:p>
              </table:table-cell>
              <table:table-cell office:value-type="float" office:value="16856.375">
                <text:p>16856.375</text:p>
              </table:table-cell>
              <table:table-cell office:value-type="float" office:value="14632">
                <text:p>1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35.3125">
                <text:p>13835.3125</text:p>
              </table:table-cell>
              <table:table-cell office:value-type="float" office:value="15917.375">
                <text:p>15917.375</text:p>
              </table:table-cell>
              <table:table-cell office:value-type="float" office:value="13610.5">
                <text:p>13610.5</text:p>
              </table:table-cell>
              <table:table-cell office:value-type="float" office:value="14297.4375">
                <text:p>14297.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86.3125">
                <text:p>12986.3125</text:p>
              </table:table-cell>
              <table:table-cell office:value-type="float" office:value="15923.4375">
                <text:p>15923.4375</text:p>
              </table:table-cell>
              <table:table-cell office:value-type="float" office:value="13323.5">
                <text:p>13323.5</text:p>
              </table:table-cell>
              <table:table-cell office:value-type="float" office:value="14585.8125">
                <text:p>14585.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33.375">
                <text:p>14933.375</text:p>
              </table:table-cell>
              <table:table-cell office:value-type="float" office:value="15840.3125">
                <text:p>15840.3125</text:p>
              </table:table-cell>
              <table:table-cell office:value-type="float" office:value="13039.75">
                <text:p>13039.75</text:p>
              </table:table-cell>
              <table:table-cell office:value-type="float" office:value="13500.25">
                <text:p>1350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89.125">
                <text:p>13789.125</text:p>
              </table:table-cell>
              <table:table-cell office:value-type="float" office:value="NaN">
                <text:p>NaN</text:p>
              </table:table-cell>
              <table:table-cell office:value-type="float" office:value="13590.4375">
                <text:p>13590.4375</text:p>
              </table:table-cell>
              <table:table-cell office:value-type="float" office:value="13752.4375">
                <text:p>13752.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3701.5625">
                <text:p>13701.5625</text:p>
              </table:table-cell>
              <table:table-cell office:value-type="float" office:value="13661">
                <text:p>13661</text:p>
              </table:table-cell>
              <table:table-cell office:value-type="float" office:value="14001.5625">
                <text:p>14001.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83.125">
                <text:p>12983.125</text:p>
              </table:table-cell>
              <table:table-cell office:value-type="float" office:value="12928.4375">
                <text:p>12928.4375</text:p>
              </table:table-cell>
              <table:table-cell office:value-type="float" office:value="12642.875">
                <text:p>12642.875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52.9375">
                <text:p>12852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077.6875">
                <text:p>12077.6875</text:p>
              </table:table-cell>
              <table:table-cell office:value-type="float" office:value="NaN">
                <text:p>NaN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85.5625">
                <text:p>12085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1743.1875">
                <text:p>11743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39">
                <text:p>11739</text:p>
              </table:table-cell>
              <table:table-cell office:value-type="float" office:value="NaN">
                <text:p>NaN</text:p>
              </table:table-cell>
              <table:table-cell office:value-type="float" office:value="11812.125">
                <text:p>11812.125</text:p>
              </table:table-cell>
              <table:table-cell office:value-type="float" office:value="12161.875">
                <text:p>12161.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90.4375">
                <text:p>12090.4375</text:p>
              </table:table-cell>
              <table:table-cell office:value-type="float" office:value="12592.6875">
                <text:p>12592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54.9375">
                <text:p>12154.9375</text:p>
              </table:table-cell>
              <table:table-cell office:value-type="float" office:value="NaN">
                <text:p>NaN</text:p>
              </table:table-cell>
              <table:table-cell office:value-type="float" office:value="12909.3125">
                <text:p>12909.3125</text:p>
              </table:table-cell>
              <table:table-cell office:value-type="float" office:value="12000.5">
                <text:p>1200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2.5">
                <text:p>1120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6.5625">
                <text:p>11526.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80.8125">
                <text:p>1128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2.875">
                <text:p>8832.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0753.875">
                <text:p>10753.875</text:p>
              </table:table-cell>
              <table:table-cell office:value-type="float" office:value="NaN">
                <text:p>NaN</text:p>
              </table:table-cell>
              <table:table-cell office:value-type="float" office:value="10862.8125">
                <text:p>10862.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8026.5625">
                <text:p>8026.5625</text:p>
              </table:table-cell>
              <table:table-cell office:value-type="float" office:value="10351.3125">
                <text:p>10351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0678.8125">
                <text:p>10678.8125</text:p>
              </table:table-cell>
              <table:table-cell office:value-type="float" office:value="NaN">
                <text:p>NaN</text:p>
              </table:table-cell>
              <table:table-cell office:value-type="float" office:value="10113.0625">
                <text:p>10113.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24.5">
                <text:p>8724.5</text:p>
              </table:table-cell>
              <table:table-cell office:value-type="float" office:value="NaN">
                <text:p>NaN</text:p>
              </table:table-cell>
              <table:table-cell office:value-type="float" office:value="9948">
                <text:p>9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15.25">
                <text:p>10115.25</text:p>
              </table:table-cell>
              <table:table-cell office:value-type="float" office:value="8818.625">
                <text:p>8818.625</text:p>
              </table:table-cell>
              <table:table-cell office:value-type="float" office:value="NaN">
                <text:p>NaN</text:p>
              </table:table-cell>
              <table:table-cell office:value-type="float" office:value="10513.8125">
                <text:p>10513.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12.1875">
                <text:p>10412.1875</text:p>
              </table:table-cell>
              <table:table-cell office:value-type="float" office:value="10532.5625">
                <text:p>10532.5625</text:p>
              </table:table-cell>
              <table:table-cell office:value-type="float" office:value="10594.25">
                <text:p>10594.25</text:p>
              </table:table-cell>
              <table:table-cell office:value-type="float" office:value="9362.6875">
                <text:p>9362.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30.3125">
                <text:p>10130.3125</text:p>
              </table:table-cell>
              <table:table-cell office:value-type="float" office:value="10141.8125">
                <text:p>10141.8125</text:p>
              </table:table-cell>
              <table:table-cell office:value-type="float" office:value="10973.6875">
                <text:p>10973.6875</text:p>
              </table:table-cell>
              <table:table-cell office:value-type="float" office:value="10758.9375">
                <text:p>10758.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27.875">
                <text:p>10327.875</text:p>
              </table:table-cell>
              <table:table-cell office:value-type="float" office:value="NaN">
                <text:p>NaN</text:p>
              </table:table-cell>
              <table:table-cell office:value-type="float" office:value="10349">
                <text:p>10349</text:p>
              </table:table-cell>
              <table:table-cell office:value-type="float" office:value="9243.5625">
                <text:p>9243.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0.5">
                <text:p>10420.5</text:p>
              </table:table-cell>
              <table:table-cell office:value-type="float" office:value="10451.3125">
                <text:p>10451.3125</text:p>
              </table:table-cell>
              <table:table-cell office:value-type="float" office:value="10206.4375">
                <text:p>10206.4375</text:p>
              </table:table-cell>
              <table:table-cell office:value-type="float" office:value="10853.9375">
                <text:p>10853.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68">
                <text:p>9968</text:p>
              </table:table-cell>
              <table:table-cell office:value-type="float" office:value="10062.1875">
                <text:p>10062.1875</text:p>
              </table:table-cell>
              <table:table-cell office:value-type="float" office:value="10649.5625">
                <text:p>10649.5625</text:p>
              </table:table-cell>
              <table:table-cell office:value-type="float" office:value="10357.5">
                <text:p>10357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14.625">
                <text:p>10014.625</text:p>
              </table:table-cell>
              <table:table-cell office:value-type="float" office:value="10924.1875">
                <text:p>10924.1875</text:p>
              </table:table-cell>
              <table:table-cell office:value-type="float" office:value="10423.625">
                <text:p>10423.625</text:p>
              </table:table-cell>
              <table:table-cell office:value-type="float" office:value="10175.375">
                <text:p>10175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88.1875">
                <text:p>9588.1875</text:p>
              </table:table-cell>
              <table:table-cell office:value-type="float" office:value="10634">
                <text:p>10634</text:p>
              </table:table-cell>
              <table:table-cell office:value-type="float" office:value="9949.0625">
                <text:p>9949.0625</text:p>
              </table:table-cell>
              <table:table-cell office:value-type="float" office:value="9832.8125">
                <text:p>9832.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94.25">
                <text:p>10194.25</text:p>
              </table:table-cell>
              <table:table-cell office:value-type="float" office:value="10966.3125">
                <text:p>10966.3125</text:p>
              </table:table-cell>
              <table:table-cell office:value-type="float" office:value="9817.0625">
                <text:p>9817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4.5625">
                <text:p>10054.5625</text:p>
              </table:table-cell>
              <table:table-cell office:value-type="float" office:value="10793.75">
                <text:p>10793.75</text:p>
              </table:table-cell>
              <table:table-cell office:value-type="float" office:value="10163.1875">
                <text:p>10163.1875</text:p>
              </table:table-cell>
              <table:table-cell office:value-type="float" office:value="10224.3125">
                <text:p>10224.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44.5625">
                <text:p>9744.5625</text:p>
              </table:table-cell>
              <table:table-cell office:value-type="float" office:value="NaN">
                <text:p>NaN</text:p>
              </table:table-cell>
              <table:table-cell office:value-type="float" office:value="9835.8125">
                <text:p>9835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19.375">
                <text:p>10119.375</text:p>
              </table:table-cell>
              <table:table-cell office:value-type="float" office:value="NaN">
                <text:p>NaN</text:p>
              </table:table-cell>
              <table:table-cell office:value-type="float" office:value="9433.25">
                <text:p>9433.25</text:p>
              </table:table-cell>
              <table:table-cell office:value-type="float" office:value="9954.0625">
                <text:p>9954.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95">
                <text:p>9695</text:p>
              </table:table-cell>
              <table:table-cell office:value-type="float" office:value="9459.3125">
                <text:p>9459.3125</text:p>
              </table:table-cell>
              <table:table-cell office:value-type="float" office:value="9576">
                <text:p>9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72.8125">
                <text:p>9872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9.5">
                <text:p>9709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5.875">
                <text:p>9645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42">
                <text:p>9242</text:p>
              </table:table-cell>
              <table:table-cell office:value-type="float" office:value="9976.3125">
                <text:p>9976.3125</text:p>
              </table:table-cell>
              <table:table-cell office:value-type="float" office:value="NaN">
                <text:p>NaN</text:p>
              </table:table-cell>
              <table:table-cell office:value-type="float" office:value="10414.25">
                <text:p>10414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39.6875">
                <text:p>9039.6875</text:p>
              </table:table-cell>
              <table:table-cell office:value-type="float" office:value="8642.125">
                <text:p>864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74.125">
                <text:p>9374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8892.5625">
                <text:p>8892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065.9375">
                <text:p>9065.9375</text:p>
              </table:table-cell>
              <table:table-cell office:value-type="float" office:value="NaN">
                <text:p>NaN</text:p>
              </table:table-cell>
              <table:table-cell office:value-type="float" office:value="8614.125">
                <text:p>8614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860.8125">
                <text:p>9860.8125</text:p>
              </table:table-cell>
              <table:table-cell office:value-type="float" office:value="8820.875">
                <text:p>8820.875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8953.1875">
                <text:p>8953.1875</text:p>
              </table:table-cell>
              <table:table-cell office:value-type="float" office:value="NaN">
                <text:p>NaN</text:p>
              </table:table-cell>
              <table:table-cell office:value-type="float" office:value="9143.9375">
                <text:p>9143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8894.0625">
                <text:p>8894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1.0625">
                <text:p>8581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7774.25">
                <text:p>777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5671.8125">
                <text:p>5671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26.5625">
                <text:p>6226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6.4375">
                <text:p>5636.4375</text:p>
              </table:table-cell>
              <table:table-cell office:value-type="float" office:value="NaN">
                <text:p>NaN</text:p>
              </table:table-cell>
              <table:table-cell office:value-type="float" office:value="5692.1875">
                <text:p>5692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67.5">
                <text:p>5267.5</text:p>
              </table:table-cell>
              <table:table-cell office:value-type="float" office:value="5660.8125">
                <text:p>5660.8125</text:p>
              </table:table-cell>
              <table:table-cell office:value-type="float" office:value="NaN">
                <text:p>NaN</text:p>
              </table:table-cell>
              <table:table-cell office:value-type="float" office:value="5297.5625">
                <text:p>5297.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3.625">
                <text:p>5923.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8.375">
                <text:p>5528.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1.5625">
                <text:p>5631.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68.5625">
                <text:p>6268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5889.4375">
                <text:p>5889.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46.375">
                <text:p>5746.375</text:p>
              </table:table-cell>
              <table:table-cell office:value-type="float" office:value="6414.8125">
                <text:p>6414.8125</text:p>
              </table:table-cell>
              <table:table-cell office:value-type="float" office:value="NaN">
                <text:p>NaN</text:p>
              </table:table-cell>
              <table:table-cell office:value-type="float" office:value="6464.0625">
                <text:p>6464.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77.9375">
                <text:p>6177.9375</text:p>
              </table:table-cell>
              <table:table-cell office:value-type="float" office:value="5857.5625">
                <text:p>5857.5625</text:p>
              </table:table-cell>
              <table:table-cell office:value-type="float" office:value="NaN">
                <text:p>NaN</text:p>
              </table:table-cell>
              <table:table-cell office:value-type="float" office:value="6566.6875">
                <text:p>6566.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4.3125">
                <text:p>6254.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3.25">
                <text:p>6343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3.3125">
                <text:p>6483.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5.3125">
                <text:p>6805.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3.875">
                <text:p>5413.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1.5625">
                <text:p>6591.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67cm" svg:height="13.84cm" xlink:href=".." xlink:type="simple" chart:class="chart:line" chart:style-name="ch1">
        <chart:title svg:x="17.987cm" svg:y="0.412cm" chart:style-name="ch2">
          <text:p>Coefficiant d'angle</text:p>
        </chart:title>
        <chart:legend chart:legend-position="end" svg:x="36.042cm" svg:y="6.372cm" style:legend-expansion="high" chart:style-name="ch3"/>
        <chart:plot-area chart:style-name="ch4" table:cell-range-address="'Coef angle'.B1:'Coef angle'.B182 'Coef angle'.D1:'Coef angle'.D182" chart:data-source-has-labels="row" svg:x="0.739cm" svg:y="1.466cm" svg:width="34.451cm" svg:height="11.115cm">
          <chartooo:coordinate-region svg:x="1.572cm" svg:y="1.665cm" svg:width="33.477cm" svg:height="10.717cm"/>
          <chart:axis chart:dimension="x" chart:name="primary-x" chart:style-name="ch5">
            <chart:title svg:x="17.06cm" svg:y="12.857cm" chart:style-name="ch6">
              <text:p>Frames (n°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oef angle'.B2:'Coef angle'.B182" chart:label-cell-address="'Coef angle'.B1:'Coef angle'.B1" chart:class="chart:line">
            <chart:data-point chart:repeated="181"/>
          </chart:series>
          <chart:series chart:style-name="ch9" chart:values-cell-range-address="'Coef angle'.D2:'Coef angle'.D182" chart:label-cell-address="'Coef angle'.D1:'Coef angle'.D1" chart:class="chart:line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 Third</text:p>
                <draw:g>
                  <svg:desc>'Coef angle'.B1:'Coef angle'.B1</svg:desc>
                </draw:g>
              </table:table-cell>
              <table:table-cell office:value-type="string">
                <text:p>D2 third low res</text:p>
                <draw:g>
                  <svg:desc>'Coef angle'.D1:'Coef angl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ef angle'.B2:'Coef angle'.B182</svg:desc>
                </draw:g>
              </table:table-cell>
              <table:table-cell office:value-type="float" office:value="NaN">
                <text:p>NaN</text:p>
                <draw:g>
                  <svg:desc>'Coef angle'.D2:'Coef angle'.D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474834664316">
                <text:p>-0.147483466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9792750699177">
                <text:p>-0.119792750699177</text:p>
              </table:table-cell>
              <table:table-cell office:value-type="float" office:value="-0.0595805499107659">
                <text:p>-0.0595805499107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65918718407882">
                <text:p>-0.00465918718407882</text:p>
              </table:table-cell>
              <table:table-cell office:value-type="float" office:value="0.0904677564226411">
                <text:p>0.0904677564226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57856234117433">
                <text:p>-0.0757856234117433</text:p>
              </table:table-cell>
              <table:table-cell office:value-type="float" office:value="0.123172807234588">
                <text:p>0.123172807234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9961749810994">
                <text:p>0.0139961749810994</text:p>
              </table:table-cell>
              <table:table-cell office:value-type="float" office:value="0.0453978781343646">
                <text:p>0.0453978781343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3323109467842">
                <text:p>-0.123323109467842</text:p>
              </table:table-cell>
              <table:table-cell office:value-type="float" office:value="-0.198497634498298">
                <text:p>-0.198497634498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7153064826721">
                <text:p>-0.217153064826721</text:p>
              </table:table-cell>
              <table:table-cell office:value-type="float" office:value="0.0343819395972659">
                <text:p>0.0343819395972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14384005455834">
                <text:p>-0.0214384005455834</text:p>
              </table:table-cell>
              <table:table-cell office:value-type="float" office:value="0.134878980379446">
                <text:p>0.134878980379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41284557575237">
                <text:p>-0.141284557575237</text:p>
              </table:table-cell>
              <table:table-cell office:value-type="float" office:value="0.00185581483767355">
                <text:p>0.00185581483767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83719751723431">
                <text:p>-0.0983719751723431</text:p>
              </table:table-cell>
              <table:table-cell office:value-type="float" office:value="0.198856272066815">
                <text:p>0.198856272066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5850118037716">
                <text:p>-0.15850118037716</text:p>
              </table:table-cell>
              <table:table-cell office:value-type="float" office:value="0.121678675648967">
                <text:p>0.121678675648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773900193765355">
                <text:p>-0.00773900193765355</text:p>
              </table:table-cell>
              <table:table-cell office:value-type="float" office:value="0.121267242770162">
                <text:p>0.121267242770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3089904615921">
                <text:p>-0.193089904615921</text:p>
              </table:table-cell>
              <table:table-cell office:value-type="float" office:value="0.0395889610534104">
                <text:p>0.039588961053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54530429848451">
                <text:p>0.0654530429848451</text:p>
              </table:table-cell>
              <table:table-cell office:value-type="float" office:value="0.475821328027414">
                <text:p>0.47582132802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4174033018606">
                <text:p>-0.234174033018606</text:p>
              </table:table-cell>
              <table:table-cell office:value-type="float" office:value="0.149532428841858">
                <text:p>0.149532428841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4874874179988">
                <text:p>0.314874874179988</text:p>
              </table:table-cell>
              <table:table-cell office:value-type="float" office:value="0.0912147839451761">
                <text:p>0.0912147839451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6276407660783">
                <text:p>0.286276407660783</text:p>
              </table:table-cell>
              <table:table-cell office:value-type="float" office:value="0.0138567135276302">
                <text:p>0.013856713527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07352362392323">
                <text:p>-0.207352362392323</text:p>
              </table:table-cell>
              <table:table-cell office:value-type="float" office:value="0.230591692221442">
                <text:p>0.230591692221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70515944488404">
                <text:p>-0.0870515944488404</text:p>
              </table:table-cell>
              <table:table-cell office:value-type="float" office:value="0.0313327732500341">
                <text:p>0.0313327732500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03612322299226">
                <text:p>-0.0103612322299226</text:p>
              </table:table-cell>
              <table:table-cell office:value-type="float" office:value="0.00441356499304996">
                <text:p>0.00441356499304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5501327129001">
                <text:p>-0.055501327129001</text:p>
              </table:table-cell>
              <table:table-cell office:value-type="float" office:value="-0.174459125311958">
                <text:p>-0.174459125311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62377304079004">
                <text:p>-0.162377304079004</text:p>
              </table:table-cell>
              <table:table-cell office:value-type="float" office:value="-0.0458957085902833">
                <text:p>-0.0458957085902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81889142485214">
                <text:p>-0.0981889142485214</text:p>
              </table:table-cell>
              <table:table-cell office:value-type="float" office:value="-0.181614183303506">
                <text:p>-0.181614183303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9480833409274">
                <text:p>-0.299480833409274</text:p>
              </table:table-cell>
              <table:table-cell office:value-type="float" office:value="0.0712618153051133">
                <text:p>0.0712618153051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56716046811684">
                <text:p>-0.156716046811684</text:p>
              </table:table-cell>
              <table:table-cell office:value-type="float" office:value="0.106632995430075">
                <text:p>0.10663299543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3161491550203">
                <text:p>-0.143161491550203</text:p>
              </table:table-cell>
              <table:table-cell office:value-type="float" office:value="0.00136207357955644">
                <text:p>0.00136207357955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34950560179242">
                <text:p>-0.134950560179242</text:p>
              </table:table-cell>
              <table:table-cell office:value-type="float" office:value="0.0745610192234626">
                <text:p>0.0745610192234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6925208827605">
                <text:p>-0.036925208827605</text:p>
              </table:table-cell>
              <table:table-cell office:value-type="float" office:value="0.114896275856218">
                <text:p>0.114896275856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97347805442429">
                <text:p>-0.0897347805442429</text:p>
              </table:table-cell>
              <table:table-cell office:value-type="float" office:value="-0.155601916759524">
                <text:p>-0.155601916759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07821201985075">
                <text:p>-0.0307821201985075</text:p>
              </table:table-cell>
              <table:table-cell office:value-type="float" office:value="-0.168956920403938">
                <text:p>-0.168956920403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3571552918579">
                <text:p>0.143571552918579</text:p>
              </table:table-cell>
              <table:table-cell office:value-type="float" office:value="0.031619703270108">
                <text:p>0.031619703270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95930191106645">
                <text:p>0.0395930191106645</text:p>
              </table:table-cell>
              <table:table-cell office:value-type="float" office:value="0.220374985050344">
                <text:p>0.220374985050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6514973331554">
                <text:p>0.0526514973331554</text:p>
              </table:table-cell>
              <table:table-cell office:value-type="float" office:value="-0.0850013307868344">
                <text:p>-0.0850013307868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52103556359683">
                <text:p>0.0352103556359683</text:p>
              </table:table-cell>
              <table:table-cell office:value-type="float" office:value="-0.365361186176131">
                <text:p>-0.365361186176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856640521280872">
                <text:p>-0.0856640521280872</text:p>
              </table:table-cell>
              <table:table-cell office:value-type="float" office:value="0.216049256904401">
                <text:p>0.216049256904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1685462452832">
                <text:p>0.0221685462452832</text:p>
              </table:table-cell>
              <table:table-cell office:value-type="float" office:value="-0.0134182881092934">
                <text:p>-0.0134182881092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66683103222949">
                <text:p>-0.0366683103222949</text:p>
              </table:table-cell>
              <table:table-cell office:value-type="float" office:value="-0.0970237686931933">
                <text:p>-0.0970237686931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9196858627004">
                <text:p>-0.00809196858627004</text:p>
              </table:table-cell>
              <table:table-cell office:value-type="float" office:value="0.02479974283071">
                <text:p>0.02479974283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546241675667">
                <text:p>0.0013546241675667</text:p>
              </table:table-cell>
              <table:table-cell office:value-type="float" office:value="-0.106244173943198">
                <text:p>-0.106244173943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74353676453857">
                <text:p>-0.0674353676453857</text:p>
              </table:table-cell>
              <table:table-cell office:value-type="float" office:value="-0.162180639709712">
                <text:p>-0.162180639709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23966889778604">
                <text:p>-0.0623966889778604</text:p>
              </table:table-cell>
              <table:table-cell office:value-type="float" office:value="-0.00590231046501993">
                <text:p>-0.0059023104650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94559064473244">
                <text:p>-0.0294559064473244</text:p>
              </table:table-cell>
              <table:table-cell office:value-type="float" office:value="-0.0330739618715443">
                <text:p>-0.0330739618715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0154720513558">
                <text:p>0.0110154720513558</text:p>
              </table:table-cell>
              <table:table-cell office:value-type="float" office:value="-0.024829653242673">
                <text:p>-0.024829653242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67070844248034">
                <text:p>-0.0367070844248034</text:p>
              </table:table-cell>
              <table:table-cell office:value-type="float" office:value="0.0369744666055403">
                <text:p>0.0369744666055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75278926808533">
                <text:p>-0.0375278926808533</text:p>
              </table:table-cell>
              <table:table-cell office:value-type="float" office:value="0.0136409615868761">
                <text:p>0.0136409615868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7609475440466">
                <text:p>0.0297609475440466</text:p>
              </table:table-cell>
              <table:table-cell office:value-type="float" office:value="-0.0179955154317391">
                <text:p>-0.0179955154317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83718031840201">
                <text:p>-0.0483718031840201</text:p>
              </table:table-cell>
              <table:table-cell office:value-type="float" office:value="0.0302092576329298">
                <text:p>0.0302092576329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75754214611823">
                <text:p>-0.0475754214611823</text:p>
              </table:table-cell>
              <table:table-cell office:value-type="float" office:value="-0.080922228786133">
                <text:p>-0.080922228786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22693537523459">
                <text:p>0.0422693537523459</text:p>
              </table:table-cell>
              <table:table-cell office:value-type="float" office:value="-0.0530370781184465">
                <text:p>-0.05303707811844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18135796755714">
                <text:p>-0.0318135796755714</text:p>
              </table:table-cell>
              <table:table-cell office:value-type="float" office:value="-0.0550177834934599">
                <text:p>-0.0550177834934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0514717006564">
                <text:p>0.0120514717006564</text:p>
              </table:table-cell>
              <table:table-cell office:value-type="float" office:value="-0.0428144890995298">
                <text:p>-0.0428144890995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624908938822819">
                <text:p>-0.00624908938822819</text:p>
              </table:table-cell>
              <table:table-cell office:value-type="float" office:value="0.0706201695351073">
                <text:p>0.0706201695351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579705458034528">
                <text:p>-0.00579705458034528</text:p>
              </table:table-cell>
              <table:table-cell office:value-type="float" office:value="-0.0492596769023939">
                <text:p>-0.0492596769023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79266285790815">
                <text:p>-0.0379266285790815</text:p>
              </table:table-cell>
              <table:table-cell office:value-type="float" office:value="-0.0155993764247744">
                <text:p>-0.0155993764247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69692168729838">
                <text:p>-0.0069692168729838</text:p>
              </table:table-cell>
              <table:table-cell office:value-type="float" office:value="-0.0392767938592305">
                <text:p>-0.0392767938592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64247165985931">
                <text:p>-0.0264247165985931</text:p>
              </table:table-cell>
              <table:table-cell office:value-type="float" office:value="0.175661697075441">
                <text:p>0.175661697075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19416997223478">
                <text:p>0.0819416997223478</text:p>
              </table:table-cell>
              <table:table-cell office:value-type="float" office:value="0.027535705905836">
                <text:p>0.027535705905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6070996068903">
                <text:p>0.066070996068903</text:p>
              </table:table-cell>
              <table:table-cell office:value-type="float" office:value="0.0699566228085534">
                <text:p>0.0699566228085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66037312375787">
                <text:p>-0.0166037312375787</text:p>
              </table:table-cell>
              <table:table-cell office:value-type="float" office:value="0.00299382070141028">
                <text:p>0.00299382070141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82650964736329">
                <text:p>-0.00282650964736329</text:p>
              </table:table-cell>
              <table:table-cell office:value-type="float" office:value="0.0317896734078032">
                <text:p>0.0317896734078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84807468934384">
                <text:p>0.0884807468934384</text:p>
              </table:table-cell>
              <table:table-cell office:value-type="float" office:value="-0.0653324638615641">
                <text:p>-0.0653324638615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2536786103462">
                <text:p>0.232536786103462</text:p>
              </table:table-cell>
              <table:table-cell office:value-type="float" office:value="0.218369027457713">
                <text:p>0.218369027457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8887149645728">
                <text:p>0.128887149645728</text:p>
              </table:table-cell>
              <table:table-cell office:value-type="float" office:value="0.12494393316213">
                <text:p>0.12494393316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2753307119694">
                <text:p>0.212753307119694</text:p>
              </table:table-cell>
              <table:table-cell office:value-type="float" office:value="-0.102362056127539">
                <text:p>-0.102362056127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7000522408093">
                <text:p>-0.017000522408093</text:p>
              </table:table-cell>
              <table:table-cell office:value-type="float" office:value="0.0290844357416359">
                <text:p>0.0290844357416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14635162822151">
                <text:p>-0.0214635162822151</text:p>
              </table:table-cell>
              <table:table-cell office:value-type="float" office:value="0.00563174260351882">
                <text:p>0.00563174260351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69486469083303">
                <text:p>0.0469486469083303</text:p>
              </table:table-cell>
              <table:table-cell office:value-type="float" office:value="0.0181955772642074">
                <text:p>0.0181955772642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31447295167718">
                <text:p>0.0831447295167718</text:p>
              </table:table-cell>
              <table:table-cell office:value-type="float" office:value="0.0255504762528196">
                <text:p>0.0255504762528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76367060597348">
                <text:p>0.00776367060597348</text:p>
              </table:table-cell>
              <table:table-cell office:value-type="float" office:value="0.0289989267767917">
                <text:p>0.0289989267767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35760128162782">
                <text:p>-0.135760128162782</text:p>
              </table:table-cell>
              <table:table-cell office:value-type="float" office:value="-0.00632654636759795">
                <text:p>-0.00632654636759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753709620267722">
                <text:p>-0.0753709620267722</text:p>
              </table:table-cell>
              <table:table-cell office:value-type="float" office:value="0.0805708796380811">
                <text:p>0.0805708796380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02403856606998">
                <text:p>-0.102403856606998</text:p>
              </table:table-cell>
              <table:table-cell office:value-type="float" office:value="-0.081458635442964">
                <text:p>-0.081458635442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82617341638246">
                <text:p>-0.0282617341638246</text:p>
              </table:table-cell>
              <table:table-cell office:value-type="float" office:value="0.0366224058872459">
                <text:p>0.0366224058872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3672096252246">
                <text:p>0.0913672096252246</text:p>
              </table:table-cell>
              <table:table-cell office:value-type="float" office:value="-0.124245223721805">
                <text:p>-0.124245223721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4756391127648">
                <text:p>-0.074756391127648</text:p>
              </table:table-cell>
              <table:table-cell office:value-type="float" office:value="0.069700715056032">
                <text:p>0.069700715056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353353861834259">
                <text:p>-0.0353353861834259</text:p>
              </table:table-cell>
              <table:table-cell office:value-type="float" office:value="0.0297877573727418">
                <text:p>0.0297877573727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43324913360306">
                <text:p>-0.143324913360306</text:p>
              </table:table-cell>
              <table:table-cell office:value-type="float" office:value="-0.0260093250720766">
                <text:p>-0.02600932507207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84491441050717">
                <text:p>-0.0284491441050717</text:p>
              </table:table-cell>
              <table:table-cell office:value-type="float" office:value="0.256135172712881">
                <text:p>0.256135172712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87231524240992">
                <text:p>0.00487231524240992</text:p>
              </table:table-cell>
              <table:table-cell office:value-type="float" office:value="-0.0398570743302394">
                <text:p>-0.0398570743302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43478304080107">
                <text:p>-0.0443478304080107</text:p>
              </table:table-cell>
              <table:table-cell office:value-type="float" office:value="0.0101655909512901">
                <text:p>0.0101655909512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70619162241016">
                <text:p>0.0370619162241016</text:p>
              </table:table-cell>
              <table:table-cell office:value-type="float" office:value="-0.282498630194995">
                <text:p>-0.282498630194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64003511153002">
                <text:p>-0.0364003511153002</text:p>
              </table:table-cell>
              <table:table-cell office:value-type="float" office:value="-0.0305900393874277">
                <text:p>-0.0305900393874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012452392996">
                <text:p>0.04012452392996</text:p>
              </table:table-cell>
              <table:table-cell office:value-type="float" office:value="-0.0112966547594803">
                <text:p>-0.0112966547594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20015449561051">
                <text:p>0.0420015449561051</text:p>
              </table:table-cell>
              <table:table-cell office:value-type="float" office:value="0.0800382577131201">
                <text:p>0.0800382577131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14328967554317">
                <text:p>0.00514328967554317</text:p>
              </table:table-cell>
              <table:table-cell office:value-type="float" office:value="-0.417199879909412">
                <text:p>-0.417199879909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1149159886557">
                <text:p>0.0441149159886557</text:p>
              </table:table-cell>
              <table:table-cell office:value-type="float" office:value="-0.265345917029152">
                <text:p>-0.265345917029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96562799332447">
                <text:p>0.0796562799332447</text:p>
              </table:table-cell>
              <table:table-cell office:value-type="float" office:value="-0.0111516237299912">
                <text:p>-0.0111516237299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93440404663688">
                <text:p>-0.0893440404663688</text:p>
              </table:table-cell>
              <table:table-cell office:value-type="float" office:value="-0.0358608919978942">
                <text:p>-0.0358608919978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1693080708522">
                <text:p>0.0261693080708522</text:p>
              </table:table-cell>
              <table:table-cell office:value-type="float" office:value="-0.00845117823418273">
                <text:p>-0.00845117823418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86377661583777">
                <text:p>-0.0886377661583777</text:p>
              </table:table-cell>
              <table:table-cell office:value-type="float" office:value="0.0212187397616084">
                <text:p>0.0212187397616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11795329310843">
                <text:p>-0.0111795329310843</text:p>
              </table:table-cell>
              <table:table-cell office:value-type="float" office:value="0.147024687640304">
                <text:p>0.147024687640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8095604792072">
                <text:p>-0.118095604792072</text:p>
              </table:table-cell>
              <table:table-cell office:value-type="float" office:value="0.0364687164809127">
                <text:p>0.0364687164809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9350654159268">
                <text:p>-0.049350654159268</text:p>
              </table:table-cell>
              <table:table-cell office:value-type="float" office:value="-0.0400830650826563">
                <text:p>-0.04008306508265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9852036751093">
                <text:p>0.0039852036751093</text:p>
              </table:table-cell>
              <table:table-cell office:value-type="float" office:value="-0.105444570508539">
                <text:p>-0.105444570508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46393623806087">
                <text:p>-0.146393623806087</text:p>
              </table:table-cell>
              <table:table-cell office:value-type="float" office:value="0.0226299919101569">
                <text:p>0.02262999191015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25388543291786">
                <text:p>-0.0225388543291786</text:p>
              </table:table-cell>
              <table:table-cell office:value-type="float" office:value="0.0246571913203692">
                <text:p>0.0246571913203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229748267520294">
                <text:p>-0.0229748267520294</text:p>
              </table:table-cell>
              <table:table-cell office:value-type="float" office:value="-0.0173422413755201">
                <text:p>-0.0173422413755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181103463897906">
                <text:p>-0.0181103463897906</text:p>
              </table:table-cell>
              <table:table-cell office:value-type="float" office:value="0.00152214097230344">
                <text:p>0.00152214097230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9792986877536">
                <text:p>0.0139792986877536</text:p>
              </table:table-cell>
              <table:table-cell office:value-type="float" office:value="-0.0819044019534501">
                <text:p>-0.08190440195345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39828632899057">
                <text:p>0.00939828632899057</text:p>
              </table:table-cell>
              <table:table-cell office:value-type="float" office:value="0.0235900457947112">
                <text:p>0.0235900457947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770855614968">
                <text:p>0.022770855614968</text:p>
              </table:table-cell>
              <table:table-cell office:value-type="float" office:value="-0.0214827863175686">
                <text:p>-0.02148278631756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3470690480002">
                <text:p>0.0233470690480002</text:p>
              </table:table-cell>
              <table:table-cell office:value-type="float" office:value="0.0277700850424844">
                <text:p>0.0277700850424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39740339789062">
                <text:p>0.0839740339789062</text:p>
              </table:table-cell>
              <table:table-cell office:value-type="float" office:value="0.0046224974878231">
                <text:p>0.0046224974878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100807639774327">
                <text:p>-0.00100807639774327</text:p>
              </table:table-cell>
              <table:table-cell office:value-type="float" office:value="-0.00117372169607132">
                <text:p>-0.00117372169607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66361626781105">
                <text:p>0.0266361626781105</text:p>
              </table:table-cell>
              <table:table-cell office:value-type="float" office:value="0.0155255417864139">
                <text:p>0.0155255417864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75104605845836">
                <text:p>0.0475104605845836</text:p>
              </table:table-cell>
              <table:table-cell office:value-type="float" office:value="-0.0424084313818107">
                <text:p>-0.0424084313818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10421396601236">
                <text:p>0.0210421396601236</text:p>
              </table:table-cell>
              <table:table-cell office:value-type="float" office:value="-0.0432330254635035">
                <text:p>-0.0432330254635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285889030716843">
                <text:p>-0.0285889030716843</text:p>
              </table:table-cell>
              <table:table-cell office:value-type="float" office:value="0.0290865669885683">
                <text:p>0.0290865669885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7427338029916">
                <text:p>0.0137427338029916</text:p>
              </table:table-cell>
              <table:table-cell office:value-type="float" office:value="-0.05809075543296">
                <text:p>-0.05809075543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28652683529412">
                <text:p>0.0228652683529412</text:p>
              </table:table-cell>
              <table:table-cell office:value-type="float" office:value="-0.0301565698793199">
                <text:p>-0.0301565698793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92342298228137">
                <text:p>-0.0092342298228137</text:p>
              </table:table-cell>
              <table:table-cell office:value-type="float" office:value="0.0503448956126779">
                <text:p>0.0503448956126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0916894691882">
                <text:p>-0.120916894691882</text:p>
              </table:table-cell>
              <table:table-cell office:value-type="float" office:value="0.0333361090576366">
                <text:p>0.0333361090576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32297389617615">
                <text:p>-0.0132297389617615</text:p>
              </table:table-cell>
              <table:table-cell office:value-type="float" office:value="0.00274596103024988">
                <text:p>0.00274596103024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866406785884471">
                <text:p>-0.0866406785884471</text:p>
              </table:table-cell>
              <table:table-cell office:value-type="float" office:value="-0.0745778924668217">
                <text:p>-0.07457789246682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47266974429087">
                <text:p>-0.0947266974429087</text:p>
              </table:table-cell>
              <table:table-cell office:value-type="float" office:value="0.0280792294263312">
                <text:p>0.0280792294263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21580065850053">
                <text:p>-0.0321580065850053</text:p>
              </table:table-cell>
              <table:table-cell office:value-type="float" office:value="-0.0302016620574767">
                <text:p>-0.03020166205747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554860356016916">
                <text:p>-0.00554860356016916</text:p>
              </table:table-cell>
              <table:table-cell office:value-type="float" office:value="0.0263760777019199">
                <text:p>0.0263760777019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9810850758745">
                <text:p>0.0169810850758745</text:p>
              </table:table-cell>
              <table:table-cell office:value-type="float" office:value="0.0127973492234875">
                <text:p>0.0127973492234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40238599099246">
                <text:p>0.00440238599099246</text:p>
              </table:table-cell>
              <table:table-cell office:value-type="float" office:value="0.0786451173948999">
                <text:p>0.0786451173948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50390346912592">
                <text:p>-0.0350390346912592</text:p>
              </table:table-cell>
              <table:table-cell office:value-type="float" office:value="-0.0000113191252325631">
                <text:p>-0.00001131912523256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45335536683537">
                <text:p>0.0345335536683537</text:p>
              </table:table-cell>
              <table:table-cell office:value-type="float" office:value="-0.0136837414794848">
                <text:p>-0.0136837414794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6128822016647">
                <text:p>-0.016128822016647</text:p>
              </table:table-cell>
              <table:table-cell office:value-type="float" office:value="-0.0195684243230897">
                <text:p>-0.01956842432308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15722435174561">
                <text:p>-0.0215722435174561</text:p>
              </table:table-cell>
              <table:table-cell office:value-type="float" office:value="-0.0238734590272159">
                <text:p>-0.0238734590272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339566058991309">
                <text:p>-0.00339566058991309</text:p>
              </table:table-cell>
              <table:table-cell office:value-type="float" office:value="-0.013105567103403">
                <text:p>-0.013105567103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70671987068439">
                <text:p>-0.0070671987068439</text:p>
              </table:table-cell>
              <table:table-cell office:value-type="float" office:value="-0.0465922248483649">
                <text:p>-0.0465922248483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312073768150834">
                <text:p>-0.000312073768150834</text:p>
              </table:table-cell>
              <table:table-cell office:value-type="float" office:value="-0.0634069276417747">
                <text:p>-0.0634069276417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83175096333256">
                <text:p>-0.0183175096333256</text:p>
              </table:table-cell>
              <table:table-cell office:value-type="float" office:value="-0.0793554380805021">
                <text:p>-0.0793554380805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57649559185463">
                <text:p>-0.0057649559185463</text:p>
              </table:table-cell>
              <table:table-cell office:value-type="float" office:value="0.0374221808634427">
                <text:p>0.0374221808634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33716111683046">
                <text:p>-0.0333716111683046</text:p>
              </table:table-cell>
              <table:table-cell office:value-type="float" office:value="0.0309806359249554">
                <text:p>0.0309806359249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68809253886194">
                <text:p>-0.0568809253886194</text:p>
              </table:table-cell>
              <table:table-cell office:value-type="float" office:value="0.0709156297975398">
                <text:p>0.0709156297975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06940229143023">
                <text:p>0.0106940229143023</text:p>
              </table:table-cell>
              <table:table-cell office:value-type="float" office:value="0.0105311347244982">
                <text:p>0.0105311347244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867316666574984">
                <text:p>-0.00867316666574984</text:p>
              </table:table-cell>
              <table:table-cell office:value-type="float" office:value="0.0234546417684892">
                <text:p>0.0234546417684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75594823851086">
                <text:p>0.0375594823851086</text:p>
              </table:table-cell>
              <table:table-cell office:value-type="float" office:value="-0.0364042446079645">
                <text:p>-0.0364042446079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07274260070259">
                <text:p>0.0807274260070259</text:p>
              </table:table-cell>
              <table:table-cell office:value-type="float" office:value="0.0151012566445612">
                <text:p>0.0151012566445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0270545815907">
                <text:p>0.0200270545815907</text:p>
              </table:table-cell>
              <table:table-cell office:value-type="float" office:value="-0.00443026938124479">
                <text:p>-0.004430269381244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7826305896177">
                <text:p>0.0327826305896177</text:p>
              </table:table-cell>
              <table:table-cell office:value-type="float" office:value="0.0317695490127795">
                <text:p>0.0317695490127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60838335499003">
                <text:p>0.0360838335499003</text:p>
              </table:table-cell>
              <table:table-cell office:value-type="float" office:value="-0.0130864415504247">
                <text:p>-0.01308644155042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84820850733847">
                <text:p>0.00284820850733847</text:p>
              </table:table-cell>
              <table:table-cell office:value-type="float" office:value="-0.0299261111006573">
                <text:p>-0.02992611110065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38073524115154">
                <text:p>0.0338073524115154</text:p>
              </table:table-cell>
              <table:table-cell office:value-type="float" office:value="-0.0319846051573885">
                <text:p>-0.0319846051573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582445344132258">
                <text:p>-0.00582445344132258</text:p>
              </table:table-cell>
              <table:table-cell office:value-type="float" office:value="0.0169030925416625">
                <text:p>0.016903092541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60825587688604">
                <text:p>-0.0160825587688604</text:p>
              </table:table-cell>
              <table:table-cell office:value-type="float" office:value="-0.00714085651744185">
                <text:p>-0.00714085651744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12432681900495">
                <text:p>0.0212432681900495</text:p>
              </table:table-cell>
              <table:table-cell office:value-type="float" office:value="-0.0199986292917408">
                <text:p>-0.0199986292917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49406274157466">
                <text:p>-0.0249406274157466</text:p>
              </table:table-cell>
              <table:table-cell office:value-type="float" office:value="-0.00448763615104886">
                <text:p>-0.00448763615104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356985076150359">
                <text:p>-0.000356985076150359</text:p>
              </table:table-cell>
              <table:table-cell office:value-type="float" office:value="0.0588536995392027">
                <text:p>0.0588536995392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43458319512629">
                <text:p>-0.0343458319512629</text:p>
              </table:table-cell>
              <table:table-cell office:value-type="float" office:value="0.0319967911348478">
                <text:p>0.0319967911348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59316888389996">
                <text:p>0.0359316888389996</text:p>
              </table:table-cell>
              <table:table-cell office:value-type="float" office:value="-0.0223091342166988">
                <text:p>-0.02230913421669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631256373906945">
                <text:p>-0.0631256373906945</text:p>
              </table:table-cell>
              <table:table-cell office:value-type="float" office:value="-0.0327212138225795">
                <text:p>-0.0327212138225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4205719889628">
                <text:p>-0.0014205719889628</text:p>
              </table:table-cell>
              <table:table-cell office:value-type="float" office:value="-0.127445851389291">
                <text:p>-0.127445851389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90791104907314">
                <text:p>-0.0290791104907314</text:p>
              </table:table-cell>
              <table:table-cell office:value-type="float" office:value="-0.0266218589839624">
                <text:p>-0.02662185898396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90746014996766">
                <text:p>-0.0290746014996766</text:p>
              </table:table-cell>
              <table:table-cell office:value-type="float" office:value="-0.0354613731595349">
                <text:p>-0.0354613731595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129347965805599">
                <text:p>-0.00129347965805599</text:p>
              </table:table-cell>
              <table:table-cell office:value-type="float" office:value="-0.0245557787164132">
                <text:p>-0.02455577871641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79205179333285">
                <text:p>0.0679205179333285</text:p>
              </table:table-cell>
              <table:table-cell office:value-type="float" office:value="-0.015641681134839">
                <text:p>-0.0156416811348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59496860510194">
                <text:p>0.0259496860510194</text:p>
              </table:table-cell>
              <table:table-cell office:value-type="float" office:value="-0.000158448451338278">
                <text:p>-0.0001584484513382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53557834754896">
                <text:p>-0.0153557834754896</text:p>
              </table:table-cell>
              <table:table-cell office:value-type="float" office:value="-0.0271168871636979">
                <text:p>-0.0271168871636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61242560416573">
                <text:p>0.0461242560416573</text:p>
              </table:table-cell>
              <table:table-cell office:value-type="float" office:value="0.0165825919371345">
                <text:p>0.01658259193713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92163419603892">
                <text:p>0.000192163419603892</text:p>
              </table:table-cell>
              <table:table-cell office:value-type="float" office:value="-0.0435146796810785">
                <text:p>-0.0435146796810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0270087145538">
                <text:p>0.0160270087145538</text:p>
              </table:table-cell>
              <table:table-cell office:value-type="float" office:value="-0.0259800351063456">
                <text:p>-0.02598003510634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530021721457821">
                <text:p>-0.0530021721457821</text:p>
              </table:table-cell>
              <table:table-cell office:value-type="float" office:value="-0.0641286633945643">
                <text:p>-0.0641286633945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681042665607125">
                <text:p>-0.00681042665607125</text:p>
              </table:table-cell>
              <table:table-cell office:value-type="float" office:value="-0.0528687344036868">
                <text:p>-0.05286873440368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14965198650109">
                <text:p>0.0714965198650109</text:p>
              </table:table-cell>
              <table:table-cell office:value-type="float" office:value="-0.00457342633333588">
                <text:p>-0.004573426333335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1925232368721">
                <text:p>0.0201925232368721</text:p>
              </table:table-cell>
              <table:table-cell office:value-type="float" office:value="0.0137448882368708">
                <text:p>0.0137448882368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99759830969625">
                <text:p>0.0399759830969625</text:p>
              </table:table-cell>
              <table:table-cell office:value-type="float" office:value="-0.0441594232339002">
                <text:p>-0.0441594232339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4993571900873">
                <text:p>0.0174993571900873</text:p>
              </table:table-cell>
              <table:table-cell office:value-type="float" office:value="-0.00154749310735336">
                <text:p>-0.00154749310735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248121954845774">
                <text:p>-0.0248121954845774</text:p>
              </table:table-cell>
              <table:table-cell office:value-type="float" office:value="-0.0316066035825708">
                <text:p>-0.03160660358257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20618821685139">
                <text:p>0.0320618821685139</text:p>
              </table:table-cell>
              <table:table-cell office:value-type="float" office:value="-0.0719604137975206">
                <text:p>-0.07196041379752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0707090024734">
                <text:p>0.010707090024734</text:p>
              </table:table-cell>
              <table:table-cell office:value-type="float" office:value="0.0495034609954795">
                <text:p>0.04950346099547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26240689907869">
                <text:p>0.0226240689907869</text:p>
              </table:table-cell>
              <table:table-cell office:value-type="float" office:value="-0.0426104613171422">
                <text:p>-0.0426104613171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350038769366901">
                <text:p>-0.0350038769366901</text:p>
              </table:table-cell>
              <table:table-cell office:value-type="float" office:value="0.0283551161074365">
                <text:p>0.0283551161074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2901482201804">
                <text:p>0.0252901482201804</text:p>
              </table:table-cell>
              <table:table-cell office:value-type="float" office:value="-0.0147710679814">
                <text:p>-0.01477106798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20759718791312">
                <text:p>-0.020759718791312</text:p>
              </table:table-cell>
              <table:table-cell office:value-type="float" office:value="-0.0335182051645896">
                <text:p>-0.0335182051645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330258951097907">
                <text:p>-0.00330258951097907</text:p>
              </table:table-cell>
              <table:table-cell office:value-type="float" office:value="0.0105362755347097">
                <text:p>0.0105362755347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85872341743928">
                <text:p>-0.0185872341743928</text:p>
              </table:table-cell>
              <table:table-cell office:value-type="float" office:value="-0.0427352634364572">
                <text:p>-0.0427352634364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54181311755024">
                <text:p>0.0154181311755024</text:p>
              </table:table-cell>
              <table:table-cell office:value-type="float" office:value="-0.0127553975134578">
                <text:p>-0.0127553975134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342565855178484">
                <text:p>-0.00342565855178484</text:p>
              </table:table-cell>
              <table:table-cell office:value-type="float" office:value="-0.0682426339850594">
                <text:p>-0.0682426339850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49422426818391">
                <text:p>0.0349422426818391</text:p>
              </table:table-cell>
              <table:table-cell office:value-type="float" office:value="-0.106956796783444">
                <text:p>-0.1069567967834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